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101cm" svg:stroke-color="#000000" draw:stroke-linejoin="round" svg:stroke-linecap="round" draw:fill="none" fo:padding-top="0.05cm" fo:padding-bottom="0.05cm" fo:padding-left="0.05cm" fo:padding-right="0.05cm"/>
    </style:style>
    <style:style style:name="gr2" style:family="graphic" style:parent-style-name="standard">
      <style:graphic-properties draw:stroke="none" draw:fill="solid" draw:fill-color="#000000"/>
    </style:style>
    <style:style style:name="gr3" style:family="graphic" style:parent-style-name="standard">
      <style:graphic-properties draw:stroke="solid" svg:stroke-width="0.025cm" svg:stroke-color="#000000" draw:stroke-linejoin="round" svg:stroke-linecap="round" draw:fill="none" fo:padding-top="0.012cm" fo:padding-bottom="0.012cm" fo:padding-left="0.012cm" fo:padding-right="0.012cm"/>
    </style:style>
    <style:style style:name="gr4" style:family="graphic" style:parent-style-name="standard">
      <style:graphic-properties draw:stroke="solid" svg:stroke-width="0.016cm" svg:stroke-color="#000000" draw:stroke-linejoin="round" svg:stroke-linecap="round" draw:fill="none" fo:padding-top="0.008cm" fo:padding-bottom="0.008cm" fo:padding-left="0.008cm" fo:padding-right="0.008cm"/>
    </style:style>
    <style:style style:name="gr5" style:family="graphic" style:parent-style-name="standard">
      <style:graphic-properties draw:stroke="none" draw:fill="solid" draw:fill-color="#ffffff"/>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office:automatic-styles>
  <office:body>
    <office:drawing>
      <draw:page draw:name="page1" draw:style-name="dp1" draw:master-page-name="master-page3">
        <draw:g>
          <draw:line draw:style-name="gr1" draw:text-style-name="P1" draw:layer="layout" svg:x1="3.199cm" svg:y1="9.087cm" svg:x2="3.707cm" svg:y2="9.087cm">
            <text:p/>
          </draw:line>
          <draw:line draw:style-name="gr1" draw:text-style-name="P1" draw:layer="layout" svg:x1="3.199cm" svg:y1="9.341cm" svg:x2="3.707cm" svg:y2="9.341cm">
            <text:p/>
          </draw:line>
          <draw:line draw:style-name="gr1" draw:text-style-name="P1" draw:layer="layout" svg:x1="3.199cm" svg:y1="9.849cm" svg:x2="3.707cm" svg:y2="9.849cm">
            <text:p/>
          </draw:line>
          <draw:line draw:style-name="gr1" draw:text-style-name="P1" draw:layer="layout" svg:x1="3.199cm" svg:y1="9.595cm" svg:x2="3.707cm" svg:y2="9.595cm">
            <text:p/>
          </draw:line>
          <draw:line draw:style-name="gr1" draw:text-style-name="P1" draw:layer="layout" svg:x1="4.342cm" svg:y1="10.103cm" svg:x2="4.85cm" svg:y2="10.103cm">
            <text:p/>
          </draw:line>
          <draw:line draw:style-name="gr1" draw:text-style-name="P1" draw:layer="layout" svg:x1="4.342cm" svg:y1="10.865cm" svg:x2="4.85cm" svg:y2="10.865cm">
            <text:p/>
          </draw:line>
          <draw:line draw:style-name="gr1" draw:text-style-name="P1" draw:layer="layout" svg:x1="4.342cm" svg:y1="10.357cm" svg:x2="4.85cm" svg:y2="10.357cm">
            <text:p/>
          </draw:line>
          <draw:line draw:style-name="gr1" draw:text-style-name="P1" draw:layer="layout" svg:x1="4.342cm" svg:y1="10.611cm" svg:x2="4.85cm" svg:y2="10.611cm">
            <text:p/>
          </draw:line>
          <draw:line draw:style-name="gr1" draw:text-style-name="P1" draw:layer="layout" svg:x1="3.199cm" svg:y1="7.563cm" svg:x2="3.707cm" svg:y2="7.563cm">
            <text:p/>
          </draw:line>
          <draw:line draw:style-name="gr1" draw:text-style-name="P1" draw:layer="layout" svg:x1="3.199cm" svg:y1="8.325cm" svg:x2="3.707cm" svg:y2="8.325cm">
            <text:p/>
          </draw:line>
          <draw:line draw:style-name="gr1" draw:text-style-name="P1" draw:layer="layout" svg:x1="3.199cm" svg:y1="7.817cm" svg:x2="3.707cm" svg:y2="7.817cm">
            <text:p/>
          </draw:line>
          <draw:line draw:style-name="gr1" draw:text-style-name="P1" draw:layer="layout" svg:x1="3.199cm" svg:y1="8.071cm" svg:x2="3.707cm" svg:y2="8.071cm">
            <text:p/>
          </draw:line>
          <draw:line draw:style-name="gr1" draw:text-style-name="P1" draw:layer="layout" svg:x1="3.199cm" svg:y1="8.833cm" svg:x2="3.707cm" svg:y2="8.833cm">
            <text:p/>
          </draw:line>
          <draw:line draw:style-name="gr1" draw:text-style-name="P1" draw:layer="layout" svg:x1="3.707cm" svg:y1="8.579cm" svg:x2="3.199cm" svg:y2="8.579cm">
            <text:p/>
          </draw:line>
          <draw:polyline draw:style-name="gr1" draw:text-style-name="P1" draw:layer="layout" svg:width="0cm" svg:height="0cm" svg:x="3.199cm" svg:y="8.579cm" svg:viewBox="0 0 0 0" draw:points="0,0">
            <text:p/>
          </draw:polyline>
          <draw:line draw:style-name="gr1" draw:text-style-name="P1" draw:layer="layout" svg:x1="3.199cm" svg:y1="10.611cm" svg:x2="3.707cm" svg:y2="10.611cm">
            <text:p/>
          </draw:line>
          <draw:line draw:style-name="gr1" draw:text-style-name="P1" draw:layer="layout" svg:x1="3.199cm" svg:y1="10.865cm" svg:x2="3.707cm" svg:y2="10.865cm">
            <text:p/>
          </draw:line>
          <draw:line draw:style-name="gr1" draw:text-style-name="P1" draw:layer="layout" svg:x1="3.199cm" svg:y1="10.103cm" svg:x2="3.707cm" svg:y2="10.103cm">
            <text:p/>
          </draw:line>
          <draw:line draw:style-name="gr1" draw:text-style-name="P1" draw:layer="layout" svg:x1="3.199cm" svg:y1="11.119cm" svg:x2="3.707cm" svg:y2="11.119cm">
            <text:p/>
          </draw:line>
          <draw:line draw:style-name="gr1" draw:text-style-name="P1" draw:layer="layout" svg:x1="3.199cm" svg:y1="10.357cm" svg:x2="3.707cm" svg:y2="10.357cm">
            <text:p/>
          </draw:line>
          <draw:polygon draw:style-name="gr2" draw:text-style-name="P2" draw:layer="layout" svg:width="4.428cm" svg:height="4.174cm" svg:x="2.001cm" svg:y="7.254cm" svg:viewBox="0 0 4429 4175" draw:points="4429,2447 4403,2447 4386,2464 4386,2582 4390,2582 4390,2608 4386,2608 4386,2612 4361,2612 4361,2608 4242,2608 4225,2624 4225,2692 4230,2705 4238,2718 4242,2726 4255,2735 4272,2743 4259,2756 4242,2777 4230,2807 4225,2836 4225,2866 4230,2891 4242,2921 4259,2942 4280,2963 4297,2976 4280,2989 4259,3010 4242,3031 4230,3060 4225,3090 4225,3120 4230,3145 4242,3175 4259,3196 4280,3217 4297,3230 4280,3243 4259,3264 4242,3285 4230,3315 4225,3344 4225,3374 4230,3399 4242,3429 4259,3451 4280,3472 4297,3485 4280,3498 4259,3519 4242,3540 4230,3569 4225,3599 4225,3629 4230,3654 4242,3684 4259,3705 4280,3726 4297,3739 4280,3752 4259,3773 4242,3794 4230,3824 4225,3853 4225,3883 4230,3908 4242,3938 4259,3959 4280,3980 4306,3997 4331,4010 4361,4014 4390,4014 4416,4010 4429,4006 4429,4175 0,4175 0,1566 541,1566 541,1596 546,1621 558,1651 575,1672 596,1693 613,1706 596,1719 575,1740 558,1761 546,1791 541,1820 541,1850 546,1875 558,1905 575,1926 596,1947 613,1960 596,1973 575,1994 558,2015 546,2045 541,2074 541,2104 546,2129 558,2159 575,2180 596,2201 613,2214 596,2227 575,2248 558,2269 546,2298 541,2328 541,2358 546,2383 558,2413 575,2434 596,2455 613,2468 596,2481 575,2502 558,2523 546,2553 541,2582 541,2612 546,2637 558,2667 575,2688 596,2709 613,2722 596,2735 575,2756 558,2777 546,2807 541,2836 541,2866 546,2891 558,2921 575,2942 596,2963 613,2976 596,2989 575,3010 558,3031 546,3060 541,3090 541,3120 546,3145 558,3175 575,3196 596,3217 613,3230 596,3243 575,3264 558,3285 546,3315 541,3344 541,3374 546,3399 558,3429 575,3451 596,3472 613,3485 596,3498 575,3519 558,3540 546,3569 541,3599 541,3629 546,3654 558,3684 575,3705 596,3726 613,3739 596,3752 575,3773 558,3794 546,3824 541,3853 541,3883 546,3908 558,3938 575,3959 596,3980 622,3997 647,4010 677,4014 706,4014 732,4010 762,3997 787,3980 821,3938 833,3908 838,3883 838,3853 833,3824 821,3794 787,3752 766,3739 787,3726 821,3684 833,3654 838,3629 838,3599 833,3569 821,3540 787,3498 766,3485 787,3472 821,3429 833,3399 838,3374 838,3344 833,3315 821,3285 787,3243 766,3230 787,3217 821,3175 833,3145 838,3120 838,3090 833,3060 821,3031 787,2989 766,2976 787,2963 821,2921 833,2891 838,2866 838,2836 833,2807 821,2777 787,2735 766,2722 787,2709 821,2667 833,2637 838,2612 838,2582 833,2553 821,2523 787,2481 766,2468 787,2455 821,2413 833,2383 838,2358 838,2328 833,2298 821,2269 787,2227 766,2214 787,2201 821,2159 833,2129 838,2104 838,2074 833,2045 821,2015 787,1973 766,1960 787,1947 821,1905 833,1875 838,1850 838,1820 833,1791 821,1761 787,1719 766,1706 787,1693 821,1651 833,1621 838,1596 838,1579 1083,1579 1083,1592 1087,1596 1087,1613 1092,1617 1092,1621 1096,1630 1096,1634 1109,1647 1109,1651 1134,1676 1138,1676 1147,1680 1151,1680 1155,1685 1159,1685 1164,1689 1172,1689 1176,1693 1612,1693 1629,1706 1612,1719 1189,1719 1181,1723 1164,1723 1159,1727 1155,1727 1151,1731 1147,1731 1138,1735 1130,1744 1126,1744 1109,1761 1109,1765 1096,1778 1096,1786 1092,1791 1092,1795 1087,1799 1087,1816 1083,1820 1083,1846 1087,1850 1087,1867 1092,1871 1092,1875 1096,1884 1096,1888 1109,1901 1109,1905 1134,1930 1138,1930 1147,1934 1151,1934 1155,1939 1159,1939 1164,1943 1172,1943 1176,1947 1612,1947 1629,1960 1612,1973 1189,1973 1181,1977 1164,1977 1159,1981 1155,1981 1151,1985 1147,1985 1138,1989 1130,1998 1126,1998 1109,2015 1109,2019 1096,2032 1096,2040 1092,2045 1092,2049 1087,2053 1087,2070 1083,2074 1083,2100 1087,2104 1087,2121 1092,2125 1092,2129 1096,2138 1096,2142 1109,2155 1109,2159 1134,2184 1138,2184 1147,2188 1151,2188 1155,2193 1159,2193 1164,2197 1172,2197 1176,2201 1612,2201 1629,2214 1612,2227 1189,2227 1181,2231 1164,2231 1159,2235 1155,2235 1151,2239 1147,2239 1138,2243 1130,2252 1126,2252 1109,2269 1109,2273 1096,2286 1096,2294 1092,2298 1092,2303 1087,2307 1087,2324 1083,2328 1083,2354 1087,2358 1087,2375 1092,2379 1092,2383 1096,2392 1096,2396 1109,2409 1109,2413 1134,2438 1138,2438 1147,2442 1151,2442 1155,2447 1159,2447 1164,2451 1172,2451 1176,2455 1612,2455 1629,2468 1612,2481 1189,2481 1181,2485 1164,2485 1159,2489 1155,2489 1151,2493 1147,2493 1138,2497 1130,2506 1126,2506 1109,2523 1109,2527 1096,2540 1096,2548 1092,2553 1092,2557 1087,2561 1087,2578 1083,2582 1083,2608 1087,2612 1087,2629 1092,2633 1092,2637 1096,2646 1096,2650 1109,2663 1109,2667 1134,2692 1138,2692 1147,2696 1151,2696 1155,2701 1159,2701 1164,2705 1172,2705 1176,2709 1612,2709 1629,2722 1612,2735 1189,2735 1181,2739 1164,2739 1159,2743 1155,2743 1151,2747 1147,2747 1138,2751 1130,2760 1126,2760 1109,2777 1109,2781 1096,2794 1096,2802 1092,2807 1092,2811 1087,2815 1087,2832 1083,2836 1083,2862 1087,2866 1087,2883 1092,2887 1092,2891 1096,2900 1096,2904 1109,2917 1109,2921 1134,2946 1138,2946 1147,2950 1151,2950 1155,2955 1159,2955 1164,2959 1172,2959 1176,2963 1612,2963 1629,2976 1612,2989 1193,2989 1176,2993 1155,2997 1134,3010 1117,3022 1104,3039 1092,3060 1083,3103 1092,3145 1104,3166 1117,3183 1134,3200 1176,3217 1612,3217 1629,3230 1612,3243 1193,3243 1176,3247 1155,3251 1134,3264 1117,3276 1104,3293 1092,3315 1083,3357 1092,3399 1104,3420 1117,3437 1134,3455 1176,3472 1612,3472 1629,3485 1612,3498 1193,3498 1176,3502 1155,3506 1134,3519 1117,3531 1104,3548 1092,3569 1083,3612 1092,3654 1104,3675 1117,3692 1134,3709 1176,3726 1612,3726 1629,3739 1612,3752 1193,3752 1176,3756 1155,3760 1134,3773 1117,3785 1104,3802 1092,3824 1083,3866 1092,3908 1104,3929 1117,3946 1134,3963 1176,3980 1612,3980 1638,3997 1663,4010 1694,4014 1723,4014 1749,4010 1778,3997 1804,3980 1838,3938 1850,3908 1855,3883 1855,3853 1850,3824 1838,3794 1804,3752 1783,3739 1804,3726 1838,3684 1850,3654 1855,3629 1855,3599 1850,3569 1838,3540 1804,3498 1783,3485 1804,3472 1838,3429 1850,3399 1855,3374 1855,3344 1850,3315 1838,3285 1804,3243 1783,3230 1804,3217 1838,3175 1850,3145 1855,3120 1855,3090 1850,3060 1838,3031 1804,2989 1783,2976 1804,2963 1838,2921 1850,2891 1855,2866 1855,2836 2193,2836 2193,2866 2198,2891 2210,2921 2227,2942 2248,2963 2265,2976 2248,2989 2227,3010 2210,3031 2198,3060 2193,3090 2193,3120 2198,3145 2210,3175 2227,3196 2248,3217 2265,3230 2248,3243 2227,3264 2210,3285 2198,3315 2193,3344 2193,3374 2198,3399 2210,3429 2227,3451 2248,3472 2265,3485 2248,3498 2227,3519 2210,3540 2198,3569 2193,3599 2193,3629 2198,3654 2210,3684 2227,3705 2248,3726 2265,3739 2248,3752 2227,3773 2210,3794 2198,3824 2193,3853 2193,3883 2198,3908 2210,3938 2227,3959 2248,3980 2274,3997 2299,4010 2329,4014 2358,4014 2384,4010 2413,3997 2439,3980 2871,3980 2896,3972 2913,3963 2947,3929 2964,3887 2964,3845 2947,3802 2930,3785 2896,3760 2871,3756 2858,3752 2439,3752 2418,3739 2439,3726 2871,3726 2896,3718 2913,3709 2947,3675 2964,3633 2964,3591 2947,3548 2930,3531 2896,3506 2871,3502 2858,3498 2439,3498 2418,3485 2439,3472 2871,3472 2896,3464 2913,3455 2947,3420 2964,3378 2964,3336 2947,3293 2930,3276 2896,3251 2871,3247 2858,3243 2439,3243 2418,3230 2439,3217 2871,3217 2896,3209 2913,3200 2947,3166 2964,3124 2964,3082 2947,3039 2930,3022 2896,2997 2871,2993 2858,2989 2439,2989 2418,2976 2439,2963 2871,2963 2879,2959 2883,2959 2888,2955 2896,2955 2900,2950 2905,2950 2909,2946 2913,2946 2947,2912 2947,2908 2951,2904 2951,2900 2955,2891 2955,2887 2960,2883 2960,2878 2964,2870 2964,2836 3336,2836 3336,2866 3341,2891 3353,2921 3370,2942 3391,2963 3408,2976 3391,2989 3370,3010 3353,3031 3341,3060 3336,3090 3336,3120 3341,3145 3353,3175 3370,3196 3391,3217 3408,3230 3391,3243 3370,3264 3353,3285 3341,3315 3336,3344 3336,3374 3341,3399 3353,3429 3370,3451 3391,3472 3408,3485 3391,3498 3370,3519 3353,3540 3341,3569 3336,3599 3336,3629 3341,3654 3353,3684 3370,3705 3391,3726 3408,3739 3391,3752 3370,3773 3353,3794 3341,3824 3336,3853 3336,3883 3341,3908 3353,3938 3370,3959 3391,3980 3417,3997 3442,4010 3472,4014 3501,4014 3527,4010 3557,3997 3582,3980 3616,3938 3628,3908 3633,3883 3633,3853 3628,3824 3616,3794 3582,3752 3561,3739 3582,3726 3616,3684 3628,3654 3633,3629 3633,3599 3628,3569 3616,3540 3582,3498 3561,3485 3582,3472 3616,3429 3628,3399 3633,3374 3633,3344 3628,3315 3616,3285 3582,3243 3561,3230 3582,3217 3616,3175 3628,3145 3633,3120 3633,3090 3628,3060 3616,3031 3582,2989 3561,2976 3582,2963 3616,2921 3628,2891 3633,2866 3633,2836 3628,2807 3616,2777 3582,2735 3561,2722 3573,2713 3595,2696 3612,2671 3624,2646 3628,2633 3616,2608 3497,2608 3497,2612 3472,2612 3472,2608 3353,2608 3341,2633 3345,2646 3358,2671 3374,2696 3396,2713 3408,2722 3391,2735 3370,2756 3353,2777 3341,2807 3336,2836 2964,2836 2964,2828 2960,2823 2960,2815 2955,2811 2955,2807 2951,2802 2951,2794 2947,2790 2947,2785 2922,2760 2917,2760 2905,2747 2900,2747 2896,2743 2888,2743 2883,2739 2866,2739 2862,2735 2439,2735 2418,2722 2430,2713 2452,2696 2469,2671 2481,2646 2485,2633 2473,2608 2354,2608 2354,2612 2329,2612 2329,2608 2210,2608 2198,2633 2202,2646 2215,2671 2231,2696 2253,2713 2265,2722 2248,2735 2227,2756 2210,2777 2198,2807 2193,2836 1855,2836 1850,2807 1838,2777 1804,2735 1783,2722 1804,2709 1838,2667 1850,2637 1855,2612 1855,2582 1850,2553 1838,2523 1804,2481 1783,2468 1804,2455 1838,2413 1850,2383 1855,2358 1855,2328 1850,2298 1838,2269 1804,2227 1783,2214 1804,2201 1838,2159 1850,2129 1855,2104 1855,2074 1850,2045 1838,2015 1804,1973 1783,1960 1804,1947 1838,1905 1850,1875 1855,1850 1855,1820 1850,1791 1838,1761 1804,1719 1783,1706 1804,1693 1838,1651 1850,1621 1855,1596 1855,1566 1850,1537 1838,1507 1804,1465 1783,1452 1795,1443 1817,1426 1834,1401 1846,1376 1850,1363 1838,1338 1719,1338 1719,1342 1694,1342 1694,1338 1574,1338 1562,1363 1566,1376 1579,1401 1595,1426 1617,1443 1629,1452 1612,1465 1189,1465 1181,1469 1164,1469 1159,1473 1155,1473 1151,1477 1147,1477 1138,1481 1130,1490 1126,1490 1109,1507 1109,1511 1096,1524 1096,1532 1092,1537 1092,1541 1087,1545 1087,1562 1083,1566 1083,1579 838,1579 838,1566 833,1537 821,1507 787,1465 766,1452 778,1443 800,1426 817,1401 829,1376 833,1363 821,1338 702,1338 702,1342 677,1342 677,1338 558,1338 546,1363 550,1376 563,1401 579,1426 601,1443 613,1452 596,1465 575,1486 558,1507 546,1537 541,1566 0,1566 0,224 541,224 541,406 546,419 554,432 558,440 571,449 588,457 575,470 558,491 546,521 541,550 541,580 546,605 558,635 575,656 596,677 613,690 596,703 575,724 558,745 546,775 541,804 541,834 546,859 558,889 575,910 596,931 613,944 596,957 575,978 558,999 546,1028 541,1058 541,1088 546,1113 558,1143 575,1164 596,1185 613,1198 601,1206 579,1223 563,1249 550,1274 546,1291 558,1312 821,1312 833,1291 829,1274 817,1249 800,1223 778,1206 766,1198 787,1185 821,1143 833,1113 838,1088 838,1058 833,1028 821,999 787,957 766,944 787,931 821,889 833,859 838,834 838,804 833,775 821,745 787,703 766,690 787,677 821,635 833,605 838,580 838,550 833,521 821,491 804,470 791,457 800,453 812,449 829,432 838,406 838,309 1083,309 1083,322 1087,326 1087,343 1092,347 1092,351 1096,360 1096,364 1109,377 1109,381 1134,406 1138,406 1147,410 1151,410 1155,415 1159,415 1164,419 1172,419 1176,423 1566,423 1574,440 1587,449 1591,449 1189,449 1181,453 1164,453 1159,457 1155,457 1151,461 1147,461 1138,465 1130,474 1126,474 1109,491 1109,495 1096,508 1096,516 1092,521 1092,525 1087,529 1087,546 1083,550 1083,576 1087,580 1087,597 1092,601 1092,605 1096,614 1096,618 1109,631 1109,635 1134,660 1138,660 1147,664 1151,664 1155,669 1159,669 1164,673 1172,673 1176,677 1612,677 1629,690 1612,703 1189,703 1181,707 1164,707 1159,711 1155,711 1151,715 1147,715 1138,719 1130,728 1126,728 1109,745 1109,749 1096,762 1096,770 1092,775 1092,779 1087,783 1087,800 1083,804 1083,830 1087,834 1087,851 1092,855 1092,859 1096,868 1096,872 1109,885 1109,889 1134,914 1138,914 1147,918 1151,918 1155,923 1159,923 1164,927 1172,927 1176,931 1612,931 1629,944 1612,957 1189,957 1181,961 1164,961 1159,965 1155,965 1151,969 1147,969 1138,973 1130,982 1126,982 1109,999 1109,1003 1096,1016 1096,1024 1092,1028 1092,1033 1087,1037 1087,1054 1083,1058 1083,1084 1087,1088 1087,1105 1092,1109 1092,1113 1096,1122 1096,1126 1109,1139 1109,1143 1134,1168 1138,1168 1147,1172 1151,1172 1155,1177 1159,1177 1164,1181 1172,1181 1176,1185 1612,1185 1629,1198 1617,1206 1595,1223 1579,1249 1566,1274 1562,1291 1574,1312 1838,1312 1850,1291 1846,1274 1834,1249 1817,1223 1795,1206 1783,1198 1804,1185 1838,1143 1850,1113 1855,1088 1855,1058 1850,1028 1838,999 1804,957 1783,944 1804,931 1838,889 1850,859 1855,834 1855,804 1850,775 1838,745 1804,703 1783,690 1804,677 1838,635 1850,605 1855,580 1855,550 1850,521 1838,491 1821,470 1808,457 1817,453 1829,449 1846,432 1855,406 1855,393 2193,393 2193,406 2198,419 2206,432 2210,440 2223,449 2240,457 2227,470 2210,491 2198,521 2193,550 2193,580 2198,605 2210,635 2227,656 2248,677 2265,690 2248,703 2227,724 2210,745 2198,775 2193,804 2193,834 2198,859 2210,889 2227,910 2248,931 2265,944 2248,957 2227,978 2210,999 2198,1028 2193,1058 2193,1088 2198,1113 2210,1143 2227,1164 2248,1185 2265,1198 2248,1211 2227,1232 2210,1253 2198,1282 2193,1312 2193,1342 2198,1367 2210,1397 2227,1418 2248,1439 2265,1452 2248,1465 2227,1486 2210,1507 2198,1537 2193,1566 2193,1596 2198,1621 2210,1651 2227,1672 2248,1693 2265,1706 2248,1719 2227,1740 2210,1761 2198,1791 2193,1820 2193,1850 2198,1875 2210,1905 2227,1926 2248,1947 2265,1960 2248,1973 2227,1994 2210,2015 2198,2045 2193,2074 2193,2104 2198,2129 2210,2159 2227,2180 2248,2201 2265,2214 2248,2227 2227,2248 2210,2269 2198,2298 2193,2328 2193,2358 2198,2383 2210,2413 2227,2434 2248,2455 2265,2468 2253,2476 2231,2493 2215,2519 2202,2544 2198,2561 2210,2582 2473,2582 2485,2561 2481,2544 2469,2519 2452,2493 2430,2476 2418,2468 2439,2455 2871,2455 2896,2447 2913,2438 2947,2404 2964,2362 2964,2320 2947,2277 2930,2260 2896,2235 2871,2231 2858,2227 2439,2227 2418,2214 2439,2201 2871,2201 2879,2197 2883,2197 2888,2193 2896,2193 2900,2188 2905,2188 2909,2184 2913,2184 2947,2150 2947,2146 2951,2142 2951,2138 2955,2129 2955,2125 2960,2121 2960,2116 2964,2108 2964,2066 2960,2061 2960,2053 2955,2049 2955,2045 2951,2040 2951,2032 2947,2028 2947,2023 2922,1998 2917,1998 2905,1985 2900,1985 2896,1981 2888,1981 2883,1977 2866,1977 2862,1973 2439,1973 2418,1960 2439,1947 2871,1947 2879,1943 2883,1943 2888,1939 2896,1939 2900,1934 2905,1934 2909,1930 2913,1930 2947,1896 2947,1892 2951,1888 2951,1884 2955,1875 2955,1871 2960,1867 2960,1862 2964,1854 2964,1812 2960,1807 2960,1799 2955,1795 2955,1791 2951,1786 2951,1778 2947,1774 2947,1769 2922,1744 2917,1744 2905,1731 2900,1731 2896,1727 2888,1727 2883,1723 2866,1723 2862,1719 2439,1719 2418,1706 2439,1693 2871,1693 2879,1689 2883,1689 2888,1685 2896,1685 2900,1680 2905,1680 2909,1676 2913,1676 2947,1642 2947,1638 2951,1634 2951,1630 2955,1621 2955,1617 2960,1613 2960,1608 2964,1600 2964,1558 2960,1553 2960,1545 2955,1541 2955,1537 2951,1532 2951,1524 2947,1520 2947,1515 2922,1490 2917,1490 2905,1477 2900,1477 2896,1473 2888,1473 2883,1469 2866,1469 2862,1465 2439,1465 2418,1452 2439,1439 2871,1439 2879,1435 2883,1435 2888,1431 2896,1431 2900,1426 2905,1426 2909,1422 2913,1422 2947,1388 2947,1384 2951,1380 2951,1376 2955,1367 2955,1363 2960,1359 2960,1354 2964,1346 2964,1304 2960,1299 2960,1291 2955,1287 2955,1282 2951,1278 2951,1270 2947,1266 2947,1261 2922,1236 2917,1236 2905,1223 2900,1223 2896,1219 2888,1219 2883,1215 2866,1215 2862,1211 2439,1211 2418,1198 2439,1185 2871,1185 2879,1181 2883,1181 2888,1177 2896,1177 2900,1172 2905,1172 2909,1168 2913,1168 2947,1134 2947,1130 2951,1126 2951,1122 2955,1113 2955,1109 2960,1105 2960,1100 2964,1092 2964,1050 2960,1045 2960,1037 2955,1033 2955,1028 2951,1024 2951,1016 2947,1012 2947,1007 2922,982 2917,982 2905,969 2900,969 2896,965 2888,965 2883,961 2866,961 2862,957 2439,957 2418,944 2439,931 2871,931 2879,927 2883,927 2888,923 2896,923 2900,918 2905,918 2909,914 2913,914 2947,880 2947,876 2951,872 2951,868 2955,859 2955,855 2960,851 2960,846 2964,838 2964,796 2960,791 2960,783 2955,779 2955,775 2951,770 2951,762 2947,758 2947,753 2922,728 2917,728 2905,715 2900,715 2896,711 2888,711 2883,707 2866,707 2862,703 2439,703 2418,690 2439,677 2871,677 2896,669 2913,660 2947,626 2964,584 2964,542 2947,499 2930,482 2896,457 2871,453 2858,449 2460,449 2464,449 2481,432 2490,406 2490,393 3336,393 3336,406 3341,419 3349,432 3353,440 3366,449 3383,457 3370,470 3353,491 3341,521 3336,550 3336,580 3341,605 3353,635 3370,656 3391,677 3408,690 3391,703 3370,724 3353,745 3341,775 3336,804 3336,834 3341,859 3353,889 3370,910 3391,931 3408,944 3391,957 3370,978 3353,999 3341,1028 3336,1058 3336,1088 3341,1113 3353,1143 3370,1164 3391,1185 3408,1198 3391,1211 3370,1232 3353,1253 3341,1282 3336,1312 3336,1342 3341,1367 3353,1397 3370,1418 3391,1439 3408,1452 3391,1465 3370,1486 3353,1507 3341,1537 3336,1566 3336,1596 3341,1621 3353,1651 3370,1672 3391,1693 3408,1706 3391,1719 3370,1740 3353,1761 3341,1791 3336,1820 3336,1850 3341,1875 3353,1905 3370,1926 3391,1947 3408,1960 3391,1973 3370,1994 3353,2015 3341,2045 3336,2074 3336,2104 3341,2129 3353,2159 3370,2180 3391,2201 3408,2214 3391,2227 3370,2248 3353,2269 3341,2298 3336,2328 3336,2358 3341,2383 3353,2413 3370,2434 3391,2455 3408,2468 3396,2476 3374,2493 3358,2519 3345,2544 3341,2561 3353,2582 3616,2582 3628,2561 3624,2544 3607,2510 4225,2510 4225,2565 4242,2582 4361,2582 4361,2464 4344,2447 4276,2447 4263,2451 4255,2455 4242,2464 4238,2476 4230,2485 4225,2497 4225,2510 3607,2510 3595,2493 3573,2476 3561,2468 3582,2455 3616,2413 3628,2383 3633,2358 3633,2328 3628,2298 3616,2269 3582,2227 3561,2214 3582,2201 3616,2159 3628,2129 3633,2104 3633,2074 3628,2045 3616,2015 3582,1973 3561,1960 3582,1947 3616,1905 3628,1875 3633,1850 3633,1820 3628,1791 3616,1761 3582,1719 3561,1706 3582,1693 3616,1651 3628,1621 3633,1596 3633,1566 3628,1537 3616,1507 3582,1465 3561,1452 3582,1439 3616,1397 3628,1367 3633,1342 3633,1312 3628,1282 3616,1253 3582,1211 3561,1198 3582,1185 3616,1143 3628,1113 3633,1088 3633,1058 3628,1028 3616,999 3582,957 3561,944 3582,931 3616,889 3628,859 3633,834 3633,804 3628,775 3616,745 3582,703 3561,690 3582,677 3616,635 3628,605 3633,580 3633,550 3628,521 3616,491 3599,470 3586,457 3595,453 3607,449 3624,432 3633,406 3633,338 3620,322 3497,322 3497,326 3472,326 3472,322 3353,322 3336,338 3336,393 2490,393 2490,338 2477,322 2354,322 2354,326 2329,326 2329,322 2210,322 2193,338 2193,393 1855,393 1855,224 2193,224 2193,279 2210,296 2329,296 2329,178 2354,178 2354,296 2477,296 2490,279 2490,224 3336,224 3336,279 3353,296 3472,296 3472,178 3497,178 3497,296 3620,296 3633,279 3633,211 3628,199 3624,190 3616,178 3607,169 3582,161 3514,161 3497,178 3472,178 3455,161 3387,161 3374,165 3366,169 3353,178 3349,190 3341,199 3336,211 3336,224 2490,224 2490,211 2485,199 2481,190 2473,178 2464,169 2439,161 2371,161 2354,178 2329,178 2312,161 2244,161 2231,165 2223,169 2210,178 2206,190 2198,199 2193,211 2193,224 1855,224 1855,211 1850,199 1846,190 1838,178 1829,169 1804,161 1608,161 1595,165 1587,169 1574,178 1570,190 1566,195 1189,195 1181,199 1164,199 1159,203 1155,203 1151,207 1147,207 1138,211 1130,220 1126,220 1109,237 1109,241 1096,254 1096,262 1092,267 1092,271 1087,275 1087,292 1083,296 1083,309 838,309 838,211 833,199 829,190 821,178 812,169 787,161 592,161 579,165 571,169 558,178 554,190 546,199 541,211 541,224 0,224 0,0 4429,0">
            <text:p/>
          </draw:polygon>
          <draw:polygon draw:style-name="gr3" draw:text-style-name="P1" draw:layer="layout" svg:width="4.428cm" svg:height="4.174cm" svg:x="2.001cm" svg:y="7.254cm" svg:viewBox="0 0 4429 4175" draw:points="4429,2447 4403,2447 4386,2464 4386,2582 4390,2582 4390,2608 4386,2608 4386,2612 4361,2612 4361,2608 4242,2608 4225,2624 4225,2692 4230,2705 4238,2718 4242,2726 4255,2735 4272,2743 4259,2756 4242,2777 4230,2807 4225,2836 4225,2866 4230,2891 4242,2921 4259,2942 4280,2963 4297,2976 4280,2989 4259,3010 4242,3031 4230,3060 4225,3090 4225,3120 4230,3145 4242,3175 4259,3196 4280,3217 4297,3230 4280,3243 4259,3264 4242,3285 4230,3315 4225,3344 4225,3374 4230,3399 4242,3429 4259,3451 4280,3472 4297,3485 4280,3498 4259,3519 4242,3540 4230,3569 4225,3599 4225,3629 4230,3654 4242,3684 4259,3705 4280,3726 4297,3739 4280,3752 4259,3773 4242,3794 4230,3824 4225,3853 4225,3883 4230,3908 4242,3938 4259,3959 4280,3980 4306,3997 4331,4010 4361,4014 4390,4014 4416,4010 4429,4006 4429,4175 0,4175 0,1566 541,1566 541,1596 546,1621 558,1651 575,1672 596,1693 613,1706 596,1719 575,1740 558,1761 546,1791 541,1820 541,1850 546,1875 558,1905 575,1926 596,1947 613,1960 596,1973 575,1994 558,2015 546,2045 541,2074 541,2104 546,2129 558,2159 575,2180 596,2201 613,2214 596,2227 575,2248 558,2269 546,2298 541,2328 541,2358 546,2383 558,2413 575,2434 596,2455 613,2468 596,2481 575,2502 558,2523 546,2553 541,2582 541,2612 546,2637 558,2667 575,2688 596,2709 613,2722 596,2735 575,2756 558,2777 546,2807 541,2836 541,2866 546,2891 558,2921 575,2942 596,2963 613,2976 596,2989 575,3010 558,3031 546,3060 541,3090 541,3120 546,3145 558,3175 575,3196 596,3217 613,3230 596,3243 575,3264 558,3285 546,3315 541,3344 541,3374 546,3399 558,3429 575,3451 596,3472 613,3485 596,3498 575,3519 558,3540 546,3569 541,3599 541,3629 546,3654 558,3684 575,3705 596,3726 613,3739 596,3752 575,3773 558,3794 546,3824 541,3853 541,3883 546,3908 558,3938 575,3959 596,3980 622,3997 647,4010 677,4014 706,4014 732,4010 762,3997 787,3980 821,3938 833,3908 838,3883 838,3853 833,3824 821,3794 787,3752 766,3739 787,3726 821,3684 833,3654 838,3629 838,3599 833,3569 821,3540 787,3498 766,3485 787,3472 821,3429 833,3399 838,3374 838,3344 833,3315 821,3285 787,3243 766,3230 787,3217 821,3175 833,3145 838,3120 838,3090 833,3060 821,3031 787,2989 766,2976 787,2963 821,2921 833,2891 838,2866 838,2836 833,2807 821,2777 787,2735 766,2722 787,2709 821,2667 833,2637 838,2612 838,2582 833,2553 821,2523 787,2481 766,2468 787,2455 821,2413 833,2383 838,2358 838,2328 833,2298 821,2269 787,2227 766,2214 787,2201 821,2159 833,2129 838,2104 838,2074 833,2045 821,2015 787,1973 766,1960 787,1947 821,1905 833,1875 838,1850 838,1820 833,1791 821,1761 787,1719 766,1706 787,1693 821,1651 833,1621 838,1596 838,1579 1083,1579 1083,1592 1087,1596 1087,1613 1092,1617 1092,1621 1096,1630 1096,1634 1109,1647 1109,1651 1134,1676 1138,1676 1147,1680 1151,1680 1155,1685 1159,1685 1164,1689 1172,1689 1176,1693 1612,1693 1629,1706 1612,1719 1189,1719 1181,1723 1164,1723 1159,1727 1155,1727 1151,1731 1147,1731 1138,1735 1130,1744 1126,1744 1109,1761 1109,1765 1096,1778 1096,1786 1092,1791 1092,1795 1087,1799 1087,1816 1083,1820 1083,1846 1087,1850 1087,1867 1092,1871 1092,1875 1096,1884 1096,1888 1109,1901 1109,1905 1134,1930 1138,1930 1147,1934 1151,1934 1155,1939 1159,1939 1164,1943 1172,1943 1176,1947 1612,1947 1629,1960 1612,1973 1189,1973 1181,1977 1164,1977 1159,1981 1155,1981 1151,1985 1147,1985 1138,1989 1130,1998 1126,1998 1109,2015 1109,2019 1096,2032 1096,2040 1092,2045 1092,2049 1087,2053 1087,2070 1083,2074 1083,2100 1087,2104 1087,2121 1092,2125 1092,2129 1096,2138 1096,2142 1109,2155 1109,2159 1134,2184 1138,2184 1147,2188 1151,2188 1155,2193 1159,2193 1164,2197 1172,2197 1176,2201 1612,2201 1629,2214 1612,2227 1189,2227 1181,2231 1164,2231 1159,2235 1155,2235 1151,2239 1147,2239 1138,2243 1130,2252 1126,2252 1109,2269 1109,2273 1096,2286 1096,2294 1092,2298 1092,2303 1087,2307 1087,2324 1083,2328 1083,2354 1087,2358 1087,2375 1092,2379 1092,2383 1096,2392 1096,2396 1109,2409 1109,2413 1134,2438 1138,2438 1147,2442 1151,2442 1155,2447 1159,2447 1164,2451 1172,2451 1176,2455 1612,2455 1629,2468 1612,2481 1189,2481 1181,2485 1164,2485 1159,2489 1155,2489 1151,2493 1147,2493 1138,2497 1130,2506 1126,2506 1109,2523 1109,2527 1096,2540 1096,2548 1092,2553 1092,2557 1087,2561 1087,2578 1083,2582 1083,2608 1087,2612 1087,2629 1092,2633 1092,2637 1096,2646 1096,2650 1109,2663 1109,2667 1134,2692 1138,2692 1147,2696 1151,2696 1155,2701 1159,2701 1164,2705 1172,2705 1176,2709 1612,2709 1629,2722 1612,2735 1189,2735 1181,2739 1164,2739 1159,2743 1155,2743 1151,2747 1147,2747 1138,2751 1130,2760 1126,2760 1109,2777 1109,2781 1096,2794 1096,2802 1092,2807 1092,2811 1087,2815 1087,2832 1083,2836 1083,2862 1087,2866 1087,2883 1092,2887 1092,2891 1096,2900 1096,2904 1109,2917 1109,2921 1134,2946 1138,2946 1147,2950 1151,2950 1155,2955 1159,2955 1164,2959 1172,2959 1176,2963 1612,2963 1629,2976 1612,2989 1193,2989 1176,2993 1155,2997 1134,3010 1117,3022 1104,3039 1092,3060 1083,3103 1092,3145 1104,3166 1117,3183 1134,3200 1176,3217 1612,3217 1629,3230 1612,3243 1193,3243 1176,3247 1155,3251 1134,3264 1117,3276 1104,3293 1092,3315 1083,3357 1092,3399 1104,3420 1117,3437 1134,3455 1176,3472 1612,3472 1629,3485 1612,3498 1193,3498 1176,3502 1155,3506 1134,3519 1117,3531 1104,3548 1092,3569 1083,3612 1092,3654 1104,3675 1117,3692 1134,3709 1176,3726 1612,3726 1629,3739 1612,3752 1193,3752 1176,3756 1155,3760 1134,3773 1117,3785 1104,3802 1092,3824 1083,3866 1092,3908 1104,3929 1117,3946 1134,3963 1176,3980 1612,3980 1638,3997 1663,4010 1694,4014 1723,4014 1749,4010 1778,3997 1804,3980 1838,3938 1850,3908 1855,3883 1855,3853 1850,3824 1838,3794 1804,3752 1783,3739 1804,3726 1838,3684 1850,3654 1855,3629 1855,3599 1850,3569 1838,3540 1804,3498 1783,3485 1804,3472 1838,3429 1850,3399 1855,3374 1855,3344 1850,3315 1838,3285 1804,3243 1783,3230 1804,3217 1838,3175 1850,3145 1855,3120 1855,3090 1850,3060 1838,3031 1804,2989 1783,2976 1804,2963 1838,2921 1850,2891 1855,2866 1855,2836 2193,2836 2193,2866 2198,2891 2210,2921 2227,2942 2248,2963 2265,2976 2248,2989 2227,3010 2210,3031 2198,3060 2193,3090 2193,3120 2198,3145 2210,3175 2227,3196 2248,3217 2265,3230 2248,3243 2227,3264 2210,3285 2198,3315 2193,3344 2193,3374 2198,3399 2210,3429 2227,3451 2248,3472 2265,3485 2248,3498 2227,3519 2210,3540 2198,3569 2193,3599 2193,3629 2198,3654 2210,3684 2227,3705 2248,3726 2265,3739 2248,3752 2227,3773 2210,3794 2198,3824 2193,3853 2193,3883 2198,3908 2210,3938 2227,3959 2248,3980 2274,3997 2299,4010 2329,4014 2358,4014 2384,4010 2413,3997 2439,3980 2871,3980 2896,3972 2913,3963 2947,3929 2964,3887 2964,3845 2947,3802 2930,3785 2896,3760 2871,3756 2858,3752 2439,3752 2418,3739 2439,3726 2871,3726 2896,3718 2913,3709 2947,3675 2964,3633 2964,3591 2947,3548 2930,3531 2896,3506 2871,3502 2858,3498 2439,3498 2418,3485 2439,3472 2871,3472 2896,3464 2913,3455 2947,3420 2964,3378 2964,3336 2947,3293 2930,3276 2896,3251 2871,3247 2858,3243 2439,3243 2418,3230 2439,3217 2871,3217 2896,3209 2913,3200 2947,3166 2964,3124 2964,3082 2947,3039 2930,3022 2896,2997 2871,2993 2858,2989 2439,2989 2418,2976 2439,2963 2871,2963 2879,2959 2883,2959 2888,2955 2896,2955 2900,2950 2905,2950 2909,2946 2913,2946 2947,2912 2947,2908 2951,2904 2951,2900 2955,2891 2955,2887 2960,2883 2960,2878 2964,2870 2964,2836 3336,2836 3336,2866 3341,2891 3353,2921 3370,2942 3391,2963 3408,2976 3391,2989 3370,3010 3353,3031 3341,3060 3336,3090 3336,3120 3341,3145 3353,3175 3370,3196 3391,3217 3408,3230 3391,3243 3370,3264 3353,3285 3341,3315 3336,3344 3336,3374 3341,3399 3353,3429 3370,3451 3391,3472 3408,3485 3391,3498 3370,3519 3353,3540 3341,3569 3336,3599 3336,3629 3341,3654 3353,3684 3370,3705 3391,3726 3408,3739 3391,3752 3370,3773 3353,3794 3341,3824 3336,3853 3336,3883 3341,3908 3353,3938 3370,3959 3391,3980 3417,3997 3442,4010 3472,4014 3501,4014 3527,4010 3557,3997 3582,3980 3616,3938 3628,3908 3633,3883 3633,3853 3628,3824 3616,3794 3582,3752 3561,3739 3582,3726 3616,3684 3628,3654 3633,3629 3633,3599 3628,3569 3616,3540 3582,3498 3561,3485 3582,3472 3616,3429 3628,3399 3633,3374 3633,3344 3628,3315 3616,3285 3582,3243 3561,3230 3582,3217 3616,3175 3628,3145 3633,3120 3633,3090 3628,3060 3616,3031 3582,2989 3561,2976 3582,2963 3616,2921 3628,2891 3633,2866 3633,2836 3628,2807 3616,2777 3582,2735 3561,2722 3573,2713 3595,2696 3612,2671 3624,2646 3628,2633 3616,2608 3497,2608 3497,2612 3472,2612 3472,2608 3353,2608 3341,2633 3345,2646 3358,2671 3374,2696 3396,2713 3408,2722 3391,2735 3370,2756 3353,2777 3341,2807 3336,2836 2964,2836 2964,2828 2960,2823 2960,2815 2955,2811 2955,2807 2951,2802 2951,2794 2947,2790 2947,2785 2922,2760 2917,2760 2905,2747 2900,2747 2896,2743 2888,2743 2883,2739 2866,2739 2862,2735 2439,2735 2418,2722 2430,2713 2452,2696 2469,2671 2481,2646 2485,2633 2473,2608 2354,2608 2354,2612 2329,2612 2329,2608 2210,2608 2198,2633 2202,2646 2215,2671 2231,2696 2253,2713 2265,2722 2248,2735 2227,2756 2210,2777 2198,2807 2193,2836 1855,2836 1850,2807 1838,2777 1804,2735 1783,2722 1804,2709 1838,2667 1850,2637 1855,2612 1855,2582 1850,2553 1838,2523 1804,2481 1783,2468 1804,2455 1838,2413 1850,2383 1855,2358 1855,2328 1850,2298 1838,2269 1804,2227 1783,2214 1804,2201 1838,2159 1850,2129 1855,2104 1855,2074 1850,2045 1838,2015 1804,1973 1783,1960 1804,1947 1838,1905 1850,1875 1855,1850 1855,1820 1850,1791 1838,1761 1804,1719 1783,1706 1804,1693 1838,1651 1850,1621 1855,1596 1855,1566 1850,1537 1838,1507 1804,1465 1783,1452 1795,1443 1817,1426 1834,1401 1846,1376 1850,1363 1838,1338 1719,1338 1719,1342 1694,1342 1694,1338 1574,1338 1562,1363 1566,1376 1579,1401 1595,1426 1617,1443 1629,1452 1612,1465 1189,1465 1181,1469 1164,1469 1159,1473 1155,1473 1151,1477 1147,1477 1138,1481 1130,1490 1126,1490 1109,1507 1109,1511 1096,1524 1096,1532 1092,1537 1092,1541 1087,1545 1087,1562 1083,1566 1083,1579 838,1579 838,1566 833,1537 821,1507 787,1465 766,1452 778,1443 800,1426 817,1401 829,1376 833,1363 821,1338 702,1338 702,1342 677,1342 677,1338 558,1338 546,1363 550,1376 563,1401 579,1426 601,1443 613,1452 596,1465 575,1486 558,1507 546,1537 541,1566 0,1566 0,224 541,224 541,406 546,419 554,432 558,440 571,449 588,457 575,470 558,491 546,521 541,550 541,580 546,605 558,635 575,656 596,677 613,690 596,703 575,724 558,745 546,775 541,804 541,834 546,859 558,889 575,910 596,931 613,944 596,957 575,978 558,999 546,1028 541,1058 541,1088 546,1113 558,1143 575,1164 596,1185 613,1198 601,1206 579,1223 563,1249 550,1274 546,1291 558,1312 821,1312 833,1291 829,1274 817,1249 800,1223 778,1206 766,1198 787,1185 821,1143 833,1113 838,1088 838,1058 833,1028 821,999 787,957 766,944 787,931 821,889 833,859 838,834 838,804 833,775 821,745 787,703 766,690 787,677 821,635 833,605 838,580 838,550 833,521 821,491 804,470 791,457 800,453 812,449 829,432 838,406 838,309 1083,309 1083,322 1087,326 1087,343 1092,347 1092,351 1096,360 1096,364 1109,377 1109,381 1134,406 1138,406 1147,410 1151,410 1155,415 1159,415 1164,419 1172,419 1176,423 1566,423 1574,440 1587,449 1591,449 1189,449 1181,453 1164,453 1159,457 1155,457 1151,461 1147,461 1138,465 1130,474 1126,474 1109,491 1109,495 1096,508 1096,516 1092,521 1092,525 1087,529 1087,546 1083,550 1083,576 1087,580 1087,597 1092,601 1092,605 1096,614 1096,618 1109,631 1109,635 1134,660 1138,660 1147,664 1151,664 1155,669 1159,669 1164,673 1172,673 1176,677 1612,677 1629,690 1612,703 1189,703 1181,707 1164,707 1159,711 1155,711 1151,715 1147,715 1138,719 1130,728 1126,728 1109,745 1109,749 1096,762 1096,770 1092,775 1092,779 1087,783 1087,800 1083,804 1083,830 1087,834 1087,851 1092,855 1092,859 1096,868 1096,872 1109,885 1109,889 1134,914 1138,914 1147,918 1151,918 1155,923 1159,923 1164,927 1172,927 1176,931 1612,931 1629,944 1612,957 1189,957 1181,961 1164,961 1159,965 1155,965 1151,969 1147,969 1138,973 1130,982 1126,982 1109,999 1109,1003 1096,1016 1096,1024 1092,1028 1092,1033 1087,1037 1087,1054 1083,1058 1083,1084 1087,1088 1087,1105 1092,1109 1092,1113 1096,1122 1096,1126 1109,1139 1109,1143 1134,1168 1138,1168 1147,1172 1151,1172 1155,1177 1159,1177 1164,1181 1172,1181 1176,1185 1612,1185 1629,1198 1617,1206 1595,1223 1579,1249 1566,1274 1562,1291 1574,1312 1838,1312 1850,1291 1846,1274 1834,1249 1817,1223 1795,1206 1783,1198 1804,1185 1838,1143 1850,1113 1855,1088 1855,1058 1850,1028 1838,999 1804,957 1783,944 1804,931 1838,889 1850,859 1855,834 1855,804 1850,775 1838,745 1804,703 1783,690 1804,677 1838,635 1850,605 1855,580 1855,550 1850,521 1838,491 1821,470 1808,457 1817,453 1829,449 1846,432 1855,406 1855,393 2193,393 2193,406 2198,419 2206,432 2210,440 2223,449 2240,457 2227,470 2210,491 2198,521 2193,550 2193,580 2198,605 2210,635 2227,656 2248,677 2265,690 2248,703 2227,724 2210,745 2198,775 2193,804 2193,834 2198,859 2210,889 2227,910 2248,931 2265,944 2248,957 2227,978 2210,999 2198,1028 2193,1058 2193,1088 2198,1113 2210,1143 2227,1164 2248,1185 2265,1198 2248,1211 2227,1232 2210,1253 2198,1282 2193,1312 2193,1342 2198,1367 2210,1397 2227,1418 2248,1439 2265,1452 2248,1465 2227,1486 2210,1507 2198,1537 2193,1566 2193,1596 2198,1621 2210,1651 2227,1672 2248,1693 2265,1706 2248,1719 2227,1740 2210,1761 2198,1791 2193,1820 2193,1850 2198,1875 2210,1905 2227,1926 2248,1947 2265,1960 2248,1973 2227,1994 2210,2015 2198,2045 2193,2074 2193,2104 2198,2129 2210,2159 2227,2180 2248,2201 2265,2214 2248,2227 2227,2248 2210,2269 2198,2298 2193,2328 2193,2358 2198,2383 2210,2413 2227,2434 2248,2455 2265,2468 2253,2476 2231,2493 2215,2519 2202,2544 2198,2561 2210,2582 2473,2582 2485,2561 2481,2544 2469,2519 2452,2493 2430,2476 2418,2468 2439,2455 2871,2455 2896,2447 2913,2438 2947,2404 2964,2362 2964,2320 2947,2277 2930,2260 2896,2235 2871,2231 2858,2227 2439,2227 2418,2214 2439,2201 2871,2201 2879,2197 2883,2197 2888,2193 2896,2193 2900,2188 2905,2188 2909,2184 2913,2184 2947,2150 2947,2146 2951,2142 2951,2138 2955,2129 2955,2125 2960,2121 2960,2116 2964,2108 2964,2066 2960,2061 2960,2053 2955,2049 2955,2045 2951,2040 2951,2032 2947,2028 2947,2023 2922,1998 2917,1998 2905,1985 2900,1985 2896,1981 2888,1981 2883,1977 2866,1977 2862,1973 2439,1973 2418,1960 2439,1947 2871,1947 2879,1943 2883,1943 2888,1939 2896,1939 2900,1934 2905,1934 2909,1930 2913,1930 2947,1896 2947,1892 2951,1888 2951,1884 2955,1875 2955,1871 2960,1867 2960,1862 2964,1854 2964,1812 2960,1807 2960,1799 2955,1795 2955,1791 2951,1786 2951,1778 2947,1774 2947,1769 2922,1744 2917,1744 2905,1731 2900,1731 2896,1727 2888,1727 2883,1723 2866,1723 2862,1719 2439,1719 2418,1706 2439,1693 2871,1693 2879,1689 2883,1689 2888,1685 2896,1685 2900,1680 2905,1680 2909,1676 2913,1676 2947,1642 2947,1638 2951,1634 2951,1630 2955,1621 2955,1617 2960,1613 2960,1608 2964,1600 2964,1558 2960,1553 2960,1545 2955,1541 2955,1537 2951,1532 2951,1524 2947,1520 2947,1515 2922,1490 2917,1490 2905,1477 2900,1477 2896,1473 2888,1473 2883,1469 2866,1469 2862,1465 2439,1465 2418,1452 2439,1439 2871,1439 2879,1435 2883,1435 2888,1431 2896,1431 2900,1426 2905,1426 2909,1422 2913,1422 2947,1388 2947,1384 2951,1380 2951,1376 2955,1367 2955,1363 2960,1359 2960,1354 2964,1346 2964,1304 2960,1299 2960,1291 2955,1287 2955,1282 2951,1278 2951,1270 2947,1266 2947,1261 2922,1236 2917,1236 2905,1223 2900,1223 2896,1219 2888,1219 2883,1215 2866,1215 2862,1211 2439,1211 2418,1198 2439,1185 2871,1185 2879,1181 2883,1181 2888,1177 2896,1177 2900,1172 2905,1172 2909,1168 2913,1168 2947,1134 2947,1130 2951,1126 2951,1122 2955,1113 2955,1109 2960,1105 2960,1100 2964,1092 2964,1050 2960,1045 2960,1037 2955,1033 2955,1028 2951,1024 2951,1016 2947,1012 2947,1007 2922,982 2917,982 2905,969 2900,969 2896,965 2888,965 2883,961 2866,961 2862,957 2439,957 2418,944 2439,931 2871,931 2879,927 2883,927 2888,923 2896,923 2900,918 2905,918 2909,914 2913,914 2947,880 2947,876 2951,872 2951,868 2955,859 2955,855 2960,851 2960,846 2964,838 2964,796 2960,791 2960,783 2955,779 2955,775 2951,770 2951,762 2947,758 2947,753 2922,728 2917,728 2905,715 2900,715 2896,711 2888,711 2883,707 2866,707 2862,703 2439,703 2418,690 2439,677 2871,677 2896,669 2913,660 2947,626 2964,584 2964,542 2947,499 2930,482 2896,457 2871,453 2858,449 2460,449 2464,449 2481,432 2490,406 2490,393 3336,393 3336,406 3341,419 3349,432 3353,440 3366,449 3383,457 3370,470 3353,491 3341,521 3336,550 3336,580 3341,605 3353,635 3370,656 3391,677 3408,690 3391,703 3370,724 3353,745 3341,775 3336,804 3336,834 3341,859 3353,889 3370,910 3391,931 3408,944 3391,957 3370,978 3353,999 3341,1028 3336,1058 3336,1088 3341,1113 3353,1143 3370,1164 3391,1185 3408,1198 3391,1211 3370,1232 3353,1253 3341,1282 3336,1312 3336,1342 3341,1367 3353,1397 3370,1418 3391,1439 3408,1452 3391,1465 3370,1486 3353,1507 3341,1537 3336,1566 3336,1596 3341,1621 3353,1651 3370,1672 3391,1693 3408,1706 3391,1719 3370,1740 3353,1761 3341,1791 3336,1820 3336,1850 3341,1875 3353,1905 3370,1926 3391,1947 3408,1960 3391,1973 3370,1994 3353,2015 3341,2045 3336,2074 3336,2104 3341,2129 3353,2159 3370,2180 3391,2201 3408,2214 3391,2227 3370,2248 3353,2269 3341,2298 3336,2328 3336,2358 3341,2383 3353,2413 3370,2434 3391,2455 3408,2468 3396,2476 3374,2493 3358,2519 3345,2544 3341,2561 3353,2582 3616,2582 3628,2561 3624,2544 3607,2510 4225,2510 4225,2565 4242,2582 4361,2582 4361,2464 4344,2447 4276,2447 4263,2451 4255,2455 4242,2464 4238,2476 4230,2485 4225,2497 4225,2510 3607,2510 3595,2493 3573,2476 3561,2468 3582,2455 3616,2413 3628,2383 3633,2358 3633,2328 3628,2298 3616,2269 3582,2227 3561,2214 3582,2201 3616,2159 3628,2129 3633,2104 3633,2074 3628,2045 3616,2015 3582,1973 3561,1960 3582,1947 3616,1905 3628,1875 3633,1850 3633,1820 3628,1791 3616,1761 3582,1719 3561,1706 3582,1693 3616,1651 3628,1621 3633,1596 3633,1566 3628,1537 3616,1507 3582,1465 3561,1452 3582,1439 3616,1397 3628,1367 3633,1342 3633,1312 3628,1282 3616,1253 3582,1211 3561,1198 3582,1185 3616,1143 3628,1113 3633,1088 3633,1058 3628,1028 3616,999 3582,957 3561,944 3582,931 3616,889 3628,859 3633,834 3633,804 3628,775 3616,745 3582,703 3561,690 3582,677 3616,635 3628,605 3633,580 3633,550 3628,521 3616,491 3599,470 3586,457 3595,453 3607,449 3624,432 3633,406 3633,338 3620,322 3497,322 3497,326 3472,326 3472,322 3353,322 3336,338 3336,393 2490,393 2490,338 2477,322 2354,322 2354,326 2329,326 2329,322 2210,322 2193,338 2193,393 1855,393 1855,224 2193,224 2193,279 2210,296 2329,296 2329,178 2354,178 2354,296 2477,296 2490,279 2490,224 3336,224 3336,279 3353,296 3472,296 3472,178 3497,178 3497,296 3620,296 3633,279 3633,211 3628,199 3624,190 3616,178 3607,169 3582,161 3514,161 3497,178 3472,178 3455,161 3387,161 3374,165 3366,169 3353,178 3349,190 3341,199 3336,211 3336,224 2490,224 2490,211 2485,199 2481,190 2473,178 2464,169 2439,161 2371,161 2354,178 2329,178 2312,161 2244,161 2231,165 2223,169 2210,178 2206,190 2198,199 2193,211 2193,224 1855,224 1855,211 1850,199 1846,190 1838,178 1829,169 1804,161 1608,161 1595,165 1587,169 1574,178 1570,190 1566,195 1189,195 1181,199 1164,199 1159,203 1155,203 1151,207 1147,207 1138,211 1130,220 1126,220 1109,237 1109,241 1096,254 1096,262 1092,267 1092,271 1087,275 1087,292 1083,296 1083,309 838,309 838,211 833,199 829,190 821,178 812,169 787,161 592,161 579,165 571,169 558,178 554,190 546,199 541,211 541,224 0,224 0,0 4429,0">
            <text:p/>
          </draw:polygon>
          <draw:line draw:style-name="gr1" draw:text-style-name="P1" draw:layer="layout" svg:x1="4.342cm" svg:y1="8.833cm" svg:x2="4.85cm" svg:y2="8.833cm">
            <text:p/>
          </draw:line>
          <draw:line draw:style-name="gr1" draw:text-style-name="P1" draw:layer="layout" svg:x1="4.342cm" svg:y1="7.563cm" svg:x2="4.85cm" svg:y2="7.563cm">
            <text:p/>
          </draw:line>
          <draw:polyline draw:style-name="gr1" draw:text-style-name="P1" draw:layer="layout" svg:width="0cm" svg:height="0cm" svg:x="4.85cm" svg:y="7.563cm" svg:viewBox="0 0 0 0" draw:points="0,0">
            <text:p/>
          </draw:polyline>
          <draw:line draw:style-name="gr1" draw:text-style-name="P1" draw:layer="layout" svg:x1="4.342cm" svg:y1="11.119cm" svg:x2="4.85cm" svg:y2="11.119cm">
            <text:p/>
          </draw:line>
          <draw:polyline draw:style-name="gr1" draw:text-style-name="P1" draw:layer="layout" svg:width="0cm" svg:height="0cm" svg:x="4.85cm" svg:y="11.119cm" svg:viewBox="0 0 0 0" draw:points="0,0">
            <text:p/>
          </draw:polyline>
          <draw:line draw:style-name="gr1" draw:text-style-name="P1" draw:layer="layout" svg:x1="4.342cm" svg:y1="8.071cm" svg:x2="4.85cm" svg:y2="8.071cm">
            <text:p/>
          </draw:line>
          <draw:line draw:style-name="gr1" draw:text-style-name="P1" draw:layer="layout" svg:x1="4.342cm" svg:y1="8.325cm" svg:x2="4.85cm" svg:y2="8.325cm">
            <text:p/>
          </draw:line>
          <draw:line draw:style-name="gr1" draw:text-style-name="P1" draw:layer="layout" svg:x1="4.342cm" svg:y1="8.579cm" svg:x2="4.85cm" svg:y2="8.579cm">
            <text:p/>
          </draw:line>
          <draw:polyline draw:style-name="gr1" draw:text-style-name="P1" draw:layer="layout" svg:width="0cm" svg:height="0cm" svg:x="4.85cm" svg:y="7.817cm" svg:viewBox="0 0 0 0" draw:points="0,0">
            <text:p/>
          </draw:polyline>
          <draw:line draw:style-name="gr1" draw:text-style-name="P1" draw:layer="layout" svg:x1="4.342cm" svg:y1="7.817cm" svg:x2="4.85cm" svg:y2="7.817cm">
            <text:p/>
          </draw:line>
          <draw:line draw:style-name="gr1" draw:text-style-name="P1" draw:layer="layout" svg:x1="4.342cm" svg:y1="9.087cm" svg:x2="4.85cm" svg:y2="9.087cm">
            <text:p/>
          </draw:line>
          <draw:line draw:style-name="gr1" draw:text-style-name="P1" draw:layer="layout" svg:x1="4.342cm" svg:y1="9.341cm" svg:x2="4.85cm" svg:y2="9.341cm">
            <text:p/>
          </draw:line>
          <draw:line draw:style-name="gr1" draw:text-style-name="P1" draw:layer="layout" svg:x1="4.342cm" svg:y1="9.849cm" svg:x2="4.85cm" svg:y2="9.849cm">
            <text:p/>
          </draw:line>
          <draw:line draw:style-name="gr1" draw:text-style-name="P1" draw:layer="layout" svg:x1="4.342cm" svg:y1="9.595cm" svg:x2="4.85cm" svg:y2="9.595cm">
            <text:p/>
          </draw:line>
          <draw:polyline draw:style-name="gr1" draw:text-style-name="P1" draw:layer="layout" svg:width="0cm" svg:height="0cm" svg:x="4.85cm" svg:y="9.595cm" svg:viewBox="0 0 0 0" draw:points="0,0">
            <text:p/>
          </draw:polyline>
          <draw:polyline draw:style-name="gr1" draw:text-style-name="P1" draw:layer="layout" svg:width="0cm" svg:height="0cm" svg:x="4.85cm" svg:y="2.318cm" svg:viewBox="0 0 0 0" draw:points="0,0">
            <text:p/>
          </draw:polyline>
          <draw:line draw:style-name="gr1" draw:text-style-name="P1" draw:layer="layout" svg:x1="3.199cm" svg:y1="2.572cm" svg:x2="3.707cm" svg:y2="2.572cm">
            <text:p/>
          </draw:line>
          <draw:line draw:style-name="gr1" draw:text-style-name="P1" draw:layer="layout" svg:x1="3.199cm" svg:y1="2.318cm" svg:x2="3.707cm" svg:y2="2.318cm">
            <text:p/>
          </draw:line>
          <draw:line draw:style-name="gr1" draw:text-style-name="P1" draw:layer="layout" svg:x1="4.342cm" svg:y1="2.572cm" svg:x2="4.85cm" svg:y2="2.572cm">
            <text:p/>
          </draw:line>
          <draw:line draw:style-name="gr1" draw:text-style-name="P1" draw:layer="layout" svg:x1="4.342cm" svg:y1="2.318cm" svg:x2="4.85cm" svg:y2="2.318cm">
            <text:p/>
          </draw:line>
          <draw:line draw:style-name="gr1" draw:text-style-name="P1" draw:layer="layout" svg:x1="4.342cm" svg:y1="2.064cm" svg:x2="4.85cm" svg:y2="2.064cm">
            <text:p/>
          </draw:line>
          <draw:polyline draw:style-name="gr1" draw:text-style-name="P1" draw:layer="layout" svg:width="0cm" svg:height="0cm" svg:x="4.85cm" svg:y="2.064cm" svg:viewBox="0 0 0 0" draw:points="0,0">
            <text:p/>
          </draw:polyline>
          <draw:line draw:style-name="gr1" draw:text-style-name="P1" draw:layer="layout" svg:x1="3.199cm" svg:y1="2.064cm" svg:x2="3.707cm" svg:y2="2.064cm">
            <text:p/>
          </draw:line>
          <draw:line draw:style-name="gr1" draw:text-style-name="P1" draw:layer="layout" svg:x1="4.342cm" svg:y1="4.858cm" svg:x2="4.85cm" svg:y2="4.858cm">
            <text:p/>
          </draw:line>
          <draw:line draw:style-name="gr1" draw:text-style-name="P1" draw:layer="layout" svg:x1="4.342cm" svg:y1="5.112cm" svg:x2="4.85cm" svg:y2="5.112cm">
            <text:p/>
          </draw:line>
          <draw:line draw:style-name="gr1" draw:text-style-name="P1" draw:layer="layout" svg:x1="4.342cm" svg:y1="5.62cm" svg:x2="4.85cm" svg:y2="5.62cm">
            <text:p/>
          </draw:line>
          <draw:polyline draw:style-name="gr1" draw:text-style-name="P1" draw:layer="layout" svg:width="0cm" svg:height="0cm" svg:x="4.85cm" svg:y="5.62cm" svg:viewBox="0 0 0 0" draw:points="0,0">
            <text:p/>
          </draw:polyline>
          <draw:line draw:style-name="gr1" draw:text-style-name="P1" draw:layer="layout" svg:x1="4.342cm" svg:y1="5.366cm" svg:x2="4.85cm" svg:y2="5.366cm">
            <text:p/>
          </draw:line>
          <draw:line draw:style-name="gr1" draw:text-style-name="P1" draw:layer="layout" svg:x1="4.342cm" svg:y1="4.604cm" svg:x2="4.85cm" svg:y2="4.604cm">
            <text:p/>
          </draw:line>
          <draw:line draw:style-name="gr1" draw:text-style-name="P1" draw:layer="layout" svg:x1="3.199cm" svg:y1="3.334cm" svg:x2="3.707cm" svg:y2="3.334cm">
            <text:p/>
          </draw:line>
          <draw:line draw:style-name="gr1" draw:text-style-name="P1" draw:layer="layout" svg:x1="3.707cm" svg:y1="3.08cm" svg:x2="3.199cm" svg:y2="3.08cm">
            <text:p/>
          </draw:line>
          <draw:line draw:style-name="gr1" draw:text-style-name="P1" draw:layer="layout" svg:x1="3.199cm" svg:y1="4.096cm" svg:x2="3.707cm" svg:y2="4.096cm">
            <text:p/>
          </draw:line>
          <draw:line draw:style-name="gr1" draw:text-style-name="P1" draw:layer="layout" svg:x1="3.199cm" svg:y1="3.842cm" svg:x2="3.707cm" svg:y2="3.842cm">
            <text:p/>
          </draw:line>
          <draw:polyline draw:style-name="gr1" draw:text-style-name="P1" draw:layer="layout" svg:width="0cm" svg:height="0cm" svg:x="3.199cm" svg:y="3.08cm" svg:viewBox="0 0 0 0" draw:points="0,0">
            <text:p/>
          </draw:polyline>
          <draw:line draw:style-name="gr1" draw:text-style-name="P1" draw:layer="layout" svg:x1="3.199cm" svg:y1="3.588cm" svg:x2="3.707cm" svg:y2="3.588cm">
            <text:p/>
          </draw:line>
          <draw:line draw:style-name="gr1" draw:text-style-name="P1" draw:layer="layout" svg:x1="3.199cm" svg:y1="5.62cm" svg:x2="3.707cm" svg:y2="5.62cm">
            <text:p/>
          </draw:line>
          <draw:line draw:style-name="gr1" draw:text-style-name="P1" draw:layer="layout" svg:x1="3.199cm" svg:y1="4.604cm" svg:x2="3.707cm" svg:y2="4.604cm">
            <text:p/>
          </draw:line>
          <draw:line draw:style-name="gr1" draw:text-style-name="P1" draw:layer="layout" svg:x1="3.199cm" svg:y1="4.858cm" svg:x2="3.707cm" svg:y2="4.858cm">
            <text:p/>
          </draw:line>
          <draw:line draw:style-name="gr1" draw:text-style-name="P1" draw:layer="layout" svg:x1="3.199cm" svg:y1="5.366cm" svg:x2="3.707cm" svg:y2="5.366cm">
            <text:p/>
          </draw:line>
          <draw:line draw:style-name="gr1" draw:text-style-name="P1" draw:layer="layout" svg:x1="3.199cm" svg:y1="5.112cm" svg:x2="3.707cm" svg:y2="5.112cm">
            <text:p/>
          </draw:line>
          <draw:line draw:style-name="gr1" draw:text-style-name="P1" draw:layer="layout" svg:x1="4.342cm" svg:y1="3.08cm" svg:x2="4.85cm" svg:y2="3.08cm">
            <text:p/>
          </draw:line>
          <draw:line draw:style-name="gr1" draw:text-style-name="P1" draw:layer="layout" svg:x1="4.342cm" svg:y1="2.826cm" svg:x2="4.85cm" svg:y2="2.826cm">
            <text:p/>
          </draw:line>
          <draw:line draw:style-name="gr1" draw:text-style-name="P1" draw:layer="layout" svg:x1="3.199cm" svg:y1="2.826cm" svg:x2="3.707cm" svg:y2="2.826cm">
            <text:p/>
          </draw:line>
          <draw:line draw:style-name="gr1" draw:text-style-name="P1" draw:layer="layout" svg:x1="3.199cm" svg:y1="4.35cm" svg:x2="3.707cm" svg:y2="4.35cm">
            <text:p/>
          </draw:line>
          <draw:polygon draw:style-name="gr2" draw:text-style-name="P2" draw:layer="layout" svg:width="4.428cm" svg:height="4.174cm" svg:x="2.001cm" svg:y="1.755cm" svg:viewBox="0 0 4429 4175" draw:points="4429,2448 4403,2448 4386,2465 4386,2583 4390,2583 4390,2608 4242,2608 4225,2625 4225,2693 4230,2706 4238,2714 4242,2727 4255,2735 4263,2740 4272,2740 4259,2757 4242,2778 4230,2807 4225,2833 4225,2862 4230,2892 4242,2922 4259,2943 4280,2964 4297,2977 4280,2989 4259,3011 4242,3032 4230,3061 4225,3087 4225,3116 4230,3146 4242,3176 4259,3197 4280,3218 4297,3231 4280,3243 4259,3265 4242,3286 4230,3315 4225,3341 4225,3370 4230,3400 4242,3430 4259,3451 4280,3472 4297,3485 4280,3497 4259,3519 4242,3540 4230,3569 4225,3595 4225,3624 4230,3654 4242,3684 4259,3705 4280,3726 4297,3739 4280,3751 4259,3773 4242,3794 4230,3823 4225,3849 4225,3878 4230,3908 4242,3938 4259,3959 4280,3980 4306,3997 4331,4010 4361,4014 4390,4014 4416,4010 4429,4001 4429,4175 0,4175 0,1563 541,1563 541,1592 546,1622 558,1652 575,1673 596,1694 613,1707 596,1719 575,1741 558,1762 546,1791 541,1817 541,1846 546,1876 558,1906 575,1927 596,1948 613,1961 596,1973 575,1995 558,2016 546,2045 541,2071 541,2100 546,2130 558,2160 575,2181 596,2202 613,2215 596,2227 575,2249 558,2270 546,2299 541,2325 541,2354 546,2384 558,2414 575,2435 596,2456 613,2469 596,2481 575,2503 558,2524 546,2553 541,2579 541,2608 546,2638 558,2668 575,2689 596,2710 613,2723 596,2735 575,2757 558,2778 546,2807 541,2833 541,2862 546,2892 558,2922 575,2943 596,2964 613,2977 596,2989 575,3011 558,3032 546,3061 541,3087 541,3116 546,3146 558,3176 575,3197 596,3218 613,3231 596,3243 575,3265 558,3286 546,3315 541,3341 541,3370 546,3400 558,3430 575,3451 596,3472 613,3485 596,3497 575,3519 558,3540 546,3569 541,3595 541,3624 546,3654 558,3684 575,3705 596,3726 613,3739 596,3751 575,3773 558,3794 546,3823 541,3849 541,3878 546,3908 558,3938 575,3959 596,3980 622,3997 647,4010 677,4014 706,4014 732,4010 762,3997 787,3980 821,3938 833,3908 838,3878 838,3849 833,3823 821,3794 787,3751 766,3739 787,3726 821,3684 833,3654 838,3624 838,3595 833,3569 821,3540 787,3497 766,3485 787,3472 821,3430 833,3400 838,3370 838,3341 833,3315 821,3286 787,3243 766,3231 787,3218 821,3176 833,3146 838,3116 838,3087 833,3061 821,3032 787,2989 766,2977 787,2964 821,2922 833,2892 838,2862 838,2833 833,2807 821,2778 787,2735 766,2723 787,2710 821,2668 833,2638 838,2608 838,2579 833,2553 821,2524 787,2481 766,2469 787,2456 821,2414 833,2384 838,2354 838,2325 833,2299 821,2270 787,2227 766,2215 787,2202 821,2160 833,2130 838,2100 838,2071 833,2045 821,2016 787,1973 766,1961 787,1948 821,1906 833,1876 838,1846 838,1817 833,1791 821,1762 787,1719 766,1707 787,1694 821,1652 833,1622 838,1592 838,1580 1083,1580 1083,1592 1087,1597 1087,1614 1092,1618 1092,1622 1096,1626 1096,1635 1109,1647 1109,1652 1126,1669 1130,1669 1138,1677 1147,1681 1151,1681 1155,1686 1159,1686 1164,1690 1181,1690 1189,1694 1612,1694 1629,1707 1612,1719 1176,1719 1172,1724 1164,1724 1159,1728 1155,1728 1151,1732 1147,1732 1138,1736 1134,1736 1109,1762 1109,1766 1096,1779 1096,1783 1092,1791 1092,1796 1087,1800 1087,1817 1083,1821 1083,1846 1087,1851 1087,1868 1092,1872 1092,1876 1096,1880 1096,1889 1109,1901 1109,1906 1126,1923 1130,1923 1138,1931 1147,1935 1151,1935 1155,1940 1159,1940 1164,1944 1181,1944 1189,1948 1612,1948 1629,1961 1612,1973 1176,1973 1172,1978 1164,1978 1159,1982 1155,1982 1151,1986 1147,1986 1138,1990 1134,1990 1109,2016 1109,2020 1096,2033 1096,2037 1092,2045 1092,2050 1087,2054 1087,2071 1083,2075 1083,2100 1087,2105 1087,2122 1092,2126 1092,2130 1096,2134 1096,2143 1109,2155 1109,2160 1126,2177 1130,2177 1138,2185 1147,2189 1151,2189 1155,2194 1159,2194 1164,2198 1181,2198 1189,2202 1612,2202 1629,2215 1612,2227 1176,2227 1172,2232 1164,2232 1159,2236 1155,2236 1151,2240 1147,2240 1138,2244 1134,2244 1109,2270 1109,2274 1096,2287 1096,2291 1092,2299 1092,2304 1087,2308 1087,2325 1083,2329 1083,2354 1087,2359 1087,2376 1092,2380 1092,2384 1096,2388 1096,2397 1109,2409 1109,2414 1126,2431 1130,2431 1138,2439 1147,2443 1151,2443 1155,2448 1159,2448 1164,2452 1181,2452 1189,2456 1612,2456 1629,2469 1612,2481 1176,2481 1172,2486 1164,2486 1159,2490 1155,2490 1151,2494 1147,2494 1138,2498 1134,2498 1109,2524 1109,2528 1096,2541 1096,2545 1092,2553 1092,2558 1087,2562 1087,2579 1083,2583 1083,2608 1087,2613 1087,2630 1092,2634 1092,2638 1096,2642 1096,2651 1109,2663 1109,2668 1126,2685 1130,2685 1138,2693 1147,2697 1151,2697 1155,2702 1159,2702 1164,2706 1181,2706 1189,2710 1612,2710 1629,2723 1612,2735 1176,2735 1172,2740 1164,2740 1159,2744 1155,2744 1151,2748 1147,2748 1138,2752 1134,2752 1109,2778 1109,2782 1096,2795 1096,2799 1092,2807 1092,2812 1087,2816 1087,2833 1083,2837 1083,2862 1087,2867 1087,2884 1092,2888 1092,2892 1096,2896 1096,2905 1109,2917 1109,2922 1126,2939 1130,2939 1138,2947 1147,2951 1151,2951 1155,2956 1159,2956 1164,2960 1181,2960 1189,2964 1612,2964 1629,2977 1612,2989 1176,2989 1134,3006 1117,3023 1104,3040 1092,3061 1083,3104 1092,3146 1104,3167 1117,3184 1134,3197 1155,3210 1176,3214 1193,3218 1612,3218 1629,3231 1612,3243 1176,3243 1134,3260 1117,3277 1104,3294 1092,3315 1083,3358 1092,3400 1104,3421 1117,3438 1134,3451 1155,3464 1176,3468 1193,3472 1612,3472 1629,3485 1612,3497 1176,3497 1134,3514 1117,3531 1104,3548 1092,3569 1083,3612 1092,3654 1104,3675 1117,3692 1134,3705 1155,3718 1176,3722 1193,3726 1612,3726 1629,3739 1612,3751 1176,3751 1134,3768 1117,3785 1104,3802 1092,3823 1083,3866 1092,3908 1104,3929 1117,3946 1134,3959 1155,3972 1176,3976 1193,3980 1612,3980 1638,3997 1663,4010 1694,4014 1723,4014 1749,4010 1778,3997 1804,3980 1838,3938 1850,3908 1855,3878 1855,3849 1850,3823 1838,3794 1804,3751 1783,3739 1804,3726 1838,3684 1850,3654 1855,3624 1855,3595 1850,3569 1838,3540 1804,3497 1783,3485 1804,3472 1838,3430 1850,3400 1855,3370 1855,3341 1850,3315 1838,3286 1804,3243 1783,3231 1804,3218 1838,3176 1850,3146 1855,3116 1855,3087 1850,3061 1838,3032 1804,2989 1783,2977 1804,2964 1838,2922 1850,2892 1855,2862 1855,2833 2193,2833 2193,2862 2198,2892 2210,2922 2227,2943 2248,2964 2265,2977 2248,2989 2227,3011 2210,3032 2198,3061 2193,3087 2193,3116 2198,3146 2210,3176 2227,3197 2248,3218 2265,3231 2248,3243 2227,3265 2210,3286 2198,3315 2193,3341 2193,3370 2198,3400 2210,3430 2227,3451 2248,3472 2265,3485 2248,3497 2227,3519 2210,3540 2198,3569 2193,3595 2193,3624 2198,3654 2210,3684 2227,3705 2248,3726 2265,3739 2248,3751 2227,3773 2210,3794 2198,3823 2193,3849 2193,3878 2198,3908 2210,3938 2227,3959 2248,3980 2274,3997 2299,4010 2329,4014 2358,4014 2384,4010 2413,3997 2439,3980 2858,3980 2871,3976 2896,3972 2930,3946 2947,3929 2964,3887 2964,3845 2947,3802 2913,3768 2896,3760 2871,3751 2439,3751 2418,3739 2439,3726 2858,3726 2871,3722 2896,3718 2930,3692 2947,3675 2964,3633 2964,3591 2947,3548 2913,3514 2896,3506 2871,3497 2439,3497 2418,3485 2439,3472 2858,3472 2871,3468 2896,3464 2930,3438 2947,3421 2964,3379 2964,3337 2947,3294 2913,3260 2896,3252 2871,3243 2439,3243 2418,3231 2439,3218 2858,3218 2871,3214 2896,3210 2930,3184 2947,3167 2964,3125 2964,3083 2947,3040 2913,3006 2896,2998 2871,2989 2439,2989 2418,2977 2439,2964 2862,2964 2866,2960 2883,2960 2888,2956 2896,2956 2900,2951 2905,2951 2917,2939 2922,2939 2947,2913 2947,2909 2951,2905 2951,2896 2955,2892 2955,2888 2960,2884 2960,2875 2964,2871 2964,2833 3336,2833 3336,2862 3341,2892 3353,2922 3370,2943 3391,2964 3408,2977 3391,2989 3370,3011 3353,3032 3341,3061 3336,3087 3336,3116 3341,3146 3353,3176 3370,3197 3391,3218 3408,3231 3391,3243 3370,3265 3353,3286 3341,3315 3336,3341 3336,3370 3341,3400 3353,3430 3370,3451 3391,3472 3408,3485 3391,3497 3370,3519 3353,3540 3341,3569 3336,3595 3336,3624 3341,3654 3353,3684 3370,3705 3391,3726 3408,3739 3391,3751 3370,3773 3353,3794 3341,3823 3336,3849 3336,3878 3341,3908 3353,3938 3370,3959 3391,3980 3417,3997 3442,4010 3472,4014 3501,4014 3527,4010 3557,3997 3582,3980 3616,3938 3628,3908 3633,3878 3633,3849 3628,3823 3616,3794 3582,3751 3561,3739 3582,3726 3616,3684 3628,3654 3633,3624 3633,3595 3628,3569 3616,3540 3582,3497 3561,3485 3582,3472 3616,3430 3628,3400 3633,3370 3633,3341 3628,3315 3616,3286 3582,3243 3561,3231 3582,3218 3616,3176 3628,3146 3633,3116 3633,3087 3628,3061 3616,3032 3582,2989 3561,2977 3582,2964 3616,2922 3628,2892 3633,2862 3633,2833 3628,2807 3616,2778 3582,2735 3561,2723 3573,2714 3595,2697 3612,2672 3624,2647 3628,2630 3616,2608 3353,2608 3341,2630 3345,2647 3358,2672 3374,2697 3396,2714 3408,2723 3391,2735 3370,2757 3353,2778 3341,2807 3336,2833 2964,2833 2964,2829 2960,2820 2960,2816 2955,2812 2955,2807 2951,2799 2951,2795 2947,2790 2947,2786 2913,2752 2909,2752 2905,2748 2900,2748 2896,2744 2888,2744 2883,2740 2879,2740 2871,2735 2439,2735 2418,2723 2430,2714 2452,2697 2469,2672 2481,2647 2485,2630 2473,2608 2210,2608 2198,2630 2202,2647 2215,2672 2231,2697 2253,2714 2265,2723 2248,2735 2227,2757 2210,2778 2198,2807 2193,2833 1855,2833 1850,2807 1838,2778 1804,2735 1783,2723 1804,2710 1838,2668 1850,2638 1855,2608 1855,2579 1850,2553 1838,2524 1804,2481 1783,2469 1804,2456 1838,2414 1850,2384 1855,2354 1855,2325 1850,2299 1838,2270 1804,2227 1783,2215 1804,2202 1838,2160 1850,2130 1855,2100 1855,2071 1850,2045 1838,2016 1804,1973 1783,1961 1804,1948 1838,1906 1850,1876 1855,1846 1855,1817 1850,1791 1838,1762 1804,1719 1783,1707 1804,1694 1838,1652 1850,1622 1855,1592 1855,1563 1850,1537 1838,1508 1804,1465 1783,1453 1795,1444 1817,1427 1834,1402 1846,1377 1850,1360 1838,1338 1574,1338 1562,1360 1566,1377 1579,1402 1595,1427 1617,1444 1629,1453 1612,1465 1176,1465 1172,1470 1164,1470 1159,1474 1155,1474 1151,1478 1147,1478 1138,1482 1134,1482 1109,1508 1109,1512 1096,1525 1096,1529 1092,1537 1092,1542 1087,1546 1087,1563 1083,1567 1083,1580 838,1580 838,1563 833,1537 821,1508 787,1465 766,1453 778,1444 800,1427 817,1402 829,1377 833,1360 821,1338 558,1338 546,1360 550,1377 563,1402 579,1427 601,1444 613,1453 596,1465 575,1487 558,1508 546,1537 541,1563 0,1563 0,224 541,224 541,406 546,419 554,427 558,440 571,448 579,453 588,453 575,470 558,491 546,520 541,546 541,575 546,606 558,636 575,657 596,678 613,691 596,703 575,725 558,746 546,775 541,801 541,830 546,860 558,890 575,911 596,932 613,945 596,957 575,979 558,1000 546,1029 541,1055 541,1084 546,1114 558,1144 575,1165 596,1186 613,1199 601,1207 579,1224 563,1250 550,1275 546,1288 558,1313 677,1313 677,1309 702,1309 702,1313 821,1313 833,1288 829,1275 817,1250 800,1224 778,1207 766,1199 787,1186 821,1144 833,1114 838,1084 838,1055 833,1029 821,1000 787,957 766,945 787,932 821,890 833,860 838,830 838,801 833,775 821,746 787,703 766,691 787,678 821,636 833,606 838,575 838,546 833,520 821,491 804,470 791,453 800,453 812,448 821,440 829,427 833,419 838,406 838,309 1083,309 1083,321 1087,326 1087,343 1092,347 1092,351 1096,355 1096,364 1109,376 1109,381 1126,398 1130,398 1138,406 1147,410 1151,410 1155,415 1159,415 1164,419 1181,419 1189,423 1566,423 1570,427 1574,440 1587,448 1591,448 1176,448 1172,453 1164,453 1159,457 1155,457 1151,461 1147,461 1138,465 1134,465 1109,491 1109,495 1096,508 1096,512 1092,520 1092,525 1087,529 1087,546 1083,550 1083,575 1087,580 1087,598 1092,602 1092,606 1096,610 1096,619 1109,631 1109,636 1126,653 1130,653 1138,661 1147,665 1151,665 1155,670 1159,670 1164,674 1181,674 1189,678 1612,678 1629,691 1612,703 1176,703 1172,708 1164,708 1159,712 1155,712 1151,716 1147,716 1138,720 1134,720 1109,746 1109,750 1096,763 1096,767 1092,775 1092,780 1087,784 1087,801 1083,805 1083,830 1087,835 1087,852 1092,856 1092,860 1096,864 1096,873 1109,885 1109,890 1126,907 1130,907 1138,915 1147,919 1151,919 1155,924 1159,924 1164,928 1181,928 1189,932 1612,932 1629,945 1612,957 1176,957 1172,962 1164,962 1159,966 1155,966 1151,970 1147,970 1138,974 1134,974 1109,1000 1109,1004 1096,1017 1096,1021 1092,1029 1092,1034 1087,1038 1087,1055 1083,1059 1083,1084 1087,1089 1087,1106 1092,1110 1092,1114 1096,1118 1096,1127 1109,1139 1109,1144 1126,1161 1130,1161 1138,1169 1147,1173 1151,1173 1155,1178 1159,1178 1164,1182 1181,1182 1189,1186 1612,1186 1629,1199 1617,1207 1595,1224 1579,1250 1566,1275 1562,1288 1574,1313 1694,1313 1694,1309 1719,1309 1719,1313 1838,1313 1850,1288 1846,1275 1834,1250 1817,1224 1795,1207 1783,1199 1804,1186 1838,1144 1850,1114 1855,1084 1855,1055 1850,1029 1838,1000 1804,957 1783,945 1804,932 1838,890 1850,860 1855,830 1855,801 1850,775 1838,746 1804,703 1783,691 1804,678 1838,636 1850,606 1855,575 1855,546 1850,520 1838,491 1821,470 1808,453 1817,453 1829,448 1838,440 1846,427 1850,419 1855,406 1855,393 2193,393 2193,406 2198,419 2206,427 2210,440 2223,448 2231,453 2240,453 2227,470 2210,491 2198,520 2193,546 2193,575 2198,606 2210,636 2227,657 2248,678 2265,691 2248,703 2227,725 2210,746 2198,775 2193,801 2193,830 2198,860 2210,890 2227,911 2248,932 2265,945 2248,957 2227,979 2210,1000 2198,1029 2193,1055 2193,1084 2198,1114 2210,1144 2227,1165 2248,1186 2265,1199 2248,1211 2227,1233 2210,1254 2198,1283 2193,1309 2193,1338 2198,1368 2210,1398 2227,1419 2248,1440 2265,1453 2248,1465 2227,1487 2210,1508 2198,1537 2193,1563 2193,1592 2198,1622 2210,1652 2227,1673 2248,1694 2265,1707 2248,1719 2227,1741 2210,1762 2198,1791 2193,1817 2193,1846 2198,1876 2210,1906 2227,1927 2248,1948 2265,1961 2248,1973 2227,1995 2210,2016 2198,2045 2193,2071 2193,2100 2198,2130 2210,2160 2227,2181 2248,2202 2265,2215 2248,2227 2227,2249 2210,2270 2198,2299 2193,2325 2193,2354 2198,2384 2210,2414 2227,2435 2248,2456 2265,2469 2253,2477 2231,2494 2215,2520 2202,2545 2198,2558 2210,2583 2329,2583 2329,2579 2354,2579 2354,2583 2473,2583 2485,2558 2481,2545 2469,2520 2452,2494 2430,2477 2418,2469 2439,2456 2858,2456 2871,2452 2896,2448 2930,2422 2947,2405 2964,2363 2964,2321 2947,2278 2913,2244 2896,2236 2871,2227 2439,2227 2418,2215 2439,2202 2862,2202 2866,2198 2883,2198 2888,2194 2896,2194 2900,2189 2905,2189 2917,2177 2922,2177 2947,2151 2947,2147 2951,2143 2951,2134 2955,2130 2955,2126 2960,2122 2960,2113 2964,2109 2964,2067 2960,2058 2960,2054 2955,2050 2955,2045 2951,2037 2951,2033 2947,2028 2947,2024 2913,1990 2909,1990 2905,1986 2900,1986 2896,1982 2888,1982 2883,1978 2879,1978 2871,1973 2439,1973 2418,1961 2439,1948 2862,1948 2866,1944 2883,1944 2888,1940 2896,1940 2900,1935 2905,1935 2917,1923 2922,1923 2947,1897 2947,1893 2951,1889 2951,1880 2955,1876 2955,1872 2960,1868 2960,1859 2964,1855 2964,1813 2960,1804 2960,1800 2955,1796 2955,1791 2951,1783 2951,1779 2947,1774 2947,1770 2913,1736 2909,1736 2905,1732 2900,1732 2896,1728 2888,1728 2883,1724 2879,1724 2871,1719 2439,1719 2418,1707 2439,1694 2862,1694 2866,1690 2883,1690 2888,1686 2896,1686 2900,1681 2905,1681 2917,1669 2922,1669 2947,1643 2947,1639 2951,1635 2951,1626 2955,1622 2955,1618 2960,1614 2960,1605 2964,1601 2964,1559 2960,1550 2960,1546 2955,1542 2955,1537 2951,1529 2951,1525 2947,1520 2947,1516 2913,1482 2909,1482 2905,1478 2900,1478 2896,1474 2888,1474 2883,1470 2879,1470 2871,1465 2439,1465 2418,1453 2439,1440 2862,1440 2866,1436 2883,1436 2888,1432 2896,1432 2900,1427 2905,1427 2917,1415 2922,1415 2947,1389 2947,1385 2951,1381 2951,1372 2955,1368 2955,1364 2960,1360 2960,1351 2964,1347 2964,1305 2960,1296 2960,1292 2955,1288 2955,1283 2951,1275 2951,1271 2947,1266 2947,1262 2913,1228 2909,1228 2905,1224 2900,1224 2896,1220 2888,1220 2883,1216 2879,1216 2871,1211 2439,1211 2418,1199 2439,1186 2862,1186 2866,1182 2883,1182 2888,1178 2896,1178 2900,1173 2905,1173 2917,1161 2922,1161 2947,1135 2947,1131 2951,1127 2951,1118 2955,1114 2955,1110 2960,1106 2960,1097 2964,1093 2964,1051 2960,1042 2960,1038 2955,1034 2955,1029 2951,1021 2951,1017 2947,1012 2947,1008 2913,974 2909,974 2905,970 2900,970 2896,966 2888,966 2883,962 2879,962 2871,957 2439,957 2418,945 2439,932 2862,932 2866,928 2883,928 2888,924 2896,924 2900,919 2905,919 2917,907 2922,907 2947,881 2947,877 2951,873 2951,864 2955,860 2955,856 2960,852 2960,843 2964,839 2964,797 2960,788 2960,784 2955,780 2955,775 2951,767 2951,763 2947,758 2947,754 2913,720 2909,720 2905,716 2900,716 2896,712 2888,712 2883,708 2879,708 2871,703 2439,703 2418,691 2439,678 2858,678 2871,674 2896,670 2930,644 2947,627 2964,584 2964,542 2947,499 2913,465 2896,457 2871,448 2460,448 2464,448 2473,440 2481,427 2485,419 2490,406 2490,393 3336,393 3336,406 3341,419 3349,427 3353,440 3366,448 3374,453 3383,453 3370,470 3353,491 3341,520 3336,546 3336,575 3341,606 3353,636 3370,657 3391,678 3408,691 3391,703 3370,725 3353,746 3341,775 3336,801 3336,830 3341,860 3353,890 3370,911 3391,932 3408,945 3391,957 3370,979 3353,1000 3341,1029 3336,1055 3336,1084 3341,1114 3353,1144 3370,1165 3391,1186 3408,1199 3391,1211 3370,1233 3353,1254 3341,1283 3336,1309 3336,1338 3341,1368 3353,1398 3370,1419 3391,1440 3408,1453 3391,1465 3370,1487 3353,1508 3341,1537 3336,1563 3336,1592 3341,1622 3353,1652 3370,1673 3391,1694 3408,1707 3391,1719 3370,1741 3353,1762 3341,1791 3336,1817 3336,1846 3341,1876 3353,1906 3370,1927 3391,1948 3408,1961 3391,1973 3370,1995 3353,2016 3341,2045 3336,2071 3336,2100 3341,2130 3353,2160 3370,2181 3391,2202 3408,2215 3391,2227 3370,2249 3353,2270 3341,2299 3336,2325 3336,2354 3341,2384 3353,2414 3370,2435 3391,2456 3408,2469 3396,2477 3374,2494 3358,2520 3345,2545 3341,2558 3353,2583 3472,2583 3472,2579 3497,2579 3497,2583 3616,2583 3628,2558 3624,2545 3607,2511 4225,2511 4225,2566 4242,2583 4361,2583 4361,2465 4344,2448 4276,2448 4263,2452 4255,2456 4242,2465 4238,2473 4230,2486 4225,2498 4225,2511 3607,2511 3595,2494 3573,2477 3561,2469 3582,2456 3616,2414 3628,2384 3633,2354 3633,2325 3628,2299 3616,2270 3582,2227 3561,2215 3582,2202 3616,2160 3628,2130 3633,2100 3633,2071 3628,2045 3616,2016 3582,1973 3561,1961 3582,1948 3616,1906 3628,1876 3633,1846 3633,1817 3628,1791 3616,1762 3582,1719 3561,1707 3582,1694 3616,1652 3628,1622 3633,1592 3633,1563 3628,1537 3616,1508 3582,1465 3561,1453 3582,1440 3616,1398 3628,1368 3633,1338 3633,1309 3628,1283 3616,1254 3582,1211 3561,1199 3582,1186 3616,1144 3628,1114 3633,1084 3633,1055 3628,1029 3616,1000 3582,957 3561,945 3582,932 3616,890 3628,860 3633,830 3633,801 3628,775 3616,746 3582,703 3561,691 3582,678 3616,636 3628,606 3633,575 3633,546 3628,520 3616,491 3599,470 3586,453 3595,453 3607,448 3616,440 3624,427 3628,419 3633,406 3633,338 3620,321 3353,321 3336,338 3336,393 2490,393 2490,338 2477,321 2210,321 2193,338 2193,393 1855,393 1855,224 2193,224 2193,279 2210,296 2329,296 2329,178 2354,178 2354,296 2477,296 2490,279 2490,224 3336,224 3336,279 3353,296 3472,296 3472,178 3497,178 3497,296 3620,296 3633,279 3633,211 3624,186 3607,169 3582,161 3514,161 3497,178 3472,178 3455,161 3387,161 3374,165 3366,169 3353,178 3349,186 3341,199 3336,211 3336,224 2490,224 2490,211 2481,186 2464,169 2439,161 2371,161 2354,178 2329,178 2312,161 2244,161 2231,165 2223,169 2210,178 2206,186 2198,199 2193,211 2193,224 1855,224 1855,211 1846,186 1829,169 1804,161 1608,161 1595,165 1587,169 1574,178 1566,194 1176,194 1172,199 1164,199 1159,203 1155,203 1151,207 1147,207 1138,211 1134,211 1109,237 1109,241 1096,254 1096,258 1092,266 1092,271 1087,275 1087,292 1083,296 1083,309 838,309 838,211 829,186 812,169 787,161 592,161 579,165 571,169 558,178 554,186 546,199 541,211 541,224 0,224 0,0 4429,0">
            <text:p/>
          </draw:polygon>
          <draw:polygon draw:style-name="gr3" draw:text-style-name="P1" draw:layer="layout" svg:width="4.428cm" svg:height="4.174cm" svg:x="2.001cm" svg:y="1.755cm" svg:viewBox="0 0 4429 4175" draw:points="4429,2448 4403,2448 4386,2465 4386,2583 4390,2583 4390,2608 4242,2608 4225,2625 4225,2693 4230,2706 4238,2714 4242,2727 4255,2735 4263,2740 4272,2740 4259,2757 4242,2778 4230,2807 4225,2833 4225,2862 4230,2892 4242,2922 4259,2943 4280,2964 4297,2977 4280,2989 4259,3011 4242,3032 4230,3061 4225,3087 4225,3116 4230,3146 4242,3176 4259,3197 4280,3218 4297,3231 4280,3243 4259,3265 4242,3286 4230,3315 4225,3341 4225,3370 4230,3400 4242,3430 4259,3451 4280,3472 4297,3485 4280,3497 4259,3519 4242,3540 4230,3569 4225,3595 4225,3624 4230,3654 4242,3684 4259,3705 4280,3726 4297,3739 4280,3751 4259,3773 4242,3794 4230,3823 4225,3849 4225,3878 4230,3908 4242,3938 4259,3959 4280,3980 4306,3997 4331,4010 4361,4014 4390,4014 4416,4010 4429,4001 4429,4175 0,4175 0,1563 541,1563 541,1592 546,1622 558,1652 575,1673 596,1694 613,1707 596,1719 575,1741 558,1762 546,1791 541,1817 541,1846 546,1876 558,1906 575,1927 596,1948 613,1961 596,1973 575,1995 558,2016 546,2045 541,2071 541,2100 546,2130 558,2160 575,2181 596,2202 613,2215 596,2227 575,2249 558,2270 546,2299 541,2325 541,2354 546,2384 558,2414 575,2435 596,2456 613,2469 596,2481 575,2503 558,2524 546,2553 541,2579 541,2608 546,2638 558,2668 575,2689 596,2710 613,2723 596,2735 575,2757 558,2778 546,2807 541,2833 541,2862 546,2892 558,2922 575,2943 596,2964 613,2977 596,2989 575,3011 558,3032 546,3061 541,3087 541,3116 546,3146 558,3176 575,3197 596,3218 613,3231 596,3243 575,3265 558,3286 546,3315 541,3341 541,3370 546,3400 558,3430 575,3451 596,3472 613,3485 596,3497 575,3519 558,3540 546,3569 541,3595 541,3624 546,3654 558,3684 575,3705 596,3726 613,3739 596,3751 575,3773 558,3794 546,3823 541,3849 541,3878 546,3908 558,3938 575,3959 596,3980 622,3997 647,4010 677,4014 706,4014 732,4010 762,3997 787,3980 821,3938 833,3908 838,3878 838,3849 833,3823 821,3794 787,3751 766,3739 787,3726 821,3684 833,3654 838,3624 838,3595 833,3569 821,3540 787,3497 766,3485 787,3472 821,3430 833,3400 838,3370 838,3341 833,3315 821,3286 787,3243 766,3231 787,3218 821,3176 833,3146 838,3116 838,3087 833,3061 821,3032 787,2989 766,2977 787,2964 821,2922 833,2892 838,2862 838,2833 833,2807 821,2778 787,2735 766,2723 787,2710 821,2668 833,2638 838,2608 838,2579 833,2553 821,2524 787,2481 766,2469 787,2456 821,2414 833,2384 838,2354 838,2325 833,2299 821,2270 787,2227 766,2215 787,2202 821,2160 833,2130 838,2100 838,2071 833,2045 821,2016 787,1973 766,1961 787,1948 821,1906 833,1876 838,1846 838,1817 833,1791 821,1762 787,1719 766,1707 787,1694 821,1652 833,1622 838,1592 838,1580 1083,1580 1083,1592 1087,1597 1087,1614 1092,1618 1092,1622 1096,1626 1096,1635 1109,1647 1109,1652 1126,1669 1130,1669 1138,1677 1147,1681 1151,1681 1155,1686 1159,1686 1164,1690 1181,1690 1189,1694 1612,1694 1629,1707 1612,1719 1176,1719 1172,1724 1164,1724 1159,1728 1155,1728 1151,1732 1147,1732 1138,1736 1134,1736 1109,1762 1109,1766 1096,1779 1096,1783 1092,1791 1092,1796 1087,1800 1087,1817 1083,1821 1083,1846 1087,1851 1087,1868 1092,1872 1092,1876 1096,1880 1096,1889 1109,1901 1109,1906 1126,1923 1130,1923 1138,1931 1147,1935 1151,1935 1155,1940 1159,1940 1164,1944 1181,1944 1189,1948 1612,1948 1629,1961 1612,1973 1176,1973 1172,1978 1164,1978 1159,1982 1155,1982 1151,1986 1147,1986 1138,1990 1134,1990 1109,2016 1109,2020 1096,2033 1096,2037 1092,2045 1092,2050 1087,2054 1087,2071 1083,2075 1083,2100 1087,2105 1087,2122 1092,2126 1092,2130 1096,2134 1096,2143 1109,2155 1109,2160 1126,2177 1130,2177 1138,2185 1147,2189 1151,2189 1155,2194 1159,2194 1164,2198 1181,2198 1189,2202 1612,2202 1629,2215 1612,2227 1176,2227 1172,2232 1164,2232 1159,2236 1155,2236 1151,2240 1147,2240 1138,2244 1134,2244 1109,2270 1109,2274 1096,2287 1096,2291 1092,2299 1092,2304 1087,2308 1087,2325 1083,2329 1083,2354 1087,2359 1087,2376 1092,2380 1092,2384 1096,2388 1096,2397 1109,2409 1109,2414 1126,2431 1130,2431 1138,2439 1147,2443 1151,2443 1155,2448 1159,2448 1164,2452 1181,2452 1189,2456 1612,2456 1629,2469 1612,2481 1176,2481 1172,2486 1164,2486 1159,2490 1155,2490 1151,2494 1147,2494 1138,2498 1134,2498 1109,2524 1109,2528 1096,2541 1096,2545 1092,2553 1092,2558 1087,2562 1087,2579 1083,2583 1083,2608 1087,2613 1087,2630 1092,2634 1092,2638 1096,2642 1096,2651 1109,2663 1109,2668 1126,2685 1130,2685 1138,2693 1147,2697 1151,2697 1155,2702 1159,2702 1164,2706 1181,2706 1189,2710 1612,2710 1629,2723 1612,2735 1176,2735 1172,2740 1164,2740 1159,2744 1155,2744 1151,2748 1147,2748 1138,2752 1134,2752 1109,2778 1109,2782 1096,2795 1096,2799 1092,2807 1092,2812 1087,2816 1087,2833 1083,2837 1083,2862 1087,2867 1087,2884 1092,2888 1092,2892 1096,2896 1096,2905 1109,2917 1109,2922 1126,2939 1130,2939 1138,2947 1147,2951 1151,2951 1155,2956 1159,2956 1164,2960 1181,2960 1189,2964 1612,2964 1629,2977 1612,2989 1176,2989 1134,3006 1117,3023 1104,3040 1092,3061 1083,3104 1092,3146 1104,3167 1117,3184 1134,3197 1155,3210 1176,3214 1193,3218 1612,3218 1629,3231 1612,3243 1176,3243 1134,3260 1117,3277 1104,3294 1092,3315 1083,3358 1092,3400 1104,3421 1117,3438 1134,3451 1155,3464 1176,3468 1193,3472 1612,3472 1629,3485 1612,3497 1176,3497 1134,3514 1117,3531 1104,3548 1092,3569 1083,3612 1092,3654 1104,3675 1117,3692 1134,3705 1155,3718 1176,3722 1193,3726 1612,3726 1629,3739 1612,3751 1176,3751 1134,3768 1117,3785 1104,3802 1092,3823 1083,3866 1092,3908 1104,3929 1117,3946 1134,3959 1155,3972 1176,3976 1193,3980 1612,3980 1638,3997 1663,4010 1694,4014 1723,4014 1749,4010 1778,3997 1804,3980 1838,3938 1850,3908 1855,3878 1855,3849 1850,3823 1838,3794 1804,3751 1783,3739 1804,3726 1838,3684 1850,3654 1855,3624 1855,3595 1850,3569 1838,3540 1804,3497 1783,3485 1804,3472 1838,3430 1850,3400 1855,3370 1855,3341 1850,3315 1838,3286 1804,3243 1783,3231 1804,3218 1838,3176 1850,3146 1855,3116 1855,3087 1850,3061 1838,3032 1804,2989 1783,2977 1804,2964 1838,2922 1850,2892 1855,2862 1855,2833 2193,2833 2193,2862 2198,2892 2210,2922 2227,2943 2248,2964 2265,2977 2248,2989 2227,3011 2210,3032 2198,3061 2193,3087 2193,3116 2198,3146 2210,3176 2227,3197 2248,3218 2265,3231 2248,3243 2227,3265 2210,3286 2198,3315 2193,3341 2193,3370 2198,3400 2210,3430 2227,3451 2248,3472 2265,3485 2248,3497 2227,3519 2210,3540 2198,3569 2193,3595 2193,3624 2198,3654 2210,3684 2227,3705 2248,3726 2265,3739 2248,3751 2227,3773 2210,3794 2198,3823 2193,3849 2193,3878 2198,3908 2210,3938 2227,3959 2248,3980 2274,3997 2299,4010 2329,4014 2358,4014 2384,4010 2413,3997 2439,3980 2858,3980 2871,3976 2896,3972 2930,3946 2947,3929 2964,3887 2964,3845 2947,3802 2913,3768 2896,3760 2871,3751 2439,3751 2418,3739 2439,3726 2858,3726 2871,3722 2896,3718 2930,3692 2947,3675 2964,3633 2964,3591 2947,3548 2913,3514 2896,3506 2871,3497 2439,3497 2418,3485 2439,3472 2858,3472 2871,3468 2896,3464 2930,3438 2947,3421 2964,3379 2964,3337 2947,3294 2913,3260 2896,3252 2871,3243 2439,3243 2418,3231 2439,3218 2858,3218 2871,3214 2896,3210 2930,3184 2947,3167 2964,3125 2964,3083 2947,3040 2913,3006 2896,2998 2871,2989 2439,2989 2418,2977 2439,2964 2862,2964 2866,2960 2883,2960 2888,2956 2896,2956 2900,2951 2905,2951 2917,2939 2922,2939 2947,2913 2947,2909 2951,2905 2951,2896 2955,2892 2955,2888 2960,2884 2960,2875 2964,2871 2964,2833 3336,2833 3336,2862 3341,2892 3353,2922 3370,2943 3391,2964 3408,2977 3391,2989 3370,3011 3353,3032 3341,3061 3336,3087 3336,3116 3341,3146 3353,3176 3370,3197 3391,3218 3408,3231 3391,3243 3370,3265 3353,3286 3341,3315 3336,3341 3336,3370 3341,3400 3353,3430 3370,3451 3391,3472 3408,3485 3391,3497 3370,3519 3353,3540 3341,3569 3336,3595 3336,3624 3341,3654 3353,3684 3370,3705 3391,3726 3408,3739 3391,3751 3370,3773 3353,3794 3341,3823 3336,3849 3336,3878 3341,3908 3353,3938 3370,3959 3391,3980 3417,3997 3442,4010 3472,4014 3501,4014 3527,4010 3557,3997 3582,3980 3616,3938 3628,3908 3633,3878 3633,3849 3628,3823 3616,3794 3582,3751 3561,3739 3582,3726 3616,3684 3628,3654 3633,3624 3633,3595 3628,3569 3616,3540 3582,3497 3561,3485 3582,3472 3616,3430 3628,3400 3633,3370 3633,3341 3628,3315 3616,3286 3582,3243 3561,3231 3582,3218 3616,3176 3628,3146 3633,3116 3633,3087 3628,3061 3616,3032 3582,2989 3561,2977 3582,2964 3616,2922 3628,2892 3633,2862 3633,2833 3628,2807 3616,2778 3582,2735 3561,2723 3573,2714 3595,2697 3612,2672 3624,2647 3628,2630 3616,2608 3353,2608 3341,2630 3345,2647 3358,2672 3374,2697 3396,2714 3408,2723 3391,2735 3370,2757 3353,2778 3341,2807 3336,2833 2964,2833 2964,2829 2960,2820 2960,2816 2955,2812 2955,2807 2951,2799 2951,2795 2947,2790 2947,2786 2913,2752 2909,2752 2905,2748 2900,2748 2896,2744 2888,2744 2883,2740 2879,2740 2871,2735 2439,2735 2418,2723 2430,2714 2452,2697 2469,2672 2481,2647 2485,2630 2473,2608 2210,2608 2198,2630 2202,2647 2215,2672 2231,2697 2253,2714 2265,2723 2248,2735 2227,2757 2210,2778 2198,2807 2193,2833 1855,2833 1850,2807 1838,2778 1804,2735 1783,2723 1804,2710 1838,2668 1850,2638 1855,2608 1855,2579 1850,2553 1838,2524 1804,2481 1783,2469 1804,2456 1838,2414 1850,2384 1855,2354 1855,2325 1850,2299 1838,2270 1804,2227 1783,2215 1804,2202 1838,2160 1850,2130 1855,2100 1855,2071 1850,2045 1838,2016 1804,1973 1783,1961 1804,1948 1838,1906 1850,1876 1855,1846 1855,1817 1850,1791 1838,1762 1804,1719 1783,1707 1804,1694 1838,1652 1850,1622 1855,1592 1855,1563 1850,1537 1838,1508 1804,1465 1783,1453 1795,1444 1817,1427 1834,1402 1846,1377 1850,1360 1838,1338 1574,1338 1562,1360 1566,1377 1579,1402 1595,1427 1617,1444 1629,1453 1612,1465 1176,1465 1172,1470 1164,1470 1159,1474 1155,1474 1151,1478 1147,1478 1138,1482 1134,1482 1109,1508 1109,1512 1096,1525 1096,1529 1092,1537 1092,1542 1087,1546 1087,1563 1083,1567 1083,1580 838,1580 838,1563 833,1537 821,1508 787,1465 766,1453 778,1444 800,1427 817,1402 829,1377 833,1360 821,1338 558,1338 546,1360 550,1377 563,1402 579,1427 601,1444 613,1453 596,1465 575,1487 558,1508 546,1537 541,1563 0,1563 0,224 541,224 541,406 546,419 554,427 558,440 571,448 579,453 588,453 575,470 558,491 546,520 541,546 541,575 546,606 558,636 575,657 596,678 613,691 596,703 575,725 558,746 546,775 541,801 541,830 546,860 558,890 575,911 596,932 613,945 596,957 575,979 558,1000 546,1029 541,1055 541,1084 546,1114 558,1144 575,1165 596,1186 613,1199 601,1207 579,1224 563,1250 550,1275 546,1288 558,1313 677,1313 677,1309 702,1309 702,1313 821,1313 833,1288 829,1275 817,1250 800,1224 778,1207 766,1199 787,1186 821,1144 833,1114 838,1084 838,1055 833,1029 821,1000 787,957 766,945 787,932 821,890 833,860 838,830 838,801 833,775 821,746 787,703 766,691 787,678 821,636 833,606 838,575 838,546 833,520 821,491 804,470 791,453 800,453 812,448 821,440 829,427 833,419 838,406 838,309 1083,309 1083,321 1087,326 1087,343 1092,347 1092,351 1096,355 1096,364 1109,376 1109,381 1126,398 1130,398 1138,406 1147,410 1151,410 1155,415 1159,415 1164,419 1181,419 1189,423 1566,423 1570,427 1574,440 1587,448 1591,448 1176,448 1172,453 1164,453 1159,457 1155,457 1151,461 1147,461 1138,465 1134,465 1109,491 1109,495 1096,508 1096,512 1092,520 1092,525 1087,529 1087,546 1083,550 1083,575 1087,580 1087,598 1092,602 1092,606 1096,610 1096,619 1109,631 1109,636 1126,653 1130,653 1138,661 1147,665 1151,665 1155,670 1159,670 1164,674 1181,674 1189,678 1612,678 1629,691 1612,703 1176,703 1172,708 1164,708 1159,712 1155,712 1151,716 1147,716 1138,720 1134,720 1109,746 1109,750 1096,763 1096,767 1092,775 1092,780 1087,784 1087,801 1083,805 1083,830 1087,835 1087,852 1092,856 1092,860 1096,864 1096,873 1109,885 1109,890 1126,907 1130,907 1138,915 1147,919 1151,919 1155,924 1159,924 1164,928 1181,928 1189,932 1612,932 1629,945 1612,957 1176,957 1172,962 1164,962 1159,966 1155,966 1151,970 1147,970 1138,974 1134,974 1109,1000 1109,1004 1096,1017 1096,1021 1092,1029 1092,1034 1087,1038 1087,1055 1083,1059 1083,1084 1087,1089 1087,1106 1092,1110 1092,1114 1096,1118 1096,1127 1109,1139 1109,1144 1126,1161 1130,1161 1138,1169 1147,1173 1151,1173 1155,1178 1159,1178 1164,1182 1181,1182 1189,1186 1612,1186 1629,1199 1617,1207 1595,1224 1579,1250 1566,1275 1562,1288 1574,1313 1694,1313 1694,1309 1719,1309 1719,1313 1838,1313 1850,1288 1846,1275 1834,1250 1817,1224 1795,1207 1783,1199 1804,1186 1838,1144 1850,1114 1855,1084 1855,1055 1850,1029 1838,1000 1804,957 1783,945 1804,932 1838,890 1850,860 1855,830 1855,801 1850,775 1838,746 1804,703 1783,691 1804,678 1838,636 1850,606 1855,575 1855,546 1850,520 1838,491 1821,470 1808,453 1817,453 1829,448 1838,440 1846,427 1850,419 1855,406 1855,393 2193,393 2193,406 2198,419 2206,427 2210,440 2223,448 2231,453 2240,453 2227,470 2210,491 2198,520 2193,546 2193,575 2198,606 2210,636 2227,657 2248,678 2265,691 2248,703 2227,725 2210,746 2198,775 2193,801 2193,830 2198,860 2210,890 2227,911 2248,932 2265,945 2248,957 2227,979 2210,1000 2198,1029 2193,1055 2193,1084 2198,1114 2210,1144 2227,1165 2248,1186 2265,1199 2248,1211 2227,1233 2210,1254 2198,1283 2193,1309 2193,1338 2198,1368 2210,1398 2227,1419 2248,1440 2265,1453 2248,1465 2227,1487 2210,1508 2198,1537 2193,1563 2193,1592 2198,1622 2210,1652 2227,1673 2248,1694 2265,1707 2248,1719 2227,1741 2210,1762 2198,1791 2193,1817 2193,1846 2198,1876 2210,1906 2227,1927 2248,1948 2265,1961 2248,1973 2227,1995 2210,2016 2198,2045 2193,2071 2193,2100 2198,2130 2210,2160 2227,2181 2248,2202 2265,2215 2248,2227 2227,2249 2210,2270 2198,2299 2193,2325 2193,2354 2198,2384 2210,2414 2227,2435 2248,2456 2265,2469 2253,2477 2231,2494 2215,2520 2202,2545 2198,2558 2210,2583 2329,2583 2329,2579 2354,2579 2354,2583 2473,2583 2485,2558 2481,2545 2469,2520 2452,2494 2430,2477 2418,2469 2439,2456 2858,2456 2871,2452 2896,2448 2930,2422 2947,2405 2964,2363 2964,2321 2947,2278 2913,2244 2896,2236 2871,2227 2439,2227 2418,2215 2439,2202 2862,2202 2866,2198 2883,2198 2888,2194 2896,2194 2900,2189 2905,2189 2917,2177 2922,2177 2947,2151 2947,2147 2951,2143 2951,2134 2955,2130 2955,2126 2960,2122 2960,2113 2964,2109 2964,2067 2960,2058 2960,2054 2955,2050 2955,2045 2951,2037 2951,2033 2947,2028 2947,2024 2913,1990 2909,1990 2905,1986 2900,1986 2896,1982 2888,1982 2883,1978 2879,1978 2871,1973 2439,1973 2418,1961 2439,1948 2862,1948 2866,1944 2883,1944 2888,1940 2896,1940 2900,1935 2905,1935 2917,1923 2922,1923 2947,1897 2947,1893 2951,1889 2951,1880 2955,1876 2955,1872 2960,1868 2960,1859 2964,1855 2964,1813 2960,1804 2960,1800 2955,1796 2955,1791 2951,1783 2951,1779 2947,1774 2947,1770 2913,1736 2909,1736 2905,1732 2900,1732 2896,1728 2888,1728 2883,1724 2879,1724 2871,1719 2439,1719 2418,1707 2439,1694 2862,1694 2866,1690 2883,1690 2888,1686 2896,1686 2900,1681 2905,1681 2917,1669 2922,1669 2947,1643 2947,1639 2951,1635 2951,1626 2955,1622 2955,1618 2960,1614 2960,1605 2964,1601 2964,1559 2960,1550 2960,1546 2955,1542 2955,1537 2951,1529 2951,1525 2947,1520 2947,1516 2913,1482 2909,1482 2905,1478 2900,1478 2896,1474 2888,1474 2883,1470 2879,1470 2871,1465 2439,1465 2418,1453 2439,1440 2862,1440 2866,1436 2883,1436 2888,1432 2896,1432 2900,1427 2905,1427 2917,1415 2922,1415 2947,1389 2947,1385 2951,1381 2951,1372 2955,1368 2955,1364 2960,1360 2960,1351 2964,1347 2964,1305 2960,1296 2960,1292 2955,1288 2955,1283 2951,1275 2951,1271 2947,1266 2947,1262 2913,1228 2909,1228 2905,1224 2900,1224 2896,1220 2888,1220 2883,1216 2879,1216 2871,1211 2439,1211 2418,1199 2439,1186 2862,1186 2866,1182 2883,1182 2888,1178 2896,1178 2900,1173 2905,1173 2917,1161 2922,1161 2947,1135 2947,1131 2951,1127 2951,1118 2955,1114 2955,1110 2960,1106 2960,1097 2964,1093 2964,1051 2960,1042 2960,1038 2955,1034 2955,1029 2951,1021 2951,1017 2947,1012 2947,1008 2913,974 2909,974 2905,970 2900,970 2896,966 2888,966 2883,962 2879,962 2871,957 2439,957 2418,945 2439,932 2862,932 2866,928 2883,928 2888,924 2896,924 2900,919 2905,919 2917,907 2922,907 2947,881 2947,877 2951,873 2951,864 2955,860 2955,856 2960,852 2960,843 2964,839 2964,797 2960,788 2960,784 2955,780 2955,775 2951,767 2951,763 2947,758 2947,754 2913,720 2909,720 2905,716 2900,716 2896,712 2888,712 2883,708 2879,708 2871,703 2439,703 2418,691 2439,678 2858,678 2871,674 2896,670 2930,644 2947,627 2964,584 2964,542 2947,499 2913,465 2896,457 2871,448 2460,448 2464,448 2473,440 2481,427 2485,419 2490,406 2490,393 3336,393 3336,406 3341,419 3349,427 3353,440 3366,448 3374,453 3383,453 3370,470 3353,491 3341,520 3336,546 3336,575 3341,606 3353,636 3370,657 3391,678 3408,691 3391,703 3370,725 3353,746 3341,775 3336,801 3336,830 3341,860 3353,890 3370,911 3391,932 3408,945 3391,957 3370,979 3353,1000 3341,1029 3336,1055 3336,1084 3341,1114 3353,1144 3370,1165 3391,1186 3408,1199 3391,1211 3370,1233 3353,1254 3341,1283 3336,1309 3336,1338 3341,1368 3353,1398 3370,1419 3391,1440 3408,1453 3391,1465 3370,1487 3353,1508 3341,1537 3336,1563 3336,1592 3341,1622 3353,1652 3370,1673 3391,1694 3408,1707 3391,1719 3370,1741 3353,1762 3341,1791 3336,1817 3336,1846 3341,1876 3353,1906 3370,1927 3391,1948 3408,1961 3391,1973 3370,1995 3353,2016 3341,2045 3336,2071 3336,2100 3341,2130 3353,2160 3370,2181 3391,2202 3408,2215 3391,2227 3370,2249 3353,2270 3341,2299 3336,2325 3336,2354 3341,2384 3353,2414 3370,2435 3391,2456 3408,2469 3396,2477 3374,2494 3358,2520 3345,2545 3341,2558 3353,2583 3472,2583 3472,2579 3497,2579 3497,2583 3616,2583 3628,2558 3624,2545 3607,2511 4225,2511 4225,2566 4242,2583 4361,2583 4361,2465 4344,2448 4276,2448 4263,2452 4255,2456 4242,2465 4238,2473 4230,2486 4225,2498 4225,2511 3607,2511 3595,2494 3573,2477 3561,2469 3582,2456 3616,2414 3628,2384 3633,2354 3633,2325 3628,2299 3616,2270 3582,2227 3561,2215 3582,2202 3616,2160 3628,2130 3633,2100 3633,2071 3628,2045 3616,2016 3582,1973 3561,1961 3582,1948 3616,1906 3628,1876 3633,1846 3633,1817 3628,1791 3616,1762 3582,1719 3561,1707 3582,1694 3616,1652 3628,1622 3633,1592 3633,1563 3628,1537 3616,1508 3582,1465 3561,1453 3582,1440 3616,1398 3628,1368 3633,1338 3633,1309 3628,1283 3616,1254 3582,1211 3561,1199 3582,1186 3616,1144 3628,1114 3633,1084 3633,1055 3628,1029 3616,1000 3582,957 3561,945 3582,932 3616,890 3628,860 3633,830 3633,801 3628,775 3616,746 3582,703 3561,691 3582,678 3616,636 3628,606 3633,575 3633,546 3628,520 3616,491 3599,470 3586,453 3595,453 3607,448 3616,440 3624,427 3628,419 3633,406 3633,338 3620,321 3353,321 3336,338 3336,393 2490,393 2490,338 2477,321 2210,321 2193,338 2193,393 1855,393 1855,224 2193,224 2193,279 2210,296 2329,296 2329,178 2354,178 2354,296 2477,296 2490,279 2490,224 3336,224 3336,279 3353,296 3472,296 3472,178 3497,178 3497,296 3620,296 3633,279 3633,211 3624,186 3607,169 3582,161 3514,161 3497,178 3472,178 3455,161 3387,161 3374,165 3366,169 3353,178 3349,186 3341,199 3336,211 3336,224 2490,224 2490,211 2481,186 2464,169 2439,161 2371,161 2354,178 2329,178 2312,161 2244,161 2231,165 2223,169 2210,178 2206,186 2198,199 2193,211 2193,224 1855,224 1855,211 1846,186 1829,169 1804,161 1608,161 1595,165 1587,169 1574,178 1566,194 1176,194 1172,199 1164,199 1159,203 1155,203 1151,207 1147,207 1138,211 1134,211 1109,237 1109,241 1096,254 1096,258 1092,266 1092,271 1087,275 1087,292 1083,296 1083,309 838,309 838,211 829,186 812,169 787,161 592,161 579,165 571,169 558,178 554,186 546,199 541,211 541,224 0,224 0,0 4429,0">
            <text:p/>
          </draw:polygon>
          <draw:polyline draw:style-name="gr1" draw:text-style-name="P1" draw:layer="layout" svg:width="0cm" svg:height="0cm" svg:x="4.85cm" svg:y="4.096cm" svg:viewBox="0 0 0 0" draw:points="0,0">
            <text:p/>
          </draw:polyline>
          <draw:line draw:style-name="gr1" draw:text-style-name="P1" draw:layer="layout" svg:x1="4.342cm" svg:y1="4.35cm" svg:x2="4.85cm" svg:y2="4.35cm">
            <text:p/>
          </draw:line>
          <draw:line draw:style-name="gr1" draw:text-style-name="P1" draw:layer="layout" svg:x1="4.342cm" svg:y1="4.096cm" svg:x2="4.85cm" svg:y2="4.096cm">
            <text:p/>
          </draw:line>
          <draw:line draw:style-name="gr1" draw:text-style-name="P1" draw:layer="layout" svg:x1="4.342cm" svg:y1="3.334cm" svg:x2="4.85cm" svg:y2="3.334cm">
            <text:p/>
          </draw:line>
          <draw:line draw:style-name="gr1" draw:text-style-name="P1" draw:layer="layout" svg:x1="4.342cm" svg:y1="3.842cm" svg:x2="4.85cm" svg:y2="3.842cm">
            <text:p/>
          </draw:line>
          <draw:line draw:style-name="gr1" draw:text-style-name="P1" draw:layer="layout" svg:x1="4.342cm" svg:y1="3.588cm" svg:x2="4.85cm" svg:y2="3.588cm">
            <text:p/>
          </draw:line>
          <draw:line draw:style-name="gr1" draw:text-style-name="P1" draw:layer="layout" svg:x1="8.698cm" svg:y1="3.588cm" svg:x2="9.206cm" svg:y2="3.588cm">
            <text:p/>
          </draw:line>
          <draw:line draw:style-name="gr1" draw:text-style-name="P1" draw:layer="layout" svg:x1="9.841cm" svg:y1="3.842cm" svg:x2="10.349cm" svg:y2="3.842cm">
            <text:p/>
          </draw:line>
          <draw:line draw:style-name="gr1" draw:text-style-name="P1" draw:layer="layout" svg:x1="9.841cm" svg:y1="4.35cm" svg:x2="10.349cm" svg:y2="4.35cm">
            <text:p/>
          </draw:line>
          <draw:line draw:style-name="gr1" draw:text-style-name="P1" draw:layer="layout" svg:x1="9.841cm" svg:y1="4.096cm" svg:x2="10.349cm" svg:y2="4.096cm">
            <text:p/>
          </draw:line>
          <draw:polyline draw:style-name="gr1" draw:text-style-name="P1" draw:layer="layout" svg:width="0cm" svg:height="0cm" svg:x="10.349cm" svg:y="4.096cm" svg:viewBox="0 0 0 0" draw:points="0,0">
            <text:p/>
          </draw:polyline>
          <draw:line draw:style-name="gr1" draw:text-style-name="P1" draw:layer="layout" svg:x1="8.698cm" svg:y1="4.096cm" svg:x2="9.206cm" svg:y2="4.096cm">
            <text:p/>
          </draw:line>
          <draw:line draw:style-name="gr1" draw:text-style-name="P1" draw:layer="layout" svg:x1="8.698cm" svg:y1="3.842cm" svg:x2="9.206cm" svg:y2="3.842cm">
            <text:p/>
          </draw:line>
          <draw:line draw:style-name="gr1" draw:text-style-name="P1" draw:layer="layout" svg:x1="8.698cm" svg:y1="4.35cm" svg:x2="9.206cm" svg:y2="4.35cm">
            <text:p/>
          </draw:line>
          <draw:line draw:style-name="gr1" draw:text-style-name="P1" draw:layer="layout" svg:x1="8.698cm" svg:y1="5.366cm" svg:x2="9.206cm" svg:y2="5.366cm">
            <text:p/>
          </draw:line>
          <draw:line draw:style-name="gr1" draw:text-style-name="P1" draw:layer="layout" svg:x1="8.698cm" svg:y1="4.604cm" svg:x2="9.206cm" svg:y2="4.604cm">
            <text:p/>
          </draw:line>
          <draw:line draw:style-name="gr1" draw:text-style-name="P1" draw:layer="layout" svg:x1="8.698cm" svg:y1="5.62cm" svg:x2="9.206cm" svg:y2="5.62cm">
            <text:p/>
          </draw:line>
          <draw:line draw:style-name="gr1" draw:text-style-name="P1" draw:layer="layout" svg:x1="8.698cm" svg:y1="4.858cm" svg:x2="9.206cm" svg:y2="4.858cm">
            <text:p/>
          </draw:line>
          <draw:line draw:style-name="gr1" draw:text-style-name="P1" draw:layer="layout" svg:x1="8.698cm" svg:y1="2.064cm" svg:x2="9.206cm" svg:y2="2.064cm">
            <text:p/>
          </draw:line>
          <draw:line draw:style-name="gr1" draw:text-style-name="P1" draw:layer="layout" svg:x1="8.698cm" svg:y1="2.826cm" svg:x2="9.206cm" svg:y2="2.826cm">
            <text:p/>
          </draw:line>
          <draw:line draw:style-name="gr1" draw:text-style-name="P1" draw:layer="layout" svg:x1="8.698cm" svg:y1="2.318cm" svg:x2="9.206cm" svg:y2="2.318cm">
            <text:p/>
          </draw:line>
          <draw:line draw:style-name="gr1" draw:text-style-name="P1" draw:layer="layout" svg:x1="8.698cm" svg:y1="2.572cm" svg:x2="9.206cm" svg:y2="2.572cm">
            <text:p/>
          </draw:line>
          <draw:line draw:style-name="gr1" draw:text-style-name="P1" draw:layer="layout" svg:x1="8.698cm" svg:y1="3.334cm" svg:x2="9.206cm" svg:y2="3.334cm">
            <text:p/>
          </draw:line>
          <draw:line draw:style-name="gr1" draw:text-style-name="P1" draw:layer="layout" svg:x1="9.206cm" svg:y1="3.08cm" svg:x2="8.698cm" svg:y2="3.08cm">
            <text:p/>
          </draw:line>
          <draw:polyline draw:style-name="gr1" draw:text-style-name="P1" draw:layer="layout" svg:width="0cm" svg:height="0cm" svg:x="8.698cm" svg:y="3.08cm" svg:viewBox="0 0 0 0" draw:points="0,0">
            <text:p/>
          </draw:polyline>
          <draw:line draw:style-name="gr1" draw:text-style-name="P1" draw:layer="layout" svg:x1="9.841cm" svg:y1="3.334cm" svg:x2="10.349cm" svg:y2="3.334cm">
            <text:p/>
          </draw:line>
          <draw:line draw:style-name="gr1" draw:text-style-name="P1" draw:layer="layout" svg:x1="9.841cm" svg:y1="2.572cm" svg:x2="10.349cm" svg:y2="2.572cm">
            <text:p/>
          </draw:line>
          <draw:line draw:style-name="gr1" draw:text-style-name="P1" draw:layer="layout" svg:x1="9.841cm" svg:y1="3.588cm" svg:x2="10.349cm" svg:y2="3.588cm">
            <text:p/>
          </draw:line>
          <draw:line draw:style-name="gr1" draw:text-style-name="P1" draw:layer="layout" svg:x1="9.841cm" svg:y1="2.826cm" svg:x2="10.349cm" svg:y2="2.826cm">
            <text:p/>
          </draw:line>
          <draw:line draw:style-name="gr1" draw:text-style-name="P1" draw:layer="layout" svg:x1="9.841cm" svg:y1="3.08cm" svg:x2="10.349cm" svg:y2="3.08cm">
            <text:p/>
          </draw:line>
          <draw:polygon draw:style-name="gr2" draw:text-style-name="P2" draw:layer="layout" svg:width="4.432cm" svg:height="4.174cm" svg:x="7.5cm" svg:y="1.755cm" svg:viewBox="0 0 4433 4175" draw:points="4433,2448 4403,2448 4386,2465 4386,2583 4391,2583 4391,2608 4242,2608 4225,2625 4225,2680 4230,2693 4230,2706 4238,2714 4247,2727 4255,2735 4268,2740 4272,2740 4259,2757 4242,2778 4234,2807 4225,2833 4225,2862 4242,2922 4259,2943 4280,2964 4297,2977 4280,2989 4259,3011 4242,3032 4234,3061 4225,3087 4225,3116 4242,3176 4259,3197 4280,3218 4297,3231 4280,3243 4259,3265 4242,3286 4234,3315 4225,3341 4225,3370 4242,3430 4259,3451 4280,3472 4297,3485 4280,3497 4259,3519 4242,3540 4234,3569 4225,3595 4225,3624 4242,3684 4259,3705 4280,3726 4297,3739 4280,3751 4259,3773 4242,3794 4234,3823 4225,3849 4225,3878 4242,3938 4259,3959 4280,3980 4306,3997 4331,4010 4361,4014 4391,4014 4420,4010 4433,4001 4433,4175 0,4175 0,1563 541,1563 541,1592 558,1652 575,1673 596,1694 613,1707 596,1719 575,1741 558,1762 550,1791 541,1817 541,1846 558,1906 575,1927 596,1948 613,1961 596,1973 575,1995 558,2016 550,2045 541,2071 541,2100 558,2160 575,2181 596,2202 613,2215 596,2227 575,2249 558,2270 550,2299 541,2325 541,2354 558,2414 575,2435 596,2456 613,2469 596,2481 575,2503 558,2524 550,2553 541,2579 541,2608 558,2668 575,2689 596,2710 613,2723 596,2735 575,2757 558,2778 550,2807 541,2833 541,2862 558,2922 575,2943 596,2964 613,2977 596,2989 575,3011 558,3032 550,3061 541,3087 541,3116 558,3176 575,3197 596,3218 613,3231 596,3243 575,3265 558,3286 550,3315 541,3341 541,3370 558,3430 575,3451 596,3472 613,3485 596,3497 575,3519 558,3540 550,3569 541,3595 541,3624 558,3684 575,3705 596,3726 613,3739 596,3751 575,3773 558,3794 550,3823 541,3849 541,3878 558,3938 575,3959 596,3980 623,3997 648,4010 678,4014 708,4014 737,4010 763,3997 788,3980 809,3959 826,3938 835,3908 839,3878 839,3849 835,3823 826,3794 809,3773 788,3751 771,3739 788,3726 809,3705 826,3684 835,3654 839,3624 839,3595 835,3569 826,3540 809,3519 788,3497 771,3485 788,3472 809,3451 826,3430 835,3400 839,3370 839,3341 835,3315 826,3286 809,3265 788,3243 771,3231 788,3218 809,3197 826,3176 835,3146 839,3116 839,3087 835,3061 826,3032 809,3011 788,2989 771,2977 788,2964 809,2943 826,2922 835,2892 839,2862 839,2833 835,2807 826,2778 809,2757 788,2735 771,2723 788,2710 809,2689 826,2668 835,2638 839,2608 839,2579 835,2553 826,2524 809,2503 788,2481 771,2469 788,2456 809,2435 826,2414 835,2384 839,2354 839,2325 835,2299 826,2270 809,2249 788,2227 771,2215 788,2202 809,2181 826,2160 835,2130 839,2100 839,2071 835,2045 826,2016 809,1995 788,1973 771,1961 788,1948 809,1927 826,1906 835,1876 839,1846 839,1817 835,1791 826,1762 809,1741 788,1719 771,1707 788,1694 809,1673 826,1652 835,1622 839,1592 839,1580 1084,1580 1089,1584 1089,1605 1093,1614 1093,1618 1097,1622 1097,1626 1101,1635 1101,1639 1118,1656 1118,1660 1127,1669 1131,1669 1135,1673 1144,1677 1148,1681 1152,1681 1156,1686 1161,1686 1169,1690 1182,1690 1190,1694 1614,1694 1630,1707 1614,1719 1177,1719 1173,1724 1169,1724 1161,1728 1156,1728 1152,1732 1148,1732 1144,1736 1135,1736 1118,1753 1118,1758 1101,1774 1101,1779 1097,1783 1097,1791 1093,1796 1093,1800 1089,1804 1089,1830 1084,1834 1089,1838 1089,1859 1093,1868 1093,1872 1097,1876 1097,1880 1101,1889 1101,1893 1118,1910 1118,1914 1127,1923 1131,1923 1135,1927 1144,1931 1148,1935 1152,1935 1156,1940 1161,1940 1169,1944 1182,1944 1190,1948 1614,1948 1630,1961 1614,1973 1177,1973 1173,1978 1169,1978 1161,1982 1156,1982 1152,1986 1148,1986 1144,1990 1135,1990 1118,2007 1118,2012 1101,2028 1101,2033 1097,2037 1097,2045 1093,2050 1093,2054 1089,2058 1089,2083 1084,2088 1089,2092 1089,2113 1093,2122 1093,2126 1097,2130 1097,2134 1101,2143 1101,2147 1118,2164 1118,2168 1127,2177 1131,2177 1135,2181 1144,2185 1148,2189 1152,2189 1156,2194 1161,2194 1169,2198 1182,2198 1190,2202 1614,2202 1630,2215 1614,2227 1177,2227 1173,2232 1169,2232 1161,2236 1156,2236 1152,2240 1148,2240 1144,2244 1135,2244 1118,2261 1118,2266 1101,2282 1101,2287 1097,2291 1097,2299 1093,2304 1093,2308 1089,2312 1089,2337 1084,2342 1089,2346 1089,2367 1093,2376 1093,2380 1097,2384 1097,2388 1101,2397 1101,2401 1118,2418 1118,2422 1127,2431 1131,2431 1135,2435 1144,2439 1148,2443 1152,2443 1156,2448 1161,2448 1169,2452 1182,2452 1190,2456 1614,2456 1630,2469 1614,2481 1177,2481 1173,2486 1169,2486 1161,2490 1156,2490 1152,2494 1148,2494 1144,2498 1135,2498 1118,2515 1118,2520 1101,2536 1101,2541 1097,2545 1097,2553 1093,2558 1093,2562 1089,2566 1089,2592 1084,2596 1089,2600 1089,2621 1093,2630 1093,2634 1097,2638 1097,2642 1101,2651 1101,2655 1118,2672 1118,2676 1127,2685 1131,2685 1135,2689 1144,2693 1148,2697 1152,2697 1156,2702 1161,2702 1169,2706 1182,2706 1190,2710 1614,2710 1630,2723 1614,2735 1177,2735 1173,2740 1169,2740 1161,2744 1156,2744 1152,2748 1148,2748 1144,2752 1135,2752 1118,2769 1118,2774 1101,2790 1101,2795 1097,2799 1097,2807 1093,2812 1093,2816 1089,2820 1089,2846 1084,2850 1089,2854 1089,2875 1093,2884 1093,2888 1097,2892 1097,2896 1101,2905 1101,2909 1118,2926 1118,2930 1127,2939 1131,2939 1135,2943 1144,2947 1148,2951 1152,2951 1156,2956 1161,2956 1169,2960 1182,2960 1190,2964 1614,2964 1630,2977 1614,2989 1177,2989 1135,3006 1118,3023 1105,3040 1089,3083 1084,3104 1089,3125 1105,3167 1118,3184 1135,3197 1156,3210 1177,3214 1194,3218 1614,3218 1630,3231 1614,3243 1177,3243 1135,3260 1118,3277 1105,3294 1089,3337 1084,3358 1089,3379 1105,3421 1118,3438 1135,3451 1156,3464 1177,3468 1194,3472 1614,3472 1630,3485 1614,3497 1177,3497 1135,3514 1118,3531 1105,3548 1089,3591 1084,3612 1089,3633 1105,3675 1118,3692 1135,3705 1156,3718 1177,3722 1194,3726 1614,3726 1630,3739 1614,3751 1177,3751 1135,3768 1118,3785 1105,3802 1089,3845 1084,3866 1089,3887 1105,3929 1118,3946 1135,3959 1156,3972 1177,3976 1194,3980 1614,3980 1639,3997 1664,4010 1694,4014 1724,4014 1753,4010 1779,3997 1804,3980 1825,3959 1842,3938 1851,3908 1855,3878 1855,3849 1851,3823 1842,3794 1825,3773 1804,3751 1787,3739 1804,3726 1825,3705 1842,3684 1851,3654 1855,3624 1855,3595 1851,3569 1842,3540 1825,3519 1804,3497 1787,3485 1804,3472 1825,3451 1842,3430 1851,3400 1855,3370 1855,3341 1851,3315 1842,3286 1825,3265 1804,3243 1787,3231 1804,3218 1825,3197 1842,3176 1851,3146 1855,3116 1855,3087 1851,3061 1842,3032 1825,3011 1804,2989 1787,2977 1804,2964 1825,2943 1842,2922 1851,2892 1855,2862 1855,2833 2193,2833 2193,2862 2210,2922 2227,2943 2249,2964 2265,2977 2249,2989 2227,3011 2210,3032 2202,3061 2193,3087 2193,3116 2210,3176 2227,3197 2249,3218 2265,3231 2249,3243 2227,3265 2210,3286 2202,3315 2193,3341 2193,3370 2210,3430 2227,3451 2249,3472 2265,3485 2249,3497 2227,3519 2210,3540 2202,3569 2193,3595 2193,3624 2210,3684 2227,3705 2249,3726 2265,3739 2249,3751 2227,3773 2210,3794 2202,3823 2193,3849 2193,3878 2210,3938 2227,3959 2249,3980 2274,3997 2299,4010 2329,4014 2359,4014 2388,4010 2414,3997 2439,3980 2858,3980 2875,3976 2896,3972 2930,3946 2947,3929 2964,3887 2964,3845 2947,3802 2913,3768 2896,3760 2875,3751 2439,3751 2422,3739 2439,3726 2858,3726 2875,3722 2896,3718 2930,3692 2947,3675 2964,3633 2964,3591 2947,3548 2913,3514 2896,3506 2875,3497 2439,3497 2422,3485 2439,3472 2858,3472 2875,3468 2896,3464 2930,3438 2947,3421 2964,3379 2964,3337 2947,3294 2913,3260 2896,3252 2875,3243 2439,3243 2422,3231 2439,3218 2858,3218 2875,3214 2896,3210 2930,3184 2947,3167 2964,3125 2964,3083 2947,3040 2913,3006 2896,2998 2875,2989 2439,2989 2422,2977 2439,2964 2862,2964 2867,2960 2884,2960 2888,2956 2896,2956 2900,2951 2905,2951 2917,2939 2926,2939 2926,2934 2947,2913 2947,2909 2951,2905 2955,2896 2955,2892 2960,2888 2960,2875 2964,2871 2964,2833 3336,2833 3336,2862 3353,2922 3370,2943 3392,2964 3408,2977 3392,2989 3370,3011 3353,3032 3345,3061 3336,3087 3336,3116 3353,3176 3370,3197 3392,3218 3408,3231 3392,3243 3370,3265 3353,3286 3345,3315 3336,3341 3336,3370 3353,3430 3370,3451 3392,3472 3408,3485 3392,3497 3370,3519 3353,3540 3345,3569 3336,3595 3336,3624 3353,3684 3370,3705 3392,3726 3408,3739 3392,3751 3370,3773 3353,3794 3345,3823 3336,3849 3336,3878 3353,3938 3370,3959 3392,3980 3417,3997 3442,4010 3472,4014 3502,4014 3531,4010 3557,3997 3582,3980 3603,3959 3620,3938 3629,3908 3633,3878 3633,3849 3629,3823 3620,3794 3603,3773 3582,3751 3565,3739 3582,3726 3603,3705 3620,3684 3629,3654 3633,3624 3633,3595 3629,3569 3620,3540 3603,3519 3582,3497 3565,3485 3582,3472 3603,3451 3620,3430 3629,3400 3633,3370 3633,3341 3629,3315 3620,3286 3603,3265 3582,3243 3565,3231 3582,3218 3603,3197 3620,3176 3629,3146 3633,3116 3633,3087 3629,3061 3620,3032 3603,3011 3582,2989 3565,2977 3582,2964 3603,2943 3620,2922 3629,2892 3633,2862 3633,2833 3629,2807 3620,2778 3603,2757 3582,2735 3561,2723 3574,2714 3595,2697 3612,2672 3624,2647 3629,2630 3620,2608 3353,2608 3341,2630 3345,2647 3358,2672 3375,2697 3400,2714 3408,2723 3392,2735 3370,2757 3353,2778 3345,2807 3336,2833 2964,2833 2964,2829 2960,2820 2960,2812 2955,2807 2955,2799 2947,2790 2947,2786 2926,2765 2926,2761 2917,2757 2913,2752 2909,2752 2905,2748 2900,2748 2896,2744 2888,2744 2884,2740 2879,2740 2875,2735 2439,2735 2418,2723 2431,2714 2452,2697 2469,2672 2481,2647 2486,2630 2477,2608 2210,2608 2198,2630 2202,2647 2215,2672 2232,2697 2257,2714 2265,2723 2249,2735 2227,2757 2210,2778 2202,2807 2193,2833 1855,2833 1851,2807 1842,2778 1825,2757 1804,2735 1787,2723 1804,2710 1825,2689 1842,2668 1851,2638 1855,2608 1855,2579 1851,2553 1842,2524 1825,2503 1804,2481 1787,2469 1804,2456 1825,2435 1842,2414 1851,2384 1855,2354 1855,2325 1851,2299 1842,2270 1825,2249 1804,2227 1787,2215 1804,2202 1825,2181 1842,2160 1851,2130 1855,2100 1855,2071 1851,2045 1842,2016 1825,1995 1804,1973 1787,1961 1804,1948 1825,1927 1842,1906 1851,1876 1855,1846 1855,1817 1851,1791 1842,1762 1825,1741 1804,1719 1787,1707 1804,1694 1825,1673 1842,1652 1851,1622 1855,1592 1855,1563 1851,1537 1842,1508 1825,1487 1804,1465 1783,1453 1796,1444 1817,1427 1834,1402 1846,1377 1851,1360 1842,1338 1575,1338 1563,1360 1567,1377 1580,1402 1597,1427 1622,1444 1630,1453 1614,1465 1177,1465 1173,1470 1169,1470 1161,1474 1156,1474 1152,1478 1148,1478 1144,1482 1135,1482 1118,1499 1118,1504 1101,1520 1101,1525 1097,1529 1097,1537 1093,1542 1093,1546 1089,1550 1089,1576 1084,1580 839,1580 839,1563 835,1537 826,1508 809,1487 788,1465 767,1453 780,1444 801,1427 818,1402 830,1377 835,1360 826,1338 558,1338 546,1360 550,1377 563,1402 580,1427 605,1444 613,1453 596,1465 575,1487 558,1508 550,1537 541,1563 0,1563 0,224 541,224 541,393 546,406 546,419 554,427 563,440 571,448 584,453 588,453 575,470 558,491 550,520 541,546 541,575 558,636 575,657 596,678 613,691 596,703 575,725 558,746 550,775 541,801 541,830 558,890 575,911 596,932 613,945 596,957 575,979 558,1000 550,1029 541,1055 541,1084 558,1144 575,1165 596,1186 613,1199 605,1207 580,1224 563,1250 550,1275 546,1288 558,1313 678,1313 678,1309 703,1309 703,1313 826,1313 835,1288 830,1275 818,1250 801,1224 780,1207 767,1199 788,1186 809,1165 826,1144 835,1114 839,1084 839,1055 835,1029 826,1000 809,979 788,957 771,945 788,932 809,911 826,890 835,860 839,830 839,801 835,775 826,746 809,725 788,703 771,691 788,678 809,657 826,636 835,606 839,575 839,546 835,520 826,491 809,470 796,453 801,453 813,448 822,440 830,427 835,419 843,393 843,309 1084,309 1089,313 1089,334 1093,343 1093,347 1097,351 1097,355 1101,364 1101,368 1118,385 1118,389 1127,398 1131,398 1135,402 1144,406 1148,410 1152,410 1156,415 1161,415 1169,419 1182,419 1190,423 1567,423 1571,427 1580,440 1588,448 1592,448 1177,448 1173,453 1169,453 1161,457 1156,457 1152,461 1148,461 1144,465 1135,465 1118,482 1118,487 1101,503 1101,508 1097,512 1097,520 1093,525 1093,529 1089,533 1089,559 1084,563 1089,567 1089,588 1093,598 1093,602 1097,606 1097,610 1101,619 1101,623 1118,640 1118,644 1127,653 1131,653 1135,657 1144,661 1148,665 1152,665 1156,670 1161,670 1169,674 1182,674 1190,678 1614,678 1630,691 1614,703 1177,703 1173,708 1169,708 1161,712 1156,712 1152,716 1148,716 1144,720 1135,720 1118,737 1118,742 1101,758 1101,763 1097,767 1097,775 1093,780 1093,784 1089,788 1089,814 1084,818 1089,822 1089,843 1093,852 1093,856 1097,860 1097,864 1101,873 1101,877 1118,894 1118,898 1127,907 1131,907 1135,911 1144,915 1148,919 1152,919 1156,924 1161,924 1169,928 1182,928 1190,932 1614,932 1630,945 1614,957 1177,957 1173,962 1169,962 1161,966 1156,966 1152,970 1148,970 1144,974 1135,974 1118,991 1118,996 1101,1012 1101,1017 1097,1021 1097,1029 1093,1034 1093,1038 1089,1042 1089,1067 1084,1072 1089,1076 1089,1097 1093,1106 1093,1110 1097,1114 1097,1118 1101,1127 1101,1131 1118,1148 1118,1152 1127,1161 1131,1161 1135,1165 1144,1169 1148,1173 1152,1173 1156,1178 1161,1178 1169,1182 1182,1182 1190,1186 1614,1186 1630,1199 1622,1207 1597,1224 1580,1250 1567,1275 1563,1288 1575,1313 1694,1313 1694,1309 1719,1309 1719,1313 1842,1313 1851,1288 1846,1275 1834,1250 1817,1224 1796,1207 1783,1199 1804,1186 1825,1165 1842,1144 1851,1114 1855,1084 1855,1055 1851,1029 1842,1000 1825,979 1804,957 1787,945 1804,932 1825,911 1842,890 1851,860 1855,830 1855,801 1851,775 1842,746 1825,725 1804,703 1787,691 1804,678 1825,657 1842,636 1851,606 1855,575 1855,546 1851,520 1842,491 1825,470 1812,453 1817,453 1829,448 1838,440 1846,427 1851,419 1859,393 2193,393 2198,406 2198,419 2206,427 2215,440 2223,448 2236,453 2240,453 2227,470 2210,491 2202,520 2193,546 2193,575 2210,636 2227,657 2249,678 2265,691 2249,703 2227,725 2210,746 2202,775 2193,801 2193,830 2210,890 2227,911 2249,932 2265,945 2249,957 2227,979 2210,1000 2202,1029 2193,1055 2193,1084 2210,1144 2227,1165 2249,1186 2265,1199 2249,1211 2227,1233 2210,1254 2202,1283 2193,1309 2193,1338 2210,1398 2227,1419 2249,1440 2265,1453 2249,1465 2227,1487 2210,1508 2202,1537 2193,1563 2193,1592 2210,1652 2227,1673 2249,1694 2265,1707 2249,1719 2227,1741 2210,1762 2202,1791 2193,1817 2193,1846 2210,1906 2227,1927 2249,1948 2265,1961 2249,1973 2227,1995 2210,2016 2202,2045 2193,2071 2193,2100 2210,2160 2227,2181 2249,2202 2265,2215 2249,2227 2227,2249 2210,2270 2202,2299 2193,2325 2193,2354 2210,2414 2227,2435 2249,2456 2265,2469 2257,2477 2232,2494 2215,2520 2202,2545 2198,2558 2210,2583 2329,2583 2329,2579 2354,2579 2354,2583 2477,2583 2486,2558 2481,2545 2469,2520 2452,2494 2431,2477 2418,2469 2439,2456 2858,2456 2875,2452 2896,2448 2930,2422 2947,2405 2964,2363 2964,2321 2947,2278 2913,2244 2896,2236 2875,2227 2439,2227 2422,2215 2439,2202 2862,2202 2867,2198 2884,2198 2888,2194 2896,2194 2900,2189 2905,2189 2917,2177 2926,2177 2926,2172 2947,2151 2947,2147 2951,2143 2955,2134 2955,2130 2960,2126 2960,2113 2964,2109 2964,2067 2960,2058 2960,2050 2955,2045 2955,2037 2947,2028 2947,2024 2926,2003 2926,1999 2917,1995 2913,1990 2909,1990 2905,1986 2900,1986 2896,1982 2888,1982 2884,1978 2879,1978 2875,1973 2439,1973 2422,1961 2439,1948 2862,1948 2867,1944 2884,1944 2888,1940 2896,1940 2900,1935 2905,1935 2917,1923 2926,1923 2926,1918 2947,1897 2947,1893 2951,1889 2955,1880 2955,1876 2960,1872 2960,1859 2964,1855 2964,1813 2960,1804 2960,1796 2955,1791 2955,1783 2947,1774 2947,1770 2926,1749 2926,1745 2917,1741 2913,1736 2909,1736 2905,1732 2900,1732 2896,1728 2888,1728 2884,1724 2879,1724 2875,1719 2439,1719 2422,1707 2439,1694 2862,1694 2867,1690 2884,1690 2888,1686 2896,1686 2900,1681 2905,1681 2917,1669 2926,1669 2926,1664 2947,1643 2947,1639 2951,1635 2955,1626 2955,1622 2960,1618 2960,1605 2964,1601 2964,1559 2960,1550 2960,1542 2955,1537 2955,1529 2947,1520 2947,1516 2926,1495 2926,1491 2917,1487 2913,1482 2909,1482 2905,1478 2900,1478 2896,1474 2888,1474 2884,1470 2879,1470 2875,1465 2439,1465 2422,1453 2439,1440 2862,1440 2867,1436 2884,1436 2888,1432 2896,1432 2900,1427 2905,1427 2917,1415 2926,1415 2926,1410 2947,1389 2947,1385 2951,1381 2955,1372 2955,1368 2960,1364 2960,1351 2964,1347 2964,1305 2960,1296 2960,1288 2955,1283 2955,1275 2947,1266 2947,1262 2926,1241 2926,1237 2917,1233 2913,1228 2909,1228 2905,1224 2900,1224 2896,1220 2888,1220 2884,1216 2879,1216 2875,1211 2439,1211 2422,1199 2439,1186 2862,1186 2867,1182 2884,1182 2888,1178 2896,1178 2900,1173 2905,1173 2917,1161 2926,1161 2926,1156 2947,1135 2947,1131 2951,1127 2955,1118 2955,1114 2960,1110 2960,1097 2964,1093 2964,1051 2960,1042 2960,1034 2955,1029 2955,1021 2947,1012 2947,1008 2926,987 2926,983 2917,979 2913,974 2909,974 2905,970 2900,970 2896,966 2888,966 2884,962 2879,962 2875,957 2439,957 2422,945 2439,932 2862,932 2867,928 2884,928 2888,924 2896,924 2900,919 2905,919 2917,907 2926,907 2926,902 2947,881 2947,877 2951,873 2955,864 2955,860 2960,856 2960,843 2964,839 2964,797 2960,788 2960,780 2955,775 2955,767 2947,758 2947,754 2926,733 2926,729 2917,725 2913,720 2909,720 2905,716 2900,716 2896,712 2888,712 2884,708 2879,708 2875,703 2439,703 2422,691 2439,678 2858,678 2875,674 2896,670 2930,644 2947,627 2964,584 2964,542 2947,499 2913,465 2896,457 2875,448 2460,448 2464,448 2473,440 2481,427 2486,419 2494,393 3336,393 3341,406 3341,419 3349,427 3358,440 3366,448 3379,453 3383,453 3370,470 3353,491 3345,520 3336,546 3336,575 3353,636 3370,657 3392,678 3408,691 3392,703 3370,725 3353,746 3345,775 3336,801 3336,830 3353,890 3370,911 3392,932 3408,945 3392,957 3370,979 3353,1000 3345,1029 3336,1055 3336,1084 3353,1144 3370,1165 3392,1186 3408,1199 3392,1211 3370,1233 3353,1254 3345,1283 3336,1309 3336,1338 3353,1398 3370,1419 3392,1440 3408,1453 3392,1465 3370,1487 3353,1508 3345,1537 3336,1563 3336,1592 3353,1652 3370,1673 3392,1694 3408,1707 3392,1719 3370,1741 3353,1762 3345,1791 3336,1817 3336,1846 3353,1906 3370,1927 3392,1948 3408,1961 3392,1973 3370,1995 3353,2016 3345,2045 3336,2071 3336,2100 3353,2160 3370,2181 3392,2202 3408,2215 3392,2227 3370,2249 3353,2270 3345,2299 3336,2325 3336,2354 3353,2414 3370,2435 3392,2456 3408,2469 3400,2477 3375,2494 3358,2520 3345,2545 3341,2558 3353,2583 3472,2583 3472,2579 3497,2579 3497,2583 3620,2583 3629,2558 3624,2545 3607,2511 4225,2511 4225,2566 4242,2583 4361,2583 4361,2465 4348,2448 4276,2448 4268,2452 4255,2456 4238,2473 4230,2486 4230,2498 4225,2511 3607,2511 3595,2494 3574,2477 3561,2469 3582,2456 3603,2435 3620,2414 3629,2384 3633,2354 3633,2325 3629,2299 3620,2270 3603,2249 3582,2227 3565,2215 3582,2202 3603,2181 3620,2160 3629,2130 3633,2100 3633,2071 3629,2045 3620,2016 3603,1995 3582,1973 3565,1961 3582,1948 3603,1927 3620,1906 3629,1876 3633,1846 3633,1817 3629,1791 3620,1762 3603,1741 3582,1719 3565,1707 3582,1694 3603,1673 3620,1652 3629,1622 3633,1592 3633,1563 3629,1537 3620,1508 3603,1487 3582,1465 3565,1453 3582,1440 3603,1419 3620,1398 3629,1368 3633,1338 3633,1309 3629,1283 3620,1254 3603,1233 3582,1211 3565,1199 3582,1186 3603,1165 3620,1144 3629,1114 3633,1084 3633,1055 3629,1029 3620,1000 3603,979 3582,957 3565,945 3582,932 3603,911 3620,890 3629,860 3633,830 3633,801 3629,775 3620,746 3603,725 3582,703 3565,691 3582,678 3603,657 3620,636 3629,606 3633,575 3633,546 3629,520 3620,491 3603,470 3590,453 3595,453 3607,448 3616,440 3624,427 3629,419 3637,393 3633,338 3620,321 3353,321 3336,338 3336,393 2494,393 2490,338 2477,321 2210,321 2193,338 2193,393 1859,393 1859,224 2193,224 2193,279 2210,296 2329,296 2329,178 2354,178 2354,296 2477,296 2490,279 2494,224 3336,224 3336,279 3353,296 3472,296 3472,178 3497,178 3497,296 3620,296 3633,279 3637,224 3624,186 3607,169 3582,161 3514,161 3497,178 3472,178 3459,161 3387,161 3379,165 3366,169 3349,186 3341,199 3341,211 3336,224 2494,224 2481,186 2464,169 2439,161 2371,161 2354,178 2329,178 2316,161 2244,161 2236,165 2223,169 2206,186 2198,199 2198,211 2193,224 1859,224 1846,186 1829,169 1804,161 1609,161 1601,165 1588,169 1571,186 1567,194 1177,194 1173,199 1169,199 1161,203 1156,203 1152,207 1148,207 1144,211 1135,211 1118,228 1118,233 1101,249 1101,254 1097,258 1097,266 1093,271 1093,275 1089,279 1089,305 1084,309 843,309 843,224 830,186 813,169 788,161 592,161 584,165 571,169 554,186 546,199 546,211 541,224 0,224 0,0 4433,0">
            <text:p/>
          </draw:polygon>
          <draw:polygon draw:style-name="gr3" draw:text-style-name="P1" draw:layer="layout" svg:width="4.432cm" svg:height="4.174cm" svg:x="7.5cm" svg:y="1.755cm" svg:viewBox="0 0 4433 4175" draw:points="4433,2448 4403,2448 4386,2465 4386,2583 4391,2583 4391,2608 4242,2608 4225,2625 4225,2680 4230,2693 4230,2706 4238,2714 4247,2727 4255,2735 4268,2740 4272,2740 4259,2757 4242,2778 4234,2807 4225,2833 4225,2862 4242,2922 4259,2943 4280,2964 4297,2977 4280,2989 4259,3011 4242,3032 4234,3061 4225,3087 4225,3116 4242,3176 4259,3197 4280,3218 4297,3231 4280,3243 4259,3265 4242,3286 4234,3315 4225,3341 4225,3370 4242,3430 4259,3451 4280,3472 4297,3485 4280,3497 4259,3519 4242,3540 4234,3569 4225,3595 4225,3624 4242,3684 4259,3705 4280,3726 4297,3739 4280,3751 4259,3773 4242,3794 4234,3823 4225,3849 4225,3878 4242,3938 4259,3959 4280,3980 4306,3997 4331,4010 4361,4014 4391,4014 4420,4010 4433,4001 4433,4175 0,4175 0,1563 541,1563 541,1592 558,1652 575,1673 596,1694 613,1707 596,1719 575,1741 558,1762 550,1791 541,1817 541,1846 558,1906 575,1927 596,1948 613,1961 596,1973 575,1995 558,2016 550,2045 541,2071 541,2100 558,2160 575,2181 596,2202 613,2215 596,2227 575,2249 558,2270 550,2299 541,2325 541,2354 558,2414 575,2435 596,2456 613,2469 596,2481 575,2503 558,2524 550,2553 541,2579 541,2608 558,2668 575,2689 596,2710 613,2723 596,2735 575,2757 558,2778 550,2807 541,2833 541,2862 558,2922 575,2943 596,2964 613,2977 596,2989 575,3011 558,3032 550,3061 541,3087 541,3116 558,3176 575,3197 596,3218 613,3231 596,3243 575,3265 558,3286 550,3315 541,3341 541,3370 558,3430 575,3451 596,3472 613,3485 596,3497 575,3519 558,3540 550,3569 541,3595 541,3624 558,3684 575,3705 596,3726 613,3739 596,3751 575,3773 558,3794 550,3823 541,3849 541,3878 558,3938 575,3959 596,3980 623,3997 648,4010 678,4014 708,4014 737,4010 763,3997 788,3980 809,3959 826,3938 835,3908 839,3878 839,3849 835,3823 826,3794 809,3773 788,3751 771,3739 788,3726 809,3705 826,3684 835,3654 839,3624 839,3595 835,3569 826,3540 809,3519 788,3497 771,3485 788,3472 809,3451 826,3430 835,3400 839,3370 839,3341 835,3315 826,3286 809,3265 788,3243 771,3231 788,3218 809,3197 826,3176 835,3146 839,3116 839,3087 835,3061 826,3032 809,3011 788,2989 771,2977 788,2964 809,2943 826,2922 835,2892 839,2862 839,2833 835,2807 826,2778 809,2757 788,2735 771,2723 788,2710 809,2689 826,2668 835,2638 839,2608 839,2579 835,2553 826,2524 809,2503 788,2481 771,2469 788,2456 809,2435 826,2414 835,2384 839,2354 839,2325 835,2299 826,2270 809,2249 788,2227 771,2215 788,2202 809,2181 826,2160 835,2130 839,2100 839,2071 835,2045 826,2016 809,1995 788,1973 771,1961 788,1948 809,1927 826,1906 835,1876 839,1846 839,1817 835,1791 826,1762 809,1741 788,1719 771,1707 788,1694 809,1673 826,1652 835,1622 839,1592 839,1580 1084,1580 1089,1584 1089,1605 1093,1614 1093,1618 1097,1622 1097,1626 1101,1635 1101,1639 1118,1656 1118,1660 1127,1669 1131,1669 1135,1673 1144,1677 1148,1681 1152,1681 1156,1686 1161,1686 1169,1690 1182,1690 1190,1694 1614,1694 1630,1707 1614,1719 1177,1719 1173,1724 1169,1724 1161,1728 1156,1728 1152,1732 1148,1732 1144,1736 1135,1736 1118,1753 1118,1758 1101,1774 1101,1779 1097,1783 1097,1791 1093,1796 1093,1800 1089,1804 1089,1830 1084,1834 1089,1838 1089,1859 1093,1868 1093,1872 1097,1876 1097,1880 1101,1889 1101,1893 1118,1910 1118,1914 1127,1923 1131,1923 1135,1927 1144,1931 1148,1935 1152,1935 1156,1940 1161,1940 1169,1944 1182,1944 1190,1948 1614,1948 1630,1961 1614,1973 1177,1973 1173,1978 1169,1978 1161,1982 1156,1982 1152,1986 1148,1986 1144,1990 1135,1990 1118,2007 1118,2012 1101,2028 1101,2033 1097,2037 1097,2045 1093,2050 1093,2054 1089,2058 1089,2083 1084,2088 1089,2092 1089,2113 1093,2122 1093,2126 1097,2130 1097,2134 1101,2143 1101,2147 1118,2164 1118,2168 1127,2177 1131,2177 1135,2181 1144,2185 1148,2189 1152,2189 1156,2194 1161,2194 1169,2198 1182,2198 1190,2202 1614,2202 1630,2215 1614,2227 1177,2227 1173,2232 1169,2232 1161,2236 1156,2236 1152,2240 1148,2240 1144,2244 1135,2244 1118,2261 1118,2266 1101,2282 1101,2287 1097,2291 1097,2299 1093,2304 1093,2308 1089,2312 1089,2337 1084,2342 1089,2346 1089,2367 1093,2376 1093,2380 1097,2384 1097,2388 1101,2397 1101,2401 1118,2418 1118,2422 1127,2431 1131,2431 1135,2435 1144,2439 1148,2443 1152,2443 1156,2448 1161,2448 1169,2452 1182,2452 1190,2456 1614,2456 1630,2469 1614,2481 1177,2481 1173,2486 1169,2486 1161,2490 1156,2490 1152,2494 1148,2494 1144,2498 1135,2498 1118,2515 1118,2520 1101,2536 1101,2541 1097,2545 1097,2553 1093,2558 1093,2562 1089,2566 1089,2592 1084,2596 1089,2600 1089,2621 1093,2630 1093,2634 1097,2638 1097,2642 1101,2651 1101,2655 1118,2672 1118,2676 1127,2685 1131,2685 1135,2689 1144,2693 1148,2697 1152,2697 1156,2702 1161,2702 1169,2706 1182,2706 1190,2710 1614,2710 1630,2723 1614,2735 1177,2735 1173,2740 1169,2740 1161,2744 1156,2744 1152,2748 1148,2748 1144,2752 1135,2752 1118,2769 1118,2774 1101,2790 1101,2795 1097,2799 1097,2807 1093,2812 1093,2816 1089,2820 1089,2846 1084,2850 1089,2854 1089,2875 1093,2884 1093,2888 1097,2892 1097,2896 1101,2905 1101,2909 1118,2926 1118,2930 1127,2939 1131,2939 1135,2943 1144,2947 1148,2951 1152,2951 1156,2956 1161,2956 1169,2960 1182,2960 1190,2964 1614,2964 1630,2977 1614,2989 1177,2989 1135,3006 1118,3023 1105,3040 1089,3083 1084,3104 1089,3125 1105,3167 1118,3184 1135,3197 1156,3210 1177,3214 1194,3218 1614,3218 1630,3231 1614,3243 1177,3243 1135,3260 1118,3277 1105,3294 1089,3337 1084,3358 1089,3379 1105,3421 1118,3438 1135,3451 1156,3464 1177,3468 1194,3472 1614,3472 1630,3485 1614,3497 1177,3497 1135,3514 1118,3531 1105,3548 1089,3591 1084,3612 1089,3633 1105,3675 1118,3692 1135,3705 1156,3718 1177,3722 1194,3726 1614,3726 1630,3739 1614,3751 1177,3751 1135,3768 1118,3785 1105,3802 1089,3845 1084,3866 1089,3887 1105,3929 1118,3946 1135,3959 1156,3972 1177,3976 1194,3980 1614,3980 1639,3997 1664,4010 1694,4014 1724,4014 1753,4010 1779,3997 1804,3980 1825,3959 1842,3938 1851,3908 1855,3878 1855,3849 1851,3823 1842,3794 1825,3773 1804,3751 1787,3739 1804,3726 1825,3705 1842,3684 1851,3654 1855,3624 1855,3595 1851,3569 1842,3540 1825,3519 1804,3497 1787,3485 1804,3472 1825,3451 1842,3430 1851,3400 1855,3370 1855,3341 1851,3315 1842,3286 1825,3265 1804,3243 1787,3231 1804,3218 1825,3197 1842,3176 1851,3146 1855,3116 1855,3087 1851,3061 1842,3032 1825,3011 1804,2989 1787,2977 1804,2964 1825,2943 1842,2922 1851,2892 1855,2862 1855,2833 2193,2833 2193,2862 2210,2922 2227,2943 2249,2964 2265,2977 2249,2989 2227,3011 2210,3032 2202,3061 2193,3087 2193,3116 2210,3176 2227,3197 2249,3218 2265,3231 2249,3243 2227,3265 2210,3286 2202,3315 2193,3341 2193,3370 2210,3430 2227,3451 2249,3472 2265,3485 2249,3497 2227,3519 2210,3540 2202,3569 2193,3595 2193,3624 2210,3684 2227,3705 2249,3726 2265,3739 2249,3751 2227,3773 2210,3794 2202,3823 2193,3849 2193,3878 2210,3938 2227,3959 2249,3980 2274,3997 2299,4010 2329,4014 2359,4014 2388,4010 2414,3997 2439,3980 2858,3980 2875,3976 2896,3972 2930,3946 2947,3929 2964,3887 2964,3845 2947,3802 2913,3768 2896,3760 2875,3751 2439,3751 2422,3739 2439,3726 2858,3726 2875,3722 2896,3718 2930,3692 2947,3675 2964,3633 2964,3591 2947,3548 2913,3514 2896,3506 2875,3497 2439,3497 2422,3485 2439,3472 2858,3472 2875,3468 2896,3464 2930,3438 2947,3421 2964,3379 2964,3337 2947,3294 2913,3260 2896,3252 2875,3243 2439,3243 2422,3231 2439,3218 2858,3218 2875,3214 2896,3210 2930,3184 2947,3167 2964,3125 2964,3083 2947,3040 2913,3006 2896,2998 2875,2989 2439,2989 2422,2977 2439,2964 2862,2964 2867,2960 2884,2960 2888,2956 2896,2956 2900,2951 2905,2951 2917,2939 2926,2939 2926,2934 2947,2913 2947,2909 2951,2905 2955,2896 2955,2892 2960,2888 2960,2875 2964,2871 2964,2833 3336,2833 3336,2862 3353,2922 3370,2943 3392,2964 3408,2977 3392,2989 3370,3011 3353,3032 3345,3061 3336,3087 3336,3116 3353,3176 3370,3197 3392,3218 3408,3231 3392,3243 3370,3265 3353,3286 3345,3315 3336,3341 3336,3370 3353,3430 3370,3451 3392,3472 3408,3485 3392,3497 3370,3519 3353,3540 3345,3569 3336,3595 3336,3624 3353,3684 3370,3705 3392,3726 3408,3739 3392,3751 3370,3773 3353,3794 3345,3823 3336,3849 3336,3878 3353,3938 3370,3959 3392,3980 3417,3997 3442,4010 3472,4014 3502,4014 3531,4010 3557,3997 3582,3980 3603,3959 3620,3938 3629,3908 3633,3878 3633,3849 3629,3823 3620,3794 3603,3773 3582,3751 3565,3739 3582,3726 3603,3705 3620,3684 3629,3654 3633,3624 3633,3595 3629,3569 3620,3540 3603,3519 3582,3497 3565,3485 3582,3472 3603,3451 3620,3430 3629,3400 3633,3370 3633,3341 3629,3315 3620,3286 3603,3265 3582,3243 3565,3231 3582,3218 3603,3197 3620,3176 3629,3146 3633,3116 3633,3087 3629,3061 3620,3032 3603,3011 3582,2989 3565,2977 3582,2964 3603,2943 3620,2922 3629,2892 3633,2862 3633,2833 3629,2807 3620,2778 3603,2757 3582,2735 3561,2723 3574,2714 3595,2697 3612,2672 3624,2647 3629,2630 3620,2608 3353,2608 3341,2630 3345,2647 3358,2672 3375,2697 3400,2714 3408,2723 3392,2735 3370,2757 3353,2778 3345,2807 3336,2833 2964,2833 2964,2829 2960,2820 2960,2812 2955,2807 2955,2799 2947,2790 2947,2786 2926,2765 2926,2761 2917,2757 2913,2752 2909,2752 2905,2748 2900,2748 2896,2744 2888,2744 2884,2740 2879,2740 2875,2735 2439,2735 2418,2723 2431,2714 2452,2697 2469,2672 2481,2647 2486,2630 2477,2608 2210,2608 2198,2630 2202,2647 2215,2672 2232,2697 2257,2714 2265,2723 2249,2735 2227,2757 2210,2778 2202,2807 2193,2833 1855,2833 1851,2807 1842,2778 1825,2757 1804,2735 1787,2723 1804,2710 1825,2689 1842,2668 1851,2638 1855,2608 1855,2579 1851,2553 1842,2524 1825,2503 1804,2481 1787,2469 1804,2456 1825,2435 1842,2414 1851,2384 1855,2354 1855,2325 1851,2299 1842,2270 1825,2249 1804,2227 1787,2215 1804,2202 1825,2181 1842,2160 1851,2130 1855,2100 1855,2071 1851,2045 1842,2016 1825,1995 1804,1973 1787,1961 1804,1948 1825,1927 1842,1906 1851,1876 1855,1846 1855,1817 1851,1791 1842,1762 1825,1741 1804,1719 1787,1707 1804,1694 1825,1673 1842,1652 1851,1622 1855,1592 1855,1563 1851,1537 1842,1508 1825,1487 1804,1465 1783,1453 1796,1444 1817,1427 1834,1402 1846,1377 1851,1360 1842,1338 1575,1338 1563,1360 1567,1377 1580,1402 1597,1427 1622,1444 1630,1453 1614,1465 1177,1465 1173,1470 1169,1470 1161,1474 1156,1474 1152,1478 1148,1478 1144,1482 1135,1482 1118,1499 1118,1504 1101,1520 1101,1525 1097,1529 1097,1537 1093,1542 1093,1546 1089,1550 1089,1576 1084,1580 839,1580 839,1563 835,1537 826,1508 809,1487 788,1465 767,1453 780,1444 801,1427 818,1402 830,1377 835,1360 826,1338 558,1338 546,1360 550,1377 563,1402 580,1427 605,1444 613,1453 596,1465 575,1487 558,1508 550,1537 541,1563 0,1563 0,224 541,224 541,393 546,406 546,419 554,427 563,440 571,448 584,453 588,453 575,470 558,491 550,520 541,546 541,575 558,636 575,657 596,678 613,691 596,703 575,725 558,746 550,775 541,801 541,830 558,890 575,911 596,932 613,945 596,957 575,979 558,1000 550,1029 541,1055 541,1084 558,1144 575,1165 596,1186 613,1199 605,1207 580,1224 563,1250 550,1275 546,1288 558,1313 678,1313 678,1309 703,1309 703,1313 826,1313 835,1288 830,1275 818,1250 801,1224 780,1207 767,1199 788,1186 809,1165 826,1144 835,1114 839,1084 839,1055 835,1029 826,1000 809,979 788,957 771,945 788,932 809,911 826,890 835,860 839,830 839,801 835,775 826,746 809,725 788,703 771,691 788,678 809,657 826,636 835,606 839,575 839,546 835,520 826,491 809,470 796,453 801,453 813,448 822,440 830,427 835,419 843,393 843,309 1084,309 1089,313 1089,334 1093,343 1093,347 1097,351 1097,355 1101,364 1101,368 1118,385 1118,389 1127,398 1131,398 1135,402 1144,406 1148,410 1152,410 1156,415 1161,415 1169,419 1182,419 1190,423 1567,423 1571,427 1580,440 1588,448 1592,448 1177,448 1173,453 1169,453 1161,457 1156,457 1152,461 1148,461 1144,465 1135,465 1118,482 1118,487 1101,503 1101,508 1097,512 1097,520 1093,525 1093,529 1089,533 1089,559 1084,563 1089,567 1089,588 1093,598 1093,602 1097,606 1097,610 1101,619 1101,623 1118,640 1118,644 1127,653 1131,653 1135,657 1144,661 1148,665 1152,665 1156,670 1161,670 1169,674 1182,674 1190,678 1614,678 1630,691 1614,703 1177,703 1173,708 1169,708 1161,712 1156,712 1152,716 1148,716 1144,720 1135,720 1118,737 1118,742 1101,758 1101,763 1097,767 1097,775 1093,780 1093,784 1089,788 1089,814 1084,818 1089,822 1089,843 1093,852 1093,856 1097,860 1097,864 1101,873 1101,877 1118,894 1118,898 1127,907 1131,907 1135,911 1144,915 1148,919 1152,919 1156,924 1161,924 1169,928 1182,928 1190,932 1614,932 1630,945 1614,957 1177,957 1173,962 1169,962 1161,966 1156,966 1152,970 1148,970 1144,974 1135,974 1118,991 1118,996 1101,1012 1101,1017 1097,1021 1097,1029 1093,1034 1093,1038 1089,1042 1089,1067 1084,1072 1089,1076 1089,1097 1093,1106 1093,1110 1097,1114 1097,1118 1101,1127 1101,1131 1118,1148 1118,1152 1127,1161 1131,1161 1135,1165 1144,1169 1148,1173 1152,1173 1156,1178 1161,1178 1169,1182 1182,1182 1190,1186 1614,1186 1630,1199 1622,1207 1597,1224 1580,1250 1567,1275 1563,1288 1575,1313 1694,1313 1694,1309 1719,1309 1719,1313 1842,1313 1851,1288 1846,1275 1834,1250 1817,1224 1796,1207 1783,1199 1804,1186 1825,1165 1842,1144 1851,1114 1855,1084 1855,1055 1851,1029 1842,1000 1825,979 1804,957 1787,945 1804,932 1825,911 1842,890 1851,860 1855,830 1855,801 1851,775 1842,746 1825,725 1804,703 1787,691 1804,678 1825,657 1842,636 1851,606 1855,575 1855,546 1851,520 1842,491 1825,470 1812,453 1817,453 1829,448 1838,440 1846,427 1851,419 1859,393 2193,393 2198,406 2198,419 2206,427 2215,440 2223,448 2236,453 2240,453 2227,470 2210,491 2202,520 2193,546 2193,575 2210,636 2227,657 2249,678 2265,691 2249,703 2227,725 2210,746 2202,775 2193,801 2193,830 2210,890 2227,911 2249,932 2265,945 2249,957 2227,979 2210,1000 2202,1029 2193,1055 2193,1084 2210,1144 2227,1165 2249,1186 2265,1199 2249,1211 2227,1233 2210,1254 2202,1283 2193,1309 2193,1338 2210,1398 2227,1419 2249,1440 2265,1453 2249,1465 2227,1487 2210,1508 2202,1537 2193,1563 2193,1592 2210,1652 2227,1673 2249,1694 2265,1707 2249,1719 2227,1741 2210,1762 2202,1791 2193,1817 2193,1846 2210,1906 2227,1927 2249,1948 2265,1961 2249,1973 2227,1995 2210,2016 2202,2045 2193,2071 2193,2100 2210,2160 2227,2181 2249,2202 2265,2215 2249,2227 2227,2249 2210,2270 2202,2299 2193,2325 2193,2354 2210,2414 2227,2435 2249,2456 2265,2469 2257,2477 2232,2494 2215,2520 2202,2545 2198,2558 2210,2583 2329,2583 2329,2579 2354,2579 2354,2583 2477,2583 2486,2558 2481,2545 2469,2520 2452,2494 2431,2477 2418,2469 2439,2456 2858,2456 2875,2452 2896,2448 2930,2422 2947,2405 2964,2363 2964,2321 2947,2278 2913,2244 2896,2236 2875,2227 2439,2227 2422,2215 2439,2202 2862,2202 2867,2198 2884,2198 2888,2194 2896,2194 2900,2189 2905,2189 2917,2177 2926,2177 2926,2172 2947,2151 2947,2147 2951,2143 2955,2134 2955,2130 2960,2126 2960,2113 2964,2109 2964,2067 2960,2058 2960,2050 2955,2045 2955,2037 2947,2028 2947,2024 2926,2003 2926,1999 2917,1995 2913,1990 2909,1990 2905,1986 2900,1986 2896,1982 2888,1982 2884,1978 2879,1978 2875,1973 2439,1973 2422,1961 2439,1948 2862,1948 2867,1944 2884,1944 2888,1940 2896,1940 2900,1935 2905,1935 2917,1923 2926,1923 2926,1918 2947,1897 2947,1893 2951,1889 2955,1880 2955,1876 2960,1872 2960,1859 2964,1855 2964,1813 2960,1804 2960,1796 2955,1791 2955,1783 2947,1774 2947,1770 2926,1749 2926,1745 2917,1741 2913,1736 2909,1736 2905,1732 2900,1732 2896,1728 2888,1728 2884,1724 2879,1724 2875,1719 2439,1719 2422,1707 2439,1694 2862,1694 2867,1690 2884,1690 2888,1686 2896,1686 2900,1681 2905,1681 2917,1669 2926,1669 2926,1664 2947,1643 2947,1639 2951,1635 2955,1626 2955,1622 2960,1618 2960,1605 2964,1601 2964,1559 2960,1550 2960,1542 2955,1537 2955,1529 2947,1520 2947,1516 2926,1495 2926,1491 2917,1487 2913,1482 2909,1482 2905,1478 2900,1478 2896,1474 2888,1474 2884,1470 2879,1470 2875,1465 2439,1465 2422,1453 2439,1440 2862,1440 2867,1436 2884,1436 2888,1432 2896,1432 2900,1427 2905,1427 2917,1415 2926,1415 2926,1410 2947,1389 2947,1385 2951,1381 2955,1372 2955,1368 2960,1364 2960,1351 2964,1347 2964,1305 2960,1296 2960,1288 2955,1283 2955,1275 2947,1266 2947,1262 2926,1241 2926,1237 2917,1233 2913,1228 2909,1228 2905,1224 2900,1224 2896,1220 2888,1220 2884,1216 2879,1216 2875,1211 2439,1211 2422,1199 2439,1186 2862,1186 2867,1182 2884,1182 2888,1178 2896,1178 2900,1173 2905,1173 2917,1161 2926,1161 2926,1156 2947,1135 2947,1131 2951,1127 2955,1118 2955,1114 2960,1110 2960,1097 2964,1093 2964,1051 2960,1042 2960,1034 2955,1029 2955,1021 2947,1012 2947,1008 2926,987 2926,983 2917,979 2913,974 2909,974 2905,970 2900,970 2896,966 2888,966 2884,962 2879,962 2875,957 2439,957 2422,945 2439,932 2862,932 2867,928 2884,928 2888,924 2896,924 2900,919 2905,919 2917,907 2926,907 2926,902 2947,881 2947,877 2951,873 2955,864 2955,860 2960,856 2960,843 2964,839 2964,797 2960,788 2960,780 2955,775 2955,767 2947,758 2947,754 2926,733 2926,729 2917,725 2913,720 2909,720 2905,716 2900,716 2896,712 2888,712 2884,708 2879,708 2875,703 2439,703 2422,691 2439,678 2858,678 2875,674 2896,670 2930,644 2947,627 2964,584 2964,542 2947,499 2913,465 2896,457 2875,448 2460,448 2464,448 2473,440 2481,427 2486,419 2494,393 3336,393 3341,406 3341,419 3349,427 3358,440 3366,448 3379,453 3383,453 3370,470 3353,491 3345,520 3336,546 3336,575 3353,636 3370,657 3392,678 3408,691 3392,703 3370,725 3353,746 3345,775 3336,801 3336,830 3353,890 3370,911 3392,932 3408,945 3392,957 3370,979 3353,1000 3345,1029 3336,1055 3336,1084 3353,1144 3370,1165 3392,1186 3408,1199 3392,1211 3370,1233 3353,1254 3345,1283 3336,1309 3336,1338 3353,1398 3370,1419 3392,1440 3408,1453 3392,1465 3370,1487 3353,1508 3345,1537 3336,1563 3336,1592 3353,1652 3370,1673 3392,1694 3408,1707 3392,1719 3370,1741 3353,1762 3345,1791 3336,1817 3336,1846 3353,1906 3370,1927 3392,1948 3408,1961 3392,1973 3370,1995 3353,2016 3345,2045 3336,2071 3336,2100 3353,2160 3370,2181 3392,2202 3408,2215 3392,2227 3370,2249 3353,2270 3345,2299 3336,2325 3336,2354 3353,2414 3370,2435 3392,2456 3408,2469 3400,2477 3375,2494 3358,2520 3345,2545 3341,2558 3353,2583 3472,2583 3472,2579 3497,2579 3497,2583 3620,2583 3629,2558 3624,2545 3607,2511 4225,2511 4225,2566 4242,2583 4361,2583 4361,2465 4348,2448 4276,2448 4268,2452 4255,2456 4238,2473 4230,2486 4230,2498 4225,2511 3607,2511 3595,2494 3574,2477 3561,2469 3582,2456 3603,2435 3620,2414 3629,2384 3633,2354 3633,2325 3629,2299 3620,2270 3603,2249 3582,2227 3565,2215 3582,2202 3603,2181 3620,2160 3629,2130 3633,2100 3633,2071 3629,2045 3620,2016 3603,1995 3582,1973 3565,1961 3582,1948 3603,1927 3620,1906 3629,1876 3633,1846 3633,1817 3629,1791 3620,1762 3603,1741 3582,1719 3565,1707 3582,1694 3603,1673 3620,1652 3629,1622 3633,1592 3633,1563 3629,1537 3620,1508 3603,1487 3582,1465 3565,1453 3582,1440 3603,1419 3620,1398 3629,1368 3633,1338 3633,1309 3629,1283 3620,1254 3603,1233 3582,1211 3565,1199 3582,1186 3603,1165 3620,1144 3629,1114 3633,1084 3633,1055 3629,1029 3620,1000 3603,979 3582,957 3565,945 3582,932 3603,911 3620,890 3629,860 3633,830 3633,801 3629,775 3620,746 3603,725 3582,703 3565,691 3582,678 3603,657 3620,636 3629,606 3633,575 3633,546 3629,520 3620,491 3603,470 3590,453 3595,453 3607,448 3616,440 3624,427 3629,419 3637,393 3633,338 3620,321 3353,321 3336,338 3336,393 2494,393 2490,338 2477,321 2210,321 2193,338 2193,393 1859,393 1859,224 2193,224 2193,279 2210,296 2329,296 2329,178 2354,178 2354,296 2477,296 2490,279 2494,224 3336,224 3336,279 3353,296 3472,296 3472,178 3497,178 3497,296 3620,296 3633,279 3637,224 3624,186 3607,169 3582,161 3514,161 3497,178 3472,178 3459,161 3387,161 3379,165 3366,169 3349,186 3341,199 3341,211 3336,224 2494,224 2481,186 2464,169 2439,161 2371,161 2354,178 2329,178 2316,161 2244,161 2236,165 2223,169 2206,186 2198,199 2198,211 2193,224 1859,224 1846,186 1829,169 1804,161 1609,161 1601,165 1588,169 1571,186 1567,194 1177,194 1173,199 1169,199 1161,203 1156,203 1152,207 1148,207 1144,211 1135,211 1118,228 1118,233 1101,249 1101,254 1097,258 1097,266 1093,271 1093,275 1089,279 1089,305 1084,309 843,309 843,224 830,186 813,169 788,161 592,161 584,165 571,169 554,186 546,199 546,211 541,224 0,224 0,0 4433,0">
            <text:p/>
          </draw:polygon>
          <draw:polyline draw:style-name="gr1" draw:text-style-name="P1" draw:layer="layout" svg:width="0cm" svg:height="0cm" svg:x="10.349cm" svg:y="2.318cm" svg:viewBox="0 0 0 0" draw:points="0,0">
            <text:p/>
          </draw:polyline>
          <draw:line draw:style-name="gr1" draw:text-style-name="P1" draw:layer="layout" svg:x1="9.841cm" svg:y1="2.318cm" svg:x2="10.349cm" svg:y2="2.318cm">
            <text:p/>
          </draw:line>
          <draw:line draw:style-name="gr1" draw:text-style-name="P1" draw:layer="layout" svg:x1="9.841cm" svg:y1="2.064cm" svg:x2="10.349cm" svg:y2="2.064cm">
            <text:p/>
          </draw:line>
          <draw:polyline draw:style-name="gr1" draw:text-style-name="P1" draw:layer="layout" svg:width="0cm" svg:height="0cm" svg:x="10.349cm" svg:y="2.064cm" svg:viewBox="0 0 0 0" draw:points="0,0">
            <text:p/>
          </draw:polyline>
          <draw:line draw:style-name="gr1" draw:text-style-name="P1" draw:layer="layout" svg:x1="9.841cm" svg:y1="4.604cm" svg:x2="10.349cm" svg:y2="4.604cm">
            <text:p/>
          </draw:line>
          <draw:line draw:style-name="gr1" draw:text-style-name="P1" draw:layer="layout" svg:x1="9.841cm" svg:y1="4.858cm" svg:x2="10.349cm" svg:y2="4.858cm">
            <text:p/>
          </draw:line>
          <draw:line draw:style-name="gr1" draw:text-style-name="P1" draw:layer="layout" svg:x1="9.841cm" svg:y1="5.112cm" svg:x2="10.349cm" svg:y2="5.112cm">
            <text:p/>
          </draw:line>
          <draw:line draw:style-name="gr1" draw:text-style-name="P1" draw:layer="layout" svg:x1="9.841cm" svg:y1="5.62cm" svg:x2="10.349cm" svg:y2="5.62cm">
            <text:p/>
          </draw:line>
          <draw:polyline draw:style-name="gr1" draw:text-style-name="P1" draw:layer="layout" svg:width="0cm" svg:height="0cm" svg:x="10.349cm" svg:y="5.62cm" svg:viewBox="0 0 0 0" draw:points="0,0">
            <text:p/>
          </draw:polyline>
          <draw:line draw:style-name="gr1" draw:text-style-name="P1" draw:layer="layout" svg:x1="9.841cm" svg:y1="8.833cm" svg:x2="10.349cm" svg:y2="8.833cm">
            <text:p/>
          </draw:line>
          <draw:line draw:style-name="gr1" draw:text-style-name="P1" draw:layer="layout" svg:x1="9.841cm" svg:y1="8.071cm" svg:x2="10.349cm" svg:y2="8.071cm">
            <text:p/>
          </draw:line>
          <draw:line draw:style-name="gr1" draw:text-style-name="P1" draw:layer="layout" svg:x1="9.841cm" svg:y1="8.325cm" svg:x2="10.349cm" svg:y2="8.325cm">
            <text:p/>
          </draw:line>
          <draw:line draw:style-name="gr1" draw:text-style-name="P1" draw:layer="layout" svg:x1="9.841cm" svg:y1="8.579cm" svg:x2="10.349cm" svg:y2="8.579cm">
            <text:p/>
          </draw:line>
          <draw:polyline draw:style-name="gr1" draw:text-style-name="P1" draw:layer="layout" svg:width="0cm" svg:height="0cm" svg:x="10.349cm" svg:y="7.817cm" svg:viewBox="0 0 0 0" draw:points="0,0">
            <text:p/>
          </draw:polyline>
          <draw:line draw:style-name="gr1" draw:text-style-name="P1" draw:layer="layout" svg:x1="8.698cm" svg:y1="10.611cm" svg:x2="9.206cm" svg:y2="10.611cm">
            <text:p/>
          </draw:line>
          <draw:line draw:style-name="gr1" draw:text-style-name="P1" draw:layer="layout" svg:x1="8.698cm" svg:y1="10.103cm" svg:x2="9.206cm" svg:y2="10.103cm">
            <text:p/>
          </draw:line>
          <draw:line draw:style-name="gr1" draw:text-style-name="P1" draw:layer="layout" svg:x1="8.698cm" svg:y1="9.341cm" svg:x2="9.206cm" svg:y2="9.341cm">
            <text:p/>
          </draw:line>
          <draw:line draw:style-name="gr1" draw:text-style-name="P1" draw:layer="layout" svg:x1="8.698cm" svg:y1="9.849cm" svg:x2="9.206cm" svg:y2="9.849cm">
            <text:p/>
          </draw:line>
          <draw:line draw:style-name="gr1" draw:text-style-name="P1" draw:layer="layout" svg:x1="8.698cm" svg:y1="9.595cm" svg:x2="9.206cm" svg:y2="9.595cm">
            <text:p/>
          </draw:line>
          <draw:line draw:style-name="gr1" draw:text-style-name="P1" draw:layer="layout" svg:x1="9.841cm" svg:y1="10.103cm" svg:x2="10.349cm" svg:y2="10.103cm">
            <text:p/>
          </draw:line>
          <draw:line draw:style-name="gr1" draw:text-style-name="P1" draw:layer="layout" svg:x1="9.841cm" svg:y1="10.865cm" svg:x2="10.349cm" svg:y2="10.865cm">
            <text:p/>
          </draw:line>
          <draw:line draw:style-name="gr1" draw:text-style-name="P1" draw:layer="layout" svg:x1="9.841cm" svg:y1="10.357cm" svg:x2="10.349cm" svg:y2="10.357cm">
            <text:p/>
          </draw:line>
          <draw:line draw:style-name="gr1" draw:text-style-name="P1" draw:layer="layout" svg:x1="9.841cm" svg:y1="10.611cm" svg:x2="10.349cm" svg:y2="10.611cm">
            <text:p/>
          </draw:line>
          <draw:line draw:style-name="gr1" draw:text-style-name="P1" draw:layer="layout" svg:x1="9.841cm" svg:y1="11.119cm" svg:x2="10.349cm" svg:y2="11.119cm">
            <text:p/>
          </draw:line>
          <draw:polygon draw:style-name="gr2" draw:text-style-name="P2" draw:layer="layout" svg:width="4.432cm" svg:height="4.174cm" svg:x="7.5cm" svg:y="7.254cm" svg:viewBox="0 0 4433 4175" draw:points="4433,2447 4403,2447 4386,2464 4386,2582 4391,2582 4391,2608 4386,2608 4386,2612 4361,2612 4361,2608 4242,2608 4225,2624 4225,2680 4230,2692 4230,2705 4238,2718 4255,2735 4268,2739 4272,2743 4259,2756 4242,2777 4225,2836 4225,2866 4234,2891 4242,2921 4259,2942 4280,2963 4297,2976 4280,2989 4259,3010 4242,3031 4225,3090 4225,3120 4234,3145 4242,3175 4259,3196 4280,3217 4297,3230 4280,3243 4259,3264 4242,3285 4225,3344 4225,3374 4234,3399 4242,3429 4259,3451 4280,3472 4297,3485 4280,3498 4259,3519 4242,3540 4225,3599 4225,3629 4234,3654 4242,3684 4259,3705 4280,3726 4297,3739 4280,3752 4259,3773 4242,3794 4225,3853 4225,3883 4234,3908 4242,3938 4259,3959 4280,3980 4306,3997 4331,4010 4361,4014 4391,4014 4420,4010 4433,4006 4433,4175 0,4175 0,1566 541,1566 541,1596 550,1621 558,1651 575,1672 596,1693 613,1706 596,1719 575,1740 558,1761 541,1820 541,1850 550,1875 558,1905 575,1926 596,1947 613,1960 596,1973 575,1994 558,2015 541,2074 541,2104 550,2129 558,2159 575,2180 596,2201 613,2214 596,2227 575,2248 558,2269 541,2328 541,2358 550,2383 558,2413 575,2434 596,2455 613,2468 596,2481 575,2502 558,2523 541,2582 541,2612 550,2637 558,2667 575,2688 596,2709 613,2722 596,2735 575,2756 558,2777 541,2836 541,2866 550,2891 558,2921 575,2942 596,2963 613,2976 596,2989 575,3010 558,3031 541,3090 541,3120 550,3145 558,3175 575,3196 596,3217 613,3230 596,3243 575,3264 558,3285 541,3344 541,3374 550,3399 558,3429 575,3451 596,3472 613,3485 596,3498 575,3519 558,3540 541,3599 541,3629 550,3654 558,3684 575,3705 596,3726 613,3739 596,3752 575,3773 558,3794 541,3853 541,3883 550,3908 558,3938 575,3959 596,3980 623,3997 648,4010 678,4014 708,4014 737,4010 763,3997 788,3980 809,3959 826,3938 835,3908 839,3883 839,3853 835,3824 826,3794 809,3773 788,3752 771,3739 788,3726 809,3705 826,3684 835,3654 839,3629 839,3599 835,3569 826,3540 809,3519 788,3498 771,3485 788,3472 809,3451 826,3429 835,3399 839,3374 839,3344 835,3315 826,3285 809,3264 788,3243 771,3230 788,3217 809,3196 826,3175 835,3145 839,3120 839,3090 835,3060 826,3031 809,3010 788,2989 771,2976 788,2963 809,2942 826,2921 835,2891 839,2866 839,2836 835,2807 826,2777 809,2756 788,2735 771,2722 788,2709 809,2688 826,2667 835,2637 839,2612 839,2582 835,2553 826,2523 809,2502 788,2481 771,2468 788,2455 809,2434 826,2413 835,2383 839,2358 839,2328 835,2298 826,2269 809,2248 788,2227 771,2214 788,2201 809,2180 826,2159 835,2129 839,2104 839,2074 835,2045 826,2015 809,1994 788,1973 771,1960 788,1947 809,1926 826,1905 835,1875 839,1850 839,1820 835,1791 826,1761 809,1740 788,1719 771,1706 788,1693 809,1672 826,1651 835,1621 839,1596 839,1579 1084,1579 1089,1583 1089,1608 1093,1613 1093,1617 1097,1621 1097,1630 1101,1634 1101,1638 1118,1655 1118,1659 1135,1676 1144,1676 1148,1680 1152,1680 1156,1685 1161,1685 1169,1689 1173,1689 1177,1693 1614,1693 1630,1706 1614,1719 1190,1719 1182,1723 1169,1723 1161,1727 1156,1727 1152,1731 1148,1731 1144,1735 1135,1740 1131,1744 1127,1744 1118,1752 1118,1757 1101,1774 1101,1778 1097,1786 1097,1791 1093,1795 1093,1799 1089,1807 1089,1829 1084,1833 1089,1837 1089,1862 1093,1867 1093,1871 1097,1875 1097,1884 1101,1888 1101,1892 1118,1909 1118,1913 1135,1930 1144,1930 1148,1934 1152,1934 1156,1939 1161,1939 1169,1943 1173,1943 1177,1947 1614,1947 1630,1960 1614,1973 1190,1973 1182,1977 1169,1977 1161,1981 1156,1981 1152,1985 1148,1985 1144,1989 1135,1994 1131,1998 1127,1998 1118,2006 1118,2011 1101,2028 1101,2032 1097,2040 1097,2045 1093,2049 1093,2053 1089,2061 1089,2083 1084,2087 1089,2091 1089,2116 1093,2121 1093,2125 1097,2129 1097,2138 1101,2142 1101,2146 1118,2163 1118,2167 1135,2184 1144,2184 1148,2188 1152,2188 1156,2193 1161,2193 1169,2197 1173,2197 1177,2201 1614,2201 1630,2214 1614,2227 1190,2227 1182,2231 1169,2231 1161,2235 1156,2235 1152,2239 1148,2239 1144,2243 1135,2248 1131,2252 1127,2252 1118,2260 1118,2265 1101,2282 1101,2286 1097,2294 1097,2298 1093,2303 1093,2307 1089,2315 1089,2337 1084,2341 1089,2345 1089,2370 1093,2375 1093,2379 1097,2383 1097,2392 1101,2396 1101,2400 1118,2417 1118,2421 1135,2438 1144,2438 1148,2442 1152,2442 1156,2447 1161,2447 1169,2451 1173,2451 1177,2455 1614,2455 1630,2468 1614,2481 1190,2481 1182,2485 1169,2485 1161,2489 1156,2489 1152,2493 1148,2493 1144,2497 1135,2502 1131,2506 1127,2506 1118,2514 1118,2519 1101,2536 1101,2540 1097,2548 1097,2553 1093,2557 1093,2561 1089,2569 1089,2591 1084,2595 1089,2599 1089,2624 1093,2629 1093,2633 1097,2637 1097,2646 1101,2650 1101,2654 1118,2671 1118,2675 1135,2692 1144,2692 1148,2696 1152,2696 1156,2701 1161,2701 1169,2705 1173,2705 1177,2709 1614,2709 1630,2722 1614,2735 1190,2735 1182,2739 1169,2739 1161,2743 1156,2743 1152,2747 1148,2747 1144,2751 1135,2756 1131,2760 1127,2760 1118,2768 1118,2773 1101,2790 1101,2794 1097,2802 1097,2807 1093,2811 1093,2815 1089,2823 1089,2845 1084,2849 1089,2853 1089,2878 1093,2883 1093,2887 1097,2891 1097,2900 1101,2904 1101,2908 1118,2925 1118,2929 1135,2946 1144,2946 1148,2950 1152,2950 1156,2955 1161,2955 1169,2959 1173,2959 1177,2963 1614,2963 1630,2976 1614,2989 1194,2989 1177,2993 1156,2997 1135,3010 1118,3022 1105,3039 1089,3082 1084,3103 1089,3124 1105,3166 1118,3183 1135,3200 1177,3217 1614,3217 1630,3230 1614,3243 1194,3243 1177,3247 1156,3251 1135,3264 1118,3276 1105,3293 1089,3336 1084,3357 1089,3378 1105,3420 1118,3437 1135,3455 1177,3472 1614,3472 1630,3485 1614,3498 1194,3498 1177,3502 1156,3506 1135,3519 1118,3531 1105,3548 1089,3591 1084,3612 1089,3633 1105,3675 1118,3692 1135,3709 1177,3726 1614,3726 1630,3739 1614,3752 1194,3752 1177,3756 1156,3760 1135,3773 1118,3785 1105,3802 1089,3845 1084,3866 1089,3887 1105,3929 1118,3946 1135,3963 1177,3980 1614,3980 1639,3997 1664,4010 1694,4014 1724,4014 1753,4010 1779,3997 1804,3980 1825,3959 1842,3938 1851,3908 1855,3883 1855,3853 1851,3824 1842,3794 1825,3773 1804,3752 1787,3739 1804,3726 1825,3705 1842,3684 1851,3654 1855,3629 1855,3599 1851,3569 1842,3540 1825,3519 1804,3498 1787,3485 1804,3472 1825,3451 1842,3429 1851,3399 1855,3374 1855,3344 1851,3315 1842,3285 1825,3264 1804,3243 1787,3230 1804,3217 1825,3196 1842,3175 1851,3145 1855,3120 1855,3090 1851,3060 1842,3031 1825,3010 1804,2989 1787,2976 1804,2963 1825,2942 1842,2921 1851,2891 1855,2866 1855,2836 2193,2836 2193,2866 2202,2891 2210,2921 2227,2942 2249,2963 2265,2976 2249,2989 2227,3010 2210,3031 2193,3090 2193,3120 2202,3145 2210,3175 2227,3196 2249,3217 2265,3230 2249,3243 2227,3264 2210,3285 2193,3344 2193,3374 2202,3399 2210,3429 2227,3451 2249,3472 2265,3485 2249,3498 2227,3519 2210,3540 2193,3599 2193,3629 2202,3654 2210,3684 2227,3705 2249,3726 2265,3739 2249,3752 2227,3773 2210,3794 2193,3853 2193,3883 2202,3908 2210,3938 2227,3959 2249,3980 2274,3997 2299,4010 2329,4014 2359,4014 2388,4010 2414,3997 2439,3980 2875,3980 2896,3972 2913,3963 2947,3929 2964,3887 2964,3845 2947,3802 2930,3785 2896,3760 2875,3756 2858,3752 2439,3752 2422,3739 2439,3726 2875,3726 2896,3718 2913,3709 2947,3675 2964,3633 2964,3591 2947,3548 2930,3531 2896,3506 2875,3502 2858,3498 2439,3498 2422,3485 2439,3472 2875,3472 2896,3464 2913,3455 2947,3420 2964,3378 2964,3336 2947,3293 2930,3276 2896,3251 2875,3247 2858,3243 2439,3243 2422,3230 2439,3217 2875,3217 2896,3209 2913,3200 2947,3166 2964,3124 2964,3082 2947,3039 2930,3022 2896,2997 2875,2993 2858,2989 2439,2989 2422,2976 2439,2963 2875,2963 2879,2959 2884,2959 2888,2955 2896,2955 2900,2950 2905,2950 2909,2946 2913,2946 2917,2942 2926,2938 2926,2933 2947,2912 2947,2908 2955,2900 2955,2891 2960,2887 2960,2878 2964,2870 2964,2836 3336,2836 3336,2866 3345,2891 3353,2921 3370,2942 3392,2963 3408,2976 3392,2989 3370,3010 3353,3031 3336,3090 3336,3120 3345,3145 3353,3175 3370,3196 3392,3217 3408,3230 3392,3243 3370,3264 3353,3285 3336,3344 3336,3374 3345,3399 3353,3429 3370,3451 3392,3472 3408,3485 3392,3498 3370,3519 3353,3540 3336,3599 3336,3629 3345,3654 3353,3684 3370,3705 3392,3726 3408,3739 3392,3752 3370,3773 3353,3794 3336,3853 3336,3883 3345,3908 3353,3938 3370,3959 3392,3980 3417,3997 3442,4010 3472,4014 3502,4014 3531,4010 3557,3997 3582,3980 3603,3959 3620,3938 3629,3908 3633,3883 3633,3853 3629,3824 3620,3794 3603,3773 3582,3752 3565,3739 3582,3726 3603,3705 3620,3684 3629,3654 3633,3629 3633,3599 3629,3569 3620,3540 3603,3519 3582,3498 3565,3485 3582,3472 3603,3451 3620,3429 3629,3399 3633,3374 3633,3344 3629,3315 3620,3285 3603,3264 3582,3243 3565,3230 3582,3217 3603,3196 3620,3175 3629,3145 3633,3120 3633,3090 3629,3060 3620,3031 3603,3010 3582,2989 3565,2976 3582,2963 3603,2942 3620,2921 3629,2891 3633,2866 3633,2836 3629,2807 3620,2777 3603,2756 3582,2735 3561,2722 3574,2713 3595,2696 3612,2671 3624,2646 3629,2633 3620,2608 3497,2608 3497,2612 3472,2612 3472,2608 3353,2608 3341,2633 3345,2646 3358,2671 3375,2696 3400,2713 3408,2722 3392,2735 3370,2756 3353,2777 3336,2836 2964,2836 2964,2828 2960,2823 2960,2811 2955,2807 2955,2802 2951,2794 2947,2790 2947,2785 2926,2764 2926,2760 2917,2760 2905,2747 2900,2747 2896,2743 2888,2743 2884,2739 2867,2739 2862,2735 2439,2735 2418,2722 2431,2713 2452,2696 2469,2671 2481,2646 2486,2633 2477,2608 2354,2608 2354,2612 2329,2612 2329,2608 2210,2608 2198,2633 2202,2646 2215,2671 2232,2696 2257,2713 2265,2722 2249,2735 2227,2756 2210,2777 2193,2836 1855,2836 1851,2807 1842,2777 1825,2756 1804,2735 1787,2722 1804,2709 1825,2688 1842,2667 1851,2637 1855,2612 1855,2582 1851,2553 1842,2523 1825,2502 1804,2481 1787,2468 1804,2455 1825,2434 1842,2413 1851,2383 1855,2358 1855,2328 1851,2298 1842,2269 1825,2248 1804,2227 1787,2214 1804,2201 1825,2180 1842,2159 1851,2129 1855,2104 1855,2074 1851,2045 1842,2015 1825,1994 1804,1973 1787,1960 1804,1947 1825,1926 1842,1905 1851,1875 1855,1850 1855,1820 1851,1791 1842,1761 1825,1740 1804,1719 1787,1706 1804,1693 1825,1672 1842,1651 1851,1621 1855,1596 1855,1566 1851,1537 1842,1507 1825,1486 1804,1465 1783,1452 1796,1443 1817,1426 1834,1401 1846,1376 1851,1363 1842,1338 1719,1338 1719,1342 1694,1342 1694,1338 1575,1338 1563,1363 1567,1376 1580,1401 1597,1426 1622,1443 1630,1452 1614,1465 1190,1465 1182,1469 1169,1469 1161,1473 1156,1473 1152,1477 1148,1477 1144,1481 1135,1486 1131,1490 1127,1490 1118,1498 1118,1503 1101,1520 1101,1524 1097,1532 1097,1537 1093,1541 1093,1545 1089,1553 1089,1575 1084,1579 839,1579 839,1566 835,1537 826,1507 809,1486 788,1465 767,1452 780,1443 801,1426 818,1401 830,1376 835,1363 826,1338 703,1338 703,1342 678,1342 678,1338 558,1338 546,1363 550,1376 563,1401 580,1426 605,1443 613,1452 596,1465 575,1486 558,1507 541,1566 0,1566 0,224 541,224 541,393 546,406 546,419 554,432 571,449 584,453 588,457 575,470 558,491 541,550 541,580 550,605 558,635 575,656 596,677 613,690 596,703 575,724 558,745 541,804 541,834 550,859 558,889 575,910 596,931 613,944 596,957 575,978 558,999 541,1058 541,1088 550,1113 558,1143 575,1164 596,1185 613,1198 605,1206 580,1223 563,1249 550,1274 546,1291 558,1312 826,1312 835,1291 830,1274 818,1249 801,1223 780,1206 767,1198 788,1185 809,1164 826,1143 835,1113 839,1088 839,1058 835,1028 826,999 809,978 788,957 771,944 788,931 809,910 826,889 835,859 839,834 839,804 835,775 826,745 809,724 788,703 771,690 788,677 809,656 826,635 835,605 839,580 839,550 835,521 826,491 809,470 796,457 801,453 813,449 830,432 843,393 843,309 1084,309 1089,313 1089,338 1093,343 1093,347 1097,351 1097,360 1101,364 1101,368 1118,385 1118,389 1135,406 1144,406 1148,410 1152,410 1156,415 1161,415 1169,419 1173,419 1177,423 1567,423 1571,432 1588,449 1592,449 1190,449 1182,453 1169,453 1161,457 1156,457 1152,461 1148,461 1144,465 1135,470 1131,474 1127,474 1118,482 1118,487 1101,504 1101,508 1097,516 1097,521 1093,525 1093,529 1089,537 1089,559 1084,563 1089,567 1089,592 1093,597 1093,601 1097,605 1097,614 1101,618 1101,622 1118,639 1118,643 1135,660 1144,660 1148,664 1152,664 1156,669 1161,669 1169,673 1173,673 1177,677 1614,677 1630,690 1614,703 1190,703 1182,707 1169,707 1161,711 1156,711 1152,715 1148,715 1144,719 1135,724 1131,728 1127,728 1118,736 1118,741 1101,758 1101,762 1097,770 1097,775 1093,779 1093,783 1089,791 1089,813 1084,817 1089,821 1089,846 1093,851 1093,855 1097,859 1097,868 1101,872 1101,876 1118,893 1118,897 1135,914 1144,914 1148,918 1152,918 1156,923 1161,923 1169,927 1173,927 1177,931 1614,931 1630,944 1614,957 1190,957 1182,961 1169,961 1161,965 1156,965 1152,969 1148,969 1144,973 1135,978 1131,982 1127,982 1118,990 1118,995 1101,1012 1101,1016 1097,1024 1097,1028 1093,1033 1093,1037 1089,1045 1089,1067 1084,1071 1089,1075 1089,1100 1093,1105 1093,1109 1097,1113 1097,1122 1101,1126 1101,1130 1118,1147 1118,1151 1135,1168 1144,1168 1148,1172 1152,1172 1156,1177 1161,1177 1169,1181 1173,1181 1177,1185 1614,1185 1630,1198 1622,1206 1597,1223 1580,1249 1567,1274 1563,1291 1575,1312 1842,1312 1851,1291 1846,1274 1834,1249 1817,1223 1796,1206 1783,1198 1804,1185 1825,1164 1842,1143 1851,1113 1855,1088 1855,1058 1851,1028 1842,999 1825,978 1804,957 1787,944 1804,931 1825,910 1842,889 1851,859 1855,834 1855,804 1851,775 1842,745 1825,724 1804,703 1787,690 1804,677 1825,656 1842,635 1851,605 1855,580 1855,550 1851,521 1842,491 1825,470 1812,457 1817,453 1829,449 1846,432 1859,393 2193,393 2198,406 2198,419 2206,432 2223,449 2236,453 2240,457 2227,470 2210,491 2193,550 2193,580 2202,605 2210,635 2227,656 2249,677 2265,690 2249,703 2227,724 2210,745 2193,804 2193,834 2202,859 2210,889 2227,910 2249,931 2265,944 2249,957 2227,978 2210,999 2193,1058 2193,1088 2202,1113 2210,1143 2227,1164 2249,1185 2265,1198 2249,1211 2227,1232 2210,1253 2193,1312 2193,1342 2202,1367 2210,1397 2227,1418 2249,1439 2265,1452 2249,1465 2227,1486 2210,1507 2193,1566 2193,1596 2202,1621 2210,1651 2227,1672 2249,1693 2265,1706 2249,1719 2227,1740 2210,1761 2193,1820 2193,1850 2202,1875 2210,1905 2227,1926 2249,1947 2265,1960 2249,1973 2227,1994 2210,2015 2193,2074 2193,2104 2202,2129 2210,2159 2227,2180 2249,2201 2265,2214 2249,2227 2227,2248 2210,2269 2193,2328 2193,2358 2202,2383 2210,2413 2227,2434 2249,2455 2265,2468 2257,2476 2232,2493 2215,2519 2202,2544 2198,2561 2210,2582 2477,2582 2486,2561 2481,2544 2469,2519 2452,2493 2431,2476 2418,2468 2439,2455 2875,2455 2896,2447 2913,2438 2947,2404 2964,2362 2964,2320 2947,2277 2930,2260 2896,2235 2875,2231 2858,2227 2439,2227 2422,2214 2439,2201 2875,2201 2879,2197 2884,2197 2888,2193 2896,2193 2900,2188 2905,2188 2909,2184 2913,2184 2917,2180 2926,2176 2926,2172 2947,2150 2947,2146 2955,2138 2955,2129 2960,2125 2960,2116 2964,2108 2964,2066 2960,2061 2960,2049 2955,2045 2955,2040 2951,2032 2947,2028 2947,2023 2926,2002 2926,1998 2917,1998 2905,1985 2900,1985 2896,1981 2888,1981 2884,1977 2867,1977 2862,1973 2439,1973 2422,1960 2439,1947 2875,1947 2879,1943 2884,1943 2888,1939 2896,1939 2900,1934 2905,1934 2909,1930 2913,1930 2917,1926 2926,1922 2926,1917 2947,1896 2947,1892 2955,1884 2955,1875 2960,1871 2960,1862 2964,1854 2964,1812 2960,1807 2960,1795 2955,1791 2955,1786 2951,1778 2947,1774 2947,1769 2926,1748 2926,1744 2917,1744 2905,1731 2900,1731 2896,1727 2888,1727 2884,1723 2867,1723 2862,1719 2439,1719 2422,1706 2439,1693 2875,1693 2879,1689 2884,1689 2888,1685 2896,1685 2900,1680 2905,1680 2909,1676 2913,1676 2917,1672 2926,1668 2926,1663 2947,1642 2947,1638 2955,1630 2955,1621 2960,1617 2960,1608 2964,1600 2964,1558 2960,1553 2960,1541 2955,1537 2955,1532 2951,1524 2947,1520 2947,1515 2926,1494 2926,1490 2917,1490 2905,1477 2900,1477 2896,1473 2888,1473 2884,1469 2867,1469 2862,1465 2439,1465 2422,1452 2439,1439 2875,1439 2879,1435 2884,1435 2888,1431 2896,1431 2900,1426 2905,1426 2909,1422 2913,1422 2917,1418 2926,1414 2926,1410 2947,1388 2947,1384 2955,1376 2955,1367 2960,1363 2960,1354 2964,1346 2964,1304 2960,1299 2960,1287 2955,1282 2955,1278 2951,1270 2947,1266 2947,1261 2926,1240 2926,1236 2917,1236 2905,1223 2900,1223 2896,1219 2888,1219 2884,1215 2867,1215 2862,1211 2439,1211 2422,1198 2439,1185 2875,1185 2879,1181 2884,1181 2888,1177 2896,1177 2900,1172 2905,1172 2909,1168 2913,1168 2917,1164 2926,1160 2926,1156 2947,1134 2947,1130 2955,1122 2955,1113 2960,1109 2960,1100 2964,1092 2964,1050 2960,1045 2960,1033 2955,1028 2955,1024 2951,1016 2947,1012 2947,1007 2926,986 2926,982 2917,982 2905,969 2900,969 2896,965 2888,965 2884,961 2867,961 2862,957 2439,957 2422,944 2439,931 2875,931 2879,927 2884,927 2888,923 2896,923 2900,918 2905,918 2909,914 2913,914 2917,910 2926,906 2926,902 2947,880 2947,876 2955,868 2955,859 2960,855 2960,846 2964,838 2964,796 2960,791 2960,779 2955,775 2955,770 2951,762 2947,758 2947,753 2926,732 2926,728 2917,728 2905,715 2900,715 2896,711 2888,711 2884,707 2867,707 2862,703 2439,703 2422,690 2439,677 2875,677 2896,669 2913,660 2947,626 2964,584 2964,542 2947,499 2930,482 2896,457 2875,453 2858,449 2460,449 2464,449 2481,432 2494,393 3336,393 3341,406 3341,419 3349,432 3366,449 3379,453 3383,457 3370,470 3353,491 3336,550 3336,580 3345,605 3353,635 3370,656 3392,677 3408,690 3392,703 3370,724 3353,745 3336,804 3336,834 3345,859 3353,889 3370,910 3392,931 3408,944 3392,957 3370,978 3353,999 3336,1058 3336,1088 3345,1113 3353,1143 3370,1164 3392,1185 3408,1198 3392,1211 3370,1232 3353,1253 3336,1312 3336,1342 3345,1367 3353,1397 3370,1418 3392,1439 3408,1452 3392,1465 3370,1486 3353,1507 3336,1566 3336,1596 3345,1621 3353,1651 3370,1672 3392,1693 3408,1706 3392,1719 3370,1740 3353,1761 3336,1820 3336,1850 3345,1875 3353,1905 3370,1926 3392,1947 3408,1960 3392,1973 3370,1994 3353,2015 3336,2074 3336,2104 3345,2129 3353,2159 3370,2180 3392,2201 3408,2214 3392,2227 3370,2248 3353,2269 3336,2328 3336,2358 3345,2383 3353,2413 3370,2434 3392,2455 3408,2468 3400,2476 3375,2493 3358,2519 3345,2544 3341,2561 3353,2582 3620,2582 3629,2561 3624,2544 3607,2510 4225,2510 4225,2565 4242,2582 4361,2582 4361,2464 4348,2447 4276,2447 4268,2451 4255,2455 4247,2464 4238,2476 4230,2485 4230,2497 4225,2510 3607,2510 3595,2493 3574,2476 3561,2468 3582,2455 3603,2434 3620,2413 3629,2383 3633,2358 3633,2328 3629,2298 3620,2269 3603,2248 3582,2227 3565,2214 3582,2201 3603,2180 3620,2159 3629,2129 3633,2104 3633,2074 3629,2045 3620,2015 3603,1994 3582,1973 3565,1960 3582,1947 3603,1926 3620,1905 3629,1875 3633,1850 3633,1820 3629,1791 3620,1761 3603,1740 3582,1719 3565,1706 3582,1693 3603,1672 3620,1651 3629,1621 3633,1596 3633,1566 3629,1537 3620,1507 3603,1486 3582,1465 3565,1452 3582,1439 3603,1418 3620,1397 3629,1367 3633,1342 3633,1312 3629,1282 3620,1253 3603,1232 3582,1211 3565,1198 3582,1185 3603,1164 3620,1143 3629,1113 3633,1088 3633,1058 3629,1028 3620,999 3603,978 3582,957 3565,944 3582,931 3603,910 3620,889 3629,859 3633,834 3633,804 3629,775 3620,745 3603,724 3582,703 3565,690 3582,677 3603,656 3620,635 3629,605 3633,580 3633,550 3629,521 3620,491 3603,470 3590,457 3595,453 3607,449 3624,432 3637,393 3633,338 3620,322 3497,322 3497,326 3472,326 3472,322 3353,322 3336,338 3336,393 2494,393 2490,338 2477,322 2354,322 2354,326 2329,326 2329,322 2210,322 2193,338 2193,393 1859,393 1859,224 2193,224 2193,279 2210,296 2329,296 2329,178 2354,178 2354,296 2477,296 2490,279 2494,224 3336,224 3336,279 3353,296 3472,296 3472,178 3497,178 3497,296 3620,296 3633,279 3637,224 3629,199 3624,190 3616,178 3607,169 3582,161 3514,161 3497,178 3472,178 3459,161 3387,161 3379,165 3366,169 3358,178 3349,190 3341,199 3341,211 3336,224 2494,224 2486,199 2481,190 2473,178 2464,169 2439,161 2371,161 2354,178 2329,178 2316,161 2244,161 2236,165 2223,169 2215,178 2206,190 2198,199 2198,211 2193,224 1859,224 1851,199 1846,190 1838,178 1829,169 1804,161 1609,161 1601,165 1588,169 1580,178 1571,190 1567,195 1190,195 1182,199 1169,199 1161,203 1156,203 1152,207 1148,207 1144,211 1135,216 1131,220 1127,220 1118,228 1118,233 1101,250 1101,254 1097,262 1097,267 1093,271 1093,275 1089,283 1089,305 1084,309 843,309 843,224 835,199 830,190 822,178 813,169 788,161 592,161 584,165 571,169 563,178 554,190 546,199 546,211 541,224 0,224 0,0 4433,0">
            <text:p/>
          </draw:polygon>
          <draw:polygon draw:style-name="gr3" draw:text-style-name="P1" draw:layer="layout" svg:width="4.432cm" svg:height="4.174cm" svg:x="7.5cm" svg:y="7.254cm" svg:viewBox="0 0 4433 4175" draw:points="4433,2447 4403,2447 4386,2464 4386,2582 4391,2582 4391,2608 4386,2608 4386,2612 4361,2612 4361,2608 4242,2608 4225,2624 4225,2680 4230,2692 4230,2705 4238,2718 4255,2735 4268,2739 4272,2743 4259,2756 4242,2777 4225,2836 4225,2866 4234,2891 4242,2921 4259,2942 4280,2963 4297,2976 4280,2989 4259,3010 4242,3031 4225,3090 4225,3120 4234,3145 4242,3175 4259,3196 4280,3217 4297,3230 4280,3243 4259,3264 4242,3285 4225,3344 4225,3374 4234,3399 4242,3429 4259,3451 4280,3472 4297,3485 4280,3498 4259,3519 4242,3540 4225,3599 4225,3629 4234,3654 4242,3684 4259,3705 4280,3726 4297,3739 4280,3752 4259,3773 4242,3794 4225,3853 4225,3883 4234,3908 4242,3938 4259,3959 4280,3980 4306,3997 4331,4010 4361,4014 4391,4014 4420,4010 4433,4006 4433,4175 0,4175 0,1566 541,1566 541,1596 550,1621 558,1651 575,1672 596,1693 613,1706 596,1719 575,1740 558,1761 541,1820 541,1850 550,1875 558,1905 575,1926 596,1947 613,1960 596,1973 575,1994 558,2015 541,2074 541,2104 550,2129 558,2159 575,2180 596,2201 613,2214 596,2227 575,2248 558,2269 541,2328 541,2358 550,2383 558,2413 575,2434 596,2455 613,2468 596,2481 575,2502 558,2523 541,2582 541,2612 550,2637 558,2667 575,2688 596,2709 613,2722 596,2735 575,2756 558,2777 541,2836 541,2866 550,2891 558,2921 575,2942 596,2963 613,2976 596,2989 575,3010 558,3031 541,3090 541,3120 550,3145 558,3175 575,3196 596,3217 613,3230 596,3243 575,3264 558,3285 541,3344 541,3374 550,3399 558,3429 575,3451 596,3472 613,3485 596,3498 575,3519 558,3540 541,3599 541,3629 550,3654 558,3684 575,3705 596,3726 613,3739 596,3752 575,3773 558,3794 541,3853 541,3883 550,3908 558,3938 575,3959 596,3980 623,3997 648,4010 678,4014 708,4014 737,4010 763,3997 788,3980 809,3959 826,3938 835,3908 839,3883 839,3853 835,3824 826,3794 809,3773 788,3752 771,3739 788,3726 809,3705 826,3684 835,3654 839,3629 839,3599 835,3569 826,3540 809,3519 788,3498 771,3485 788,3472 809,3451 826,3429 835,3399 839,3374 839,3344 835,3315 826,3285 809,3264 788,3243 771,3230 788,3217 809,3196 826,3175 835,3145 839,3120 839,3090 835,3060 826,3031 809,3010 788,2989 771,2976 788,2963 809,2942 826,2921 835,2891 839,2866 839,2836 835,2807 826,2777 809,2756 788,2735 771,2722 788,2709 809,2688 826,2667 835,2637 839,2612 839,2582 835,2553 826,2523 809,2502 788,2481 771,2468 788,2455 809,2434 826,2413 835,2383 839,2358 839,2328 835,2298 826,2269 809,2248 788,2227 771,2214 788,2201 809,2180 826,2159 835,2129 839,2104 839,2074 835,2045 826,2015 809,1994 788,1973 771,1960 788,1947 809,1926 826,1905 835,1875 839,1850 839,1820 835,1791 826,1761 809,1740 788,1719 771,1706 788,1693 809,1672 826,1651 835,1621 839,1596 839,1579 1084,1579 1089,1583 1089,1608 1093,1613 1093,1617 1097,1621 1097,1630 1101,1634 1101,1638 1118,1655 1118,1659 1135,1676 1144,1676 1148,1680 1152,1680 1156,1685 1161,1685 1169,1689 1173,1689 1177,1693 1614,1693 1630,1706 1614,1719 1190,1719 1182,1723 1169,1723 1161,1727 1156,1727 1152,1731 1148,1731 1144,1735 1135,1740 1131,1744 1127,1744 1118,1752 1118,1757 1101,1774 1101,1778 1097,1786 1097,1791 1093,1795 1093,1799 1089,1807 1089,1829 1084,1833 1089,1837 1089,1862 1093,1867 1093,1871 1097,1875 1097,1884 1101,1888 1101,1892 1118,1909 1118,1913 1135,1930 1144,1930 1148,1934 1152,1934 1156,1939 1161,1939 1169,1943 1173,1943 1177,1947 1614,1947 1630,1960 1614,1973 1190,1973 1182,1977 1169,1977 1161,1981 1156,1981 1152,1985 1148,1985 1144,1989 1135,1994 1131,1998 1127,1998 1118,2006 1118,2011 1101,2028 1101,2032 1097,2040 1097,2045 1093,2049 1093,2053 1089,2061 1089,2083 1084,2087 1089,2091 1089,2116 1093,2121 1093,2125 1097,2129 1097,2138 1101,2142 1101,2146 1118,2163 1118,2167 1135,2184 1144,2184 1148,2188 1152,2188 1156,2193 1161,2193 1169,2197 1173,2197 1177,2201 1614,2201 1630,2214 1614,2227 1190,2227 1182,2231 1169,2231 1161,2235 1156,2235 1152,2239 1148,2239 1144,2243 1135,2248 1131,2252 1127,2252 1118,2260 1118,2265 1101,2282 1101,2286 1097,2294 1097,2298 1093,2303 1093,2307 1089,2315 1089,2337 1084,2341 1089,2345 1089,2370 1093,2375 1093,2379 1097,2383 1097,2392 1101,2396 1101,2400 1118,2417 1118,2421 1135,2438 1144,2438 1148,2442 1152,2442 1156,2447 1161,2447 1169,2451 1173,2451 1177,2455 1614,2455 1630,2468 1614,2481 1190,2481 1182,2485 1169,2485 1161,2489 1156,2489 1152,2493 1148,2493 1144,2497 1135,2502 1131,2506 1127,2506 1118,2514 1118,2519 1101,2536 1101,2540 1097,2548 1097,2553 1093,2557 1093,2561 1089,2569 1089,2591 1084,2595 1089,2599 1089,2624 1093,2629 1093,2633 1097,2637 1097,2646 1101,2650 1101,2654 1118,2671 1118,2675 1135,2692 1144,2692 1148,2696 1152,2696 1156,2701 1161,2701 1169,2705 1173,2705 1177,2709 1614,2709 1630,2722 1614,2735 1190,2735 1182,2739 1169,2739 1161,2743 1156,2743 1152,2747 1148,2747 1144,2751 1135,2756 1131,2760 1127,2760 1118,2768 1118,2773 1101,2790 1101,2794 1097,2802 1097,2807 1093,2811 1093,2815 1089,2823 1089,2845 1084,2849 1089,2853 1089,2878 1093,2883 1093,2887 1097,2891 1097,2900 1101,2904 1101,2908 1118,2925 1118,2929 1135,2946 1144,2946 1148,2950 1152,2950 1156,2955 1161,2955 1169,2959 1173,2959 1177,2963 1614,2963 1630,2976 1614,2989 1194,2989 1177,2993 1156,2997 1135,3010 1118,3022 1105,3039 1089,3082 1084,3103 1089,3124 1105,3166 1118,3183 1135,3200 1177,3217 1614,3217 1630,3230 1614,3243 1194,3243 1177,3247 1156,3251 1135,3264 1118,3276 1105,3293 1089,3336 1084,3357 1089,3378 1105,3420 1118,3437 1135,3455 1177,3472 1614,3472 1630,3485 1614,3498 1194,3498 1177,3502 1156,3506 1135,3519 1118,3531 1105,3548 1089,3591 1084,3612 1089,3633 1105,3675 1118,3692 1135,3709 1177,3726 1614,3726 1630,3739 1614,3752 1194,3752 1177,3756 1156,3760 1135,3773 1118,3785 1105,3802 1089,3845 1084,3866 1089,3887 1105,3929 1118,3946 1135,3963 1177,3980 1614,3980 1639,3997 1664,4010 1694,4014 1724,4014 1753,4010 1779,3997 1804,3980 1825,3959 1842,3938 1851,3908 1855,3883 1855,3853 1851,3824 1842,3794 1825,3773 1804,3752 1787,3739 1804,3726 1825,3705 1842,3684 1851,3654 1855,3629 1855,3599 1851,3569 1842,3540 1825,3519 1804,3498 1787,3485 1804,3472 1825,3451 1842,3429 1851,3399 1855,3374 1855,3344 1851,3315 1842,3285 1825,3264 1804,3243 1787,3230 1804,3217 1825,3196 1842,3175 1851,3145 1855,3120 1855,3090 1851,3060 1842,3031 1825,3010 1804,2989 1787,2976 1804,2963 1825,2942 1842,2921 1851,2891 1855,2866 1855,2836 2193,2836 2193,2866 2202,2891 2210,2921 2227,2942 2249,2963 2265,2976 2249,2989 2227,3010 2210,3031 2193,3090 2193,3120 2202,3145 2210,3175 2227,3196 2249,3217 2265,3230 2249,3243 2227,3264 2210,3285 2193,3344 2193,3374 2202,3399 2210,3429 2227,3451 2249,3472 2265,3485 2249,3498 2227,3519 2210,3540 2193,3599 2193,3629 2202,3654 2210,3684 2227,3705 2249,3726 2265,3739 2249,3752 2227,3773 2210,3794 2193,3853 2193,3883 2202,3908 2210,3938 2227,3959 2249,3980 2274,3997 2299,4010 2329,4014 2359,4014 2388,4010 2414,3997 2439,3980 2875,3980 2896,3972 2913,3963 2947,3929 2964,3887 2964,3845 2947,3802 2930,3785 2896,3760 2875,3756 2858,3752 2439,3752 2422,3739 2439,3726 2875,3726 2896,3718 2913,3709 2947,3675 2964,3633 2964,3591 2947,3548 2930,3531 2896,3506 2875,3502 2858,3498 2439,3498 2422,3485 2439,3472 2875,3472 2896,3464 2913,3455 2947,3420 2964,3378 2964,3336 2947,3293 2930,3276 2896,3251 2875,3247 2858,3243 2439,3243 2422,3230 2439,3217 2875,3217 2896,3209 2913,3200 2947,3166 2964,3124 2964,3082 2947,3039 2930,3022 2896,2997 2875,2993 2858,2989 2439,2989 2422,2976 2439,2963 2875,2963 2879,2959 2884,2959 2888,2955 2896,2955 2900,2950 2905,2950 2909,2946 2913,2946 2917,2942 2926,2938 2926,2933 2947,2912 2947,2908 2955,2900 2955,2891 2960,2887 2960,2878 2964,2870 2964,2836 3336,2836 3336,2866 3345,2891 3353,2921 3370,2942 3392,2963 3408,2976 3392,2989 3370,3010 3353,3031 3336,3090 3336,3120 3345,3145 3353,3175 3370,3196 3392,3217 3408,3230 3392,3243 3370,3264 3353,3285 3336,3344 3336,3374 3345,3399 3353,3429 3370,3451 3392,3472 3408,3485 3392,3498 3370,3519 3353,3540 3336,3599 3336,3629 3345,3654 3353,3684 3370,3705 3392,3726 3408,3739 3392,3752 3370,3773 3353,3794 3336,3853 3336,3883 3345,3908 3353,3938 3370,3959 3392,3980 3417,3997 3442,4010 3472,4014 3502,4014 3531,4010 3557,3997 3582,3980 3603,3959 3620,3938 3629,3908 3633,3883 3633,3853 3629,3824 3620,3794 3603,3773 3582,3752 3565,3739 3582,3726 3603,3705 3620,3684 3629,3654 3633,3629 3633,3599 3629,3569 3620,3540 3603,3519 3582,3498 3565,3485 3582,3472 3603,3451 3620,3429 3629,3399 3633,3374 3633,3344 3629,3315 3620,3285 3603,3264 3582,3243 3565,3230 3582,3217 3603,3196 3620,3175 3629,3145 3633,3120 3633,3090 3629,3060 3620,3031 3603,3010 3582,2989 3565,2976 3582,2963 3603,2942 3620,2921 3629,2891 3633,2866 3633,2836 3629,2807 3620,2777 3603,2756 3582,2735 3561,2722 3574,2713 3595,2696 3612,2671 3624,2646 3629,2633 3620,2608 3497,2608 3497,2612 3472,2612 3472,2608 3353,2608 3341,2633 3345,2646 3358,2671 3375,2696 3400,2713 3408,2722 3392,2735 3370,2756 3353,2777 3336,2836 2964,2836 2964,2828 2960,2823 2960,2811 2955,2807 2955,2802 2951,2794 2947,2790 2947,2785 2926,2764 2926,2760 2917,2760 2905,2747 2900,2747 2896,2743 2888,2743 2884,2739 2867,2739 2862,2735 2439,2735 2418,2722 2431,2713 2452,2696 2469,2671 2481,2646 2486,2633 2477,2608 2354,2608 2354,2612 2329,2612 2329,2608 2210,2608 2198,2633 2202,2646 2215,2671 2232,2696 2257,2713 2265,2722 2249,2735 2227,2756 2210,2777 2193,2836 1855,2836 1851,2807 1842,2777 1825,2756 1804,2735 1787,2722 1804,2709 1825,2688 1842,2667 1851,2637 1855,2612 1855,2582 1851,2553 1842,2523 1825,2502 1804,2481 1787,2468 1804,2455 1825,2434 1842,2413 1851,2383 1855,2358 1855,2328 1851,2298 1842,2269 1825,2248 1804,2227 1787,2214 1804,2201 1825,2180 1842,2159 1851,2129 1855,2104 1855,2074 1851,2045 1842,2015 1825,1994 1804,1973 1787,1960 1804,1947 1825,1926 1842,1905 1851,1875 1855,1850 1855,1820 1851,1791 1842,1761 1825,1740 1804,1719 1787,1706 1804,1693 1825,1672 1842,1651 1851,1621 1855,1596 1855,1566 1851,1537 1842,1507 1825,1486 1804,1465 1783,1452 1796,1443 1817,1426 1834,1401 1846,1376 1851,1363 1842,1338 1719,1338 1719,1342 1694,1342 1694,1338 1575,1338 1563,1363 1567,1376 1580,1401 1597,1426 1622,1443 1630,1452 1614,1465 1190,1465 1182,1469 1169,1469 1161,1473 1156,1473 1152,1477 1148,1477 1144,1481 1135,1486 1131,1490 1127,1490 1118,1498 1118,1503 1101,1520 1101,1524 1097,1532 1097,1537 1093,1541 1093,1545 1089,1553 1089,1575 1084,1579 839,1579 839,1566 835,1537 826,1507 809,1486 788,1465 767,1452 780,1443 801,1426 818,1401 830,1376 835,1363 826,1338 703,1338 703,1342 678,1342 678,1338 558,1338 546,1363 550,1376 563,1401 580,1426 605,1443 613,1452 596,1465 575,1486 558,1507 541,1566 0,1566 0,224 541,224 541,393 546,406 546,419 554,432 571,449 584,453 588,457 575,470 558,491 541,550 541,580 550,605 558,635 575,656 596,677 613,690 596,703 575,724 558,745 541,804 541,834 550,859 558,889 575,910 596,931 613,944 596,957 575,978 558,999 541,1058 541,1088 550,1113 558,1143 575,1164 596,1185 613,1198 605,1206 580,1223 563,1249 550,1274 546,1291 558,1312 826,1312 835,1291 830,1274 818,1249 801,1223 780,1206 767,1198 788,1185 809,1164 826,1143 835,1113 839,1088 839,1058 835,1028 826,999 809,978 788,957 771,944 788,931 809,910 826,889 835,859 839,834 839,804 835,775 826,745 809,724 788,703 771,690 788,677 809,656 826,635 835,605 839,580 839,550 835,521 826,491 809,470 796,457 801,453 813,449 830,432 843,393 843,309 1084,309 1089,313 1089,338 1093,343 1093,347 1097,351 1097,360 1101,364 1101,368 1118,385 1118,389 1135,406 1144,406 1148,410 1152,410 1156,415 1161,415 1169,419 1173,419 1177,423 1567,423 1571,432 1588,449 1592,449 1190,449 1182,453 1169,453 1161,457 1156,457 1152,461 1148,461 1144,465 1135,470 1131,474 1127,474 1118,482 1118,487 1101,504 1101,508 1097,516 1097,521 1093,525 1093,529 1089,537 1089,559 1084,563 1089,567 1089,592 1093,597 1093,601 1097,605 1097,614 1101,618 1101,622 1118,639 1118,643 1135,660 1144,660 1148,664 1152,664 1156,669 1161,669 1169,673 1173,673 1177,677 1614,677 1630,690 1614,703 1190,703 1182,707 1169,707 1161,711 1156,711 1152,715 1148,715 1144,719 1135,724 1131,728 1127,728 1118,736 1118,741 1101,758 1101,762 1097,770 1097,775 1093,779 1093,783 1089,791 1089,813 1084,817 1089,821 1089,846 1093,851 1093,855 1097,859 1097,868 1101,872 1101,876 1118,893 1118,897 1135,914 1144,914 1148,918 1152,918 1156,923 1161,923 1169,927 1173,927 1177,931 1614,931 1630,944 1614,957 1190,957 1182,961 1169,961 1161,965 1156,965 1152,969 1148,969 1144,973 1135,978 1131,982 1127,982 1118,990 1118,995 1101,1012 1101,1016 1097,1024 1097,1028 1093,1033 1093,1037 1089,1045 1089,1067 1084,1071 1089,1075 1089,1100 1093,1105 1093,1109 1097,1113 1097,1122 1101,1126 1101,1130 1118,1147 1118,1151 1135,1168 1144,1168 1148,1172 1152,1172 1156,1177 1161,1177 1169,1181 1173,1181 1177,1185 1614,1185 1630,1198 1622,1206 1597,1223 1580,1249 1567,1274 1563,1291 1575,1312 1842,1312 1851,1291 1846,1274 1834,1249 1817,1223 1796,1206 1783,1198 1804,1185 1825,1164 1842,1143 1851,1113 1855,1088 1855,1058 1851,1028 1842,999 1825,978 1804,957 1787,944 1804,931 1825,910 1842,889 1851,859 1855,834 1855,804 1851,775 1842,745 1825,724 1804,703 1787,690 1804,677 1825,656 1842,635 1851,605 1855,580 1855,550 1851,521 1842,491 1825,470 1812,457 1817,453 1829,449 1846,432 1859,393 2193,393 2198,406 2198,419 2206,432 2223,449 2236,453 2240,457 2227,470 2210,491 2193,550 2193,580 2202,605 2210,635 2227,656 2249,677 2265,690 2249,703 2227,724 2210,745 2193,804 2193,834 2202,859 2210,889 2227,910 2249,931 2265,944 2249,957 2227,978 2210,999 2193,1058 2193,1088 2202,1113 2210,1143 2227,1164 2249,1185 2265,1198 2249,1211 2227,1232 2210,1253 2193,1312 2193,1342 2202,1367 2210,1397 2227,1418 2249,1439 2265,1452 2249,1465 2227,1486 2210,1507 2193,1566 2193,1596 2202,1621 2210,1651 2227,1672 2249,1693 2265,1706 2249,1719 2227,1740 2210,1761 2193,1820 2193,1850 2202,1875 2210,1905 2227,1926 2249,1947 2265,1960 2249,1973 2227,1994 2210,2015 2193,2074 2193,2104 2202,2129 2210,2159 2227,2180 2249,2201 2265,2214 2249,2227 2227,2248 2210,2269 2193,2328 2193,2358 2202,2383 2210,2413 2227,2434 2249,2455 2265,2468 2257,2476 2232,2493 2215,2519 2202,2544 2198,2561 2210,2582 2477,2582 2486,2561 2481,2544 2469,2519 2452,2493 2431,2476 2418,2468 2439,2455 2875,2455 2896,2447 2913,2438 2947,2404 2964,2362 2964,2320 2947,2277 2930,2260 2896,2235 2875,2231 2858,2227 2439,2227 2422,2214 2439,2201 2875,2201 2879,2197 2884,2197 2888,2193 2896,2193 2900,2188 2905,2188 2909,2184 2913,2184 2917,2180 2926,2176 2926,2172 2947,2150 2947,2146 2955,2138 2955,2129 2960,2125 2960,2116 2964,2108 2964,2066 2960,2061 2960,2049 2955,2045 2955,2040 2951,2032 2947,2028 2947,2023 2926,2002 2926,1998 2917,1998 2905,1985 2900,1985 2896,1981 2888,1981 2884,1977 2867,1977 2862,1973 2439,1973 2422,1960 2439,1947 2875,1947 2879,1943 2884,1943 2888,1939 2896,1939 2900,1934 2905,1934 2909,1930 2913,1930 2917,1926 2926,1922 2926,1917 2947,1896 2947,1892 2955,1884 2955,1875 2960,1871 2960,1862 2964,1854 2964,1812 2960,1807 2960,1795 2955,1791 2955,1786 2951,1778 2947,1774 2947,1769 2926,1748 2926,1744 2917,1744 2905,1731 2900,1731 2896,1727 2888,1727 2884,1723 2867,1723 2862,1719 2439,1719 2422,1706 2439,1693 2875,1693 2879,1689 2884,1689 2888,1685 2896,1685 2900,1680 2905,1680 2909,1676 2913,1676 2917,1672 2926,1668 2926,1663 2947,1642 2947,1638 2955,1630 2955,1621 2960,1617 2960,1608 2964,1600 2964,1558 2960,1553 2960,1541 2955,1537 2955,1532 2951,1524 2947,1520 2947,1515 2926,1494 2926,1490 2917,1490 2905,1477 2900,1477 2896,1473 2888,1473 2884,1469 2867,1469 2862,1465 2439,1465 2422,1452 2439,1439 2875,1439 2879,1435 2884,1435 2888,1431 2896,1431 2900,1426 2905,1426 2909,1422 2913,1422 2917,1418 2926,1414 2926,1410 2947,1388 2947,1384 2955,1376 2955,1367 2960,1363 2960,1354 2964,1346 2964,1304 2960,1299 2960,1287 2955,1282 2955,1278 2951,1270 2947,1266 2947,1261 2926,1240 2926,1236 2917,1236 2905,1223 2900,1223 2896,1219 2888,1219 2884,1215 2867,1215 2862,1211 2439,1211 2422,1198 2439,1185 2875,1185 2879,1181 2884,1181 2888,1177 2896,1177 2900,1172 2905,1172 2909,1168 2913,1168 2917,1164 2926,1160 2926,1156 2947,1134 2947,1130 2955,1122 2955,1113 2960,1109 2960,1100 2964,1092 2964,1050 2960,1045 2960,1033 2955,1028 2955,1024 2951,1016 2947,1012 2947,1007 2926,986 2926,982 2917,982 2905,969 2900,969 2896,965 2888,965 2884,961 2867,961 2862,957 2439,957 2422,944 2439,931 2875,931 2879,927 2884,927 2888,923 2896,923 2900,918 2905,918 2909,914 2913,914 2917,910 2926,906 2926,902 2947,880 2947,876 2955,868 2955,859 2960,855 2960,846 2964,838 2964,796 2960,791 2960,779 2955,775 2955,770 2951,762 2947,758 2947,753 2926,732 2926,728 2917,728 2905,715 2900,715 2896,711 2888,711 2884,707 2867,707 2862,703 2439,703 2422,690 2439,677 2875,677 2896,669 2913,660 2947,626 2964,584 2964,542 2947,499 2930,482 2896,457 2875,453 2858,449 2460,449 2464,449 2481,432 2494,393 3336,393 3341,406 3341,419 3349,432 3366,449 3379,453 3383,457 3370,470 3353,491 3336,550 3336,580 3345,605 3353,635 3370,656 3392,677 3408,690 3392,703 3370,724 3353,745 3336,804 3336,834 3345,859 3353,889 3370,910 3392,931 3408,944 3392,957 3370,978 3353,999 3336,1058 3336,1088 3345,1113 3353,1143 3370,1164 3392,1185 3408,1198 3392,1211 3370,1232 3353,1253 3336,1312 3336,1342 3345,1367 3353,1397 3370,1418 3392,1439 3408,1452 3392,1465 3370,1486 3353,1507 3336,1566 3336,1596 3345,1621 3353,1651 3370,1672 3392,1693 3408,1706 3392,1719 3370,1740 3353,1761 3336,1820 3336,1850 3345,1875 3353,1905 3370,1926 3392,1947 3408,1960 3392,1973 3370,1994 3353,2015 3336,2074 3336,2104 3345,2129 3353,2159 3370,2180 3392,2201 3408,2214 3392,2227 3370,2248 3353,2269 3336,2328 3336,2358 3345,2383 3353,2413 3370,2434 3392,2455 3408,2468 3400,2476 3375,2493 3358,2519 3345,2544 3341,2561 3353,2582 3620,2582 3629,2561 3624,2544 3607,2510 4225,2510 4225,2565 4242,2582 4361,2582 4361,2464 4348,2447 4276,2447 4268,2451 4255,2455 4247,2464 4238,2476 4230,2485 4230,2497 4225,2510 3607,2510 3595,2493 3574,2476 3561,2468 3582,2455 3603,2434 3620,2413 3629,2383 3633,2358 3633,2328 3629,2298 3620,2269 3603,2248 3582,2227 3565,2214 3582,2201 3603,2180 3620,2159 3629,2129 3633,2104 3633,2074 3629,2045 3620,2015 3603,1994 3582,1973 3565,1960 3582,1947 3603,1926 3620,1905 3629,1875 3633,1850 3633,1820 3629,1791 3620,1761 3603,1740 3582,1719 3565,1706 3582,1693 3603,1672 3620,1651 3629,1621 3633,1596 3633,1566 3629,1537 3620,1507 3603,1486 3582,1465 3565,1452 3582,1439 3603,1418 3620,1397 3629,1367 3633,1342 3633,1312 3629,1282 3620,1253 3603,1232 3582,1211 3565,1198 3582,1185 3603,1164 3620,1143 3629,1113 3633,1088 3633,1058 3629,1028 3620,999 3603,978 3582,957 3565,944 3582,931 3603,910 3620,889 3629,859 3633,834 3633,804 3629,775 3620,745 3603,724 3582,703 3565,690 3582,677 3603,656 3620,635 3629,605 3633,580 3633,550 3629,521 3620,491 3603,470 3590,457 3595,453 3607,449 3624,432 3637,393 3633,338 3620,322 3497,322 3497,326 3472,326 3472,322 3353,322 3336,338 3336,393 2494,393 2490,338 2477,322 2354,322 2354,326 2329,326 2329,322 2210,322 2193,338 2193,393 1859,393 1859,224 2193,224 2193,279 2210,296 2329,296 2329,178 2354,178 2354,296 2477,296 2490,279 2494,224 3336,224 3336,279 3353,296 3472,296 3472,178 3497,178 3497,296 3620,296 3633,279 3637,224 3629,199 3624,190 3616,178 3607,169 3582,161 3514,161 3497,178 3472,178 3459,161 3387,161 3379,165 3366,169 3358,178 3349,190 3341,199 3341,211 3336,224 2494,224 2486,199 2481,190 2473,178 2464,169 2439,161 2371,161 2354,178 2329,178 2316,161 2244,161 2236,165 2223,169 2215,178 2206,190 2198,199 2198,211 2193,224 1859,224 1851,199 1846,190 1838,178 1829,169 1804,161 1609,161 1601,165 1588,169 1580,178 1571,190 1567,195 1190,195 1182,199 1169,199 1161,203 1156,203 1152,207 1148,207 1144,211 1135,216 1131,220 1127,220 1118,228 1118,233 1101,250 1101,254 1097,262 1097,267 1093,271 1093,275 1089,283 1089,305 1084,309 843,309 843,224 835,199 830,190 822,178 813,169 788,161 592,161 584,165 571,169 563,178 554,190 546,199 546,211 541,224 0,224 0,0 4433,0">
            <text:p/>
          </draw:polygon>
          <draw:line draw:style-name="gr1" draw:text-style-name="P1" draw:layer="layout" svg:x1="8.698cm" svg:y1="9.087cm" svg:x2="9.206cm" svg:y2="9.087cm">
            <text:p/>
          </draw:line>
          <draw:line draw:style-name="gr1" draw:text-style-name="P1" draw:layer="layout" svg:x1="9.841cm" svg:y1="9.087cm" svg:x2="10.349cm" svg:y2="9.087cm">
            <text:p/>
          </draw:line>
          <draw:line draw:style-name="gr1" draw:text-style-name="P1" draw:layer="layout" svg:x1="9.841cm" svg:y1="9.341cm" svg:x2="10.349cm" svg:y2="9.341cm">
            <text:p/>
          </draw:line>
          <draw:line draw:style-name="gr1" draw:text-style-name="P1" draw:layer="layout" svg:x1="9.841cm" svg:y1="9.849cm" svg:x2="10.349cm" svg:y2="9.849cm">
            <text:p/>
          </draw:line>
          <draw:line draw:style-name="gr1" draw:text-style-name="P1" draw:layer="layout" svg:x1="9.841cm" svg:y1="9.595cm" svg:x2="10.349cm" svg:y2="9.595cm">
            <text:p/>
          </draw:line>
          <draw:polyline draw:style-name="gr1" draw:text-style-name="P1" draw:layer="layout" svg:width="0cm" svg:height="0cm" svg:x="10.349cm" svg:y="9.595cm" svg:viewBox="0 0 0 0" draw:points="0,0">
            <text:p/>
          </draw:polyline>
          <draw:polyline draw:style-name="gr1" draw:text-style-name="P1" draw:layer="layout" svg:width="0cm" svg:height="0cm" svg:x="8.698cm" svg:y="8.579cm" svg:viewBox="0 0 0 0" draw:points="0,0">
            <text:p/>
          </draw:polyline>
          <draw:line draw:style-name="gr1" draw:text-style-name="P1" draw:layer="layout" svg:x1="8.698cm" svg:y1="7.563cm" svg:x2="9.206cm" svg:y2="7.563cm">
            <text:p/>
          </draw:line>
          <draw:line draw:style-name="gr1" draw:text-style-name="P1" draw:layer="layout" svg:x1="9.841cm" svg:y1="5.366cm" svg:x2="10.349cm" svg:y2="5.366cm">
            <text:p/>
          </draw:line>
          <draw:line draw:style-name="gr1" draw:text-style-name="P1" draw:layer="layout" svg:x1="9.841cm" svg:y1="7.817cm" svg:x2="10.349cm" svg:y2="7.817cm">
            <text:p/>
          </draw:line>
          <draw:line draw:style-name="gr1" draw:text-style-name="P1" draw:layer="layout" svg:x1="9.841cm" svg:y1="7.563cm" svg:x2="10.349cm" svg:y2="7.563cm">
            <text:p/>
          </draw:line>
          <draw:polyline draw:style-name="gr1" draw:text-style-name="P1" draw:layer="layout" svg:width="0cm" svg:height="0cm" svg:x="10.349cm" svg:y="7.563cm" svg:viewBox="0 0 0 0" draw:points="0,0">
            <text:p/>
          </draw:polyline>
          <draw:line draw:style-name="gr1" draw:text-style-name="P1" draw:layer="layout" svg:x1="8.698cm" svg:y1="10.865cm" svg:x2="9.206cm" svg:y2="10.865cm">
            <text:p/>
          </draw:line>
          <draw:line draw:style-name="gr1" draw:text-style-name="P1" draw:layer="layout" svg:x1="8.698cm" svg:y1="11.119cm" svg:x2="9.206cm" svg:y2="11.119cm">
            <text:p/>
          </draw:line>
          <draw:line draw:style-name="gr1" draw:text-style-name="P1" draw:layer="layout" svg:x1="8.698cm" svg:y1="10.357cm" svg:x2="9.206cm" svg:y2="10.357cm">
            <text:p/>
          </draw:line>
          <draw:polyline draw:style-name="gr1" draw:text-style-name="P1" draw:layer="layout" svg:width="0cm" svg:height="0cm" svg:x="10.349cm" svg:y="11.119cm" svg:viewBox="0 0 0 0" draw:points="0,0">
            <text:p/>
          </draw:polyline>
          <draw:line draw:style-name="gr1" draw:text-style-name="P1" draw:layer="layout" svg:x1="8.698cm" svg:y1="5.112cm" svg:x2="9.206cm" svg:y2="5.112cm">
            <text:p/>
          </draw:line>
          <draw:line draw:style-name="gr1" draw:text-style-name="P1" draw:layer="layout" svg:x1="8.698cm" svg:y1="8.325cm" svg:x2="9.206cm" svg:y2="8.325cm">
            <text:p/>
          </draw:line>
          <draw:line draw:style-name="gr1" draw:text-style-name="P1" draw:layer="layout" svg:x1="8.698cm" svg:y1="7.817cm" svg:x2="9.206cm" svg:y2="7.817cm">
            <text:p/>
          </draw:line>
          <draw:line draw:style-name="gr1" draw:text-style-name="P1" draw:layer="layout" svg:x1="8.698cm" svg:y1="8.071cm" svg:x2="9.206cm" svg:y2="8.071cm">
            <text:p/>
          </draw:line>
          <draw:line draw:style-name="gr1" draw:text-style-name="P1" draw:layer="layout" svg:x1="8.698cm" svg:y1="8.833cm" svg:x2="9.206cm" svg:y2="8.833cm">
            <text:p/>
          </draw:line>
          <draw:line draw:style-name="gr1" draw:text-style-name="P1" draw:layer="layout" svg:x1="9.206cm" svg:y1="8.579cm" svg:x2="8.698cm" svg:y2="8.579cm">
            <text:p/>
          </draw:line>
          <draw:line draw:style-name="gr4" draw:text-style-name="P1" draw:layer="layout" svg:x1="6.501cm" svg:y1="7.182cm" svg:x2="6.501cm" svg:y2="11.5cm">
            <text:p/>
          </draw:line>
          <draw:line draw:style-name="gr4" draw:text-style-name="P1" draw:layer="layout" svg:x1="6.501cm" svg:y1="11.5cm" svg:x2="1.929cm" svg:y2="11.5cm">
            <text:p/>
          </draw:line>
          <draw:line draw:style-name="gr4" draw:text-style-name="P1" draw:layer="layout" svg:x1="12cm" svg:y1="11.5cm" svg:x2="7.428cm" svg:y2="11.5cm">
            <text:p/>
          </draw:line>
          <draw:line draw:style-name="gr4" draw:text-style-name="P1" draw:layer="layout" svg:x1="1.929cm" svg:y1="11.5cm" svg:x2="1.929cm" svg:y2="7.182cm">
            <text:p/>
          </draw:line>
          <draw:line draw:style-name="gr4" draw:text-style-name="P1" draw:layer="layout" svg:x1="12cm" svg:y1="1.683cm" svg:x2="12cm" svg:y2="6.001cm">
            <text:p/>
          </draw:line>
          <draw:line draw:style-name="gr4" draw:text-style-name="P1" draw:layer="layout" svg:x1="12cm" svg:y1="7.182cm" svg:x2="12cm" svg:y2="11.5cm">
            <text:p/>
          </draw:line>
          <draw:line draw:style-name="gr4" draw:text-style-name="P1" draw:layer="layout" svg:x1="12cm" svg:y1="6.001cm" svg:x2="7.428cm" svg:y2="6.001cm">
            <text:p/>
          </draw:line>
          <draw:line draw:style-name="gr4" draw:text-style-name="P1" draw:layer="layout" svg:x1="7.428cm" svg:y1="1.683cm" svg:x2="12cm" svg:y2="1.683cm">
            <text:p/>
          </draw:line>
          <draw:line draw:style-name="gr4" draw:text-style-name="P1" draw:layer="layout" svg:x1="7.428cm" svg:y1="7.182cm" svg:x2="12cm" svg:y2="7.182cm">
            <text:p/>
          </draw:line>
          <draw:line draw:style-name="gr4" draw:text-style-name="P1" draw:layer="layout" svg:x1="7.428cm" svg:y1="6.001cm" svg:x2="7.428cm" svg:y2="1.683cm">
            <text:p/>
          </draw:line>
          <draw:line draw:style-name="gr4" draw:text-style-name="P1" draw:layer="layout" svg:x1="7.428cm" svg:y1="11.5cm" svg:x2="7.428cm" svg:y2="7.182cm">
            <text:p/>
          </draw:line>
          <draw:line draw:style-name="gr4" draw:text-style-name="P1" draw:layer="layout" svg:x1="1.929cm" svg:y1="7.182cm" svg:x2="6.501cm" svg:y2="7.182cm">
            <text:p/>
          </draw:line>
          <draw:line draw:style-name="gr4" draw:text-style-name="P1" draw:layer="layout" svg:x1="6.501cm" svg:y1="6.001cm" svg:x2="1.929cm" svg:y2="6.001cm">
            <text:p/>
          </draw:line>
          <draw:line draw:style-name="gr4" draw:text-style-name="P1" draw:layer="layout" svg:x1="1.929cm" svg:y1="6.001cm" svg:x2="1.929cm" svg:y2="1.683cm">
            <text:p/>
          </draw:line>
          <draw:line draw:style-name="gr4" draw:text-style-name="P1" draw:layer="layout" svg:x1="1.929cm" svg:y1="1.683cm" svg:x2="6.501cm" svg:y2="1.683cm">
            <text:p/>
          </draw:line>
          <draw:line draw:style-name="gr4" draw:text-style-name="P1" draw:layer="layout" svg:x1="6.501cm" svg:y1="1.683cm" svg:x2="6.501cm" svg:y2="6.001cm">
            <text:p/>
          </draw:line>
          <draw:path draw:style-name="gr2" draw:text-style-name="P2" draw:layer="layout" svg:width="0.173cm" svg:height="0.089cm" svg:x="5.396cm" svg:y="3.753cm" svg:viewBox="0 0 174 90" svg:d="M89 90h-89c0-51 38-90 89-90 47 0 85 39 85 90z">
            <text:p/>
          </draw:path>
          <draw:path draw:style-name="gr2" draw:text-style-name="P2" draw:layer="layout" svg:width="0.173cm" svg:height="0.084cm" svg:x="5.396cm" svg:y="3.842cm" svg:viewBox="0 0 174 85" svg:d="M89 0h85c0 47-38 85-85 85-51 0-89-38-89-85z">
            <text:p/>
          </draw:path>
          <draw:path draw:style-name="gr2" draw:text-style-name="P2" draw:layer="layout" svg:width="0.173cm" svg:height="0.089cm" svg:x="5.396cm" svg:y="4.515cm" svg:viewBox="0 0 174 90" svg:d="M89 90h-89c0-52 38-90 89-90 47 0 85 38 85 90z">
            <text:p/>
          </draw:path>
          <draw:path draw:style-name="gr2" draw:text-style-name="P2" draw:layer="layout" svg:width="0.173cm" svg:height="0.084cm" svg:x="5.396cm" svg:y="4.604cm" svg:viewBox="0 0 174 85" svg:d="M89 0h85c0 47-38 85-85 85-51 0-89-38-89-85z">
            <text:p/>
          </draw:path>
          <draw:path draw:style-name="gr2" draw:text-style-name="P2" draw:layer="layout" svg:width="0.173cm" svg:height="0.089cm" svg:x="5.396cm" svg:y="4.261cm" svg:viewBox="0 0 174 90" svg:d="M89 90h-89c0-52 38-90 89-90 47 0 85 38 85 90z">
            <text:p/>
          </draw:path>
          <draw:path draw:style-name="gr2" draw:text-style-name="P2" draw:layer="layout" svg:width="0.173cm" svg:height="0.084cm" svg:x="5.396cm" svg:y="4.35cm" svg:viewBox="0 0 174 85" svg:d="M89 0h85c0 47-38 85-85 85-51 0-89-38-89-85z">
            <text:p/>
          </draw:path>
          <draw:path draw:style-name="gr2" draw:text-style-name="P2" draw:layer="layout" svg:width="0.173cm" svg:height="0.089cm" svg:x="5.396cm" svg:y="4.007cm" svg:viewBox="0 0 174 90" svg:d="M89 90h-89c0-52 38-90 89-90 47 0 85 38 85 90z">
            <text:p/>
          </draw:path>
          <draw:path draw:style-name="gr2" draw:text-style-name="P2" draw:layer="layout" svg:width="0.173cm" svg:height="0.084cm" svg:x="5.396cm" svg:y="4.096cm" svg:viewBox="0 0 174 85" svg:d="M89 0h85c0 47-38 85-85 85-51 0-89-38-89-85z">
            <text:p/>
          </draw:path>
          <draw:path draw:style-name="gr2" draw:text-style-name="P2" draw:layer="layout" svg:width="0.173cm" svg:height="0.089cm" svg:x="5.396cm" svg:y="3.499cm" svg:viewBox="0 0 174 90" svg:d="M89 90h-89c0-51 38-90 89-90 47 0 85 39 85 90z">
            <text:p/>
          </draw:path>
          <draw:path draw:style-name="gr2" draw:text-style-name="P2" draw:layer="layout" svg:width="0.173cm" svg:height="0.084cm" svg:x="5.396cm" svg:y="3.588cm" svg:viewBox="0 0 174 85" svg:d="M89 0h85c0 47-38 85-85 85-51 0-89-38-89-85z">
            <text:p/>
          </draw:path>
          <draw:path draw:style-name="gr2" draw:text-style-name="P2" draw:layer="layout" svg:width="0.173cm" svg:height="0.089cm" svg:x="5.396cm" svg:y="5.023cm" svg:viewBox="0 0 174 90" svg:d="M89 90h-89c0-52 38-90 89-90 47 0 85 38 85 90z">
            <text:p/>
          </draw:path>
          <draw:path draw:style-name="gr2" draw:text-style-name="P2" draw:layer="layout" svg:width="0.173cm" svg:height="0.084cm" svg:x="5.396cm" svg:y="5.112cm" svg:viewBox="0 0 174 85" svg:d="M89 0h85c0 47-38 85-85 85-51 0-89-38-89-85z">
            <text:p/>
          </draw:path>
          <draw:path draw:style-name="gr2" draw:text-style-name="P2" draw:layer="layout" svg:width="0.173cm" svg:height="0.089cm" svg:x="5.396cm" svg:y="4.769cm" svg:viewBox="0 0 174 90" svg:d="M89 90h-89c0-52 38-90 89-90 47 0 85 38 85 90z">
            <text:p/>
          </draw:path>
          <draw:path draw:style-name="gr2" draw:text-style-name="P2" draw:layer="layout" svg:width="0.173cm" svg:height="0.084cm" svg:x="5.396cm" svg:y="4.858cm" svg:viewBox="0 0 174 85" svg:d="M89 0h85c0 47-38 85-85 85-51 0-89-38-89-85z">
            <text:p/>
          </draw:path>
          <draw:path draw:style-name="gr2" draw:text-style-name="P2" draw:layer="layout" svg:width="0.173cm" svg:height="0.089cm" svg:x="5.396cm" svg:y="5.531cm" svg:viewBox="0 0 174 90" svg:d="M89 90h-89c0-51 38-90 89-90 47 0 85 39 85 90z">
            <text:p/>
          </draw:path>
          <draw:path draw:style-name="gr2" draw:text-style-name="P2" draw:layer="layout" svg:width="0.173cm" svg:height="0.084cm" svg:x="5.396cm" svg:y="5.62cm" svg:viewBox="0 0 174 85" svg:d="M89 0h85c0 47-38 85-85 85-51 0-89-38-89-85z">
            <text:p/>
          </draw:path>
          <draw:path draw:style-name="gr2" draw:text-style-name="P2" draw:layer="layout" svg:width="0.173cm" svg:height="0.089cm" svg:x="5.396cm" svg:y="5.277cm" svg:viewBox="0 0 174 90" svg:d="M89 90h-89c0-51 38-90 89-90 47 0 85 39 85 90z">
            <text:p/>
          </draw:path>
          <draw:path draw:style-name="gr2" draw:text-style-name="P2" draw:layer="layout" svg:width="0.173cm" svg:height="0.084cm" svg:x="5.396cm" svg:y="5.366cm" svg:viewBox="0 0 174 85" svg:d="M89 0h85c0 47-38 85-85 85-51 0-89-38-89-85z">
            <text:p/>
          </draw:path>
          <draw:path draw:style-name="gr2" draw:text-style-name="P2" draw:layer="layout" svg:width="0.173cm" svg:height="0.089cm" svg:x="3.618cm" svg:y="5.023cm" svg:viewBox="0 0 174 90" svg:d="M89 90h-89c0-52 38-90 89-90 46 0 85 38 85 90z">
            <text:p/>
          </draw:path>
          <draw:path draw:style-name="gr2" draw:text-style-name="P2" draw:layer="layout" svg:width="0.173cm" svg:height="0.084cm" svg:x="3.618cm" svg:y="5.112cm" svg:viewBox="0 0 174 85" svg:d="M89 0h85c0 47-39 85-85 85-51 0-89-38-89-85z">
            <text:p/>
          </draw:path>
          <draw:path draw:style-name="gr2" draw:text-style-name="P2" draw:layer="layout" svg:width="0.173cm" svg:height="0.089cm" svg:x="4.253cm" svg:y="5.531cm" svg:viewBox="0 0 174 90" svg:d="M90 90h-90c0-51 39-90 90-90 46 0 84 39 84 90z">
            <text:p/>
          </draw:path>
          <draw:path draw:style-name="gr2" draw:text-style-name="P2" draw:layer="layout" svg:width="0.173cm" svg:height="0.084cm" svg:x="4.253cm" svg:y="5.62cm" svg:viewBox="0 0 174 85" svg:d="M90 0h84c0 47-38 85-84 85-51 0-90-38-90-85z">
            <text:p/>
          </draw:path>
          <draw:path draw:style-name="gr2" draw:text-style-name="P2" draw:layer="layout" svg:width="0.173cm" svg:height="0.089cm" svg:x="3.618cm" svg:y="5.277cm" svg:viewBox="0 0 174 90" svg:d="M89 90h-89c0-51 38-90 89-90 46 0 85 39 85 90z">
            <text:p/>
          </draw:path>
          <draw:path draw:style-name="gr2" draw:text-style-name="P2" draw:layer="layout" svg:width="0.173cm" svg:height="0.084cm" svg:x="3.618cm" svg:y="5.366cm" svg:viewBox="0 0 174 85" svg:d="M89 0h85c0 47-39 85-85 85-51 0-89-38-89-85z">
            <text:p/>
          </draw:path>
          <draw:path draw:style-name="gr2" draw:text-style-name="P2" draw:layer="layout" svg:width="0.173cm" svg:height="0.089cm" svg:x="3.618cm" svg:y="5.531cm" svg:viewBox="0 0 174 90" svg:d="M89 90h-89c0-51 38-90 89-90 46 0 85 39 85 90z">
            <text:p/>
          </draw:path>
          <draw:path draw:style-name="gr2" draw:text-style-name="P2" draw:layer="layout" svg:width="0.173cm" svg:height="0.084cm" svg:x="3.618cm" svg:y="5.62cm" svg:viewBox="0 0 174 85" svg:d="M89 0h85c0 47-39 85-85 85-51 0-89-38-89-85z">
            <text:p/>
          </draw:path>
          <draw:path draw:style-name="gr2" draw:text-style-name="P2" draw:layer="layout" svg:width="0.173cm" svg:height="0.089cm" svg:x="4.253cm" svg:y="5.277cm" svg:viewBox="0 0 174 90" svg:d="M90 90h-90c0-51 39-90 90-90 46 0 84 39 84 90z">
            <text:p/>
          </draw:path>
          <draw:path draw:style-name="gr2" draw:text-style-name="P2" draw:layer="layout" svg:width="0.173cm" svg:height="0.084cm" svg:x="4.253cm" svg:y="5.366cm" svg:viewBox="0 0 174 85" svg:d="M90 0h84c0 47-38 85-84 85-51 0-90-38-90-85z">
            <text:p/>
          </draw:path>
          <draw:path draw:style-name="gr2" draw:text-style-name="P2" draw:layer="layout" svg:width="0.173cm" svg:height="0.089cm" svg:x="3.618cm" svg:y="4.007cm" svg:viewBox="0 0 174 90" svg:d="M89 90h-89c0-52 38-90 89-90 46 0 85 38 85 90z">
            <text:p/>
          </draw:path>
          <draw:path draw:style-name="gr2" draw:text-style-name="P2" draw:layer="layout" svg:width="0.173cm" svg:height="0.084cm" svg:x="3.618cm" svg:y="4.096cm" svg:viewBox="0 0 174 85" svg:d="M89 0h85c0 47-39 85-85 85-51 0-89-38-89-85z">
            <text:p/>
          </draw:path>
          <draw:path draw:style-name="gr2" draw:text-style-name="P2" draw:layer="layout" svg:width="0.173cm" svg:height="0.089cm" svg:x="3.618cm" svg:y="4.261cm" svg:viewBox="0 0 174 90" svg:d="M89 90h-89c0-52 38-90 89-90 46 0 85 38 85 90z">
            <text:p/>
          </draw:path>
          <draw:path draw:style-name="gr2" draw:text-style-name="P2" draw:layer="layout" svg:width="0.173cm" svg:height="0.084cm" svg:x="3.618cm" svg:y="4.35cm" svg:viewBox="0 0 174 85" svg:d="M89 0h85c0 47-39 85-85 85-51 0-89-38-89-85z">
            <text:p/>
          </draw:path>
          <draw:path draw:style-name="gr2" draw:text-style-name="P2" draw:layer="layout" svg:width="0.173cm" svg:height="0.089cm" svg:x="4.253cm" svg:y="4.261cm" svg:viewBox="0 0 174 90" svg:d="M90 90h-90c0-52 39-90 90-90 46 0 84 38 84 90z">
            <text:p/>
          </draw:path>
          <draw:path draw:style-name="gr2" draw:text-style-name="P2" draw:layer="layout" svg:width="0.173cm" svg:height="0.084cm" svg:x="4.253cm" svg:y="4.35cm" svg:viewBox="0 0 174 85" svg:d="M90 0h84c0 47-38 85-84 85-51 0-90-38-90-85z">
            <text:p/>
          </draw:path>
          <draw:path draw:style-name="gr2" draw:text-style-name="P2" draw:layer="layout" svg:width="0.173cm" svg:height="0.089cm" svg:x="3.618cm" svg:y="3.499cm" svg:viewBox="0 0 174 90" svg:d="M89 90h-89c0-51 38-90 89-90 46 0 85 39 85 90z">
            <text:p/>
          </draw:path>
          <draw:path draw:style-name="gr2" draw:text-style-name="P2" draw:layer="layout" svg:width="0.173cm" svg:height="0.084cm" svg:x="3.618cm" svg:y="3.588cm" svg:viewBox="0 0 174 85" svg:d="M89 0h85c0 47-39 85-85 85-51 0-89-38-89-85z">
            <text:p/>
          </draw:path>
          <draw:path draw:style-name="gr2" draw:text-style-name="P2" draw:layer="layout" svg:width="0.173cm" svg:height="0.089cm" svg:x="4.253cm" svg:y="3.753cm" svg:viewBox="0 0 174 90" svg:d="M90 90h-90c0-51 39-90 90-90 46 0 84 39 84 90z">
            <text:p/>
          </draw:path>
          <draw:path draw:style-name="gr2" draw:text-style-name="P2" draw:layer="layout" svg:width="0.173cm" svg:height="0.084cm" svg:x="4.253cm" svg:y="3.842cm" svg:viewBox="0 0 174 85" svg:d="M90 0h84c0 47-38 85-84 85-51 0-90-38-90-85z">
            <text:p/>
          </draw:path>
          <draw:path draw:style-name="gr2" draw:text-style-name="P2" draw:layer="layout" svg:width="0.173cm" svg:height="0.089cm" svg:x="3.618cm" svg:y="3.753cm" svg:viewBox="0 0 174 90" svg:d="M89 90h-89c0-51 38-90 89-90 46 0 85 39 85 90z">
            <text:p/>
          </draw:path>
          <draw:path draw:style-name="gr2" draw:text-style-name="P2" draw:layer="layout" svg:width="0.173cm" svg:height="0.084cm" svg:x="3.618cm" svg:y="3.842cm" svg:viewBox="0 0 174 85" svg:d="M89 0h85c0 47-39 85-85 85-51 0-89-38-89-85z">
            <text:p/>
          </draw:path>
          <draw:path draw:style-name="gr2" draw:text-style-name="P2" draw:layer="layout" svg:width="0.173cm" svg:height="0.089cm" svg:x="4.253cm" svg:y="4.007cm" svg:viewBox="0 0 174 90" svg:d="M90 90h-90c0-52 39-90 90-90 46 0 84 38 84 90z">
            <text:p/>
          </draw:path>
          <draw:path draw:style-name="gr2" draw:text-style-name="P2" draw:layer="layout" svg:width="0.173cm" svg:height="0.084cm" svg:x="4.253cm" svg:y="4.096cm" svg:viewBox="0 0 174 85" svg:d="M90 0h84c0 47-38 85-84 85-51 0-90-38-90-85z">
            <text:p/>
          </draw:path>
          <draw:path draw:style-name="gr2" draw:text-style-name="P2" draw:layer="layout" svg:width="0.173cm" svg:height="0.089cm" svg:x="4.253cm" svg:y="3.499cm" svg:viewBox="0 0 174 90" svg:d="M90 90h-90c0-51 39-90 90-90 46 0 84 39 84 90z">
            <text:p/>
          </draw:path>
          <draw:path draw:style-name="gr2" draw:text-style-name="P2" draw:layer="layout" svg:width="0.173cm" svg:height="0.084cm" svg:x="4.253cm" svg:y="3.588cm" svg:viewBox="0 0 174 85" svg:d="M90 0h84c0 47-38 85-84 85-51 0-90-38-90-85z">
            <text:p/>
          </draw:path>
          <draw:path draw:style-name="gr2" draw:text-style-name="P2" draw:layer="layout" svg:width="0.173cm" svg:height="0.089cm" svg:x="4.253cm" svg:y="5.023cm" svg:viewBox="0 0 174 90" svg:d="M90 90h-90c0-52 39-90 90-90 46 0 84 38 84 90z">
            <text:p/>
          </draw:path>
          <draw:path draw:style-name="gr2" draw:text-style-name="P2" draw:layer="layout" svg:width="0.173cm" svg:height="0.084cm" svg:x="4.253cm" svg:y="5.112cm" svg:viewBox="0 0 174 85" svg:d="M90 0h84c0 47-38 85-84 85-51 0-90-38-90-85z">
            <text:p/>
          </draw:path>
          <draw:path draw:style-name="gr2" draw:text-style-name="P2" draw:layer="layout" svg:width="0.173cm" svg:height="0.089cm" svg:x="3.618cm" svg:y="4.769cm" svg:viewBox="0 0 174 90" svg:d="M89 90h-89c0-52 38-90 89-90 46 0 85 38 85 90z">
            <text:p/>
          </draw:path>
          <draw:path draw:style-name="gr2" draw:text-style-name="P2" draw:layer="layout" svg:width="0.173cm" svg:height="0.084cm" svg:x="3.618cm" svg:y="4.858cm" svg:viewBox="0 0 174 85" svg:d="M89 0h85c0 47-39 85-85 85-51 0-89-38-89-85z">
            <text:p/>
          </draw:path>
          <draw:path draw:style-name="gr2" draw:text-style-name="P2" draw:layer="layout" svg:width="0.173cm" svg:height="0.089cm" svg:x="3.618cm" svg:y="4.515cm" svg:viewBox="0 0 174 90" svg:d="M89 90h-89c0-52 38-90 89-90 46 0 85 38 85 90z">
            <text:p/>
          </draw:path>
          <draw:path draw:style-name="gr2" draw:text-style-name="P2" draw:layer="layout" svg:width="0.173cm" svg:height="0.084cm" svg:x="3.618cm" svg:y="4.604cm" svg:viewBox="0 0 174 85" svg:d="M89 0h85c0 47-39 85-85 85-51 0-89-38-89-85z">
            <text:p/>
          </draw:path>
          <draw:path draw:style-name="gr2" draw:text-style-name="P2" draw:layer="layout" svg:width="0.173cm" svg:height="0.089cm" svg:x="4.253cm" svg:y="4.769cm" svg:viewBox="0 0 174 90" svg:d="M90 90h-90c0-52 39-90 90-90 46 0 84 38 84 90z">
            <text:p/>
          </draw:path>
          <draw:path draw:style-name="gr2" draw:text-style-name="P2" draw:layer="layout" svg:width="0.173cm" svg:height="0.084cm" svg:x="4.253cm" svg:y="4.858cm" svg:viewBox="0 0 174 85" svg:d="M90 0h84c0 47-38 85-84 85-51 0-90-38-90-85z">
            <text:p/>
          </draw:path>
          <draw:path draw:style-name="gr2" draw:text-style-name="P2" draw:layer="layout" svg:width="0.173cm" svg:height="0.089cm" svg:x="4.253cm" svg:y="4.515cm" svg:viewBox="0 0 174 90" svg:d="M90 90h-90c0-52 39-90 90-90 46 0 84 38 84 90z">
            <text:p/>
          </draw:path>
          <draw:path draw:style-name="gr2" draw:text-style-name="P2" draw:layer="layout" svg:width="0.173cm" svg:height="0.084cm" svg:x="4.253cm" svg:y="4.604cm" svg:viewBox="0 0 174 85" svg:d="M90 0h84c0 47-38 85-84 85-51 0-90-38-90-85z">
            <text:p/>
          </draw:path>
          <draw:path draw:style-name="gr2" draw:text-style-name="P2" draw:layer="layout" svg:width="0.173cm" svg:height="0.089cm" svg:x="2.602cm" svg:y="4.007cm" svg:viewBox="0 0 174 90" svg:d="M89 90h-89c0-52 38-90 89-90 47 0 85 38 85 90z">
            <text:p/>
          </draw:path>
          <draw:path draw:style-name="gr2" draw:text-style-name="P2" draw:layer="layout" svg:width="0.173cm" svg:height="0.084cm" svg:x="2.602cm" svg:y="4.096cm" svg:viewBox="0 0 174 85" svg:d="M89 0h85c0 47-38 85-85 85-51 0-89-38-89-85z">
            <text:p/>
          </draw:path>
          <draw:path draw:style-name="gr2" draw:text-style-name="P2" draw:layer="layout" svg:width="0.173cm" svg:height="0.089cm" svg:x="2.602cm" svg:y="3.245cm" svg:viewBox="0 0 174 90" svg:d="M89 90h-89c0-51 38-90 89-90 47 0 85 39 85 90z">
            <text:p/>
          </draw:path>
          <draw:path draw:style-name="gr2" draw:text-style-name="P2" draw:layer="layout" svg:width="0.173cm" svg:height="0.084cm" svg:x="2.602cm" svg:y="3.334cm" svg:viewBox="0 0 174 85" svg:d="M89 0h85c0 47-38 85-85 85-51 0-89-38-89-85z">
            <text:p/>
          </draw:path>
          <draw:path draw:style-name="gr2" draw:text-style-name="P2" draw:layer="layout" svg:width="0.173cm" svg:height="0.089cm" svg:x="2.602cm" svg:y="3.499cm" svg:viewBox="0 0 174 90" svg:d="M89 90h-89c0-51 38-90 89-90 47 0 85 39 85 90z">
            <text:p/>
          </draw:path>
          <draw:path draw:style-name="gr2" draw:text-style-name="P2" draw:layer="layout" svg:width="0.173cm" svg:height="0.084cm" svg:x="2.602cm" svg:y="3.588cm" svg:viewBox="0 0 174 85" svg:d="M89 0h85c0 47-38 85-85 85-51 0-89-38-89-85z">
            <text:p/>
          </draw:path>
          <draw:path draw:style-name="gr2" draw:text-style-name="P2" draw:layer="layout" svg:width="0.173cm" svg:height="0.089cm" svg:x="2.602cm" svg:y="3.753cm" svg:viewBox="0 0 174 90" svg:d="M89 90h-89c0-51 38-90 89-90 47 0 85 39 85 90z">
            <text:p/>
          </draw:path>
          <draw:path draw:style-name="gr2" draw:text-style-name="P2" draw:layer="layout" svg:width="0.173cm" svg:height="0.084cm" svg:x="2.602cm" svg:y="3.842cm" svg:viewBox="0 0 174 85" svg:d="M89 0h85c0 47-38 85-85 85-51 0-89-38-89-85z">
            <text:p/>
          </draw:path>
          <draw:path draw:style-name="gr2" draw:text-style-name="P2" draw:layer="layout" svg:width="0.173cm" svg:height="0.089cm" svg:x="2.602cm" svg:y="4.261cm" svg:viewBox="0 0 174 90" svg:d="M89 90h-89c0-52 38-90 89-90 47 0 85 38 85 90z">
            <text:p/>
          </draw:path>
          <draw:path draw:style-name="gr2" draw:text-style-name="P2" draw:layer="layout" svg:width="0.173cm" svg:height="0.084cm" svg:x="2.602cm" svg:y="4.35cm" svg:viewBox="0 0 174 85" svg:d="M89 0h85c0 47-38 85-85 85-51 0-89-38-89-85z">
            <text:p/>
          </draw:path>
          <draw:path draw:style-name="gr2" draw:text-style-name="P2" draw:layer="layout" svg:width="0.173cm" svg:height="0.089cm" svg:x="5.396cm" svg:y="2.229cm" svg:viewBox="0 0 174 90" svg:d="M89 90h-89c0-52 38-90 89-90 47 0 85 38 85 90z">
            <text:p/>
          </draw:path>
          <draw:path draw:style-name="gr2" draw:text-style-name="P2" draw:layer="layout" svg:width="0.173cm" svg:height="0.084cm" svg:x="5.396cm" svg:y="2.318cm" svg:viewBox="0 0 174 85" svg:d="M89 0h85c0 47-38 85-85 85-51 0-89-38-89-85z">
            <text:p/>
          </draw:path>
          <draw:path draw:style-name="gr2" draw:text-style-name="P2" draw:layer="layout" svg:width="0.173cm" svg:height="0.089cm" svg:x="5.396cm" svg:y="3.245cm" svg:viewBox="0 0 174 90" svg:d="M89 90h-89c0-51 38-90 89-90 47 0 85 39 85 90z">
            <text:p/>
          </draw:path>
          <draw:path draw:style-name="gr2" draw:text-style-name="P2" draw:layer="layout" svg:width="0.173cm" svg:height="0.084cm" svg:x="5.396cm" svg:y="3.334cm" svg:viewBox="0 0 174 85" svg:d="M89 0h85c0 47-38 85-85 85-51 0-89-38-89-85z">
            <text:p/>
          </draw:path>
          <draw:path draw:style-name="gr2" draw:text-style-name="P2" draw:layer="layout" svg:width="0.173cm" svg:height="0.089cm" svg:x="5.396cm" svg:y="2.991cm" svg:viewBox="0 0 174 90" svg:d="M89 90h-89c0-51 38-90 89-90 47 0 85 39 85 90z">
            <text:p/>
          </draw:path>
          <draw:path draw:style-name="gr2" draw:text-style-name="P2" draw:layer="layout" svg:width="0.173cm" svg:height="0.084cm" svg:x="5.396cm" svg:y="3.08cm" svg:viewBox="0 0 174 85" svg:d="M89 0h85c0 47-38 85-85 85-51 0-89-38-89-85z">
            <text:p/>
          </draw:path>
          <draw:path draw:style-name="gr2" draw:text-style-name="P2" draw:layer="layout" svg:width="0.173cm" svg:height="0.089cm" svg:x="5.396cm" svg:y="2.737cm" svg:viewBox="0 0 174 90" svg:d="M89 90h-89c0-52 38-90 89-90 47 0 85 38 85 90z">
            <text:p/>
          </draw:path>
          <draw:path draw:style-name="gr2" draw:text-style-name="P2" draw:layer="layout" svg:width="0.173cm" svg:height="0.084cm" svg:x="5.396cm" svg:y="2.826cm" svg:viewBox="0 0 174 85" svg:d="M89 0h85c0 47-38 85-85 85-51 0-89-38-89-85z">
            <text:p/>
          </draw:path>
          <draw:path draw:style-name="gr2" draw:text-style-name="P2" draw:layer="layout" svg:width="0.173cm" svg:height="0.089cm" svg:x="5.396cm" svg:y="2.483cm" svg:viewBox="0 0 174 90" svg:d="M89 90h-89c0-52 38-90 89-90 47 0 85 38 85 90z">
            <text:p/>
          </draw:path>
          <draw:path draw:style-name="gr2" draw:text-style-name="P2" draw:layer="layout" svg:width="0.173cm" svg:height="0.084cm" svg:x="5.396cm" svg:y="2.572cm" svg:viewBox="0 0 174 85" svg:d="M89 0h85c0 47-38 85-85 85-51 0-89-38-89-85z">
            <text:p/>
          </draw:path>
          <draw:polygon draw:style-name="gr2" draw:text-style-name="P2" draw:layer="layout" svg:width="0.169cm" svg:height="0.169cm" svg:x="5.4cm" svg:y="1.979cm" svg:viewBox="0 0 170 170" draw:points="0,0 170,0 170,170 0,170">
            <text:p/>
          </draw:polygon>
          <draw:path draw:style-name="gr2" draw:text-style-name="P2" draw:layer="layout" svg:width="0.173cm" svg:height="0.089cm" svg:x="4.253cm" svg:y="3.245cm" svg:viewBox="0 0 174 90" svg:d="M90 90h-90c0-51 39-90 90-90 46 0 84 39 84 90z">
            <text:p/>
          </draw:path>
          <draw:path draw:style-name="gr2" draw:text-style-name="P2" draw:layer="layout" svg:width="0.173cm" svg:height="0.084cm" svg:x="4.253cm" svg:y="3.334cm" svg:viewBox="0 0 174 85" svg:d="M90 0h84c0 47-38 85-84 85-51 0-90-38-90-85z">
            <text:p/>
          </draw:path>
          <draw:path draw:style-name="gr2" draw:text-style-name="P2" draw:layer="layout" svg:width="0.173cm" svg:height="0.089cm" svg:x="3.618cm" svg:y="2.991cm" svg:viewBox="0 0 174 90" svg:d="M89 90h-89c0-51 38-90 89-90 46 0 85 39 85 90z">
            <text:p/>
          </draw:path>
          <draw:path draw:style-name="gr2" draw:text-style-name="P2" draw:layer="layout" svg:width="0.173cm" svg:height="0.084cm" svg:x="3.618cm" svg:y="3.08cm" svg:viewBox="0 0 174 85" svg:d="M89 0h85c0 47-39 85-85 85-51 0-89-38-89-85z">
            <text:p/>
          </draw:path>
          <draw:path draw:style-name="gr2" draw:text-style-name="P2" draw:layer="layout" svg:width="0.173cm" svg:height="0.089cm" svg:x="3.618cm" svg:y="3.245cm" svg:viewBox="0 0 174 90" svg:d="M89 90h-89c0-51 38-90 89-90 46 0 85 39 85 90z">
            <text:p/>
          </draw:path>
          <draw:path draw:style-name="gr2" draw:text-style-name="P2" draw:layer="layout" svg:width="0.173cm" svg:height="0.084cm" svg:x="3.618cm" svg:y="3.334cm" svg:viewBox="0 0 174 85" svg:d="M89 0h85c0 47-39 85-85 85-51 0-89-38-89-85z">
            <text:p/>
          </draw:path>
          <draw:path draw:style-name="gr2" draw:text-style-name="P2" draw:layer="layout" svg:width="0.173cm" svg:height="0.089cm" svg:x="3.618cm" svg:y="2.737cm" svg:viewBox="0 0 174 90" svg:d="M89 90h-89c0-52 38-90 89-90 46 0 85 38 85 90z">
            <text:p/>
          </draw:path>
          <draw:path draw:style-name="gr2" draw:text-style-name="P2" draw:layer="layout" svg:width="0.173cm" svg:height="0.084cm" svg:x="3.618cm" svg:y="2.826cm" svg:viewBox="0 0 174 85" svg:d="M89 0h85c0 47-39 85-85 85-51 0-89-38-89-85z">
            <text:p/>
          </draw:path>
          <draw:path draw:style-name="gr2" draw:text-style-name="P2" draw:layer="layout" svg:width="0.173cm" svg:height="0.089cm" svg:x="4.253cm" svg:y="2.991cm" svg:viewBox="0 0 174 90" svg:d="M90 90h-90c0-51 39-90 90-90 46 0 84 39 84 90z">
            <text:p/>
          </draw:path>
          <draw:path draw:style-name="gr2" draw:text-style-name="P2" draw:layer="layout" svg:width="0.173cm" svg:height="0.084cm" svg:x="4.253cm" svg:y="3.08cm" svg:viewBox="0 0 174 85" svg:d="M90 0h84c0 47-38 85-84 85-51 0-90-38-90-85z">
            <text:p/>
          </draw:path>
          <draw:path draw:style-name="gr2" draw:text-style-name="P2" draw:layer="layout" svg:width="0.173cm" svg:height="0.089cm" svg:x="4.253cm" svg:y="2.737cm" svg:viewBox="0 0 174 90" svg:d="M90 90h-90c0-52 39-90 90-90 46 0 84 38 84 90z">
            <text:p/>
          </draw:path>
          <draw:path draw:style-name="gr2" draw:text-style-name="P2" draw:layer="layout" svg:width="0.173cm" svg:height="0.084cm" svg:x="4.253cm" svg:y="2.826cm" svg:viewBox="0 0 174 85" svg:d="M90 0h84c0 47-38 85-84 85-51 0-90-38-90-85z">
            <text:p/>
          </draw:path>
          <draw:path draw:style-name="gr2" draw:text-style-name="P2" draw:layer="layout" svg:width="0.173cm" svg:height="0.089cm" svg:x="3.618cm" svg:y="2.229cm" svg:viewBox="0 0 174 90" svg:d="M89 90h-89c0-52 38-90 89-90 46 0 85 38 85 90z">
            <text:p/>
          </draw:path>
          <draw:path draw:style-name="gr2" draw:text-style-name="P2" draw:layer="layout" svg:width="0.173cm" svg:height="0.084cm" svg:x="3.618cm" svg:y="2.318cm" svg:viewBox="0 0 174 85" svg:d="M89 0h85c0 47-39 85-85 85-51 0-89-38-89-85z">
            <text:p/>
          </draw:path>
          <draw:path draw:style-name="gr2" draw:text-style-name="P2" draw:layer="layout" svg:width="0.173cm" svg:height="0.089cm" svg:x="3.618cm" svg:y="2.483cm" svg:viewBox="0 0 174 90" svg:d="M89 90h-89c0-52 38-90 89-90 46 0 85 38 85 90z">
            <text:p/>
          </draw:path>
          <draw:path draw:style-name="gr2" draw:text-style-name="P2" draw:layer="layout" svg:width="0.173cm" svg:height="0.084cm" svg:x="3.618cm" svg:y="2.572cm" svg:viewBox="0 0 174 85" svg:d="M89 0h85c0 47-39 85-85 85-51 0-89-38-89-85z">
            <text:p/>
          </draw:path>
          <draw:path draw:style-name="gr2" draw:text-style-name="P2" draw:layer="layout" svg:width="0.173cm" svg:height="0.089cm" svg:x="4.253cm" svg:y="2.483cm" svg:viewBox="0 0 174 90" svg:d="M90 90h-90c0-52 39-90 90-90 46 0 84 38 84 90z">
            <text:p/>
          </draw:path>
          <draw:path draw:style-name="gr2" draw:text-style-name="P2" draw:layer="layout" svg:width="0.173cm" svg:height="0.084cm" svg:x="4.253cm" svg:y="2.572cm" svg:viewBox="0 0 174 85" svg:d="M90 0h84c0 47-38 85-84 85-51 0-90-38-90-85z">
            <text:p/>
          </draw:path>
          <draw:path draw:style-name="gr2" draw:text-style-name="P2" draw:layer="layout" svg:width="0.173cm" svg:height="0.089cm" svg:x="4.253cm" svg:y="2.229cm" svg:viewBox="0 0 174 90" svg:d="M90 90h-90c0-52 39-90 90-90 46 0 84 38 84 90z">
            <text:p/>
          </draw:path>
          <draw:path draw:style-name="gr2" draw:text-style-name="P2" draw:layer="layout" svg:width="0.173cm" svg:height="0.084cm" svg:x="4.253cm" svg:y="2.318cm" svg:viewBox="0 0 174 85" svg:d="M90 0h84c0 47-38 85-84 85-51 0-90-38-90-85z">
            <text:p/>
          </draw:path>
          <draw:path draw:style-name="gr2" draw:text-style-name="P2" draw:layer="layout" svg:width="0.804cm" svg:height="0.169cm" svg:x="3.622cm" svg:y="1.979cm" svg:viewBox="0 0 805 170" svg:d="M0 0h169v170h-169zM635 0h170v170h-170z">
            <text:p/>
          </draw:path>
          <draw:path draw:style-name="gr2" draw:text-style-name="P2" draw:layer="layout" svg:width="0.173cm" svg:height="0.089cm" svg:x="2.602cm" svg:y="2.737cm" svg:viewBox="0 0 174 90" svg:d="M89 90h-89c0-52 38-90 89-90 47 0 85 38 85 90z">
            <text:p/>
          </draw:path>
          <draw:path draw:style-name="gr2" draw:text-style-name="P2" draw:layer="layout" svg:width="0.173cm" svg:height="0.084cm" svg:x="2.602cm" svg:y="2.826cm" svg:viewBox="0 0 174 85" svg:d="M89 0h85c0 47-38 85-85 85-51 0-89-38-89-85z">
            <text:p/>
          </draw:path>
          <draw:polygon draw:style-name="gr2" draw:text-style-name="P2" draw:layer="layout" svg:width="0.169cm" svg:height="0.169cm" svg:x="2.606cm" svg:y="1.979cm" svg:viewBox="0 0 170 170" draw:points="0,0 170,0 170,170 0,170">
            <text:p/>
          </draw:polygon>
          <draw:path draw:style-name="gr2" draw:text-style-name="P2" draw:layer="layout" svg:width="0.173cm" svg:height="0.089cm" svg:x="2.602cm" svg:y="2.229cm" svg:viewBox="0 0 174 90" svg:d="M89 90h-89c0-52 38-90 89-90 47 0 85 38 85 90z">
            <text:p/>
          </draw:path>
          <draw:path draw:style-name="gr2" draw:text-style-name="P2" draw:layer="layout" svg:width="0.173cm" svg:height="0.084cm" svg:x="2.602cm" svg:y="2.318cm" svg:viewBox="0 0 174 85" svg:d="M89 0h85c0 47-38 85-85 85-51 0-89-38-89-85z">
            <text:p/>
          </draw:path>
          <draw:path draw:style-name="gr2" draw:text-style-name="P2" draw:layer="layout" svg:width="0.173cm" svg:height="0.089cm" svg:x="2.602cm" svg:y="2.483cm" svg:viewBox="0 0 174 90" svg:d="M89 90h-89c0-52 38-90 89-90 47 0 85 38 85 90z">
            <text:p/>
          </draw:path>
          <draw:path draw:style-name="gr2" draw:text-style-name="P2" draw:layer="layout" svg:width="0.173cm" svg:height="0.084cm" svg:x="2.602cm" svg:y="2.572cm" svg:viewBox="0 0 174 85" svg:d="M89 0h85c0 47-38 85-85 85-51 0-89-38-89-85z">
            <text:p/>
          </draw:path>
          <draw:path draw:style-name="gr2" draw:text-style-name="P2" draw:layer="layout" svg:width="0.173cm" svg:height="0.089cm" svg:x="2.602cm" svg:y="2.991cm" svg:viewBox="0 0 174 90" svg:d="M89 90h-89c0-51 38-90 89-90 47 0 85 39 85 90z">
            <text:p/>
          </draw:path>
          <draw:path draw:style-name="gr2" draw:text-style-name="P2" draw:layer="layout" svg:width="0.173cm" svg:height="0.084cm" svg:x="2.602cm" svg:y="3.08cm" svg:viewBox="0 0 174 85" svg:d="M89 0h85c0 47-38 85-85 85-51 0-89-38-89-85z">
            <text:p/>
          </draw:path>
          <draw:path draw:style-name="gr2" draw:text-style-name="P2" draw:layer="layout" svg:width="0.173cm" svg:height="0.089cm" svg:x="2.602cm" svg:y="4.515cm" svg:viewBox="0 0 174 90" svg:d="M89 90h-89c0-52 38-90 89-90 47 0 85 38 85 90z">
            <text:p/>
          </draw:path>
          <draw:path draw:style-name="gr2" draw:text-style-name="P2" draw:layer="layout" svg:width="0.173cm" svg:height="0.084cm" svg:x="2.602cm" svg:y="4.604cm" svg:viewBox="0 0 174 85" svg:d="M89 0h85c0 47-38 85-85 85-51 0-89-38-89-85z">
            <text:p/>
          </draw:path>
          <draw:path draw:style-name="gr2" draw:text-style-name="P2" draw:layer="layout" svg:width="0.173cm" svg:height="0.089cm" svg:x="2.602cm" svg:y="4.769cm" svg:viewBox="0 0 174 90" svg:d="M89 90h-89c0-52 38-90 89-90 47 0 85 38 85 90z">
            <text:p/>
          </draw:path>
          <draw:path draw:style-name="gr2" draw:text-style-name="P2" draw:layer="layout" svg:width="0.173cm" svg:height="0.084cm" svg:x="2.602cm" svg:y="4.858cm" svg:viewBox="0 0 174 85" svg:d="M89 0h85c0 47-38 85-85 85-51 0-89-38-89-85z">
            <text:p/>
          </draw:path>
          <draw:path draw:style-name="gr2" draw:text-style-name="P2" draw:layer="layout" svg:width="0.173cm" svg:height="0.089cm" svg:x="2.602cm" svg:y="5.023cm" svg:viewBox="0 0 174 90" svg:d="M89 90h-89c0-52 38-90 89-90 47 0 85 38 85 90z">
            <text:p/>
          </draw:path>
          <draw:path draw:style-name="gr2" draw:text-style-name="P2" draw:layer="layout" svg:width="0.173cm" svg:height="0.084cm" svg:x="2.602cm" svg:y="5.112cm" svg:viewBox="0 0 174 85" svg:d="M89 0h85c0 47-38 85-85 85-51 0-89-38-89-85z">
            <text:p/>
          </draw:path>
          <draw:path draw:style-name="gr2" draw:text-style-name="P2" draw:layer="layout" svg:width="0.173cm" svg:height="0.089cm" svg:x="2.602cm" svg:y="5.277cm" svg:viewBox="0 0 174 90" svg:d="M89 90h-89c0-51 38-90 89-90 47 0 85 39 85 90z">
            <text:p/>
          </draw:path>
          <draw:path draw:style-name="gr2" draw:text-style-name="P2" draw:layer="layout" svg:width="0.173cm" svg:height="0.084cm" svg:x="2.602cm" svg:y="5.366cm" svg:viewBox="0 0 174 85" svg:d="M89 0h85c0 47-38 85-85 85-51 0-89-38-89-85z">
            <text:p/>
          </draw:path>
          <draw:path draw:style-name="gr2" draw:text-style-name="P2" draw:layer="layout" svg:width="0.173cm" svg:height="0.089cm" svg:x="2.602cm" svg:y="5.531cm" svg:viewBox="0 0 174 90" svg:d="M89 90h-89c0-51 38-90 89-90 47 0 85 39 85 90z">
            <text:p/>
          </draw:path>
          <draw:path draw:style-name="gr2" draw:text-style-name="P2" draw:layer="layout" svg:width="0.173cm" svg:height="0.084cm" svg:x="2.602cm" svg:y="5.62cm" svg:viewBox="0 0 174 85" svg:d="M89 0h85c0 47-38 85-85 85-51 0-89-38-89-85z">
            <text:p/>
          </draw:path>
          <draw:path draw:style-name="gr2" draw:text-style-name="P2" draw:layer="layout" svg:width="0.173cm" svg:height="0.084cm" svg:x="6.285cm" svg:y="5.112cm" svg:viewBox="0 0 174 85" svg:d="M90 0h84c0 47-38 85-84 85-52 0-90-38-90-85z">
            <text:p/>
          </draw:path>
          <draw:path draw:style-name="gr2" draw:text-style-name="P2" draw:layer="layout" svg:width="0.173cm" svg:height="0.089cm" svg:x="6.285cm" svg:y="5.023cm" svg:viewBox="0 0 174 90" svg:d="M90 90h-90c0-52 38-90 90-90 46 0 84 38 84 90z">
            <text:p/>
          </draw:path>
          <draw:path draw:style-name="gr2" draw:text-style-name="P2" draw:layer="layout" svg:width="0.173cm" svg:height="0.084cm" svg:x="6.285cm" svg:y="4.858cm" svg:viewBox="0 0 174 85" svg:d="M90 0h84c0 47-38 85-84 85-52 0-90-38-90-85z">
            <text:p/>
          </draw:path>
          <draw:path draw:style-name="gr2" draw:text-style-name="P2" draw:layer="layout" svg:width="0.173cm" svg:height="0.089cm" svg:x="6.285cm" svg:y="4.769cm" svg:viewBox="0 0 174 90" svg:d="M90 90h-90c0-52 38-90 90-90 46 0 84 38 84 90z">
            <text:p/>
          </draw:path>
          <draw:path draw:style-name="gr2" draw:text-style-name="P2" draw:layer="layout" svg:width="0.173cm" svg:height="0.084cm" svg:x="6.285cm" svg:y="4.604cm" svg:viewBox="0 0 174 85" svg:d="M90 0h84c0 47-38 85-84 85-52 0-90-38-90-85z">
            <text:p/>
          </draw:path>
          <draw:path draw:style-name="gr2" draw:text-style-name="P2" draw:layer="layout" svg:width="0.173cm" svg:height="0.089cm" svg:x="6.285cm" svg:y="4.515cm" svg:viewBox="0 0 174 90" svg:d="M90 90h-90c0-52 38-90 90-90 46 0 84 38 84 90z">
            <text:p/>
          </draw:path>
          <draw:polygon draw:style-name="gr2" draw:text-style-name="P2" draw:layer="layout" svg:width="0.169cm" svg:height="0.169cm" svg:x="6.289cm" svg:y="4.265cm" svg:viewBox="0 0 170 170" draw:points="170,170 0,170 0,0 170,0">
            <text:p/>
          </draw:polygon>
          <draw:path draw:style-name="gr2" draw:text-style-name="P2" draw:layer="layout" svg:width="0.173cm" svg:height="0.084cm" svg:x="6.285cm" svg:y="5.366cm" svg:viewBox="0 0 174 85" svg:d="M90 0h84c0 47-38 85-84 85-52 0-90-38-90-85z">
            <text:p/>
          </draw:path>
          <draw:path draw:style-name="gr2" draw:text-style-name="P2" draw:layer="layout" svg:width="0.173cm" svg:height="0.089cm" svg:x="6.285cm" svg:y="5.277cm" svg:viewBox="0 0 174 90" svg:d="M90 90h-90c0-51 38-90 90-90 46 0 84 39 84 90z">
            <text:p/>
          </draw:path>
          <draw:path draw:style-name="gr2" draw:text-style-name="P2" draw:layer="layout" svg:width="0.173cm" svg:height="0.084cm" svg:x="6.285cm" svg:y="5.62cm" svg:viewBox="0 0 174 85" svg:d="M90 0h84c0 47-38 85-84 85-52 0-90-38-90-85z">
            <text:p/>
          </draw:path>
          <draw:path draw:style-name="gr2" draw:text-style-name="P2" draw:layer="layout" svg:width="0.173cm" svg:height="0.089cm" svg:x="6.285cm" svg:y="5.531cm" svg:viewBox="0 0 174 90" svg:d="M90 90h-90c0-51 38-90 90-90 46 0 84 39 84 90z">
            <text:p/>
          </draw:path>
          <draw:path draw:style-name="gr2" draw:text-style-name="P2" draw:layer="layout" svg:width="0.173cm" svg:height="0.089cm" svg:x="8.101cm" svg:y="4.007cm" svg:viewBox="0 0 174 90" svg:d="M89 90h-89c0-52 38-90 89-90 46 0 85 38 85 90z">
            <text:p/>
          </draw:path>
          <draw:path draw:style-name="gr2" draw:text-style-name="P2" draw:layer="layout" svg:width="0.173cm" svg:height="0.084cm" svg:x="8.101cm" svg:y="4.096cm" svg:viewBox="0 0 174 85" svg:d="M89 0h85c0 47-39 85-85 85-51 0-89-38-89-85z">
            <text:p/>
          </draw:path>
          <draw:path draw:style-name="gr2" draw:text-style-name="P2" draw:layer="layout" svg:width="0.173cm" svg:height="0.089cm" svg:x="8.101cm" svg:y="3.753cm" svg:viewBox="0 0 174 90" svg:d="M89 90h-89c0-51 38-90 89-90 46 0 85 39 85 90z">
            <text:p/>
          </draw:path>
          <draw:path draw:style-name="gr2" draw:text-style-name="P2" draw:layer="layout" svg:width="0.173cm" svg:height="0.084cm" svg:x="8.101cm" svg:y="3.842cm" svg:viewBox="0 0 174 85" svg:d="M89 0h85c0 47-39 85-85 85-51 0-89-38-89-85z">
            <text:p/>
          </draw:path>
          <draw:path draw:style-name="gr2" draw:text-style-name="P2" draw:layer="layout" svg:width="0.173cm" svg:height="0.089cm" svg:x="8.101cm" svg:y="3.499cm" svg:viewBox="0 0 174 90" svg:d="M89 90h-89c0-51 38-90 89-90 46 0 85 39 85 90z">
            <text:p/>
          </draw:path>
          <draw:path draw:style-name="gr2" draw:text-style-name="P2" draw:layer="layout" svg:width="0.173cm" svg:height="0.084cm" svg:x="8.101cm" svg:y="3.588cm" svg:viewBox="0 0 174 85" svg:d="M89 0h85c0 47-39 85-85 85-51 0-89-38-89-85z">
            <text:p/>
          </draw:path>
          <draw:path draw:style-name="gr2" draw:text-style-name="P2" draw:layer="layout" svg:width="0.173cm" svg:height="0.089cm" svg:x="8.101cm" svg:y="3.245cm" svg:viewBox="0 0 174 90" svg:d="M89 90h-89c0-51 38-90 89-90 46 0 85 39 85 90z">
            <text:p/>
          </draw:path>
          <draw:path draw:style-name="gr2" draw:text-style-name="P2" draw:layer="layout" svg:width="0.173cm" svg:height="0.084cm" svg:x="8.101cm" svg:y="3.334cm" svg:viewBox="0 0 174 85" svg:d="M89 0h85c0 47-39 85-85 85-51 0-89-38-89-85z">
            <text:p/>
          </draw:path>
          <draw:path draw:style-name="gr2" draw:text-style-name="P2" draw:layer="layout" svg:width="0.173cm" svg:height="0.089cm" svg:x="8.101cm" svg:y="2.991cm" svg:viewBox="0 0 174 90" svg:d="M89 90h-89c0-51 38-90 89-90 46 0 85 39 85 90z">
            <text:p/>
          </draw:path>
          <draw:path draw:style-name="gr2" draw:text-style-name="P2" draw:layer="layout" svg:width="0.173cm" svg:height="0.084cm" svg:x="8.101cm" svg:y="3.08cm" svg:viewBox="0 0 174 85" svg:d="M89 0h85c0 47-39 85-85 85-51 0-89-38-89-85z">
            <text:p/>
          </draw:path>
          <draw:path draw:style-name="gr2" draw:text-style-name="P2" draw:layer="layout" svg:width="0.173cm" svg:height="0.089cm" svg:x="8.101cm" svg:y="4.261cm" svg:viewBox="0 0 174 90" svg:d="M89 90h-89c0-52 38-90 89-90 46 0 85 38 85 90z">
            <text:p/>
          </draw:path>
          <draw:path draw:style-name="gr2" draw:text-style-name="P2" draw:layer="layout" svg:width="0.173cm" svg:height="0.084cm" svg:x="8.101cm" svg:y="4.35cm" svg:viewBox="0 0 174 85" svg:d="M89 0h85c0 47-39 85-85 85-51 0-89-38-89-85z">
            <text:p/>
          </draw:path>
          <draw:path draw:style-name="gr2" draw:text-style-name="P2" draw:layer="layout" svg:width="0.173cm" svg:height="0.089cm" svg:x="8.101cm" svg:y="2.737cm" svg:viewBox="0 0 174 90" svg:d="M89 90h-89c0-52 38-90 89-90 46 0 85 38 85 90z">
            <text:p/>
          </draw:path>
          <draw:path draw:style-name="gr2" draw:text-style-name="P2" draw:layer="layout" svg:width="0.173cm" svg:height="0.084cm" svg:x="8.101cm" svg:y="2.826cm" svg:viewBox="0 0 174 85" svg:d="M89 0h85c0 47-39 85-85 85-51 0-89-38-89-85z">
            <text:p/>
          </draw:path>
          <draw:path draw:style-name="gr2" draw:text-style-name="P2" draw:layer="layout" svg:width="0.173cm" svg:height="0.089cm" svg:x="8.101cm" svg:y="2.483cm" svg:viewBox="0 0 174 90" svg:d="M89 90h-89c0-52 38-90 89-90 46 0 85 38 85 90z">
            <text:p/>
          </draw:path>
          <draw:path draw:style-name="gr2" draw:text-style-name="P2" draw:layer="layout" svg:width="0.173cm" svg:height="0.084cm" svg:x="8.101cm" svg:y="2.572cm" svg:viewBox="0 0 174 85" svg:d="M89 0h85c0 47-39 85-85 85-51 0-89-38-89-85z">
            <text:p/>
          </draw:path>
          <draw:path draw:style-name="gr2" draw:text-style-name="P2" draw:layer="layout" svg:width="0.173cm" svg:height="0.089cm" svg:x="8.101cm" svg:y="2.229cm" svg:viewBox="0 0 174 90" svg:d="M89 90h-89c0-52 38-90 89-90 46 0 85 38 85 90z">
            <text:p/>
          </draw:path>
          <draw:path draw:style-name="gr2" draw:text-style-name="P2" draw:layer="layout" svg:width="0.173cm" svg:height="0.084cm" svg:x="8.101cm" svg:y="2.318cm" svg:viewBox="0 0 174 85" svg:d="M89 0h85c0 47-39 85-85 85-51 0-89-38-89-85z">
            <text:p/>
          </draw:path>
          <draw:path draw:style-name="gr2" draw:text-style-name="P2" draw:layer="layout" svg:width="1.82cm" svg:height="0.169cm" svg:x="8.105cm" svg:y="1.979cm" svg:viewBox="0 0 1821 170" svg:d="M0 0h169v170h-169zM1651 0h170v170h-170z">
            <text:p/>
          </draw:path>
          <draw:path draw:style-name="gr2" draw:text-style-name="P2" draw:layer="layout" svg:width="0.173cm" svg:height="0.089cm" svg:x="9.752cm" svg:y="2.229cm" svg:viewBox="0 0 174 90" svg:d="M90 90h-90c0-52 38-90 90-90 46 0 84 38 84 90z">
            <text:p/>
          </draw:path>
          <draw:path draw:style-name="gr2" draw:text-style-name="P2" draw:layer="layout" svg:width="0.173cm" svg:height="0.084cm" svg:x="9.752cm" svg:y="2.318cm" svg:viewBox="0 0 174 85" svg:d="M90 0h84c0 47-38 85-84 85-52 0-90-38-90-85z">
            <text:p/>
          </draw:path>
          <draw:path draw:style-name="gr2" draw:text-style-name="P2" draw:layer="layout" svg:width="0.173cm" svg:height="0.089cm" svg:x="9.752cm" svg:y="2.483cm" svg:viewBox="0 0 174 90" svg:d="M90 90h-90c0-52 38-90 90-90 46 0 84 38 84 90z">
            <text:p/>
          </draw:path>
          <draw:path draw:style-name="gr2" draw:text-style-name="P2" draw:layer="layout" svg:width="0.173cm" svg:height="0.084cm" svg:x="9.752cm" svg:y="2.572cm" svg:viewBox="0 0 174 85" svg:d="M90 0h84c0 47-38 85-84 85-52 0-90-38-90-85z">
            <text:p/>
          </draw:path>
          <draw:path draw:style-name="gr2" draw:text-style-name="P2" draw:layer="layout" svg:width="0.173cm" svg:height="0.089cm" svg:x="9.117cm" svg:y="2.229cm" svg:viewBox="0 0 174 90" svg:d="M90 90h-90c0-52 39-90 90-90 46 0 84 38 84 90z">
            <text:p/>
          </draw:path>
          <draw:path draw:style-name="gr2" draw:text-style-name="P2" draw:layer="layout" svg:width="0.173cm" svg:height="0.084cm" svg:x="9.117cm" svg:y="2.318cm" svg:viewBox="0 0 174 85" svg:d="M90 0h84c0 47-38 85-84 85-51 0-90-38-90-85z">
            <text:p/>
          </draw:path>
          <draw:polygon draw:style-name="gr2" draw:text-style-name="P2" draw:layer="layout" svg:width="0.169cm" svg:height="0.169cm" svg:x="9.121cm" svg:y="1.979cm" svg:viewBox="0 0 170 170" draw:points="0,0 170,0 170,170 0,170">
            <text:p/>
          </draw:polygon>
          <draw:path draw:style-name="gr2" draw:text-style-name="P2" draw:layer="layout" svg:width="0.173cm" svg:height="0.089cm" svg:x="8.101cm" svg:y="5.531cm" svg:viewBox="0 0 174 90" svg:d="M89 90h-89c0-51 38-90 89-90 46 0 85 39 85 90z">
            <text:p/>
          </draw:path>
          <draw:path draw:style-name="gr2" draw:text-style-name="P2" draw:layer="layout" svg:width="0.173cm" svg:height="0.084cm" svg:x="8.101cm" svg:y="5.62cm" svg:viewBox="0 0 174 85" svg:d="M89 0h85c0 47-39 85-85 85-51 0-89-38-89-85z">
            <text:p/>
          </draw:path>
          <draw:path draw:style-name="gr2" draw:text-style-name="P2" draw:layer="layout" svg:width="0.173cm" svg:height="0.089cm" svg:x="8.101cm" svg:y="5.277cm" svg:viewBox="0 0 174 90" svg:d="M89 90h-89c0-51 38-90 89-90 46 0 85 39 85 90z">
            <text:p/>
          </draw:path>
          <draw:path draw:style-name="gr2" draw:text-style-name="P2" draw:layer="layout" svg:width="0.173cm" svg:height="0.084cm" svg:x="8.101cm" svg:y="5.366cm" svg:viewBox="0 0 174 85" svg:d="M89 0h85c0 47-39 85-85 85-51 0-89-38-89-85z">
            <text:p/>
          </draw:path>
          <draw:path draw:style-name="gr2" draw:text-style-name="P2" draw:layer="layout" svg:width="0.173cm" svg:height="0.089cm" svg:x="8.101cm" svg:y="5.023cm" svg:viewBox="0 0 174 90" svg:d="M89 90h-89c0-52 38-90 89-90 46 0 85 38 85 90z">
            <text:p/>
          </draw:path>
          <draw:path draw:style-name="gr2" draw:text-style-name="P2" draw:layer="layout" svg:width="0.173cm" svg:height="0.084cm" svg:x="8.101cm" svg:y="5.112cm" svg:viewBox="0 0 174 85" svg:d="M89 0h85c0 47-39 85-85 85-51 0-89-38-89-85z">
            <text:p/>
          </draw:path>
          <draw:path draw:style-name="gr2" draw:text-style-name="P2" draw:layer="layout" svg:width="0.173cm" svg:height="0.089cm" svg:x="9.117cm" svg:y="5.531cm" svg:viewBox="0 0 174 90" svg:d="M90 90h-90c0-51 39-90 90-90 46 0 84 39 84 90z">
            <text:p/>
          </draw:path>
          <draw:path draw:style-name="gr2" draw:text-style-name="P2" draw:layer="layout" svg:width="0.173cm" svg:height="0.084cm" svg:x="9.117cm" svg:y="5.62cm" svg:viewBox="0 0 174 85" svg:d="M90 0h84c0 47-38 85-84 85-51 0-90-38-90-85z">
            <text:p/>
          </draw:path>
          <draw:path draw:style-name="gr2" draw:text-style-name="P2" draw:layer="layout" svg:width="0.173cm" svg:height="0.089cm" svg:x="8.101cm" svg:y="4.769cm" svg:viewBox="0 0 174 90" svg:d="M89 90h-89c0-52 38-90 89-90 46 0 85 38 85 90z">
            <text:p/>
          </draw:path>
          <draw:path draw:style-name="gr2" draw:text-style-name="P2" draw:layer="layout" svg:width="0.173cm" svg:height="0.084cm" svg:x="8.101cm" svg:y="4.858cm" svg:viewBox="0 0 174 85" svg:d="M89 0h85c0 47-39 85-85 85-51 0-89-38-89-85z">
            <text:p/>
          </draw:path>
          <draw:path draw:style-name="gr2" draw:text-style-name="P2" draw:layer="layout" svg:width="0.173cm" svg:height="0.089cm" svg:x="8.101cm" svg:y="4.515cm" svg:viewBox="0 0 174 90" svg:d="M89 90h-89c0-52 38-90 89-90 46 0 85 38 85 90z">
            <text:p/>
          </draw:path>
          <draw:path draw:style-name="gr2" draw:text-style-name="P2" draw:layer="layout" svg:width="0.173cm" svg:height="0.084cm" svg:x="8.101cm" svg:y="4.604cm" svg:viewBox="0 0 174 85" svg:d="M89 0h85c0 47-39 85-85 85-51 0-89-38-89-85z">
            <text:p/>
          </draw:path>
          <draw:path draw:style-name="gr2" draw:text-style-name="P2" draw:layer="layout" svg:width="0.173cm" svg:height="0.089cm" svg:x="9.752cm" svg:y="2.737cm" svg:viewBox="0 0 174 90" svg:d="M90 90h-90c0-52 38-90 90-90 46 0 84 38 84 90z">
            <text:p/>
          </draw:path>
          <draw:path draw:style-name="gr2" draw:text-style-name="P2" draw:layer="layout" svg:width="0.173cm" svg:height="0.084cm" svg:x="9.752cm" svg:y="2.826cm" svg:viewBox="0 0 174 85" svg:d="M90 0h84c0 47-38 85-84 85-52 0-90-38-90-85z">
            <text:p/>
          </draw:path>
          <draw:path draw:style-name="gr2" draw:text-style-name="P2" draw:layer="layout" svg:width="0.173cm" svg:height="0.089cm" svg:x="9.752cm" svg:y="2.991cm" svg:viewBox="0 0 174 90" svg:d="M90 90h-90c0-51 38-90 90-90 46 0 84 39 84 90z">
            <text:p/>
          </draw:path>
          <draw:path draw:style-name="gr2" draw:text-style-name="P2" draw:layer="layout" svg:width="0.173cm" svg:height="0.084cm" svg:x="9.752cm" svg:y="3.08cm" svg:viewBox="0 0 174 85" svg:d="M90 0h84c0 47-38 85-84 85-52 0-90-38-90-85z">
            <text:p/>
          </draw:path>
          <draw:path draw:style-name="gr2" draw:text-style-name="P2" draw:layer="layout" svg:width="0.173cm" svg:height="0.089cm" svg:x="9.117cm" svg:y="2.991cm" svg:viewBox="0 0 174 90" svg:d="M90 90h-90c0-51 39-90 90-90 46 0 84 39 84 90z">
            <text:p/>
          </draw:path>
          <draw:path draw:style-name="gr2" draw:text-style-name="P2" draw:layer="layout" svg:width="0.173cm" svg:height="0.084cm" svg:x="9.117cm" svg:y="3.08cm" svg:viewBox="0 0 174 85" svg:d="M90 0h84c0 47-38 85-84 85-51 0-90-38-90-85z">
            <text:p/>
          </draw:path>
          <draw:path draw:style-name="gr2" draw:text-style-name="P2" draw:layer="layout" svg:width="0.173cm" svg:height="0.089cm" svg:x="9.117cm" svg:y="2.737cm" svg:viewBox="0 0 174 90" svg:d="M90 90h-90c0-52 39-90 90-90 46 0 84 38 84 90z">
            <text:p/>
          </draw:path>
          <draw:path draw:style-name="gr2" draw:text-style-name="P2" draw:layer="layout" svg:width="0.173cm" svg:height="0.084cm" svg:x="9.117cm" svg:y="2.826cm" svg:viewBox="0 0 174 85" svg:d="M90 0h84c0 47-38 85-84 85-51 0-90-38-90-85z">
            <text:p/>
          </draw:path>
          <draw:path draw:style-name="gr2" draw:text-style-name="P2" draw:layer="layout" svg:width="0.173cm" svg:height="0.089cm" svg:x="9.117cm" svg:y="2.483cm" svg:viewBox="0 0 174 90" svg:d="M90 90h-90c0-52 39-90 90-90 46 0 84 38 84 90z">
            <text:p/>
          </draw:path>
          <draw:path draw:style-name="gr2" draw:text-style-name="P2" draw:layer="layout" svg:width="0.173cm" svg:height="0.084cm" svg:x="9.117cm" svg:y="2.572cm" svg:viewBox="0 0 174 85" svg:d="M90 0h84c0 47-38 85-84 85-51 0-90-38-90-85z">
            <text:p/>
          </draw:path>
          <draw:path draw:style-name="gr2" draw:text-style-name="P2" draw:layer="layout" svg:width="0.173cm" svg:height="0.089cm" svg:x="5.396cm" svg:y="10.014cm" svg:viewBox="0 0 174 90" svg:d="M89 90h-89c0-51 38-90 89-90 47 0 85 39 85 90z">
            <text:p/>
          </draw:path>
          <draw:path draw:style-name="gr2" draw:text-style-name="P2" draw:layer="layout" svg:width="0.173cm" svg:height="0.084cm" svg:x="5.396cm" svg:y="10.103cm" svg:viewBox="0 0 174 85" svg:d="M89 0h85c0 46-38 85-85 85-51 0-89-39-89-85z">
            <text:p/>
          </draw:path>
          <draw:path draw:style-name="gr2" draw:text-style-name="P2" draw:layer="layout" svg:width="0.173cm" svg:height="0.089cm" svg:x="5.396cm" svg:y="10.268cm" svg:viewBox="0 0 174 90" svg:d="M89 90h-89c0-51 38-90 89-90 47 0 85 39 85 90z">
            <text:p/>
          </draw:path>
          <draw:path draw:style-name="gr2" draw:text-style-name="P2" draw:layer="layout" svg:width="0.173cm" svg:height="0.085cm" svg:x="5.396cm" svg:y="10.357cm" svg:viewBox="0 0 174 86" svg:d="M89 0h85c0 46-38 86-85 86-51 0-89-40-89-86z">
            <text:p/>
          </draw:path>
          <draw:path draw:style-name="gr2" draw:text-style-name="P2" draw:layer="layout" svg:width="0.173cm" svg:height="0.089cm" svg:x="5.396cm" svg:y="10.522cm" svg:viewBox="0 0 174 90" svg:d="M89 90h-89c0-52 38-90 89-90 47 0 85 38 85 90z">
            <text:p/>
          </draw:path>
          <draw:path draw:style-name="gr2" draw:text-style-name="P2" draw:layer="layout" svg:width="0.173cm" svg:height="0.084cm" svg:x="5.396cm" svg:y="10.611cm" svg:viewBox="0 0 174 85" svg:d="M89 0h85c0 46-38 85-85 85-51 0-89-39-89-85z">
            <text:p/>
          </draw:path>
          <draw:path draw:style-name="gr2" draw:text-style-name="P2" draw:layer="layout" svg:width="0.173cm" svg:height="0.089cm" svg:x="5.396cm" svg:y="10.776cm" svg:viewBox="0 0 174 90" svg:d="M89 90h-89c0-52 38-90 89-90 47 0 85 38 85 90z">
            <text:p/>
          </draw:path>
          <draw:path draw:style-name="gr2" draw:text-style-name="P2" draw:layer="layout" svg:width="0.173cm" svg:height="0.085cm" svg:x="5.396cm" svg:y="10.865cm" svg:viewBox="0 0 174 86" svg:d="M89 0h85c0 46-38 86-85 86-51 0-89-40-89-86z">
            <text:p/>
          </draw:path>
          <draw:path draw:style-name="gr2" draw:text-style-name="P2" draw:layer="layout" svg:width="0.173cm" svg:height="0.089cm" svg:x="5.396cm" svg:y="11.03cm" svg:viewBox="0 0 174 90" svg:d="M89 90h-89c0-52 38-90 89-90 47 0 85 38 85 90z">
            <text:p/>
          </draw:path>
          <draw:path draw:style-name="gr2" draw:text-style-name="P2" draw:layer="layout" svg:width="0.173cm" svg:height="0.085cm" svg:x="5.396cm" svg:y="11.119cm" svg:viewBox="0 0 174 86" svg:d="M89 0h85c0 46-38 86-85 86-51 0-89-40-89-86z">
            <text:p/>
          </draw:path>
          <draw:path draw:style-name="gr2" draw:text-style-name="P2" draw:layer="layout" svg:width="0.173cm" svg:height="0.089cm" svg:x="2.602cm" svg:y="8.49cm" svg:viewBox="0 0 174 90" svg:d="M89 90h-89c0-52 38-90 89-90 47 0 85 38 85 90z">
            <text:p/>
          </draw:path>
          <draw:path draw:style-name="gr2" draw:text-style-name="P2" draw:layer="layout" svg:width="0.173cm" svg:height="0.085cm" svg:x="2.602cm" svg:y="8.579cm" svg:viewBox="0 0 174 86" svg:d="M89 0h85c0 46-38 86-85 86-51 0-89-40-89-86z">
            <text:p/>
          </draw:path>
          <draw:path draw:style-name="gr2" draw:text-style-name="P2" draw:layer="layout" svg:width="0.173cm" svg:height="0.089cm" svg:x="2.602cm" svg:y="8.236cm" svg:viewBox="0 0 174 90" svg:d="M89 90h-89c0-52 38-90 89-90 47 0 85 38 85 90z">
            <text:p/>
          </draw:path>
          <draw:path draw:style-name="gr2" draw:text-style-name="P2" draw:layer="layout" svg:width="0.173cm" svg:height="0.084cm" svg:x="2.602cm" svg:y="8.325cm" svg:viewBox="0 0 174 85" svg:d="M89 0h85c0 46-38 85-85 85-51 0-89-39-89-85z">
            <text:p/>
          </draw:path>
          <draw:path draw:style-name="gr2" draw:text-style-name="P2" draw:layer="layout" svg:width="0.173cm" svg:height="0.089cm" svg:x="2.602cm" svg:y="7.982cm" svg:viewBox="0 0 174 90" svg:d="M89 90h-89c0-51 38-90 89-90 47 0 85 39 85 90z">
            <text:p/>
          </draw:path>
          <draw:path draw:style-name="gr2" draw:text-style-name="P2" draw:layer="layout" svg:width="0.173cm" svg:height="0.084cm" svg:x="2.602cm" svg:y="8.071cm" svg:viewBox="0 0 174 85" svg:d="M89 0h85c0 46-38 85-85 85-51 0-89-39-89-85z">
            <text:p/>
          </draw:path>
          <draw:path draw:style-name="gr2" draw:text-style-name="P2" draw:layer="layout" svg:width="0.173cm" svg:height="0.089cm" svg:x="2.602cm" svg:y="7.728cm" svg:viewBox="0 0 174 90" svg:d="M89 90h-89c0-51 38-90 89-90 47 0 85 39 85 90z">
            <text:p/>
          </draw:path>
          <draw:path draw:style-name="gr2" draw:text-style-name="P2" draw:layer="layout" svg:width="0.173cm" svg:height="0.085cm" svg:x="2.602cm" svg:y="7.817cm" svg:viewBox="0 0 174 86" svg:d="M89 0h85c0 46-38 86-85 86-51 0-89-40-89-86z">
            <text:p/>
          </draw:path>
          <draw:path draw:style-name="gr2" draw:text-style-name="P2" draw:layer="layout" svg:width="1.82cm" svg:height="0.169cm" svg:x="2.606cm" svg:y="7.478cm" svg:viewBox="0 0 1821 170" svg:d="M0 0h170v170h-170zM1652 0h169v170h-169z">
            <text:p/>
          </draw:path>
          <draw:path draw:style-name="gr2" draw:text-style-name="P2" draw:layer="layout" svg:width="0.173cm" svg:height="0.089cm" svg:x="4.253cm" svg:y="7.728cm" svg:viewBox="0 0 174 90" svg:d="M90 90h-90c0-51 39-90 90-90 46 0 84 39 84 90z">
            <text:p/>
          </draw:path>
          <draw:path draw:style-name="gr2" draw:text-style-name="P2" draw:layer="layout" svg:width="0.173cm" svg:height="0.085cm" svg:x="4.253cm" svg:y="7.817cm" svg:viewBox="0 0 174 86" svg:d="M90 0h84c0 46-38 86-84 86-51 0-90-40-90-86z">
            <text:p/>
          </draw:path>
          <draw:path draw:style-name="gr2" draw:text-style-name="P2" draw:layer="layout" svg:width="0.173cm" svg:height="0.089cm" svg:x="4.253cm" svg:y="7.982cm" svg:viewBox="0 0 174 90" svg:d="M90 90h-90c0-51 39-90 90-90 46 0 84 39 84 90z">
            <text:p/>
          </draw:path>
          <draw:path draw:style-name="gr2" draw:text-style-name="P2" draw:layer="layout" svg:width="0.173cm" svg:height="0.084cm" svg:x="4.253cm" svg:y="8.071cm" svg:viewBox="0 0 174 85" svg:d="M90 0h84c0 46-38 85-84 85-51 0-90-39-90-85z">
            <text:p/>
          </draw:path>
          <draw:path draw:style-name="gr2" draw:text-style-name="P2" draw:layer="layout" svg:width="0.173cm" svg:height="0.089cm" svg:x="3.618cm" svg:y="7.728cm" svg:viewBox="0 0 174 90" svg:d="M89 90h-89c0-51 38-90 89-90 46 0 85 39 85 90z">
            <text:p/>
          </draw:path>
          <draw:path draw:style-name="gr2" draw:text-style-name="P2" draw:layer="layout" svg:width="0.173cm" svg:height="0.085cm" svg:x="3.618cm" svg:y="7.817cm" svg:viewBox="0 0 174 86" svg:d="M89 0h85c0 46-39 86-85 86-51 0-89-40-89-86z">
            <text:p/>
          </draw:path>
          <draw:polygon draw:style-name="gr2" draw:text-style-name="P2" draw:layer="layout" svg:width="0.169cm" svg:height="0.169cm" svg:x="3.622cm" svg:y="7.478cm" svg:viewBox="0 0 170 170" draw:points="0,0 170,0 170,170 0,170">
            <text:p/>
          </draw:polygon>
          <draw:path draw:style-name="gr2" draw:text-style-name="P2" draw:layer="layout" svg:width="0.173cm" svg:height="0.089cm" svg:x="4.253cm" svg:y="8.236cm" svg:viewBox="0 0 174 90" svg:d="M90 90h-90c0-52 39-90 90-90 46 0 84 38 84 90z">
            <text:p/>
          </draw:path>
          <draw:path draw:style-name="gr2" draw:text-style-name="P2" draw:layer="layout" svg:width="0.173cm" svg:height="0.084cm" svg:x="4.253cm" svg:y="8.325cm" svg:viewBox="0 0 174 85" svg:d="M90 0h84c0 46-38 85-84 85-51 0-90-39-90-85z">
            <text:p/>
          </draw:path>
          <draw:path draw:style-name="gr2" draw:text-style-name="P2" draw:layer="layout" svg:width="0.173cm" svg:height="0.089cm" svg:x="4.253cm" svg:y="8.49cm" svg:viewBox="0 0 174 90" svg:d="M90 90h-90c0-52 39-90 90-90 46 0 84 38 84 90z">
            <text:p/>
          </draw:path>
          <draw:path draw:style-name="gr2" draw:text-style-name="P2" draw:layer="layout" svg:width="0.173cm" svg:height="0.085cm" svg:x="4.253cm" svg:y="8.579cm" svg:viewBox="0 0 174 86" svg:d="M90 0h84c0 46-38 86-84 86-51 0-90-40-90-86z">
            <text:p/>
          </draw:path>
          <draw:path draw:style-name="gr2" draw:text-style-name="P2" draw:layer="layout" svg:width="0.173cm" svg:height="0.089cm" svg:x="3.618cm" svg:y="8.49cm" svg:viewBox="0 0 174 90" svg:d="M89 90h-89c0-52 38-90 89-90 46 0 85 38 85 90z">
            <text:p/>
          </draw:path>
          <draw:path draw:style-name="gr2" draw:text-style-name="P2" draw:layer="layout" svg:width="0.173cm" svg:height="0.085cm" svg:x="3.618cm" svg:y="8.579cm" svg:viewBox="0 0 174 86" svg:d="M89 0h85c0 46-39 86-85 86-51 0-89-40-89-86z">
            <text:p/>
          </draw:path>
          <draw:path draw:style-name="gr2" draw:text-style-name="P2" draw:layer="layout" svg:width="0.173cm" svg:height="0.089cm" svg:x="3.618cm" svg:y="8.236cm" svg:viewBox="0 0 174 90" svg:d="M89 90h-89c0-52 38-90 89-90 46 0 85 38 85 90z">
            <text:p/>
          </draw:path>
          <draw:path draw:style-name="gr2" draw:text-style-name="P2" draw:layer="layout" svg:width="0.173cm" svg:height="0.084cm" svg:x="3.618cm" svg:y="8.325cm" svg:viewBox="0 0 174 85" svg:d="M89 0h85c0 46-39 85-85 85-51 0-89-39-89-85z">
            <text:p/>
          </draw:path>
          <draw:path draw:style-name="gr2" draw:text-style-name="P2" draw:layer="layout" svg:width="0.173cm" svg:height="0.089cm" svg:x="3.618cm" svg:y="7.982cm" svg:viewBox="0 0 174 90" svg:d="M89 90h-89c0-51 38-90 89-90 46 0 85 39 85 90z">
            <text:p/>
          </draw:path>
          <draw:path draw:style-name="gr2" draw:text-style-name="P2" draw:layer="layout" svg:width="0.173cm" svg:height="0.084cm" svg:x="3.618cm" svg:y="8.071cm" svg:viewBox="0 0 174 85" svg:d="M89 0h85c0 46-39 85-85 85-51 0-89-39-89-85z">
            <text:p/>
          </draw:path>
          <draw:polygon draw:style-name="gr2" draw:text-style-name="P2" draw:layer="layout" svg:width="0.169cm" svg:height="0.169cm" svg:x="5.4cm" svg:y="7.478cm" svg:viewBox="0 0 170 170" draw:points="0,0 170,0 170,170 0,170">
            <text:p/>
          </draw:polygon>
          <draw:path draw:style-name="gr2" draw:text-style-name="P2" draw:layer="layout" svg:width="0.173cm" svg:height="0.089cm" svg:x="5.396cm" svg:y="7.728cm" svg:viewBox="0 0 174 90" svg:d="M89 90h-89c0-51 38-90 89-90 47 0 85 39 85 90z">
            <text:p/>
          </draw:path>
          <draw:path draw:style-name="gr2" draw:text-style-name="P2" draw:layer="layout" svg:width="0.173cm" svg:height="0.085cm" svg:x="5.396cm" svg:y="7.817cm" svg:viewBox="0 0 174 86" svg:d="M89 0h85c0 46-38 86-85 86-51 0-89-40-89-86z">
            <text:p/>
          </draw:path>
          <draw:path draw:style-name="gr2" draw:text-style-name="P2" draw:layer="layout" svg:width="0.173cm" svg:height="0.089cm" svg:x="5.396cm" svg:y="7.982cm" svg:viewBox="0 0 174 90" svg:d="M89 90h-89c0-51 38-90 89-90 47 0 85 39 85 90z">
            <text:p/>
          </draw:path>
          <draw:path draw:style-name="gr2" draw:text-style-name="P2" draw:layer="layout" svg:width="0.173cm" svg:height="0.084cm" svg:x="5.396cm" svg:y="8.071cm" svg:viewBox="0 0 174 85" svg:d="M89 0h85c0 46-38 85-85 85-51 0-89-39-89-85z">
            <text:p/>
          </draw:path>
          <draw:path draw:style-name="gr2" draw:text-style-name="P2" draw:layer="layout" svg:width="0.173cm" svg:height="0.089cm" svg:x="5.396cm" svg:y="8.236cm" svg:viewBox="0 0 174 90" svg:d="M89 90h-89c0-52 38-90 89-90 47 0 85 38 85 90z">
            <text:p/>
          </draw:path>
          <draw:path draw:style-name="gr2" draw:text-style-name="P2" draw:layer="layout" svg:width="0.173cm" svg:height="0.084cm" svg:x="5.396cm" svg:y="8.325cm" svg:viewBox="0 0 174 85" svg:d="M89 0h85c0 46-38 85-85 85-51 0-89-39-89-85z">
            <text:p/>
          </draw:path>
          <draw:path draw:style-name="gr2" draw:text-style-name="P2" draw:layer="layout" svg:width="0.173cm" svg:height="0.089cm" svg:x="5.396cm" svg:y="8.49cm" svg:viewBox="0 0 174 90" svg:d="M89 90h-89c0-52 38-90 89-90 47 0 85 38 85 90z">
            <text:p/>
          </draw:path>
          <draw:path draw:style-name="gr2" draw:text-style-name="P2" draw:layer="layout" svg:width="0.173cm" svg:height="0.085cm" svg:x="5.396cm" svg:y="8.579cm" svg:viewBox="0 0 174 86" svg:d="M89 0h85c0 46-38 86-85 86-51 0-89-40-89-86z">
            <text:p/>
          </draw:path>
          <draw:path draw:style-name="gr2" draw:text-style-name="P2" draw:layer="layout" svg:width="0.173cm" svg:height="0.089cm" svg:x="5.396cm" svg:y="8.744cm" svg:viewBox="0 0 174 90" svg:d="M89 90h-89c0-52 38-90 89-90 47 0 85 38 85 90z">
            <text:p/>
          </draw:path>
          <draw:path draw:style-name="gr2" draw:text-style-name="P2" draw:layer="layout" svg:width="0.173cm" svg:height="0.085cm" svg:x="5.396cm" svg:y="8.833cm" svg:viewBox="0 0 174 86" svg:d="M89 0h85c0 46-38 86-85 86-51 0-89-40-89-86z">
            <text:p/>
          </draw:path>
          <draw:path draw:style-name="gr2" draw:text-style-name="P2" draw:layer="layout" svg:width="0.173cm" svg:height="0.089cm" svg:x="5.396cm" svg:y="8.998cm" svg:viewBox="0 0 174 90" svg:d="M89 90h-89c0-52 38-90 89-90 47 0 85 38 85 90z">
            <text:p/>
          </draw:path>
          <draw:path draw:style-name="gr2" draw:text-style-name="P2" draw:layer="layout" svg:width="0.173cm" svg:height="0.085cm" svg:x="5.396cm" svg:y="9.087cm" svg:viewBox="0 0 174 86" svg:d="M89 0h85c0 46-38 86-85 86-51 0-89-40-89-86z">
            <text:p/>
          </draw:path>
          <draw:path draw:style-name="gr2" draw:text-style-name="P2" draw:layer="layout" svg:width="0.173cm" svg:height="0.089cm" svg:x="5.396cm" svg:y="9.252cm" svg:viewBox="0 0 174 90" svg:d="M89 90h-89c0-52 38-90 89-90 47 0 85 38 85 90z">
            <text:p/>
          </draw:path>
          <draw:path draw:style-name="gr2" draw:text-style-name="P2" draw:layer="layout" svg:width="0.173cm" svg:height="0.084cm" svg:x="5.396cm" svg:y="9.341cm" svg:viewBox="0 0 174 85" svg:d="M89 0h85c0 46-38 85-85 85-51 0-89-39-89-85z">
            <text:p/>
          </draw:path>
          <draw:path draw:style-name="gr2" draw:text-style-name="P2" draw:layer="layout" svg:width="0.173cm" svg:height="0.089cm" svg:x="5.396cm" svg:y="9.506cm" svg:viewBox="0 0 174 90" svg:d="M89 90h-89c0-51 38-90 89-90 47 0 85 39 85 90z">
            <text:p/>
          </draw:path>
          <draw:path draw:style-name="gr2" draw:text-style-name="P2" draw:layer="layout" svg:width="0.173cm" svg:height="0.084cm" svg:x="5.396cm" svg:y="9.595cm" svg:viewBox="0 0 174 85" svg:d="M89 0h85c0 46-38 85-85 85-51 0-89-39-89-85z">
            <text:p/>
          </draw:path>
          <draw:path draw:style-name="gr2" draw:text-style-name="P2" draw:layer="layout" svg:width="0.173cm" svg:height="0.089cm" svg:x="5.396cm" svg:y="9.76cm" svg:viewBox="0 0 174 90" svg:d="M89 90h-89c0-51 38-90 89-90 47 0 85 39 85 90z">
            <text:p/>
          </draw:path>
          <draw:path draw:style-name="gr2" draw:text-style-name="P2" draw:layer="layout" svg:width="0.173cm" svg:height="0.085cm" svg:x="5.396cm" svg:y="9.849cm" svg:viewBox="0 0 174 86" svg:d="M89 0h85c0 46-38 86-85 86-51 0-89-40-89-86z">
            <text:p/>
          </draw:path>
          <draw:path draw:style-name="gr2" draw:text-style-name="P2" draw:layer="layout" svg:width="0.173cm" svg:height="0.085cm" svg:x="6.285cm" svg:y="10.865cm" svg:viewBox="0 0 174 86" svg:d="M90 0h84c0 46-38 86-84 86-52 0-90-40-90-86z">
            <text:p/>
          </draw:path>
          <draw:path draw:style-name="gr2" draw:text-style-name="P2" draw:layer="layout" svg:width="0.173cm" svg:height="0.089cm" svg:x="6.285cm" svg:y="10.776cm" svg:viewBox="0 0 174 90" svg:d="M90 90h-90c0-52 38-90 90-90 46 0 84 38 84 90z">
            <text:p/>
          </draw:path>
          <draw:path draw:style-name="gr2" draw:text-style-name="P2" draw:layer="layout" svg:width="0.173cm" svg:height="0.084cm" svg:x="6.285cm" svg:y="10.611cm" svg:viewBox="0 0 174 85" svg:d="M90 0h84c0 46-38 85-84 85-52 0-90-39-90-85z">
            <text:p/>
          </draw:path>
          <draw:path draw:style-name="gr2" draw:text-style-name="P2" draw:layer="layout" svg:width="0.173cm" svg:height="0.089cm" svg:x="6.285cm" svg:y="10.522cm" svg:viewBox="0 0 174 90" svg:d="M90 90h-90c0-52 38-90 90-90 46 0 84 38 84 90z">
            <text:p/>
          </draw:path>
          <draw:path draw:style-name="gr2" draw:text-style-name="P2" draw:layer="layout" svg:width="0.173cm" svg:height="0.085cm" svg:x="6.285cm" svg:y="10.357cm" svg:viewBox="0 0 174 86" svg:d="M90 0h84c0 46-38 86-84 86-52 0-90-40-90-86z">
            <text:p/>
          </draw:path>
          <draw:path draw:style-name="gr2" draw:text-style-name="P2" draw:layer="layout" svg:width="0.173cm" svg:height="0.089cm" svg:x="6.285cm" svg:y="10.268cm" svg:viewBox="0 0 174 90" svg:d="M90 90h-90c0-51 38-90 90-90 46 0 84 39 84 90z">
            <text:p/>
          </draw:path>
          <draw:path draw:style-name="gr2" draw:text-style-name="P2" draw:layer="layout" svg:width="0.173cm" svg:height="0.084cm" svg:x="6.285cm" svg:y="10.103cm" svg:viewBox="0 0 174 85" svg:d="M90 0h84c0 46-38 85-84 85-52 0-90-39-90-85z">
            <text:p/>
          </draw:path>
          <draw:path draw:style-name="gr2" draw:text-style-name="P2" draw:layer="layout" svg:width="0.173cm" svg:height="0.089cm" svg:x="6.285cm" svg:y="10.014cm" svg:viewBox="0 0 174 90" svg:d="M90 90h-90c0-51 38-90 90-90 46 0 84 39 84 90z">
            <text:p/>
          </draw:path>
          <draw:polygon draw:style-name="gr2" draw:text-style-name="P2" draw:layer="layout" svg:width="0.169cm" svg:height="0.17cm" svg:x="6.289cm" svg:y="9.764cm" svg:viewBox="0 0 170 171" draw:points="170,171 0,171 0,0 170,0">
            <text:p/>
          </draw:polygon>
          <draw:path draw:style-name="gr2" draw:text-style-name="P2" draw:layer="layout" svg:width="0.173cm" svg:height="0.085cm" svg:x="6.285cm" svg:y="11.119cm" svg:viewBox="0 0 174 86" svg:d="M90 0h84c0 46-38 86-84 86-52 0-90-40-90-86z">
            <text:p/>
          </draw:path>
          <draw:path draw:style-name="gr2" draw:text-style-name="P2" draw:layer="layout" svg:width="0.173cm" svg:height="0.089cm" svg:x="6.285cm" svg:y="11.03cm" svg:viewBox="0 0 174 90" svg:d="M90 90h-90c0-52 38-90 90-90 46 0 84 38 84 90z">
            <text:p/>
          </draw:path>
          <draw:path draw:style-name="gr2" draw:text-style-name="P2" draw:layer="layout" svg:width="0.173cm" svg:height="0.089cm" svg:x="8.101cm" svg:y="10.268cm" svg:viewBox="0 0 174 90" svg:d="M89 90h-89c0-51 38-90 89-90 46 0 85 39 85 90z">
            <text:p/>
          </draw:path>
          <draw:path draw:style-name="gr2" draw:text-style-name="P2" draw:layer="layout" svg:width="0.173cm" svg:height="0.085cm" svg:x="8.101cm" svg:y="10.357cm" svg:viewBox="0 0 174 86" svg:d="M89 0h85c0 46-39 86-85 86-51 0-89-40-89-86z">
            <text:p/>
          </draw:path>
          <draw:path draw:style-name="gr2" draw:text-style-name="P2" draw:layer="layout" svg:width="0.173cm" svg:height="0.089cm" svg:x="8.101cm" svg:y="10.014cm" svg:viewBox="0 0 174 90" svg:d="M89 90h-89c0-51 38-90 89-90 46 0 85 39 85 90z">
            <text:p/>
          </draw:path>
          <draw:path draw:style-name="gr2" draw:text-style-name="P2" draw:layer="layout" svg:width="0.173cm" svg:height="0.084cm" svg:x="8.101cm" svg:y="10.103cm" svg:viewBox="0 0 174 85" svg:d="M89 0h85c0 46-39 85-85 85-51 0-89-39-89-85z">
            <text:p/>
          </draw:path>
          <draw:path draw:style-name="gr2" draw:text-style-name="P2" draw:layer="layout" svg:width="0.173cm" svg:height="0.089cm" svg:x="8.101cm" svg:y="9.76cm" svg:viewBox="0 0 174 90" svg:d="M89 90h-89c0-51 38-90 89-90 46 0 85 39 85 90z">
            <text:p/>
          </draw:path>
          <draw:path draw:style-name="gr2" draw:text-style-name="P2" draw:layer="layout" svg:width="0.173cm" svg:height="0.085cm" svg:x="8.101cm" svg:y="9.849cm" svg:viewBox="0 0 174 86" svg:d="M89 0h85c0 46-39 86-85 86-51 0-89-40-89-86z">
            <text:p/>
          </draw:path>
          <draw:path draw:style-name="gr2" draw:text-style-name="P2" draw:layer="layout" svg:width="0.173cm" svg:height="0.089cm" svg:x="8.101cm" svg:y="9.506cm" svg:viewBox="0 0 174 90" svg:d="M89 90h-89c0-51 38-90 89-90 46 0 85 39 85 90z">
            <text:p/>
          </draw:path>
          <draw:path draw:style-name="gr2" draw:text-style-name="P2" draw:layer="layout" svg:width="0.173cm" svg:height="0.084cm" svg:x="8.101cm" svg:y="9.595cm" svg:viewBox="0 0 174 85" svg:d="M89 0h85c0 46-39 85-85 85-51 0-89-39-89-85z">
            <text:p/>
          </draw:path>
          <draw:path draw:style-name="gr2" draw:text-style-name="P2" draw:layer="layout" svg:width="0.173cm" svg:height="0.089cm" svg:x="8.101cm" svg:y="9.252cm" svg:viewBox="0 0 174 90" svg:d="M89 90h-89c0-52 38-90 89-90 46 0 85 38 85 90z">
            <text:p/>
          </draw:path>
          <draw:path draw:style-name="gr2" draw:text-style-name="P2" draw:layer="layout" svg:width="0.173cm" svg:height="0.084cm" svg:x="8.101cm" svg:y="9.341cm" svg:viewBox="0 0 174 85" svg:d="M89 0h85c0 46-39 85-85 85-51 0-89-39-89-85z">
            <text:p/>
          </draw:path>
          <draw:path draw:style-name="gr2" draw:text-style-name="P2" draw:layer="layout" svg:width="0.173cm" svg:height="0.089cm" svg:x="8.101cm" svg:y="8.998cm" svg:viewBox="0 0 174 90" svg:d="M89 90h-89c0-52 38-90 89-90 46 0 85 38 85 90z">
            <text:p/>
          </draw:path>
          <draw:path draw:style-name="gr2" draw:text-style-name="P2" draw:layer="layout" svg:width="0.173cm" svg:height="0.085cm" svg:x="8.101cm" svg:y="9.087cm" svg:viewBox="0 0 174 86" svg:d="M89 0h85c0 46-39 86-85 86-51 0-89-40-89-86z">
            <text:p/>
          </draw:path>
          <draw:path draw:style-name="gr2" draw:text-style-name="P2" draw:layer="layout" svg:width="0.173cm" svg:height="0.089cm" svg:x="8.101cm" svg:y="8.744cm" svg:viewBox="0 0 174 90" svg:d="M89 90h-89c0-52 38-90 89-90 46 0 85 38 85 90z">
            <text:p/>
          </draw:path>
          <draw:path draw:style-name="gr2" draw:text-style-name="P2" draw:layer="layout" svg:width="0.173cm" svg:height="0.085cm" svg:x="8.101cm" svg:y="8.833cm" svg:viewBox="0 0 174 86" svg:d="M89 0h85c0 46-39 86-85 86-51 0-89-40-89-86z">
            <text:p/>
          </draw:path>
          <draw:path draw:style-name="gr2" draw:text-style-name="P2" draw:layer="layout" svg:width="0.173cm" svg:height="0.089cm" svg:x="8.101cm" svg:y="8.49cm" svg:viewBox="0 0 174 90" svg:d="M89 90h-89c0-52 38-90 89-90 46 0 85 38 85 90z">
            <text:p/>
          </draw:path>
          <draw:path draw:style-name="gr2" draw:text-style-name="P2" draw:layer="layout" svg:width="0.173cm" svg:height="0.085cm" svg:x="8.101cm" svg:y="8.579cm" svg:viewBox="0 0 174 86" svg:d="M89 0h85c0 46-39 86-85 86-51 0-89-40-89-86z">
            <text:p/>
          </draw:path>
          <draw:path draw:style-name="gr2" draw:text-style-name="P2" draw:layer="layout" svg:width="0.173cm" svg:height="0.089cm" svg:x="8.101cm" svg:y="8.236cm" svg:viewBox="0 0 174 90" svg:d="M89 90h-89c0-52 38-90 89-90 46 0 85 38 85 90z">
            <text:p/>
          </draw:path>
          <draw:path draw:style-name="gr2" draw:text-style-name="P2" draw:layer="layout" svg:width="0.173cm" svg:height="0.084cm" svg:x="8.101cm" svg:y="8.325cm" svg:viewBox="0 0 174 85" svg:d="M89 0h85c0 46-39 85-85 85-51 0-89-39-89-85z">
            <text:p/>
          </draw:path>
          <draw:path draw:style-name="gr2" draw:text-style-name="P2" draw:layer="layout" svg:width="0.173cm" svg:height="0.089cm" svg:x="8.101cm" svg:y="7.982cm" svg:viewBox="0 0 174 90" svg:d="M89 90h-89c0-51 38-90 89-90 46 0 85 39 85 90z">
            <text:p/>
          </draw:path>
          <draw:path draw:style-name="gr2" draw:text-style-name="P2" draw:layer="layout" svg:width="0.173cm" svg:height="0.084cm" svg:x="8.101cm" svg:y="8.071cm" svg:viewBox="0 0 174 85" svg:d="M89 0h85c0 46-39 85-85 85-51 0-89-39-89-85z">
            <text:p/>
          </draw:path>
          <draw:path draw:style-name="gr2" draw:text-style-name="P2" draw:layer="layout" svg:width="0.173cm" svg:height="0.089cm" svg:x="8.101cm" svg:y="7.728cm" svg:viewBox="0 0 174 90" svg:d="M89 90h-89c0-51 38-90 89-90 46 0 85 39 85 90z">
            <text:p/>
          </draw:path>
          <draw:path draw:style-name="gr2" draw:text-style-name="P2" draw:layer="layout" svg:width="0.173cm" svg:height="0.085cm" svg:x="8.101cm" svg:y="7.817cm" svg:viewBox="0 0 174 86" svg:d="M89 0h85c0 46-39 86-85 86-51 0-89-40-89-86z">
            <text:p/>
          </draw:path>
          <draw:polygon draw:style-name="gr2" draw:text-style-name="P2" draw:layer="layout" svg:width="0.169cm" svg:height="0.169cm" svg:x="8.105cm" svg:y="7.478cm" svg:viewBox="0 0 170 170" draw:points="0,0 170,0 170,170 0,170">
            <text:p/>
          </draw:polygon>
          <draw:path draw:style-name="gr2" draw:text-style-name="P2" draw:layer="layout" svg:width="0.173cm" svg:height="0.089cm" svg:x="8.101cm" svg:y="11.03cm" svg:viewBox="0 0 174 90" svg:d="M89 90h-89c0-52 38-90 89-90 46 0 85 38 85 90z">
            <text:p/>
          </draw:path>
          <draw:path draw:style-name="gr2" draw:text-style-name="P2" draw:layer="layout" svg:width="0.173cm" svg:height="0.085cm" svg:x="8.101cm" svg:y="11.119cm" svg:viewBox="0 0 174 86" svg:d="M89 0h85c0 46-39 86-85 86-51 0-89-40-89-86z">
            <text:p/>
          </draw:path>
          <draw:path draw:style-name="gr2" draw:text-style-name="P2" draw:layer="layout" svg:width="0.173cm" svg:height="0.089cm" svg:x="8.101cm" svg:y="10.776cm" svg:viewBox="0 0 174 90" svg:d="M89 90h-89c0-52 38-90 89-90 46 0 85 38 85 90z">
            <text:p/>
          </draw:path>
          <draw:path draw:style-name="gr2" draw:text-style-name="P2" draw:layer="layout" svg:width="0.173cm" svg:height="0.085cm" svg:x="8.101cm" svg:y="10.865cm" svg:viewBox="0 0 174 86" svg:d="M89 0h85c0 46-39 86-85 86-51 0-89-40-89-86z">
            <text:p/>
          </draw:path>
          <draw:path draw:style-name="gr2" draw:text-style-name="P2" draw:layer="layout" svg:width="0.173cm" svg:height="0.089cm" svg:x="8.101cm" svg:y="10.522cm" svg:viewBox="0 0 174 90" svg:d="M89 90h-89c0-52 38-90 89-90 46 0 85 38 85 90z">
            <text:p/>
          </draw:path>
          <draw:path draw:style-name="gr2" draw:text-style-name="P2" draw:layer="layout" svg:width="0.173cm" svg:height="0.084cm" svg:x="8.101cm" svg:y="10.611cm" svg:viewBox="0 0 174 85" svg:d="M89 0h85c0 46-39 85-85 85-51 0-89-39-89-85z">
            <text:p/>
          </draw:path>
          <draw:path draw:style-name="gr2" draw:text-style-name="P2" draw:layer="layout" svg:width="0.173cm" svg:height="0.089cm" svg:x="9.117cm" svg:y="11.03cm" svg:viewBox="0 0 174 90" svg:d="M90 90h-90c0-52 39-90 90-90 46 0 84 38 84 90z">
            <text:p/>
          </draw:path>
          <draw:path draw:style-name="gr2" draw:text-style-name="P2" draw:layer="layout" svg:width="0.173cm" svg:height="0.085cm" svg:x="9.117cm" svg:y="11.119cm" svg:viewBox="0 0 174 86" svg:d="M90 0h84c0 46-38 86-84 86-51 0-90-40-90-86z">
            <text:p/>
          </draw:path>
          <draw:path draw:style-name="gr2" draw:text-style-name="P2" draw:layer="layout" svg:width="0.173cm" svg:height="0.089cm" svg:x="9.752cm" svg:y="10.522cm" svg:viewBox="0 0 174 90" svg:d="M90 90h-90c0-52 38-90 90-90 46 0 84 38 84 90z">
            <text:p/>
          </draw:path>
          <draw:path draw:style-name="gr2" draw:text-style-name="P2" draw:layer="layout" svg:width="0.173cm" svg:height="0.084cm" svg:x="9.752cm" svg:y="10.611cm" svg:viewBox="0 0 174 85" svg:d="M90 0h84c0 46-38 85-84 85-52 0-90-39-90-85z">
            <text:p/>
          </draw:path>
          <draw:path draw:style-name="gr2" draw:text-style-name="P2" draw:layer="layout" svg:width="0.173cm" svg:height="0.089cm" svg:x="9.117cm" svg:y="10.776cm" svg:viewBox="0 0 174 90" svg:d="M90 90h-90c0-52 39-90 90-90 46 0 84 38 84 90z">
            <text:p/>
          </draw:path>
          <draw:path draw:style-name="gr2" draw:text-style-name="P2" draw:layer="layout" svg:width="0.173cm" svg:height="0.085cm" svg:x="9.117cm" svg:y="10.865cm" svg:viewBox="0 0 174 86" svg:d="M90 0h84c0 46-38 86-84 86-51 0-90-40-90-86z">
            <text:p/>
          </draw:path>
          <draw:path draw:style-name="gr2" draw:text-style-name="P2" draw:layer="layout" svg:width="0.173cm" svg:height="0.089cm" svg:x="9.117cm" svg:y="10.522cm" svg:viewBox="0 0 174 90" svg:d="M90 90h-90c0-52 39-90 90-90 46 0 84 38 84 90z">
            <text:p/>
          </draw:path>
          <draw:path draw:style-name="gr2" draw:text-style-name="P2" draw:layer="layout" svg:width="0.173cm" svg:height="0.084cm" svg:x="9.117cm" svg:y="10.611cm" svg:viewBox="0 0 174 85" svg:d="M90 0h84c0 46-38 85-84 85-51 0-90-39-90-85z">
            <text:p/>
          </draw:path>
          <draw:path draw:style-name="gr2" draw:text-style-name="P2" draw:layer="layout" svg:width="0.173cm" svg:height="0.089cm" svg:x="9.117cm" svg:y="10.268cm" svg:viewBox="0 0 174 90" svg:d="M90 90h-90c0-51 39-90 90-90 46 0 84 39 84 90z">
            <text:p/>
          </draw:path>
          <draw:path draw:style-name="gr2" draw:text-style-name="P2" draw:layer="layout" svg:width="0.173cm" svg:height="0.085cm" svg:x="9.117cm" svg:y="10.357cm" svg:viewBox="0 0 174 86" svg:d="M90 0h84c0 46-38 86-84 86-51 0-90-40-90-86z">
            <text:p/>
          </draw:path>
          <draw:path draw:style-name="gr2" draw:text-style-name="P2" draw:layer="layout" svg:width="0.173cm" svg:height="0.089cm" svg:x="9.117cm" svg:y="10.014cm" svg:viewBox="0 0 174 90" svg:d="M90 90h-90c0-51 39-90 90-90 46 0 84 39 84 90z">
            <text:p/>
          </draw:path>
          <draw:path draw:style-name="gr2" draw:text-style-name="P2" draw:layer="layout" svg:width="0.173cm" svg:height="0.084cm" svg:x="9.117cm" svg:y="10.103cm" svg:viewBox="0 0 174 85" svg:d="M90 0h84c0 46-38 85-84 85-51 0-90-39-90-85z">
            <text:p/>
          </draw:path>
          <draw:path draw:style-name="gr2" draw:text-style-name="P2" draw:layer="layout" svg:width="0.173cm" svg:height="0.089cm" svg:x="9.117cm" svg:y="9.76cm" svg:viewBox="0 0 174 90" svg:d="M90 90h-90c0-51 39-90 90-90 46 0 84 39 84 90z">
            <text:p/>
          </draw:path>
          <draw:path draw:style-name="gr2" draw:text-style-name="P2" draw:layer="layout" svg:width="0.173cm" svg:height="0.085cm" svg:x="9.117cm" svg:y="9.849cm" svg:viewBox="0 0 174 86" svg:d="M90 0h84c0 46-38 86-84 86-51 0-90-40-90-86z">
            <text:p/>
          </draw:path>
          <draw:path draw:style-name="gr2" draw:text-style-name="P2" draw:layer="layout" svg:width="0.173cm" svg:height="0.089cm" svg:x="9.117cm" svg:y="9.506cm" svg:viewBox="0 0 174 90" svg:d="M90 90h-90c0-51 39-90 90-90 46 0 84 39 84 90z">
            <text:p/>
          </draw:path>
          <draw:path draw:style-name="gr2" draw:text-style-name="P2" draw:layer="layout" svg:width="0.173cm" svg:height="0.084cm" svg:x="9.117cm" svg:y="9.595cm" svg:viewBox="0 0 174 85" svg:d="M90 0h84c0 46-38 85-84 85-51 0-90-39-90-85z">
            <text:p/>
          </draw:path>
          <draw:path draw:style-name="gr2" draw:text-style-name="P2" draw:layer="layout" svg:width="0.173cm" svg:height="0.089cm" svg:x="9.117cm" svg:y="9.252cm" svg:viewBox="0 0 174 90" svg:d="M90 90h-90c0-52 39-90 90-90 46 0 84 38 84 90z">
            <text:p/>
          </draw:path>
          <draw:path draw:style-name="gr2" draw:text-style-name="P2" draw:layer="layout" svg:width="0.173cm" svg:height="0.084cm" svg:x="9.117cm" svg:y="9.341cm" svg:viewBox="0 0 174 85" svg:d="M90 0h84c0 46-38 85-84 85-51 0-90-39-90-85z">
            <text:p/>
          </draw:path>
          <draw:path draw:style-name="gr2" draw:text-style-name="P2" draw:layer="layout" svg:width="0.173cm" svg:height="0.089cm" svg:x="9.117cm" svg:y="8.998cm" svg:viewBox="0 0 174 90" svg:d="M90 90h-90c0-52 39-90 90-90 46 0 84 38 84 90z">
            <text:p/>
          </draw:path>
          <draw:path draw:style-name="gr2" draw:text-style-name="P2" draw:layer="layout" svg:width="0.173cm" svg:height="0.085cm" svg:x="9.117cm" svg:y="9.087cm" svg:viewBox="0 0 174 86" svg:d="M90 0h84c0 46-38 86-84 86-51 0-90-40-90-86z">
            <text:p/>
          </draw:path>
          <draw:path draw:style-name="gr2" draw:text-style-name="P2" draw:layer="layout" svg:width="0.173cm" svg:height="0.089cm" svg:x="9.117cm" svg:y="8.744cm" svg:viewBox="0 0 174 90" svg:d="M90 90h-90c0-52 39-90 90-90 46 0 84 38 84 90z">
            <text:p/>
          </draw:path>
          <draw:path draw:style-name="gr2" draw:text-style-name="P2" draw:layer="layout" svg:width="0.173cm" svg:height="0.085cm" svg:x="9.117cm" svg:y="8.833cm" svg:viewBox="0 0 174 86" svg:d="M90 0h84c0 46-38 86-84 86-51 0-90-40-90-86z">
            <text:p/>
          </draw:path>
          <draw:path draw:style-name="gr2" draw:text-style-name="P2" draw:layer="layout" svg:width="0.173cm" svg:height="0.089cm" svg:x="9.117cm" svg:y="8.49cm" svg:viewBox="0 0 174 90" svg:d="M90 90h-90c0-52 39-90 90-90 46 0 84 38 84 90z">
            <text:p/>
          </draw:path>
          <draw:path draw:style-name="gr2" draw:text-style-name="P2" draw:layer="layout" svg:width="0.173cm" svg:height="0.085cm" svg:x="9.117cm" svg:y="8.579cm" svg:viewBox="0 0 174 86" svg:d="M90 0h84c0 46-38 86-84 86-51 0-90-40-90-86z">
            <text:p/>
          </draw:path>
          <draw:path draw:style-name="gr2" draw:text-style-name="P2" draw:layer="layout" svg:width="0.173cm" svg:height="0.089cm" svg:x="9.117cm" svg:y="8.236cm" svg:viewBox="0 0 174 90" svg:d="M90 90h-90c0-52 39-90 90-90 46 0 84 38 84 90z">
            <text:p/>
          </draw:path>
          <draw:path draw:style-name="gr2" draw:text-style-name="P2" draw:layer="layout" svg:width="0.173cm" svg:height="0.084cm" svg:x="9.117cm" svg:y="8.325cm" svg:viewBox="0 0 174 85" svg:d="M90 0h84c0 46-38 85-84 85-51 0-90-39-90-85z">
            <text:p/>
          </draw:path>
          <draw:path draw:style-name="gr2" draw:text-style-name="P2" draw:layer="layout" svg:width="0.173cm" svg:height="0.089cm" svg:x="9.117cm" svg:y="7.982cm" svg:viewBox="0 0 174 90" svg:d="M90 90h-90c0-51 39-90 90-90 46 0 84 39 84 90z">
            <text:p/>
          </draw:path>
          <draw:path draw:style-name="gr2" draw:text-style-name="P2" draw:layer="layout" svg:width="0.173cm" svg:height="0.084cm" svg:x="9.117cm" svg:y="8.071cm" svg:viewBox="0 0 174 85" svg:d="M90 0h84c0 46-38 85-84 85-51 0-90-39-90-85z">
            <text:p/>
          </draw:path>
          <draw:path draw:style-name="gr2" draw:text-style-name="P2" draw:layer="layout" svg:width="0.173cm" svg:height="0.089cm" svg:x="9.117cm" svg:y="7.728cm" svg:viewBox="0 0 174 90" svg:d="M90 90h-90c0-51 39-90 90-90 46 0 84 39 84 90z">
            <text:p/>
          </draw:path>
          <draw:path draw:style-name="gr2" draw:text-style-name="P2" draw:layer="layout" svg:width="0.173cm" svg:height="0.085cm" svg:x="9.117cm" svg:y="7.817cm" svg:viewBox="0 0 174 86" svg:d="M90 0h84c0 46-38 86-84 86-51 0-90-40-90-86z">
            <text:p/>
          </draw:path>
          <draw:polygon draw:style-name="gr2" draw:text-style-name="P2" draw:layer="layout" svg:width="0.169cm" svg:height="0.169cm" svg:x="9.121cm" svg:y="7.478cm" svg:viewBox="0 0 170 170" draw:points="0,0 170,0 170,170 0,170">
            <text:p/>
          </draw:polygon>
          <draw:path draw:style-name="gr2" draw:text-style-name="P2" draw:layer="layout" svg:width="0.173cm" svg:height="0.084cm" svg:x="11.784cm" svg:y="5.366cm" svg:viewBox="0 0 174 85" svg:d="M89 0h85c0 47-38 85-85 85-51 0-89-38-89-85z">
            <text:p/>
          </draw:path>
          <draw:path draw:style-name="gr2" draw:text-style-name="P2" draw:layer="layout" svg:width="0.173cm" svg:height="0.089cm" svg:x="11.784cm" svg:y="5.277cm" svg:viewBox="0 0 174 90" svg:d="M89 90h-89c0-51 38-90 89-90 47 0 85 39 85 90z">
            <text:p/>
          </draw:path>
          <draw:path draw:style-name="gr2" draw:text-style-name="P2" draw:layer="layout" svg:width="0.173cm" svg:height="0.084cm" svg:x="11.784cm" svg:y="5.112cm" svg:viewBox="0 0 174 85" svg:d="M89 0h85c0 47-38 85-85 85-51 0-89-38-89-85z">
            <text:p/>
          </draw:path>
          <draw:path draw:style-name="gr2" draw:text-style-name="P2" draw:layer="layout" svg:width="0.173cm" svg:height="0.089cm" svg:x="11.784cm" svg:y="5.023cm" svg:viewBox="0 0 174 90" svg:d="M89 90h-89c0-52 38-90 89-90 47 0 85 38 85 90z">
            <text:p/>
          </draw:path>
          <draw:path draw:style-name="gr2" draw:text-style-name="P2" draw:layer="layout" svg:width="0.173cm" svg:height="0.084cm" svg:x="11.784cm" svg:y="4.858cm" svg:viewBox="0 0 174 85" svg:d="M89 0h85c0 47-38 85-85 85-51 0-89-38-89-85z">
            <text:p/>
          </draw:path>
          <draw:path draw:style-name="gr2" draw:text-style-name="P2" draw:layer="layout" svg:width="0.173cm" svg:height="0.089cm" svg:x="11.784cm" svg:y="4.769cm" svg:viewBox="0 0 174 90" svg:d="M89 90h-89c0-52 38-90 89-90 47 0 85 38 85 90z">
            <text:p/>
          </draw:path>
          <draw:path draw:style-name="gr2" draw:text-style-name="P2" draw:layer="layout" svg:width="0.173cm" svg:height="0.084cm" svg:x="11.784cm" svg:y="4.604cm" svg:viewBox="0 0 174 85" svg:d="M89 0h85c0 47-38 85-85 85-51 0-89-38-89-85z">
            <text:p/>
          </draw:path>
          <draw:path draw:style-name="gr2" draw:text-style-name="P2" draw:layer="layout" svg:width="0.173cm" svg:height="0.089cm" svg:x="11.784cm" svg:y="4.515cm" svg:viewBox="0 0 174 90" svg:d="M89 90h-89c0-52 38-90 89-90 47 0 85 38 85 90z">
            <text:p/>
          </draw:path>
          <draw:polygon draw:style-name="gr2" draw:text-style-name="P2" draw:layer="layout" svg:width="0.169cm" svg:height="0.169cm" svg:x="11.788cm" svg:y="4.265cm" svg:viewBox="0 0 170 170" draw:points="170,170 0,170 0,0 170,0">
            <text:p/>
          </draw:polygon>
          <draw:path draw:style-name="gr2" draw:text-style-name="P2" draw:layer="layout" svg:width="0.173cm" svg:height="0.084cm" svg:x="11.784cm" svg:y="5.62cm" svg:viewBox="0 0 174 85" svg:d="M89 0h85c0 47-38 85-85 85-51 0-89-38-89-85z">
            <text:p/>
          </draw:path>
          <draw:path draw:style-name="gr2" draw:text-style-name="P2" draw:layer="layout" svg:width="0.173cm" svg:height="0.089cm" svg:x="11.784cm" svg:y="5.531cm" svg:viewBox="0 0 174 90" svg:d="M89 90h-89c0-51 38-90 89-90 47 0 85 39 85 90z">
            <text:p/>
          </draw:path>
          <draw:path draw:style-name="gr2" draw:text-style-name="P2" draw:layer="layout" svg:width="0.173cm" svg:height="0.089cm" svg:x="10.895cm" svg:y="4.515cm" svg:viewBox="0 0 174 90" svg:d="M89 90h-89c0-52 38-90 89-90 47 0 85 38 85 90z">
            <text:p/>
          </draw:path>
          <draw:path draw:style-name="gr2" draw:text-style-name="P2" draw:layer="layout" svg:width="0.173cm" svg:height="0.084cm" svg:x="10.895cm" svg:y="4.604cm" svg:viewBox="0 0 174 85" svg:d="M89 0h85c0 47-38 85-85 85-51 0-89-38-89-85z">
            <text:p/>
          </draw:path>
          <draw:path draw:style-name="gr2" draw:text-style-name="P2" draw:layer="layout" svg:width="0.173cm" svg:height="0.089cm" svg:x="10.895cm" svg:y="5.023cm" svg:viewBox="0 0 174 90" svg:d="M89 90h-89c0-52 38-90 89-90 47 0 85 38 85 90z">
            <text:p/>
          </draw:path>
          <draw:path draw:style-name="gr2" draw:text-style-name="P2" draw:layer="layout" svg:width="0.173cm" svg:height="0.084cm" svg:x="10.895cm" svg:y="5.112cm" svg:viewBox="0 0 174 85" svg:d="M89 0h85c0 47-38 85-85 85-51 0-89-38-89-85z">
            <text:p/>
          </draw:path>
          <draw:path draw:style-name="gr2" draw:text-style-name="P2" draw:layer="layout" svg:width="0.173cm" svg:height="0.089cm" svg:x="10.895cm" svg:y="5.277cm" svg:viewBox="0 0 174 90" svg:d="M89 90h-89c0-51 38-90 89-90 47 0 85 39 85 90z">
            <text:p/>
          </draw:path>
          <draw:path draw:style-name="gr2" draw:text-style-name="P2" draw:layer="layout" svg:width="0.173cm" svg:height="0.084cm" svg:x="10.895cm" svg:y="5.366cm" svg:viewBox="0 0 174 85" svg:d="M89 0h85c0 47-38 85-85 85-51 0-89-38-89-85z">
            <text:p/>
          </draw:path>
          <draw:path draw:style-name="gr2" draw:text-style-name="P2" draw:layer="layout" svg:width="0.173cm" svg:height="0.089cm" svg:x="10.895cm" svg:y="5.531cm" svg:viewBox="0 0 174 90" svg:d="M89 90h-89c0-51 38-90 89-90 47 0 85 39 85 90z">
            <text:p/>
          </draw:path>
          <draw:path draw:style-name="gr2" draw:text-style-name="P2" draw:layer="layout" svg:width="0.173cm" svg:height="0.084cm" svg:x="10.895cm" svg:y="5.62cm" svg:viewBox="0 0 174 85" svg:d="M89 0h85c0 47-38 85-85 85-51 0-89-38-89-85z">
            <text:p/>
          </draw:path>
          <draw:path draw:style-name="gr2" draw:text-style-name="P2" draw:layer="layout" svg:width="0.173cm" svg:height="0.089cm" svg:x="9.752cm" svg:y="3.499cm" svg:viewBox="0 0 174 90" svg:d="M90 90h-90c0-51 38-90 90-90 46 0 84 39 84 90z">
            <text:p/>
          </draw:path>
          <draw:path draw:style-name="gr2" draw:text-style-name="P2" draw:layer="layout" svg:width="0.173cm" svg:height="0.084cm" svg:x="9.752cm" svg:y="3.588cm" svg:viewBox="0 0 174 85" svg:d="M90 0h84c0 47-38 85-84 85-52 0-90-38-90-85z">
            <text:p/>
          </draw:path>
          <draw:path draw:style-name="gr2" draw:text-style-name="P2" draw:layer="layout" svg:width="0.173cm" svg:height="0.089cm" svg:x="9.752cm" svg:y="3.753cm" svg:viewBox="0 0 174 90" svg:d="M90 90h-90c0-51 38-90 90-90 46 0 84 39 84 90z">
            <text:p/>
          </draw:path>
          <draw:path draw:style-name="gr2" draw:text-style-name="P2" draw:layer="layout" svg:width="0.173cm" svg:height="0.084cm" svg:x="9.752cm" svg:y="3.842cm" svg:viewBox="0 0 174 85" svg:d="M90 0h84c0 47-38 85-84 85-52 0-90-38-90-85z">
            <text:p/>
          </draw:path>
          <draw:path draw:style-name="gr2" draw:text-style-name="P2" draw:layer="layout" svg:width="0.173cm" svg:height="0.089cm" svg:x="9.117cm" svg:y="3.753cm" svg:viewBox="0 0 174 90" svg:d="M90 90h-90c0-51 39-90 90-90 46 0 84 39 84 90z">
            <text:p/>
          </draw:path>
          <draw:path draw:style-name="gr2" draw:text-style-name="P2" draw:layer="layout" svg:width="0.173cm" svg:height="0.084cm" svg:x="9.117cm" svg:y="3.842cm" svg:viewBox="0 0 174 85" svg:d="M90 0h84c0 47-38 85-84 85-51 0-90-38-90-85z">
            <text:p/>
          </draw:path>
          <draw:path draw:style-name="gr2" draw:text-style-name="P2" draw:layer="layout" svg:width="0.173cm" svg:height="0.089cm" svg:x="9.117cm" svg:y="3.499cm" svg:viewBox="0 0 174 90" svg:d="M90 90h-90c0-51 39-90 90-90 46 0 84 39 84 90z">
            <text:p/>
          </draw:path>
          <draw:path draw:style-name="gr2" draw:text-style-name="P2" draw:layer="layout" svg:width="0.173cm" svg:height="0.084cm" svg:x="9.117cm" svg:y="3.588cm" svg:viewBox="0 0 174 85" svg:d="M90 0h84c0 47-38 85-84 85-51 0-90-38-90-85z">
            <text:p/>
          </draw:path>
          <draw:path draw:style-name="gr2" draw:text-style-name="P2" draw:layer="layout" svg:width="0.173cm" svg:height="0.089cm" svg:x="9.117cm" svg:y="3.245cm" svg:viewBox="0 0 174 90" svg:d="M90 90h-90c0-51 39-90 90-90 46 0 84 39 84 90z">
            <text:p/>
          </draw:path>
          <draw:path draw:style-name="gr2" draw:text-style-name="P2" draw:layer="layout" svg:width="0.173cm" svg:height="0.084cm" svg:x="9.117cm" svg:y="3.334cm" svg:viewBox="0 0 174 85" svg:d="M90 0h84c0 47-38 85-84 85-51 0-90-38-90-85z">
            <text:p/>
          </draw:path>
          <draw:path draw:style-name="gr2" draw:text-style-name="P2" draw:layer="layout" svg:width="0.173cm" svg:height="0.089cm" svg:x="9.752cm" svg:y="5.023cm" svg:viewBox="0 0 174 90" svg:d="M90 90h-90c0-52 38-90 90-90 46 0 84 38 84 90z">
            <text:p/>
          </draw:path>
          <draw:path draw:style-name="gr2" draw:text-style-name="P2" draw:layer="layout" svg:width="0.173cm" svg:height="0.084cm" svg:x="9.752cm" svg:y="5.112cm" svg:viewBox="0 0 174 85" svg:d="M90 0h84c0 47-38 85-84 85-52 0-90-38-90-85z">
            <text:p/>
          </draw:path>
          <draw:path draw:style-name="gr2" draw:text-style-name="P2" draw:layer="layout" svg:width="0.173cm" svg:height="0.089cm" svg:x="9.117cm" svg:y="5.277cm" svg:viewBox="0 0 174 90" svg:d="M90 90h-90c0-51 39-90 90-90 46 0 84 39 84 90z">
            <text:p/>
          </draw:path>
          <draw:path draw:style-name="gr2" draw:text-style-name="P2" draw:layer="layout" svg:width="0.173cm" svg:height="0.084cm" svg:x="9.117cm" svg:y="5.366cm" svg:viewBox="0 0 174 85" svg:d="M90 0h84c0 47-38 85-84 85-51 0-90-38-90-85z">
            <text:p/>
          </draw:path>
          <draw:path draw:style-name="gr2" draw:text-style-name="P2" draw:layer="layout" svg:width="0.173cm" svg:height="0.089cm" svg:x="9.117cm" svg:y="5.023cm" svg:viewBox="0 0 174 90" svg:d="M90 90h-90c0-52 39-90 90-90 46 0 84 38 84 90z">
            <text:p/>
          </draw:path>
          <draw:path draw:style-name="gr2" draw:text-style-name="P2" draw:layer="layout" svg:width="0.173cm" svg:height="0.084cm" svg:x="9.117cm" svg:y="5.112cm" svg:viewBox="0 0 174 85" svg:d="M90 0h84c0 47-38 85-84 85-51 0-90-38-90-85z">
            <text:p/>
          </draw:path>
          <draw:path draw:style-name="gr2" draw:text-style-name="P2" draw:layer="layout" svg:width="0.173cm" svg:height="0.089cm" svg:x="9.117cm" svg:y="4.769cm" svg:viewBox="0 0 174 90" svg:d="M90 90h-90c0-52 39-90 90-90 46 0 84 38 84 90z">
            <text:p/>
          </draw:path>
          <draw:path draw:style-name="gr2" draw:text-style-name="P2" draw:layer="layout" svg:width="0.173cm" svg:height="0.084cm" svg:x="9.117cm" svg:y="4.858cm" svg:viewBox="0 0 174 85" svg:d="M90 0h84c0 47-38 85-84 85-51 0-90-38-90-85z">
            <text:p/>
          </draw:path>
          <draw:path draw:style-name="gr2" draw:text-style-name="P2" draw:layer="layout" svg:width="0.173cm" svg:height="0.089cm" svg:x="9.117cm" svg:y="4.515cm" svg:viewBox="0 0 174 90" svg:d="M90 90h-90c0-52 39-90 90-90 46 0 84 38 84 90z">
            <text:p/>
          </draw:path>
          <draw:path draw:style-name="gr2" draw:text-style-name="P2" draw:layer="layout" svg:width="0.173cm" svg:height="0.084cm" svg:x="9.117cm" svg:y="4.604cm" svg:viewBox="0 0 174 85" svg:d="M90 0h84c0 47-38 85-84 85-51 0-90-38-90-85z">
            <text:p/>
          </draw:path>
          <draw:path draw:style-name="gr2" draw:text-style-name="P2" draw:layer="layout" svg:width="0.173cm" svg:height="0.089cm" svg:x="9.117cm" svg:y="4.261cm" svg:viewBox="0 0 174 90" svg:d="M90 90h-90c0-52 39-90 90-90 46 0 84 38 84 90z">
            <text:p/>
          </draw:path>
          <draw:path draw:style-name="gr2" draw:text-style-name="P2" draw:layer="layout" svg:width="0.173cm" svg:height="0.084cm" svg:x="9.117cm" svg:y="4.35cm" svg:viewBox="0 0 174 85" svg:d="M90 0h84c0 47-38 85-84 85-51 0-90-38-90-85z">
            <text:p/>
          </draw:path>
          <draw:path draw:style-name="gr2" draw:text-style-name="P2" draw:layer="layout" svg:width="0.173cm" svg:height="0.089cm" svg:x="9.752cm" svg:y="4.007cm" svg:viewBox="0 0 174 90" svg:d="M90 90h-90c0-52 38-90 90-90 46 0 84 38 84 90z">
            <text:p/>
          </draw:path>
          <draw:path draw:style-name="gr2" draw:text-style-name="P2" draw:layer="layout" svg:width="0.173cm" svg:height="0.084cm" svg:x="9.752cm" svg:y="4.096cm" svg:viewBox="0 0 174 85" svg:d="M90 0h84c0 47-38 85-84 85-52 0-90-38-90-85z">
            <text:p/>
          </draw:path>
          <draw:path draw:style-name="gr2" draw:text-style-name="P2" draw:layer="layout" svg:width="0.173cm" svg:height="0.089cm" svg:x="9.752cm" svg:y="4.261cm" svg:viewBox="0 0 174 90" svg:d="M90 90h-90c0-52 38-90 90-90 46 0 84 38 84 90z">
            <text:p/>
          </draw:path>
          <draw:path draw:style-name="gr2" draw:text-style-name="P2" draw:layer="layout" svg:width="0.173cm" svg:height="0.084cm" svg:x="9.752cm" svg:y="4.35cm" svg:viewBox="0 0 174 85" svg:d="M90 0h84c0 47-38 85-84 85-52 0-90-38-90-85z">
            <text:p/>
          </draw:path>
          <draw:path draw:style-name="gr2" draw:text-style-name="P2" draw:layer="layout" svg:width="0.173cm" svg:height="0.089cm" svg:x="9.752cm" svg:y="4.515cm" svg:viewBox="0 0 174 90" svg:d="M90 90h-90c0-52 38-90 90-90 46 0 84 38 84 90z">
            <text:p/>
          </draw:path>
          <draw:path draw:style-name="gr2" draw:text-style-name="P2" draw:layer="layout" svg:width="0.173cm" svg:height="0.084cm" svg:x="9.752cm" svg:y="4.604cm" svg:viewBox="0 0 174 85" svg:d="M90 0h84c0 47-38 85-84 85-52 0-90-38-90-85z">
            <text:p/>
          </draw:path>
          <draw:path draw:style-name="gr2" draw:text-style-name="P2" draw:layer="layout" svg:width="0.173cm" svg:height="0.089cm" svg:x="9.117cm" svg:y="4.007cm" svg:viewBox="0 0 174 90" svg:d="M90 90h-90c0-52 39-90 90-90 46 0 84 38 84 90z">
            <text:p/>
          </draw:path>
          <draw:path draw:style-name="gr2" draw:text-style-name="P2" draw:layer="layout" svg:width="0.173cm" svg:height="0.084cm" svg:x="9.117cm" svg:y="4.096cm" svg:viewBox="0 0 174 85" svg:d="M90 0h84c0 47-38 85-84 85-51 0-90-38-90-85z">
            <text:p/>
          </draw:path>
          <draw:polygon draw:style-name="gr2" draw:text-style-name="P2" draw:layer="layout" svg:width="0.169cm" svg:height="0.169cm" svg:x="10.899cm" svg:y="1.979cm" svg:viewBox="0 0 170 170" draw:points="0,0 170,0 170,170 0,170">
            <text:p/>
          </draw:polygon>
          <draw:path draw:style-name="gr2" draw:text-style-name="P2" draw:layer="layout" svg:width="0.173cm" svg:height="0.089cm" svg:x="10.895cm" svg:y="2.229cm" svg:viewBox="0 0 174 90" svg:d="M89 90h-89c0-52 38-90 89-90 47 0 85 38 85 90z">
            <text:p/>
          </draw:path>
          <draw:path draw:style-name="gr2" draw:text-style-name="P2" draw:layer="layout" svg:width="0.173cm" svg:height="0.084cm" svg:x="10.895cm" svg:y="2.318cm" svg:viewBox="0 0 174 85" svg:d="M89 0h85c0 47-38 85-85 85-51 0-89-38-89-85z">
            <text:p/>
          </draw:path>
          <draw:path draw:style-name="gr2" draw:text-style-name="P2" draw:layer="layout" svg:width="0.173cm" svg:height="0.089cm" svg:x="10.895cm" svg:y="2.483cm" svg:viewBox="0 0 174 90" svg:d="M89 90h-89c0-52 38-90 89-90 47 0 85 38 85 90z">
            <text:p/>
          </draw:path>
          <draw:path draw:style-name="gr2" draw:text-style-name="P2" draw:layer="layout" svg:width="0.173cm" svg:height="0.084cm" svg:x="10.895cm" svg:y="2.572cm" svg:viewBox="0 0 174 85" svg:d="M89 0h85c0 47-38 85-85 85-51 0-89-38-89-85z">
            <text:p/>
          </draw:path>
          <draw:path draw:style-name="gr2" draw:text-style-name="P2" draw:layer="layout" svg:width="0.173cm" svg:height="0.089cm" svg:x="10.895cm" svg:y="2.737cm" svg:viewBox="0 0 174 90" svg:d="M89 90h-89c0-52 38-90 89-90 47 0 85 38 85 90z">
            <text:p/>
          </draw:path>
          <draw:path draw:style-name="gr2" draw:text-style-name="P2" draw:layer="layout" svg:width="0.173cm" svg:height="0.084cm" svg:x="10.895cm" svg:y="2.826cm" svg:viewBox="0 0 174 85" svg:d="M89 0h85c0 47-38 85-85 85-51 0-89-38-89-85z">
            <text:p/>
          </draw:path>
          <draw:path draw:style-name="gr2" draw:text-style-name="P2" draw:layer="layout" svg:width="0.173cm" svg:height="0.089cm" svg:x="9.752cm" svg:y="3.245cm" svg:viewBox="0 0 174 90" svg:d="M90 90h-90c0-51 38-90 90-90 46 0 84 39 84 90z">
            <text:p/>
          </draw:path>
          <draw:path draw:style-name="gr2" draw:text-style-name="P2" draw:layer="layout" svg:width="0.173cm" svg:height="0.084cm" svg:x="9.752cm" svg:y="3.334cm" svg:viewBox="0 0 174 85" svg:d="M90 0h84c0 47-38 85-84 85-52 0-90-38-90-85z">
            <text:p/>
          </draw:path>
          <draw:path draw:style-name="gr2" draw:text-style-name="P2" draw:layer="layout" svg:width="0.173cm" svg:height="0.089cm" svg:x="10.895cm" svg:y="2.991cm" svg:viewBox="0 0 174 90" svg:d="M89 90h-89c0-51 38-90 89-90 47 0 85 39 85 90z">
            <text:p/>
          </draw:path>
          <draw:path draw:style-name="gr2" draw:text-style-name="P2" draw:layer="layout" svg:width="0.173cm" svg:height="0.084cm" svg:x="10.895cm" svg:y="3.08cm" svg:viewBox="0 0 174 85" svg:d="M89 0h85c0 47-38 85-85 85-51 0-89-38-89-85z">
            <text:p/>
          </draw:path>
          <draw:path draw:style-name="gr2" draw:text-style-name="P2" draw:layer="layout" svg:width="0.173cm" svg:height="0.089cm" svg:x="10.895cm" svg:y="3.245cm" svg:viewBox="0 0 174 90" svg:d="M89 90h-89c0-51 38-90 89-90 47 0 85 39 85 90z">
            <text:p/>
          </draw:path>
          <draw:path draw:style-name="gr2" draw:text-style-name="P2" draw:layer="layout" svg:width="0.173cm" svg:height="0.084cm" svg:x="10.895cm" svg:y="3.334cm" svg:viewBox="0 0 174 85" svg:d="M89 0h85c0 47-38 85-85 85-51 0-89-38-89-85z">
            <text:p/>
          </draw:path>
          <draw:path draw:style-name="gr2" draw:text-style-name="P2" draw:layer="layout" svg:width="0.173cm" svg:height="0.089cm" svg:x="10.895cm" svg:y="3.499cm" svg:viewBox="0 0 174 90" svg:d="M89 90h-89c0-51 38-90 89-90 47 0 85 39 85 90z">
            <text:p/>
          </draw:path>
          <draw:path draw:style-name="gr2" draw:text-style-name="P2" draw:layer="layout" svg:width="0.173cm" svg:height="0.084cm" svg:x="10.895cm" svg:y="3.588cm" svg:viewBox="0 0 174 85" svg:d="M89 0h85c0 47-38 85-85 85-51 0-89-38-89-85z">
            <text:p/>
          </draw:path>
          <draw:path draw:style-name="gr2" draw:text-style-name="P2" draw:layer="layout" svg:width="0.173cm" svg:height="0.089cm" svg:x="10.895cm" svg:y="3.753cm" svg:viewBox="0 0 174 90" svg:d="M89 90h-89c0-51 38-90 89-90 47 0 85 39 85 90z">
            <text:p/>
          </draw:path>
          <draw:path draw:style-name="gr2" draw:text-style-name="P2" draw:layer="layout" svg:width="0.173cm" svg:height="0.084cm" svg:x="10.895cm" svg:y="3.842cm" svg:viewBox="0 0 174 85" svg:d="M89 0h85c0 47-38 85-85 85-51 0-89-38-89-85z">
            <text:p/>
          </draw:path>
          <draw:path draw:style-name="gr2" draw:text-style-name="P2" draw:layer="layout" svg:width="0.173cm" svg:height="0.089cm" svg:x="10.895cm" svg:y="4.007cm" svg:viewBox="0 0 174 90" svg:d="M89 90h-89c0-52 38-90 89-90 47 0 85 38 85 90z">
            <text:p/>
          </draw:path>
          <draw:path draw:style-name="gr2" draw:text-style-name="P2" draw:layer="layout" svg:width="0.173cm" svg:height="0.084cm" svg:x="10.895cm" svg:y="4.096cm" svg:viewBox="0 0 174 85" svg:d="M89 0h85c0 47-38 85-85 85-51 0-89-38-89-85z">
            <text:p/>
          </draw:path>
          <draw:path draw:style-name="gr2" draw:text-style-name="P2" draw:layer="layout" svg:width="0.173cm" svg:height="0.089cm" svg:x="10.895cm" svg:y="4.261cm" svg:viewBox="0 0 174 90" svg:d="M89 90h-89c0-52 38-90 89-90 47 0 85 38 85 90z">
            <text:p/>
          </draw:path>
          <draw:path draw:style-name="gr2" draw:text-style-name="P2" draw:layer="layout" svg:width="0.173cm" svg:height="0.084cm" svg:x="10.895cm" svg:y="4.35cm" svg:viewBox="0 0 174 85" svg:d="M89 0h85c0 47-38 85-85 85-51 0-89-38-89-85z">
            <text:p/>
          </draw:path>
          <draw:path draw:style-name="gr2" draw:text-style-name="P2" draw:layer="layout" svg:width="0.173cm" svg:height="0.089cm" svg:x="9.752cm" svg:y="4.769cm" svg:viewBox="0 0 174 90" svg:d="M90 90h-90c0-52 38-90 90-90 46 0 84 38 84 90z">
            <text:p/>
          </draw:path>
          <draw:path draw:style-name="gr2" draw:text-style-name="P2" draw:layer="layout" svg:width="0.173cm" svg:height="0.084cm" svg:x="9.752cm" svg:y="4.858cm" svg:viewBox="0 0 174 85" svg:d="M90 0h84c0 47-38 85-84 85-52 0-90-38-90-85z">
            <text:p/>
          </draw:path>
          <draw:path draw:style-name="gr2" draw:text-style-name="P2" draw:layer="layout" svg:width="0.173cm" svg:height="0.089cm" svg:x="9.752cm" svg:y="5.277cm" svg:viewBox="0 0 174 90" svg:d="M90 90h-90c0-51 38-90 90-90 46 0 84 39 84 90z">
            <text:p/>
          </draw:path>
          <draw:path draw:style-name="gr2" draw:text-style-name="P2" draw:layer="layout" svg:width="0.173cm" svg:height="0.084cm" svg:x="9.752cm" svg:y="5.366cm" svg:viewBox="0 0 174 85" svg:d="M90 0h84c0 47-38 85-84 85-52 0-90-38-90-85z">
            <text:p/>
          </draw:path>
          <draw:path draw:style-name="gr2" draw:text-style-name="P2" draw:layer="layout" svg:width="0.173cm" svg:height="0.089cm" svg:x="9.752cm" svg:y="5.531cm" svg:viewBox="0 0 174 90" svg:d="M90 90h-90c0-51 38-90 90-90 46 0 84 39 84 90z">
            <text:p/>
          </draw:path>
          <draw:path draw:style-name="gr2" draw:text-style-name="P2" draw:layer="layout" svg:width="0.173cm" svg:height="0.084cm" svg:x="9.752cm" svg:y="5.62cm" svg:viewBox="0 0 174 85" svg:d="M90 0h84c0 47-38 85-84 85-52 0-90-38-90-85z">
            <text:p/>
          </draw:path>
          <draw:path draw:style-name="gr2" draw:text-style-name="P2" draw:layer="layout" svg:width="0.173cm" svg:height="0.089cm" svg:x="10.895cm" svg:y="4.769cm" svg:viewBox="0 0 174 90" svg:d="M89 90h-89c0-52 38-90 89-90 47 0 85 38 85 90z">
            <text:p/>
          </draw:path>
          <draw:path draw:style-name="gr2" draw:text-style-name="P2" draw:layer="layout" svg:width="0.173cm" svg:height="0.084cm" svg:x="10.895cm" svg:y="4.858cm" svg:viewBox="0 0 174 85" svg:d="M89 0h85c0 47-38 85-85 85-51 0-89-38-89-85z">
            <text:p/>
          </draw:path>
          <draw:path draw:style-name="gr2" draw:text-style-name="P2" draw:layer="layout" svg:width="0.173cm" svg:height="0.089cm" svg:x="2.602cm" svg:y="11.03cm" svg:viewBox="0 0 174 90" svg:d="M89 90h-89c0-52 38-90 89-90 47 0 85 38 85 90z">
            <text:p/>
          </draw:path>
          <draw:path draw:style-name="gr2" draw:text-style-name="P2" draw:layer="layout" svg:width="0.173cm" svg:height="0.085cm" svg:x="2.602cm" svg:y="11.119cm" svg:viewBox="0 0 174 86" svg:d="M89 0h85c0 46-38 86-85 86-51 0-89-40-89-86z">
            <text:p/>
          </draw:path>
          <draw:path draw:style-name="gr2" draw:text-style-name="P2" draw:layer="layout" svg:width="0.173cm" svg:height="0.089cm" svg:x="2.602cm" svg:y="10.776cm" svg:viewBox="0 0 174 90" svg:d="M89 90h-89c0-52 38-90 89-90 47 0 85 38 85 90z">
            <text:p/>
          </draw:path>
          <draw:path draw:style-name="gr2" draw:text-style-name="P2" draw:layer="layout" svg:width="0.173cm" svg:height="0.085cm" svg:x="2.602cm" svg:y="10.865cm" svg:viewBox="0 0 174 86" svg:d="M89 0h85c0 46-38 86-85 86-51 0-89-40-89-86z">
            <text:p/>
          </draw:path>
          <draw:path draw:style-name="gr2" draw:text-style-name="P2" draw:layer="layout" svg:width="0.173cm" svg:height="0.089cm" svg:x="2.602cm" svg:y="10.522cm" svg:viewBox="0 0 174 90" svg:d="M89 90h-89c0-52 38-90 89-90 47 0 85 38 85 90z">
            <text:p/>
          </draw:path>
          <draw:path draw:style-name="gr2" draw:text-style-name="P2" draw:layer="layout" svg:width="0.173cm" svg:height="0.084cm" svg:x="2.602cm" svg:y="10.611cm" svg:viewBox="0 0 174 85" svg:d="M89 0h85c0 46-38 85-85 85-51 0-89-39-89-85z">
            <text:p/>
          </draw:path>
          <draw:path draw:style-name="gr2" draw:text-style-name="P2" draw:layer="layout" svg:width="0.173cm" svg:height="0.089cm" svg:x="2.602cm" svg:y="10.268cm" svg:viewBox="0 0 174 90" svg:d="M89 90h-89c0-51 38-90 89-90 47 0 85 39 85 90z">
            <text:p/>
          </draw:path>
          <draw:path draw:style-name="gr2" draw:text-style-name="P2" draw:layer="layout" svg:width="0.173cm" svg:height="0.085cm" svg:x="2.602cm" svg:y="10.357cm" svg:viewBox="0 0 174 86" svg:d="M89 0h85c0 46-38 86-85 86-51 0-89-40-89-86z">
            <text:p/>
          </draw:path>
          <draw:path draw:style-name="gr2" draw:text-style-name="P2" draw:layer="layout" svg:width="0.173cm" svg:height="0.089cm" svg:x="2.602cm" svg:y="10.014cm" svg:viewBox="0 0 174 90" svg:d="M89 90h-89c0-51 38-90 89-90 47 0 85 39 85 90z">
            <text:p/>
          </draw:path>
          <draw:path draw:style-name="gr2" draw:text-style-name="P2" draw:layer="layout" svg:width="0.173cm" svg:height="0.084cm" svg:x="2.602cm" svg:y="10.103cm" svg:viewBox="0 0 174 85" svg:d="M89 0h85c0 46-38 85-85 85-51 0-89-39-89-85z">
            <text:p/>
          </draw:path>
          <draw:path draw:style-name="gr2" draw:text-style-name="P2" draw:layer="layout" svg:width="0.173cm" svg:height="0.089cm" svg:x="2.602cm" svg:y="9.76cm" svg:viewBox="0 0 174 90" svg:d="M89 90h-89c0-51 38-90 89-90 47 0 85 39 85 90z">
            <text:p/>
          </draw:path>
          <draw:path draw:style-name="gr2" draw:text-style-name="P2" draw:layer="layout" svg:width="0.173cm" svg:height="0.085cm" svg:x="2.602cm" svg:y="9.849cm" svg:viewBox="0 0 174 86" svg:d="M89 0h85c0 46-38 86-85 86-51 0-89-40-89-86z">
            <text:p/>
          </draw:path>
          <draw:path draw:style-name="gr2" draw:text-style-name="P2" draw:layer="layout" svg:width="0.173cm" svg:height="0.089cm" svg:x="2.602cm" svg:y="9.506cm" svg:viewBox="0 0 174 90" svg:d="M89 90h-89c0-51 38-90 89-90 47 0 85 39 85 90z">
            <text:p/>
          </draw:path>
          <draw:path draw:style-name="gr2" draw:text-style-name="P2" draw:layer="layout" svg:width="0.173cm" svg:height="0.084cm" svg:x="2.602cm" svg:y="9.595cm" svg:viewBox="0 0 174 85" svg:d="M89 0h85c0 46-38 85-85 85-51 0-89-39-89-85z">
            <text:p/>
          </draw:path>
          <draw:path draw:style-name="gr2" draw:text-style-name="P2" draw:layer="layout" svg:width="0.173cm" svg:height="0.089cm" svg:x="2.602cm" svg:y="9.252cm" svg:viewBox="0 0 174 90" svg:d="M89 90h-89c0-52 38-90 89-90 47 0 85 38 85 90z">
            <text:p/>
          </draw:path>
          <draw:path draw:style-name="gr2" draw:text-style-name="P2" draw:layer="layout" svg:width="0.173cm" svg:height="0.084cm" svg:x="2.602cm" svg:y="9.341cm" svg:viewBox="0 0 174 85" svg:d="M89 0h85c0 46-38 85-85 85-51 0-89-39-89-85z">
            <text:p/>
          </draw:path>
          <draw:path draw:style-name="gr2" draw:text-style-name="P2" draw:layer="layout" svg:width="0.173cm" svg:height="0.089cm" svg:x="2.602cm" svg:y="8.998cm" svg:viewBox="0 0 174 90" svg:d="M89 90h-89c0-52 38-90 89-90 47 0 85 38 85 90z">
            <text:p/>
          </draw:path>
          <draw:path draw:style-name="gr2" draw:text-style-name="P2" draw:layer="layout" svg:width="0.173cm" svg:height="0.085cm" svg:x="2.602cm" svg:y="9.087cm" svg:viewBox="0 0 174 86" svg:d="M89 0h85c0 46-38 86-85 86-51 0-89-40-89-86z">
            <text:p/>
          </draw:path>
          <draw:path draw:style-name="gr2" draw:text-style-name="P2" draw:layer="layout" svg:width="0.173cm" svg:height="0.089cm" svg:x="2.602cm" svg:y="8.744cm" svg:viewBox="0 0 174 90" svg:d="M89 90h-89c0-52 38-90 89-90 47 0 85 38 85 90z">
            <text:p/>
          </draw:path>
          <draw:path draw:style-name="gr2" draw:text-style-name="P2" draw:layer="layout" svg:width="0.173cm" svg:height="0.085cm" svg:x="2.602cm" svg:y="8.833cm" svg:viewBox="0 0 174 86" svg:d="M89 0h85c0 46-38 86-85 86-51 0-89-40-89-86z">
            <text:p/>
          </draw:path>
          <draw:path draw:style-name="gr2" draw:text-style-name="P2" draw:layer="layout" svg:width="0.173cm" svg:height="0.089cm" svg:x="4.253cm" svg:y="8.744cm" svg:viewBox="0 0 174 90" svg:d="M90 90h-90c0-52 39-90 90-90 46 0 84 38 84 90z">
            <text:p/>
          </draw:path>
          <draw:path draw:style-name="gr2" draw:text-style-name="P2" draw:layer="layout" svg:width="0.173cm" svg:height="0.085cm" svg:x="4.253cm" svg:y="8.833cm" svg:viewBox="0 0 174 86" svg:d="M90 0h84c0 46-38 86-84 86-51 0-90-40-90-86z">
            <text:p/>
          </draw:path>
          <draw:path draw:style-name="gr2" draw:text-style-name="P2" draw:layer="layout" svg:width="0.173cm" svg:height="0.089cm" svg:x="4.253cm" svg:y="8.998cm" svg:viewBox="0 0 174 90" svg:d="M90 90h-90c0-52 39-90 90-90 46 0 84 38 84 90z">
            <text:p/>
          </draw:path>
          <draw:path draw:style-name="gr2" draw:text-style-name="P2" draw:layer="layout" svg:width="0.173cm" svg:height="0.085cm" svg:x="4.253cm" svg:y="9.087cm" svg:viewBox="0 0 174 86" svg:d="M90 0h84c0 46-38 86-84 86-51 0-90-40-90-86z">
            <text:p/>
          </draw:path>
          <draw:path draw:style-name="gr2" draw:text-style-name="P2" draw:layer="layout" svg:width="0.173cm" svg:height="0.089cm" svg:x="4.253cm" svg:y="9.252cm" svg:viewBox="0 0 174 90" svg:d="M90 90h-90c0-52 39-90 90-90 46 0 84 38 84 90z">
            <text:p/>
          </draw:path>
          <draw:path draw:style-name="gr2" draw:text-style-name="P2" draw:layer="layout" svg:width="0.173cm" svg:height="0.084cm" svg:x="4.253cm" svg:y="9.341cm" svg:viewBox="0 0 174 85" svg:d="M90 0h84c0 46-38 85-84 85-51 0-90-39-90-85z">
            <text:p/>
          </draw:path>
          <draw:path draw:style-name="gr2" draw:text-style-name="P2" draw:layer="layout" svg:width="0.173cm" svg:height="0.089cm" svg:x="4.253cm" svg:y="9.506cm" svg:viewBox="0 0 174 90" svg:d="M90 90h-90c0-51 39-90 90-90 46 0 84 39 84 90z">
            <text:p/>
          </draw:path>
          <draw:path draw:style-name="gr2" draw:text-style-name="P2" draw:layer="layout" svg:width="0.173cm" svg:height="0.084cm" svg:x="4.253cm" svg:y="9.595cm" svg:viewBox="0 0 174 85" svg:d="M90 0h84c0 46-38 85-84 85-51 0-90-39-90-85z">
            <text:p/>
          </draw:path>
          <draw:path draw:style-name="gr2" draw:text-style-name="P2" draw:layer="layout" svg:width="0.173cm" svg:height="0.089cm" svg:x="4.253cm" svg:y="9.76cm" svg:viewBox="0 0 174 90" svg:d="M90 90h-90c0-51 39-90 90-90 46 0 84 39 84 90z">
            <text:p/>
          </draw:path>
          <draw:path draw:style-name="gr2" draw:text-style-name="P2" draw:layer="layout" svg:width="0.173cm" svg:height="0.085cm" svg:x="4.253cm" svg:y="9.849cm" svg:viewBox="0 0 174 86" svg:d="M90 0h84c0 46-38 86-84 86-51 0-90-40-90-86z">
            <text:p/>
          </draw:path>
          <draw:path draw:style-name="gr2" draw:text-style-name="P2" draw:layer="layout" svg:width="0.173cm" svg:height="0.089cm" svg:x="3.618cm" svg:y="9.252cm" svg:viewBox="0 0 174 90" svg:d="M89 90h-89c0-52 38-90 89-90 46 0 85 38 85 90z">
            <text:p/>
          </draw:path>
          <draw:path draw:style-name="gr2" draw:text-style-name="P2" draw:layer="layout" svg:width="0.173cm" svg:height="0.084cm" svg:x="3.618cm" svg:y="9.341cm" svg:viewBox="0 0 174 85" svg:d="M89 0h85c0 46-39 85-85 85-51 0-89-39-89-85z">
            <text:p/>
          </draw:path>
          <draw:path draw:style-name="gr2" draw:text-style-name="P2" draw:layer="layout" svg:width="0.173cm" svg:height="0.089cm" svg:x="3.618cm" svg:y="8.998cm" svg:viewBox="0 0 174 90" svg:d="M89 90h-89c0-52 38-90 89-90 46 0 85 38 85 90z">
            <text:p/>
          </draw:path>
          <draw:path draw:style-name="gr2" draw:text-style-name="P2" draw:layer="layout" svg:width="0.173cm" svg:height="0.085cm" svg:x="3.618cm" svg:y="9.087cm" svg:viewBox="0 0 174 86" svg:d="M89 0h85c0 46-39 86-85 86-51 0-89-40-89-86z">
            <text:p/>
          </draw:path>
          <draw:path draw:style-name="gr2" draw:text-style-name="P2" draw:layer="layout" svg:width="0.173cm" svg:height="0.089cm" svg:x="3.618cm" svg:y="8.744cm" svg:viewBox="0 0 174 90" svg:d="M89 90h-89c0-52 38-90 89-90 46 0 85 38 85 90z">
            <text:p/>
          </draw:path>
          <draw:path draw:style-name="gr2" draw:text-style-name="P2" draw:layer="layout" svg:width="0.173cm" svg:height="0.085cm" svg:x="3.618cm" svg:y="8.833cm" svg:viewBox="0 0 174 86" svg:d="M89 0h85c0 46-39 86-85 86-51 0-89-40-89-86z">
            <text:p/>
          </draw:path>
          <draw:path draw:style-name="gr2" draw:text-style-name="P2" draw:layer="layout" svg:width="0.173cm" svg:height="0.089cm" svg:x="4.253cm" svg:y="10.014cm" svg:viewBox="0 0 174 90" svg:d="M90 90h-90c0-51 39-90 90-90 46 0 84 39 84 90z">
            <text:p/>
          </draw:path>
          <draw:path draw:style-name="gr2" draw:text-style-name="P2" draw:layer="layout" svg:width="0.173cm" svg:height="0.084cm" svg:x="4.253cm" svg:y="10.103cm" svg:viewBox="0 0 174 85" svg:d="M90 0h84c0 46-38 85-84 85-51 0-90-39-90-85z">
            <text:p/>
          </draw:path>
          <draw:path draw:style-name="gr2" draw:text-style-name="P2" draw:layer="layout" svg:width="0.173cm" svg:height="0.089cm" svg:x="4.253cm" svg:y="10.268cm" svg:viewBox="0 0 174 90" svg:d="M90 90h-90c0-51 39-90 90-90 46 0 84 39 84 90z">
            <text:p/>
          </draw:path>
          <draw:path draw:style-name="gr2" draw:text-style-name="P2" draw:layer="layout" svg:width="0.173cm" svg:height="0.085cm" svg:x="4.253cm" svg:y="10.357cm" svg:viewBox="0 0 174 86" svg:d="M90 0h84c0 46-38 86-84 86-51 0-90-40-90-86z">
            <text:p/>
          </draw:path>
          <draw:path draw:style-name="gr2" draw:text-style-name="P2" draw:layer="layout" svg:width="0.173cm" svg:height="0.089cm" svg:x="4.253cm" svg:y="10.522cm" svg:viewBox="0 0 174 90" svg:d="M90 90h-90c0-52 39-90 90-90 46 0 84 38 84 90z">
            <text:p/>
          </draw:path>
          <draw:path draw:style-name="gr2" draw:text-style-name="P2" draw:layer="layout" svg:width="0.173cm" svg:height="0.084cm" svg:x="4.253cm" svg:y="10.611cm" svg:viewBox="0 0 174 85" svg:d="M90 0h84c0 46-38 85-84 85-51 0-90-39-90-85z">
            <text:p/>
          </draw:path>
          <draw:path draw:style-name="gr2" draw:text-style-name="P2" draw:layer="layout" svg:width="0.173cm" svg:height="0.089cm" svg:x="3.618cm" svg:y="10.268cm" svg:viewBox="0 0 174 90" svg:d="M89 90h-89c0-51 38-90 89-90 46 0 85 39 85 90z">
            <text:p/>
          </draw:path>
          <draw:path draw:style-name="gr2" draw:text-style-name="P2" draw:layer="layout" svg:width="0.173cm" svg:height="0.085cm" svg:x="3.618cm" svg:y="10.357cm" svg:viewBox="0 0 174 86" svg:d="M89 0h85c0 46-39 86-85 86-51 0-89-40-89-86z">
            <text:p/>
          </draw:path>
          <draw:path draw:style-name="gr2" draw:text-style-name="P2" draw:layer="layout" svg:width="0.173cm" svg:height="0.089cm" svg:x="3.618cm" svg:y="10.014cm" svg:viewBox="0 0 174 90" svg:d="M89 90h-89c0-51 38-90 89-90 46 0 85 39 85 90z">
            <text:p/>
          </draw:path>
          <draw:path draw:style-name="gr2" draw:text-style-name="P2" draw:layer="layout" svg:width="0.173cm" svg:height="0.084cm" svg:x="3.618cm" svg:y="10.103cm" svg:viewBox="0 0 174 85" svg:d="M89 0h85c0 46-39 85-85 85-51 0-89-39-89-85z">
            <text:p/>
          </draw:path>
          <draw:path draw:style-name="gr2" draw:text-style-name="P2" draw:layer="layout" svg:width="0.173cm" svg:height="0.089cm" svg:x="3.618cm" svg:y="9.76cm" svg:viewBox="0 0 174 90" svg:d="M89 90h-89c0-51 38-90 89-90 46 0 85 39 85 90z">
            <text:p/>
          </draw:path>
          <draw:path draw:style-name="gr2" draw:text-style-name="P2" draw:layer="layout" svg:width="0.173cm" svg:height="0.085cm" svg:x="3.618cm" svg:y="9.849cm" svg:viewBox="0 0 174 86" svg:d="M89 0h85c0 46-39 86-85 86-51 0-89-40-89-86z">
            <text:p/>
          </draw:path>
          <draw:path draw:style-name="gr2" draw:text-style-name="P2" draw:layer="layout" svg:width="0.173cm" svg:height="0.089cm" svg:x="3.618cm" svg:y="9.506cm" svg:viewBox="0 0 174 90" svg:d="M89 90h-89c0-51 38-90 89-90 46 0 85 39 85 90z">
            <text:p/>
          </draw:path>
          <draw:path draw:style-name="gr2" draw:text-style-name="P2" draw:layer="layout" svg:width="0.173cm" svg:height="0.084cm" svg:x="3.618cm" svg:y="9.595cm" svg:viewBox="0 0 174 85" svg:d="M89 0h85c0 46-39 85-85 85-51 0-89-39-89-85z">
            <text:p/>
          </draw:path>
          <draw:path draw:style-name="gr2" draw:text-style-name="P2" draw:layer="layout" svg:width="0.173cm" svg:height="0.089cm" svg:x="4.253cm" svg:y="10.776cm" svg:viewBox="0 0 174 90" svg:d="M90 90h-90c0-52 39-90 90-90 46 0 84 38 84 90z">
            <text:p/>
          </draw:path>
          <draw:path draw:style-name="gr2" draw:text-style-name="P2" draw:layer="layout" svg:width="0.173cm" svg:height="0.085cm" svg:x="4.253cm" svg:y="10.865cm" svg:viewBox="0 0 174 86" svg:d="M90 0h84c0 46-38 86-84 86-51 0-90-40-90-86z">
            <text:p/>
          </draw:path>
          <draw:path draw:style-name="gr2" draw:text-style-name="P2" draw:layer="layout" svg:width="0.173cm" svg:height="0.089cm" svg:x="4.253cm" svg:y="11.03cm" svg:viewBox="0 0 174 90" svg:d="M90 90h-90c0-52 39-90 90-90 46 0 84 38 84 90z">
            <text:p/>
          </draw:path>
          <draw:path draw:style-name="gr2" draw:text-style-name="P2" draw:layer="layout" svg:width="0.173cm" svg:height="0.085cm" svg:x="4.253cm" svg:y="11.119cm" svg:viewBox="0 0 174 86" svg:d="M90 0h84c0 46-38 86-84 86-51 0-90-40-90-86z">
            <text:p/>
          </draw:path>
          <draw:path draw:style-name="gr2" draw:text-style-name="P2" draw:layer="layout" svg:width="0.173cm" svg:height="0.089cm" svg:x="3.618cm" svg:y="11.03cm" svg:viewBox="0 0 174 90" svg:d="M89 90h-89c0-52 38-90 89-90 46 0 85 38 85 90z">
            <text:p/>
          </draw:path>
          <draw:path draw:style-name="gr2" draw:text-style-name="P2" draw:layer="layout" svg:width="0.173cm" svg:height="0.085cm" svg:x="3.618cm" svg:y="11.119cm" svg:viewBox="0 0 174 86" svg:d="M89 0h85c0 46-39 86-85 86-51 0-89-40-89-86z">
            <text:p/>
          </draw:path>
          <draw:path draw:style-name="gr2" draw:text-style-name="P2" draw:layer="layout" svg:width="0.173cm" svg:height="0.089cm" svg:x="3.618cm" svg:y="10.776cm" svg:viewBox="0 0 174 90" svg:d="M89 90h-89c0-52 38-90 89-90 46 0 85 38 85 90z">
            <text:p/>
          </draw:path>
          <draw:path draw:style-name="gr2" draw:text-style-name="P2" draw:layer="layout" svg:width="0.173cm" svg:height="0.085cm" svg:x="3.618cm" svg:y="10.865cm" svg:viewBox="0 0 174 86" svg:d="M89 0h85c0 46-39 86-85 86-51 0-89-40-89-86z">
            <text:p/>
          </draw:path>
          <draw:path draw:style-name="gr2" draw:text-style-name="P2" draw:layer="layout" svg:width="0.173cm" svg:height="0.089cm" svg:x="3.618cm" svg:y="10.522cm" svg:viewBox="0 0 174 90" svg:d="M89 90h-89c0-52 38-90 89-90 46 0 85 38 85 90z">
            <text:p/>
          </draw:path>
          <draw:path draw:style-name="gr2" draw:text-style-name="P2" draw:layer="layout" svg:width="0.173cm" svg:height="0.084cm" svg:x="3.618cm" svg:y="10.611cm" svg:viewBox="0 0 174 85" svg:d="M89 0h85c0 46-39 85-85 85-51 0-89-39-89-85z">
            <text:p/>
          </draw:path>
          <draw:path draw:style-name="gr2" draw:text-style-name="P2" draw:layer="layout" svg:width="0.173cm" svg:height="0.085cm" svg:x="11.784cm" svg:y="10.865cm" svg:viewBox="0 0 174 86" svg:d="M89 0h85c0 46-38 86-85 86-51 0-89-40-89-86z">
            <text:p/>
          </draw:path>
          <draw:path draw:style-name="gr2" draw:text-style-name="P2" draw:layer="layout" svg:width="0.173cm" svg:height="0.089cm" svg:x="11.784cm" svg:y="10.776cm" svg:viewBox="0 0 174 90" svg:d="M89 90h-89c0-52 38-90 89-90 47 0 85 38 85 90z">
            <text:p/>
          </draw:path>
          <draw:path draw:style-name="gr2" draw:text-style-name="P2" draw:layer="layout" svg:width="0.173cm" svg:height="0.084cm" svg:x="11.784cm" svg:y="10.611cm" svg:viewBox="0 0 174 85" svg:d="M89 0h85c0 46-38 85-85 85-51 0-89-39-89-85z">
            <text:p/>
          </draw:path>
          <draw:path draw:style-name="gr2" draw:text-style-name="P2" draw:layer="layout" svg:width="0.173cm" svg:height="0.089cm" svg:x="11.784cm" svg:y="10.522cm" svg:viewBox="0 0 174 90" svg:d="M89 90h-89c0-52 38-90 89-90 47 0 85 38 85 90z">
            <text:p/>
          </draw:path>
          <draw:path draw:style-name="gr2" draw:text-style-name="P2" draw:layer="layout" svg:width="0.173cm" svg:height="0.085cm" svg:x="11.784cm" svg:y="10.357cm" svg:viewBox="0 0 174 86" svg:d="M89 0h85c0 46-38 86-85 86-51 0-89-40-89-86z">
            <text:p/>
          </draw:path>
          <draw:path draw:style-name="gr2" draw:text-style-name="P2" draw:layer="layout" svg:width="0.173cm" svg:height="0.089cm" svg:x="11.784cm" svg:y="10.268cm" svg:viewBox="0 0 174 90" svg:d="M89 90h-89c0-51 38-90 89-90 47 0 85 39 85 90z">
            <text:p/>
          </draw:path>
          <draw:path draw:style-name="gr2" draw:text-style-name="P2" draw:layer="layout" svg:width="0.173cm" svg:height="0.084cm" svg:x="11.784cm" svg:y="10.103cm" svg:viewBox="0 0 174 85" svg:d="M89 0h85c0 46-38 85-85 85-51 0-89-39-89-85z">
            <text:p/>
          </draw:path>
          <draw:path draw:style-name="gr2" draw:text-style-name="P2" draw:layer="layout" svg:width="0.173cm" svg:height="0.089cm" svg:x="11.784cm" svg:y="10.014cm" svg:viewBox="0 0 174 90" svg:d="M89 90h-89c0-51 38-90 89-90 47 0 85 39 85 90z">
            <text:p/>
          </draw:path>
          <draw:polygon draw:style-name="gr2" draw:text-style-name="P2" draw:layer="layout" svg:width="0.169cm" svg:height="0.17cm" svg:x="11.788cm" svg:y="9.764cm" svg:viewBox="0 0 170 171" draw:points="170,171 0,171 0,0 170,0">
            <text:p/>
          </draw:polygon>
          <draw:path draw:style-name="gr2" draw:text-style-name="P2" draw:layer="layout" svg:width="0.173cm" svg:height="0.085cm" svg:x="11.784cm" svg:y="11.119cm" svg:viewBox="0 0 174 86" svg:d="M89 0h85c0 46-38 86-85 86-51 0-89-40-89-86z">
            <text:p/>
          </draw:path>
          <draw:path draw:style-name="gr2" draw:text-style-name="P2" draw:layer="layout" svg:width="0.173cm" svg:height="0.089cm" svg:x="11.784cm" svg:y="11.03cm" svg:viewBox="0 0 174 90" svg:d="M89 90h-89c0-52 38-90 89-90 47 0 85 38 85 90z">
            <text:p/>
          </draw:path>
          <draw:path draw:style-name="gr2" draw:text-style-name="P2" draw:layer="layout" svg:width="0.173cm" svg:height="0.089cm" svg:x="10.895cm" svg:y="10.014cm" svg:viewBox="0 0 174 90" svg:d="M89 90h-89c0-51 38-90 89-90 47 0 85 39 85 90z">
            <text:p/>
          </draw:path>
          <draw:path draw:style-name="gr2" draw:text-style-name="P2" draw:layer="layout" svg:width="0.173cm" svg:height="0.084cm" svg:x="10.895cm" svg:y="10.103cm" svg:viewBox="0 0 174 85" svg:d="M89 0h85c0 46-38 85-85 85-51 0-89-39-89-85z">
            <text:p/>
          </draw:path>
          <draw:path draw:style-name="gr2" draw:text-style-name="P2" draw:layer="layout" svg:width="0.173cm" svg:height="0.089cm" svg:x="10.895cm" svg:y="10.522cm" svg:viewBox="0 0 174 90" svg:d="M89 90h-89c0-52 38-90 89-90 47 0 85 38 85 90z">
            <text:p/>
          </draw:path>
          <draw:path draw:style-name="gr2" draw:text-style-name="P2" draw:layer="layout" svg:width="0.173cm" svg:height="0.084cm" svg:x="10.895cm" svg:y="10.611cm" svg:viewBox="0 0 174 85" svg:d="M89 0h85c0 46-38 85-85 85-51 0-89-39-89-85z">
            <text:p/>
          </draw:path>
          <draw:path draw:style-name="gr2" draw:text-style-name="P2" draw:layer="layout" svg:width="0.173cm" svg:height="0.089cm" svg:x="10.895cm" svg:y="10.776cm" svg:viewBox="0 0 174 90" svg:d="M89 90h-89c0-52 38-90 89-90 47 0 85 38 85 90z">
            <text:p/>
          </draw:path>
          <draw:path draw:style-name="gr2" draw:text-style-name="P2" draw:layer="layout" svg:width="0.173cm" svg:height="0.085cm" svg:x="10.895cm" svg:y="10.865cm" svg:viewBox="0 0 174 86" svg:d="M89 0h85c0 46-38 86-85 86-51 0-89-40-89-86z">
            <text:p/>
          </draw:path>
          <draw:path draw:style-name="gr2" draw:text-style-name="P2" draw:layer="layout" svg:width="0.173cm" svg:height="0.089cm" svg:x="10.895cm" svg:y="11.03cm" svg:viewBox="0 0 174 90" svg:d="M89 90h-89c0-52 38-90 89-90 47 0 85 38 85 90z">
            <text:p/>
          </draw:path>
          <draw:path draw:style-name="gr2" draw:text-style-name="P2" draw:layer="layout" svg:width="0.173cm" svg:height="0.085cm" svg:x="10.895cm" svg:y="11.119cm" svg:viewBox="0 0 174 86" svg:d="M89 0h85c0 46-38 86-85 86-51 0-89-40-89-86z">
            <text:p/>
          </draw:path>
          <draw:polygon draw:style-name="gr2" draw:text-style-name="P2" draw:layer="layout" svg:width="0.169cm" svg:height="0.169cm" svg:x="9.756cm" svg:y="7.478cm" svg:viewBox="0 0 170 170" draw:points="0,0 170,0 170,170 0,170">
            <text:p/>
          </draw:polygon>
          <draw:path draw:style-name="gr2" draw:text-style-name="P2" draw:layer="layout" svg:width="0.173cm" svg:height="0.089cm" svg:x="9.752cm" svg:y="7.728cm" svg:viewBox="0 0 174 90" svg:d="M90 90h-90c0-51 38-90 90-90 46 0 84 39 84 90z">
            <text:p/>
          </draw:path>
          <draw:path draw:style-name="gr2" draw:text-style-name="P2" draw:layer="layout" svg:width="0.173cm" svg:height="0.085cm" svg:x="9.752cm" svg:y="7.817cm" svg:viewBox="0 0 174 86" svg:d="M90 0h84c0 46-38 86-84 86-52 0-90-40-90-86z">
            <text:p/>
          </draw:path>
          <draw:path draw:style-name="gr2" draw:text-style-name="P2" draw:layer="layout" svg:width="0.173cm" svg:height="0.089cm" svg:x="9.752cm" svg:y="7.982cm" svg:viewBox="0 0 174 90" svg:d="M90 90h-90c0-51 38-90 90-90 46 0 84 39 84 90z">
            <text:p/>
          </draw:path>
          <draw:path draw:style-name="gr2" draw:text-style-name="P2" draw:layer="layout" svg:width="0.173cm" svg:height="0.084cm" svg:x="9.752cm" svg:y="8.071cm" svg:viewBox="0 0 174 85" svg:d="M90 0h84c0 46-38 85-84 85-52 0-90-39-90-85z">
            <text:p/>
          </draw:path>
          <draw:path draw:style-name="gr2" draw:text-style-name="P2" draw:layer="layout" svg:width="0.173cm" svg:height="0.089cm" svg:x="9.752cm" svg:y="8.236cm" svg:viewBox="0 0 174 90" svg:d="M90 90h-90c0-52 38-90 90-90 46 0 84 38 84 90z">
            <text:p/>
          </draw:path>
          <draw:path draw:style-name="gr2" draw:text-style-name="P2" draw:layer="layout" svg:width="0.173cm" svg:height="0.084cm" svg:x="9.752cm" svg:y="8.325cm" svg:viewBox="0 0 174 85" svg:d="M90 0h84c0 46-38 85-84 85-52 0-90-39-90-85z">
            <text:p/>
          </draw:path>
          <draw:path draw:style-name="gr2" draw:text-style-name="P2" draw:layer="layout" svg:width="0.173cm" svg:height="0.089cm" svg:x="9.752cm" svg:y="8.49cm" svg:viewBox="0 0 174 90" svg:d="M90 90h-90c0-52 38-90 90-90 46 0 84 38 84 90z">
            <text:p/>
          </draw:path>
          <draw:path draw:style-name="gr2" draw:text-style-name="P2" draw:layer="layout" svg:width="0.173cm" svg:height="0.085cm" svg:x="9.752cm" svg:y="8.579cm" svg:viewBox="0 0 174 86" svg:d="M90 0h84c0 46-38 86-84 86-52 0-90-40-90-86z">
            <text:p/>
          </draw:path>
          <draw:path draw:style-name="gr2" draw:text-style-name="P2" draw:layer="layout" svg:width="0.173cm" svg:height="0.089cm" svg:x="9.752cm" svg:y="8.744cm" svg:viewBox="0 0 174 90" svg:d="M90 90h-90c0-52 38-90 90-90 46 0 84 38 84 90z">
            <text:p/>
          </draw:path>
          <draw:path draw:style-name="gr2" draw:text-style-name="P2" draw:layer="layout" svg:width="0.173cm" svg:height="0.085cm" svg:x="9.752cm" svg:y="8.833cm" svg:viewBox="0 0 174 86" svg:d="M90 0h84c0 46-38 86-84 86-52 0-90-40-90-86z">
            <text:p/>
          </draw:path>
          <draw:path draw:style-name="gr2" draw:text-style-name="P2" draw:layer="layout" svg:width="0.173cm" svg:height="0.089cm" svg:x="9.752cm" svg:y="8.998cm" svg:viewBox="0 0 174 90" svg:d="M90 90h-90c0-52 38-90 90-90 46 0 84 38 84 90z">
            <text:p/>
          </draw:path>
          <draw:path draw:style-name="gr2" draw:text-style-name="P2" draw:layer="layout" svg:width="0.173cm" svg:height="0.085cm" svg:x="9.752cm" svg:y="9.087cm" svg:viewBox="0 0 174 86" svg:d="M90 0h84c0 46-38 86-84 86-52 0-90-40-90-86z">
            <text:p/>
          </draw:path>
          <draw:path draw:style-name="gr2" draw:text-style-name="P2" draw:layer="layout" svg:width="0.173cm" svg:height="0.089cm" svg:x="9.752cm" svg:y="9.252cm" svg:viewBox="0 0 174 90" svg:d="M90 90h-90c0-52 38-90 90-90 46 0 84 38 84 90z">
            <text:p/>
          </draw:path>
          <draw:path draw:style-name="gr2" draw:text-style-name="P2" draw:layer="layout" svg:width="0.173cm" svg:height="0.084cm" svg:x="9.752cm" svg:y="9.341cm" svg:viewBox="0 0 174 85" svg:d="M90 0h84c0 46-38 85-84 85-52 0-90-39-90-85z">
            <text:p/>
          </draw:path>
          <draw:path draw:style-name="gr2" draw:text-style-name="P2" draw:layer="layout" svg:width="0.173cm" svg:height="0.089cm" svg:x="9.752cm" svg:y="9.506cm" svg:viewBox="0 0 174 90" svg:d="M90 90h-90c0-51 38-90 90-90 46 0 84 39 84 90z">
            <text:p/>
          </draw:path>
          <draw:path draw:style-name="gr2" draw:text-style-name="P2" draw:layer="layout" svg:width="0.173cm" svg:height="0.084cm" svg:x="9.752cm" svg:y="9.595cm" svg:viewBox="0 0 174 85" svg:d="M90 0h84c0 46-38 85-84 85-52 0-90-39-90-85z">
            <text:p/>
          </draw:path>
          <draw:path draw:style-name="gr2" draw:text-style-name="P2" draw:layer="layout" svg:width="0.173cm" svg:height="0.089cm" svg:x="9.752cm" svg:y="9.76cm" svg:viewBox="0 0 174 90" svg:d="M90 90h-90c0-51 38-90 90-90 46 0 84 39 84 90z">
            <text:p/>
          </draw:path>
          <draw:path draw:style-name="gr2" draw:text-style-name="P2" draw:layer="layout" svg:width="0.173cm" svg:height="0.085cm" svg:x="9.752cm" svg:y="9.849cm" svg:viewBox="0 0 174 86" svg:d="M90 0h84c0 46-38 86-84 86-52 0-90-40-90-86z">
            <text:p/>
          </draw:path>
          <draw:path draw:style-name="gr2" draw:text-style-name="P2" draw:layer="layout" svg:width="0.173cm" svg:height="0.089cm" svg:x="9.752cm" svg:y="10.014cm" svg:viewBox="0 0 174 90" svg:d="M90 90h-90c0-51 38-90 90-90 46 0 84 39 84 90z">
            <text:p/>
          </draw:path>
          <draw:path draw:style-name="gr2" draw:text-style-name="P2" draw:layer="layout" svg:width="0.173cm" svg:height="0.084cm" svg:x="9.752cm" svg:y="10.103cm" svg:viewBox="0 0 174 85" svg:d="M90 0h84c0 46-38 85-84 85-52 0-90-39-90-85z">
            <text:p/>
          </draw:path>
          <draw:polygon draw:style-name="gr2" draw:text-style-name="P2" draw:layer="layout" svg:width="0.169cm" svg:height="0.169cm" svg:x="10.899cm" svg:y="7.478cm" svg:viewBox="0 0 170 170" draw:points="0,0 170,0 170,170 0,170">
            <text:p/>
          </draw:polygon>
          <draw:path draw:style-name="gr2" draw:text-style-name="P2" draw:layer="layout" svg:width="0.173cm" svg:height="0.089cm" svg:x="10.895cm" svg:y="7.728cm" svg:viewBox="0 0 174 90" svg:d="M89 90h-89c0-51 38-90 89-90 47 0 85 39 85 90z">
            <text:p/>
          </draw:path>
          <draw:path draw:style-name="gr2" draw:text-style-name="P2" draw:layer="layout" svg:width="0.173cm" svg:height="0.085cm" svg:x="10.895cm" svg:y="7.817cm" svg:viewBox="0 0 174 86" svg:d="M89 0h85c0 46-38 86-85 86-51 0-89-40-89-86z">
            <text:p/>
          </draw:path>
          <draw:path draw:style-name="gr2" draw:text-style-name="P2" draw:layer="layout" svg:width="0.173cm" svg:height="0.089cm" svg:x="10.895cm" svg:y="7.982cm" svg:viewBox="0 0 174 90" svg:d="M89 90h-89c0-51 38-90 89-90 47 0 85 39 85 90z">
            <text:p/>
          </draw:path>
          <draw:path draw:style-name="gr2" draw:text-style-name="P2" draw:layer="layout" svg:width="0.173cm" svg:height="0.084cm" svg:x="10.895cm" svg:y="8.071cm" svg:viewBox="0 0 174 85" svg:d="M89 0h85c0 46-38 85-85 85-51 0-89-39-89-85z">
            <text:p/>
          </draw:path>
          <draw:path draw:style-name="gr2" draw:text-style-name="P2" draw:layer="layout" svg:width="0.173cm" svg:height="0.089cm" svg:x="10.895cm" svg:y="8.236cm" svg:viewBox="0 0 174 90" svg:d="M89 90h-89c0-52 38-90 89-90 47 0 85 38 85 90z">
            <text:p/>
          </draw:path>
          <draw:path draw:style-name="gr2" draw:text-style-name="P2" draw:layer="layout" svg:width="0.173cm" svg:height="0.084cm" svg:x="10.895cm" svg:y="8.325cm" svg:viewBox="0 0 174 85" svg:d="M89 0h85c0 46-38 85-85 85-51 0-89-39-89-85z">
            <text:p/>
          </draw:path>
          <draw:path draw:style-name="gr2" draw:text-style-name="P2" draw:layer="layout" svg:width="0.173cm" svg:height="0.089cm" svg:x="10.895cm" svg:y="8.49cm" svg:viewBox="0 0 174 90" svg:d="M89 90h-89c0-52 38-90 89-90 47 0 85 38 85 90z">
            <text:p/>
          </draw:path>
          <draw:path draw:style-name="gr2" draw:text-style-name="P2" draw:layer="layout" svg:width="0.173cm" svg:height="0.085cm" svg:x="10.895cm" svg:y="8.579cm" svg:viewBox="0 0 174 86" svg:d="M89 0h85c0 46-38 86-85 86-51 0-89-40-89-86z">
            <text:p/>
          </draw:path>
          <draw:path draw:style-name="gr2" draw:text-style-name="P2" draw:layer="layout" svg:width="0.173cm" svg:height="0.089cm" svg:x="10.895cm" svg:y="8.744cm" svg:viewBox="0 0 174 90" svg:d="M89 90h-89c0-52 38-90 89-90 47 0 85 38 85 90z">
            <text:p/>
          </draw:path>
          <draw:path draw:style-name="gr2" draw:text-style-name="P2" draw:layer="layout" svg:width="0.173cm" svg:height="0.085cm" svg:x="10.895cm" svg:y="8.833cm" svg:viewBox="0 0 174 86" svg:d="M89 0h85c0 46-38 86-85 86-51 0-89-40-89-86z">
            <text:p/>
          </draw:path>
          <draw:path draw:style-name="gr2" draw:text-style-name="P2" draw:layer="layout" svg:width="0.173cm" svg:height="0.089cm" svg:x="10.895cm" svg:y="8.998cm" svg:viewBox="0 0 174 90" svg:d="M89 90h-89c0-52 38-90 89-90 47 0 85 38 85 90z">
            <text:p/>
          </draw:path>
          <draw:path draw:style-name="gr2" draw:text-style-name="P2" draw:layer="layout" svg:width="0.173cm" svg:height="0.085cm" svg:x="10.895cm" svg:y="9.087cm" svg:viewBox="0 0 174 86" svg:d="M89 0h85c0 46-38 86-85 86-51 0-89-40-89-86z">
            <text:p/>
          </draw:path>
          <draw:path draw:style-name="gr2" draw:text-style-name="P2" draw:layer="layout" svg:width="0.173cm" svg:height="0.089cm" svg:x="10.895cm" svg:y="9.252cm" svg:viewBox="0 0 174 90" svg:d="M89 90h-89c0-52 38-90 89-90 47 0 85 38 85 90z">
            <text:p/>
          </draw:path>
          <draw:path draw:style-name="gr2" draw:text-style-name="P2" draw:layer="layout" svg:width="0.173cm" svg:height="0.084cm" svg:x="10.895cm" svg:y="9.341cm" svg:viewBox="0 0 174 85" svg:d="M89 0h85c0 46-38 85-85 85-51 0-89-39-89-85z">
            <text:p/>
          </draw:path>
          <draw:path draw:style-name="gr2" draw:text-style-name="P2" draw:layer="layout" svg:width="0.173cm" svg:height="0.089cm" svg:x="10.895cm" svg:y="9.506cm" svg:viewBox="0 0 174 90" svg:d="M89 90h-89c0-51 38-90 89-90 47 0 85 39 85 90z">
            <text:p/>
          </draw:path>
          <draw:path draw:style-name="gr2" draw:text-style-name="P2" draw:layer="layout" svg:width="0.173cm" svg:height="0.084cm" svg:x="10.895cm" svg:y="9.595cm" svg:viewBox="0 0 174 85" svg:d="M89 0h85c0 46-38 85-85 85-51 0-89-39-89-85z">
            <text:p/>
          </draw:path>
          <draw:path draw:style-name="gr2" draw:text-style-name="P2" draw:layer="layout" svg:width="0.173cm" svg:height="0.089cm" svg:x="10.895cm" svg:y="9.76cm" svg:viewBox="0 0 174 90" svg:d="M89 90h-89c0-51 38-90 89-90 47 0 85 39 85 90z">
            <text:p/>
          </draw:path>
          <draw:path draw:style-name="gr2" draw:text-style-name="P2" draw:layer="layout" svg:width="0.173cm" svg:height="0.085cm" svg:x="10.895cm" svg:y="9.849cm" svg:viewBox="0 0 174 86" svg:d="M89 0h85c0 46-38 86-85 86-51 0-89-40-89-86z">
            <text:p/>
          </draw:path>
          <draw:path draw:style-name="gr2" draw:text-style-name="P2" draw:layer="layout" svg:width="0.173cm" svg:height="0.089cm" svg:x="9.752cm" svg:y="10.268cm" svg:viewBox="0 0 174 90" svg:d="M90 90h-90c0-51 38-90 90-90 46 0 84 39 84 90z">
            <text:p/>
          </draw:path>
          <draw:path draw:style-name="gr2" draw:text-style-name="P2" draw:layer="layout" svg:width="0.173cm" svg:height="0.085cm" svg:x="9.752cm" svg:y="10.357cm" svg:viewBox="0 0 174 86" svg:d="M90 0h84c0 46-38 86-84 86-52 0-90-40-90-86z">
            <text:p/>
          </draw:path>
          <draw:path draw:style-name="gr2" draw:text-style-name="P2" draw:layer="layout" svg:width="0.173cm" svg:height="0.089cm" svg:x="9.752cm" svg:y="10.776cm" svg:viewBox="0 0 174 90" svg:d="M90 90h-90c0-52 38-90 90-90 46 0 84 38 84 90z">
            <text:p/>
          </draw:path>
          <draw:path draw:style-name="gr2" draw:text-style-name="P2" draw:layer="layout" svg:width="0.173cm" svg:height="0.085cm" svg:x="9.752cm" svg:y="10.865cm" svg:viewBox="0 0 174 86" svg:d="M90 0h84c0 46-38 86-84 86-52 0-90-40-90-86z">
            <text:p/>
          </draw:path>
          <draw:path draw:style-name="gr2" draw:text-style-name="P2" draw:layer="layout" svg:width="0.173cm" svg:height="0.089cm" svg:x="9.752cm" svg:y="11.03cm" svg:viewBox="0 0 174 90" svg:d="M90 90h-90c0-52 38-90 90-90 46 0 84 38 84 90z">
            <text:p/>
          </draw:path>
          <draw:path draw:style-name="gr2" draw:text-style-name="P2" draw:layer="layout" svg:width="0.173cm" svg:height="0.085cm" svg:x="9.752cm" svg:y="11.119cm" svg:viewBox="0 0 174 86" svg:d="M90 0h84c0 46-38 86-84 86-52 0-90-40-90-86z">
            <text:p/>
          </draw:path>
          <draw:path draw:style-name="gr2" draw:text-style-name="P2" draw:layer="layout" svg:width="0.173cm" svg:height="0.089cm" svg:x="10.895cm" svg:y="10.268cm" svg:viewBox="0 0 174 90" svg:d="M89 90h-89c0-51 38-90 89-90 47 0 85 39 85 90z">
            <text:p/>
          </draw:path>
          <draw:path draw:style-name="gr2" draw:text-style-name="P2" draw:layer="layout" svg:width="0.173cm" svg:height="0.085cm" svg:x="10.895cm" svg:y="10.357cm" svg:viewBox="0 0 174 86" svg:d="M89 0h85c0 46-38 86-85 86-51 0-89-40-89-86z">
            <text:p/>
          </draw:path>
          <draw:path draw:style-name="gr2" draw:text-style-name="P2" draw:layer="layout" svg:width="0.106cm" svg:height="0.106cm" svg:x="4.794cm" svg:y="3.279cm" svg:viewBox="0 0 107 107" svg:d="M107 56c0 25-25 51-50 51-31 0-57-26-57-51 0-30 26-56 57-56 25 0 50 26 50 56z">
            <text:p/>
          </draw:path>
          <draw:path draw:style-name="gr2" draw:text-style-name="P2" draw:layer="layout" svg:width="0.106cm" svg:height="0.106cm" svg:x="4.794cm" svg:y="3.533cm" svg:viewBox="0 0 107 107" svg:d="M107 55c0 26-25 52-50 52-31 0-57-26-57-52 0-30 26-55 57-55 25 0 50 25 50 55z">
            <text:p/>
          </draw:path>
          <draw:path draw:style-name="gr2" draw:text-style-name="P2" draw:layer="layout" svg:width="0.106cm" svg:height="0.106cm" svg:x="4.794cm" svg:y="3.787cm" svg:viewBox="0 0 107 107" svg:d="M107 56c0 25-25 51-50 51-31 0-57-26-57-51 0-30 26-56 57-56 25 0 50 26 50 56z">
            <text:p/>
          </draw:path>
          <draw:path draw:style-name="gr2" draw:text-style-name="P2" draw:layer="layout" svg:width="0.081cm" svg:height="0.081cm" svg:x="4.807cm" svg:y="4.053cm" svg:viewBox="0 0 82 82" svg:d="M82 43c0 21-18 39-39 39-26 0-43-18-43-39 0-26 17-43 43-43 21 0 39 17 39 43z">
            <text:p/>
          </draw:path>
          <draw:path draw:style-name="gr2" draw:text-style-name="P2" draw:layer="layout" svg:width="0.106cm" svg:height="0.106cm" svg:x="4.794cm" svg:y="4.295cm" svg:viewBox="0 0 107 107" svg:d="M107 56c0 25-25 51-50 51-31 0-57-26-57-51 0-31 26-56 57-56 25 0 50 25 50 56z">
            <text:p/>
          </draw:path>
          <draw:path draw:style-name="gr2" draw:text-style-name="P2" draw:layer="layout" svg:width="0.106cm" svg:height="0.106cm" svg:x="3.143cm" svg:y="2.263cm" svg:viewBox="0 0 107 107" svg:d="M107 55c0 26-25 52-50 52-30 0-57-26-57-52 0-30 27-55 57-55 25 0 50 25 50 55z">
            <text:p/>
          </draw:path>
          <draw:path draw:style-name="gr2" draw:text-style-name="P2" draw:layer="layout" svg:width="0.106cm" svg:height="0.106cm" svg:x="3.143cm" svg:y="2.009cm" svg:viewBox="0 0 107 107" svg:d="M107 56c0 25-25 51-50 51-30 0-57-26-57-51 0-30 27-56 57-56 25 0 50 26 50 56z">
            <text:p/>
          </draw:path>
          <draw:path draw:style-name="gr2" draw:text-style-name="P2" draw:layer="layout" svg:width="0.106cm" svg:height="0.106cm" svg:x="3.143cm" svg:y="2.517cm" svg:viewBox="0 0 107 107" svg:d="M107 56c0 25-25 51-50 51-30 0-57-26-57-51 0-31 27-56 57-56 25 0 50 25 50 56z">
            <text:p/>
          </draw:path>
          <draw:path draw:style-name="gr2" draw:text-style-name="P2" draw:layer="layout" svg:width="0.106cm" svg:height="0.106cm" svg:x="3.143cm" svg:y="2.771cm" svg:viewBox="0 0 107 107" svg:d="M107 55c0 25-25 52-50 52-30 0-57-27-57-52 0-30 27-55 57-55 25 0 50 25 50 55z">
            <text:p/>
          </draw:path>
          <draw:path draw:style-name="gr2" draw:text-style-name="P2" draw:layer="layout" svg:width="0.081cm" svg:height="0.081cm" svg:x="3.156cm" svg:y="3.037cm" svg:viewBox="0 0 82 82" svg:d="M82 43c0 22-17 39-39 39-26 0-43-17-43-39 0-26 17-43 43-43 22 0 39 17 39 43z">
            <text:p/>
          </draw:path>
          <draw:path draw:style-name="gr2" draw:text-style-name="P2" draw:layer="layout" svg:width="0.106cm" svg:height="0.106cm" svg:x="4.794cm" svg:y="2.517cm" svg:viewBox="0 0 107 107" svg:d="M107 56c0 25-25 51-50 51-31 0-57-26-57-51 0-31 26-56 57-56 25 0 50 25 50 56z">
            <text:p/>
          </draw:path>
          <draw:path draw:style-name="gr2" draw:text-style-name="P2" draw:layer="layout" svg:width="0.106cm" svg:height="0.106cm" svg:x="4.794cm" svg:y="3.025cm" svg:viewBox="0 0 107 107" svg:d="M107 56c0 25-25 51-50 51-31 0-57-26-57-51 0-31 26-56 57-56 25 0 50 25 50 56z">
            <text:p/>
          </draw:path>
          <draw:path draw:style-name="gr2" draw:text-style-name="P2" draw:layer="layout" svg:width="0.081cm" svg:height="0.081cm" svg:x="4.807cm" svg:y="2.275cm" svg:viewBox="0 0 82 82" svg:d="M82 44c0 21-18 38-39 38-26 0-43-17-43-38 0-26 17-44 43-44 21 0 39 18 39 44z">
            <text:p/>
          </draw:path>
          <draw:path draw:style-name="gr2" draw:text-style-name="P2" draw:layer="layout" svg:width="0.081cm" svg:height="0.081cm" svg:x="4.807cm" svg:y="2.021cm" svg:viewBox="0 0 82 82" svg:d="M82 44c0 21-18 38-39 38-26 0-43-17-43-38 0-27 17-44 43-44 21 0 39 17 39 44z">
            <text:p/>
          </draw:path>
          <draw:path draw:style-name="gr2" draw:text-style-name="P2" draw:layer="layout" svg:width="0.106cm" svg:height="0.106cm" svg:x="4.794cm" svg:y="2.771cm" svg:viewBox="0 0 107 107" svg:d="M107 55c0 25-25 52-50 52-31 0-57-27-57-52 0-30 26-55 57-55 25 0 50 25 50 55z">
            <text:p/>
          </draw:path>
          <draw:path draw:style-name="gr2" draw:text-style-name="P2" draw:layer="layout" svg:width="0.105cm" svg:height="0.106cm" svg:x="10.294cm" svg:y="4.295cm" svg:viewBox="0 0 106 107" svg:d="M106 56c0 25-25 51-50 51-30 0-56-26-56-51 0-31 26-56 56-56 25 0 50 25 50 56z">
            <text:p/>
          </draw:path>
          <draw:path draw:style-name="gr2" draw:text-style-name="P2" draw:layer="layout" svg:width="0.081cm" svg:height="0.081cm" svg:x="10.306cm" svg:y="4.815cm" svg:viewBox="0 0 82 82" svg:d="M82 44c0 21-17 38-38 38-26 0-44-17-44-38 0-27 18-44 44-44 21 0 38 17 38 44z">
            <text:p/>
          </draw:path>
          <draw:path draw:style-name="gr2" draw:text-style-name="P2" draw:layer="layout" svg:width="0.081cm" svg:height="0.081cm" svg:x="10.306cm" svg:y="5.069cm" svg:viewBox="0 0 82 82" svg:d="M82 44c0 21-17 38-38 38-26 0-44-17-44-38 0-27 18-44 44-44 21 0 38 17 38 44z">
            <text:p/>
          </draw:path>
          <draw:path draw:style-name="gr2" draw:text-style-name="P2" draw:layer="layout" svg:width="0.105cm" svg:height="0.106cm" svg:x="10.294cm" svg:y="4.549cm" svg:viewBox="0 0 106 107" svg:d="M106 55c0 25-25 52-50 52-30 0-56-27-56-52 0-30 26-55 56-55 25 0 50 25 50 55z">
            <text:p/>
          </draw:path>
          <draw:path draw:style-name="gr2" draw:text-style-name="P2" draw:layer="layout" svg:width="0.081cm" svg:height="0.081cm" svg:x="10.306cm" svg:y="4.053cm" svg:viewBox="0 0 82 82" svg:d="M82 43c0 21-17 39-38 39-26 0-44-18-44-39 0-26 18-43 44-43 21 0 38 17 38 43z">
            <text:p/>
          </draw:path>
          <draw:path draw:style-name="gr2" draw:text-style-name="P2" draw:layer="layout" svg:width="0.105cm" svg:height="0.106cm" svg:x="10.294cm" svg:y="2.771cm" svg:viewBox="0 0 106 107" svg:d="M106 55c0 25-25 52-50 52-30 0-56-27-56-52 0-30 26-55 56-55 25 0 50 25 50 55z">
            <text:p/>
          </draw:path>
          <draw:path draw:style-name="gr2" draw:text-style-name="P2" draw:layer="layout" svg:width="0.105cm" svg:height="0.106cm" svg:x="10.294cm" svg:y="3.025cm" svg:viewBox="0 0 106 107" svg:d="M106 56c0 25-25 51-50 51-30 0-56-26-56-51 0-31 26-56 56-56 25 0 50 25 50 56z">
            <text:p/>
          </draw:path>
          <draw:path draw:style-name="gr2" draw:text-style-name="P2" draw:layer="layout" svg:width="0.105cm" svg:height="0.106cm" svg:x="10.294cm" svg:y="3.787cm" svg:viewBox="0 0 106 107" svg:d="M106 56c0 25-25 51-50 51-30 0-56-26-56-51 0-30 26-56 56-56 25 0 50 26 50 56z">
            <text:p/>
          </draw:path>
          <draw:path draw:style-name="gr2" draw:text-style-name="P2" draw:layer="layout" svg:width="0.105cm" svg:height="0.106cm" svg:x="10.294cm" svg:y="3.533cm" svg:viewBox="0 0 106 107" svg:d="M106 55c0 26-25 52-50 52-30 0-56-26-56-52 0-30 26-55 56-55 25 0 50 25 50 55z">
            <text:p/>
          </draw:path>
          <draw:path draw:style-name="gr2" draw:text-style-name="P2" draw:layer="layout" svg:width="0.105cm" svg:height="0.106cm" svg:x="10.294cm" svg:y="3.279cm" svg:viewBox="0 0 106 107" svg:d="M106 56c0 25-25 51-50 51-30 0-56-26-56-51 0-30 26-56 56-56 25 0 50 26 50 56z">
            <text:p/>
          </draw:path>
          <draw:path draw:style-name="gr2" draw:text-style-name="P2" draw:layer="layout" svg:width="0.105cm" svg:height="0.106cm" svg:x="10.294cm" svg:y="2.517cm" svg:viewBox="0 0 106 107" svg:d="M106 56c0 25-25 51-50 51-30 0-56-26-56-51 0-31 26-56 56-56 25 0 50 25 50 56z">
            <text:p/>
          </draw:path>
          <draw:path draw:style-name="gr2" draw:text-style-name="P2" draw:layer="layout" svg:width="0.081cm" svg:height="0.081cm" svg:x="10.306cm" svg:y="2.021cm" svg:viewBox="0 0 82 82" svg:d="M82 44c0 21-17 38-38 38-26 0-44-17-44-38 0-27 18-44 44-44 21 0 38 17 38 44z">
            <text:p/>
          </draw:path>
          <draw:path draw:style-name="gr2" draw:text-style-name="P2" draw:layer="layout" svg:width="0.081cm" svg:height="0.081cm" svg:x="10.306cm" svg:y="2.275cm" svg:viewBox="0 0 82 82" svg:d="M82 44c0 21-17 38-38 38-26 0-44-17-44-38 0-26 18-44 44-44 21 0 38 18 38 44z">
            <text:p/>
          </draw:path>
          <draw:path draw:style-name="gr2" draw:text-style-name="P2" draw:layer="layout" svg:width="0.081cm" svg:height="0.081cm" svg:x="8.655cm" svg:y="5.069cm" svg:viewBox="0 0 82 82" svg:d="M82 44c0 21-18 38-39 38-26 0-43-17-43-38 0-27 17-44 43-44 21 0 39 17 39 44z">
            <text:p/>
          </draw:path>
          <draw:path draw:style-name="gr2" draw:text-style-name="P2" draw:layer="layout" svg:width="0.105cm" svg:height="0.106cm" svg:x="8.643cm" svg:y="4.041cm" svg:viewBox="0 0 106 107" svg:d="M106 55c0 25-25 52-51 52-30 0-55-27-55-52 0-30 25-55 55-55 26 0 51 25 51 55z">
            <text:p/>
          </draw:path>
          <draw:path draw:style-name="gr2" draw:text-style-name="P2" draw:layer="layout" svg:width="0.081cm" svg:height="0.081cm" svg:x="8.655cm" svg:y="4.815cm" svg:viewBox="0 0 82 82" svg:d="M82 44c0 21-18 38-39 38-26 0-43-17-43-38 0-27 17-44 43-44 21 0 39 17 39 44z">
            <text:p/>
          </draw:path>
          <draw:path draw:style-name="gr2" draw:text-style-name="P2" draw:layer="layout" svg:width="0.105cm" svg:height="0.106cm" svg:x="8.643cm" svg:y="4.549cm" svg:viewBox="0 0 106 107" svg:d="M106 55c0 25-25 52-51 52-30 0-55-27-55-52 0-30 25-55 55-55 26 0 51 25 51 55z">
            <text:p/>
          </draw:path>
          <draw:path draw:style-name="gr2" draw:text-style-name="P2" draw:layer="layout" svg:width="0.105cm" svg:height="0.106cm" svg:x="8.643cm" svg:y="3.787cm" svg:viewBox="0 0 106 107" svg:d="M106 56c0 25-25 51-51 51-30 0-55-26-55-51 0-30 25-56 55-56 26 0 51 26 51 56z">
            <text:p/>
          </draw:path>
          <draw:path draw:style-name="gr2" draw:text-style-name="P2" draw:layer="layout" svg:width="0.105cm" svg:height="0.106cm" svg:x="8.643cm" svg:y="4.295cm" svg:viewBox="0 0 106 107" svg:d="M106 56c0 25-25 51-51 51-30 0-55-26-55-51 0-31 25-56 55-56 26 0 51 25 51 56z">
            <text:p/>
          </draw:path>
          <draw:path draw:style-name="gr2" draw:text-style-name="P2" draw:layer="layout" svg:width="0.081cm" svg:height="0.081cm" svg:x="8.655cm" svg:y="3.037cm" svg:viewBox="0 0 82 82" svg:d="M82 43c0 22-18 39-39 39-26 0-43-17-43-39 0-26 17-43 43-43 21 0 39 17 39 43z">
            <text:p/>
          </draw:path>
          <draw:path draw:style-name="gr2" draw:text-style-name="P2" draw:layer="layout" svg:width="0.105cm" svg:height="0.106cm" svg:x="8.643cm" svg:y="2.771cm" svg:viewBox="0 0 106 107" svg:d="M106 55c0 25-25 52-51 52-30 0-55-27-55-52 0-30 25-55 55-55 26 0 51 25 51 55z">
            <text:p/>
          </draw:path>
          <draw:path draw:style-name="gr2" draw:text-style-name="P2" draw:layer="layout" svg:width="0.105cm" svg:height="0.106cm" svg:x="8.643cm" svg:y="3.533cm" svg:viewBox="0 0 106 107" svg:d="M106 55c0 26-25 52-51 52-30 0-55-26-55-52 0-30 25-55 55-55 26 0 51 25 51 55z">
            <text:p/>
          </draw:path>
          <draw:path draw:style-name="gr2" draw:text-style-name="P2" draw:layer="layout" svg:width="0.105cm" svg:height="0.106cm" svg:x="8.643cm" svg:y="2.517cm" svg:viewBox="0 0 106 107" svg:d="M106 56c0 25-25 51-51 51-30 0-55-26-55-51 0-31 25-56 55-56 26 0 51 25 51 56z">
            <text:p/>
          </draw:path>
          <draw:path draw:style-name="gr2" draw:text-style-name="P2" draw:layer="layout" svg:width="0.105cm" svg:height="0.106cm" svg:x="8.643cm" svg:y="3.279cm" svg:viewBox="0 0 106 107" svg:d="M106 56c0 25-25 51-51 51-30 0-55-26-55-51 0-30 25-56 55-56 26 0 51 26 51 56z">
            <text:p/>
          </draw:path>
          <draw:path draw:style-name="gr2" draw:text-style-name="P2" draw:layer="layout" svg:width="0.105cm" svg:height="0.106cm" svg:x="8.643cm" svg:y="2.009cm" svg:viewBox="0 0 106 107" svg:d="M106 56c0 25-25 51-51 51-30 0-55-26-55-51 0-30 25-56 55-56 26 0 51 26 51 56z">
            <text:p/>
          </draw:path>
          <draw:path draw:style-name="gr2" draw:text-style-name="P2" draw:layer="layout" svg:width="0.105cm" svg:height="0.106cm" svg:x="8.643cm" svg:y="2.263cm" svg:viewBox="0 0 106 107" svg:d="M106 55c0 26-25 52-51 52-30 0-55-26-55-52 0-30 25-55 55-55 26 0 51 25 51 55z">
            <text:p/>
          </draw:path>
          <draw:path draw:style-name="gr2" draw:text-style-name="P2" draw:layer="layout" svg:width="0.106cm" svg:height="0.106cm" svg:x="3.143cm" svg:y="3.787cm" svg:viewBox="0 0 107 107" svg:d="M107 56c0 25-25 51-50 51-30 0-57-26-57-51 0-30 27-56 57-56 25 0 50 26 50 56z">
            <text:p/>
          </draw:path>
          <draw:path draw:style-name="gr2" draw:text-style-name="P2" draw:layer="layout" svg:width="0.106cm" svg:height="0.106cm" svg:x="3.143cm" svg:y="4.295cm" svg:viewBox="0 0 107 107" svg:d="M107 56c0 25-25 51-50 51-30 0-57-26-57-51 0-31 27-56 57-56 25 0 50 25 50 56z">
            <text:p/>
          </draw:path>
          <draw:path draw:style-name="gr2" draw:text-style-name="P2" draw:layer="layout" svg:width="0.106cm" svg:height="0.106cm" svg:x="3.143cm" svg:y="3.279cm" svg:viewBox="0 0 107 107" svg:d="M107 56c0 25-25 51-50 51-30 0-57-26-57-51 0-30 27-56 57-56 25 0 50 26 50 56z">
            <text:p/>
          </draw:path>
          <draw:path draw:style-name="gr2" draw:text-style-name="P2" draw:layer="layout" svg:width="0.106cm" svg:height="0.106cm" svg:x="3.143cm" svg:y="3.533cm" svg:viewBox="0 0 107 107" svg:d="M107 55c0 26-25 52-50 52-30 0-57-26-57-52 0-30 27-55 57-55 25 0 50 25 50 55z">
            <text:p/>
          </draw:path>
          <draw:path draw:style-name="gr2" draw:text-style-name="P2" draw:layer="layout" svg:width="0.106cm" svg:height="0.106cm" svg:x="3.143cm" svg:y="4.041cm" svg:viewBox="0 0 107 107" svg:d="M107 55c0 25-25 52-50 52-30 0-57-27-57-52 0-30 27-55 57-55 25 0 50 25 50 55z">
            <text:p/>
          </draw:path>
          <draw:path draw:style-name="gr2" draw:text-style-name="P2" draw:layer="layout" svg:width="0.106cm" svg:height="0.106cm" svg:x="4.794cm" svg:y="8.27cm" svg:viewBox="0 0 107 107" svg:d="M107 56c0 25-25 51-50 51-31 0-57-26-57-51 0-31 26-56 57-56 25 0 50 25 50 56z">
            <text:p/>
          </draw:path>
          <draw:path draw:style-name="gr2" draw:text-style-name="P2" draw:layer="layout" svg:width="0.106cm" svg:height="0.106cm" svg:x="4.794cm" svg:y="8.016cm" svg:viewBox="0 0 107 107" svg:d="M107 55c0 25-25 52-50 52-31 0-57-27-57-52 0-30 26-55 57-55 25 0 50 25 50 55z">
            <text:p/>
          </draw:path>
          <draw:path draw:style-name="gr2" draw:text-style-name="P2" draw:layer="layout" svg:width="0.081cm" svg:height="0.08cm" svg:x="3.156cm" svg:y="8.537cm" svg:viewBox="0 0 82 81" svg:d="M82 42c0 21-17 39-39 39-26 0-43-18-43-39 0-26 17-42 43-42 22 0 39 16 39 42z">
            <text:p/>
          </draw:path>
          <draw:path draw:style-name="gr2" draw:text-style-name="P2" draw:layer="layout" svg:width="0.106cm" svg:height="0.106cm" svg:x="3.143cm" svg:y="8.27cm" svg:viewBox="0 0 107 107" svg:d="M107 56c0 25-25 51-50 51-30 0-57-26-57-51 0-31 27-56 57-56 25 0 50 25 50 56z">
            <text:p/>
          </draw:path>
          <draw:path draw:style-name="gr2" draw:text-style-name="P2" draw:layer="layout" svg:width="0.081cm" svg:height="0.08cm" svg:x="4.807cm" svg:y="7.521cm" svg:viewBox="0 0 82 81" svg:d="M82 42c0 22-18 39-39 39-26 0-43-17-43-39 0-26 17-42 43-42 21 0 39 16 39 42z">
            <text:p/>
          </draw:path>
          <draw:path draw:style-name="gr2" draw:text-style-name="P2" draw:layer="layout" svg:width="0.081cm" svg:height="0.08cm" svg:x="4.807cm" svg:y="7.775cm" svg:viewBox="0 0 82 81" svg:d="M82 43c0 21-18 38-39 38-26 0-43-17-43-38 0-27 17-43 43-43 21 0 39 16 39 43z">
            <text:p/>
          </draw:path>
          <draw:path draw:style-name="gr2" draw:text-style-name="P2" draw:layer="layout" svg:width="0.106cm" svg:height="0.106cm" svg:x="3.143cm" svg:y="8.778cm" svg:viewBox="0 0 107 107" svg:d="M107 55c0 26-25 52-50 52-30 0-57-26-57-52 0-30 27-55 57-55 25 0 50 25 50 55z">
            <text:p/>
          </draw:path>
          <draw:path draw:style-name="gr2" draw:text-style-name="P2" draw:layer="layout" svg:width="0.106cm" svg:height="0.106cm" svg:x="3.143cm" svg:y="7.762cm" svg:viewBox="0 0 107 107" svg:d="M107 56c0 25-25 51-50 51-30 0-57-26-57-51 0-31 27-56 57-56 25 0 50 25 50 56z">
            <text:p/>
          </draw:path>
          <draw:path draw:style-name="gr2" draw:text-style-name="P2" draw:layer="layout" svg:width="0.106cm" svg:height="0.106cm" svg:x="4.794cm" svg:y="4.549cm" svg:viewBox="0 0 107 107" svg:d="M107 55c0 25-25 52-50 52-31 0-57-27-57-52 0-30 26-55 57-55 25 0 50 25 50 55z">
            <text:p/>
          </draw:path>
          <draw:path draw:style-name="gr2" draw:text-style-name="P2" draw:layer="layout" svg:width="0.081cm" svg:height="0.081cm" svg:x="4.807cm" svg:y="5.323cm" svg:viewBox="0 0 82 82" svg:d="M82 44c0 21-18 38-39 38-26 0-43-17-43-38 0-26 17-44 43-44 21 0 39 18 39 44z">
            <text:p/>
          </draw:path>
          <draw:path draw:style-name="gr2" draw:text-style-name="P2" draw:layer="layout" svg:width="0.081cm" svg:height="0.081cm" svg:x="4.807cm" svg:y="5.577cm" svg:viewBox="0 0 82 82" svg:d="M82 43c0 21-18 39-39 39-26 0-43-18-43-39 0-26 17-43 43-43 21 0 39 17 39 43z">
            <text:p/>
          </draw:path>
          <draw:path draw:style-name="gr2" draw:text-style-name="P2" draw:layer="layout" svg:width="0.081cm" svg:height="0.081cm" svg:x="4.807cm" svg:y="5.069cm" svg:viewBox="0 0 82 82" svg:d="M82 44c0 21-18 38-39 38-26 0-43-17-43-38 0-27 17-44 43-44 21 0 39 17 39 44z">
            <text:p/>
          </draw:path>
          <draw:path draw:style-name="gr2" draw:text-style-name="P2" draw:layer="layout" svg:width="0.081cm" svg:height="0.081cm" svg:x="4.807cm" svg:y="4.815cm" svg:viewBox="0 0 82 82" svg:d="M82 44c0 21-18 38-39 38-26 0-43-17-43-38 0-27 17-44 43-44 21 0 39 17 39 44z">
            <text:p/>
          </draw:path>
          <draw:path draw:style-name="gr2" draw:text-style-name="P2" draw:layer="layout" svg:width="0.081cm" svg:height="0.081cm" svg:x="3.156cm" svg:y="4.815cm" svg:viewBox="0 0 82 82" svg:d="M82 44c0 21-17 38-39 38-26 0-43-17-43-38 0-27 17-44 43-44 22 0 39 17 39 44z">
            <text:p/>
          </draw:path>
          <draw:path draw:style-name="gr2" draw:text-style-name="P2" draw:layer="layout" svg:width="0.106cm" svg:height="0.106cm" svg:x="3.143cm" svg:y="4.549cm" svg:viewBox="0 0 107 107" svg:d="M107 55c0 25-25 52-50 52-30 0-57-27-57-52 0-30 27-55 57-55 25 0 50 25 50 55z">
            <text:p/>
          </draw:path>
          <draw:path draw:style-name="gr2" draw:text-style-name="P2" draw:layer="layout" svg:width="0.081cm" svg:height="0.081cm" svg:x="3.156cm" svg:y="5.577cm" svg:viewBox="0 0 82 82" svg:d="M82 43c0 21-17 39-39 39-26 0-43-18-43-39 0-26 17-43 43-43 22 0 39 17 39 43z">
            <text:p/>
          </draw:path>
          <draw:path draw:style-name="gr2" draw:text-style-name="P2" draw:layer="layout" svg:width="0.106cm" svg:height="0.106cm" svg:x="3.143cm" svg:y="8.016cm" svg:viewBox="0 0 107 107" svg:d="M107 55c0 25-25 52-50 52-30 0-57-27-57-52 0-30 27-55 57-55 25 0 50 25 50 55z">
            <text:p/>
          </draw:path>
          <draw:path draw:style-name="gr2" draw:text-style-name="P2" draw:layer="layout" svg:width="0.106cm" svg:height="0.106cm" svg:x="3.143cm" svg:y="7.508cm" svg:viewBox="0 0 107 107" svg:d="M107 55c0 25-25 52-50 52-30 0-57-27-57-52 0-30 27-55 57-55 25 0 50 25 50 55z">
            <text:p/>
          </draw:path>
          <draw:path draw:style-name="gr2" draw:text-style-name="P2" draw:layer="layout" svg:width="0.081cm" svg:height="0.081cm" svg:x="3.156cm" svg:y="5.323cm" svg:viewBox="0 0 82 82" svg:d="M82 44c0 21-17 38-39 38-26 0-43-17-43-38 0-26 17-44 43-44 22 0 39 18 39 44z">
            <text:p/>
          </draw:path>
          <draw:path draw:style-name="gr2" draw:text-style-name="P2" draw:layer="layout" svg:width="0.081cm" svg:height="0.081cm" svg:x="3.156cm" svg:y="5.069cm" svg:viewBox="0 0 82 82" svg:d="M82 44c0 21-17 38-39 38-26 0-43-17-43-38 0-27 17-44 43-44 22 0 39 17 39 44z">
            <text:p/>
          </draw:path>
          <draw:path draw:style-name="gr2" draw:text-style-name="P2" draw:layer="layout" svg:width="0.081cm" svg:height="0.081cm" svg:x="3.156cm" svg:y="10.568cm" svg:viewBox="0 0 82 82" svg:d="M82 44c0 21-17 38-39 38-26 0-43-17-43-38 0-27 17-44 43-44 22 0 39 17 39 44z">
            <text:p/>
          </draw:path>
          <draw:path draw:style-name="gr2" draw:text-style-name="P2" draw:layer="layout" svg:width="0.081cm" svg:height="0.08cm" svg:x="3.156cm" svg:y="10.823cm" svg:viewBox="0 0 82 81" svg:d="M82 43c0 21-17 38-39 38-26 0-43-17-43-38 0-27 17-43 43-43 22 0 39 16 39 43z">
            <text:p/>
          </draw:path>
          <draw:path draw:style-name="gr2" draw:text-style-name="P2" draw:layer="layout" svg:width="0.081cm" svg:height="0.08cm" svg:x="3.156cm" svg:y="11.077cm" svg:viewBox="0 0 82 81" svg:d="M82 43c0 21-17 38-39 38-26 0-43-17-43-38 0-26 17-43 43-43 22 0 39 17 39 43z">
            <text:p/>
          </draw:path>
          <draw:path draw:style-name="gr2" draw:text-style-name="P2" draw:layer="layout" svg:width="0.081cm" svg:height="0.08cm" svg:x="3.156cm" svg:y="10.315cm" svg:viewBox="0 0 82 81" svg:d="M82 42c0 22-17 39-39 39-26 0-43-17-43-39 0-26 17-42 43-42 22 0 39 16 39 42z">
            <text:p/>
          </draw:path>
          <draw:path draw:style-name="gr2" draw:text-style-name="P2" draw:layer="layout" svg:width="0.106cm" svg:height="0.106cm" svg:x="3.143cm" svg:y="10.048cm" svg:viewBox="0 0 107 107" svg:d="M107 55c0 26-25 52-50 52-30 0-57-26-57-52 0-30 27-55 57-55 25 0 50 25 50 55z">
            <text:p/>
          </draw:path>
          <draw:path draw:style-name="gr2" draw:text-style-name="P2" draw:layer="layout" svg:width="0.081cm" svg:height="0.081cm" svg:x="4.807cm" svg:y="10.568cm" svg:viewBox="0 0 82 82" svg:d="M82 44c0 21-18 38-39 38-26 0-43-17-43-38 0-27 17-44 43-44 21 0 39 17 39 44z">
            <text:p/>
          </draw:path>
          <draw:path draw:style-name="gr2" draw:text-style-name="P2" draw:layer="layout" svg:width="0.106cm" svg:height="0.106cm" svg:x="4.794cm" svg:y="10.048cm" svg:viewBox="0 0 107 107" svg:d="M107 55c0 26-25 52-50 52-31 0-57-26-57-52 0-30 26-55 57-55 25 0 50 25 50 55z">
            <text:p/>
          </draw:path>
          <draw:path draw:style-name="gr2" draw:text-style-name="P2" draw:layer="layout" svg:width="0.106cm" svg:height="0.106cm" svg:x="3.143cm" svg:y="9.54cm" svg:viewBox="0 0 107 107" svg:d="M107 56c0 25-25 51-50 51-30 0-57-26-57-51 0-31 27-56 57-56 25 0 50 25 50 56z">
            <text:p/>
          </draw:path>
          <draw:path draw:style-name="gr2" draw:text-style-name="P2" draw:layer="layout" svg:width="0.081cm" svg:height="0.081cm" svg:x="4.807cm" svg:y="9.552cm" svg:viewBox="0 0 82 82" svg:d="M82 44c0 21-18 38-39 38-26 0-43-17-43-38 0-27 17-44 43-44 21 0 39 17 39 44z">
            <text:p/>
          </draw:path>
          <draw:path draw:style-name="gr2" draw:text-style-name="P2" draw:layer="layout" svg:width="0.106cm" svg:height="0.106cm" svg:x="3.143cm" svg:y="9.032cm" svg:viewBox="0 0 107 107" svg:d="M107 56c0 25-25 51-50 51-30 0-57-26-57-51 0-31 27-56 57-56 25 0 50 25 50 56z">
            <text:p/>
          </draw:path>
          <draw:path draw:style-name="gr2" draw:text-style-name="P2" draw:layer="layout" svg:width="0.106cm" svg:height="0.106cm" svg:x="3.143cm" svg:y="9.286cm" svg:viewBox="0 0 107 107" svg:d="M107 55c0 25-25 52-50 52-30 0-57-27-57-52 0-30 27-55 57-55 25 0 50 25 50 55z">
            <text:p/>
          </draw:path>
          <draw:path draw:style-name="gr2" draw:text-style-name="P2" draw:layer="layout" svg:width="0.106cm" svg:height="0.106cm" svg:x="3.143cm" svg:y="9.794cm" svg:viewBox="0 0 107 107" svg:d="M107 55c0 25-25 52-50 52-30 0-57-27-57-52 0-30 27-55 57-55 25 0 50 25 50 55z">
            <text:p/>
          </draw:path>
          <draw:path draw:style-name="gr2" draw:text-style-name="P2" draw:layer="layout" svg:width="0.081cm" svg:height="0.08cm" svg:x="4.807cm" svg:y="11.077cm" svg:viewBox="0 0 82 81" svg:d="M82 43c0 21-18 38-39 38-26 0-43-17-43-38 0-26 17-43 43-43 21 0 39 17 39 43z">
            <text:p/>
          </draw:path>
          <draw:path draw:style-name="gr2" draw:text-style-name="P2" draw:layer="layout" svg:width="0.081cm" svg:height="0.081cm" svg:x="8.655cm" svg:y="10.568cm" svg:viewBox="0 0 82 82" svg:d="M82 44c0 21-18 38-39 38-26 0-43-17-43-38 0-27 17-44 43-44 21 0 39 17 39 44z">
            <text:p/>
          </draw:path>
          <draw:path draw:style-name="gr2" draw:text-style-name="P2" draw:layer="layout" svg:width="0.081cm" svg:height="0.08cm" svg:x="4.807cm" svg:y="10.315cm" svg:viewBox="0 0 82 81" svg:d="M82 42c0 22-18 39-39 39-26 0-43-17-43-39 0-26 17-42 43-42 21 0 39 16 39 42z">
            <text:p/>
          </draw:path>
          <draw:path draw:style-name="gr2" draw:text-style-name="P2" draw:layer="layout" svg:width="0.081cm" svg:height="0.08cm" svg:x="4.807cm" svg:y="10.823cm" svg:viewBox="0 0 82 81" svg:d="M82 43c0 21-18 38-39 38-26 0-43-17-43-38 0-27 17-43 43-43 21 0 39 16 39 43z">
            <text:p/>
          </draw:path>
          <draw:path draw:style-name="gr2" draw:text-style-name="P2" draw:layer="layout" svg:width="0.081cm" svg:height="0.08cm" svg:x="8.655cm" svg:y="10.823cm" svg:viewBox="0 0 82 81" svg:d="M82 43c0 21-18 38-39 38-26 0-43-17-43-38 0-27 17-43 43-43 21 0 39 16 39 43z">
            <text:p/>
          </draw:path>
          <draw:path draw:style-name="gr2" draw:text-style-name="P2" draw:layer="layout" svg:width="0.081cm" svg:height="0.08cm" svg:x="8.655cm" svg:y="11.077cm" svg:viewBox="0 0 82 81" svg:d="M82 43c0 21-18 38-39 38-26 0-43-17-43-38 0-26 17-43 43-43 21 0 39 17 39 43z">
            <text:p/>
          </draw:path>
          <draw:path draw:style-name="gr2" draw:text-style-name="P2" draw:layer="layout" svg:width="0.106cm" svg:height="0.106cm" svg:x="4.794cm" svg:y="9.794cm" svg:viewBox="0 0 107 107" svg:d="M107 55c0 25-25 52-50 52-31 0-57-27-57-52 0-30 26-55 57-55 25 0 50 25 50 55z">
            <text:p/>
          </draw:path>
          <draw:path draw:style-name="gr2" draw:text-style-name="P2" draw:layer="layout" svg:width="0.106cm" svg:height="0.106cm" svg:x="4.794cm" svg:y="8.524cm" svg:viewBox="0 0 107 107" svg:d="M107 56c0 25-25 51-50 51-31 0-57-26-57-51 0-30 26-56 57-56 25 0 50 26 50 56z">
            <text:p/>
          </draw:path>
          <draw:path draw:style-name="gr2" draw:text-style-name="P2" draw:layer="layout" svg:width="0.106cm" svg:height="0.106cm" svg:x="4.794cm" svg:y="9.286cm" svg:viewBox="0 0 107 107" svg:d="M107 55c0 25-25 52-50 52-31 0-57-27-57-52 0-30 26-55 57-55 25 0 50 25 50 55z">
            <text:p/>
          </draw:path>
          <draw:path draw:style-name="gr2" draw:text-style-name="P2" draw:layer="layout" svg:width="0.106cm" svg:height="0.106cm" svg:x="4.794cm" svg:y="9.032cm" svg:viewBox="0 0 107 107" svg:d="M107 56c0 25-25 51-50 51-31 0-57-26-57-51 0-31 26-56 57-56 25 0 50 25 50 56z">
            <text:p/>
          </draw:path>
          <draw:path draw:style-name="gr2" draw:text-style-name="P2" draw:layer="layout" svg:width="0.106cm" svg:height="0.106cm" svg:x="4.794cm" svg:y="8.778cm" svg:viewBox="0 0 107 107" svg:d="M107 55c0 26-25 52-50 52-31 0-57-26-57-52 0-30 26-55 57-55 25 0 50 25 50 55z">
            <text:p/>
          </draw:path>
          <draw:path draw:style-name="gr2" draw:text-style-name="P2" draw:layer="layout" svg:width="0.105cm" svg:height="0.106cm" svg:x="10.294cm" svg:y="9.794cm" svg:viewBox="0 0 106 107" svg:d="M106 55c0 25-25 52-50 52-30 0-56-27-56-52 0-30 26-55 56-55 25 0 50 25 50 55z">
            <text:p/>
          </draw:path>
          <draw:path draw:style-name="gr2" draw:text-style-name="P2" draw:layer="layout" svg:width="0.105cm" svg:height="0.106cm" svg:x="10.294cm" svg:y="8.524cm" svg:viewBox="0 0 106 107" svg:d="M106 56c0 25-25 51-50 51-30 0-56-26-56-51 0-30 26-56 56-56 25 0 50 26 50 56z">
            <text:p/>
          </draw:path>
          <draw:path draw:style-name="gr2" draw:text-style-name="P2" draw:layer="layout" svg:width="0.105cm" svg:height="0.106cm" svg:x="10.294cm" svg:y="9.286cm" svg:viewBox="0 0 106 107" svg:d="M106 55c0 25-25 52-50 52-30 0-56-27-56-52 0-30 26-55 56-55 25 0 50 25 50 55z">
            <text:p/>
          </draw:path>
          <draw:path draw:style-name="gr2" draw:text-style-name="P2" draw:layer="layout" svg:width="0.105cm" svg:height="0.106cm" svg:x="10.294cm" svg:y="9.032cm" svg:viewBox="0 0 106 107" svg:d="M106 56c0 25-25 51-50 51-30 0-56-26-56-51 0-31 26-56 56-56 25 0 50 25 50 56z">
            <text:p/>
          </draw:path>
          <draw:path draw:style-name="gr2" draw:text-style-name="P2" draw:layer="layout" svg:width="0.105cm" svg:height="0.106cm" svg:x="10.294cm" svg:y="8.778cm" svg:viewBox="0 0 106 107" svg:d="M106 55c0 26-25 52-50 52-30 0-56-26-56-52 0-30 26-55 56-55 25 0 50 25 50 55z">
            <text:p/>
          </draw:path>
          <draw:path draw:style-name="gr2" draw:text-style-name="P2" draw:layer="layout" svg:width="0.081cm" svg:height="0.081cm" svg:x="10.306cm" svg:y="9.552cm" svg:viewBox="0 0 82 82" svg:d="M82 44c0 21-17 38-38 38-26 0-44-17-44-38 0-27 18-44 44-44 21 0 38 17 38 44z">
            <text:p/>
          </draw:path>
          <draw:path draw:style-name="gr2" draw:text-style-name="P2" draw:layer="layout" svg:width="0.081cm" svg:height="0.081cm" svg:x="10.306cm" svg:y="5.323cm" svg:viewBox="0 0 82 82" svg:d="M82 44c0 21-17 38-38 38-26 0-44-17-44-38 0-26 18-44 44-44 21 0 38 18 38 44z">
            <text:p/>
          </draw:path>
          <draw:path draw:style-name="gr2" draw:text-style-name="P2" draw:layer="layout" svg:width="0.081cm" svg:height="0.081cm" svg:x="8.655cm" svg:y="5.323cm" svg:viewBox="0 0 82 82" svg:d="M82 44c0 21-18 38-39 38-26 0-43-17-43-38 0-26 17-44 43-44 21 0 39 18 39 44z">
            <text:p/>
          </draw:path>
          <draw:path draw:style-name="gr2" draw:text-style-name="P2" draw:layer="layout" svg:width="0.081cm" svg:height="0.081cm" svg:x="8.655cm" svg:y="5.577cm" svg:viewBox="0 0 82 82" svg:d="M82 43c0 21-18 39-39 39-26 0-43-18-43-39 0-26 17-43 43-43 21 0 39 17 39 43z">
            <text:p/>
          </draw:path>
          <draw:path draw:style-name="gr2" draw:text-style-name="P2" draw:layer="layout" svg:width="0.081cm" svg:height="0.08cm" svg:x="10.306cm" svg:y="7.521cm" svg:viewBox="0 0 82 81" svg:d="M82 42c0 22-17 39-38 39-26 0-44-17-44-39 0-26 18-42 44-42 21 0 38 16 38 42z">
            <text:p/>
          </draw:path>
          <draw:path draw:style-name="gr2" draw:text-style-name="P2" draw:layer="layout" svg:width="0.105cm" svg:height="0.106cm" svg:x="8.643cm" svg:y="7.508cm" svg:viewBox="0 0 106 107" svg:d="M106 55c0 25-25 52-51 52-30 0-55-27-55-52 0-30 25-55 55-55 26 0 51 25 51 55z">
            <text:p/>
          </draw:path>
          <draw:path draw:style-name="gr2" draw:text-style-name="P2" draw:layer="layout" svg:width="0.081cm" svg:height="0.081cm" svg:x="10.306cm" svg:y="5.577cm" svg:viewBox="0 0 82 82" svg:d="M82 43c0 21-17 39-38 39-26 0-44-18-44-39 0-26 18-43 44-43 21 0 38 17 38 43z">
            <text:p/>
          </draw:path>
          <draw:path draw:style-name="gr2" draw:text-style-name="P2" draw:layer="layout" svg:width="0.081cm" svg:height="0.08cm" svg:x="10.306cm" svg:y="10.315cm" svg:viewBox="0 0 82 81" svg:d="M82 42c0 22-17 39-38 39-26 0-44-17-44-39 0-26 18-42 44-42 21 0 38 16 38 42z">
            <text:p/>
          </draw:path>
          <draw:path draw:style-name="gr2" draw:text-style-name="P2" draw:layer="layout" svg:width="0.081cm" svg:height="0.081cm" svg:x="10.306cm" svg:y="10.568cm" svg:viewBox="0 0 82 82" svg:d="M82 44c0 21-17 38-38 38-26 0-44-17-44-38 0-27 18-44 44-44 21 0 38 17 38 44z">
            <text:p/>
          </draw:path>
          <draw:path draw:style-name="gr2" draw:text-style-name="P2" draw:layer="layout" svg:width="0.081cm" svg:height="0.08cm" svg:x="10.306cm" svg:y="10.823cm" svg:viewBox="0 0 82 81" svg:d="M82 43c0 21-17 38-38 38-26 0-44-17-44-38 0-27 18-43 44-43 21 0 38 16 38 43z">
            <text:p/>
          </draw:path>
          <draw:path draw:style-name="gr2" draw:text-style-name="P2" draw:layer="layout" svg:width="0.105cm" svg:height="0.106cm" svg:x="10.294cm" svg:y="10.048cm" svg:viewBox="0 0 106 107" svg:d="M106 55c0 26-25 52-50 52-30 0-56-26-56-52 0-30 26-55 56-55 25 0 50 25 50 55z">
            <text:p/>
          </draw:path>
          <draw:path draw:style-name="gr2" draw:text-style-name="P2" draw:layer="layout" svg:width="0.081cm" svg:height="0.08cm" svg:x="10.306cm" svg:y="11.077cm" svg:viewBox="0 0 82 81" svg:d="M82 43c0 21-17 38-38 38-26 0-44-17-44-38 0-26 18-43 44-43 21 0 38 17 38 43z">
            <text:p/>
          </draw:path>
          <draw:path draw:style-name="gr2" draw:text-style-name="P2" draw:layer="layout" svg:width="0.105cm" svg:height="0.106cm" svg:x="10.294cm" svg:y="8.27cm" svg:viewBox="0 0 106 107" svg:d="M106 56c0 25-25 51-50 51-30 0-56-26-56-51 0-31 26-56 56-56 25 0 50 25 50 56z">
            <text:p/>
          </draw:path>
          <draw:path draw:style-name="gr2" draw:text-style-name="P2" draw:layer="layout" svg:width="0.105cm" svg:height="0.106cm" svg:x="10.294cm" svg:y="8.016cm" svg:viewBox="0 0 106 107" svg:d="M106 55c0 25-25 52-50 52-30 0-56-27-56-52 0-30 26-55 56-55 25 0 50 25 50 55z">
            <text:p/>
          </draw:path>
          <draw:path draw:style-name="gr2" draw:text-style-name="P2" draw:layer="layout" svg:width="0.081cm" svg:height="0.08cm" svg:x="8.655cm" svg:y="8.537cm" svg:viewBox="0 0 82 81" svg:d="M82 42c0 21-18 39-39 39-26 0-43-18-43-39 0-26 17-42 43-42 21 0 39 16 39 42z">
            <text:p/>
          </draw:path>
          <draw:path draw:style-name="gr2" draw:text-style-name="P2" draw:layer="layout" svg:width="0.105cm" svg:height="0.106cm" svg:x="8.643cm" svg:y="8.27cm" svg:viewBox="0 0 106 107" svg:d="M106 56c0 25-25 51-51 51-30 0-55-26-55-51 0-31 25-56 55-56 26 0 51 25 51 56z">
            <text:p/>
          </draw:path>
          <draw:path draw:style-name="gr2" draw:text-style-name="P2" draw:layer="layout" svg:width="0.105cm" svg:height="0.106cm" svg:x="8.643cm" svg:y="8.016cm" svg:viewBox="0 0 106 107" svg:d="M106 55c0 25-25 52-51 52-30 0-55-27-55-52 0-30 25-55 55-55 26 0 51 25 51 55z">
            <text:p/>
          </draw:path>
          <draw:path draw:style-name="gr2" draw:text-style-name="P2" draw:layer="layout" svg:width="0.081cm" svg:height="0.08cm" svg:x="10.306cm" svg:y="7.775cm" svg:viewBox="0 0 82 81" svg:d="M82 43c0 21-17 38-38 38-26 0-44-17-44-38 0-27 18-43 44-43 21 0 38 16 38 43z">
            <text:p/>
          </draw:path>
          <draw:path draw:style-name="gr2" draw:text-style-name="P2" draw:layer="layout" svg:width="0.105cm" svg:height="0.106cm" svg:x="8.643cm" svg:y="8.778cm" svg:viewBox="0 0 106 107" svg:d="M106 55c0 26-25 52-51 52-30 0-55-26-55-52 0-30 25-55 55-55 26 0 51 25 51 55z">
            <text:p/>
          </draw:path>
          <draw:path draw:style-name="gr2" draw:text-style-name="P2" draw:layer="layout" svg:width="0.105cm" svg:height="0.106cm" svg:x="8.643cm" svg:y="7.762cm" svg:viewBox="0 0 106 107" svg:d="M106 56c0 25-25 51-51 51-30 0-55-26-55-51 0-31 25-56 55-56 26 0 51 25 51 56z">
            <text:p/>
          </draw:path>
          <draw:path draw:style-name="gr2" draw:text-style-name="P2" draw:layer="layout" svg:width="0.105cm" svg:height="0.106cm" svg:x="8.643cm" svg:y="9.54cm" svg:viewBox="0 0 106 107" svg:d="M106 56c0 25-25 51-51 51-30 0-55-26-55-51 0-31 25-56 55-56 26 0 51 25 51 56z">
            <text:p/>
          </draw:path>
          <draw:path draw:style-name="gr2" draw:text-style-name="P2" draw:layer="layout" svg:width="0.081cm" svg:height="0.08cm" svg:x="8.655cm" svg:y="10.315cm" svg:viewBox="0 0 82 81" svg:d="M82 42c0 22-18 39-39 39-26 0-43-17-43-39 0-26 17-42 43-42 21 0 39 16 39 42z">
            <text:p/>
          </draw:path>
          <draw:path draw:style-name="gr2" draw:text-style-name="P2" draw:layer="layout" svg:width="0.105cm" svg:height="0.106cm" svg:x="8.643cm" svg:y="10.048cm" svg:viewBox="0 0 106 107" svg:d="M106 55c0 26-25 52-51 52-30 0-55-26-55-52 0-30 25-55 55-55 26 0 51 25 51 55z">
            <text:p/>
          </draw:path>
          <draw:path draw:style-name="gr2" draw:text-style-name="P2" draw:layer="layout" svg:width="0.105cm" svg:height="0.106cm" svg:x="8.643cm" svg:y="9.032cm" svg:viewBox="0 0 106 107" svg:d="M106 56c0 25-25 51-51 51-30 0-55-26-55-51 0-31 25-56 55-56 26 0 51 25 51 56z">
            <text:p/>
          </draw:path>
          <draw:path draw:style-name="gr2" draw:text-style-name="P2" draw:layer="layout" svg:width="0.105cm" svg:height="0.106cm" svg:x="8.643cm" svg:y="9.286cm" svg:viewBox="0 0 106 107" svg:d="M106 55c0 25-25 52-51 52-30 0-55-27-55-52 0-30 25-55 55-55 26 0 51 25 51 55z">
            <text:p/>
          </draw:path>
          <draw:path draw:style-name="gr2" draw:text-style-name="P2" draw:layer="layout" svg:width="0.105cm" svg:height="0.106cm" svg:x="8.643cm" svg:y="9.794cm" svg:viewBox="0 0 106 107" svg:d="M106 55c0 25-25 52-51 52-30 0-55-27-55-52 0-30 25-55 55-55 26 0 51 25 51 55z">
            <text:p/>
          </draw:path>
          <draw:path draw:style-name="gr5" draw:text-style-name="P3" draw:layer="layout" svg:width="0.106cm" svg:height="0.106cm" svg:x="5.429cm" svg:y="3.787cm" svg:viewBox="0 0 107 107" svg:d="M107 56c0 25-25 51-50 51-31 0-57-26-57-51 0-30 26-56 57-56 25 0 50 26 50 56z">
            <text:p/>
          </draw:path>
          <draw:path draw:style-name="gr5" draw:text-style-name="P3" draw:layer="layout" svg:width="0.106cm" svg:height="0.106cm" svg:x="5.429cm" svg:y="4.549cm" svg:viewBox="0 0 107 107" svg:d="M107 55c0 25-25 52-50 52-31 0-57-27-57-52 0-30 26-55 57-55 25 0 50 25 50 55z">
            <text:p/>
          </draw:path>
          <draw:path draw:style-name="gr5" draw:text-style-name="P3" draw:layer="layout" svg:width="0.106cm" svg:height="0.106cm" svg:x="5.429cm" svg:y="4.295cm" svg:viewBox="0 0 107 107" svg:d="M107 56c0 25-25 51-50 51-31 0-57-26-57-51 0-31 26-56 57-56 25 0 50 25 50 56z">
            <text:p/>
          </draw:path>
          <draw:path draw:style-name="gr5" draw:text-style-name="P3" draw:layer="layout" svg:width="0.106cm" svg:height="0.106cm" svg:x="5.429cm" svg:y="4.041cm" svg:viewBox="0 0 107 107" svg:d="M107 55c0 25-25 52-50 52-31 0-57-27-57-52 0-30 26-55 57-55 25 0 50 25 50 55z">
            <text:p/>
          </draw:path>
          <draw:path draw:style-name="gr5" draw:text-style-name="P3" draw:layer="layout" svg:width="0.106cm" svg:height="0.106cm" svg:x="5.429cm" svg:y="3.533cm" svg:viewBox="0 0 107 107" svg:d="M107 55c0 26-25 52-50 52-31 0-57-26-57-52 0-30 26-55 57-55 25 0 50 25 50 55z">
            <text:p/>
          </draw:path>
          <draw:path draw:style-name="gr5" draw:text-style-name="P3" draw:layer="layout" svg:width="0.106cm" svg:height="0.106cm" svg:x="5.429cm" svg:y="5.057cm" svg:viewBox="0 0 107 107" svg:d="M107 56c0 25-25 51-50 51-31 0-57-26-57-51 0-30 26-56 57-56 25 0 50 26 50 56z">
            <text:p/>
          </draw:path>
          <draw:path draw:style-name="gr5" draw:text-style-name="P3" draw:layer="layout" svg:width="0.106cm" svg:height="0.106cm" svg:x="5.429cm" svg:y="4.803cm" svg:viewBox="0 0 107 107" svg:d="M107 55c0 26-25 52-50 52-31 0-57-26-57-52 0-30 26-55 57-55 25 0 50 25 50 55z">
            <text:p/>
          </draw:path>
          <draw:path draw:style-name="gr5" draw:text-style-name="P3" draw:layer="layout" svg:width="0.106cm" svg:height="0.106cm" svg:x="5.429cm" svg:y="5.565cm" svg:viewBox="0 0 107 107" svg:d="M107 56c0 25-25 51-50 51-31 0-57-26-57-51 0-31 26-56 57-56 25 0 50 25 50 56z">
            <text:p/>
          </draw:path>
          <draw:path draw:style-name="gr5" draw:text-style-name="P3" draw:layer="layout" svg:width="0.106cm" svg:height="0.106cm" svg:x="5.429cm" svg:y="5.311cm" svg:viewBox="0 0 107 107" svg:d="M107 55c0 26-25 52-50 52-31 0-57-26-57-52 0-30 26-55 57-55 25 0 50 25 50 55z">
            <text:p/>
          </draw:path>
          <draw:path draw:style-name="gr5" draw:text-style-name="P3" draw:layer="layout" svg:width="0.105cm" svg:height="0.106cm" svg:x="3.652cm" svg:y="5.057cm" svg:viewBox="0 0 106 107" svg:d="M106 56c0 25-25 51-50 51-31 0-56-26-56-51 0-30 25-56 56-56 25 0 50 26 50 56z">
            <text:p/>
          </draw:path>
          <draw:path draw:style-name="gr5" draw:text-style-name="P3" draw:layer="layout" svg:width="0.105cm" svg:height="0.106cm" svg:x="4.287cm" svg:y="5.565cm" svg:viewBox="0 0 106 107" svg:d="M106 56c0 25-25 51-50 51-30 0-56-26-56-51 0-31 26-56 56-56 25 0 50 25 50 56z">
            <text:p/>
          </draw:path>
          <draw:path draw:style-name="gr5" draw:text-style-name="P3" draw:layer="layout" svg:width="0.105cm" svg:height="0.106cm" svg:x="3.652cm" svg:y="5.311cm" svg:viewBox="0 0 106 107" svg:d="M106 55c0 26-25 52-50 52-31 0-56-26-56-52 0-30 25-55 56-55 25 0 50 25 50 55z">
            <text:p/>
          </draw:path>
          <draw:path draw:style-name="gr5" draw:text-style-name="P3" draw:layer="layout" svg:width="0.105cm" svg:height="0.106cm" svg:x="3.652cm" svg:y="5.565cm" svg:viewBox="0 0 106 107" svg:d="M106 56c0 25-25 51-50 51-31 0-56-26-56-51 0-31 25-56 56-56 25 0 50 25 50 56z">
            <text:p/>
          </draw:path>
          <draw:path draw:style-name="gr5" draw:text-style-name="P3" draw:layer="layout" svg:width="0.105cm" svg:height="0.106cm" svg:x="4.287cm" svg:y="5.311cm" svg:viewBox="0 0 106 107" svg:d="M106 55c0 26-25 52-50 52-30 0-56-26-56-52 0-30 26-55 56-55 25 0 50 25 50 55z">
            <text:p/>
          </draw:path>
          <draw:path draw:style-name="gr5" draw:text-style-name="P3" draw:layer="layout" svg:width="0.105cm" svg:height="0.106cm" svg:x="3.652cm" svg:y="4.041cm" svg:viewBox="0 0 106 107" svg:d="M106 55c0 25-25 52-50 52-31 0-56-27-56-52 0-30 25-55 56-55 25 0 50 25 50 55z">
            <text:p/>
          </draw:path>
          <draw:path draw:style-name="gr5" draw:text-style-name="P3" draw:layer="layout" svg:width="0.105cm" svg:height="0.106cm" svg:x="3.652cm" svg:y="4.295cm" svg:viewBox="0 0 106 107" svg:d="M106 56c0 25-25 51-50 51-31 0-56-26-56-51 0-31 25-56 56-56 25 0 50 25 50 56z">
            <text:p/>
          </draw:path>
          <draw:path draw:style-name="gr5" draw:text-style-name="P3" draw:layer="layout" svg:width="0.105cm" svg:height="0.106cm" svg:x="4.287cm" svg:y="4.295cm" svg:viewBox="0 0 106 107" svg:d="M106 56c0 25-25 51-50 51-30 0-56-26-56-51 0-31 26-56 56-56 25 0 50 25 50 56z">
            <text:p/>
          </draw:path>
          <draw:path draw:style-name="gr5" draw:text-style-name="P3" draw:layer="layout" svg:width="0.105cm" svg:height="0.106cm" svg:x="3.652cm" svg:y="3.533cm" svg:viewBox="0 0 106 107" svg:d="M106 55c0 26-25 52-50 52-31 0-56-26-56-52 0-30 25-55 56-55 25 0 50 25 50 55z">
            <text:p/>
          </draw:path>
          <draw:path draw:style-name="gr5" draw:text-style-name="P3" draw:layer="layout" svg:width="0.105cm" svg:height="0.106cm" svg:x="4.287cm" svg:y="3.787cm" svg:viewBox="0 0 106 107" svg:d="M106 56c0 25-25 51-50 51-30 0-56-26-56-51 0-30 26-56 56-56 25 0 50 26 50 56z">
            <text:p/>
          </draw:path>
          <draw:path draw:style-name="gr5" draw:text-style-name="P3" draw:layer="layout" svg:width="0.105cm" svg:height="0.106cm" svg:x="3.652cm" svg:y="3.787cm" svg:viewBox="0 0 106 107" svg:d="M106 56c0 25-25 51-50 51-31 0-56-26-56-51 0-30 25-56 56-56 25 0 50 26 50 56z">
            <text:p/>
          </draw:path>
          <draw:path draw:style-name="gr5" draw:text-style-name="P3" draw:layer="layout" svg:width="0.105cm" svg:height="0.106cm" svg:x="4.287cm" svg:y="4.041cm" svg:viewBox="0 0 106 107" svg:d="M106 55c0 25-25 52-50 52-30 0-56-27-56-52 0-30 26-55 56-55 25 0 50 25 50 55z">
            <text:p/>
          </draw:path>
          <draw:path draw:style-name="gr5" draw:text-style-name="P3" draw:layer="layout" svg:width="0.105cm" svg:height="0.106cm" svg:x="4.287cm" svg:y="3.533cm" svg:viewBox="0 0 106 107" svg:d="M106 55c0 26-25 52-50 52-30 0-56-26-56-52 0-30 26-55 56-55 25 0 50 25 50 55z">
            <text:p/>
          </draw:path>
          <draw:path draw:style-name="gr5" draw:text-style-name="P3" draw:layer="layout" svg:width="0.105cm" svg:height="0.106cm" svg:x="4.287cm" svg:y="5.057cm" svg:viewBox="0 0 106 107" svg:d="M106 56c0 25-25 51-50 51-30 0-56-26-56-51 0-30 26-56 56-56 25 0 50 26 50 56z">
            <text:p/>
          </draw:path>
          <draw:path draw:style-name="gr5" draw:text-style-name="P3" draw:layer="layout" svg:width="0.105cm" svg:height="0.106cm" svg:x="3.652cm" svg:y="4.803cm" svg:viewBox="0 0 106 107" svg:d="M106 55c0 26-25 52-50 52-31 0-56-26-56-52 0-30 25-55 56-55 25 0 50 25 50 55z">
            <text:p/>
          </draw:path>
          <draw:path draw:style-name="gr5" draw:text-style-name="P3" draw:layer="layout" svg:width="0.105cm" svg:height="0.106cm" svg:x="3.652cm" svg:y="4.549cm" svg:viewBox="0 0 106 107" svg:d="M106 55c0 25-25 52-50 52-31 0-56-27-56-52 0-30 25-55 56-55 25 0 50 25 50 55z">
            <text:p/>
          </draw:path>
          <draw:path draw:style-name="gr5" draw:text-style-name="P3" draw:layer="layout" svg:width="0.105cm" svg:height="0.106cm" svg:x="4.287cm" svg:y="4.803cm" svg:viewBox="0 0 106 107" svg:d="M106 55c0 26-25 52-50 52-30 0-56-26-56-52 0-30 26-55 56-55 25 0 50 25 50 55z">
            <text:p/>
          </draw:path>
          <draw:path draw:style-name="gr5" draw:text-style-name="P3" draw:layer="layout" svg:width="0.105cm" svg:height="0.106cm" svg:x="4.287cm" svg:y="4.549cm" svg:viewBox="0 0 106 107" svg:d="M106 55c0 25-25 52-50 52-30 0-56-27-56-52 0-30 26-55 56-55 25 0 50 25 50 55z">
            <text:p/>
          </draw:path>
          <draw:path draw:style-name="gr5" draw:text-style-name="P3" draw:layer="layout" svg:width="0.105cm" svg:height="0.106cm" svg:x="2.636cm" svg:y="4.041cm" svg:viewBox="0 0 106 107" svg:d="M106 55c0 25-26 52-51 52-30 0-55-27-55-52 0-30 25-55 55-55 25 0 51 25 51 55z">
            <text:p/>
          </draw:path>
          <draw:path draw:style-name="gr5" draw:text-style-name="P3" draw:layer="layout" svg:width="0.105cm" svg:height="0.106cm" svg:x="2.636cm" svg:y="3.279cm" svg:viewBox="0 0 106 107" svg:d="M106 56c0 25-26 51-51 51-30 0-55-26-55-51 0-30 25-56 55-56 25 0 51 26 51 56z">
            <text:p/>
          </draw:path>
          <draw:path draw:style-name="gr5" draw:text-style-name="P3" draw:layer="layout" svg:width="0.105cm" svg:height="0.106cm" svg:x="2.636cm" svg:y="3.533cm" svg:viewBox="0 0 106 107" svg:d="M106 55c0 26-26 52-51 52-30 0-55-26-55-52 0-30 25-55 55-55 25 0 51 25 51 55z">
            <text:p/>
          </draw:path>
          <draw:path draw:style-name="gr5" draw:text-style-name="P3" draw:layer="layout" svg:width="0.105cm" svg:height="0.106cm" svg:x="2.636cm" svg:y="3.787cm" svg:viewBox="0 0 106 107" svg:d="M106 56c0 25-26 51-51 51-30 0-55-26-55-51 0-30 25-56 55-56 25 0 51 26 51 56z">
            <text:p/>
          </draw:path>
          <draw:path draw:style-name="gr5" draw:text-style-name="P3" draw:layer="layout" svg:width="0.105cm" svg:height="0.106cm" svg:x="2.636cm" svg:y="4.295cm" svg:viewBox="0 0 106 107" svg:d="M106 56c0 25-26 51-51 51-30 0-55-26-55-51 0-31 25-56 55-56 25 0 51 25 51 56z">
            <text:p/>
          </draw:path>
          <draw:path draw:style-name="gr5" draw:text-style-name="P3" draw:layer="layout" svg:width="0.106cm" svg:height="0.106cm" svg:x="5.429cm" svg:y="2.263cm" svg:viewBox="0 0 107 107" svg:d="M107 55c0 26-25 52-50 52-31 0-57-26-57-52 0-30 26-55 57-55 25 0 50 25 50 55z">
            <text:p/>
          </draw:path>
          <draw:path draw:style-name="gr5" draw:text-style-name="P3" draw:layer="layout" svg:width="0.106cm" svg:height="0.106cm" svg:x="5.429cm" svg:y="3.279cm" svg:viewBox="0 0 107 107" svg:d="M107 56c0 25-25 51-50 51-31 0-57-26-57-51 0-30 26-56 57-56 25 0 50 26 50 56z">
            <text:p/>
          </draw:path>
          <draw:path draw:style-name="gr5" draw:text-style-name="P3" draw:layer="layout" svg:width="0.106cm" svg:height="0.106cm" svg:x="5.429cm" svg:y="3.025cm" svg:viewBox="0 0 107 107" svg:d="M107 56c0 25-25 51-50 51-31 0-57-26-57-51 0-31 26-56 57-56 25 0 50 25 50 56z">
            <text:p/>
          </draw:path>
          <draw:path draw:style-name="gr5" draw:text-style-name="P3" draw:layer="layout" svg:width="0.106cm" svg:height="0.106cm" svg:x="5.429cm" svg:y="2.771cm" svg:viewBox="0 0 107 107" svg:d="M107 55c0 25-25 52-50 52-31 0-57-27-57-52 0-30 26-55 57-55 25 0 50 25 50 55z">
            <text:p/>
          </draw:path>
          <draw:path draw:style-name="gr5" draw:text-style-name="P3" draw:layer="layout" svg:width="0.106cm" svg:height="0.106cm" svg:x="5.429cm" svg:y="2.517cm" svg:viewBox="0 0 107 107" svg:d="M107 56c0 25-25 51-50 51-31 0-57-26-57-51 0-31 26-56 57-56 25 0 50 25 50 56z">
            <text:p/>
          </draw:path>
          <draw:path draw:style-name="gr5" draw:text-style-name="P3" draw:layer="layout" svg:width="0.106cm" svg:height="0.106cm" svg:x="5.429cm" svg:y="2.009cm" svg:viewBox="0 0 107 107" svg:d="M107 56c0 25-25 51-50 51-31 0-57-26-57-51 0-30 26-56 57-56 25 0 50 26 50 56z">
            <text:p/>
          </draw:path>
          <draw:path draw:style-name="gr5" draw:text-style-name="P3" draw:layer="layout" svg:width="0.105cm" svg:height="0.106cm" svg:x="4.287cm" svg:y="3.279cm" svg:viewBox="0 0 106 107" svg:d="M106 56c0 25-25 51-50 51-30 0-56-26-56-51 0-30 26-56 56-56 25 0 50 26 50 56z">
            <text:p/>
          </draw:path>
          <draw:path draw:style-name="gr5" draw:text-style-name="P3" draw:layer="layout" svg:width="0.105cm" svg:height="0.106cm" svg:x="3.652cm" svg:y="3.025cm" svg:viewBox="0 0 106 107" svg:d="M106 56c0 25-25 51-50 51-31 0-56-26-56-51 0-31 25-56 56-56 25 0 50 25 50 56z">
            <text:p/>
          </draw:path>
          <draw:path draw:style-name="gr5" draw:text-style-name="P3" draw:layer="layout" svg:width="0.105cm" svg:height="0.106cm" svg:x="3.652cm" svg:y="3.279cm" svg:viewBox="0 0 106 107" svg:d="M106 56c0 25-25 51-50 51-31 0-56-26-56-51 0-30 25-56 56-56 25 0 50 26 50 56z">
            <text:p/>
          </draw:path>
          <draw:path draw:style-name="gr5" draw:text-style-name="P3" draw:layer="layout" svg:width="0.105cm" svg:height="0.106cm" svg:x="3.652cm" svg:y="2.771cm" svg:viewBox="0 0 106 107" svg:d="M106 55c0 25-25 52-50 52-31 0-56-27-56-52 0-30 25-55 56-55 25 0 50 25 50 55z">
            <text:p/>
          </draw:path>
          <draw:path draw:style-name="gr5" draw:text-style-name="P3" draw:layer="layout" svg:width="0.105cm" svg:height="0.106cm" svg:x="4.287cm" svg:y="3.025cm" svg:viewBox="0 0 106 107" svg:d="M106 56c0 25-25 51-50 51-30 0-56-26-56-51 0-31 26-56 56-56 25 0 50 25 50 56z">
            <text:p/>
          </draw:path>
          <draw:path draw:style-name="gr5" draw:text-style-name="P3" draw:layer="layout" svg:width="0.105cm" svg:height="0.106cm" svg:x="4.287cm" svg:y="2.771cm" svg:viewBox="0 0 106 107" svg:d="M106 55c0 25-25 52-50 52-30 0-56-27-56-52 0-30 26-55 56-55 25 0 50 25 50 55z">
            <text:p/>
          </draw:path>
          <draw:path draw:style-name="gr5" draw:text-style-name="P3" draw:layer="layout" svg:width="0.105cm" svg:height="0.106cm" svg:x="3.652cm" svg:y="2.263cm" svg:viewBox="0 0 106 107" svg:d="M106 55c0 26-25 52-50 52-31 0-56-26-56-52 0-30 25-55 56-55 25 0 50 25 50 55z">
            <text:p/>
          </draw:path>
          <draw:path draw:style-name="gr5" draw:text-style-name="P3" draw:layer="layout" svg:width="0.105cm" svg:height="0.106cm" svg:x="3.652cm" svg:y="2.517cm" svg:viewBox="0 0 106 107" svg:d="M106 56c0 25-25 51-50 51-31 0-56-26-56-51 0-31 25-56 56-56 25 0 50 25 50 56z">
            <text:p/>
          </draw:path>
          <draw:path draw:style-name="gr5" draw:text-style-name="P3" draw:layer="layout" svg:width="0.105cm" svg:height="0.106cm" svg:x="4.287cm" svg:y="2.517cm" svg:viewBox="0 0 106 107" svg:d="M106 56c0 25-25 51-50 51-30 0-56-26-56-51 0-31 26-56 56-56 25 0 50 25 50 56z">
            <text:p/>
          </draw:path>
          <draw:path draw:style-name="gr5" draw:text-style-name="P3" draw:layer="layout" svg:width="0.105cm" svg:height="0.106cm" svg:x="4.287cm" svg:y="2.263cm" svg:viewBox="0 0 106 107" svg:d="M106 55c0 26-25 52-50 52-30 0-56-26-56-52 0-30 26-55 56-55 25 0 50 25 50 55z">
            <text:p/>
          </draw:path>
          <draw:path draw:style-name="gr5" draw:text-style-name="P3" draw:layer="layout" svg:width="0.105cm" svg:height="0.106cm" svg:x="3.652cm" svg:y="2.009cm" svg:viewBox="0 0 106 107" svg:d="M106 56c0 25-25 51-50 51-31 0-56-26-56-51 0-30 25-56 56-56 25 0 50 26 50 56z">
            <text:p/>
          </draw:path>
          <draw:path draw:style-name="gr5" draw:text-style-name="P3" draw:layer="layout" svg:width="0.105cm" svg:height="0.106cm" svg:x="4.287cm" svg:y="2.009cm" svg:viewBox="0 0 106 107" svg:d="M106 56c0 25-25 51-50 51-30 0-56-26-56-51 0-30 26-56 56-56 25 0 50 26 50 56z">
            <text:p/>
          </draw:path>
          <draw:path draw:style-name="gr5" draw:text-style-name="P3" draw:layer="layout" svg:width="0.105cm" svg:height="0.106cm" svg:x="2.636cm" svg:y="2.771cm" svg:viewBox="0 0 106 107" svg:d="M106 55c0 25-26 52-51 52-30 0-55-27-55-52 0-30 25-55 55-55 25 0 51 25 51 55z">
            <text:p/>
          </draw:path>
          <draw:path draw:style-name="gr5" draw:text-style-name="P3" draw:layer="layout" svg:width="0.105cm" svg:height="0.106cm" svg:x="2.636cm" svg:y="2.009cm" svg:viewBox="0 0 106 107" svg:d="M106 56c0 25-26 51-51 51-30 0-55-26-55-51 0-30 25-56 55-56 25 0 51 26 51 56z">
            <text:p/>
          </draw:path>
          <draw:path draw:style-name="gr5" draw:text-style-name="P3" draw:layer="layout" svg:width="0.105cm" svg:height="0.106cm" svg:x="2.636cm" svg:y="2.263cm" svg:viewBox="0 0 106 107" svg:d="M106 55c0 26-26 52-51 52-30 0-55-26-55-52 0-30 25-55 55-55 25 0 51 25 51 55z">
            <text:p/>
          </draw:path>
          <draw:path draw:style-name="gr5" draw:text-style-name="P3" draw:layer="layout" svg:width="0.105cm" svg:height="0.106cm" svg:x="2.636cm" svg:y="2.517cm" svg:viewBox="0 0 106 107" svg:d="M106 56c0 25-26 51-51 51-30 0-55-26-55-51 0-31 25-56 55-56 25 0 51 25 51 56z">
            <text:p/>
          </draw:path>
          <draw:path draw:style-name="gr5" draw:text-style-name="P3" draw:layer="layout" svg:width="0.105cm" svg:height="0.106cm" svg:x="2.636cm" svg:y="3.025cm" svg:viewBox="0 0 106 107" svg:d="M106 56c0 25-26 51-51 51-30 0-55-26-55-51 0-31 25-56 55-56 25 0 51 25 51 56z">
            <text:p/>
          </draw:path>
          <draw:path draw:style-name="gr5" draw:text-style-name="P3" draw:layer="layout" svg:width="0.105cm" svg:height="0.106cm" svg:x="2.636cm" svg:y="4.549cm" svg:viewBox="0 0 106 107" svg:d="M106 55c0 25-26 52-51 52-30 0-55-27-55-52 0-30 25-55 55-55 25 0 51 25 51 55z">
            <text:p/>
          </draw:path>
          <draw:path draw:style-name="gr5" draw:text-style-name="P3" draw:layer="layout" svg:width="0.105cm" svg:height="0.106cm" svg:x="2.636cm" svg:y="4.803cm" svg:viewBox="0 0 106 107" svg:d="M106 55c0 26-26 52-51 52-30 0-55-26-55-52 0-30 25-55 55-55 25 0 51 25 51 55z">
            <text:p/>
          </draw:path>
          <draw:path draw:style-name="gr5" draw:text-style-name="P3" draw:layer="layout" svg:width="0.105cm" svg:height="0.106cm" svg:x="2.636cm" svg:y="5.057cm" svg:viewBox="0 0 106 107" svg:d="M106 56c0 25-26 51-51 51-30 0-55-26-55-51 0-30 25-56 55-56 25 0 51 26 51 56z">
            <text:p/>
          </draw:path>
          <draw:path draw:style-name="gr5" draw:text-style-name="P3" draw:layer="layout" svg:width="0.105cm" svg:height="0.106cm" svg:x="2.636cm" svg:y="5.311cm" svg:viewBox="0 0 106 107" svg:d="M106 55c0 26-26 52-51 52-30 0-55-26-55-52 0-30 25-55 55-55 25 0 51 25 51 55z">
            <text:p/>
          </draw:path>
          <draw:path draw:style-name="gr5" draw:text-style-name="P3" draw:layer="layout" svg:width="0.105cm" svg:height="0.106cm" svg:x="2.636cm" svg:y="5.565cm" svg:viewBox="0 0 106 107" svg:d="M106 56c0 25-26 51-51 51-30 0-55-26-55-51 0-31 25-56 55-56 25 0 51 25 51 56z">
            <text:p/>
          </draw:path>
          <draw:path draw:style-name="gr5" draw:text-style-name="P3" draw:layer="layout" svg:width="0.105cm" svg:height="0.106cm" svg:x="6.319cm" svg:y="5.057cm" svg:viewBox="0 0 106 107" svg:d="M106 56c0 25-26 51-51 51-30 0-55-26-55-51 0-30 25-56 55-56 25 0 51 26 51 56z">
            <text:p/>
          </draw:path>
          <draw:path draw:style-name="gr5" draw:text-style-name="P3" draw:layer="layout" svg:width="0.105cm" svg:height="0.106cm" svg:x="6.319cm" svg:y="4.803cm" svg:viewBox="0 0 106 107" svg:d="M106 55c0 26-26 52-51 52-30 0-55-26-55-52 0-30 25-55 55-55 25 0 51 25 51 55z">
            <text:p/>
          </draw:path>
          <draw:path draw:style-name="gr5" draw:text-style-name="P3" draw:layer="layout" svg:width="0.105cm" svg:height="0.106cm" svg:x="6.319cm" svg:y="4.549cm" svg:viewBox="0 0 106 107" svg:d="M106 55c0 25-26 52-51 52-30 0-55-27-55-52 0-30 25-55 55-55 25 0 51 25 51 55z">
            <text:p/>
          </draw:path>
          <draw:path draw:style-name="gr5" draw:text-style-name="P3" draw:layer="layout" svg:width="0.105cm" svg:height="0.106cm" svg:x="6.319cm" svg:y="4.295cm" svg:viewBox="0 0 106 107" svg:d="M106 56c0 25-26 51-51 51-30 0-55-26-55-51 0-31 25-56 55-56 25 0 51 25 51 56z">
            <text:p/>
          </draw:path>
          <draw:path draw:style-name="gr5" draw:text-style-name="P3" draw:layer="layout" svg:width="0.105cm" svg:height="0.106cm" svg:x="6.319cm" svg:y="5.311cm" svg:viewBox="0 0 106 107" svg:d="M106 55c0 26-26 52-51 52-30 0-55-26-55-52 0-30 25-55 55-55 25 0 51 25 51 55z">
            <text:p/>
          </draw:path>
          <draw:path draw:style-name="gr5" draw:text-style-name="P3" draw:layer="layout" svg:width="0.105cm" svg:height="0.106cm" svg:x="6.319cm" svg:y="5.565cm" svg:viewBox="0 0 106 107" svg:d="M106 56c0 25-26 51-51 51-30 0-55-26-55-51 0-31 25-56 55-56 25 0 51 25 51 56z">
            <text:p/>
          </draw:path>
          <draw:path draw:style-name="gr5" draw:text-style-name="P3" draw:layer="layout" svg:width="0.105cm" svg:height="0.106cm" svg:x="8.135cm" svg:y="4.041cm" svg:viewBox="0 0 106 107" svg:d="M106 55c0 25-25 52-51 52-30 0-55-27-55-52 0-30 25-55 55-55 26 0 51 25 51 55z">
            <text:p/>
          </draw:path>
          <draw:path draw:style-name="gr5" draw:text-style-name="P3" draw:layer="layout" svg:width="0.105cm" svg:height="0.106cm" svg:x="8.135cm" svg:y="3.787cm" svg:viewBox="0 0 106 107" svg:d="M106 56c0 25-25 51-51 51-30 0-55-26-55-51 0-30 25-56 55-56 26 0 51 26 51 56z">
            <text:p/>
          </draw:path>
          <draw:path draw:style-name="gr5" draw:text-style-name="P3" draw:layer="layout" svg:width="0.105cm" svg:height="0.106cm" svg:x="8.135cm" svg:y="3.533cm" svg:viewBox="0 0 106 107" svg:d="M106 55c0 26-25 52-51 52-30 0-55-26-55-52 0-30 25-55 55-55 26 0 51 25 51 55z">
            <text:p/>
          </draw:path>
          <draw:path draw:style-name="gr5" draw:text-style-name="P3" draw:layer="layout" svg:width="0.105cm" svg:height="0.106cm" svg:x="8.135cm" svg:y="3.279cm" svg:viewBox="0 0 106 107" svg:d="M106 56c0 25-25 51-51 51-30 0-55-26-55-51 0-30 25-56 55-56 26 0 51 26 51 56z">
            <text:p/>
          </draw:path>
          <draw:path draw:style-name="gr5" draw:text-style-name="P3" draw:layer="layout" svg:width="0.105cm" svg:height="0.106cm" svg:x="8.135cm" svg:y="3.025cm" svg:viewBox="0 0 106 107" svg:d="M106 56c0 25-25 51-51 51-30 0-55-26-55-51 0-31 25-56 55-56 26 0 51 25 51 56z">
            <text:p/>
          </draw:path>
          <draw:path draw:style-name="gr5" draw:text-style-name="P3" draw:layer="layout" svg:width="0.105cm" svg:height="0.106cm" svg:x="8.135cm" svg:y="4.295cm" svg:viewBox="0 0 106 107" svg:d="M106 56c0 25-25 51-51 51-30 0-55-26-55-51 0-31 25-56 55-56 26 0 51 25 51 56z">
            <text:p/>
          </draw:path>
          <draw:path draw:style-name="gr5" draw:text-style-name="P3" draw:layer="layout" svg:width="0.105cm" svg:height="0.106cm" svg:x="8.135cm" svg:y="2.771cm" svg:viewBox="0 0 106 107" svg:d="M106 55c0 25-25 52-51 52-30 0-55-27-55-52 0-30 25-55 55-55 26 0 51 25 51 55z">
            <text:p/>
          </draw:path>
          <draw:path draw:style-name="gr5" draw:text-style-name="P3" draw:layer="layout" svg:width="0.105cm" svg:height="0.106cm" svg:x="8.135cm" svg:y="2.517cm" svg:viewBox="0 0 106 107" svg:d="M106 56c0 25-25 51-51 51-30 0-55-26-55-51 0-31 25-56 55-56 26 0 51 25 51 56z">
            <text:p/>
          </draw:path>
          <draw:path draw:style-name="gr5" draw:text-style-name="P3" draw:layer="layout" svg:width="0.105cm" svg:height="0.106cm" svg:x="8.135cm" svg:y="2.263cm" svg:viewBox="0 0 106 107" svg:d="M106 55c0 26-25 52-51 52-30 0-55-26-55-52 0-30 25-55 55-55 26 0 51 25 51 55z">
            <text:p/>
          </draw:path>
          <draw:path draw:style-name="gr5" draw:text-style-name="P3" draw:layer="layout" svg:width="0.105cm" svg:height="0.106cm" svg:x="8.135cm" svg:y="2.009cm" svg:viewBox="0 0 106 107" svg:d="M106 56c0 25-25 51-51 51-30 0-55-26-55-51 0-30 25-56 55-56 26 0 51 26 51 56z">
            <text:p/>
          </draw:path>
          <draw:path draw:style-name="gr5" draw:text-style-name="P3" draw:layer="layout" svg:width="0.105cm" svg:height="0.106cm" svg:x="9.786cm" svg:y="2.009cm" svg:viewBox="0 0 106 107" svg:d="M106 56c0 25-26 51-51 51-30 0-55-26-55-51 0-30 25-56 55-56 25 0 51 26 51 56z">
            <text:p/>
          </draw:path>
          <draw:path draw:style-name="gr5" draw:text-style-name="P3" draw:layer="layout" svg:width="0.105cm" svg:height="0.106cm" svg:x="9.786cm" svg:y="2.263cm" svg:viewBox="0 0 106 107" svg:d="M106 55c0 26-26 52-51 52-30 0-55-26-55-52 0-30 25-55 55-55 25 0 51 25 51 55z">
            <text:p/>
          </draw:path>
          <draw:path draw:style-name="gr5" draw:text-style-name="P3" draw:layer="layout" svg:width="0.105cm" svg:height="0.106cm" svg:x="9.786cm" svg:y="2.517cm" svg:viewBox="0 0 106 107" svg:d="M106 56c0 25-26 51-51 51-30 0-55-26-55-51 0-31 25-56 55-56 25 0 51 25 51 56z">
            <text:p/>
          </draw:path>
          <draw:path draw:style-name="gr5" draw:text-style-name="P3" draw:layer="layout" svg:width="0.105cm" svg:height="0.106cm" svg:x="9.151cm" svg:y="2.263cm" svg:viewBox="0 0 106 107" svg:d="M106 55c0 26-26 52-51 52-30 0-55-26-55-52 0-30 25-55 55-55 25 0 51 25 51 55z">
            <text:p/>
          </draw:path>
          <draw:path draw:style-name="gr5" draw:text-style-name="P3" draw:layer="layout" svg:width="0.105cm" svg:height="0.106cm" svg:x="9.151cm" svg:y="2.009cm" svg:viewBox="0 0 106 107" svg:d="M106 56c0 25-26 51-51 51-30 0-55-26-55-51 0-30 25-56 55-56 25 0 51 26 51 56z">
            <text:p/>
          </draw:path>
          <draw:path draw:style-name="gr5" draw:text-style-name="P3" draw:layer="layout" svg:width="0.105cm" svg:height="0.106cm" svg:x="8.135cm" svg:y="5.565cm" svg:viewBox="0 0 106 107" svg:d="M106 56c0 25-25 51-51 51-30 0-55-26-55-51 0-31 25-56 55-56 26 0 51 25 51 56z">
            <text:p/>
          </draw:path>
          <draw:path draw:style-name="gr5" draw:text-style-name="P3" draw:layer="layout" svg:width="0.105cm" svg:height="0.106cm" svg:x="8.135cm" svg:y="5.311cm" svg:viewBox="0 0 106 107" svg:d="M106 55c0 26-25 52-51 52-30 0-55-26-55-52 0-30 25-55 55-55 26 0 51 25 51 55z">
            <text:p/>
          </draw:path>
          <draw:path draw:style-name="gr5" draw:text-style-name="P3" draw:layer="layout" svg:width="0.105cm" svg:height="0.106cm" svg:x="8.135cm" svg:y="5.057cm" svg:viewBox="0 0 106 107" svg:d="M106 56c0 25-25 51-51 51-30 0-55-26-55-51 0-30 25-56 55-56 26 0 51 26 51 56z">
            <text:p/>
          </draw:path>
          <draw:path draw:style-name="gr5" draw:text-style-name="P3" draw:layer="layout" svg:width="0.105cm" svg:height="0.106cm" svg:x="9.151cm" svg:y="5.565cm" svg:viewBox="0 0 106 107" svg:d="M106 56c0 25-26 51-51 51-30 0-55-26-55-51 0-31 25-56 55-56 25 0 51 25 51 56z">
            <text:p/>
          </draw:path>
          <draw:path draw:style-name="gr5" draw:text-style-name="P3" draw:layer="layout" svg:width="0.105cm" svg:height="0.106cm" svg:x="8.135cm" svg:y="4.803cm" svg:viewBox="0 0 106 107" svg:d="M106 55c0 26-25 52-51 52-30 0-55-26-55-52 0-30 25-55 55-55 26 0 51 25 51 55z">
            <text:p/>
          </draw:path>
          <draw:path draw:style-name="gr5" draw:text-style-name="P3" draw:layer="layout" svg:width="0.105cm" svg:height="0.106cm" svg:x="8.135cm" svg:y="4.549cm" svg:viewBox="0 0 106 107" svg:d="M106 55c0 25-25 52-51 52-30 0-55-27-55-52 0-30 25-55 55-55 26 0 51 25 51 55z">
            <text:p/>
          </draw:path>
          <draw:path draw:style-name="gr5" draw:text-style-name="P3" draw:layer="layout" svg:width="0.105cm" svg:height="0.106cm" svg:x="9.786cm" svg:y="2.771cm" svg:viewBox="0 0 106 107" svg:d="M106 55c0 25-26 52-51 52-30 0-55-27-55-52 0-30 25-55 55-55 25 0 51 25 51 55z">
            <text:p/>
          </draw:path>
          <draw:path draw:style-name="gr5" draw:text-style-name="P3" draw:layer="layout" svg:width="0.105cm" svg:height="0.106cm" svg:x="9.786cm" svg:y="3.025cm" svg:viewBox="0 0 106 107" svg:d="M106 56c0 25-26 51-51 51-30 0-55-26-55-51 0-31 25-56 55-56 25 0 51 25 51 56z">
            <text:p/>
          </draw:path>
          <draw:path draw:style-name="gr5" draw:text-style-name="P3" draw:layer="layout" svg:width="0.105cm" svg:height="0.106cm" svg:x="9.151cm" svg:y="3.025cm" svg:viewBox="0 0 106 107" svg:d="M106 56c0 25-26 51-51 51-30 0-55-26-55-51 0-31 25-56 55-56 25 0 51 25 51 56z">
            <text:p/>
          </draw:path>
          <draw:path draw:style-name="gr5" draw:text-style-name="P3" draw:layer="layout" svg:width="0.105cm" svg:height="0.106cm" svg:x="9.151cm" svg:y="2.771cm" svg:viewBox="0 0 106 107" svg:d="M106 55c0 25-26 52-51 52-30 0-55-27-55-52 0-30 25-55 55-55 25 0 51 25 51 55z">
            <text:p/>
          </draw:path>
          <draw:path draw:style-name="gr5" draw:text-style-name="P3" draw:layer="layout" svg:width="0.105cm" svg:height="0.106cm" svg:x="9.151cm" svg:y="2.517cm" svg:viewBox="0 0 106 107" svg:d="M106 56c0 25-26 51-51 51-30 0-55-26-55-51 0-31 25-56 55-56 25 0 51 25 51 56z">
            <text:p/>
          </draw:path>
          <draw:path draw:style-name="gr5" draw:text-style-name="P3" draw:layer="layout" svg:width="0.106cm" svg:height="0.106cm" svg:x="5.429cm" svg:y="10.048cm" svg:viewBox="0 0 107 107" svg:d="M107 55c0 26-25 52-50 52-31 0-57-26-57-52 0-30 26-55 57-55 25 0 50 25 50 55z">
            <text:p/>
          </draw:path>
          <draw:path draw:style-name="gr5" draw:text-style-name="P3" draw:layer="layout" svg:width="0.106cm" svg:height="0.106cm" svg:x="5.429cm" svg:y="10.302cm" svg:viewBox="0 0 107 107" svg:d="M107 56c0 25-25 51-50 51-31 0-57-26-57-51 0-30 26-56 57-56 25 0 50 26 50 56z">
            <text:p/>
          </draw:path>
          <draw:path draw:style-name="gr5" draw:text-style-name="P3" draw:layer="layout" svg:width="0.106cm" svg:height="0.106cm" svg:x="5.429cm" svg:y="10.556cm" svg:viewBox="0 0 107 107" svg:d="M107 55c0 26-25 52-50 52-31 0-57-26-57-52 0-30 26-55 57-55 25 0 50 25 50 55z">
            <text:p/>
          </draw:path>
          <draw:path draw:style-name="gr5" draw:text-style-name="P3" draw:layer="layout" svg:width="0.106cm" svg:height="0.106cm" svg:x="5.429cm" svg:y="10.81cm" svg:viewBox="0 0 107 107" svg:d="M107 56c0 25-25 51-50 51-31 0-57-26-57-51 0-31 26-56 57-56 25 0 50 25 50 56z">
            <text:p/>
          </draw:path>
          <draw:path draw:style-name="gr5" draw:text-style-name="P3" draw:layer="layout" svg:width="0.106cm" svg:height="0.106cm" svg:x="5.429cm" svg:y="11.064cm" svg:viewBox="0 0 107 107" svg:d="M107 55c0 25-25 52-50 52-31 0-57-27-57-52 0-30 26-55 57-55 25 0 50 25 50 55z">
            <text:p/>
          </draw:path>
          <draw:path draw:style-name="gr5" draw:text-style-name="P3" draw:layer="layout" svg:width="0.105cm" svg:height="0.106cm" svg:x="2.636cm" svg:y="8.524cm" svg:viewBox="0 0 106 107" svg:d="M106 56c0 25-26 51-51 51-30 0-55-26-55-51 0-30 25-56 55-56 25 0 51 26 51 56z">
            <text:p/>
          </draw:path>
          <draw:path draw:style-name="gr5" draw:text-style-name="P3" draw:layer="layout" svg:width="0.105cm" svg:height="0.106cm" svg:x="2.636cm" svg:y="8.27cm" svg:viewBox="0 0 106 107" svg:d="M106 56c0 25-26 51-51 51-30 0-55-26-55-51 0-31 25-56 55-56 25 0 51 25 51 56z">
            <text:p/>
          </draw:path>
          <draw:path draw:style-name="gr5" draw:text-style-name="P3" draw:layer="layout" svg:width="0.105cm" svg:height="0.106cm" svg:x="2.636cm" svg:y="8.016cm" svg:viewBox="0 0 106 107" svg:d="M106 55c0 25-26 52-51 52-30 0-55-27-55-52 0-30 25-55 55-55 25 0 51 25 51 55z">
            <text:p/>
          </draw:path>
          <draw:path draw:style-name="gr5" draw:text-style-name="P3" draw:layer="layout" svg:width="0.105cm" svg:height="0.106cm" svg:x="2.636cm" svg:y="7.762cm" svg:viewBox="0 0 106 107" svg:d="M106 56c0 25-26 51-51 51-30 0-55-26-55-51 0-31 25-56 55-56 25 0 51 25 51 56z">
            <text:p/>
          </draw:path>
          <draw:path draw:style-name="gr5" draw:text-style-name="P3" draw:layer="layout" svg:width="0.105cm" svg:height="0.106cm" svg:x="2.636cm" svg:y="7.508cm" svg:viewBox="0 0 106 107" svg:d="M106 55c0 25-26 52-51 52-30 0-55-27-55-52 0-30 25-55 55-55 25 0 51 25 51 55z">
            <text:p/>
          </draw:path>
          <draw:path draw:style-name="gr5" draw:text-style-name="P3" draw:layer="layout" svg:width="0.105cm" svg:height="0.106cm" svg:x="4.287cm" svg:y="7.508cm" svg:viewBox="0 0 106 107" svg:d="M106 55c0 25-25 52-50 52-30 0-56-27-56-52 0-30 26-55 56-55 25 0 50 25 50 55z">
            <text:p/>
          </draw:path>
          <draw:path draw:style-name="gr5" draw:text-style-name="P3" draw:layer="layout" svg:width="0.105cm" svg:height="0.106cm" svg:x="4.287cm" svg:y="7.762cm" svg:viewBox="0 0 106 107" svg:d="M106 56c0 25-25 51-50 51-30 0-56-26-56-51 0-31 26-56 56-56 25 0 50 25 50 56z">
            <text:p/>
          </draw:path>
          <draw:path draw:style-name="gr5" draw:text-style-name="P3" draw:layer="layout" svg:width="0.105cm" svg:height="0.106cm" svg:x="4.287cm" svg:y="8.016cm" svg:viewBox="0 0 106 107" svg:d="M106 55c0 25-25 52-50 52-30 0-56-27-56-52 0-30 26-55 56-55 25 0 50 25 50 55z">
            <text:p/>
          </draw:path>
          <draw:path draw:style-name="gr5" draw:text-style-name="P3" draw:layer="layout" svg:width="0.105cm" svg:height="0.106cm" svg:x="3.652cm" svg:y="7.762cm" svg:viewBox="0 0 106 107" svg:d="M106 56c0 25-25 51-50 51-31 0-56-26-56-51 0-31 25-56 56-56 25 0 50 25 50 56z">
            <text:p/>
          </draw:path>
          <draw:path draw:style-name="gr5" draw:text-style-name="P3" draw:layer="layout" svg:width="0.105cm" svg:height="0.106cm" svg:x="3.652cm" svg:y="7.508cm" svg:viewBox="0 0 106 107" svg:d="M106 55c0 25-25 52-50 52-31 0-56-27-56-52 0-30 25-55 56-55 25 0 50 25 50 55z">
            <text:p/>
          </draw:path>
          <draw:path draw:style-name="gr5" draw:text-style-name="P3" draw:layer="layout" svg:width="0.105cm" svg:height="0.106cm" svg:x="4.287cm" svg:y="8.27cm" svg:viewBox="0 0 106 107" svg:d="M106 56c0 25-25 51-50 51-30 0-56-26-56-51 0-31 26-56 56-56 25 0 50 25 50 56z">
            <text:p/>
          </draw:path>
          <draw:path draw:style-name="gr5" draw:text-style-name="P3" draw:layer="layout" svg:width="0.105cm" svg:height="0.106cm" svg:x="4.287cm" svg:y="8.524cm" svg:viewBox="0 0 106 107" svg:d="M106 56c0 25-25 51-50 51-30 0-56-26-56-51 0-30 26-56 56-56 25 0 50 26 50 56z">
            <text:p/>
          </draw:path>
          <draw:path draw:style-name="gr5" draw:text-style-name="P3" draw:layer="layout" svg:width="0.105cm" svg:height="0.106cm" svg:x="3.652cm" svg:y="8.524cm" svg:viewBox="0 0 106 107" svg:d="M106 56c0 25-25 51-50 51-31 0-56-26-56-51 0-30 25-56 56-56 25 0 50 26 50 56z">
            <text:p/>
          </draw:path>
          <draw:path draw:style-name="gr5" draw:text-style-name="P3" draw:layer="layout" svg:width="0.105cm" svg:height="0.106cm" svg:x="3.652cm" svg:y="8.27cm" svg:viewBox="0 0 106 107" svg:d="M106 56c0 25-25 51-50 51-31 0-56-26-56-51 0-31 25-56 56-56 25 0 50 25 50 56z">
            <text:p/>
          </draw:path>
          <draw:path draw:style-name="gr5" draw:text-style-name="P3" draw:layer="layout" svg:width="0.105cm" svg:height="0.106cm" svg:x="3.652cm" svg:y="8.016cm" svg:viewBox="0 0 106 107" svg:d="M106 55c0 25-25 52-50 52-31 0-56-27-56-52 0-30 25-55 56-55 25 0 50 25 50 55z">
            <text:p/>
          </draw:path>
          <draw:path draw:style-name="gr5" draw:text-style-name="P3" draw:layer="layout" svg:width="0.106cm" svg:height="0.106cm" svg:x="5.429cm" svg:y="7.508cm" svg:viewBox="0 0 107 107" svg:d="M107 55c0 25-25 52-50 52-31 0-57-27-57-52 0-30 26-55 57-55 25 0 50 25 50 55z">
            <text:p/>
          </draw:path>
          <draw:path draw:style-name="gr5" draw:text-style-name="P3" draw:layer="layout" svg:width="0.106cm" svg:height="0.106cm" svg:x="5.429cm" svg:y="7.762cm" svg:viewBox="0 0 107 107" svg:d="M107 56c0 25-25 51-50 51-31 0-57-26-57-51 0-31 26-56 57-56 25 0 50 25 50 56z">
            <text:p/>
          </draw:path>
          <draw:path draw:style-name="gr5" draw:text-style-name="P3" draw:layer="layout" svg:width="0.106cm" svg:height="0.106cm" svg:x="5.429cm" svg:y="8.016cm" svg:viewBox="0 0 107 107" svg:d="M107 55c0 25-25 52-50 52-31 0-57-27-57-52 0-30 26-55 57-55 25 0 50 25 50 55z">
            <text:p/>
          </draw:path>
          <draw:path draw:style-name="gr5" draw:text-style-name="P3" draw:layer="layout" svg:width="0.106cm" svg:height="0.106cm" svg:x="5.429cm" svg:y="8.27cm" svg:viewBox="0 0 107 107" svg:d="M107 56c0 25-25 51-50 51-31 0-57-26-57-51 0-31 26-56 57-56 25 0 50 25 50 56z">
            <text:p/>
          </draw:path>
          <draw:path draw:style-name="gr5" draw:text-style-name="P3" draw:layer="layout" svg:width="0.106cm" svg:height="0.106cm" svg:x="5.429cm" svg:y="8.524cm" svg:viewBox="0 0 107 107" svg:d="M107 56c0 25-25 51-50 51-31 0-57-26-57-51 0-30 26-56 57-56 25 0 50 26 50 56z">
            <text:p/>
          </draw:path>
          <draw:path draw:style-name="gr5" draw:text-style-name="P3" draw:layer="layout" svg:width="0.106cm" svg:height="0.106cm" svg:x="5.429cm" svg:y="8.778cm" svg:viewBox="0 0 107 107" svg:d="M107 55c0 26-25 52-50 52-31 0-57-26-57-52 0-30 26-55 57-55 25 0 50 25 50 55z">
            <text:p/>
          </draw:path>
          <draw:path draw:style-name="gr5" draw:text-style-name="P3" draw:layer="layout" svg:width="0.106cm" svg:height="0.106cm" svg:x="5.429cm" svg:y="9.032cm" svg:viewBox="0 0 107 107" svg:d="M107 56c0 25-25 51-50 51-31 0-57-26-57-51 0-31 26-56 57-56 25 0 50 25 50 56z">
            <text:p/>
          </draw:path>
          <draw:path draw:style-name="gr5" draw:text-style-name="P3" draw:layer="layout" svg:width="0.106cm" svg:height="0.106cm" svg:x="5.429cm" svg:y="9.286cm" svg:viewBox="0 0 107 107" svg:d="M107 55c0 25-25 52-50 52-31 0-57-27-57-52 0-30 26-55 57-55 25 0 50 25 50 55z">
            <text:p/>
          </draw:path>
          <draw:path draw:style-name="gr5" draw:text-style-name="P3" draw:layer="layout" svg:width="0.106cm" svg:height="0.106cm" svg:x="5.429cm" svg:y="9.54cm" svg:viewBox="0 0 107 107" svg:d="M107 56c0 25-25 51-50 51-31 0-57-26-57-51 0-31 26-56 57-56 25 0 50 25 50 56z">
            <text:p/>
          </draw:path>
          <draw:path draw:style-name="gr5" draw:text-style-name="P3" draw:layer="layout" svg:width="0.106cm" svg:height="0.106cm" svg:x="5.429cm" svg:y="9.794cm" svg:viewBox="0 0 107 107" svg:d="M107 55c0 25-25 52-50 52-31 0-57-27-57-52 0-30 26-55 57-55 25 0 50 25 50 55z">
            <text:p/>
          </draw:path>
          <draw:path draw:style-name="gr5" draw:text-style-name="P3" draw:layer="layout" svg:width="0.105cm" svg:height="0.106cm" svg:x="6.319cm" svg:y="10.81cm" svg:viewBox="0 0 106 107" svg:d="M106 56c0 25-26 51-51 51-30 0-55-26-55-51 0-31 25-56 55-56 25 0 51 25 51 56z">
            <text:p/>
          </draw:path>
          <draw:path draw:style-name="gr5" draw:text-style-name="P3" draw:layer="layout" svg:width="0.105cm" svg:height="0.106cm" svg:x="6.319cm" svg:y="10.556cm" svg:viewBox="0 0 106 107" svg:d="M106 55c0 26-26 52-51 52-30 0-55-26-55-52 0-30 25-55 55-55 25 0 51 25 51 55z">
            <text:p/>
          </draw:path>
          <draw:path draw:style-name="gr5" draw:text-style-name="P3" draw:layer="layout" svg:width="0.105cm" svg:height="0.106cm" svg:x="6.319cm" svg:y="10.302cm" svg:viewBox="0 0 106 107" svg:d="M106 56c0 25-26 51-51 51-30 0-55-26-55-51 0-30 25-56 55-56 25 0 51 26 51 56z">
            <text:p/>
          </draw:path>
          <draw:path draw:style-name="gr5" draw:text-style-name="P3" draw:layer="layout" svg:width="0.105cm" svg:height="0.106cm" svg:x="6.319cm" svg:y="10.048cm" svg:viewBox="0 0 106 107" svg:d="M106 55c0 26-26 52-51 52-30 0-55-26-55-52 0-30 25-55 55-55 25 0 51 25 51 55z">
            <text:p/>
          </draw:path>
          <draw:path draw:style-name="gr5" draw:text-style-name="P3" draw:layer="layout" svg:width="0.105cm" svg:height="0.106cm" svg:x="6.319cm" svg:y="9.794cm" svg:viewBox="0 0 106 107" svg:d="M106 55c0 25-26 52-51 52-30 0-55-27-55-52 0-30 25-55 55-55 25 0 51 25 51 55z">
            <text:p/>
          </draw:path>
          <draw:path draw:style-name="gr5" draw:text-style-name="P3" draw:layer="layout" svg:width="0.105cm" svg:height="0.106cm" svg:x="6.319cm" svg:y="11.064cm" svg:viewBox="0 0 106 107" svg:d="M106 55c0 25-26 52-51 52-30 0-55-27-55-52 0-30 25-55 55-55 25 0 51 25 51 55z">
            <text:p/>
          </draw:path>
          <draw:path draw:style-name="gr5" draw:text-style-name="P3" draw:layer="layout" svg:width="0.105cm" svg:height="0.106cm" svg:x="8.135cm" svg:y="10.302cm" svg:viewBox="0 0 106 107" svg:d="M106 56c0 25-25 51-51 51-30 0-55-26-55-51 0-30 25-56 55-56 26 0 51 26 51 56z">
            <text:p/>
          </draw:path>
          <draw:path draw:style-name="gr5" draw:text-style-name="P3" draw:layer="layout" svg:width="0.105cm" svg:height="0.106cm" svg:x="8.135cm" svg:y="10.048cm" svg:viewBox="0 0 106 107" svg:d="M106 55c0 26-25 52-51 52-30 0-55-26-55-52 0-30 25-55 55-55 26 0 51 25 51 55z">
            <text:p/>
          </draw:path>
          <draw:path draw:style-name="gr5" draw:text-style-name="P3" draw:layer="layout" svg:width="0.105cm" svg:height="0.106cm" svg:x="8.135cm" svg:y="9.794cm" svg:viewBox="0 0 106 107" svg:d="M106 55c0 25-25 52-51 52-30 0-55-27-55-52 0-30 25-55 55-55 26 0 51 25 51 55z">
            <text:p/>
          </draw:path>
          <draw:path draw:style-name="gr5" draw:text-style-name="P3" draw:layer="layout" svg:width="0.105cm" svg:height="0.106cm" svg:x="8.135cm" svg:y="9.54cm" svg:viewBox="0 0 106 107" svg:d="M106 56c0 25-25 51-51 51-30 0-55-26-55-51 0-31 25-56 55-56 26 0 51 25 51 56z">
            <text:p/>
          </draw:path>
          <draw:path draw:style-name="gr5" draw:text-style-name="P3" draw:layer="layout" svg:width="0.105cm" svg:height="0.106cm" svg:x="8.135cm" svg:y="9.286cm" svg:viewBox="0 0 106 107" svg:d="M106 55c0 25-25 52-51 52-30 0-55-27-55-52 0-30 25-55 55-55 26 0 51 25 51 55z">
            <text:p/>
          </draw:path>
          <draw:path draw:style-name="gr5" draw:text-style-name="P3" draw:layer="layout" svg:width="0.105cm" svg:height="0.106cm" svg:x="8.135cm" svg:y="9.032cm" svg:viewBox="0 0 106 107" svg:d="M106 56c0 25-25 51-51 51-30 0-55-26-55-51 0-31 25-56 55-56 26 0 51 25 51 56z">
            <text:p/>
          </draw:path>
          <draw:path draw:style-name="gr5" draw:text-style-name="P3" draw:layer="layout" svg:width="0.105cm" svg:height="0.106cm" svg:x="8.135cm" svg:y="8.778cm" svg:viewBox="0 0 106 107" svg:d="M106 55c0 26-25 52-51 52-30 0-55-26-55-52 0-30 25-55 55-55 26 0 51 25 51 55z">
            <text:p/>
          </draw:path>
          <draw:path draw:style-name="gr5" draw:text-style-name="P3" draw:layer="layout" svg:width="0.105cm" svg:height="0.106cm" svg:x="8.135cm" svg:y="8.524cm" svg:viewBox="0 0 106 107" svg:d="M106 56c0 25-25 51-51 51-30 0-55-26-55-51 0-30 25-56 55-56 26 0 51 26 51 56z">
            <text:p/>
          </draw:path>
          <draw:path draw:style-name="gr5" draw:text-style-name="P3" draw:layer="layout" svg:width="0.105cm" svg:height="0.106cm" svg:x="8.135cm" svg:y="8.27cm" svg:viewBox="0 0 106 107" svg:d="M106 56c0 25-25 51-51 51-30 0-55-26-55-51 0-31 25-56 55-56 26 0 51 25 51 56z">
            <text:p/>
          </draw:path>
          <draw:path draw:style-name="gr5" draw:text-style-name="P3" draw:layer="layout" svg:width="0.105cm" svg:height="0.106cm" svg:x="8.135cm" svg:y="8.016cm" svg:viewBox="0 0 106 107" svg:d="M106 55c0 25-25 52-51 52-30 0-55-27-55-52 0-30 25-55 55-55 26 0 51 25 51 55z">
            <text:p/>
          </draw:path>
          <draw:path draw:style-name="gr5" draw:text-style-name="P3" draw:layer="layout" svg:width="0.105cm" svg:height="0.106cm" svg:x="8.135cm" svg:y="7.762cm" svg:viewBox="0 0 106 107" svg:d="M106 56c0 25-25 51-51 51-30 0-55-26-55-51 0-31 25-56 55-56 26 0 51 25 51 56z">
            <text:p/>
          </draw:path>
          <draw:path draw:style-name="gr5" draw:text-style-name="P3" draw:layer="layout" svg:width="0.105cm" svg:height="0.106cm" svg:x="8.135cm" svg:y="7.508cm" svg:viewBox="0 0 106 107" svg:d="M106 55c0 25-25 52-51 52-30 0-55-27-55-52 0-30 25-55 55-55 26 0 51 25 51 55z">
            <text:p/>
          </draw:path>
          <draw:path draw:style-name="gr5" draw:text-style-name="P3" draw:layer="layout" svg:width="0.105cm" svg:height="0.106cm" svg:x="8.135cm" svg:y="11.064cm" svg:viewBox="0 0 106 107" svg:d="M106 55c0 25-25 52-51 52-30 0-55-27-55-52 0-30 25-55 55-55 26 0 51 25 51 55z">
            <text:p/>
          </draw:path>
          <draw:path draw:style-name="gr5" draw:text-style-name="P3" draw:layer="layout" svg:width="0.105cm" svg:height="0.106cm" svg:x="8.135cm" svg:y="10.81cm" svg:viewBox="0 0 106 107" svg:d="M106 56c0 25-25 51-51 51-30 0-55-26-55-51 0-31 25-56 55-56 26 0 51 25 51 56z">
            <text:p/>
          </draw:path>
          <draw:path draw:style-name="gr5" draw:text-style-name="P3" draw:layer="layout" svg:width="0.105cm" svg:height="0.106cm" svg:x="8.135cm" svg:y="10.556cm" svg:viewBox="0 0 106 107" svg:d="M106 55c0 26-25 52-51 52-30 0-55-26-55-52 0-30 25-55 55-55 26 0 51 25 51 55z">
            <text:p/>
          </draw:path>
          <draw:path draw:style-name="gr5" draw:text-style-name="P3" draw:layer="layout" svg:width="0.105cm" svg:height="0.106cm" svg:x="9.151cm" svg:y="11.064cm" svg:viewBox="0 0 106 107" svg:d="M106 55c0 25-26 52-51 52-30 0-55-27-55-52 0-30 25-55 55-55 25 0 51 25 51 55z">
            <text:p/>
          </draw:path>
          <draw:path draw:style-name="gr5" draw:text-style-name="P3" draw:layer="layout" svg:width="0.105cm" svg:height="0.106cm" svg:x="9.786cm" svg:y="10.556cm" svg:viewBox="0 0 106 107" svg:d="M106 55c0 26-26 52-51 52-30 0-55-26-55-52 0-30 25-55 55-55 25 0 51 25 51 55z">
            <text:p/>
          </draw:path>
          <draw:path draw:style-name="gr5" draw:text-style-name="P3" draw:layer="layout" svg:width="0.105cm" svg:height="0.106cm" svg:x="9.151cm" svg:y="10.81cm" svg:viewBox="0 0 106 107" svg:d="M106 56c0 25-26 51-51 51-30 0-55-26-55-51 0-31 25-56 55-56 25 0 51 25 51 56z">
            <text:p/>
          </draw:path>
          <draw:path draw:style-name="gr5" draw:text-style-name="P3" draw:layer="layout" svg:width="0.105cm" svg:height="0.106cm" svg:x="9.151cm" svg:y="10.556cm" svg:viewBox="0 0 106 107" svg:d="M106 55c0 26-26 52-51 52-30 0-55-26-55-52 0-30 25-55 55-55 25 0 51 25 51 55z">
            <text:p/>
          </draw:path>
          <draw:path draw:style-name="gr5" draw:text-style-name="P3" draw:layer="layout" svg:width="0.105cm" svg:height="0.106cm" svg:x="9.151cm" svg:y="10.302cm" svg:viewBox="0 0 106 107" svg:d="M106 56c0 25-26 51-51 51-30 0-55-26-55-51 0-30 25-56 55-56 25 0 51 26 51 56z">
            <text:p/>
          </draw:path>
          <draw:path draw:style-name="gr5" draw:text-style-name="P3" draw:layer="layout" svg:width="0.105cm" svg:height="0.106cm" svg:x="9.151cm" svg:y="10.048cm" svg:viewBox="0 0 106 107" svg:d="M106 55c0 26-26 52-51 52-30 0-55-26-55-52 0-30 25-55 55-55 25 0 51 25 51 55z">
            <text:p/>
          </draw:path>
          <draw:path draw:style-name="gr5" draw:text-style-name="P3" draw:layer="layout" svg:width="0.105cm" svg:height="0.106cm" svg:x="9.151cm" svg:y="9.794cm" svg:viewBox="0 0 106 107" svg:d="M106 55c0 25-26 52-51 52-30 0-55-27-55-52 0-30 25-55 55-55 25 0 51 25 51 55z">
            <text:p/>
          </draw:path>
          <draw:path draw:style-name="gr5" draw:text-style-name="P3" draw:layer="layout" svg:width="0.105cm" svg:height="0.106cm" svg:x="9.151cm" svg:y="9.54cm" svg:viewBox="0 0 106 107" svg:d="M106 56c0 25-26 51-51 51-30 0-55-26-55-51 0-31 25-56 55-56 25 0 51 25 51 56z">
            <text:p/>
          </draw:path>
          <draw:path draw:style-name="gr5" draw:text-style-name="P3" draw:layer="layout" svg:width="0.105cm" svg:height="0.106cm" svg:x="9.151cm" svg:y="9.286cm" svg:viewBox="0 0 106 107" svg:d="M106 55c0 25-26 52-51 52-30 0-55-27-55-52 0-30 25-55 55-55 25 0 51 25 51 55z">
            <text:p/>
          </draw:path>
          <draw:path draw:style-name="gr5" draw:text-style-name="P3" draw:layer="layout" svg:width="0.105cm" svg:height="0.106cm" svg:x="9.151cm" svg:y="9.032cm" svg:viewBox="0 0 106 107" svg:d="M106 56c0 25-26 51-51 51-30 0-55-26-55-51 0-31 25-56 55-56 25 0 51 25 51 56z">
            <text:p/>
          </draw:path>
          <draw:path draw:style-name="gr5" draw:text-style-name="P3" draw:layer="layout" svg:width="0.105cm" svg:height="0.106cm" svg:x="9.151cm" svg:y="8.778cm" svg:viewBox="0 0 106 107" svg:d="M106 55c0 26-26 52-51 52-30 0-55-26-55-52 0-30 25-55 55-55 25 0 51 25 51 55z">
            <text:p/>
          </draw:path>
          <draw:path draw:style-name="gr5" draw:text-style-name="P3" draw:layer="layout" svg:width="0.105cm" svg:height="0.106cm" svg:x="9.151cm" svg:y="8.524cm" svg:viewBox="0 0 106 107" svg:d="M106 56c0 25-26 51-51 51-30 0-55-26-55-51 0-30 25-56 55-56 25 0 51 26 51 56z">
            <text:p/>
          </draw:path>
          <draw:path draw:style-name="gr5" draw:text-style-name="P3" draw:layer="layout" svg:width="0.105cm" svg:height="0.106cm" svg:x="9.151cm" svg:y="8.27cm" svg:viewBox="0 0 106 107" svg:d="M106 56c0 25-26 51-51 51-30 0-55-26-55-51 0-31 25-56 55-56 25 0 51 25 51 56z">
            <text:p/>
          </draw:path>
          <draw:path draw:style-name="gr5" draw:text-style-name="P3" draw:layer="layout" svg:width="0.105cm" svg:height="0.106cm" svg:x="9.151cm" svg:y="8.016cm" svg:viewBox="0 0 106 107" svg:d="M106 55c0 25-26 52-51 52-30 0-55-27-55-52 0-30 25-55 55-55 25 0 51 25 51 55z">
            <text:p/>
          </draw:path>
          <draw:path draw:style-name="gr5" draw:text-style-name="P3" draw:layer="layout" svg:width="0.105cm" svg:height="0.106cm" svg:x="9.151cm" svg:y="7.762cm" svg:viewBox="0 0 106 107" svg:d="M106 56c0 25-26 51-51 51-30 0-55-26-55-51 0-31 25-56 55-56 25 0 51 25 51 56z">
            <text:p/>
          </draw:path>
          <draw:path draw:style-name="gr5" draw:text-style-name="P3" draw:layer="layout" svg:width="0.105cm" svg:height="0.106cm" svg:x="9.151cm" svg:y="7.508cm" svg:viewBox="0 0 106 107" svg:d="M106 55c0 25-26 52-51 52-30 0-55-27-55-52 0-30 25-55 55-55 25 0 51 25 51 55z">
            <text:p/>
          </draw:path>
          <draw:path draw:style-name="gr5" draw:text-style-name="P3" draw:layer="layout" svg:width="0.105cm" svg:height="0.106cm" svg:x="11.818cm" svg:y="5.311cm" svg:viewBox="0 0 106 107" svg:d="M106 55c0 26-25 52-50 52-31 0-56-26-56-52 0-30 25-55 56-55 25 0 50 25 50 55z">
            <text:p/>
          </draw:path>
          <draw:path draw:style-name="gr5" draw:text-style-name="P3" draw:layer="layout" svg:width="0.105cm" svg:height="0.106cm" svg:x="11.818cm" svg:y="5.057cm" svg:viewBox="0 0 106 107" svg:d="M106 56c0 25-25 51-50 51-31 0-56-26-56-51 0-30 25-56 56-56 25 0 50 26 50 56z">
            <text:p/>
          </draw:path>
          <draw:path draw:style-name="gr5" draw:text-style-name="P3" draw:layer="layout" svg:width="0.105cm" svg:height="0.106cm" svg:x="11.818cm" svg:y="4.803cm" svg:viewBox="0 0 106 107" svg:d="M106 55c0 26-25 52-50 52-31 0-56-26-56-52 0-30 25-55 56-55 25 0 50 25 50 55z">
            <text:p/>
          </draw:path>
          <draw:path draw:style-name="gr5" draw:text-style-name="P3" draw:layer="layout" svg:width="0.105cm" svg:height="0.106cm" svg:x="11.818cm" svg:y="4.549cm" svg:viewBox="0 0 106 107" svg:d="M106 55c0 25-25 52-50 52-31 0-56-27-56-52 0-30 25-55 56-55 25 0 50 25 50 55z">
            <text:p/>
          </draw:path>
          <draw:path draw:style-name="gr5" draw:text-style-name="P3" draw:layer="layout" svg:width="0.105cm" svg:height="0.106cm" svg:x="11.818cm" svg:y="4.295cm" svg:viewBox="0 0 106 107" svg:d="M106 56c0 25-25 51-50 51-31 0-56-26-56-51 0-31 25-56 56-56 25 0 50 25 50 56z">
            <text:p/>
          </draw:path>
          <draw:path draw:style-name="gr5" draw:text-style-name="P3" draw:layer="layout" svg:width="0.105cm" svg:height="0.106cm" svg:x="11.818cm" svg:y="5.565cm" svg:viewBox="0 0 106 107" svg:d="M106 56c0 25-25 51-50 51-31 0-56-26-56-51 0-31 25-56 56-56 25 0 50 25 50 56z">
            <text:p/>
          </draw:path>
          <draw:path draw:style-name="gr5" draw:text-style-name="P3" draw:layer="layout" svg:width="0.105cm" svg:height="0.106cm" svg:x="10.929cm" svg:y="4.549cm" svg:viewBox="0 0 106 107" svg:d="M106 55c0 25-26 52-51 52-30 0-55-27-55-52 0-30 25-55 55-55 25 0 51 25 51 55z">
            <text:p/>
          </draw:path>
          <draw:path draw:style-name="gr5" draw:text-style-name="P3" draw:layer="layout" svg:width="0.105cm" svg:height="0.106cm" svg:x="10.929cm" svg:y="5.057cm" svg:viewBox="0 0 106 107" svg:d="M106 56c0 25-26 51-51 51-30 0-55-26-55-51 0-30 25-56 55-56 25 0 51 26 51 56z">
            <text:p/>
          </draw:path>
          <draw:path draw:style-name="gr5" draw:text-style-name="P3" draw:layer="layout" svg:width="0.105cm" svg:height="0.106cm" svg:x="10.929cm" svg:y="5.311cm" svg:viewBox="0 0 106 107" svg:d="M106 55c0 26-26 52-51 52-30 0-55-26-55-52 0-30 25-55 55-55 25 0 51 25 51 55z">
            <text:p/>
          </draw:path>
          <draw:path draw:style-name="gr5" draw:text-style-name="P3" draw:layer="layout" svg:width="0.105cm" svg:height="0.106cm" svg:x="10.929cm" svg:y="5.565cm" svg:viewBox="0 0 106 107" svg:d="M106 56c0 25-26 51-51 51-30 0-55-26-55-51 0-31 25-56 55-56 25 0 51 25 51 56z">
            <text:p/>
          </draw:path>
          <draw:path draw:style-name="gr5" draw:text-style-name="P3" draw:layer="layout" svg:width="0.105cm" svg:height="0.106cm" svg:x="9.786cm" svg:y="3.533cm" svg:viewBox="0 0 106 107" svg:d="M106 55c0 26-26 52-51 52-30 0-55-26-55-52 0-30 25-55 55-55 25 0 51 25 51 55z">
            <text:p/>
          </draw:path>
          <draw:path draw:style-name="gr5" draw:text-style-name="P3" draw:layer="layout" svg:width="0.105cm" svg:height="0.106cm" svg:x="9.786cm" svg:y="3.787cm" svg:viewBox="0 0 106 107" svg:d="M106 56c0 25-26 51-51 51-30 0-55-26-55-51 0-30 25-56 55-56 25 0 51 26 51 56z">
            <text:p/>
          </draw:path>
          <draw:path draw:style-name="gr5" draw:text-style-name="P3" draw:layer="layout" svg:width="0.105cm" svg:height="0.106cm" svg:x="9.151cm" svg:y="3.787cm" svg:viewBox="0 0 106 107" svg:d="M106 56c0 25-26 51-51 51-30 0-55-26-55-51 0-30 25-56 55-56 25 0 51 26 51 56z">
            <text:p/>
          </draw:path>
          <draw:path draw:style-name="gr5" draw:text-style-name="P3" draw:layer="layout" svg:width="0.105cm" svg:height="0.106cm" svg:x="9.151cm" svg:y="3.533cm" svg:viewBox="0 0 106 107" svg:d="M106 55c0 26-26 52-51 52-30 0-55-26-55-52 0-30 25-55 55-55 25 0 51 25 51 55z">
            <text:p/>
          </draw:path>
          <draw:path draw:style-name="gr5" draw:text-style-name="P3" draw:layer="layout" svg:width="0.105cm" svg:height="0.106cm" svg:x="9.151cm" svg:y="3.279cm" svg:viewBox="0 0 106 107" svg:d="M106 56c0 25-26 51-51 51-30 0-55-26-55-51 0-30 25-56 55-56 25 0 51 26 51 56z">
            <text:p/>
          </draw:path>
          <draw:path draw:style-name="gr5" draw:text-style-name="P3" draw:layer="layout" svg:width="0.105cm" svg:height="0.106cm" svg:x="9.786cm" svg:y="5.057cm" svg:viewBox="0 0 106 107" svg:d="M106 56c0 25-26 51-51 51-30 0-55-26-55-51 0-30 25-56 55-56 25 0 51 26 51 56z">
            <text:p/>
          </draw:path>
          <draw:path draw:style-name="gr5" draw:text-style-name="P3" draw:layer="layout" svg:width="0.105cm" svg:height="0.106cm" svg:x="9.151cm" svg:y="5.311cm" svg:viewBox="0 0 106 107" svg:d="M106 55c0 26-26 52-51 52-30 0-55-26-55-52 0-30 25-55 55-55 25 0 51 25 51 55z">
            <text:p/>
          </draw:path>
          <draw:path draw:style-name="gr5" draw:text-style-name="P3" draw:layer="layout" svg:width="0.105cm" svg:height="0.106cm" svg:x="9.151cm" svg:y="5.057cm" svg:viewBox="0 0 106 107" svg:d="M106 56c0 25-26 51-51 51-30 0-55-26-55-51 0-30 25-56 55-56 25 0 51 26 51 56z">
            <text:p/>
          </draw:path>
          <draw:path draw:style-name="gr5" draw:text-style-name="P3" draw:layer="layout" svg:width="0.105cm" svg:height="0.106cm" svg:x="9.151cm" svg:y="4.803cm" svg:viewBox="0 0 106 107" svg:d="M106 55c0 26-26 52-51 52-30 0-55-26-55-52 0-30 25-55 55-55 25 0 51 25 51 55z">
            <text:p/>
          </draw:path>
          <draw:path draw:style-name="gr5" draw:text-style-name="P3" draw:layer="layout" svg:width="0.105cm" svg:height="0.106cm" svg:x="9.151cm" svg:y="4.549cm" svg:viewBox="0 0 106 107" svg:d="M106 55c0 25-26 52-51 52-30 0-55-27-55-52 0-30 25-55 55-55 25 0 51 25 51 55z">
            <text:p/>
          </draw:path>
          <draw:path draw:style-name="gr5" draw:text-style-name="P3" draw:layer="layout" svg:width="0.105cm" svg:height="0.106cm" svg:x="9.151cm" svg:y="4.295cm" svg:viewBox="0 0 106 107" svg:d="M106 56c0 25-26 51-51 51-30 0-55-26-55-51 0-31 25-56 55-56 25 0 51 25 51 56z">
            <text:p/>
          </draw:path>
          <draw:path draw:style-name="gr5" draw:text-style-name="P3" draw:layer="layout" svg:width="0.105cm" svg:height="0.106cm" svg:x="9.786cm" svg:y="4.041cm" svg:viewBox="0 0 106 107" svg:d="M106 55c0 25-26 52-51 52-30 0-55-27-55-52 0-30 25-55 55-55 25 0 51 25 51 55z">
            <text:p/>
          </draw:path>
          <draw:path draw:style-name="gr5" draw:text-style-name="P3" draw:layer="layout" svg:width="0.105cm" svg:height="0.106cm" svg:x="9.786cm" svg:y="4.295cm" svg:viewBox="0 0 106 107" svg:d="M106 56c0 25-26 51-51 51-30 0-55-26-55-51 0-31 25-56 55-56 25 0 51 25 51 56z">
            <text:p/>
          </draw:path>
          <draw:path draw:style-name="gr5" draw:text-style-name="P3" draw:layer="layout" svg:width="0.105cm" svg:height="0.106cm" svg:x="9.786cm" svg:y="4.549cm" svg:viewBox="0 0 106 107" svg:d="M106 55c0 25-26 52-51 52-30 0-55-27-55-52 0-30 25-55 55-55 25 0 51 25 51 55z">
            <text:p/>
          </draw:path>
          <draw:path draw:style-name="gr5" draw:text-style-name="P3" draw:layer="layout" svg:width="0.105cm" svg:height="0.106cm" svg:x="9.151cm" svg:y="4.041cm" svg:viewBox="0 0 106 107" svg:d="M106 55c0 25-26 52-51 52-30 0-55-27-55-52 0-30 25-55 55-55 25 0 51 25 51 55z">
            <text:p/>
          </draw:path>
          <draw:path draw:style-name="gr5" draw:text-style-name="P3" draw:layer="layout" svg:width="0.105cm" svg:height="0.106cm" svg:x="10.929cm" svg:y="2.009cm" svg:viewBox="0 0 106 107" svg:d="M106 56c0 25-26 51-51 51-30 0-55-26-55-51 0-30 25-56 55-56 25 0 51 26 51 56z">
            <text:p/>
          </draw:path>
          <draw:path draw:style-name="gr5" draw:text-style-name="P3" draw:layer="layout" svg:width="0.105cm" svg:height="0.106cm" svg:x="10.929cm" svg:y="2.263cm" svg:viewBox="0 0 106 107" svg:d="M106 55c0 26-26 52-51 52-30 0-55-26-55-52 0-30 25-55 55-55 25 0 51 25 51 55z">
            <text:p/>
          </draw:path>
          <draw:path draw:style-name="gr5" draw:text-style-name="P3" draw:layer="layout" svg:width="0.105cm" svg:height="0.106cm" svg:x="10.929cm" svg:y="2.517cm" svg:viewBox="0 0 106 107" svg:d="M106 56c0 25-26 51-51 51-30 0-55-26-55-51 0-31 25-56 55-56 25 0 51 25 51 56z">
            <text:p/>
          </draw:path>
          <draw:path draw:style-name="gr5" draw:text-style-name="P3" draw:layer="layout" svg:width="0.105cm" svg:height="0.106cm" svg:x="10.929cm" svg:y="2.771cm" svg:viewBox="0 0 106 107" svg:d="M106 55c0 25-26 52-51 52-30 0-55-27-55-52 0-30 25-55 55-55 25 0 51 25 51 55z">
            <text:p/>
          </draw:path>
          <draw:path draw:style-name="gr5" draw:text-style-name="P3" draw:layer="layout" svg:width="0.105cm" svg:height="0.106cm" svg:x="9.786cm" svg:y="3.279cm" svg:viewBox="0 0 106 107" svg:d="M106 56c0 25-26 51-51 51-30 0-55-26-55-51 0-30 25-56 55-56 25 0 51 26 51 56z">
            <text:p/>
          </draw:path>
          <draw:path draw:style-name="gr5" draw:text-style-name="P3" draw:layer="layout" svg:width="0.105cm" svg:height="0.106cm" svg:x="10.929cm" svg:y="3.025cm" svg:viewBox="0 0 106 107" svg:d="M106 56c0 25-26 51-51 51-30 0-55-26-55-51 0-31 25-56 55-56 25 0 51 25 51 56z">
            <text:p/>
          </draw:path>
          <draw:path draw:style-name="gr5" draw:text-style-name="P3" draw:layer="layout" svg:width="0.105cm" svg:height="0.106cm" svg:x="10.929cm" svg:y="3.279cm" svg:viewBox="0 0 106 107" svg:d="M106 56c0 25-26 51-51 51-30 0-55-26-55-51 0-30 25-56 55-56 25 0 51 26 51 56z">
            <text:p/>
          </draw:path>
          <draw:path draw:style-name="gr5" draw:text-style-name="P3" draw:layer="layout" svg:width="0.105cm" svg:height="0.106cm" svg:x="10.929cm" svg:y="3.533cm" svg:viewBox="0 0 106 107" svg:d="M106 55c0 26-26 52-51 52-30 0-55-26-55-52 0-30 25-55 55-55 25 0 51 25 51 55z">
            <text:p/>
          </draw:path>
          <draw:path draw:style-name="gr5" draw:text-style-name="P3" draw:layer="layout" svg:width="0.105cm" svg:height="0.106cm" svg:x="10.929cm" svg:y="3.787cm" svg:viewBox="0 0 106 107" svg:d="M106 56c0 25-26 51-51 51-30 0-55-26-55-51 0-30 25-56 55-56 25 0 51 26 51 56z">
            <text:p/>
          </draw:path>
          <draw:path draw:style-name="gr5" draw:text-style-name="P3" draw:layer="layout" svg:width="0.105cm" svg:height="0.106cm" svg:x="10.929cm" svg:y="4.041cm" svg:viewBox="0 0 106 107" svg:d="M106 55c0 25-26 52-51 52-30 0-55-27-55-52 0-30 25-55 55-55 25 0 51 25 51 55z">
            <text:p/>
          </draw:path>
          <draw:path draw:style-name="gr5" draw:text-style-name="P3" draw:layer="layout" svg:width="0.105cm" svg:height="0.106cm" svg:x="10.929cm" svg:y="4.295cm" svg:viewBox="0 0 106 107" svg:d="M106 56c0 25-26 51-51 51-30 0-55-26-55-51 0-31 25-56 55-56 25 0 51 25 51 56z">
            <text:p/>
          </draw:path>
          <draw:path draw:style-name="gr5" draw:text-style-name="P3" draw:layer="layout" svg:width="0.105cm" svg:height="0.106cm" svg:x="9.786cm" svg:y="4.803cm" svg:viewBox="0 0 106 107" svg:d="M106 55c0 26-26 52-51 52-30 0-55-26-55-52 0-30 25-55 55-55 25 0 51 25 51 55z">
            <text:p/>
          </draw:path>
          <draw:path draw:style-name="gr5" draw:text-style-name="P3" draw:layer="layout" svg:width="0.105cm" svg:height="0.106cm" svg:x="9.786cm" svg:y="5.311cm" svg:viewBox="0 0 106 107" svg:d="M106 55c0 26-26 52-51 52-30 0-55-26-55-52 0-30 25-55 55-55 25 0 51 25 51 55z">
            <text:p/>
          </draw:path>
          <draw:path draw:style-name="gr5" draw:text-style-name="P3" draw:layer="layout" svg:width="0.105cm" svg:height="0.106cm" svg:x="9.786cm" svg:y="5.565cm" svg:viewBox="0 0 106 107" svg:d="M106 56c0 25-26 51-51 51-30 0-55-26-55-51 0-31 25-56 55-56 25 0 51 25 51 56z">
            <text:p/>
          </draw:path>
          <draw:path draw:style-name="gr5" draw:text-style-name="P3" draw:layer="layout" svg:width="0.105cm" svg:height="0.106cm" svg:x="10.929cm" svg:y="4.803cm" svg:viewBox="0 0 106 107" svg:d="M106 55c0 26-26 52-51 52-30 0-55-26-55-52 0-30 25-55 55-55 25 0 51 25 51 55z">
            <text:p/>
          </draw:path>
          <draw:path draw:style-name="gr5" draw:text-style-name="P3" draw:layer="layout" svg:width="0.105cm" svg:height="0.106cm" svg:x="2.636cm" svg:y="11.064cm" svg:viewBox="0 0 106 107" svg:d="M106 55c0 25-26 52-51 52-30 0-55-27-55-52 0-30 25-55 55-55 25 0 51 25 51 55z">
            <text:p/>
          </draw:path>
          <draw:path draw:style-name="gr5" draw:text-style-name="P3" draw:layer="layout" svg:width="0.105cm" svg:height="0.106cm" svg:x="2.636cm" svg:y="10.81cm" svg:viewBox="0 0 106 107" svg:d="M106 56c0 25-26 51-51 51-30 0-55-26-55-51 0-31 25-56 55-56 25 0 51 25 51 56z">
            <text:p/>
          </draw:path>
          <draw:path draw:style-name="gr5" draw:text-style-name="P3" draw:layer="layout" svg:width="0.105cm" svg:height="0.106cm" svg:x="2.636cm" svg:y="10.556cm" svg:viewBox="0 0 106 107" svg:d="M106 55c0 26-26 52-51 52-30 0-55-26-55-52 0-30 25-55 55-55 25 0 51 25 51 55z">
            <text:p/>
          </draw:path>
          <draw:path draw:style-name="gr5" draw:text-style-name="P3" draw:layer="layout" svg:width="0.105cm" svg:height="0.106cm" svg:x="2.636cm" svg:y="10.302cm" svg:viewBox="0 0 106 107" svg:d="M106 56c0 25-26 51-51 51-30 0-55-26-55-51 0-30 25-56 55-56 25 0 51 26 51 56z">
            <text:p/>
          </draw:path>
          <draw:path draw:style-name="gr5" draw:text-style-name="P3" draw:layer="layout" svg:width="0.105cm" svg:height="0.106cm" svg:x="2.636cm" svg:y="10.048cm" svg:viewBox="0 0 106 107" svg:d="M106 55c0 26-26 52-51 52-30 0-55-26-55-52 0-30 25-55 55-55 25 0 51 25 51 55z">
            <text:p/>
          </draw:path>
          <draw:path draw:style-name="gr5" draw:text-style-name="P3" draw:layer="layout" svg:width="0.105cm" svg:height="0.106cm" svg:x="2.636cm" svg:y="9.794cm" svg:viewBox="0 0 106 107" svg:d="M106 55c0 25-26 52-51 52-30 0-55-27-55-52 0-30 25-55 55-55 25 0 51 25 51 55z">
            <text:p/>
          </draw:path>
          <draw:path draw:style-name="gr5" draw:text-style-name="P3" draw:layer="layout" svg:width="0.105cm" svg:height="0.106cm" svg:x="2.636cm" svg:y="9.54cm" svg:viewBox="0 0 106 107" svg:d="M106 56c0 25-26 51-51 51-30 0-55-26-55-51 0-31 25-56 55-56 25 0 51 25 51 56z">
            <text:p/>
          </draw:path>
          <draw:path draw:style-name="gr5" draw:text-style-name="P3" draw:layer="layout" svg:width="0.105cm" svg:height="0.106cm" svg:x="2.636cm" svg:y="9.286cm" svg:viewBox="0 0 106 107" svg:d="M106 55c0 25-26 52-51 52-30 0-55-27-55-52 0-30 25-55 55-55 25 0 51 25 51 55z">
            <text:p/>
          </draw:path>
          <draw:path draw:style-name="gr5" draw:text-style-name="P3" draw:layer="layout" svg:width="0.105cm" svg:height="0.106cm" svg:x="2.636cm" svg:y="9.032cm" svg:viewBox="0 0 106 107" svg:d="M106 56c0 25-26 51-51 51-30 0-55-26-55-51 0-31 25-56 55-56 25 0 51 25 51 56z">
            <text:p/>
          </draw:path>
          <draw:path draw:style-name="gr5" draw:text-style-name="P3" draw:layer="layout" svg:width="0.105cm" svg:height="0.106cm" svg:x="2.636cm" svg:y="8.778cm" svg:viewBox="0 0 106 107" svg:d="M106 55c0 26-26 52-51 52-30 0-55-26-55-52 0-30 25-55 55-55 25 0 51 25 51 55z">
            <text:p/>
          </draw:path>
          <draw:path draw:style-name="gr5" draw:text-style-name="P3" draw:layer="layout" svg:width="0.105cm" svg:height="0.106cm" svg:x="4.287cm" svg:y="8.778cm" svg:viewBox="0 0 106 107" svg:d="M106 55c0 26-25 52-50 52-30 0-56-26-56-52 0-30 26-55 56-55 25 0 50 25 50 55z">
            <text:p/>
          </draw:path>
          <draw:path draw:style-name="gr5" draw:text-style-name="P3" draw:layer="layout" svg:width="0.105cm" svg:height="0.106cm" svg:x="4.287cm" svg:y="9.032cm" svg:viewBox="0 0 106 107" svg:d="M106 56c0 25-25 51-50 51-30 0-56-26-56-51 0-31 26-56 56-56 25 0 50 25 50 56z">
            <text:p/>
          </draw:path>
          <draw:path draw:style-name="gr5" draw:text-style-name="P3" draw:layer="layout" svg:width="0.105cm" svg:height="0.106cm" svg:x="4.287cm" svg:y="9.286cm" svg:viewBox="0 0 106 107" svg:d="M106 55c0 25-25 52-50 52-30 0-56-27-56-52 0-30 26-55 56-55 25 0 50 25 50 55z">
            <text:p/>
          </draw:path>
          <draw:path draw:style-name="gr5" draw:text-style-name="P3" draw:layer="layout" svg:width="0.105cm" svg:height="0.106cm" svg:x="4.287cm" svg:y="9.54cm" svg:viewBox="0 0 106 107" svg:d="M106 56c0 25-25 51-50 51-30 0-56-26-56-51 0-31 26-56 56-56 25 0 50 25 50 56z">
            <text:p/>
          </draw:path>
          <draw:path draw:style-name="gr5" draw:text-style-name="P3" draw:layer="layout" svg:width="0.105cm" svg:height="0.106cm" svg:x="4.287cm" svg:y="9.794cm" svg:viewBox="0 0 106 107" svg:d="M106 55c0 25-25 52-50 52-30 0-56-27-56-52 0-30 26-55 56-55 25 0 50 25 50 55z">
            <text:p/>
          </draw:path>
          <draw:path draw:style-name="gr5" draw:text-style-name="P3" draw:layer="layout" svg:width="0.105cm" svg:height="0.106cm" svg:x="3.652cm" svg:y="9.286cm" svg:viewBox="0 0 106 107" svg:d="M106 55c0 25-25 52-50 52-31 0-56-27-56-52 0-30 25-55 56-55 25 0 50 25 50 55z">
            <text:p/>
          </draw:path>
          <draw:path draw:style-name="gr5" draw:text-style-name="P3" draw:layer="layout" svg:width="0.105cm" svg:height="0.106cm" svg:x="3.652cm" svg:y="9.032cm" svg:viewBox="0 0 106 107" svg:d="M106 56c0 25-25 51-50 51-31 0-56-26-56-51 0-31 25-56 56-56 25 0 50 25 50 56z">
            <text:p/>
          </draw:path>
          <draw:path draw:style-name="gr5" draw:text-style-name="P3" draw:layer="layout" svg:width="0.105cm" svg:height="0.106cm" svg:x="3.652cm" svg:y="8.778cm" svg:viewBox="0 0 106 107" svg:d="M106 55c0 26-25 52-50 52-31 0-56-26-56-52 0-30 25-55 56-55 25 0 50 25 50 55z">
            <text:p/>
          </draw:path>
          <draw:path draw:style-name="gr5" draw:text-style-name="P3" draw:layer="layout" svg:width="0.105cm" svg:height="0.106cm" svg:x="4.287cm" svg:y="10.048cm" svg:viewBox="0 0 106 107" svg:d="M106 55c0 26-25 52-50 52-30 0-56-26-56-52 0-30 26-55 56-55 25 0 50 25 50 55z">
            <text:p/>
          </draw:path>
          <draw:path draw:style-name="gr5" draw:text-style-name="P3" draw:layer="layout" svg:width="0.105cm" svg:height="0.106cm" svg:x="4.287cm" svg:y="10.302cm" svg:viewBox="0 0 106 107" svg:d="M106 56c0 25-25 51-50 51-30 0-56-26-56-51 0-30 26-56 56-56 25 0 50 26 50 56z">
            <text:p/>
          </draw:path>
          <draw:path draw:style-name="gr5" draw:text-style-name="P3" draw:layer="layout" svg:width="0.105cm" svg:height="0.106cm" svg:x="4.287cm" svg:y="10.556cm" svg:viewBox="0 0 106 107" svg:d="M106 55c0 26-25 52-50 52-30 0-56-26-56-52 0-30 26-55 56-55 25 0 50 25 50 55z">
            <text:p/>
          </draw:path>
          <draw:path draw:style-name="gr5" draw:text-style-name="P3" draw:layer="layout" svg:width="0.105cm" svg:height="0.106cm" svg:x="3.652cm" svg:y="10.302cm" svg:viewBox="0 0 106 107" svg:d="M106 56c0 25-25 51-50 51-31 0-56-26-56-51 0-30 25-56 56-56 25 0 50 26 50 56z">
            <text:p/>
          </draw:path>
          <draw:path draw:style-name="gr5" draw:text-style-name="P3" draw:layer="layout" svg:width="0.105cm" svg:height="0.106cm" svg:x="3.652cm" svg:y="10.048cm" svg:viewBox="0 0 106 107" svg:d="M106 55c0 26-25 52-50 52-31 0-56-26-56-52 0-30 25-55 56-55 25 0 50 25 50 55z">
            <text:p/>
          </draw:path>
          <draw:path draw:style-name="gr5" draw:text-style-name="P3" draw:layer="layout" svg:width="0.105cm" svg:height="0.106cm" svg:x="3.652cm" svg:y="9.794cm" svg:viewBox="0 0 106 107" svg:d="M106 55c0 25-25 52-50 52-31 0-56-27-56-52 0-30 25-55 56-55 25 0 50 25 50 55z">
            <text:p/>
          </draw:path>
          <draw:path draw:style-name="gr5" draw:text-style-name="P3" draw:layer="layout" svg:width="0.105cm" svg:height="0.106cm" svg:x="3.652cm" svg:y="9.54cm" svg:viewBox="0 0 106 107" svg:d="M106 56c0 25-25 51-50 51-31 0-56-26-56-51 0-31 25-56 56-56 25 0 50 25 50 56z">
            <text:p/>
          </draw:path>
          <draw:path draw:style-name="gr5" draw:text-style-name="P3" draw:layer="layout" svg:width="0.105cm" svg:height="0.106cm" svg:x="4.287cm" svg:y="10.81cm" svg:viewBox="0 0 106 107" svg:d="M106 56c0 25-25 51-50 51-30 0-56-26-56-51 0-31 26-56 56-56 25 0 50 25 50 56z">
            <text:p/>
          </draw:path>
          <draw:path draw:style-name="gr5" draw:text-style-name="P3" draw:layer="layout" svg:width="0.105cm" svg:height="0.106cm" svg:x="4.287cm" svg:y="11.064cm" svg:viewBox="0 0 106 107" svg:d="M106 55c0 25-25 52-50 52-30 0-56-27-56-52 0-30 26-55 56-55 25 0 50 25 50 55z">
            <text:p/>
          </draw:path>
          <draw:path draw:style-name="gr5" draw:text-style-name="P3" draw:layer="layout" svg:width="0.105cm" svg:height="0.106cm" svg:x="3.652cm" svg:y="11.064cm" svg:viewBox="0 0 106 107" svg:d="M106 55c0 25-25 52-50 52-31 0-56-27-56-52 0-30 25-55 56-55 25 0 50 25 50 55z">
            <text:p/>
          </draw:path>
          <draw:path draw:style-name="gr5" draw:text-style-name="P3" draw:layer="layout" svg:width="0.105cm" svg:height="0.106cm" svg:x="3.652cm" svg:y="10.81cm" svg:viewBox="0 0 106 107" svg:d="M106 56c0 25-25 51-50 51-31 0-56-26-56-51 0-31 25-56 56-56 25 0 50 25 50 56z">
            <text:p/>
          </draw:path>
          <draw:path draw:style-name="gr5" draw:text-style-name="P3" draw:layer="layout" svg:width="0.105cm" svg:height="0.106cm" svg:x="3.652cm" svg:y="10.556cm" svg:viewBox="0 0 106 107" svg:d="M106 55c0 26-25 52-50 52-31 0-56-26-56-52 0-30 25-55 56-55 25 0 50 25 50 55z">
            <text:p/>
          </draw:path>
          <draw:path draw:style-name="gr5" draw:text-style-name="P3" draw:layer="layout" svg:width="0.105cm" svg:height="0.106cm" svg:x="11.818cm" svg:y="10.81cm" svg:viewBox="0 0 106 107" svg:d="M106 56c0 25-25 51-50 51-31 0-56-26-56-51 0-31 25-56 56-56 25 0 50 25 50 56z">
            <text:p/>
          </draw:path>
          <draw:path draw:style-name="gr5" draw:text-style-name="P3" draw:layer="layout" svg:width="0.105cm" svg:height="0.106cm" svg:x="11.818cm" svg:y="10.556cm" svg:viewBox="0 0 106 107" svg:d="M106 55c0 26-25 52-50 52-31 0-56-26-56-52 0-30 25-55 56-55 25 0 50 25 50 55z">
            <text:p/>
          </draw:path>
          <draw:path draw:style-name="gr5" draw:text-style-name="P3" draw:layer="layout" svg:width="0.105cm" svg:height="0.106cm" svg:x="11.818cm" svg:y="10.302cm" svg:viewBox="0 0 106 107" svg:d="M106 56c0 25-25 51-50 51-31 0-56-26-56-51 0-30 25-56 56-56 25 0 50 26 50 56z">
            <text:p/>
          </draw:path>
          <draw:path draw:style-name="gr5" draw:text-style-name="P3" draw:layer="layout" svg:width="0.105cm" svg:height="0.106cm" svg:x="11.818cm" svg:y="10.048cm" svg:viewBox="0 0 106 107" svg:d="M106 55c0 26-25 52-50 52-31 0-56-26-56-52 0-30 25-55 56-55 25 0 50 25 50 55z">
            <text:p/>
          </draw:path>
          <draw:path draw:style-name="gr5" draw:text-style-name="P3" draw:layer="layout" svg:width="0.105cm" svg:height="0.106cm" svg:x="11.818cm" svg:y="9.794cm" svg:viewBox="0 0 106 107" svg:d="M106 55c0 25-25 52-50 52-31 0-56-27-56-52 0-30 25-55 56-55 25 0 50 25 50 55z">
            <text:p/>
          </draw:path>
          <draw:path draw:style-name="gr5" draw:text-style-name="P3" draw:layer="layout" svg:width="0.105cm" svg:height="0.106cm" svg:x="11.818cm" svg:y="11.064cm" svg:viewBox="0 0 106 107" svg:d="M106 55c0 25-25 52-50 52-31 0-56-27-56-52 0-30 25-55 56-55 25 0 50 25 50 55z">
            <text:p/>
          </draw:path>
          <draw:path draw:style-name="gr5" draw:text-style-name="P3" draw:layer="layout" svg:width="0.105cm" svg:height="0.106cm" svg:x="10.929cm" svg:y="10.048cm" svg:viewBox="0 0 106 107" svg:d="M106 55c0 26-26 52-51 52-30 0-55-26-55-52 0-30 25-55 55-55 25 0 51 25 51 55z">
            <text:p/>
          </draw:path>
          <draw:path draw:style-name="gr5" draw:text-style-name="P3" draw:layer="layout" svg:width="0.105cm" svg:height="0.106cm" svg:x="10.929cm" svg:y="10.556cm" svg:viewBox="0 0 106 107" svg:d="M106 55c0 26-26 52-51 52-30 0-55-26-55-52 0-30 25-55 55-55 25 0 51 25 51 55z">
            <text:p/>
          </draw:path>
          <draw:path draw:style-name="gr5" draw:text-style-name="P3" draw:layer="layout" svg:width="0.105cm" svg:height="0.106cm" svg:x="10.929cm" svg:y="10.81cm" svg:viewBox="0 0 106 107" svg:d="M106 56c0 25-26 51-51 51-30 0-55-26-55-51 0-31 25-56 55-56 25 0 51 25 51 56z">
            <text:p/>
          </draw:path>
          <draw:path draw:style-name="gr5" draw:text-style-name="P3" draw:layer="layout" svg:width="0.105cm" svg:height="0.106cm" svg:x="10.929cm" svg:y="11.064cm" svg:viewBox="0 0 106 107" svg:d="M106 55c0 25-26 52-51 52-30 0-55-27-55-52 0-30 25-55 55-55 25 0 51 25 51 55z">
            <text:p/>
          </draw:path>
          <draw:path draw:style-name="gr5" draw:text-style-name="P3" draw:layer="layout" svg:width="0.105cm" svg:height="0.106cm" svg:x="9.786cm" svg:y="7.508cm" svg:viewBox="0 0 106 107" svg:d="M106 55c0 25-26 52-51 52-30 0-55-27-55-52 0-30 25-55 55-55 25 0 51 25 51 55z">
            <text:p/>
          </draw:path>
          <draw:path draw:style-name="gr5" draw:text-style-name="P3" draw:layer="layout" svg:width="0.105cm" svg:height="0.106cm" svg:x="9.786cm" svg:y="7.762cm" svg:viewBox="0 0 106 107" svg:d="M106 56c0 25-26 51-51 51-30 0-55-26-55-51 0-31 25-56 55-56 25 0 51 25 51 56z">
            <text:p/>
          </draw:path>
          <draw:path draw:style-name="gr5" draw:text-style-name="P3" draw:layer="layout" svg:width="0.105cm" svg:height="0.106cm" svg:x="9.786cm" svg:y="8.016cm" svg:viewBox="0 0 106 107" svg:d="M106 55c0 25-26 52-51 52-30 0-55-27-55-52 0-30 25-55 55-55 25 0 51 25 51 55z">
            <text:p/>
          </draw:path>
          <draw:path draw:style-name="gr5" draw:text-style-name="P3" draw:layer="layout" svg:width="0.105cm" svg:height="0.106cm" svg:x="9.786cm" svg:y="8.27cm" svg:viewBox="0 0 106 107" svg:d="M106 56c0 25-26 51-51 51-30 0-55-26-55-51 0-31 25-56 55-56 25 0 51 25 51 56z">
            <text:p/>
          </draw:path>
          <draw:path draw:style-name="gr5" draw:text-style-name="P3" draw:layer="layout" svg:width="0.105cm" svg:height="0.106cm" svg:x="9.786cm" svg:y="8.524cm" svg:viewBox="0 0 106 107" svg:d="M106 56c0 25-26 51-51 51-30 0-55-26-55-51 0-30 25-56 55-56 25 0 51 26 51 56z">
            <text:p/>
          </draw:path>
          <draw:path draw:style-name="gr5" draw:text-style-name="P3" draw:layer="layout" svg:width="0.105cm" svg:height="0.106cm" svg:x="9.786cm" svg:y="8.778cm" svg:viewBox="0 0 106 107" svg:d="M106 55c0 26-26 52-51 52-30 0-55-26-55-52 0-30 25-55 55-55 25 0 51 25 51 55z">
            <text:p/>
          </draw:path>
          <draw:path draw:style-name="gr5" draw:text-style-name="P3" draw:layer="layout" svg:width="0.105cm" svg:height="0.106cm" svg:x="9.786cm" svg:y="9.032cm" svg:viewBox="0 0 106 107" svg:d="M106 56c0 25-26 51-51 51-30 0-55-26-55-51 0-31 25-56 55-56 25 0 51 25 51 56z">
            <text:p/>
          </draw:path>
          <draw:path draw:style-name="gr5" draw:text-style-name="P3" draw:layer="layout" svg:width="0.105cm" svg:height="0.106cm" svg:x="9.786cm" svg:y="9.286cm" svg:viewBox="0 0 106 107" svg:d="M106 55c0 25-26 52-51 52-30 0-55-27-55-52 0-30 25-55 55-55 25 0 51 25 51 55z">
            <text:p/>
          </draw:path>
          <draw:path draw:style-name="gr5" draw:text-style-name="P3" draw:layer="layout" svg:width="0.105cm" svg:height="0.106cm" svg:x="9.786cm" svg:y="9.54cm" svg:viewBox="0 0 106 107" svg:d="M106 56c0 25-26 51-51 51-30 0-55-26-55-51 0-31 25-56 55-56 25 0 51 25 51 56z">
            <text:p/>
          </draw:path>
          <draw:path draw:style-name="gr5" draw:text-style-name="P3" draw:layer="layout" svg:width="0.105cm" svg:height="0.106cm" svg:x="9.786cm" svg:y="9.794cm" svg:viewBox="0 0 106 107" svg:d="M106 55c0 25-26 52-51 52-30 0-55-27-55-52 0-30 25-55 55-55 25 0 51 25 51 55z">
            <text:p/>
          </draw:path>
          <draw:path draw:style-name="gr5" draw:text-style-name="P3" draw:layer="layout" svg:width="0.105cm" svg:height="0.106cm" svg:x="9.786cm" svg:y="10.048cm" svg:viewBox="0 0 106 107" svg:d="M106 55c0 26-26 52-51 52-30 0-55-26-55-52 0-30 25-55 55-55 25 0 51 25 51 55z">
            <text:p/>
          </draw:path>
          <draw:path draw:style-name="gr5" draw:text-style-name="P3" draw:layer="layout" svg:width="0.105cm" svg:height="0.106cm" svg:x="10.929cm" svg:y="7.508cm" svg:viewBox="0 0 106 107" svg:d="M106 55c0 25-26 52-51 52-30 0-55-27-55-52 0-30 25-55 55-55 25 0 51 25 51 55z">
            <text:p/>
          </draw:path>
          <draw:path draw:style-name="gr5" draw:text-style-name="P3" draw:layer="layout" svg:width="0.105cm" svg:height="0.106cm" svg:x="10.929cm" svg:y="7.762cm" svg:viewBox="0 0 106 107" svg:d="M106 56c0 25-26 51-51 51-30 0-55-26-55-51 0-31 25-56 55-56 25 0 51 25 51 56z">
            <text:p/>
          </draw:path>
          <draw:path draw:style-name="gr5" draw:text-style-name="P3" draw:layer="layout" svg:width="0.105cm" svg:height="0.106cm" svg:x="10.929cm" svg:y="8.016cm" svg:viewBox="0 0 106 107" svg:d="M106 55c0 25-26 52-51 52-30 0-55-27-55-52 0-30 25-55 55-55 25 0 51 25 51 55z">
            <text:p/>
          </draw:path>
          <draw:path draw:style-name="gr5" draw:text-style-name="P3" draw:layer="layout" svg:width="0.105cm" svg:height="0.106cm" svg:x="10.929cm" svg:y="8.27cm" svg:viewBox="0 0 106 107" svg:d="M106 56c0 25-26 51-51 51-30 0-55-26-55-51 0-31 25-56 55-56 25 0 51 25 51 56z">
            <text:p/>
          </draw:path>
          <draw:path draw:style-name="gr5" draw:text-style-name="P3" draw:layer="layout" svg:width="0.105cm" svg:height="0.106cm" svg:x="10.929cm" svg:y="8.524cm" svg:viewBox="0 0 106 107" svg:d="M106 56c0 25-26 51-51 51-30 0-55-26-55-51 0-30 25-56 55-56 25 0 51 26 51 56z">
            <text:p/>
          </draw:path>
          <draw:path draw:style-name="gr5" draw:text-style-name="P3" draw:layer="layout" svg:width="0.105cm" svg:height="0.106cm" svg:x="10.929cm" svg:y="8.778cm" svg:viewBox="0 0 106 107" svg:d="M106 55c0 26-26 52-51 52-30 0-55-26-55-52 0-30 25-55 55-55 25 0 51 25 51 55z">
            <text:p/>
          </draw:path>
          <draw:path draw:style-name="gr5" draw:text-style-name="P3" draw:layer="layout" svg:width="0.105cm" svg:height="0.106cm" svg:x="10.929cm" svg:y="9.032cm" svg:viewBox="0 0 106 107" svg:d="M106 56c0 25-26 51-51 51-30 0-55-26-55-51 0-31 25-56 55-56 25 0 51 25 51 56z">
            <text:p/>
          </draw:path>
          <draw:path draw:style-name="gr5" draw:text-style-name="P3" draw:layer="layout" svg:width="0.105cm" svg:height="0.106cm" svg:x="10.929cm" svg:y="9.286cm" svg:viewBox="0 0 106 107" svg:d="M106 55c0 25-26 52-51 52-30 0-55-27-55-52 0-30 25-55 55-55 25 0 51 25 51 55z">
            <text:p/>
          </draw:path>
          <draw:path draw:style-name="gr5" draw:text-style-name="P3" draw:layer="layout" svg:width="0.105cm" svg:height="0.106cm" svg:x="10.929cm" svg:y="9.54cm" svg:viewBox="0 0 106 107" svg:d="M106 56c0 25-26 51-51 51-30 0-55-26-55-51 0-31 25-56 55-56 25 0 51 25 51 56z">
            <text:p/>
          </draw:path>
          <draw:path draw:style-name="gr5" draw:text-style-name="P3" draw:layer="layout" svg:width="0.105cm" svg:height="0.106cm" svg:x="10.929cm" svg:y="9.794cm" svg:viewBox="0 0 106 107" svg:d="M106 55c0 25-26 52-51 52-30 0-55-27-55-52 0-30 25-55 55-55 25 0 51 25 51 55z">
            <text:p/>
          </draw:path>
          <draw:path draw:style-name="gr5" draw:text-style-name="P3" draw:layer="layout" svg:width="0.105cm" svg:height="0.106cm" svg:x="9.786cm" svg:y="10.302cm" svg:viewBox="0 0 106 107" svg:d="M106 56c0 25-26 51-51 51-30 0-55-26-55-51 0-30 25-56 55-56 25 0 51 26 51 56z">
            <text:p/>
          </draw:path>
          <draw:path draw:style-name="gr5" draw:text-style-name="P3" draw:layer="layout" svg:width="0.105cm" svg:height="0.106cm" svg:x="9.786cm" svg:y="10.81cm" svg:viewBox="0 0 106 107" svg:d="M106 56c0 25-26 51-51 51-30 0-55-26-55-51 0-31 25-56 55-56 25 0 51 25 51 56z">
            <text:p/>
          </draw:path>
          <draw:path draw:style-name="gr5" draw:text-style-name="P3" draw:layer="layout" svg:width="0.105cm" svg:height="0.106cm" svg:x="9.786cm" svg:y="11.064cm" svg:viewBox="0 0 106 107" svg:d="M106 55c0 25-26 52-51 52-30 0-55-27-55-52 0-30 25-55 55-55 25 0 51 25 51 55z">
            <text:p/>
          </draw:path>
          <draw:path draw:style-name="gr5" draw:text-style-name="P3" draw:layer="layout" svg:width="0.105cm" svg:height="0.106cm" svg:x="10.929cm" svg:y="10.302cm" svg:viewBox="0 0 106 107" svg:d="M106 56c0 25-26 51-51 51-30 0-55-26-55-51 0-30 25-56 55-56 25 0 51 26 51 56z">
            <text:p/>
          </draw:path>
          <draw:path draw:style-name="gr5" draw:text-style-name="P3" draw:layer="layout" svg:width="0.055cm" svg:height="0.055cm" svg:x="4.82cm" svg:y="3.304cm" svg:viewBox="0 0 56 56" svg:d="M56 31c0 12-13 25-25 25-18 0-31-13-31-25 0-18 13-31 31-31 12 0 25 13 25 31z">
            <text:p/>
          </draw:path>
          <draw:path draw:style-name="gr5" draw:text-style-name="P3" draw:layer="layout" svg:width="0.055cm" svg:height="0.055cm" svg:x="4.82cm" svg:y="3.558cm" svg:viewBox="0 0 56 56" svg:d="M56 30c0 13-13 26-25 26-18 0-31-13-31-26 0-17 13-30 31-30 12 0 25 13 25 30z">
            <text:p/>
          </draw:path>
          <draw:path draw:style-name="gr5" draw:text-style-name="P3" draw:layer="layout" svg:width="0.055cm" svg:height="0.055cm" svg:x="4.82cm" svg:y="3.812cm" svg:viewBox="0 0 56 56" svg:d="M56 31c0 12-13 25-25 25-18 0-31-13-31-25 0-17 13-31 31-31 12 0 25 14 25 31z">
            <text:p/>
          </draw:path>
          <draw:path draw:style-name="gr5" draw:text-style-name="P3" draw:layer="layout" svg:width="0.047cm" svg:height="0.047cm" svg:x="4.824cm" svg:y="4.07cm" svg:viewBox="0 0 48 48" svg:d="M48 27c0 12-9 21-22 21-17 0-26-9-26-21 0-17 9-27 26-27 13 0 22 10 22 27z">
            <text:p/>
          </draw:path>
          <draw:path draw:style-name="gr5" draw:text-style-name="P3" draw:layer="layout" svg:width="0.055cm" svg:height="0.055cm" svg:x="4.82cm" svg:y="4.32cm" svg:viewBox="0 0 56 56" svg:d="M56 30c0 12-13 26-25 26-18 0-31-14-31-26 0-17 13-30 31-30 12 0 25 13 25 30z">
            <text:p/>
          </draw:path>
          <draw:path draw:style-name="gr5" draw:text-style-name="P3" draw:layer="layout" svg:width="0.055cm" svg:height="0.055cm" svg:x="3.169cm" svg:y="2.288cm" svg:viewBox="0 0 56 56" svg:d="M56 30c0 12-13 26-25 26-18 0-31-14-31-26 0-17 13-30 31-30 12 0 25 13 25 30z">
            <text:p/>
          </draw:path>
          <draw:path draw:style-name="gr5" draw:text-style-name="P3" draw:layer="layout" svg:width="0.055cm" svg:height="0.055cm" svg:x="3.169cm" svg:y="2.034cm" svg:viewBox="0 0 56 56" svg:d="M56 31c0 12-13 25-25 25-18 0-31-13-31-25 0-18 13-31 31-31 12 0 25 13 25 31z">
            <text:p/>
          </draw:path>
          <draw:path draw:style-name="gr5" draw:text-style-name="P3" draw:layer="layout" svg:width="0.055cm" svg:height="0.055cm" svg:x="3.169cm" svg:y="2.542cm" svg:viewBox="0 0 56 56" svg:d="M56 31c0 12-13 25-25 25-18 0-31-13-31-25 0-17 13-31 31-31 12 0 25 14 25 31z">
            <text:p/>
          </draw:path>
          <draw:path draw:style-name="gr5" draw:text-style-name="P3" draw:layer="layout" svg:width="0.055cm" svg:height="0.055cm" svg:x="3.169cm" svg:y="2.796cm" svg:viewBox="0 0 56 56" svg:d="M56 30c0 13-13 26-25 26-18 0-31-13-31-26 0-17 13-30 31-30 12 0 25 13 25 30z">
            <text:p/>
          </draw:path>
          <draw:path draw:style-name="gr5" draw:text-style-name="P3" draw:layer="layout" svg:width="0.047cm" svg:height="0.047cm" svg:x="3.173cm" svg:y="3.054cm" svg:viewBox="0 0 48 48" svg:d="M48 27c0 12-9 21-22 21-17 0-26-9-26-21 0-17 9-27 26-27 13 0 22 10 22 27z">
            <text:p/>
          </draw:path>
          <draw:path draw:style-name="gr5" draw:text-style-name="P3" draw:layer="layout" svg:width="0.055cm" svg:height="0.055cm" svg:x="4.82cm" svg:y="2.542cm" svg:viewBox="0 0 56 56" svg:d="M56 31c0 12-13 25-25 25-18 0-31-13-31-25 0-17 13-31 31-31 12 0 25 14 25 31z">
            <text:p/>
          </draw:path>
          <draw:path draw:style-name="gr5" draw:text-style-name="P3" draw:layer="layout" svg:width="0.055cm" svg:height="0.055cm" svg:x="4.82cm" svg:y="3.05cm" svg:viewBox="0 0 56 56" svg:d="M56 30c0 12-13 26-25 26-18 0-31-14-31-26 0-17 13-30 31-30 12 0 25 13 25 30z">
            <text:p/>
          </draw:path>
          <draw:path draw:style-name="gr5" draw:text-style-name="P3" draw:layer="layout" svg:width="0.047cm" svg:height="0.047cm" svg:x="4.824cm" svg:y="2.292cm" svg:viewBox="0 0 48 48" svg:d="M48 26c0 13-9 22-22 22-17 0-26-9-26-22 0-17 9-26 26-26 13 0 22 9 22 26z">
            <text:p/>
          </draw:path>
          <draw:path draw:style-name="gr5" draw:text-style-name="P3" draw:layer="layout" svg:width="0.047cm" svg:height="0.047cm" svg:x="4.824cm" svg:y="2.038cm" svg:viewBox="0 0 48 48" svg:d="M48 27c0 12-9 21-22 21-17 0-26-9-26-21 0-18 9-27 26-27 13 0 22 9 22 27z">
            <text:p/>
          </draw:path>
          <draw:path draw:style-name="gr5" draw:text-style-name="P3" draw:layer="layout" svg:width="0.055cm" svg:height="0.055cm" svg:x="4.82cm" svg:y="2.796cm" svg:viewBox="0 0 56 56" svg:d="M56 30c0 13-13 26-25 26-18 0-31-13-31-26 0-17 13-30 31-30 12 0 25 13 25 30z">
            <text:p/>
          </draw:path>
          <draw:path draw:style-name="gr5" draw:text-style-name="P3" draw:layer="layout" svg:width="0.055cm" svg:height="0.055cm" svg:x="10.319cm" svg:y="4.32cm" svg:viewBox="0 0 56 56" svg:d="M56 30c0 12-13 26-25 26-18 0-31-14-31-26 0-17 13-30 31-30 12 0 25 13 25 30z">
            <text:p/>
          </draw:path>
          <draw:path draw:style-name="gr5" draw:text-style-name="P3" draw:layer="layout" svg:width="0.047cm" svg:height="0.047cm" svg:x="10.323cm" svg:y="4.832cm" svg:viewBox="0 0 48 48" svg:d="M48 27c0 12-9 21-21 21-18 0-27-9-27-21 0-18 9-27 27-27 12 0 21 9 21 27z">
            <text:p/>
          </draw:path>
          <draw:path draw:style-name="gr5" draw:text-style-name="P3" draw:layer="layout" svg:width="0.047cm" svg:height="0.047cm" svg:x="10.323cm" svg:y="5.086cm" svg:viewBox="0 0 48 48" svg:d="M48 26c0 12-9 22-21 22-18 0-27-10-27-22 0-17 9-26 27-26 12 0 21 9 21 26z">
            <text:p/>
          </draw:path>
          <draw:path draw:style-name="gr5" draw:text-style-name="P3" draw:layer="layout" svg:width="0.055cm" svg:height="0.055cm" svg:x="10.319cm" svg:y="4.574cm" svg:viewBox="0 0 56 56" svg:d="M56 31c0 12-13 25-25 25-18 0-31-13-31-25 0-18 13-31 31-31 12 0 25 13 25 31z">
            <text:p/>
          </draw:path>
          <draw:path draw:style-name="gr5" draw:text-style-name="P3" draw:layer="layout" svg:width="0.047cm" svg:height="0.047cm" svg:x="10.323cm" svg:y="4.07cm" svg:viewBox="0 0 48 48" svg:d="M48 27c0 12-9 21-21 21-18 0-27-9-27-21 0-17 9-27 27-27 12 0 21 10 21 27z">
            <text:p/>
          </draw:path>
          <draw:path draw:style-name="gr5" draw:text-style-name="P3" draw:layer="layout" svg:width="0.055cm" svg:height="0.055cm" svg:x="10.319cm" svg:y="2.796cm" svg:viewBox="0 0 56 56" svg:d="M56 30c0 13-13 26-25 26-18 0-31-13-31-26 0-17 13-30 31-30 12 0 25 13 25 30z">
            <text:p/>
          </draw:path>
          <draw:path draw:style-name="gr5" draw:text-style-name="P3" draw:layer="layout" svg:width="0.055cm" svg:height="0.055cm" svg:x="10.319cm" svg:y="3.05cm" svg:viewBox="0 0 56 56" svg:d="M56 30c0 12-13 26-25 26-18 0-31-14-31-26 0-17 13-30 31-30 12 0 25 13 25 30z">
            <text:p/>
          </draw:path>
          <draw:path draw:style-name="gr5" draw:text-style-name="P3" draw:layer="layout" svg:width="0.055cm" svg:height="0.055cm" svg:x="10.319cm" svg:y="3.812cm" svg:viewBox="0 0 56 56" svg:d="M56 31c0 12-13 25-25 25-18 0-31-13-31-25 0-17 13-31 31-31 12 0 25 14 25 31z">
            <text:p/>
          </draw:path>
          <draw:path draw:style-name="gr5" draw:text-style-name="P3" draw:layer="layout" svg:width="0.055cm" svg:height="0.055cm" svg:x="10.319cm" svg:y="3.558cm" svg:viewBox="0 0 56 56" svg:d="M56 30c0 13-13 26-25 26-18 0-31-13-31-26 0-17 13-30 31-30 12 0 25 13 25 30z">
            <text:p/>
          </draw:path>
          <draw:path draw:style-name="gr5" draw:text-style-name="P3" draw:layer="layout" svg:width="0.055cm" svg:height="0.055cm" svg:x="10.319cm" svg:y="3.304cm" svg:viewBox="0 0 56 56" svg:d="M56 31c0 12-13 25-25 25-18 0-31-13-31-25 0-18 13-31 31-31 12 0 25 13 25 31z">
            <text:p/>
          </draw:path>
          <draw:path draw:style-name="gr5" draw:text-style-name="P3" draw:layer="layout" svg:width="0.055cm" svg:height="0.055cm" svg:x="10.319cm" svg:y="2.542cm" svg:viewBox="0 0 56 56" svg:d="M56 31c0 12-13 25-25 25-18 0-31-13-31-25 0-17 13-31 31-31 12 0 25 14 25 31z">
            <text:p/>
          </draw:path>
          <draw:path draw:style-name="gr5" draw:text-style-name="P3" draw:layer="layout" svg:width="0.047cm" svg:height="0.047cm" svg:x="10.323cm" svg:y="2.038cm" svg:viewBox="0 0 48 48" svg:d="M48 27c0 12-9 21-21 21-18 0-27-9-27-21 0-18 9-27 27-27 12 0 21 9 21 27z">
            <text:p/>
          </draw:path>
          <draw:path draw:style-name="gr5" draw:text-style-name="P3" draw:layer="layout" svg:width="0.047cm" svg:height="0.047cm" svg:x="10.323cm" svg:y="2.292cm" svg:viewBox="0 0 48 48" svg:d="M48 26c0 13-9 22-21 22-18 0-27-9-27-22 0-17 9-26 27-26 12 0 21 9 21 26z">
            <text:p/>
          </draw:path>
          <draw:path draw:style-name="gr5" draw:text-style-name="P3" draw:layer="layout" svg:width="0.047cm" svg:height="0.047cm" svg:x="8.672cm" svg:y="5.086cm" svg:viewBox="0 0 48 48" svg:d="M48 26c0 12-9 22-21 22-17 0-27-10-27-22 0-17 10-26 27-26 12 0 21 9 21 26z">
            <text:p/>
          </draw:path>
          <draw:path draw:style-name="gr5" draw:text-style-name="P3" draw:layer="layout" svg:width="0.055cm" svg:height="0.055cm" svg:x="8.668cm" svg:y="4.066cm" svg:viewBox="0 0 56 56" svg:d="M56 31c0 12-13 25-25 25-18 0-31-13-31-25 0-18 13-31 31-31 12 0 25 13 25 31z">
            <text:p/>
          </draw:path>
          <draw:path draw:style-name="gr5" draw:text-style-name="P3" draw:layer="layout" svg:width="0.047cm" svg:height="0.047cm" svg:x="8.672cm" svg:y="4.832cm" svg:viewBox="0 0 48 48" svg:d="M48 27c0 12-9 21-21 21-17 0-27-9-27-21 0-18 10-27 27-27 12 0 21 9 21 27z">
            <text:p/>
          </draw:path>
          <draw:path draw:style-name="gr5" draw:text-style-name="P3" draw:layer="layout" svg:width="0.055cm" svg:height="0.055cm" svg:x="8.668cm" svg:y="4.574cm" svg:viewBox="0 0 56 56" svg:d="M56 31c0 12-13 25-25 25-18 0-31-13-31-25 0-18 13-31 31-31 12 0 25 13 25 31z">
            <text:p/>
          </draw:path>
          <draw:path draw:style-name="gr5" draw:text-style-name="P3" draw:layer="layout" svg:width="0.055cm" svg:height="0.055cm" svg:x="8.668cm" svg:y="3.812cm" svg:viewBox="0 0 56 56" svg:d="M56 31c0 12-13 25-25 25-18 0-31-13-31-25 0-17 13-31 31-31 12 0 25 14 25 31z">
            <text:p/>
          </draw:path>
          <draw:path draw:style-name="gr5" draw:text-style-name="P3" draw:layer="layout" svg:width="0.055cm" svg:height="0.055cm" svg:x="8.668cm" svg:y="4.32cm" svg:viewBox="0 0 56 56" svg:d="M56 30c0 12-13 26-25 26-18 0-31-14-31-26 0-17 13-30 31-30 12 0 25 13 25 30z">
            <text:p/>
          </draw:path>
          <draw:path draw:style-name="gr5" draw:text-style-name="P3" draw:layer="layout" svg:width="0.047cm" svg:height="0.047cm" svg:x="8.672cm" svg:y="3.054cm" svg:viewBox="0 0 48 48" svg:d="M48 27c0 12-9 21-21 21-17 0-27-9-27-21 0-17 10-27 27-27 12 0 21 10 21 27z">
            <text:p/>
          </draw:path>
          <draw:path draw:style-name="gr5" draw:text-style-name="P3" draw:layer="layout" svg:width="0.055cm" svg:height="0.055cm" svg:x="8.668cm" svg:y="2.796cm" svg:viewBox="0 0 56 56" svg:d="M56 30c0 13-13 26-25 26-18 0-31-13-31-26 0-17 13-30 31-30 12 0 25 13 25 30z">
            <text:p/>
          </draw:path>
          <draw:path draw:style-name="gr5" draw:text-style-name="P3" draw:layer="layout" svg:width="0.055cm" svg:height="0.055cm" svg:x="8.668cm" svg:y="3.558cm" svg:viewBox="0 0 56 56" svg:d="M56 30c0 13-13 26-25 26-18 0-31-13-31-26 0-17 13-30 31-30 12 0 25 13 25 30z">
            <text:p/>
          </draw:path>
          <draw:path draw:style-name="gr5" draw:text-style-name="P3" draw:layer="layout" svg:width="0.055cm" svg:height="0.055cm" svg:x="8.668cm" svg:y="2.542cm" svg:viewBox="0 0 56 56" svg:d="M56 31c0 12-13 25-25 25-18 0-31-13-31-25 0-17 13-31 31-31 12 0 25 14 25 31z">
            <text:p/>
          </draw:path>
          <draw:path draw:style-name="gr5" draw:text-style-name="P3" draw:layer="layout" svg:width="0.055cm" svg:height="0.055cm" svg:x="8.668cm" svg:y="3.304cm" svg:viewBox="0 0 56 56" svg:d="M56 31c0 12-13 25-25 25-18 0-31-13-31-25 0-18 13-31 31-31 12 0 25 13 25 31z">
            <text:p/>
          </draw:path>
          <draw:path draw:style-name="gr5" draw:text-style-name="P3" draw:layer="layout" svg:width="0.055cm" svg:height="0.055cm" svg:x="8.668cm" svg:y="2.034cm" svg:viewBox="0 0 56 56" svg:d="M56 31c0 12-13 25-25 25-18 0-31-13-31-25 0-18 13-31 31-31 12 0 25 13 25 31z">
            <text:p/>
          </draw:path>
          <draw:path draw:style-name="gr5" draw:text-style-name="P3" draw:layer="layout" svg:width="0.055cm" svg:height="0.055cm" svg:x="8.668cm" svg:y="2.288cm" svg:viewBox="0 0 56 56" svg:d="M56 30c0 12-13 26-25 26-18 0-31-14-31-26 0-17 13-30 31-30 12 0 25 13 25 30z">
            <text:p/>
          </draw:path>
          <draw:path draw:style-name="gr5" draw:text-style-name="P3" draw:layer="layout" svg:width="0.055cm" svg:height="0.055cm" svg:x="3.169cm" svg:y="3.812cm" svg:viewBox="0 0 56 56" svg:d="M56 31c0 12-13 25-25 25-18 0-31-13-31-25 0-17 13-31 31-31 12 0 25 14 25 31z">
            <text:p/>
          </draw:path>
          <draw:path draw:style-name="gr5" draw:text-style-name="P3" draw:layer="layout" svg:width="0.055cm" svg:height="0.055cm" svg:x="3.169cm" svg:y="4.32cm" svg:viewBox="0 0 56 56" svg:d="M56 30c0 12-13 26-25 26-18 0-31-14-31-26 0-17 13-30 31-30 12 0 25 13 25 30z">
            <text:p/>
          </draw:path>
          <draw:path draw:style-name="gr5" draw:text-style-name="P3" draw:layer="layout" svg:width="0.055cm" svg:height="0.055cm" svg:x="3.169cm" svg:y="3.304cm" svg:viewBox="0 0 56 56" svg:d="M56 31c0 12-13 25-25 25-18 0-31-13-31-25 0-18 13-31 31-31 12 0 25 13 25 31z">
            <text:p/>
          </draw:path>
          <draw:path draw:style-name="gr5" draw:text-style-name="P3" draw:layer="layout" svg:width="0.055cm" svg:height="0.055cm" svg:x="3.169cm" svg:y="3.558cm" svg:viewBox="0 0 56 56" svg:d="M56 30c0 13-13 26-25 26-18 0-31-13-31-26 0-17 13-30 31-30 12 0 25 13 25 30z">
            <text:p/>
          </draw:path>
          <draw:path draw:style-name="gr5" draw:text-style-name="P3" draw:layer="layout" svg:width="0.055cm" svg:height="0.055cm" svg:x="3.169cm" svg:y="4.066cm" svg:viewBox="0 0 56 56" svg:d="M56 31c0 12-13 25-25 25-18 0-31-13-31-25 0-18 13-31 31-31 12 0 25 13 25 31z">
            <text:p/>
          </draw:path>
          <draw:path draw:style-name="gr5" draw:text-style-name="P3" draw:layer="layout" svg:width="0.055cm" svg:height="0.055cm" svg:x="4.82cm" svg:y="8.295cm" svg:viewBox="0 0 56 56" svg:d="M56 30c0 14-13 26-25 26-18 0-31-12-31-26 0-17 13-30 31-30 12 0 25 13 25 30z">
            <text:p/>
          </draw:path>
          <draw:path draw:style-name="gr5" draw:text-style-name="P3" draw:layer="layout" svg:width="0.055cm" svg:height="0.055cm" svg:x="4.82cm" svg:y="8.041cm" svg:viewBox="0 0 56 56" svg:d="M56 31c0 13-13 25-25 25-18 0-31-12-31-25 0-17 13-31 31-31 12 0 25 14 25 31z">
            <text:p/>
          </draw:path>
          <draw:path draw:style-name="gr5" draw:text-style-name="P3" draw:layer="layout" svg:width="0.047cm" svg:height="0.047cm" svg:x="3.173cm" svg:y="8.553cm" svg:viewBox="0 0 48 48" svg:d="M48 26c0 14-9 22-22 22-17 0-26-8-26-22 0-17 9-26 26-26 13 0 22 9 22 26z">
            <text:p/>
          </draw:path>
          <draw:path draw:style-name="gr5" draw:text-style-name="P3" draw:layer="layout" svg:width="0.055cm" svg:height="0.055cm" svg:x="3.169cm" svg:y="8.295cm" svg:viewBox="0 0 56 56" svg:d="M56 30c0 14-13 26-25 26-18 0-31-12-31-26 0-17 13-30 31-30 12 0 25 13 25 30z">
            <text:p/>
          </draw:path>
          <draw:path draw:style-name="gr5" draw:text-style-name="P3" draw:layer="layout" svg:width="0.047cm" svg:height="0.047cm" svg:x="4.824cm" svg:y="7.537cm" svg:viewBox="0 0 48 48" svg:d="M48 26c0 14-9 22-22 22-17 0-26-8-26-22 0-17 9-26 26-26 13 0 22 9 22 26z">
            <text:p/>
          </draw:path>
          <draw:path draw:style-name="gr5" draw:text-style-name="P3" draw:layer="layout" svg:width="0.047cm" svg:height="0.047cm" svg:x="4.824cm" svg:y="7.791cm" svg:viewBox="0 0 48 48" svg:d="M48 27c0 13-9 21-22 21-17 0-26-8-26-21 0-17 9-27 26-27 13 0 22 10 22 27z">
            <text:p/>
          </draw:path>
          <draw:path draw:style-name="gr5" draw:text-style-name="P3" draw:layer="layout" svg:width="0.055cm" svg:height="0.055cm" svg:x="3.169cm" svg:y="8.803cm" svg:viewBox="0 0 56 56" svg:d="M56 31c0 13-13 25-25 25-18 0-31-12-31-25 0-18 13-31 31-31 12 0 25 13 25 31z">
            <text:p/>
          </draw:path>
          <draw:path draw:style-name="gr5" draw:text-style-name="P3" draw:layer="layout" svg:width="0.055cm" svg:height="0.055cm" svg:x="3.169cm" svg:y="7.787cm" svg:viewBox="0 0 56 56" svg:d="M56 30c0 13-13 26-25 26-18 0-31-13-31-26 0-17 13-30 31-30 12 0 25 13 25 30z">
            <text:p/>
          </draw:path>
          <draw:path draw:style-name="gr5" draw:text-style-name="P3" draw:layer="layout" svg:width="0.055cm" svg:height="0.055cm" svg:x="4.82cm" svg:y="4.574cm" svg:viewBox="0 0 56 56" svg:d="M56 31c0 12-13 25-25 25-18 0-31-13-31-25 0-18 13-31 31-31 12 0 25 13 25 31z">
            <text:p/>
          </draw:path>
          <draw:path draw:style-name="gr5" draw:text-style-name="P3" draw:layer="layout" svg:width="0.047cm" svg:height="0.047cm" svg:x="4.824cm" svg:y="5.34cm" svg:viewBox="0 0 48 48" svg:d="M48 27c0 12-9 21-22 21-17 0-26-9-26-21 0-18 9-27 26-27 13 0 22 9 22 27z">
            <text:p/>
          </draw:path>
          <draw:path draw:style-name="gr5" draw:text-style-name="P3" draw:layer="layout" svg:width="0.047cm" svg:height="0.047cm" svg:x="4.824cm" svg:y="5.594cm" svg:viewBox="0 0 48 48" svg:d="M48 26c0 12-9 22-22 22-17 0-26-10-26-22 0-17 9-26 26-26 13 0 22 9 22 26z">
            <text:p/>
          </draw:path>
          <draw:path draw:style-name="gr5" draw:text-style-name="P3" draw:layer="layout" svg:width="0.047cm" svg:height="0.047cm" svg:x="4.824cm" svg:y="5.086cm" svg:viewBox="0 0 48 48" svg:d="M48 26c0 12-9 22-22 22-17 0-26-10-26-22 0-17 9-26 26-26 13 0 22 9 22 26z">
            <text:p/>
          </draw:path>
          <draw:path draw:style-name="gr5" draw:text-style-name="P3" draw:layer="layout" svg:width="0.047cm" svg:height="0.047cm" svg:x="4.824cm" svg:y="4.832cm" svg:viewBox="0 0 48 48" svg:d="M48 27c0 12-9 21-22 21-17 0-26-9-26-21 0-18 9-27 26-27 13 0 22 9 22 27z">
            <text:p/>
          </draw:path>
          <draw:path draw:style-name="gr5" draw:text-style-name="P3" draw:layer="layout" svg:width="0.047cm" svg:height="0.047cm" svg:x="3.173cm" svg:y="4.832cm" svg:viewBox="0 0 48 48" svg:d="M48 27c0 12-9 21-22 21-17 0-26-9-26-21 0-18 9-27 26-27 13 0 22 9 22 27z">
            <text:p/>
          </draw:path>
          <draw:path draw:style-name="gr5" draw:text-style-name="P3" draw:layer="layout" svg:width="0.055cm" svg:height="0.055cm" svg:x="3.169cm" svg:y="4.574cm" svg:viewBox="0 0 56 56" svg:d="M56 31c0 12-13 25-25 25-18 0-31-13-31-25 0-18 13-31 31-31 12 0 25 13 25 31z">
            <text:p/>
          </draw:path>
          <draw:path draw:style-name="gr5" draw:text-style-name="P3" draw:layer="layout" svg:width="0.047cm" svg:height="0.047cm" svg:x="3.173cm" svg:y="5.594cm" svg:viewBox="0 0 48 48" svg:d="M48 26c0 12-9 22-22 22-17 0-26-10-26-22 0-17 9-26 26-26 13 0 22 9 22 26z">
            <text:p/>
          </draw:path>
          <draw:path draw:style-name="gr5" draw:text-style-name="P3" draw:layer="layout" svg:width="0.055cm" svg:height="0.055cm" svg:x="3.169cm" svg:y="8.041cm" svg:viewBox="0 0 56 56" svg:d="M56 31c0 13-13 25-25 25-18 0-31-12-31-25 0-17 13-31 31-31 12 0 25 14 25 31z">
            <text:p/>
          </draw:path>
          <draw:path draw:style-name="gr5" draw:text-style-name="P3" draw:layer="layout" svg:width="0.055cm" svg:height="0.055cm" svg:x="3.169cm" svg:y="7.533cm" svg:viewBox="0 0 56 56" svg:d="M56 31c0 13-13 25-25 25-18 0-31-12-31-25 0-18 13-31 31-31 12 0 25 13 25 31z">
            <text:p/>
          </draw:path>
          <draw:path draw:style-name="gr5" draw:text-style-name="P3" draw:layer="layout" svg:width="0.047cm" svg:height="0.047cm" svg:x="3.173cm" svg:y="5.34cm" svg:viewBox="0 0 48 48" svg:d="M48 27c0 12-9 21-22 21-17 0-26-9-26-21 0-18 9-27 26-27 13 0 22 9 22 27z">
            <text:p/>
          </draw:path>
          <draw:path draw:style-name="gr5" draw:text-style-name="P3" draw:layer="layout" svg:width="0.047cm" svg:height="0.047cm" svg:x="3.173cm" svg:y="5.086cm" svg:viewBox="0 0 48 48" svg:d="M48 26c0 12-9 22-22 22-17 0-26-10-26-22 0-17 9-26 26-26 13 0 22 9 22 26z">
            <text:p/>
          </draw:path>
          <draw:path draw:style-name="gr5" draw:text-style-name="P3" draw:layer="layout" svg:width="0.047cm" svg:height="0.047cm" svg:x="3.173cm" svg:y="10.585cm" svg:viewBox="0 0 48 48" svg:d="M48 27c0 13-9 21-22 21-17 0-26-8-26-21 0-18 9-27 26-27 13 0 22 9 22 27z">
            <text:p/>
          </draw:path>
          <draw:path draw:style-name="gr5" draw:text-style-name="P3" draw:layer="layout" svg:width="0.047cm" svg:height="0.047cm" svg:x="3.173cm" svg:y="10.839cm" svg:viewBox="0 0 48 48" svg:d="M48 26c0 13-9 22-22 22-17 0-26-9-26-22 0-17 9-26 26-26 13 0 22 9 22 26z">
            <text:p/>
          </draw:path>
          <draw:path draw:style-name="gr5" draw:text-style-name="P3" draw:layer="layout" svg:width="0.047cm" svg:height="0.047cm" svg:x="3.173cm" svg:y="11.093cm" svg:viewBox="0 0 48 48" svg:d="M48 27c0 13-9 21-22 21-17 0-26-8-26-21 0-18 9-27 26-27 13 0 22 9 22 27z">
            <text:p/>
          </draw:path>
          <draw:path draw:style-name="gr5" draw:text-style-name="P3" draw:layer="layout" svg:width="0.047cm" svg:height="0.047cm" svg:x="3.173cm" svg:y="10.331cm" svg:viewBox="0 0 48 48" svg:d="M48 26c0 13-9 22-22 22-17 0-26-9-26-22 0-17 9-26 26-26 13 0 22 9 22 26z">
            <text:p/>
          </draw:path>
          <draw:path draw:style-name="gr5" draw:text-style-name="P3" draw:layer="layout" svg:width="0.055cm" svg:height="0.055cm" svg:x="3.169cm" svg:y="10.073cm" svg:viewBox="0 0 56 56" svg:d="M56 31c0 13-13 25-25 25-18 0-31-12-31-25 0-18 13-31 31-31 12 0 25 13 25 31z">
            <text:p/>
          </draw:path>
          <draw:path draw:style-name="gr5" draw:text-style-name="P3" draw:layer="layout" svg:width="0.047cm" svg:height="0.047cm" svg:x="4.824cm" svg:y="10.585cm" svg:viewBox="0 0 48 48" svg:d="M48 27c0 13-9 21-22 21-17 0-26-8-26-21 0-18 9-27 26-27 13 0 22 9 22 27z">
            <text:p/>
          </draw:path>
          <draw:path draw:style-name="gr5" draw:text-style-name="P3" draw:layer="layout" svg:width="0.055cm" svg:height="0.055cm" svg:x="4.82cm" svg:y="10.073cm" svg:viewBox="0 0 56 56" svg:d="M56 31c0 13-13 25-25 25-18 0-31-12-31-25 0-18 13-31 31-31 12 0 25 13 25 31z">
            <text:p/>
          </draw:path>
          <draw:path draw:style-name="gr5" draw:text-style-name="P3" draw:layer="layout" svg:width="0.055cm" svg:height="0.055cm" svg:x="3.169cm" svg:y="9.565cm" svg:viewBox="0 0 56 56" svg:d="M56 31c0 13-13 25-25 25-18 0-31-12-31-25 0-18 13-31 31-31 12 0 25 13 25 31z">
            <text:p/>
          </draw:path>
          <draw:path draw:style-name="gr5" draw:text-style-name="P3" draw:layer="layout" svg:width="0.047cm" svg:height="0.047cm" svg:x="4.824cm" svg:y="9.569cm" svg:viewBox="0 0 48 48" svg:d="M48 27c0 13-9 21-22 21-17 0-26-8-26-21 0-18 9-27 26-27 13 0 22 9 22 27z">
            <text:p/>
          </draw:path>
          <draw:path draw:style-name="gr5" draw:text-style-name="P3" draw:layer="layout" svg:width="0.055cm" svg:height="0.055cm" svg:x="3.169cm" svg:y="9.057cm" svg:viewBox="0 0 56 56" svg:d="M56 30c0 14-13 26-25 26-18 0-31-12-31-26 0-17 13-30 31-30 12 0 25 13 25 30z">
            <text:p/>
          </draw:path>
          <draw:path draw:style-name="gr5" draw:text-style-name="P3" draw:layer="layout" svg:width="0.055cm" svg:height="0.055cm" svg:x="3.169cm" svg:y="9.311cm" svg:viewBox="0 0 56 56" svg:d="M56 31c0 13-13 25-25 25-18 0-31-12-31-25 0-17 13-31 31-31 12 0 25 14 25 31z">
            <text:p/>
          </draw:path>
          <draw:path draw:style-name="gr5" draw:text-style-name="P3" draw:layer="layout" svg:width="0.055cm" svg:height="0.055cm" svg:x="3.169cm" svg:y="9.819cm" svg:viewBox="0 0 56 56" svg:d="M56 30c0 13-13 26-25 26-18 0-31-13-31-26 0-17 13-30 31-30 12 0 25 13 25 30z">
            <text:p/>
          </draw:path>
          <draw:path draw:style-name="gr5" draw:text-style-name="P3" draw:layer="layout" svg:width="0.047cm" svg:height="0.047cm" svg:x="4.824cm" svg:y="11.093cm" svg:viewBox="0 0 48 48" svg:d="M48 27c0 13-9 21-22 21-17 0-26-8-26-21 0-18 9-27 26-27 13 0 22 9 22 27z">
            <text:p/>
          </draw:path>
          <draw:path draw:style-name="gr5" draw:text-style-name="P3" draw:layer="layout" svg:width="0.047cm" svg:height="0.047cm" svg:x="8.672cm" svg:y="10.585cm" svg:viewBox="0 0 48 48" svg:d="M48 27c0 13-9 21-21 21-17 0-27-8-27-21 0-18 10-27 27-27 12 0 21 9 21 27z">
            <text:p/>
          </draw:path>
          <draw:path draw:style-name="gr5" draw:text-style-name="P3" draw:layer="layout" svg:width="0.047cm" svg:height="0.047cm" svg:x="4.824cm" svg:y="10.331cm" svg:viewBox="0 0 48 48" svg:d="M48 26c0 13-9 22-22 22-17 0-26-9-26-22 0-17 9-26 26-26 13 0 22 9 22 26z">
            <text:p/>
          </draw:path>
          <draw:path draw:style-name="gr5" draw:text-style-name="P3" draw:layer="layout" svg:width="0.047cm" svg:height="0.047cm" svg:x="4.824cm" svg:y="10.839cm" svg:viewBox="0 0 48 48" svg:d="M48 26c0 13-9 22-22 22-17 0-26-9-26-22 0-17 9-26 26-26 13 0 22 9 22 26z">
            <text:p/>
          </draw:path>
          <draw:path draw:style-name="gr5" draw:text-style-name="P3" draw:layer="layout" svg:width="0.047cm" svg:height="0.047cm" svg:x="8.672cm" svg:y="10.839cm" svg:viewBox="0 0 48 48" svg:d="M48 26c0 13-9 22-21 22-17 0-27-9-27-22 0-17 10-26 27-26 12 0 21 9 21 26z">
            <text:p/>
          </draw:path>
          <draw:path draw:style-name="gr5" draw:text-style-name="P3" draw:layer="layout" svg:width="0.047cm" svg:height="0.047cm" svg:x="8.672cm" svg:y="11.093cm" svg:viewBox="0 0 48 48" svg:d="M48 27c0 13-9 21-21 21-17 0-27-8-27-21 0-18 10-27 27-27 12 0 21 9 21 27z">
            <text:p/>
          </draw:path>
          <draw:path draw:style-name="gr5" draw:text-style-name="P3" draw:layer="layout" svg:width="0.055cm" svg:height="0.055cm" svg:x="4.82cm" svg:y="9.819cm" svg:viewBox="0 0 56 56" svg:d="M56 30c0 13-13 26-25 26-18 0-31-13-31-26 0-17 13-30 31-30 12 0 25 13 25 30z">
            <text:p/>
          </draw:path>
          <draw:path draw:style-name="gr5" draw:text-style-name="P3" draw:layer="layout" svg:width="0.055cm" svg:height="0.055cm" svg:x="4.82cm" svg:y="8.549cm" svg:viewBox="0 0 56 56" svg:d="M56 30c0 13-13 26-25 26-18 0-31-13-31-26 0-17 13-30 31-30 12 0 25 13 25 30z">
            <text:p/>
          </draw:path>
          <draw:path draw:style-name="gr5" draw:text-style-name="P3" draw:layer="layout" svg:width="0.055cm" svg:height="0.055cm" svg:x="4.82cm" svg:y="9.311cm" svg:viewBox="0 0 56 56" svg:d="M56 31c0 13-13 25-25 25-18 0-31-12-31-25 0-17 13-31 31-31 12 0 25 14 25 31z">
            <text:p/>
          </draw:path>
          <draw:path draw:style-name="gr5" draw:text-style-name="P3" draw:layer="layout" svg:width="0.055cm" svg:height="0.055cm" svg:x="4.82cm" svg:y="9.057cm" svg:viewBox="0 0 56 56" svg:d="M56 30c0 14-13 26-25 26-18 0-31-12-31-26 0-17 13-30 31-30 12 0 25 13 25 30z">
            <text:p/>
          </draw:path>
          <draw:path draw:style-name="gr5" draw:text-style-name="P3" draw:layer="layout" svg:width="0.055cm" svg:height="0.055cm" svg:x="4.82cm" svg:y="8.803cm" svg:viewBox="0 0 56 56" svg:d="M56 31c0 13-13 25-25 25-18 0-31-12-31-25 0-18 13-31 31-31 12 0 25 13 25 31z">
            <text:p/>
          </draw:path>
          <draw:path draw:style-name="gr5" draw:text-style-name="P3" draw:layer="layout" svg:width="0.055cm" svg:height="0.055cm" svg:x="10.319cm" svg:y="9.819cm" svg:viewBox="0 0 56 56" svg:d="M56 30c0 13-13 26-25 26-18 0-31-13-31-26 0-17 13-30 31-30 12 0 25 13 25 30z">
            <text:p/>
          </draw:path>
          <draw:path draw:style-name="gr5" draw:text-style-name="P3" draw:layer="layout" svg:width="0.055cm" svg:height="0.055cm" svg:x="10.319cm" svg:y="8.549cm" svg:viewBox="0 0 56 56" svg:d="M56 30c0 13-13 26-25 26-18 0-31-13-31-26 0-17 13-30 31-30 12 0 25 13 25 30z">
            <text:p/>
          </draw:path>
          <draw:path draw:style-name="gr5" draw:text-style-name="P3" draw:layer="layout" svg:width="0.055cm" svg:height="0.055cm" svg:x="10.319cm" svg:y="9.311cm" svg:viewBox="0 0 56 56" svg:d="M56 31c0 13-13 25-25 25-18 0-31-12-31-25 0-17 13-31 31-31 12 0 25 14 25 31z">
            <text:p/>
          </draw:path>
          <draw:path draw:style-name="gr5" draw:text-style-name="P3" draw:layer="layout" svg:width="0.055cm" svg:height="0.055cm" svg:x="10.319cm" svg:y="9.057cm" svg:viewBox="0 0 56 56" svg:d="M56 30c0 14-13 26-25 26-18 0-31-12-31-26 0-17 13-30 31-30 12 0 25 13 25 30z">
            <text:p/>
          </draw:path>
          <draw:path draw:style-name="gr5" draw:text-style-name="P3" draw:layer="layout" svg:width="0.055cm" svg:height="0.055cm" svg:x="10.319cm" svg:y="8.803cm" svg:viewBox="0 0 56 56" svg:d="M56 31c0 13-13 25-25 25-18 0-31-12-31-25 0-18 13-31 31-31 12 0 25 13 25 31z">
            <text:p/>
          </draw:path>
          <draw:path draw:style-name="gr5" draw:text-style-name="P3" draw:layer="layout" svg:width="0.047cm" svg:height="0.047cm" svg:x="10.323cm" svg:y="9.569cm" svg:viewBox="0 0 48 48" svg:d="M48 27c0 13-9 21-21 21-18 0-27-8-27-21 0-18 9-27 27-27 12 0 21 9 21 27z">
            <text:p/>
          </draw:path>
          <draw:path draw:style-name="gr5" draw:text-style-name="P3" draw:layer="layout" svg:width="0.047cm" svg:height="0.047cm" svg:x="10.323cm" svg:y="5.34cm" svg:viewBox="0 0 48 48" svg:d="M48 27c0 12-9 21-21 21-18 0-27-9-27-21 0-18 9-27 27-27 12 0 21 9 21 27z">
            <text:p/>
          </draw:path>
          <draw:path draw:style-name="gr5" draw:text-style-name="P3" draw:layer="layout" svg:width="0.047cm" svg:height="0.047cm" svg:x="8.672cm" svg:y="5.34cm" svg:viewBox="0 0 48 48" svg:d="M48 27c0 12-9 21-21 21-17 0-27-9-27-21 0-18 10-27 27-27 12 0 21 9 21 27z">
            <text:p/>
          </draw:path>
          <draw:path draw:style-name="gr5" draw:text-style-name="P3" draw:layer="layout" svg:width="0.047cm" svg:height="0.047cm" svg:x="8.672cm" svg:y="5.594cm" svg:viewBox="0 0 48 48" svg:d="M48 26c0 12-9 22-21 22-17 0-27-10-27-22 0-17 10-26 27-26 12 0 21 9 21 26z">
            <text:p/>
          </draw:path>
          <draw:path draw:style-name="gr5" draw:text-style-name="P3" draw:layer="layout" svg:width="0.047cm" svg:height="0.047cm" svg:x="10.323cm" svg:y="7.537cm" svg:viewBox="0 0 48 48" svg:d="M48 26c0 14-9 22-21 22-18 0-27-8-27-22 0-17 9-26 27-26 12 0 21 9 21 26z">
            <text:p/>
          </draw:path>
          <draw:path draw:style-name="gr5" draw:text-style-name="P3" draw:layer="layout" svg:width="0.055cm" svg:height="0.055cm" svg:x="8.668cm" svg:y="7.533cm" svg:viewBox="0 0 56 56" svg:d="M56 31c0 13-13 25-25 25-18 0-31-12-31-25 0-18 13-31 31-31 12 0 25 13 25 31z">
            <text:p/>
          </draw:path>
          <draw:path draw:style-name="gr5" draw:text-style-name="P3" draw:layer="layout" svg:width="0.047cm" svg:height="0.047cm" svg:x="10.323cm" svg:y="5.594cm" svg:viewBox="0 0 48 48" svg:d="M48 26c0 12-9 22-21 22-18 0-27-10-27-22 0-17 9-26 27-26 12 0 21 9 21 26z">
            <text:p/>
          </draw:path>
          <draw:path draw:style-name="gr5" draw:text-style-name="P3" draw:layer="layout" svg:width="0.047cm" svg:height="0.047cm" svg:x="10.323cm" svg:y="10.331cm" svg:viewBox="0 0 48 48" svg:d="M48 26c0 13-9 22-21 22-18 0-27-9-27-22 0-17 9-26 27-26 12 0 21 9 21 26z">
            <text:p/>
          </draw:path>
          <draw:path draw:style-name="gr5" draw:text-style-name="P3" draw:layer="layout" svg:width="0.047cm" svg:height="0.047cm" svg:x="10.323cm" svg:y="10.585cm" svg:viewBox="0 0 48 48" svg:d="M48 27c0 13-9 21-21 21-18 0-27-8-27-21 0-18 9-27 27-27 12 0 21 9 21 27z">
            <text:p/>
          </draw:path>
          <draw:path draw:style-name="gr5" draw:text-style-name="P3" draw:layer="layout" svg:width="0.047cm" svg:height="0.047cm" svg:x="10.323cm" svg:y="10.839cm" svg:viewBox="0 0 48 48" svg:d="M48 26c0 13-9 22-21 22-18 0-27-9-27-22 0-17 9-26 27-26 12 0 21 9 21 26z">
            <text:p/>
          </draw:path>
          <draw:path draw:style-name="gr5" draw:text-style-name="P3" draw:layer="layout" svg:width="0.055cm" svg:height="0.055cm" svg:x="10.319cm" svg:y="10.073cm" svg:viewBox="0 0 56 56" svg:d="M56 31c0 13-13 25-25 25-18 0-31-12-31-25 0-18 13-31 31-31 12 0 25 13 25 31z">
            <text:p/>
          </draw:path>
          <draw:path draw:style-name="gr5" draw:text-style-name="P3" draw:layer="layout" svg:width="0.047cm" svg:height="0.047cm" svg:x="10.323cm" svg:y="11.093cm" svg:viewBox="0 0 48 48" svg:d="M48 27c0 13-9 21-21 21-18 0-27-8-27-21 0-18 9-27 27-27 12 0 21 9 21 27z">
            <text:p/>
          </draw:path>
          <draw:path draw:style-name="gr5" draw:text-style-name="P3" draw:layer="layout" svg:width="0.055cm" svg:height="0.055cm" svg:x="10.319cm" svg:y="8.295cm" svg:viewBox="0 0 56 56" svg:d="M56 30c0 14-13 26-25 26-18 0-31-12-31-26 0-17 13-30 31-30 12 0 25 13 25 30z">
            <text:p/>
          </draw:path>
          <draw:path draw:style-name="gr5" draw:text-style-name="P3" draw:layer="layout" svg:width="0.055cm" svg:height="0.055cm" svg:x="10.319cm" svg:y="8.041cm" svg:viewBox="0 0 56 56" svg:d="M56 31c0 13-13 25-25 25-18 0-31-12-31-25 0-17 13-31 31-31 12 0 25 14 25 31z">
            <text:p/>
          </draw:path>
          <draw:path draw:style-name="gr5" draw:text-style-name="P3" draw:layer="layout" svg:width="0.047cm" svg:height="0.047cm" svg:x="8.672cm" svg:y="8.553cm" svg:viewBox="0 0 48 48" svg:d="M48 26c0 14-9 22-21 22-17 0-27-8-27-22 0-17 10-26 27-26 12 0 21 9 21 26z">
            <text:p/>
          </draw:path>
          <draw:path draw:style-name="gr5" draw:text-style-name="P3" draw:layer="layout" svg:width="0.055cm" svg:height="0.055cm" svg:x="8.668cm" svg:y="8.295cm" svg:viewBox="0 0 56 56" svg:d="M56 30c0 14-13 26-25 26-18 0-31-12-31-26 0-17 13-30 31-30 12 0 25 13 25 30z">
            <text:p/>
          </draw:path>
          <draw:path draw:style-name="gr5" draw:text-style-name="P3" draw:layer="layout" svg:width="0.055cm" svg:height="0.055cm" svg:x="8.668cm" svg:y="8.041cm" svg:viewBox="0 0 56 56" svg:d="M56 31c0 13-13 25-25 25-18 0-31-12-31-25 0-17 13-31 31-31 12 0 25 14 25 31z">
            <text:p/>
          </draw:path>
          <draw:path draw:style-name="gr5" draw:text-style-name="P3" draw:layer="layout" svg:width="0.047cm" svg:height="0.047cm" svg:x="10.323cm" svg:y="7.791cm" svg:viewBox="0 0 48 48" svg:d="M48 27c0 13-9 21-21 21-18 0-27-8-27-21 0-17 9-27 27-27 12 0 21 10 21 27z">
            <text:p/>
          </draw:path>
          <draw:path draw:style-name="gr5" draw:text-style-name="P3" draw:layer="layout" svg:width="0.055cm" svg:height="0.055cm" svg:x="8.668cm" svg:y="8.803cm" svg:viewBox="0 0 56 56" svg:d="M56 31c0 13-13 25-25 25-18 0-31-12-31-25 0-18 13-31 31-31 12 0 25 13 25 31z">
            <text:p/>
          </draw:path>
          <draw:path draw:style-name="gr5" draw:text-style-name="P3" draw:layer="layout" svg:width="0.055cm" svg:height="0.055cm" svg:x="8.668cm" svg:y="7.787cm" svg:viewBox="0 0 56 56" svg:d="M56 30c0 13-13 26-25 26-18 0-31-13-31-26 0-17 13-30 31-30 12 0 25 13 25 30z">
            <text:p/>
          </draw:path>
          <draw:path draw:style-name="gr5" draw:text-style-name="P3" draw:layer="layout" svg:width="0.055cm" svg:height="0.055cm" svg:x="8.668cm" svg:y="9.565cm" svg:viewBox="0 0 56 56" svg:d="M56 31c0 13-13 25-25 25-18 0-31-12-31-25 0-18 13-31 31-31 12 0 25 13 25 31z">
            <text:p/>
          </draw:path>
          <draw:path draw:style-name="gr5" draw:text-style-name="P3" draw:layer="layout" svg:width="0.047cm" svg:height="0.047cm" svg:x="8.672cm" svg:y="10.331cm" svg:viewBox="0 0 48 48" svg:d="M48 26c0 13-9 22-21 22-17 0-27-9-27-22 0-17 10-26 27-26 12 0 21 9 21 26z">
            <text:p/>
          </draw:path>
          <draw:path draw:style-name="gr5" draw:text-style-name="P3" draw:layer="layout" svg:width="0.055cm" svg:height="0.055cm" svg:x="8.668cm" svg:y="10.073cm" svg:viewBox="0 0 56 56" svg:d="M56 31c0 13-13 25-25 25-18 0-31-12-31-25 0-18 13-31 31-31 12 0 25 13 25 31z">
            <text:p/>
          </draw:path>
          <draw:path draw:style-name="gr5" draw:text-style-name="P3" draw:layer="layout" svg:width="0.055cm" svg:height="0.055cm" svg:x="8.668cm" svg:y="9.057cm" svg:viewBox="0 0 56 56" svg:d="M56 30c0 14-13 26-25 26-18 0-31-12-31-26 0-17 13-30 31-30 12 0 25 13 25 30z">
            <text:p/>
          </draw:path>
          <draw:path draw:style-name="gr5" draw:text-style-name="P3" draw:layer="layout" svg:width="0.055cm" svg:height="0.055cm" svg:x="8.668cm" svg:y="9.311cm" svg:viewBox="0 0 56 56" svg:d="M56 31c0 13-13 25-25 25-18 0-31-12-31-25 0-17 13-31 31-31 12 0 25 14 25 31z">
            <text:p/>
          </draw:path>
          <draw:path draw:style-name="gr5" draw:text-style-name="P3" draw:layer="layout" svg:width="0.055cm" svg:height="0.055cm" svg:x="8.668cm" svg:y="9.819cm" svg:viewBox="0 0 56 56" svg:d="M56 30c0 13-13 26-25 26-18 0-31-13-31-26 0-17 13-30 31-30 12 0 25 13 25 30z">
            <text:p/>
          </draw:path>
        </draw:g>
        <draw:g>
          <draw:line draw:style-name="gr4" draw:text-style-name="P1" draw:layer="layout" svg:x1="7.499cm" svg:y1="18.749cm" svg:x2="7.499cm" svg:y2="23.067cm">
            <text:p/>
          </draw:line>
          <draw:line draw:style-name="gr4" draw:text-style-name="P1" draw:layer="layout" svg:x1="7.499cm" svg:y1="23.067cm" svg:x2="12.071cm" svg:y2="23.067cm">
            <text:p/>
          </draw:line>
          <draw:line draw:style-name="gr4" draw:text-style-name="P1" draw:layer="layout" svg:x1="2cm" svg:y1="23.067cm" svg:x2="6.572cm" svg:y2="23.067cm">
            <text:p/>
          </draw:line>
          <draw:line draw:style-name="gr4" draw:text-style-name="P1" draw:layer="layout" svg:x1="12.071cm" svg:y1="23.067cm" svg:x2="12.071cm" svg:y2="18.749cm">
            <text:p/>
          </draw:line>
          <draw:line draw:style-name="gr4" draw:text-style-name="P1" draw:layer="layout" svg:x1="2cm" svg:y1="13.25cm" svg:x2="2cm" svg:y2="17.568cm">
            <text:p/>
          </draw:line>
          <draw:line draw:style-name="gr4" draw:text-style-name="P1" draw:layer="layout" svg:x1="2cm" svg:y1="18.749cm" svg:x2="2cm" svg:y2="23.067cm">
            <text:p/>
          </draw:line>
          <draw:line draw:style-name="gr4" draw:text-style-name="P1" draw:layer="layout" svg:x1="2cm" svg:y1="17.568cm" svg:x2="6.572cm" svg:y2="17.568cm">
            <text:p/>
          </draw:line>
          <draw:line draw:style-name="gr4" draw:text-style-name="P1" draw:layer="layout" svg:x1="6.572cm" svg:y1="13.25cm" svg:x2="2cm" svg:y2="13.25cm">
            <text:p/>
          </draw:line>
          <draw:line draw:style-name="gr4" draw:text-style-name="P1" draw:layer="layout" svg:x1="6.572cm" svg:y1="18.749cm" svg:x2="2cm" svg:y2="18.749cm">
            <text:p/>
          </draw:line>
          <draw:line draw:style-name="gr4" draw:text-style-name="P1" draw:layer="layout" svg:x1="6.572cm" svg:y1="17.568cm" svg:x2="6.572cm" svg:y2="13.25cm">
            <text:p/>
          </draw:line>
          <draw:line draw:style-name="gr4" draw:text-style-name="P1" draw:layer="layout" svg:x1="6.572cm" svg:y1="23.067cm" svg:x2="6.572cm" svg:y2="18.749cm">
            <text:p/>
          </draw:line>
          <draw:line draw:style-name="gr4" draw:text-style-name="P1" draw:layer="layout" svg:x1="12.071cm" svg:y1="18.749cm" svg:x2="7.499cm" svg:y2="18.749cm">
            <text:p/>
          </draw:line>
          <draw:line draw:style-name="gr4" draw:text-style-name="P1" draw:layer="layout" svg:x1="7.499cm" svg:y1="17.568cm" svg:x2="12.071cm" svg:y2="17.568cm">
            <text:p/>
          </draw:line>
          <draw:line draw:style-name="gr4" draw:text-style-name="P1" draw:layer="layout" svg:x1="12.071cm" svg:y1="17.568cm" svg:x2="12.071cm" svg:y2="13.25cm">
            <text:p/>
          </draw:line>
          <draw:line draw:style-name="gr4" draw:text-style-name="P1" draw:layer="layout" svg:x1="12.071cm" svg:y1="13.25cm" svg:x2="7.499cm" svg:y2="13.25cm">
            <text:p/>
          </draw:line>
          <draw:line draw:style-name="gr4" draw:text-style-name="P1" draw:layer="layout" svg:x1="7.499cm" svg:y1="13.25cm" svg:x2="7.499cm" svg:y2="17.568cm">
            <text:p/>
          </draw:line>
          <draw:line draw:style-name="gr1" draw:text-style-name="P1" draw:layer="layout" svg:x1="2.483cm" svg:y1="21.433cm" svg:x2="2.483cm" svg:y2="19.79cm">
            <text:p/>
          </draw:line>
          <draw:line draw:style-name="gr1" draw:text-style-name="P1" draw:layer="layout" svg:x1="2.245cm" svg:y1="21.671cm" svg:x2="2.483cm" svg:y2="21.433cm">
            <text:p/>
          </draw:line>
          <draw:line draw:style-name="gr1" draw:text-style-name="P1" draw:layer="layout" svg:x1="2.127cm" svg:y1="21.67cm" svg:x2="2.246cm" svg:y2="21.67cm">
            <text:p/>
          </draw:line>
          <draw:line draw:style-name="gr1" draw:text-style-name="P1" draw:layer="layout" svg:x1="2.127cm" svg:y1="21.416cm" svg:x2="2.127cm" svg:y2="19.833cm">
            <text:p/>
          </draw:line>
          <draw:line draw:style-name="gr1" draw:text-style-name="P1" draw:layer="layout" svg:x1="2.634cm" svg:y1="20.917cm" svg:x2="2.894cm" svg:y2="20.654cm">
            <text:p/>
          </draw:line>
          <draw:line draw:style-name="gr1" draw:text-style-name="P1" draw:layer="layout" svg:x1="2.894cm" svg:y1="20.654cm" svg:x2="3.016cm" svg:y2="20.654cm">
            <text:p/>
          </draw:line>
          <draw:line draw:style-name="gr1" draw:text-style-name="P1" draw:layer="layout" svg:x1="3.651cm" svg:y1="21.416cm" svg:x2="3.08cm" svg:y2="21.416cm">
            <text:p/>
          </draw:line>
          <draw:line draw:style-name="gr1" draw:text-style-name="P1" draw:layer="layout" svg:x1="3.016cm" svg:y1="21.416cm" svg:x2="3.08cm" svg:y2="21.416cm">
            <text:p/>
          </draw:line>
          <draw:line draw:style-name="gr1" draw:text-style-name="P1" draw:layer="layout" svg:x1="3.651cm" svg:y1="21.67cm" svg:x2="3.08cm" svg:y2="21.67cm">
            <text:p/>
          </draw:line>
          <draw:line draw:style-name="gr1" draw:text-style-name="P1" draw:layer="layout" svg:x1="3.651cm" svg:y1="20.908cm" svg:x2="3.08cm" svg:y2="20.908cm">
            <text:p/>
          </draw:line>
          <draw:line draw:style-name="gr1" draw:text-style-name="P1" draw:layer="layout" svg:x1="3.651cm" svg:y1="21.162cm" svg:x2="3.016cm" svg:y2="21.162cm">
            <text:p/>
          </draw:line>
          <draw:line draw:style-name="gr1" draw:text-style-name="P1" draw:layer="layout" svg:x1="3.143cm" svg:y1="22.686cm" svg:x2="3.016cm" svg:y2="22.686cm">
            <text:p/>
          </draw:line>
          <draw:line draw:style-name="gr1" draw:text-style-name="P1" draw:layer="layout" svg:x1="2.507cm" svg:y1="22.433cm" svg:x2="2.83cm" svg:y2="22.11cm">
            <text:p/>
          </draw:line>
          <draw:line draw:style-name="gr1" draw:text-style-name="P1" draw:layer="layout" svg:x1="2.127cm" svg:y1="22.432cm" svg:x2="2.508cm" svg:y2="22.432cm">
            <text:p/>
          </draw:line>
          <draw:line draw:style-name="gr1" draw:text-style-name="P1" draw:layer="layout" svg:x1="2.127cm" svg:y1="22.178cm" svg:x2="2.246cm" svg:y2="22.178cm">
            <text:p/>
          </draw:line>
          <draw:line draw:style-name="gr1" draw:text-style-name="P1" draw:layer="layout" svg:x1="2.245cm" svg:y1="22.179cm" svg:x2="2.784cm" svg:y2="21.64cm">
            <text:p/>
          </draw:line>
          <draw:line draw:style-name="gr1" draw:text-style-name="P1" draw:layer="layout" svg:x1="2.245cm" svg:y1="21.925cm" svg:x2="2.635cm" svg:y2="21.539cm">
            <text:p/>
          </draw:line>
          <draw:line draw:style-name="gr1" draw:text-style-name="P1" draw:layer="layout" svg:x1="2.127cm" svg:y1="21.924cm" svg:x2="2.246cm" svg:y2="21.924cm">
            <text:p/>
          </draw:line>
          <draw:line draw:style-name="gr1" draw:text-style-name="P1" draw:layer="layout" svg:x1="2.784cm" svg:y1="21.64cm" svg:x2="2.784cm" svg:y2="21.018cm">
            <text:p/>
          </draw:line>
          <draw:line draw:style-name="gr1" draw:text-style-name="P1" draw:layer="layout" svg:x1="2.894cm" svg:y1="21.924cm" svg:x2="3.016cm" svg:y2="21.924cm">
            <text:p/>
          </draw:line>
          <draw:line draw:style-name="gr1" draw:text-style-name="P1" draw:layer="layout" svg:x1="2.783cm" svg:y1="21.019cm" svg:x2="2.894cm" svg:y2="20.908cm">
            <text:p/>
          </draw:line>
          <draw:line draw:style-name="gr1" draw:text-style-name="P1" draw:layer="layout" svg:x1="2.83cm" svg:y1="22.11cm" svg:x2="2.83cm" svg:y2="21.987cm">
            <text:p/>
          </draw:line>
          <draw:line draw:style-name="gr1" draw:text-style-name="P1" draw:layer="layout" svg:x1="2.894cm" svg:y1="20.908cm" svg:x2="3.016cm" svg:y2="20.908cm">
            <text:p/>
          </draw:line>
          <draw:line draw:style-name="gr1" draw:text-style-name="P1" draw:layer="layout" svg:x1="2.829cm" svg:y1="21.988cm" svg:x2="2.894cm" svg:y2="21.924cm">
            <text:p/>
          </draw:line>
          <draw:line draw:style-name="gr1" draw:text-style-name="P1" draw:layer="layout" svg:x1="2.635cm" svg:y1="21.539cm" svg:x2="2.635cm" svg:y2="20.916cm">
            <text:p/>
          </draw:line>
          <draw:line draw:style-name="gr1" draw:text-style-name="P1" draw:layer="layout" svg:x1="5.302cm" svg:y1="21.416cm" svg:x2="5.81cm" svg:y2="21.416cm">
            <text:p/>
          </draw:line>
          <draw:line draw:style-name="gr1" draw:text-style-name="P1" draw:layer="layout" svg:x1="5.302cm" svg:y1="20.908cm" svg:x2="5.81cm" svg:y2="20.908cm">
            <text:p/>
          </draw:line>
          <draw:line draw:style-name="gr1" draw:text-style-name="P1" draw:layer="layout" svg:x1="5.302cm" svg:y1="20.4cm" svg:x2="5.81cm" svg:y2="20.4cm">
            <text:p/>
          </draw:line>
          <draw:line draw:style-name="gr1" draw:text-style-name="P1" draw:layer="layout" svg:x1="5.81cm" svg:y1="21.162cm" svg:x2="5.302cm" svg:y2="21.162cm">
            <text:p/>
          </draw:line>
          <draw:line draw:style-name="gr1" draw:text-style-name="P1" draw:layer="layout" svg:x1="5.81cm" svg:y1="20.654cm" svg:x2="5.302cm" svg:y2="20.654cm">
            <text:p/>
          </draw:line>
          <draw:line draw:style-name="gr1" draw:text-style-name="P1" draw:layer="layout" svg:x1="5.302cm" svg:y1="19.892cm" svg:x2="5.81cm" svg:y2="19.892cm">
            <text:p/>
          </draw:line>
          <draw:line draw:style-name="gr1" draw:text-style-name="P1" draw:layer="layout" svg:x1="5.81cm" svg:y1="19.13cm" svg:x2="5.302cm" svg:y2="19.13cm">
            <text:p/>
          </draw:line>
          <draw:line draw:style-name="gr1" draw:text-style-name="P1" draw:layer="layout" svg:x1="5.81cm" svg:y1="19.638cm" svg:x2="5.302cm" svg:y2="19.638cm">
            <text:p/>
          </draw:line>
          <draw:line draw:style-name="gr1" draw:text-style-name="P1" draw:layer="layout" svg:x1="5.302cm" svg:y1="19.384cm" svg:x2="5.81cm" svg:y2="19.384cm">
            <text:p/>
          </draw:line>
          <draw:line draw:style-name="gr1" draw:text-style-name="P1" draw:layer="layout" svg:x1="5.81cm" svg:y1="20.146cm" svg:x2="5.302cm" svg:y2="20.146cm">
            <text:p/>
          </draw:line>
          <draw:line draw:style-name="gr1" draw:text-style-name="P1" draw:layer="layout" svg:x1="5.81cm" svg:y1="21.67cm" svg:x2="5.302cm" svg:y2="21.67cm">
            <text:p/>
          </draw:line>
          <draw:line draw:style-name="gr1" draw:text-style-name="P1" draw:layer="layout" svg:x1="5.81cm" svg:y1="22.432cm" svg:x2="5.937cm" svg:y2="22.432cm">
            <text:p/>
          </draw:line>
          <draw:line draw:style-name="gr1" draw:text-style-name="P1" draw:layer="layout" svg:x1="5.81cm" svg:y1="22.686cm" svg:x2="5.302cm" svg:y2="22.686cm">
            <text:p/>
          </draw:line>
          <draw:polyline draw:style-name="gr1" draw:text-style-name="P1" draw:layer="layout" svg:width="0cm" svg:height="0cm" svg:x="5.302cm" svg:y="22.686cm" svg:viewBox="0 0 0 0" draw:points="0,0">
            <text:p/>
          </draw:polyline>
          <draw:line draw:style-name="gr1" draw:text-style-name="P1" draw:layer="layout" svg:x1="5.302cm" svg:y1="21.924cm" svg:x2="5.81cm" svg:y2="21.924cm">
            <text:p/>
          </draw:line>
          <draw:line draw:style-name="gr1" draw:text-style-name="P1" draw:layer="layout" svg:x1="5.81cm" svg:y1="22.178cm" svg:x2="5.302cm" svg:y2="22.178cm">
            <text:p/>
          </draw:line>
          <draw:line draw:style-name="gr1" draw:text-style-name="P1" draw:layer="layout" svg:x1="5.302cm" svg:y1="22.432cm" svg:x2="5.81cm" svg:y2="22.432cm">
            <text:p/>
          </draw:line>
          <draw:line draw:style-name="gr1" draw:text-style-name="P1" draw:layer="layout" svg:x1="4.54cm" svg:y1="21.29cm" svg:x2="4.412cm" svg:y2="21.162cm">
            <text:p/>
          </draw:line>
          <draw:line draw:style-name="gr1" draw:text-style-name="P1" draw:layer="layout" svg:x1="4.54cm" svg:y1="21.035cm" svg:x2="4.412cm" svg:y2="21.163cm">
            <text:p/>
          </draw:line>
          <draw:line draw:style-name="gr1" draw:text-style-name="P1" draw:layer="layout" svg:x1="4.54cm" svg:y1="22.301cm" svg:x2="4.54cm" svg:y2="21.289cm">
            <text:p/>
          </draw:line>
          <draw:line draw:style-name="gr1" draw:text-style-name="P1" draw:layer="layout" svg:x1="4.413cm" svg:y1="21.162cm" svg:x2="4.159cm" svg:y2="21.162cm">
            <text:p/>
          </draw:line>
          <draw:line draw:style-name="gr1" draw:text-style-name="P1" draw:layer="layout" svg:x1="3.905cm" svg:y1="21.162cm" svg:x2="3.65cm" svg:y2="21.417cm">
            <text:p/>
          </draw:line>
          <draw:line draw:style-name="gr1" draw:text-style-name="P1" draw:layer="layout" svg:x1="4.672cm" svg:y1="20.146cm" svg:x2="4.794cm" svg:y2="20.146cm">
            <text:p/>
          </draw:line>
          <draw:line draw:style-name="gr1" draw:text-style-name="P1" draw:layer="layout" svg:x1="4.413cm" svg:y1="19.13cm" svg:x2="4.159cm" svg:y2="19.13cm">
            <text:p/>
          </draw:line>
          <draw:line draw:style-name="gr1" draw:text-style-name="P1" draw:layer="layout" svg:x1="3.905cm" svg:y1="19.198cm" svg:x2="3.905cm" svg:y2="21.162cm">
            <text:p/>
          </draw:line>
          <draw:line draw:style-name="gr1" draw:text-style-name="P1" draw:layer="layout" svg:x1="4.539cm" svg:y1="20.015cm" svg:x2="4.672cm" svg:y2="20.147cm">
            <text:p/>
          </draw:line>
          <draw:line draw:style-name="gr1" draw:text-style-name="P1" draw:layer="layout" svg:x1="4.54cm" svg:y1="20.015cm" svg:x2="4.54cm" svg:y2="19.257cm">
            <text:p/>
          </draw:line>
          <draw:line draw:style-name="gr1" draw:text-style-name="P1" draw:layer="layout" svg:x1="4.159cm" svg:y1="19.13cm" svg:x2="3.973cm" svg:y2="19.13cm">
            <text:p/>
          </draw:line>
          <draw:line draw:style-name="gr1" draw:text-style-name="P1" draw:layer="layout" svg:x1="3.973cm" svg:y1="19.13cm" svg:x2="3.904cm" svg:y2="19.199cm">
            <text:p/>
          </draw:line>
          <draw:line draw:style-name="gr1" draw:text-style-name="P1" draw:layer="layout" svg:x1="4.54cm" svg:y1="19.258cm" svg:x2="4.412cm" svg:y2="19.13cm">
            <text:p/>
          </draw:line>
          <draw:line draw:style-name="gr1" draw:text-style-name="P1" draw:layer="layout" svg:x1="3.08cm" svg:y1="21.924cm" svg:x2="3.651cm" svg:y2="21.924cm">
            <text:p/>
          </draw:line>
          <draw:line draw:style-name="gr1" draw:text-style-name="P1" draw:layer="layout" svg:x1="4.794cm" svg:y1="22.432cm" svg:x2="4.672cm" svg:y2="22.432cm">
            <text:p/>
          </draw:line>
          <draw:line draw:style-name="gr1" draw:text-style-name="P1" draw:layer="layout" svg:x1="4.672cm" svg:y1="22.433cm" svg:x2="4.539cm" svg:y2="22.301cm">
            <text:p/>
          </draw:line>
          <draw:line draw:style-name="gr1" draw:text-style-name="P1" draw:layer="layout" svg:x1="3.651cm" svg:y1="22.686cm" svg:x2="3.143cm" svg:y2="22.686cm">
            <text:p/>
          </draw:line>
          <draw:line draw:style-name="gr1" draw:text-style-name="P1" draw:layer="layout" svg:x1="3.651cm" svg:y1="14.901cm" svg:x2="3.08cm" svg:y2="14.901cm">
            <text:p/>
          </draw:line>
          <draw:line draw:style-name="gr1" draw:text-style-name="P1" draw:layer="layout" svg:x1="3.651cm" svg:y1="14.393cm" svg:x2="3.08cm" svg:y2="14.393cm">
            <text:p/>
          </draw:line>
          <draw:line draw:style-name="gr1" draw:text-style-name="P1" draw:layer="layout" svg:x1="3.08cm" svg:y1="15.155cm" svg:x2="3.651cm" svg:y2="15.155cm">
            <text:p/>
          </draw:line>
          <draw:line draw:style-name="gr1" draw:text-style-name="P1" draw:layer="layout" svg:x1="3.08cm" svg:y1="14.647cm" svg:x2="3.651cm" svg:y2="14.647cm">
            <text:p/>
          </draw:line>
          <draw:line draw:style-name="gr1" draw:text-style-name="P1" draw:layer="layout" svg:x1="3.651cm" svg:y1="14.139cm" svg:x2="3.08cm" svg:y2="14.139cm">
            <text:p/>
          </draw:line>
          <draw:line draw:style-name="gr1" draw:text-style-name="P1" draw:layer="layout" svg:x1="4.278cm" svg:y1="13.885cm" svg:x2="4.159cm" svg:y2="13.885cm">
            <text:p/>
          </draw:line>
          <draw:line draw:style-name="gr1" draw:text-style-name="P1" draw:layer="layout" svg:x1="4.388cm" svg:y1="14.617cm" svg:x2="4.388cm" svg:y2="13.995cm">
            <text:p/>
          </draw:line>
          <draw:line draw:style-name="gr1" draw:text-style-name="P1" draw:layer="layout" svg:x1="4.672cm" svg:y1="14.901cm" svg:x2="4.539cm" svg:y2="15.033cm">
            <text:p/>
          </draw:line>
          <draw:line draw:style-name="gr1" draw:text-style-name="P1" draw:layer="layout" svg:x1="4.54cm" svg:y1="15.032cm" svg:x2="4.54cm" svg:y2="15.536cm">
            <text:p/>
          </draw:line>
          <draw:line draw:style-name="gr1" draw:text-style-name="P1" draw:layer="layout" svg:x1="4.388cm" svg:y1="13.996cm" svg:x2="4.277cm" svg:y2="13.885cm">
            <text:p/>
          </draw:line>
          <draw:line draw:style-name="gr1" draw:text-style-name="P1" draw:layer="layout" svg:x1="4.672cm" svg:y1="14.902cm" svg:x2="4.387cm" svg:y2="14.617cm">
            <text:p/>
          </draw:line>
          <draw:line draw:style-name="gr1" draw:text-style-name="P1" draw:layer="layout" svg:x1="4.539cm" svg:y1="14.511cm" svg:x2="4.672cm" svg:y2="14.648cm">
            <text:p/>
          </draw:line>
          <draw:line draw:style-name="gr1" draw:text-style-name="P1" draw:layer="layout" svg:x1="4.54cm" svg:y1="15.791cm" svg:x2="4.412cm" svg:y2="15.663cm">
            <text:p/>
          </draw:line>
          <draw:line draw:style-name="gr1" draw:text-style-name="P1" draw:layer="layout" svg:x1="4.794cm" svg:y1="16.933cm" svg:x2="4.672cm" svg:y2="16.933cm">
            <text:p/>
          </draw:line>
          <draw:line draw:style-name="gr1" draw:text-style-name="P1" draw:layer="layout" svg:x1="4.54cm" svg:y1="15.536cm" svg:x2="4.412cm" svg:y2="15.664cm">
            <text:p/>
          </draw:line>
          <draw:line draw:style-name="gr1" draw:text-style-name="P1" draw:layer="layout" svg:x1="4.54cm" svg:y1="16.797cm" svg:x2="4.54cm" svg:y2="15.79cm">
            <text:p/>
          </draw:line>
          <draw:line draw:style-name="gr1" draw:text-style-name="P1" draw:layer="layout" svg:x1="4.413cm" svg:y1="15.663cm" svg:x2="4.159cm" svg:y2="15.663cm">
            <text:p/>
          </draw:line>
          <draw:line draw:style-name="gr1" draw:text-style-name="P1" draw:layer="layout" svg:x1="3.651cm" svg:y1="15.917cm" svg:x2="3.08cm" svg:y2="15.917cm">
            <text:p/>
          </draw:line>
          <draw:line draw:style-name="gr1" draw:text-style-name="P1" draw:layer="layout" svg:x1="3.016cm" svg:y1="15.917cm" svg:x2="3.08cm" svg:y2="15.917cm">
            <text:p/>
          </draw:line>
          <draw:line draw:style-name="gr1" draw:text-style-name="P1" draw:layer="layout" svg:x1="3.651cm" svg:y1="16.171cm" svg:x2="3.08cm" svg:y2="16.171cm">
            <text:p/>
          </draw:line>
          <draw:line draw:style-name="gr1" draw:text-style-name="P1" draw:layer="layout" svg:x1="3.651cm" svg:y1="15.409cm" svg:x2="3.08cm" svg:y2="15.409cm">
            <text:p/>
          </draw:line>
          <draw:line draw:style-name="gr1" draw:text-style-name="P1" draw:layer="layout" svg:x1="3.651cm" svg:y1="15.663cm" svg:x2="3.016cm" svg:y2="15.663cm">
            <text:p/>
          </draw:line>
          <draw:line draw:style-name="gr1" draw:text-style-name="P1" draw:layer="layout" svg:x1="3.08cm" svg:y1="16.425cm" svg:x2="3.651cm" svg:y2="16.425cm">
            <text:p/>
          </draw:line>
          <draw:line draw:style-name="gr1" draw:text-style-name="P1" draw:layer="layout" svg:x1="4.672cm" svg:y1="16.934cm" svg:x2="4.539cm" svg:y2="16.797cm">
            <text:p/>
          </draw:line>
          <draw:line draw:style-name="gr1" draw:text-style-name="P1" draw:layer="layout" svg:x1="3.905cm" svg:y1="15.663cm" svg:x2="3.65cm" svg:y2="15.918cm">
            <text:p/>
          </draw:line>
          <draw:line draw:style-name="gr1" draw:text-style-name="P1" draw:layer="layout" svg:x1="3.651cm" svg:y1="16.679cm" svg:x2="3.016cm" svg:y2="16.679cm">
            <text:p/>
          </draw:line>
          <draw:line draw:style-name="gr1" draw:text-style-name="P1" draw:layer="layout" svg:x1="3.651cm" svg:y1="20.4cm" svg:x2="3.08cm" svg:y2="20.4cm">
            <text:p/>
          </draw:line>
          <draw:line draw:style-name="gr1" draw:text-style-name="P1" draw:layer="layout" svg:x1="3.651cm" svg:y1="19.892cm" svg:x2="3.08cm" svg:y2="19.892cm">
            <text:p/>
          </draw:line>
          <draw:line draw:style-name="gr1" draw:text-style-name="P1" draw:layer="layout" svg:x1="3.08cm" svg:y1="20.654cm" svg:x2="3.651cm" svg:y2="20.654cm">
            <text:p/>
          </draw:line>
          <draw:line draw:style-name="gr1" draw:text-style-name="P1" draw:layer="layout" svg:x1="3.08cm" svg:y1="20.146cm" svg:x2="3.651cm" svg:y2="20.146cm">
            <text:p/>
          </draw:line>
          <draw:line draw:style-name="gr1" draw:text-style-name="P1" draw:layer="layout" svg:x1="3.651cm" svg:y1="19.638cm" svg:x2="3.08cm" svg:y2="19.638cm">
            <text:p/>
          </draw:line>
          <draw:line draw:style-name="gr1" draw:text-style-name="P1" draw:layer="layout" svg:x1="4.278cm" svg:y1="19.384cm" svg:x2="4.159cm" svg:y2="19.384cm">
            <text:p/>
          </draw:line>
          <draw:line draw:style-name="gr1" draw:text-style-name="P1" draw:layer="layout" svg:x1="4.388cm" svg:y1="20.116cm" svg:x2="4.388cm" svg:y2="19.494cm">
            <text:p/>
          </draw:line>
          <draw:line draw:style-name="gr1" draw:text-style-name="P1" draw:layer="layout" svg:x1="4.672cm" svg:y1="20.4cm" svg:x2="4.539cm" svg:y2="20.536cm">
            <text:p/>
          </draw:line>
          <draw:line draw:style-name="gr1" draw:text-style-name="P1" draw:layer="layout" svg:x1="4.54cm" svg:y1="20.535cm" svg:x2="4.54cm" svg:y2="21.035cm">
            <text:p/>
          </draw:line>
          <draw:line draw:style-name="gr1" draw:text-style-name="P1" draw:layer="layout" svg:x1="4.388cm" svg:y1="19.495cm" svg:x2="4.277cm" svg:y2="19.384cm">
            <text:p/>
          </draw:line>
          <draw:line draw:style-name="gr1" draw:text-style-name="P1" draw:layer="layout" svg:x1="4.672cm" svg:y1="20.401cm" svg:x2="4.387cm" svg:y2="20.116cm">
            <text:p/>
          </draw:line>
          <draw:line draw:style-name="gr1" draw:text-style-name="P1" draw:layer="layout" svg:x1="2.995cm" svg:y1="21.162cm" svg:x2="3.016cm" svg:y2="21.162cm">
            <text:p/>
          </draw:line>
          <draw:line draw:style-name="gr1" draw:text-style-name="P1" draw:layer="layout" svg:x1="2.889cm" svg:y1="19.384cm" svg:x2="3.016cm" svg:y2="19.384cm">
            <text:p/>
          </draw:line>
          <draw:line draw:style-name="gr1" draw:text-style-name="P1" draw:layer="layout" svg:x1="3.651cm" svg:y1="19.384cm" svg:x2="3.016cm" svg:y2="19.384cm">
            <text:p/>
          </draw:line>
          <draw:line draw:style-name="gr1" draw:text-style-name="P1" draw:layer="layout" svg:x1="4.794cm" svg:y1="20.4cm" svg:x2="4.672cm" svg:y2="20.4cm">
            <text:p/>
          </draw:line>
          <draw:line draw:style-name="gr1" draw:text-style-name="P1" draw:layer="layout" svg:x1="2.482cm" svg:y1="19.791cm" svg:x2="2.889cm" svg:y2="19.384cm">
            <text:p/>
          </draw:line>
          <draw:line draw:style-name="gr1" draw:text-style-name="P1" draw:layer="layout" svg:x1="3.651cm" svg:y1="19.13cm" svg:x2="3.016cm" svg:y2="19.13cm">
            <text:p/>
          </draw:line>
          <draw:line draw:style-name="gr1" draw:text-style-name="P1" draw:layer="layout" svg:x1="2.126cm" svg:y1="19.834cm" svg:x2="2.83cm" svg:y2="19.13cm">
            <text:p/>
          </draw:line>
          <draw:line draw:style-name="gr1" draw:text-style-name="P1" draw:layer="layout" svg:x1="2.83cm" svg:y1="19.13cm" svg:x2="3.016cm" svg:y2="19.13cm">
            <text:p/>
          </draw:line>
          <draw:polygon draw:style-name="gr2" draw:text-style-name="P2" draw:layer="layout" svg:width="4.432cm" svg:height="4.174cm" svg:x="2.067cm" svg:y="18.821cm" svg:viewBox="0 0 4433 4175" draw:points="0,910 682,228 699,216 720,203 741,199 758,195 804,195 809,190 817,178 826,169 851,161 1046,161 1054,165 1067,169 1075,178 1084,190 1088,195 1588,195 1605,199 1626,203 1647,216 1664,228 1676,245 1693,288 1698,309 1693,330 1676,372 1664,389 1647,406 1605,423 1088,423 1084,432 1067,449 1054,453 1050,457 1058,461 1075,487 1088,512 1092,529 1080,550 813,550 804,529 809,512 821,487 838,461 847,457 838,453 826,449 809,432 804,423 169,1062 169,2455 178,2455 186,2464 195,2476 203,2485 203,2497 208,2510 208,2680 203,2692 203,2705 195,2718 178,2735 165,2739 161,2743 169,2747 186,2773 199,2798 203,2815 191,2836 42,2836 42,2862 47,2862 47,2866 72,2866 72,2862 191,2862 203,2887 199,2900 186,2925 169,2950 144,2967 136,2976 140,2980 453,2667 453,2070 462,2049 470,2032 491,2011 741,1757 745,1752 762,1740 783,1727 804,1723 821,1719 851,1719 868,1706 851,1693 830,1672 813,1651 804,1621 800,1596 800,1566 804,1537 813,1507 830,1486 851,1465 868,1452 851,1439 830,1418 813,1397 804,1367 800,1342 800,1312 804,1282 813,1253 830,1232 851,1211 868,1198 851,1185 830,1164 813,1143 804,1113 800,1088 800,1058 804,1028 813,999 830,978 851,957 868,944 851,931 830,910 813,889 804,859 800,834 800,804 804,775 813,745 830,724 851,703 872,690 859,681 838,664 821,639 809,614 804,601 813,576 936,576 936,580 961,580 961,576 1080,576 1092,601 1088,614 1075,639 1058,664 1033,681 1025,690 1041,703 1592,703 1600,707 1613,707 1621,711 1626,711 1630,715 1634,715 1638,719 1647,724 1651,728 1655,728 1664,736 1664,741 1681,758 1681,762 1685,770 1685,775 1689,779 1689,783 1693,791 1693,813 1698,817 1693,821 1693,846 1689,851 1689,855 1685,859 1685,868 1681,872 1681,876 1664,893 1664,897 1647,914 1638,914 1634,918 1630,918 1626,923 1621,923 1613,927 1609,927 1605,931 1041,931 1025,944 1041,957 1592,957 1600,961 1613,961 1621,965 1626,965 1630,969 1634,969 1638,973 1647,978 1651,982 1655,982 1664,990 1664,995 1681,1012 1681,1016 1685,1024 1685,1028 1689,1033 1689,1037 1693,1045 1693,1067 1698,1071 1693,1075 1693,1100 1689,1105 1689,1109 1685,1113 1685,1122 1681,1126 1681,1130 1664,1147 1664,1151 1647,1168 1638,1168 1634,1172 1630,1172 1626,1177 1621,1177 1613,1181 1609,1181 1605,1185 1041,1185 1025,1198 1041,1211 1592,1211 1600,1215 1613,1215 1621,1219 1626,1219 1630,1223 1634,1223 1638,1227 1647,1232 1651,1236 1655,1236 1664,1244 1664,1249 1681,1266 1681,1270 1685,1278 1685,1282 1689,1287 1689,1291 1693,1299 1693,1321 1698,1325 1693,1329 1693,1354 1689,1359 1689,1363 1685,1367 1685,1376 1681,1380 1681,1384 1664,1401 1664,1405 1647,1422 1638,1422 1634,1426 1630,1426 1626,1431 1621,1431 1613,1435 1609,1435 1605,1439 1041,1439 1025,1452 1041,1465 1592,1465 1600,1469 1613,1469 1621,1473 1626,1473 1630,1477 1634,1477 1638,1481 1647,1486 1651,1490 1655,1490 1664,1498 1664,1503 1681,1520 1681,1524 1685,1532 1685,1537 1689,1541 1689,1545 1693,1553 1693,1575 1698,1579 1693,1583 1693,1608 1689,1613 1689,1617 1685,1621 1685,1630 1681,1634 1681,1638 1664,1655 1664,1659 1647,1676 1638,1676 1634,1680 1630,1680 1626,1685 1621,1685 1613,1689 1609,1689 1605,1693 1041,1693 1025,1706 1041,1719 1592,1719 1600,1723 1613,1723 1621,1727 1626,1727 1630,1731 1634,1731 1638,1735 1647,1740 1651,1744 1655,1744 1664,1752 1664,1757 1681,1774 1681,1778 1685,1786 1685,1791 1689,1795 1689,1799 1693,1807 1693,1829 1698,1833 1693,1837 1693,1862 1689,1867 1689,1871 1685,1875 1685,1884 1681,1888 1681,1892 1664,1909 1664,1913 1647,1930 1638,1930 1634,1934 1630,1934 1626,1939 1621,1939 1613,1943 1609,1943 1605,1947 1041,1947 1025,1960 1041,1973 1592,1973 1600,1977 1613,1977 1621,1981 1626,1981 1630,1985 1634,1985 1638,1989 1647,1994 1651,1998 1655,1998 1664,2006 1664,2011 1681,2028 1681,2032 1685,2040 1685,2045 1689,2049 1689,2053 1693,2061 1693,2083 1698,2087 1693,2091 1693,2116 1689,2121 1689,2125 1685,2129 1685,2138 1681,2142 1681,2146 1664,2163 1664,2167 1647,2184 1638,2184 1634,2188 1630,2188 1626,2193 1621,2193 1613,2197 1609,2197 1605,2201 1041,2201 1025,2214 1033,2222 1058,2239 1075,2265 1088,2290 1092,2307 1080,2328 931,2328 931,2354 936,2354 936,2358 961,2358 961,2354 1080,2354 1092,2379 1088,2392 1075,2417 1058,2442 1033,2459 1025,2468 1041,2481 1533,2481 1723,2294 1723,355 1740,313 1757,296 1761,296 1820,233 1825,228 1842,216 1863,203 1884,199 1901,195 1947,195 1952,190 1960,178 1969,169 1994,161 2189,161 2197,165 2210,169 2218,178 2227,190 2231,195 2350,195 2362,199 2371,199 2388,203 2409,216 2426,228 2426,233 2549,351 2553,355 2566,372 2570,385 2574,393 2574,224 2582,199 2587,190 2595,178 2604,169 2629,161 2824,161 2832,165 2845,169 2853,178 2862,190 2870,199 2870,211 2875,224 2875,393 2870,406 2870,419 2862,432 2845,449 2832,453 2828,457 2841,470 2858,491 2875,550 2875,580 2866,605 2858,635 2841,656 2819,677 2803,690 2819,703 2841,724 2858,745 2875,804 2875,834 2866,859 2858,889 2841,910 2819,931 2803,944 2819,957 2841,978 2858,999 2875,1058 2875,1088 2866,1113 2858,1143 2841,1164 2819,1185 2803,1198 2819,1211 2841,1232 2858,1253 2875,1312 2875,1342 2866,1367 2858,1397 2841,1418 2819,1439 2803,1452 2811,1460 2836,1477 2853,1503 2866,1528 2870,1545 2858,1566 2591,1566 2582,1545 2587,1528 2599,1503 2616,1477 2637,1460 2650,1452 2629,1439 2582,1439 2540,1422 2519,1401 2396,1274 2392,1274 2375,1253 2367,1236 2362,1219 2358,1215 2358,482 2295,423 2231,423 2227,432 2210,449 2197,453 2193,457 2201,461 2218,487 2231,512 2235,529 2223,550 2074,550 2074,576 2079,576 2079,580 2104,580 2104,576 2223,576 2235,601 2231,614 2218,639 2201,664 2176,681 2168,690 2184,703 2206,724 2223,745 2240,804 2240,834 2231,859 2223,889 2206,910 2184,931 2168,944 2184,957 2206,978 2223,999 2240,1058 2240,1088 2231,1113 2223,1143 2206,1164 2184,1185 2168,1198 2184,1211 2206,1232 2223,1253 2240,1312 2240,1342 2231,1367 2223,1397 2206,1418 2184,1439 2168,1452 2184,1465 2206,1486 2223,1507 2240,1566 2240,1596 2231,1621 2223,1651 2206,1672 2184,1693 2168,1706 2184,1719 2206,1740 2223,1761 2240,1820 2240,1850 2231,1875 2223,1905 2206,1926 2184,1947 2168,1960 2184,1973 2206,1994 2223,2015 2240,2074 2240,2104 2231,2129 2223,2159 2206,2180 2184,2201 2168,2214 2176,2222 2201,2239 2218,2265 2231,2290 2235,2307 2223,2328 2074,2328 2074,2354 2079,2354 2079,2358 2104,2358 2104,2354 2223,2354 2235,2379 2231,2392 2218,2417 2201,2442 2176,2459 2168,2468 2184,2481 2206,2502 2223,2523 2240,2582 2240,2612 2231,2637 2223,2667 2206,2688 2184,2709 2168,2722 2184,2735 2206,2756 2223,2777 2240,2836 2240,2866 2231,2891 2223,2921 2206,2942 2184,2963 2168,2976 2184,2989 2206,3010 2223,3031 2240,3090 2240,3120 2231,3145 2223,3175 2206,3196 2184,3217 2168,3230 2184,3243 2206,3264 2223,3285 2240,3344 2240,3374 2231,3399 2223,3429 2206,3451 2184,3472 2168,3485 2184,3498 2206,3519 2223,3540 2240,3599 2240,3629 2231,3654 2223,3684 2206,3705 2184,3726 2168,3739 2184,3752 2206,3773 2223,3794 2240,3853 2240,3883 2231,3908 2223,3938 2206,3959 2184,3980 2159,3997 2138,4006 2549,4006 2604,3955 2591,3938 2582,3908 2578,3883 2578,3853 2582,3824 2591,3794 2608,3773 2629,3752 2650,3739 2637,3730 2616,3713 2599,3688 2587,3663 2582,3650 2591,3625 2714,3625 2714,3629 2739,3629 2739,3625 2858,3625 2870,3650 2866,3663 2853,3688 2836,3713 2811,3730 2803,3739 2819,3752 2841,3773 2858,3794 2875,3853 2875,3883 2866,3908 2858,3938 2841,3959 2836,3963 2836,3989 2841,3993 2836,3997 2836,4014 2819,4056 2807,4073 2803,4078 2701,4175 4433,4175 4433,3853 3892,3853 3892,3883 3883,3908 3875,3938 3858,3959 3837,3980 3810,3997 3785,4010 3755,4014 3725,4014 3696,4010 3670,3997 3645,3980 3209,3980 3188,3972 3171,3963 3137,3929 3120,3887 3120,3845 3137,3802 3154,3785 3188,3760 3209,3756 3226,3752 3645,3752 3666,3739 3653,3730 3632,3713 3615,3688 3603,3663 3598,3650 3607,3625 3730,3625 3730,3629 3755,3629 3755,3625 3875,3625 3887,3650 3883,3663 3870,3688 3853,3713 3828,3730 3820,3739 3837,3752 3858,3773 3875,3794 3892,3853 4433,3853 4433,1820 3892,1820 3892,1850 3883,1875 3875,1905 3858,1926 3837,1947 3820,1960 3837,1973 3858,1994 3875,2015 3892,2074 3892,2104 3883,2129 3875,2159 3858,2180 3837,2201 3820,2214 3837,2227 3858,2248 3875,2269 3892,2328 3892,2358 3883,2383 3875,2413 3858,2434 3837,2455 3820,2468 3837,2481 3858,2502 3875,2523 3892,2582 3892,2612 3883,2637 3875,2667 3858,2688 3837,2709 3820,2722 3837,2735 3858,2756 3875,2777 3892,2836 3892,2866 3883,2891 3875,2921 3858,2942 3837,2963 3820,2976 3837,2989 3858,3010 3875,3031 3892,3090 3892,3120 3883,3145 3875,3175 3858,3196 3837,3217 3820,3230 3837,3243 3858,3264 3875,3285 3892,3344 3892,3374 3883,3399 3875,3429 3858,3451 3837,3472 3820,3485 3828,3493 3853,3510 3870,3536 3883,3561 3887,3578 3875,3599 3607,3599 3598,3578 3603,3561 3615,3536 3632,3510 3653,3493 3666,3485 3645,3472 3209,3472 3188,3464 3171,3455 3137,3420 3120,3378 3120,3336 3137,3293 3154,3276 3188,3251 3209,3247 3226,3243 3645,3243 3662,3230 3645,3217 3209,3217 3188,3209 3171,3200 3137,3166 3120,3124 3120,3082 3137,3039 3154,3022 3188,2997 3209,2993 3226,2989 3645,2989 3662,2976 3645,2963 3209,2963 3205,2959 3201,2959 3196,2955 3188,2955 3184,2950 3179,2950 3175,2946 3171,2946 3167,2942 3158,2938 3158,2933 3137,2912 3137,2908 3129,2900 3129,2891 3124,2887 3124,2878 3120,2870 3120,2828 3124,2823 3124,2811 3129,2807 3129,2802 3133,2794 3137,2790 3137,2785 3158,2764 3158,2760 3167,2760 3179,2747 3184,2747 3188,2743 3196,2743 3201,2739 3217,2739 3222,2735 3645,2735 3662,2722 3645,2709 3209,2709 3205,2705 3201,2705 3196,2701 3188,2701 3184,2696 3179,2696 3175,2692 3171,2692 3167,2688 3158,2684 3158,2680 3137,2658 3137,2654 3129,2646 3129,2637 3124,2633 3124,2624 3120,2616 3120,2574 3124,2569 3124,2557 3129,2553 3129,2548 3133,2540 3137,2536 3137,2531 3158,2510 3158,2506 3167,2506 3179,2493 3184,2493 3188,2489 3196,2489 3201,2485 3217,2485 3222,2481 3645,2481 3662,2468 3645,2455 3209,2455 3205,2451 3201,2451 3196,2447 3188,2447 3184,2442 3179,2442 3175,2438 3171,2438 3167,2434 3158,2430 3158,2425 3137,2404 3137,2400 3129,2392 3129,2383 3124,2379 3124,2370 3120,2362 3120,2320 3124,2315 3124,2303 3129,2298 3129,2294 3133,2286 3137,2282 3137,2277 3158,2256 3158,2252 3167,2252 3179,2239 3184,2239 3188,2235 3196,2235 3201,2231 3217,2231 3222,2227 3645,2227 3662,2214 3645,2201 3209,2201 3205,2197 3201,2197 3196,2193 3188,2193 3184,2188 3179,2188 3175,2184 3171,2184 3167,2180 3158,2176 3158,2172 3137,2150 3137,2146 3129,2138 3129,2129 3124,2125 3124,2116 3120,2108 3120,2066 3124,2061 3124,2049 3129,2045 3129,2040 3133,2032 3137,2028 3137,2023 3158,2002 3158,1998 3167,1998 3179,1985 3184,1985 3188,1981 3196,1981 3201,1977 3217,1977 3222,1973 3645,1973 3662,1960 3645,1947 3209,1947 3205,1943 3201,1943 3196,1939 3188,1939 3184,1934 3179,1934 3175,1930 3171,1930 3167,1926 3158,1922 3158,1917 3137,1896 3137,1892 3129,1884 3129,1875 3124,1871 3124,1862 3120,1854 3120,1820 2875,1820 2875,1850 2866,1875 2858,1905 2841,1926 2819,1947 2803,1960 2819,1973 2841,1994 2858,2015 2875,2074 2875,2104 2866,2129 2858,2159 2841,2180 2819,2201 2803,2214 2819,2227 2841,2248 2858,2269 2875,2328 2875,2358 2866,2383 2858,2413 2841,2434 2819,2455 2803,2468 2819,2481 2841,2502 2858,2523 2875,2582 2875,2612 2866,2637 2858,2667 2841,2688 2819,2709 2803,2722 2819,2735 2841,2756 2858,2777 2875,2836 2875,2866 2866,2891 2858,2921 2841,2942 2819,2963 2803,2976 2819,2989 2841,3010 2858,3031 2875,3090 2875,3120 2866,3145 2858,3175 2841,3196 2819,3217 2803,3230 2819,3243 2841,3264 2858,3285 2875,3344 2875,3374 2866,3399 2858,3429 2841,3451 2819,3472 2803,3485 2811,3493 2836,3510 2853,3536 2866,3561 2870,3578 2858,3599 2591,3599 2582,3578 2587,3561 2599,3536 2616,3510 2637,3493 2650,3485 2629,3472 2608,3451 2591,3429 2582,3399 2578,3374 2578,3344 2582,3315 2591,3285 2608,3264 2629,3243 2646,3230 2629,3217 2608,3196 2591,3175 2582,3145 2578,3120 2578,3090 2582,3060 2591,3031 2608,3010 2629,2989 2646,2976 2629,2963 2608,2942 2591,2921 2582,2891 2578,2866 2578,2836 2582,2807 2591,2777 2608,2756 2629,2735 2646,2722 2629,2709 2608,2688 2591,2667 2582,2637 2578,2612 2578,2582 2582,2553 2591,2523 2608,2502 2629,2481 2646,2468 2629,2455 2608,2434 2591,2413 2582,2383 2578,2358 2578,2328 2582,2298 2591,2269 2608,2248 2629,2227 2646,2214 2629,2201 2608,2180 2591,2159 2582,2129 2578,2104 2578,2074 2582,2045 2591,2015 2608,1994 2629,1973 2646,1960 2629,1947 2608,1926 2591,1905 2582,1875 2578,1850 2578,1820 2582,1791 2591,1761 2608,1740 2629,1719 2650,1706 2637,1697 2616,1680 2599,1655 2587,1630 2582,1617 2591,1592 2714,1592 2714,1596 2739,1596 2739,1592 2858,1592 2870,1617 2866,1630 2853,1655 2836,1680 2811,1697 2803,1706 2819,1719 2841,1740 2858,1761 2875,1820 3120,1820 3120,1812 3124,1807 3124,1795 3129,1791 3129,1786 3133,1778 3137,1774 3137,1769 3158,1748 3158,1744 3167,1744 3179,1731 3184,1731 3188,1727 3196,1727 3201,1723 3217,1723 3222,1719 3645,1719 3666,1706 3653,1697 3632,1680 3615,1655 3603,1630 3598,1617 3607,1592 3730,1592 3730,1596 3755,1596 3755,1592 3875,1592 3887,1617 3883,1630 3870,1655 3853,1680 3828,1697 3820,1706 3837,1719 3858,1740 3875,1761 3892,1820 4433,1820 4433,224 3892,224 3892,393 3887,406 3887,419 3879,432 3862,449 3849,453 3845,457 3858,470 3875,491 3892,550 3892,580 3883,605 3875,635 3858,656 3837,677 3820,690 3837,703 3858,724 3875,745 3892,804 3892,834 3883,859 3875,889 3858,910 3837,931 3820,944 3837,957 3858,978 3875,999 3892,1058 3892,1088 3883,1113 3875,1143 3858,1164 3837,1185 3820,1198 3837,1211 3858,1232 3875,1253 3892,1312 3892,1342 3883,1367 3875,1397 3858,1418 3837,1439 3820,1452 3828,1460 3853,1477 3870,1503 3883,1528 3887,1545 3875,1566 3607,1566 3598,1545 3603,1528 3615,1503 3632,1477 3653,1460 3666,1452 3645,1439 3209,1439 3188,1431 3171,1422 3137,1388 3120,1346 3120,1304 3137,1261 3154,1244 3188,1219 3209,1215 3226,1211 3645,1211 3662,1198 3645,1185 3209,1185 3205,1181 3201,1181 3196,1177 3188,1177 3184,1172 3179,1172 3175,1168 3171,1168 3167,1164 3158,1160 3158,1156 3137,1134 3137,1130 3129,1122 3129,1113 3124,1109 3124,1100 3120,1092 3120,1050 3124,1045 3124,1033 3129,1028 3129,1024 3133,1016 3137,1012 3137,1007 3158,986 3158,982 3167,982 3179,969 3184,969 3188,965 3196,965 3201,961 3217,961 3222,957 3645,957 3662,944 3645,931 3209,931 3205,927 3201,927 3196,923 3188,923 3184,918 3179,918 3175,914 3171,914 3167,910 3158,906 3158,902 3137,880 3137,876 3129,868 3129,859 3124,855 3124,846 3120,838 3120,796 3124,791 3124,779 3129,775 3129,770 3133,762 3137,758 3137,753 3158,732 3158,728 3167,728 3179,715 3184,715 3188,711 3196,711 3201,707 3217,707 3222,703 3645,703 3662,690 3645,677 3209,677 3205,673 3201,673 3196,669 3188,669 3184,664 3179,664 3175,660 3171,660 3167,656 3158,652 3158,647 3137,626 3137,622 3129,614 3129,605 3124,601 3124,592 3120,584 3120,542 3124,537 3124,525 3129,521 3129,516 3133,508 3137,504 3137,499 3158,478 3158,474 3167,474 3179,461 3184,461 3188,457 3196,457 3201,453 3217,453 3222,449 3624,449 3620,449 3603,432 3598,423 3209,423 3205,419 3201,419 3196,415 3188,415 3184,410 3179,410 3175,406 3171,406 3167,402 3158,398 3158,393 3137,372 3137,368 3129,360 3129,351 3124,347 3124,338 3120,330 3120,288 3124,283 3124,271 3129,267 3129,262 3133,254 3137,250 3137,245 3158,224 3158,220 3167,220 3179,207 3184,207 3188,203 3196,203 3201,199 3217,199 3222,195 3598,195 3603,190 3611,178 3620,169 3645,161 3841,161 3849,165 3862,169 3870,178 3879,190 3887,199 3887,211 3892,224 4433,224 4433,0 0,0">
            <text:p/>
          </draw:polygon>
          <draw:polygon draw:style-name="gr3" draw:text-style-name="P1" draw:layer="layout" svg:width="4.432cm" svg:height="4.174cm" svg:x="2.067cm" svg:y="18.821cm" svg:viewBox="0 0 4433 4175" draw:points="0,910 682,228 699,216 720,203 741,199 758,195 804,195 809,190 817,178 826,169 851,161 1046,161 1054,165 1067,169 1075,178 1084,190 1088,195 1588,195 1605,199 1626,203 1647,216 1664,228 1676,245 1693,288 1698,309 1693,330 1676,372 1664,389 1647,406 1605,423 1088,423 1084,432 1067,449 1054,453 1050,457 1058,461 1075,487 1088,512 1092,529 1080,550 813,550 804,529 809,512 821,487 838,461 847,457 838,453 826,449 809,432 804,423 169,1062 169,2455 178,2455 186,2464 195,2476 203,2485 203,2497 208,2510 208,2680 203,2692 203,2705 195,2718 178,2735 165,2739 161,2743 169,2747 186,2773 199,2798 203,2815 191,2836 42,2836 42,2862 47,2862 47,2866 72,2866 72,2862 191,2862 203,2887 199,2900 186,2925 169,2950 144,2967 136,2976 140,2980 453,2667 453,2070 462,2049 470,2032 491,2011 741,1757 745,1752 762,1740 783,1727 804,1723 821,1719 851,1719 868,1706 851,1693 830,1672 813,1651 804,1621 800,1596 800,1566 804,1537 813,1507 830,1486 851,1465 868,1452 851,1439 830,1418 813,1397 804,1367 800,1342 800,1312 804,1282 813,1253 830,1232 851,1211 868,1198 851,1185 830,1164 813,1143 804,1113 800,1088 800,1058 804,1028 813,999 830,978 851,957 868,944 851,931 830,910 813,889 804,859 800,834 800,804 804,775 813,745 830,724 851,703 872,690 859,681 838,664 821,639 809,614 804,601 813,576 936,576 936,580 961,580 961,576 1080,576 1092,601 1088,614 1075,639 1058,664 1033,681 1025,690 1041,703 1592,703 1600,707 1613,707 1621,711 1626,711 1630,715 1634,715 1638,719 1647,724 1651,728 1655,728 1664,736 1664,741 1681,758 1681,762 1685,770 1685,775 1689,779 1689,783 1693,791 1693,813 1698,817 1693,821 1693,846 1689,851 1689,855 1685,859 1685,868 1681,872 1681,876 1664,893 1664,897 1647,914 1638,914 1634,918 1630,918 1626,923 1621,923 1613,927 1609,927 1605,931 1041,931 1025,944 1041,957 1592,957 1600,961 1613,961 1621,965 1626,965 1630,969 1634,969 1638,973 1647,978 1651,982 1655,982 1664,990 1664,995 1681,1012 1681,1016 1685,1024 1685,1028 1689,1033 1689,1037 1693,1045 1693,1067 1698,1071 1693,1075 1693,1100 1689,1105 1689,1109 1685,1113 1685,1122 1681,1126 1681,1130 1664,1147 1664,1151 1647,1168 1638,1168 1634,1172 1630,1172 1626,1177 1621,1177 1613,1181 1609,1181 1605,1185 1041,1185 1025,1198 1041,1211 1592,1211 1600,1215 1613,1215 1621,1219 1626,1219 1630,1223 1634,1223 1638,1227 1647,1232 1651,1236 1655,1236 1664,1244 1664,1249 1681,1266 1681,1270 1685,1278 1685,1282 1689,1287 1689,1291 1693,1299 1693,1321 1698,1325 1693,1329 1693,1354 1689,1359 1689,1363 1685,1367 1685,1376 1681,1380 1681,1384 1664,1401 1664,1405 1647,1422 1638,1422 1634,1426 1630,1426 1626,1431 1621,1431 1613,1435 1609,1435 1605,1439 1041,1439 1025,1452 1041,1465 1592,1465 1600,1469 1613,1469 1621,1473 1626,1473 1630,1477 1634,1477 1638,1481 1647,1486 1651,1490 1655,1490 1664,1498 1664,1503 1681,1520 1681,1524 1685,1532 1685,1537 1689,1541 1689,1545 1693,1553 1693,1575 1698,1579 1693,1583 1693,1608 1689,1613 1689,1617 1685,1621 1685,1630 1681,1634 1681,1638 1664,1655 1664,1659 1647,1676 1638,1676 1634,1680 1630,1680 1626,1685 1621,1685 1613,1689 1609,1689 1605,1693 1041,1693 1025,1706 1041,1719 1592,1719 1600,1723 1613,1723 1621,1727 1626,1727 1630,1731 1634,1731 1638,1735 1647,1740 1651,1744 1655,1744 1664,1752 1664,1757 1681,1774 1681,1778 1685,1786 1685,1791 1689,1795 1689,1799 1693,1807 1693,1829 1698,1833 1693,1837 1693,1862 1689,1867 1689,1871 1685,1875 1685,1884 1681,1888 1681,1892 1664,1909 1664,1913 1647,1930 1638,1930 1634,1934 1630,1934 1626,1939 1621,1939 1613,1943 1609,1943 1605,1947 1041,1947 1025,1960 1041,1973 1592,1973 1600,1977 1613,1977 1621,1981 1626,1981 1630,1985 1634,1985 1638,1989 1647,1994 1651,1998 1655,1998 1664,2006 1664,2011 1681,2028 1681,2032 1685,2040 1685,2045 1689,2049 1689,2053 1693,2061 1693,2083 1698,2087 1693,2091 1693,2116 1689,2121 1689,2125 1685,2129 1685,2138 1681,2142 1681,2146 1664,2163 1664,2167 1647,2184 1638,2184 1634,2188 1630,2188 1626,2193 1621,2193 1613,2197 1609,2197 1605,2201 1041,2201 1025,2214 1033,2222 1058,2239 1075,2265 1088,2290 1092,2307 1080,2328 931,2328 931,2354 936,2354 936,2358 961,2358 961,2354 1080,2354 1092,2379 1088,2392 1075,2417 1058,2442 1033,2459 1025,2468 1041,2481 1533,2481 1723,2294 1723,355 1740,313 1757,296 1761,296 1820,233 1825,228 1842,216 1863,203 1884,199 1901,195 1947,195 1952,190 1960,178 1969,169 1994,161 2189,161 2197,165 2210,169 2218,178 2227,190 2231,195 2350,195 2362,199 2371,199 2388,203 2409,216 2426,228 2426,233 2549,351 2553,355 2566,372 2570,385 2574,393 2574,224 2582,199 2587,190 2595,178 2604,169 2629,161 2824,161 2832,165 2845,169 2853,178 2862,190 2870,199 2870,211 2875,224 2875,393 2870,406 2870,419 2862,432 2845,449 2832,453 2828,457 2841,470 2858,491 2875,550 2875,580 2866,605 2858,635 2841,656 2819,677 2803,690 2819,703 2841,724 2858,745 2875,804 2875,834 2866,859 2858,889 2841,910 2819,931 2803,944 2819,957 2841,978 2858,999 2875,1058 2875,1088 2866,1113 2858,1143 2841,1164 2819,1185 2803,1198 2819,1211 2841,1232 2858,1253 2875,1312 2875,1342 2866,1367 2858,1397 2841,1418 2819,1439 2803,1452 2811,1460 2836,1477 2853,1503 2866,1528 2870,1545 2858,1566 2591,1566 2582,1545 2587,1528 2599,1503 2616,1477 2637,1460 2650,1452 2629,1439 2582,1439 2540,1422 2519,1401 2396,1274 2392,1274 2375,1253 2367,1236 2362,1219 2358,1215 2358,482 2295,423 2231,423 2227,432 2210,449 2197,453 2193,457 2201,461 2218,487 2231,512 2235,529 2223,550 2074,550 2074,576 2079,576 2079,580 2104,580 2104,576 2223,576 2235,601 2231,614 2218,639 2201,664 2176,681 2168,690 2184,703 2206,724 2223,745 2240,804 2240,834 2231,859 2223,889 2206,910 2184,931 2168,944 2184,957 2206,978 2223,999 2240,1058 2240,1088 2231,1113 2223,1143 2206,1164 2184,1185 2168,1198 2184,1211 2206,1232 2223,1253 2240,1312 2240,1342 2231,1367 2223,1397 2206,1418 2184,1439 2168,1452 2184,1465 2206,1486 2223,1507 2240,1566 2240,1596 2231,1621 2223,1651 2206,1672 2184,1693 2168,1706 2184,1719 2206,1740 2223,1761 2240,1820 2240,1850 2231,1875 2223,1905 2206,1926 2184,1947 2168,1960 2184,1973 2206,1994 2223,2015 2240,2074 2240,2104 2231,2129 2223,2159 2206,2180 2184,2201 2168,2214 2176,2222 2201,2239 2218,2265 2231,2290 2235,2307 2223,2328 2074,2328 2074,2354 2079,2354 2079,2358 2104,2358 2104,2354 2223,2354 2235,2379 2231,2392 2218,2417 2201,2442 2176,2459 2168,2468 2184,2481 2206,2502 2223,2523 2240,2582 2240,2612 2231,2637 2223,2667 2206,2688 2184,2709 2168,2722 2184,2735 2206,2756 2223,2777 2240,2836 2240,2866 2231,2891 2223,2921 2206,2942 2184,2963 2168,2976 2184,2989 2206,3010 2223,3031 2240,3090 2240,3120 2231,3145 2223,3175 2206,3196 2184,3217 2168,3230 2184,3243 2206,3264 2223,3285 2240,3344 2240,3374 2231,3399 2223,3429 2206,3451 2184,3472 2168,3485 2184,3498 2206,3519 2223,3540 2240,3599 2240,3629 2231,3654 2223,3684 2206,3705 2184,3726 2168,3739 2184,3752 2206,3773 2223,3794 2240,3853 2240,3883 2231,3908 2223,3938 2206,3959 2184,3980 2159,3997 2138,4006 2549,4006 2604,3955 2591,3938 2582,3908 2578,3883 2578,3853 2582,3824 2591,3794 2608,3773 2629,3752 2650,3739 2637,3730 2616,3713 2599,3688 2587,3663 2582,3650 2591,3625 2714,3625 2714,3629 2739,3629 2739,3625 2858,3625 2870,3650 2866,3663 2853,3688 2836,3713 2811,3730 2803,3739 2819,3752 2841,3773 2858,3794 2875,3853 2875,3883 2866,3908 2858,3938 2841,3959 2836,3963 2836,3989 2841,3993 2836,3997 2836,4014 2819,4056 2807,4073 2803,4078 2701,4175 4433,4175 4433,3853 3892,3853 3892,3883 3883,3908 3875,3938 3858,3959 3837,3980 3810,3997 3785,4010 3755,4014 3725,4014 3696,4010 3670,3997 3645,3980 3209,3980 3188,3972 3171,3963 3137,3929 3120,3887 3120,3845 3137,3802 3154,3785 3188,3760 3209,3756 3226,3752 3645,3752 3666,3739 3653,3730 3632,3713 3615,3688 3603,3663 3598,3650 3607,3625 3730,3625 3730,3629 3755,3629 3755,3625 3875,3625 3887,3650 3883,3663 3870,3688 3853,3713 3828,3730 3820,3739 3837,3752 3858,3773 3875,3794 3892,3853 4433,3853 4433,1820 3892,1820 3892,1850 3883,1875 3875,1905 3858,1926 3837,1947 3820,1960 3837,1973 3858,1994 3875,2015 3892,2074 3892,2104 3883,2129 3875,2159 3858,2180 3837,2201 3820,2214 3837,2227 3858,2248 3875,2269 3892,2328 3892,2358 3883,2383 3875,2413 3858,2434 3837,2455 3820,2468 3837,2481 3858,2502 3875,2523 3892,2582 3892,2612 3883,2637 3875,2667 3858,2688 3837,2709 3820,2722 3837,2735 3858,2756 3875,2777 3892,2836 3892,2866 3883,2891 3875,2921 3858,2942 3837,2963 3820,2976 3837,2989 3858,3010 3875,3031 3892,3090 3892,3120 3883,3145 3875,3175 3858,3196 3837,3217 3820,3230 3837,3243 3858,3264 3875,3285 3892,3344 3892,3374 3883,3399 3875,3429 3858,3451 3837,3472 3820,3485 3828,3493 3853,3510 3870,3536 3883,3561 3887,3578 3875,3599 3607,3599 3598,3578 3603,3561 3615,3536 3632,3510 3653,3493 3666,3485 3645,3472 3209,3472 3188,3464 3171,3455 3137,3420 3120,3378 3120,3336 3137,3293 3154,3276 3188,3251 3209,3247 3226,3243 3645,3243 3662,3230 3645,3217 3209,3217 3188,3209 3171,3200 3137,3166 3120,3124 3120,3082 3137,3039 3154,3022 3188,2997 3209,2993 3226,2989 3645,2989 3662,2976 3645,2963 3209,2963 3205,2959 3201,2959 3196,2955 3188,2955 3184,2950 3179,2950 3175,2946 3171,2946 3167,2942 3158,2938 3158,2933 3137,2912 3137,2908 3129,2900 3129,2891 3124,2887 3124,2878 3120,2870 3120,2828 3124,2823 3124,2811 3129,2807 3129,2802 3133,2794 3137,2790 3137,2785 3158,2764 3158,2760 3167,2760 3179,2747 3184,2747 3188,2743 3196,2743 3201,2739 3217,2739 3222,2735 3645,2735 3662,2722 3645,2709 3209,2709 3205,2705 3201,2705 3196,2701 3188,2701 3184,2696 3179,2696 3175,2692 3171,2692 3167,2688 3158,2684 3158,2680 3137,2658 3137,2654 3129,2646 3129,2637 3124,2633 3124,2624 3120,2616 3120,2574 3124,2569 3124,2557 3129,2553 3129,2548 3133,2540 3137,2536 3137,2531 3158,2510 3158,2506 3167,2506 3179,2493 3184,2493 3188,2489 3196,2489 3201,2485 3217,2485 3222,2481 3645,2481 3662,2468 3645,2455 3209,2455 3205,2451 3201,2451 3196,2447 3188,2447 3184,2442 3179,2442 3175,2438 3171,2438 3167,2434 3158,2430 3158,2425 3137,2404 3137,2400 3129,2392 3129,2383 3124,2379 3124,2370 3120,2362 3120,2320 3124,2315 3124,2303 3129,2298 3129,2294 3133,2286 3137,2282 3137,2277 3158,2256 3158,2252 3167,2252 3179,2239 3184,2239 3188,2235 3196,2235 3201,2231 3217,2231 3222,2227 3645,2227 3662,2214 3645,2201 3209,2201 3205,2197 3201,2197 3196,2193 3188,2193 3184,2188 3179,2188 3175,2184 3171,2184 3167,2180 3158,2176 3158,2172 3137,2150 3137,2146 3129,2138 3129,2129 3124,2125 3124,2116 3120,2108 3120,2066 3124,2061 3124,2049 3129,2045 3129,2040 3133,2032 3137,2028 3137,2023 3158,2002 3158,1998 3167,1998 3179,1985 3184,1985 3188,1981 3196,1981 3201,1977 3217,1977 3222,1973 3645,1973 3662,1960 3645,1947 3209,1947 3205,1943 3201,1943 3196,1939 3188,1939 3184,1934 3179,1934 3175,1930 3171,1930 3167,1926 3158,1922 3158,1917 3137,1896 3137,1892 3129,1884 3129,1875 3124,1871 3124,1862 3120,1854 3120,1820 2875,1820 2875,1850 2866,1875 2858,1905 2841,1926 2819,1947 2803,1960 2819,1973 2841,1994 2858,2015 2875,2074 2875,2104 2866,2129 2858,2159 2841,2180 2819,2201 2803,2214 2819,2227 2841,2248 2858,2269 2875,2328 2875,2358 2866,2383 2858,2413 2841,2434 2819,2455 2803,2468 2819,2481 2841,2502 2858,2523 2875,2582 2875,2612 2866,2637 2858,2667 2841,2688 2819,2709 2803,2722 2819,2735 2841,2756 2858,2777 2875,2836 2875,2866 2866,2891 2858,2921 2841,2942 2819,2963 2803,2976 2819,2989 2841,3010 2858,3031 2875,3090 2875,3120 2866,3145 2858,3175 2841,3196 2819,3217 2803,3230 2819,3243 2841,3264 2858,3285 2875,3344 2875,3374 2866,3399 2858,3429 2841,3451 2819,3472 2803,3485 2811,3493 2836,3510 2853,3536 2866,3561 2870,3578 2858,3599 2591,3599 2582,3578 2587,3561 2599,3536 2616,3510 2637,3493 2650,3485 2629,3472 2608,3451 2591,3429 2582,3399 2578,3374 2578,3344 2582,3315 2591,3285 2608,3264 2629,3243 2646,3230 2629,3217 2608,3196 2591,3175 2582,3145 2578,3120 2578,3090 2582,3060 2591,3031 2608,3010 2629,2989 2646,2976 2629,2963 2608,2942 2591,2921 2582,2891 2578,2866 2578,2836 2582,2807 2591,2777 2608,2756 2629,2735 2646,2722 2629,2709 2608,2688 2591,2667 2582,2637 2578,2612 2578,2582 2582,2553 2591,2523 2608,2502 2629,2481 2646,2468 2629,2455 2608,2434 2591,2413 2582,2383 2578,2358 2578,2328 2582,2298 2591,2269 2608,2248 2629,2227 2646,2214 2629,2201 2608,2180 2591,2159 2582,2129 2578,2104 2578,2074 2582,2045 2591,2015 2608,1994 2629,1973 2646,1960 2629,1947 2608,1926 2591,1905 2582,1875 2578,1850 2578,1820 2582,1791 2591,1761 2608,1740 2629,1719 2650,1706 2637,1697 2616,1680 2599,1655 2587,1630 2582,1617 2591,1592 2714,1592 2714,1596 2739,1596 2739,1592 2858,1592 2870,1617 2866,1630 2853,1655 2836,1680 2811,1697 2803,1706 2819,1719 2841,1740 2858,1761 2875,1820 3120,1820 3120,1812 3124,1807 3124,1795 3129,1791 3129,1786 3133,1778 3137,1774 3137,1769 3158,1748 3158,1744 3167,1744 3179,1731 3184,1731 3188,1727 3196,1727 3201,1723 3217,1723 3222,1719 3645,1719 3666,1706 3653,1697 3632,1680 3615,1655 3603,1630 3598,1617 3607,1592 3730,1592 3730,1596 3755,1596 3755,1592 3875,1592 3887,1617 3883,1630 3870,1655 3853,1680 3828,1697 3820,1706 3837,1719 3858,1740 3875,1761 3892,1820 4433,1820 4433,224 3892,224 3892,393 3887,406 3887,419 3879,432 3862,449 3849,453 3845,457 3858,470 3875,491 3892,550 3892,580 3883,605 3875,635 3858,656 3837,677 3820,690 3837,703 3858,724 3875,745 3892,804 3892,834 3883,859 3875,889 3858,910 3837,931 3820,944 3837,957 3858,978 3875,999 3892,1058 3892,1088 3883,1113 3875,1143 3858,1164 3837,1185 3820,1198 3837,1211 3858,1232 3875,1253 3892,1312 3892,1342 3883,1367 3875,1397 3858,1418 3837,1439 3820,1452 3828,1460 3853,1477 3870,1503 3883,1528 3887,1545 3875,1566 3607,1566 3598,1545 3603,1528 3615,1503 3632,1477 3653,1460 3666,1452 3645,1439 3209,1439 3188,1431 3171,1422 3137,1388 3120,1346 3120,1304 3137,1261 3154,1244 3188,1219 3209,1215 3226,1211 3645,1211 3662,1198 3645,1185 3209,1185 3205,1181 3201,1181 3196,1177 3188,1177 3184,1172 3179,1172 3175,1168 3171,1168 3167,1164 3158,1160 3158,1156 3137,1134 3137,1130 3129,1122 3129,1113 3124,1109 3124,1100 3120,1092 3120,1050 3124,1045 3124,1033 3129,1028 3129,1024 3133,1016 3137,1012 3137,1007 3158,986 3158,982 3167,982 3179,969 3184,969 3188,965 3196,965 3201,961 3217,961 3222,957 3645,957 3662,944 3645,931 3209,931 3205,927 3201,927 3196,923 3188,923 3184,918 3179,918 3175,914 3171,914 3167,910 3158,906 3158,902 3137,880 3137,876 3129,868 3129,859 3124,855 3124,846 3120,838 3120,796 3124,791 3124,779 3129,775 3129,770 3133,762 3137,758 3137,753 3158,732 3158,728 3167,728 3179,715 3184,715 3188,711 3196,711 3201,707 3217,707 3222,703 3645,703 3662,690 3645,677 3209,677 3205,673 3201,673 3196,669 3188,669 3184,664 3179,664 3175,660 3171,660 3167,656 3158,652 3158,647 3137,626 3137,622 3129,614 3129,605 3124,601 3124,592 3120,584 3120,542 3124,537 3124,525 3129,521 3129,516 3133,508 3137,504 3137,499 3158,478 3158,474 3167,474 3179,461 3184,461 3188,457 3196,457 3201,453 3217,453 3222,449 3624,449 3620,449 3603,432 3598,423 3209,423 3205,419 3201,419 3196,415 3188,415 3184,410 3179,410 3175,406 3171,406 3167,402 3158,398 3158,393 3137,372 3137,368 3129,360 3129,351 3124,347 3124,338 3120,330 3120,288 3124,283 3124,271 3129,267 3129,262 3133,254 3137,250 3137,245 3158,224 3158,220 3167,220 3179,207 3184,207 3188,203 3196,203 3201,199 3217,199 3222,195 3598,195 3603,190 3611,178 3620,169 3645,161 3841,161 3849,165 3862,169 3870,178 3879,190 3887,199 3887,211 3892,224 4433,224 4433,0 0,0">
            <text:p/>
          </draw:polygon>
          <draw:line draw:style-name="gr1" draw:text-style-name="P1" draw:layer="layout" svg:x1="3.651cm" svg:y1="22.432cm" svg:x2="3.016cm" svg:y2="22.432cm">
            <text:p/>
          </draw:line>
          <draw:line draw:style-name="gr1" draw:text-style-name="P1" draw:layer="layout" svg:x1="3.651cm" svg:y1="22.178cm" svg:x2="3.016cm" svg:y2="22.178cm">
            <text:p/>
          </draw:line>
          <draw:line draw:style-name="gr1" draw:text-style-name="P1" draw:layer="layout" svg:x1="4.794cm" svg:y1="22.686cm" svg:x2="4.794cm" svg:y2="22.813cm">
            <text:p/>
          </draw:line>
          <draw:line draw:style-name="gr1" draw:text-style-name="P1" draw:layer="layout" svg:x1="4.794cm" svg:y1="22.813cm" svg:x2="4.666cm" svg:y2="22.941cm">
            <text:p/>
          </draw:line>
          <draw:line draw:style-name="gr1" draw:text-style-name="P1" draw:layer="layout" svg:x1="2.381cm" svg:y1="22.941cm" svg:x2="2.126cm" svg:y2="22.686cm">
            <text:p/>
          </draw:line>
          <draw:line draw:style-name="gr1" draw:text-style-name="P1" draw:layer="layout" svg:x1="4.667cm" svg:y1="22.94cm" svg:x2="2.381cm" svg:y2="22.94cm">
            <text:p/>
          </draw:line>
          <draw:line draw:style-name="gr1" draw:text-style-name="P1" draw:layer="layout" svg:x1="2.483cm" svg:y1="15.934cm" svg:x2="2.483cm" svg:y2="14.287cm">
            <text:p/>
          </draw:line>
          <draw:line draw:style-name="gr1" draw:text-style-name="P1" draw:layer="layout" svg:x1="2.245cm" svg:y1="16.172cm" svg:x2="2.483cm" svg:y2="15.934cm">
            <text:p/>
          </draw:line>
          <draw:line draw:style-name="gr1" draw:text-style-name="P1" draw:layer="layout" svg:x1="2.127cm" svg:y1="16.171cm" svg:x2="2.246cm" svg:y2="16.171cm">
            <text:p/>
          </draw:line>
          <draw:line draw:style-name="gr1" draw:text-style-name="P1" draw:layer="layout" svg:x1="2.482cm" svg:y1="14.288cm" svg:x2="2.889cm" svg:y2="13.885cm">
            <text:p/>
          </draw:line>
          <draw:line draw:style-name="gr1" draw:text-style-name="P1" draw:layer="layout" svg:x1="2.127cm" svg:y1="15.917cm" svg:x2="2.127cm" svg:y2="14.333cm">
            <text:p/>
          </draw:line>
          <draw:line draw:style-name="gr1" draw:text-style-name="P1" draw:layer="layout" svg:x1="2.784cm" svg:y1="16.141cm" svg:x2="2.784cm" svg:y2="15.519cm">
            <text:p/>
          </draw:line>
          <draw:line draw:style-name="gr1" draw:text-style-name="P1" draw:layer="layout" svg:x1="2.995cm" svg:y1="15.663cm" svg:x2="3.016cm" svg:y2="15.663cm">
            <text:p/>
          </draw:line>
          <draw:line draw:style-name="gr1" draw:text-style-name="P1" draw:layer="layout" svg:x1="2.889cm" svg:y1="13.885cm" svg:x2="3.016cm" svg:y2="13.885cm">
            <text:p/>
          </draw:line>
          <draw:line draw:style-name="gr1" draw:text-style-name="P1" draw:layer="layout" svg:x1="3.651cm" svg:y1="13.885cm" svg:x2="3.016cm" svg:y2="13.885cm">
            <text:p/>
          </draw:line>
          <draw:line draw:style-name="gr1" draw:text-style-name="P1" draw:layer="layout" svg:x1="4.794cm" svg:y1="14.901cm" svg:x2="4.672cm" svg:y2="14.901cm">
            <text:p/>
          </draw:line>
          <draw:line draw:style-name="gr1" draw:text-style-name="P1" draw:layer="layout" svg:x1="4.672cm" svg:y1="14.647cm" svg:x2="4.794cm" svg:y2="14.647cm">
            <text:p/>
          </draw:line>
          <draw:line draw:style-name="gr1" draw:text-style-name="P1" draw:layer="layout" svg:x1="2.894cm" svg:y1="15.409cm" svg:x2="3.016cm" svg:y2="15.409cm">
            <text:p/>
          </draw:line>
          <draw:line draw:style-name="gr1" draw:text-style-name="P1" draw:layer="layout" svg:x1="2.894cm" svg:y1="15.155cm" svg:x2="3.016cm" svg:y2="15.155cm">
            <text:p/>
          </draw:line>
          <draw:line draw:style-name="gr1" draw:text-style-name="P1" draw:layer="layout" svg:x1="3.651cm" svg:y1="13.631cm" svg:x2="3.016cm" svg:y2="13.631cm">
            <text:p/>
          </draw:line>
          <draw:line draw:style-name="gr1" draw:text-style-name="P1" draw:layer="layout" svg:x1="2.126cm" svg:y1="14.334cm" svg:x2="2.83cm" svg:y2="13.631cm">
            <text:p/>
          </draw:line>
          <draw:line draw:style-name="gr1" draw:text-style-name="P1" draw:layer="layout" svg:x1="2.83cm" svg:y1="13.631cm" svg:x2="3.016cm" svg:y2="13.631cm">
            <text:p/>
          </draw:line>
          <draw:line draw:style-name="gr1" draw:text-style-name="P1" draw:layer="layout" svg:x1="3.973cm" svg:y1="13.631cm" svg:x2="3.904cm" svg:y2="13.699cm">
            <text:p/>
          </draw:line>
          <draw:line draw:style-name="gr1" draw:text-style-name="P1" draw:layer="layout" svg:x1="4.413cm" svg:y1="13.631cm" svg:x2="4.159cm" svg:y2="13.631cm">
            <text:p/>
          </draw:line>
          <draw:line draw:style-name="gr1" draw:text-style-name="P1" draw:layer="layout" svg:x1="3.905cm" svg:y1="13.698cm" svg:x2="3.905cm" svg:y2="15.663cm">
            <text:p/>
          </draw:line>
          <draw:line draw:style-name="gr1" draw:text-style-name="P1" draw:layer="layout" svg:x1="4.54cm" svg:y1="14.511cm" svg:x2="4.54cm" svg:y2="13.758cm">
            <text:p/>
          </draw:line>
          <draw:line draw:style-name="gr1" draw:text-style-name="P1" draw:layer="layout" svg:x1="4.159cm" svg:y1="13.631cm" svg:x2="3.973cm" svg:y2="13.631cm">
            <text:p/>
          </draw:line>
          <draw:line draw:style-name="gr1" draw:text-style-name="P1" draw:layer="layout" svg:x1="4.54cm" svg:y1="13.759cm" svg:x2="4.412cm" svg:y2="13.631cm">
            <text:p/>
          </draw:line>
          <draw:line draw:style-name="gr1" draw:text-style-name="P1" draw:layer="layout" svg:x1="2.783cm" svg:y1="15.52cm" svg:x2="2.894cm" svg:y2="15.409cm">
            <text:p/>
          </draw:line>
          <draw:line draw:style-name="gr1" draw:text-style-name="P1" draw:layer="layout" svg:x1="2.83cm" svg:y1="16.611cm" svg:x2="2.83cm" svg:y2="16.488cm">
            <text:p/>
          </draw:line>
          <draw:line draw:style-name="gr1" draw:text-style-name="P1" draw:layer="layout" svg:x1="2.245cm" svg:y1="16.68cm" svg:x2="2.784cm" svg:y2="16.141cm">
            <text:p/>
          </draw:line>
          <draw:line draw:style-name="gr1" draw:text-style-name="P1" draw:layer="layout" svg:x1="2.829cm" svg:y1="16.489cm" svg:x2="2.894cm" svg:y2="16.425cm">
            <text:p/>
          </draw:line>
          <draw:line draw:style-name="gr1" draw:text-style-name="P1" draw:layer="layout" svg:x1="2.245cm" svg:y1="16.426cm" svg:x2="2.635cm" svg:y2="16.035cm">
            <text:p/>
          </draw:line>
          <draw:line draw:style-name="gr1" draw:text-style-name="P1" draw:layer="layout" svg:x1="2.635cm" svg:y1="16.035cm" svg:x2="2.635cm" svg:y2="15.413cm">
            <text:p/>
          </draw:line>
          <draw:line draw:style-name="gr1" draw:text-style-name="P1" draw:layer="layout" svg:x1="3.651cm" svg:y1="17.187cm" svg:x2="3.143cm" svg:y2="17.187cm">
            <text:p/>
          </draw:line>
          <draw:line draw:style-name="gr1" draw:text-style-name="P1" draw:layer="layout" svg:x1="3.651cm" svg:y1="16.933cm" svg:x2="3.016cm" svg:y2="16.933cm">
            <text:p/>
          </draw:line>
          <draw:line draw:style-name="gr1" draw:text-style-name="P1" draw:layer="layout" svg:x1="3.143cm" svg:y1="17.187cm" svg:x2="3.016cm" svg:y2="17.187cm">
            <text:p/>
          </draw:line>
          <draw:line draw:style-name="gr1" draw:text-style-name="P1" draw:layer="layout" svg:x1="2.507cm" svg:y1="16.934cm" svg:x2="2.83cm" svg:y2="16.611cm">
            <text:p/>
          </draw:line>
          <draw:line draw:style-name="gr1" draw:text-style-name="P1" draw:layer="layout" svg:x1="2.127cm" svg:y1="16.933cm" svg:x2="2.508cm" svg:y2="16.933cm">
            <text:p/>
          </draw:line>
          <draw:line draw:style-name="gr1" draw:text-style-name="P1" draw:layer="layout" svg:x1="2.127cm" svg:y1="16.679cm" svg:x2="2.246cm" svg:y2="16.679cm">
            <text:p/>
          </draw:line>
          <draw:polygon draw:style-name="gr2" draw:text-style-name="P2" draw:layer="layout" svg:width="4.432cm" svg:height="4.174cm" svg:x="2.067cm" svg:y="13.322cm" svg:viewBox="0 0 4433 4175" draw:points="0,911 699,211 741,194 804,194 809,186 826,169 851,161 1046,161 1054,165 1067,169 1084,186 1088,194 1605,194 1647,211 1664,228 1676,245 1693,288 1698,309 1693,330 1676,372 1664,389 1647,402 1626,415 1605,419 1588,423 1088,423 1084,427 1075,440 1067,448 1054,453 1050,453 1058,461 1075,487 1088,512 1092,525 1080,550 961,550 961,546 936,546 936,550 813,550 804,525 809,512 821,487 838,461 847,453 838,453 826,448 817,440 809,427 804,423 169,1059 169,2452 178,2456 195,2473 203,2486 203,2498 208,2511 208,2680 203,2693 203,2706 195,2714 186,2727 178,2735 165,2740 161,2740 169,2748 186,2774 199,2799 203,2812 191,2837 72,2837 72,2833 47,2833 47,2837 42,2837 42,2862 191,2862 203,2884 199,2901 186,2926 169,2951 144,2968 136,2977 140,2981 453,2668 453,2071 462,2050 470,2033 487,2012 491,2012 741,1758 762,1736 804,1719 851,1719 868,1707 851,1694 830,1673 813,1652 804,1622 800,1592 800,1563 804,1537 813,1508 830,1487 851,1465 868,1453 851,1440 830,1419 813,1398 804,1368 800,1338 800,1309 804,1283 813,1254 830,1233 851,1211 868,1199 851,1186 830,1165 813,1144 804,1114 800,1084 800,1055 804,1029 813,1000 830,979 851,957 868,945 851,932 830,911 813,890 804,860 800,830 800,801 804,775 813,746 830,725 851,703 872,691 859,682 838,665 821,640 809,615 804,598 813,575 1080,575 1092,598 1088,615 1075,640 1058,665 1033,682 1025,691 1041,703 1605,703 1609,708 1613,708 1621,712 1626,712 1630,716 1634,716 1638,720 1647,720 1664,737 1664,742 1681,758 1681,763 1685,767 1685,775 1689,780 1689,784 1693,788 1693,814 1698,818 1693,822 1693,843 1689,852 1689,856 1685,860 1685,864 1681,873 1681,877 1664,894 1664,898 1655,907 1651,907 1647,911 1638,915 1634,919 1630,919 1626,924 1621,924 1613,928 1600,928 1592,932 1041,932 1025,945 1041,957 1605,957 1609,962 1613,962 1621,966 1626,966 1630,970 1634,970 1638,974 1647,974 1664,991 1664,996 1681,1012 1681,1017 1685,1021 1685,1029 1689,1034 1689,1038 1693,1042 1693,1067 1698,1072 1693,1076 1693,1097 1689,1106 1689,1110 1685,1114 1685,1118 1681,1127 1681,1131 1664,1148 1664,1152 1655,1161 1651,1161 1647,1165 1638,1169 1634,1173 1630,1173 1626,1178 1621,1178 1613,1182 1600,1182 1592,1186 1041,1186 1025,1199 1041,1211 1605,1211 1609,1216 1613,1216 1621,1220 1626,1220 1630,1224 1634,1224 1638,1228 1647,1228 1664,1245 1664,1250 1681,1266 1681,1271 1685,1275 1685,1283 1689,1288 1689,1292 1693,1296 1693,1322 1698,1326 1693,1330 1693,1351 1689,1360 1689,1364 1685,1368 1685,1372 1681,1381 1681,1385 1664,1402 1664,1406 1655,1415 1651,1415 1647,1419 1638,1423 1634,1427 1630,1427 1626,1432 1621,1432 1613,1436 1600,1436 1592,1440 1041,1440 1025,1453 1041,1465 1605,1465 1609,1470 1613,1470 1621,1474 1626,1474 1630,1478 1634,1478 1638,1482 1647,1482 1664,1499 1664,1504 1681,1520 1681,1525 1685,1529 1685,1537 1689,1542 1689,1546 1693,1550 1693,1576 1698,1580 1693,1584 1693,1605 1689,1614 1689,1618 1685,1622 1685,1626 1681,1635 1681,1639 1664,1656 1664,1660 1655,1669 1651,1669 1647,1673 1638,1677 1634,1681 1630,1681 1626,1686 1621,1686 1613,1690 1600,1690 1592,1694 1041,1694 1025,1707 1041,1719 1605,1719 1609,1724 1613,1724 1621,1728 1626,1728 1630,1732 1634,1732 1638,1736 1647,1736 1664,1753 1664,1758 1681,1774 1681,1779 1685,1783 1685,1791 1689,1796 1689,1800 1693,1804 1693,1830 1698,1834 1693,1838 1693,1859 1689,1868 1689,1872 1685,1876 1685,1880 1681,1889 1681,1893 1664,1910 1664,1914 1655,1923 1651,1923 1647,1927 1638,1931 1634,1935 1630,1935 1626,1940 1621,1940 1613,1944 1600,1944 1592,1948 1041,1948 1025,1961 1041,1973 1605,1973 1609,1978 1613,1978 1621,1982 1626,1982 1630,1986 1634,1986 1638,1990 1647,1990 1664,2007 1664,2012 1681,2028 1681,2033 1685,2037 1685,2045 1689,2050 1689,2054 1693,2058 1693,2083 1698,2088 1693,2092 1693,2113 1689,2122 1689,2126 1685,2130 1685,2134 1681,2143 1681,2147 1664,2164 1664,2168 1655,2177 1651,2177 1647,2181 1638,2185 1634,2189 1630,2189 1626,2194 1621,2194 1613,2198 1600,2198 1592,2202 1041,2202 1025,2215 1033,2223 1058,2240 1075,2266 1088,2291 1092,2304 1080,2329 961,2329 961,2325 936,2325 936,2329 931,2329 931,2354 1080,2354 1092,2376 1088,2393 1075,2418 1058,2443 1033,2460 1025,2469 1041,2481 1533,2481 1723,2295 1723,355 1740,313 1842,211 1884,194 1947,194 1952,186 1969,169 1994,161 2189,161 2197,165 2210,169 2227,186 2231,194 2367,194 2371,199 2388,203 2409,211 2426,228 2426,233 2549,351 2553,355 2566,372 2570,381 2574,393 2574,224 2587,186 2604,169 2629,161 2824,161 2832,165 2845,169 2862,186 2870,199 2870,211 2875,224 2875,393 2870,406 2870,419 2862,427 2853,440 2845,448 2832,453 2828,453 2841,470 2858,491 2866,520 2875,546 2875,575 2858,636 2841,657 2819,678 2803,691 2819,703 2841,725 2858,746 2866,775 2875,801 2875,830 2858,890 2841,911 2819,932 2803,945 2819,957 2841,979 2858,1000 2866,1029 2875,1055 2875,1084 2858,1144 2841,1165 2819,1186 2803,1199 2819,1211 2841,1233 2858,1254 2866,1283 2875,1309 2875,1338 2858,1398 2841,1419 2819,1440 2803,1453 2811,1461 2836,1478 2853,1504 2866,1529 2870,1542 2858,1567 2739,1567 2739,1563 2714,1563 2714,1567 2591,1567 2582,1542 2587,1529 2599,1504 2616,1478 2637,1461 2650,1453 2629,1440 2599,1440 2582,1436 2561,1432 2540,1419 2523,1406 2519,1402 2396,1275 2375,1254 2367,1237 2362,1220 2358,1216 2358,482 2295,423 2231,423 2227,427 2218,440 2210,448 2197,453 2193,453 2201,461 2218,487 2231,512 2235,525 2223,550 2104,550 2104,546 2079,546 2079,550 2074,550 2074,575 2223,575 2235,598 2231,615 2218,640 2201,665 2176,682 2168,691 2184,703 2206,725 2223,746 2231,775 2240,801 2240,830 2223,890 2206,911 2184,932 2168,945 2184,957 2206,979 2223,1000 2231,1029 2240,1055 2240,1084 2223,1144 2206,1165 2184,1186 2168,1199 2184,1211 2206,1233 2223,1254 2231,1283 2240,1309 2240,1338 2223,1398 2206,1419 2184,1440 2168,1453 2184,1465 2206,1487 2223,1508 2231,1537 2240,1563 2240,1592 2223,1652 2206,1673 2184,1694 2168,1707 2184,1719 2206,1741 2223,1762 2231,1791 2240,1817 2240,1846 2223,1906 2206,1927 2184,1948 2168,1961 2184,1973 2206,1995 2223,2016 2231,2045 2240,2071 2240,2100 2223,2160 2206,2181 2184,2202 2168,2215 2176,2223 2201,2240 2218,2266 2231,2291 2235,2304 2223,2329 2104,2329 2104,2325 2079,2325 2079,2329 2074,2329 2074,2354 2223,2354 2235,2376 2231,2393 2218,2418 2201,2443 2176,2460 2168,2469 2184,2481 2206,2503 2223,2524 2231,2553 2240,2579 2240,2608 2223,2668 2206,2689 2184,2710 2168,2723 2184,2735 2206,2757 2223,2778 2231,2807 2240,2833 2240,2862 2223,2922 2206,2943 2184,2964 2168,2977 2184,2989 2206,3011 2223,3032 2231,3061 2240,3087 2240,3116 2223,3176 2206,3197 2184,3218 2168,3231 2184,3243 2206,3265 2223,3286 2231,3315 2240,3341 2240,3370 2223,3430 2206,3451 2184,3472 2168,3485 2184,3497 2206,3519 2223,3540 2231,3569 2240,3595 2240,3624 2223,3684 2206,3705 2184,3726 2168,3739 2184,3751 2206,3773 2223,3794 2231,3823 2240,3849 2240,3878 2223,3938 2206,3959 2184,3980 2159,3997 2138,4005 2549,4005 2604,3950 2591,3938 2582,3908 2578,3878 2578,3849 2582,3823 2591,3794 2608,3773 2629,3751 2650,3739 2637,3730 2616,3713 2599,3688 2587,3663 2582,3646 2591,3624 2858,3624 2870,3646 2866,3663 2853,3688 2836,3713 2811,3730 2803,3739 2819,3751 2841,3773 2858,3794 2866,3823 2875,3849 2875,3878 2858,3938 2841,3959 2836,3963 2836,3988 2841,3993 2836,3997 2836,4014 2819,4056 2807,4073 2803,4077 2701,4175 4433,4175 4433,3849 3892,3849 3892,3878 3875,3938 3858,3959 3837,3980 3810,3997 3785,4010 3755,4014 3725,4014 3696,4010 3670,3997 3645,3980 3226,3980 3209,3976 3188,3972 3154,3946 3137,3929 3120,3887 3120,3845 3137,3802 3171,3768 3188,3760 3209,3751 3645,3751 3666,3739 3653,3730 3632,3713 3615,3688 3603,3663 3598,3646 3607,3624 3875,3624 3887,3646 3883,3663 3870,3688 3853,3713 3828,3730 3820,3739 3837,3751 3858,3773 3875,3794 3883,3823 3892,3849 4433,3849 4433,1817 3892,1817 3892,1846 3875,1906 3858,1927 3837,1948 3820,1961 3837,1973 3858,1995 3875,2016 3883,2045 3892,2071 3892,2100 3875,2160 3858,2181 3837,2202 3820,2215 3837,2227 3858,2249 3875,2270 3883,2299 3892,2325 3892,2354 3875,2414 3858,2435 3837,2456 3820,2469 3837,2481 3858,2503 3875,2524 3883,2553 3892,2579 3892,2608 3875,2668 3858,2689 3837,2710 3820,2723 3837,2735 3858,2757 3875,2778 3883,2807 3892,2833 3892,2862 3875,2922 3858,2943 3837,2964 3820,2977 3837,2989 3858,3011 3875,3032 3883,3061 3892,3087 3892,3116 3875,3176 3858,3197 3837,3218 3820,3231 3837,3243 3858,3265 3875,3286 3883,3315 3892,3341 3892,3370 3875,3430 3858,3451 3837,3472 3820,3485 3828,3493 3853,3510 3870,3536 3883,3561 3887,3574 3875,3599 3755,3599 3755,3595 3730,3595 3730,3599 3607,3599 3598,3574 3603,3561 3615,3536 3632,3510 3653,3493 3666,3485 3645,3472 3226,3472 3209,3468 3188,3464 3154,3438 3137,3421 3120,3379 3120,3337 3137,3294 3171,3260 3188,3252 3209,3243 3645,3243 3662,3231 3645,3218 3226,3218 3209,3214 3188,3210 3154,3184 3137,3167 3120,3125 3120,3083 3137,3040 3171,3006 3188,2998 3209,2989 3645,2989 3662,2977 3645,2964 3222,2964 3217,2960 3201,2960 3196,2956 3188,2956 3184,2951 3179,2951 3167,2939 3158,2939 3158,2934 3137,2913 3137,2909 3133,2905 3129,2896 3129,2892 3124,2888 3124,2875 3120,2871 3120,2829 3124,2820 3124,2812 3129,2807 3129,2799 3137,2790 3137,2786 3158,2765 3158,2761 3167,2757 3171,2752 3175,2752 3179,2748 3184,2748 3188,2744 3196,2744 3201,2740 3205,2740 3209,2735 3645,2735 3662,2723 3645,2710 3222,2710 3217,2706 3201,2706 3196,2702 3188,2702 3184,2697 3179,2697 3167,2685 3158,2685 3158,2680 3137,2659 3137,2655 3133,2651 3129,2642 3129,2638 3124,2634 3124,2621 3120,2617 3120,2575 3124,2566 3124,2558 3129,2553 3129,2545 3137,2536 3137,2532 3158,2511 3158,2507 3167,2503 3171,2498 3175,2498 3179,2494 3184,2494 3188,2490 3196,2490 3201,2486 3205,2486 3209,2481 3645,2481 3662,2469 3645,2456 3222,2456 3217,2452 3201,2452 3196,2448 3188,2448 3184,2443 3179,2443 3167,2431 3158,2431 3158,2426 3137,2405 3137,2401 3133,2397 3129,2388 3129,2384 3124,2380 3124,2367 3120,2363 3120,2321 3124,2312 3124,2304 3129,2299 3129,2291 3137,2282 3137,2278 3158,2257 3158,2253 3167,2249 3171,2244 3175,2244 3179,2240 3184,2240 3188,2236 3196,2236 3201,2232 3205,2232 3209,2227 3645,2227 3662,2215 3645,2202 3222,2202 3217,2198 3201,2198 3196,2194 3188,2194 3184,2189 3179,2189 3167,2177 3158,2177 3158,2172 3137,2151 3137,2147 3133,2143 3129,2134 3129,2130 3124,2126 3124,2113 3120,2109 3120,2067 3124,2058 3124,2050 3129,2045 3129,2037 3137,2028 3137,2024 3158,2003 3158,1999 3167,1995 3171,1990 3175,1990 3179,1986 3184,1986 3188,1982 3196,1982 3201,1978 3205,1978 3209,1973 3645,1973 3662,1961 3645,1948 3222,1948 3217,1944 3201,1944 3196,1940 3188,1940 3184,1935 3179,1935 3167,1923 3158,1923 3158,1918 3137,1897 3137,1893 3133,1889 3129,1880 3129,1876 3124,1872 3124,1859 3120,1855 3120,1817 2875,1817 2875,1846 2858,1906 2841,1927 2819,1948 2803,1961 2819,1973 2841,1995 2858,2016 2866,2045 2875,2071 2875,2100 2858,2160 2841,2181 2819,2202 2803,2215 2819,2227 2841,2249 2858,2270 2866,2299 2875,2325 2875,2354 2858,2414 2841,2435 2819,2456 2803,2469 2819,2481 2841,2503 2858,2524 2866,2553 2875,2579 2875,2608 2858,2668 2841,2689 2819,2710 2803,2723 2819,2735 2841,2757 2858,2778 2866,2807 2875,2833 2875,2862 2858,2922 2841,2943 2819,2964 2803,2977 2819,2989 2841,3011 2858,3032 2866,3061 2875,3087 2875,3116 2858,3176 2841,3197 2819,3218 2803,3231 2819,3243 2841,3265 2858,3286 2866,3315 2875,3341 2875,3370 2858,3430 2841,3451 2819,3472 2803,3485 2811,3493 2836,3510 2853,3536 2866,3561 2870,3574 2858,3599 2739,3599 2739,3595 2714,3595 2714,3599 2591,3599 2582,3574 2587,3561 2599,3536 2616,3510 2637,3493 2650,3485 2629,3472 2608,3451 2591,3430 2582,3400 2578,3370 2578,3341 2582,3315 2591,3286 2608,3265 2629,3243 2646,3231 2629,3218 2608,3197 2591,3176 2582,3146 2578,3116 2578,3087 2582,3061 2591,3032 2608,3011 2629,2989 2646,2977 2629,2964 2608,2943 2591,2922 2582,2892 2578,2862 2578,2833 2582,2807 2591,2778 2608,2757 2629,2735 2646,2723 2629,2710 2608,2689 2591,2668 2582,2638 2578,2608 2578,2579 2582,2553 2591,2524 2608,2503 2629,2481 2646,2469 2629,2456 2608,2435 2591,2414 2582,2384 2578,2354 2578,2325 2582,2299 2591,2270 2608,2249 2629,2227 2646,2215 2629,2202 2608,2181 2591,2160 2582,2130 2578,2100 2578,2071 2582,2045 2591,2016 2608,1995 2629,1973 2646,1961 2629,1948 2608,1927 2591,1906 2582,1876 2578,1846 2578,1817 2582,1791 2591,1762 2608,1741 2629,1719 2650,1707 2637,1698 2616,1681 2599,1656 2587,1631 2582,1614 2591,1592 2858,1592 2870,1614 2866,1631 2853,1656 2836,1681 2811,1698 2803,1707 2819,1719 2841,1741 2858,1762 2866,1791 2875,1817 3120,1817 3120,1813 3124,1804 3124,1796 3129,1791 3129,1783 3137,1774 3137,1770 3158,1749 3158,1745 3167,1741 3171,1736 3175,1736 3179,1732 3184,1732 3188,1728 3196,1728 3201,1724 3205,1724 3209,1719 3645,1719 3666,1707 3653,1698 3632,1681 3615,1656 3603,1631 3598,1614 3607,1592 3875,1592 3887,1614 3883,1631 3870,1656 3853,1681 3828,1698 3820,1707 3837,1719 3858,1741 3875,1762 3883,1791 3892,1817 4433,1817 4433,224 3892,224 3892,393 3887,406 3887,419 3879,427 3870,440 3862,448 3849,453 3845,453 3858,470 3875,491 3883,520 3892,546 3892,575 3875,636 3858,657 3837,678 3820,691 3837,703 3858,725 3875,746 3883,775 3892,801 3892,830 3875,890 3858,911 3837,932 3820,945 3837,957 3858,979 3875,1000 3883,1029 3892,1055 3892,1084 3875,1144 3858,1165 3837,1186 3820,1199 3837,1211 3858,1233 3875,1254 3883,1283 3892,1309 3892,1338 3875,1398 3858,1419 3837,1440 3820,1453 3828,1461 3853,1478 3870,1504 3883,1529 3887,1542 3875,1567 3755,1567 3755,1563 3730,1563 3730,1567 3607,1567 3598,1542 3603,1529 3615,1504 3632,1478 3653,1461 3666,1453 3645,1440 3226,1440 3209,1436 3188,1432 3154,1406 3137,1389 3120,1347 3120,1305 3137,1262 3171,1228 3188,1220 3209,1211 3645,1211 3662,1199 3645,1186 3222,1186 3217,1182 3201,1182 3196,1178 3188,1178 3184,1173 3179,1173 3167,1161 3158,1161 3158,1156 3137,1135 3137,1131 3133,1127 3129,1118 3129,1114 3124,1110 3124,1097 3120,1093 3120,1051 3124,1042 3124,1034 3129,1029 3129,1021 3137,1012 3137,1008 3158,987 3158,983 3167,979 3171,974 3175,974 3179,970 3184,970 3188,966 3196,966 3201,962 3205,962 3209,957 3645,957 3662,945 3645,932 3222,932 3217,928 3201,928 3196,924 3188,924 3184,919 3179,919 3167,907 3158,907 3158,902 3137,881 3137,877 3133,873 3129,864 3129,860 3124,856 3124,843 3120,839 3120,797 3124,788 3124,780 3129,775 3129,767 3137,758 3137,754 3158,733 3158,729 3167,725 3171,720 3175,720 3179,716 3184,716 3188,712 3196,712 3201,708 3205,708 3209,703 3645,703 3662,691 3645,678 3222,678 3217,674 3201,674 3196,670 3188,670 3184,665 3179,665 3167,653 3158,653 3158,648 3137,627 3137,623 3133,619 3129,610 3129,606 3124,602 3124,588 3120,584 3120,542 3124,533 3124,525 3129,520 3129,512 3137,503 3137,499 3158,478 3158,474 3167,470 3171,465 3175,465 3179,461 3184,461 3188,457 3196,457 3201,453 3205,453 3209,448 3624,448 3620,448 3611,440 3603,427 3598,423 3222,423 3217,419 3201,419 3196,415 3188,415 3184,410 3179,410 3167,398 3158,398 3158,393 3137,372 3137,368 3133,364 3129,355 3129,351 3124,347 3124,334 3120,330 3120,288 3124,279 3124,271 3129,266 3129,258 3137,249 3137,245 3158,224 3158,220 3167,216 3171,211 3175,211 3179,207 3184,207 3188,203 3196,203 3201,199 3205,199 3209,194 3598,194 3603,186 3620,169 3645,161 3841,161 3849,165 3862,169 3879,186 3887,199 3887,211 3892,224 4433,224 4433,0 0,0">
            <text:p/>
          </draw:polygon>
          <draw:polygon draw:style-name="gr3" draw:text-style-name="P1" draw:layer="layout" svg:width="4.432cm" svg:height="4.174cm" svg:x="2.067cm" svg:y="13.322cm" svg:viewBox="0 0 4433 4175" draw:points="0,911 699,211 741,194 804,194 809,186 826,169 851,161 1046,161 1054,165 1067,169 1084,186 1088,194 1605,194 1647,211 1664,228 1676,245 1693,288 1698,309 1693,330 1676,372 1664,389 1647,402 1626,415 1605,419 1588,423 1088,423 1084,427 1075,440 1067,448 1054,453 1050,453 1058,461 1075,487 1088,512 1092,525 1080,550 961,550 961,546 936,546 936,550 813,550 804,525 809,512 821,487 838,461 847,453 838,453 826,448 817,440 809,427 804,423 169,1059 169,2452 178,2456 195,2473 203,2486 203,2498 208,2511 208,2680 203,2693 203,2706 195,2714 186,2727 178,2735 165,2740 161,2740 169,2748 186,2774 199,2799 203,2812 191,2837 72,2837 72,2833 47,2833 47,2837 42,2837 42,2862 191,2862 203,2884 199,2901 186,2926 169,2951 144,2968 136,2977 140,2981 453,2668 453,2071 462,2050 470,2033 487,2012 491,2012 741,1758 762,1736 804,1719 851,1719 868,1707 851,1694 830,1673 813,1652 804,1622 800,1592 800,1563 804,1537 813,1508 830,1487 851,1465 868,1453 851,1440 830,1419 813,1398 804,1368 800,1338 800,1309 804,1283 813,1254 830,1233 851,1211 868,1199 851,1186 830,1165 813,1144 804,1114 800,1084 800,1055 804,1029 813,1000 830,979 851,957 868,945 851,932 830,911 813,890 804,860 800,830 800,801 804,775 813,746 830,725 851,703 872,691 859,682 838,665 821,640 809,615 804,598 813,575 1080,575 1092,598 1088,615 1075,640 1058,665 1033,682 1025,691 1041,703 1605,703 1609,708 1613,708 1621,712 1626,712 1630,716 1634,716 1638,720 1647,720 1664,737 1664,742 1681,758 1681,763 1685,767 1685,775 1689,780 1689,784 1693,788 1693,814 1698,818 1693,822 1693,843 1689,852 1689,856 1685,860 1685,864 1681,873 1681,877 1664,894 1664,898 1655,907 1651,907 1647,911 1638,915 1634,919 1630,919 1626,924 1621,924 1613,928 1600,928 1592,932 1041,932 1025,945 1041,957 1605,957 1609,962 1613,962 1621,966 1626,966 1630,970 1634,970 1638,974 1647,974 1664,991 1664,996 1681,1012 1681,1017 1685,1021 1685,1029 1689,1034 1689,1038 1693,1042 1693,1067 1698,1072 1693,1076 1693,1097 1689,1106 1689,1110 1685,1114 1685,1118 1681,1127 1681,1131 1664,1148 1664,1152 1655,1161 1651,1161 1647,1165 1638,1169 1634,1173 1630,1173 1626,1178 1621,1178 1613,1182 1600,1182 1592,1186 1041,1186 1025,1199 1041,1211 1605,1211 1609,1216 1613,1216 1621,1220 1626,1220 1630,1224 1634,1224 1638,1228 1647,1228 1664,1245 1664,1250 1681,1266 1681,1271 1685,1275 1685,1283 1689,1288 1689,1292 1693,1296 1693,1322 1698,1326 1693,1330 1693,1351 1689,1360 1689,1364 1685,1368 1685,1372 1681,1381 1681,1385 1664,1402 1664,1406 1655,1415 1651,1415 1647,1419 1638,1423 1634,1427 1630,1427 1626,1432 1621,1432 1613,1436 1600,1436 1592,1440 1041,1440 1025,1453 1041,1465 1605,1465 1609,1470 1613,1470 1621,1474 1626,1474 1630,1478 1634,1478 1638,1482 1647,1482 1664,1499 1664,1504 1681,1520 1681,1525 1685,1529 1685,1537 1689,1542 1689,1546 1693,1550 1693,1576 1698,1580 1693,1584 1693,1605 1689,1614 1689,1618 1685,1622 1685,1626 1681,1635 1681,1639 1664,1656 1664,1660 1655,1669 1651,1669 1647,1673 1638,1677 1634,1681 1630,1681 1626,1686 1621,1686 1613,1690 1600,1690 1592,1694 1041,1694 1025,1707 1041,1719 1605,1719 1609,1724 1613,1724 1621,1728 1626,1728 1630,1732 1634,1732 1638,1736 1647,1736 1664,1753 1664,1758 1681,1774 1681,1779 1685,1783 1685,1791 1689,1796 1689,1800 1693,1804 1693,1830 1698,1834 1693,1838 1693,1859 1689,1868 1689,1872 1685,1876 1685,1880 1681,1889 1681,1893 1664,1910 1664,1914 1655,1923 1651,1923 1647,1927 1638,1931 1634,1935 1630,1935 1626,1940 1621,1940 1613,1944 1600,1944 1592,1948 1041,1948 1025,1961 1041,1973 1605,1973 1609,1978 1613,1978 1621,1982 1626,1982 1630,1986 1634,1986 1638,1990 1647,1990 1664,2007 1664,2012 1681,2028 1681,2033 1685,2037 1685,2045 1689,2050 1689,2054 1693,2058 1693,2083 1698,2088 1693,2092 1693,2113 1689,2122 1689,2126 1685,2130 1685,2134 1681,2143 1681,2147 1664,2164 1664,2168 1655,2177 1651,2177 1647,2181 1638,2185 1634,2189 1630,2189 1626,2194 1621,2194 1613,2198 1600,2198 1592,2202 1041,2202 1025,2215 1033,2223 1058,2240 1075,2266 1088,2291 1092,2304 1080,2329 961,2329 961,2325 936,2325 936,2329 931,2329 931,2354 1080,2354 1092,2376 1088,2393 1075,2418 1058,2443 1033,2460 1025,2469 1041,2481 1533,2481 1723,2295 1723,355 1740,313 1842,211 1884,194 1947,194 1952,186 1969,169 1994,161 2189,161 2197,165 2210,169 2227,186 2231,194 2367,194 2371,199 2388,203 2409,211 2426,228 2426,233 2549,351 2553,355 2566,372 2570,381 2574,393 2574,224 2587,186 2604,169 2629,161 2824,161 2832,165 2845,169 2862,186 2870,199 2870,211 2875,224 2875,393 2870,406 2870,419 2862,427 2853,440 2845,448 2832,453 2828,453 2841,470 2858,491 2866,520 2875,546 2875,575 2858,636 2841,657 2819,678 2803,691 2819,703 2841,725 2858,746 2866,775 2875,801 2875,830 2858,890 2841,911 2819,932 2803,945 2819,957 2841,979 2858,1000 2866,1029 2875,1055 2875,1084 2858,1144 2841,1165 2819,1186 2803,1199 2819,1211 2841,1233 2858,1254 2866,1283 2875,1309 2875,1338 2858,1398 2841,1419 2819,1440 2803,1453 2811,1461 2836,1478 2853,1504 2866,1529 2870,1542 2858,1567 2739,1567 2739,1563 2714,1563 2714,1567 2591,1567 2582,1542 2587,1529 2599,1504 2616,1478 2637,1461 2650,1453 2629,1440 2599,1440 2582,1436 2561,1432 2540,1419 2523,1406 2519,1402 2396,1275 2375,1254 2367,1237 2362,1220 2358,1216 2358,482 2295,423 2231,423 2227,427 2218,440 2210,448 2197,453 2193,453 2201,461 2218,487 2231,512 2235,525 2223,550 2104,550 2104,546 2079,546 2079,550 2074,550 2074,575 2223,575 2235,598 2231,615 2218,640 2201,665 2176,682 2168,691 2184,703 2206,725 2223,746 2231,775 2240,801 2240,830 2223,890 2206,911 2184,932 2168,945 2184,957 2206,979 2223,1000 2231,1029 2240,1055 2240,1084 2223,1144 2206,1165 2184,1186 2168,1199 2184,1211 2206,1233 2223,1254 2231,1283 2240,1309 2240,1338 2223,1398 2206,1419 2184,1440 2168,1453 2184,1465 2206,1487 2223,1508 2231,1537 2240,1563 2240,1592 2223,1652 2206,1673 2184,1694 2168,1707 2184,1719 2206,1741 2223,1762 2231,1791 2240,1817 2240,1846 2223,1906 2206,1927 2184,1948 2168,1961 2184,1973 2206,1995 2223,2016 2231,2045 2240,2071 2240,2100 2223,2160 2206,2181 2184,2202 2168,2215 2176,2223 2201,2240 2218,2266 2231,2291 2235,2304 2223,2329 2104,2329 2104,2325 2079,2325 2079,2329 2074,2329 2074,2354 2223,2354 2235,2376 2231,2393 2218,2418 2201,2443 2176,2460 2168,2469 2184,2481 2206,2503 2223,2524 2231,2553 2240,2579 2240,2608 2223,2668 2206,2689 2184,2710 2168,2723 2184,2735 2206,2757 2223,2778 2231,2807 2240,2833 2240,2862 2223,2922 2206,2943 2184,2964 2168,2977 2184,2989 2206,3011 2223,3032 2231,3061 2240,3087 2240,3116 2223,3176 2206,3197 2184,3218 2168,3231 2184,3243 2206,3265 2223,3286 2231,3315 2240,3341 2240,3370 2223,3430 2206,3451 2184,3472 2168,3485 2184,3497 2206,3519 2223,3540 2231,3569 2240,3595 2240,3624 2223,3684 2206,3705 2184,3726 2168,3739 2184,3751 2206,3773 2223,3794 2231,3823 2240,3849 2240,3878 2223,3938 2206,3959 2184,3980 2159,3997 2138,4005 2549,4005 2604,3950 2591,3938 2582,3908 2578,3878 2578,3849 2582,3823 2591,3794 2608,3773 2629,3751 2650,3739 2637,3730 2616,3713 2599,3688 2587,3663 2582,3646 2591,3624 2858,3624 2870,3646 2866,3663 2853,3688 2836,3713 2811,3730 2803,3739 2819,3751 2841,3773 2858,3794 2866,3823 2875,3849 2875,3878 2858,3938 2841,3959 2836,3963 2836,3988 2841,3993 2836,3997 2836,4014 2819,4056 2807,4073 2803,4077 2701,4175 4433,4175 4433,3849 3892,3849 3892,3878 3875,3938 3858,3959 3837,3980 3810,3997 3785,4010 3755,4014 3725,4014 3696,4010 3670,3997 3645,3980 3226,3980 3209,3976 3188,3972 3154,3946 3137,3929 3120,3887 3120,3845 3137,3802 3171,3768 3188,3760 3209,3751 3645,3751 3666,3739 3653,3730 3632,3713 3615,3688 3603,3663 3598,3646 3607,3624 3875,3624 3887,3646 3883,3663 3870,3688 3853,3713 3828,3730 3820,3739 3837,3751 3858,3773 3875,3794 3883,3823 3892,3849 4433,3849 4433,1817 3892,1817 3892,1846 3875,1906 3858,1927 3837,1948 3820,1961 3837,1973 3858,1995 3875,2016 3883,2045 3892,2071 3892,2100 3875,2160 3858,2181 3837,2202 3820,2215 3837,2227 3858,2249 3875,2270 3883,2299 3892,2325 3892,2354 3875,2414 3858,2435 3837,2456 3820,2469 3837,2481 3858,2503 3875,2524 3883,2553 3892,2579 3892,2608 3875,2668 3858,2689 3837,2710 3820,2723 3837,2735 3858,2757 3875,2778 3883,2807 3892,2833 3892,2862 3875,2922 3858,2943 3837,2964 3820,2977 3837,2989 3858,3011 3875,3032 3883,3061 3892,3087 3892,3116 3875,3176 3858,3197 3837,3218 3820,3231 3837,3243 3858,3265 3875,3286 3883,3315 3892,3341 3892,3370 3875,3430 3858,3451 3837,3472 3820,3485 3828,3493 3853,3510 3870,3536 3883,3561 3887,3574 3875,3599 3755,3599 3755,3595 3730,3595 3730,3599 3607,3599 3598,3574 3603,3561 3615,3536 3632,3510 3653,3493 3666,3485 3645,3472 3226,3472 3209,3468 3188,3464 3154,3438 3137,3421 3120,3379 3120,3337 3137,3294 3171,3260 3188,3252 3209,3243 3645,3243 3662,3231 3645,3218 3226,3218 3209,3214 3188,3210 3154,3184 3137,3167 3120,3125 3120,3083 3137,3040 3171,3006 3188,2998 3209,2989 3645,2989 3662,2977 3645,2964 3222,2964 3217,2960 3201,2960 3196,2956 3188,2956 3184,2951 3179,2951 3167,2939 3158,2939 3158,2934 3137,2913 3137,2909 3133,2905 3129,2896 3129,2892 3124,2888 3124,2875 3120,2871 3120,2829 3124,2820 3124,2812 3129,2807 3129,2799 3137,2790 3137,2786 3158,2765 3158,2761 3167,2757 3171,2752 3175,2752 3179,2748 3184,2748 3188,2744 3196,2744 3201,2740 3205,2740 3209,2735 3645,2735 3662,2723 3645,2710 3222,2710 3217,2706 3201,2706 3196,2702 3188,2702 3184,2697 3179,2697 3167,2685 3158,2685 3158,2680 3137,2659 3137,2655 3133,2651 3129,2642 3129,2638 3124,2634 3124,2621 3120,2617 3120,2575 3124,2566 3124,2558 3129,2553 3129,2545 3137,2536 3137,2532 3158,2511 3158,2507 3167,2503 3171,2498 3175,2498 3179,2494 3184,2494 3188,2490 3196,2490 3201,2486 3205,2486 3209,2481 3645,2481 3662,2469 3645,2456 3222,2456 3217,2452 3201,2452 3196,2448 3188,2448 3184,2443 3179,2443 3167,2431 3158,2431 3158,2426 3137,2405 3137,2401 3133,2397 3129,2388 3129,2384 3124,2380 3124,2367 3120,2363 3120,2321 3124,2312 3124,2304 3129,2299 3129,2291 3137,2282 3137,2278 3158,2257 3158,2253 3167,2249 3171,2244 3175,2244 3179,2240 3184,2240 3188,2236 3196,2236 3201,2232 3205,2232 3209,2227 3645,2227 3662,2215 3645,2202 3222,2202 3217,2198 3201,2198 3196,2194 3188,2194 3184,2189 3179,2189 3167,2177 3158,2177 3158,2172 3137,2151 3137,2147 3133,2143 3129,2134 3129,2130 3124,2126 3124,2113 3120,2109 3120,2067 3124,2058 3124,2050 3129,2045 3129,2037 3137,2028 3137,2024 3158,2003 3158,1999 3167,1995 3171,1990 3175,1990 3179,1986 3184,1986 3188,1982 3196,1982 3201,1978 3205,1978 3209,1973 3645,1973 3662,1961 3645,1948 3222,1948 3217,1944 3201,1944 3196,1940 3188,1940 3184,1935 3179,1935 3167,1923 3158,1923 3158,1918 3137,1897 3137,1893 3133,1889 3129,1880 3129,1876 3124,1872 3124,1859 3120,1855 3120,1817 2875,1817 2875,1846 2858,1906 2841,1927 2819,1948 2803,1961 2819,1973 2841,1995 2858,2016 2866,2045 2875,2071 2875,2100 2858,2160 2841,2181 2819,2202 2803,2215 2819,2227 2841,2249 2858,2270 2866,2299 2875,2325 2875,2354 2858,2414 2841,2435 2819,2456 2803,2469 2819,2481 2841,2503 2858,2524 2866,2553 2875,2579 2875,2608 2858,2668 2841,2689 2819,2710 2803,2723 2819,2735 2841,2757 2858,2778 2866,2807 2875,2833 2875,2862 2858,2922 2841,2943 2819,2964 2803,2977 2819,2989 2841,3011 2858,3032 2866,3061 2875,3087 2875,3116 2858,3176 2841,3197 2819,3218 2803,3231 2819,3243 2841,3265 2858,3286 2866,3315 2875,3341 2875,3370 2858,3430 2841,3451 2819,3472 2803,3485 2811,3493 2836,3510 2853,3536 2866,3561 2870,3574 2858,3599 2739,3599 2739,3595 2714,3595 2714,3599 2591,3599 2582,3574 2587,3561 2599,3536 2616,3510 2637,3493 2650,3485 2629,3472 2608,3451 2591,3430 2582,3400 2578,3370 2578,3341 2582,3315 2591,3286 2608,3265 2629,3243 2646,3231 2629,3218 2608,3197 2591,3176 2582,3146 2578,3116 2578,3087 2582,3061 2591,3032 2608,3011 2629,2989 2646,2977 2629,2964 2608,2943 2591,2922 2582,2892 2578,2862 2578,2833 2582,2807 2591,2778 2608,2757 2629,2735 2646,2723 2629,2710 2608,2689 2591,2668 2582,2638 2578,2608 2578,2579 2582,2553 2591,2524 2608,2503 2629,2481 2646,2469 2629,2456 2608,2435 2591,2414 2582,2384 2578,2354 2578,2325 2582,2299 2591,2270 2608,2249 2629,2227 2646,2215 2629,2202 2608,2181 2591,2160 2582,2130 2578,2100 2578,2071 2582,2045 2591,2016 2608,1995 2629,1973 2646,1961 2629,1948 2608,1927 2591,1906 2582,1876 2578,1846 2578,1817 2582,1791 2591,1762 2608,1741 2629,1719 2650,1707 2637,1698 2616,1681 2599,1656 2587,1631 2582,1614 2591,1592 2858,1592 2870,1614 2866,1631 2853,1656 2836,1681 2811,1698 2803,1707 2819,1719 2841,1741 2858,1762 2866,1791 2875,1817 3120,1817 3120,1813 3124,1804 3124,1796 3129,1791 3129,1783 3137,1774 3137,1770 3158,1749 3158,1745 3167,1741 3171,1736 3175,1736 3179,1732 3184,1732 3188,1728 3196,1728 3201,1724 3205,1724 3209,1719 3645,1719 3666,1707 3653,1698 3632,1681 3615,1656 3603,1631 3598,1614 3607,1592 3875,1592 3887,1614 3883,1631 3870,1656 3853,1681 3828,1698 3820,1707 3837,1719 3858,1741 3875,1762 3883,1791 3892,1817 4433,1817 4433,224 3892,224 3892,393 3887,406 3887,419 3879,427 3870,440 3862,448 3849,453 3845,453 3858,470 3875,491 3883,520 3892,546 3892,575 3875,636 3858,657 3837,678 3820,691 3837,703 3858,725 3875,746 3883,775 3892,801 3892,830 3875,890 3858,911 3837,932 3820,945 3837,957 3858,979 3875,1000 3883,1029 3892,1055 3892,1084 3875,1144 3858,1165 3837,1186 3820,1199 3837,1211 3858,1233 3875,1254 3883,1283 3892,1309 3892,1338 3875,1398 3858,1419 3837,1440 3820,1453 3828,1461 3853,1478 3870,1504 3883,1529 3887,1542 3875,1567 3755,1567 3755,1563 3730,1563 3730,1567 3607,1567 3598,1542 3603,1529 3615,1504 3632,1478 3653,1461 3666,1453 3645,1440 3226,1440 3209,1436 3188,1432 3154,1406 3137,1389 3120,1347 3120,1305 3137,1262 3171,1228 3188,1220 3209,1211 3645,1211 3662,1199 3645,1186 3222,1186 3217,1182 3201,1182 3196,1178 3188,1178 3184,1173 3179,1173 3167,1161 3158,1161 3158,1156 3137,1135 3137,1131 3133,1127 3129,1118 3129,1114 3124,1110 3124,1097 3120,1093 3120,1051 3124,1042 3124,1034 3129,1029 3129,1021 3137,1012 3137,1008 3158,987 3158,983 3167,979 3171,974 3175,974 3179,970 3184,970 3188,966 3196,966 3201,962 3205,962 3209,957 3645,957 3662,945 3645,932 3222,932 3217,928 3201,928 3196,924 3188,924 3184,919 3179,919 3167,907 3158,907 3158,902 3137,881 3137,877 3133,873 3129,864 3129,860 3124,856 3124,843 3120,839 3120,797 3124,788 3124,780 3129,775 3129,767 3137,758 3137,754 3158,733 3158,729 3167,725 3171,720 3175,720 3179,716 3184,716 3188,712 3196,712 3201,708 3205,708 3209,703 3645,703 3662,691 3645,678 3222,678 3217,674 3201,674 3196,670 3188,670 3184,665 3179,665 3167,653 3158,653 3158,648 3137,627 3137,623 3133,619 3129,610 3129,606 3124,602 3124,588 3120,584 3120,542 3124,533 3124,525 3129,520 3129,512 3137,503 3137,499 3158,478 3158,474 3167,470 3171,465 3175,465 3179,461 3184,461 3188,457 3196,457 3201,453 3205,453 3209,448 3624,448 3620,448 3611,440 3603,427 3598,423 3222,423 3217,419 3201,419 3196,415 3188,415 3184,410 3179,410 3167,398 3158,398 3158,393 3137,372 3137,368 3133,364 3129,355 3129,351 3124,347 3124,334 3120,330 3120,288 3124,279 3124,271 3129,266 3129,258 3137,249 3137,245 3158,224 3158,220 3167,216 3171,211 3175,211 3179,207 3184,207 3188,203 3196,203 3201,199 3205,199 3209,194 3598,194 3603,186 3620,169 3645,161 3841,161 3849,165 3862,169 3879,186 3887,199 3887,211 3892,224 4433,224 4433,0 0,0">
            <text:p/>
          </draw:polygon>
          <draw:line draw:style-name="gr1" draw:text-style-name="P1" draw:layer="layout" svg:x1="2.894cm" svg:y1="16.425cm" svg:x2="3.016cm" svg:y2="16.425cm">
            <text:p/>
          </draw:line>
          <draw:line draw:style-name="gr1" draw:text-style-name="P1" draw:layer="layout" svg:x1="4.794cm" svg:y1="17.187cm" svg:x2="4.794cm" svg:y2="17.314cm">
            <text:p/>
          </draw:line>
          <draw:line draw:style-name="gr1" draw:text-style-name="P1" draw:layer="layout" svg:x1="4.794cm" svg:y1="17.314cm" svg:x2="4.666cm" svg:y2="17.442cm">
            <text:p/>
          </draw:line>
          <draw:line draw:style-name="gr1" draw:text-style-name="P1" draw:layer="layout" svg:x1="2.127cm" svg:y1="16.425cm" svg:x2="2.246cm" svg:y2="16.425cm">
            <text:p/>
          </draw:line>
          <draw:line draw:style-name="gr1" draw:text-style-name="P1" draw:layer="layout" svg:x1="2.634cm" svg:y1="15.414cm" svg:x2="2.894cm" svg:y2="15.155cm">
            <text:p/>
          </draw:line>
          <draw:line draw:style-name="gr1" draw:text-style-name="P1" draw:layer="layout" svg:x1="2.381cm" svg:y1="17.442cm" svg:x2="2.126cm" svg:y2="17.187cm">
            <text:p/>
          </draw:line>
          <draw:line draw:style-name="gr1" draw:text-style-name="P1" draw:layer="layout" svg:x1="4.667cm" svg:y1="17.441cm" svg:x2="2.381cm" svg:y2="17.441cm">
            <text:p/>
          </draw:line>
          <draw:line draw:style-name="gr1" draw:text-style-name="P1" draw:layer="layout" svg:x1="5.81cm" svg:y1="16.171cm" svg:x2="5.302cm" svg:y2="16.171cm">
            <text:p/>
          </draw:line>
          <draw:line draw:style-name="gr1" draw:text-style-name="P1" draw:layer="layout" svg:x1="5.81cm" svg:y1="16.933cm" svg:x2="5.937cm" svg:y2="16.933cm">
            <text:p/>
          </draw:line>
          <draw:line draw:style-name="gr1" draw:text-style-name="P1" draw:layer="layout" svg:x1="5.81cm" svg:y1="17.187cm" svg:x2="5.302cm" svg:y2="17.187cm">
            <text:p/>
          </draw:line>
          <draw:polyline draw:style-name="gr1" draw:text-style-name="P1" draw:layer="layout" svg:width="0cm" svg:height="0cm" svg:x="5.302cm" svg:y="17.187cm" svg:viewBox="0 0 0 0" draw:points="0,0">
            <text:p/>
          </draw:polyline>
          <draw:line draw:style-name="gr1" draw:text-style-name="P1" draw:layer="layout" svg:x1="5.302cm" svg:y1="16.425cm" svg:x2="5.81cm" svg:y2="16.425cm">
            <text:p/>
          </draw:line>
          <draw:line draw:style-name="gr1" draw:text-style-name="P1" draw:layer="layout" svg:x1="5.81cm" svg:y1="16.679cm" svg:x2="5.302cm" svg:y2="16.679cm">
            <text:p/>
          </draw:line>
          <draw:line draw:style-name="gr1" draw:text-style-name="P1" draw:layer="layout" svg:x1="5.302cm" svg:y1="16.933cm" svg:x2="5.81cm" svg:y2="16.933cm">
            <text:p/>
          </draw:line>
          <draw:line draw:style-name="gr1" draw:text-style-name="P1" draw:layer="layout" svg:x1="5.302cm" svg:y1="15.917cm" svg:x2="5.81cm" svg:y2="15.917cm">
            <text:p/>
          </draw:line>
          <draw:line draw:style-name="gr1" draw:text-style-name="P1" draw:layer="layout" svg:x1="5.302cm" svg:y1="15.409cm" svg:x2="5.81cm" svg:y2="15.409cm">
            <text:p/>
          </draw:line>
          <draw:line draw:style-name="gr1" draw:text-style-name="P1" draw:layer="layout" svg:x1="5.302cm" svg:y1="14.901cm" svg:x2="5.81cm" svg:y2="14.901cm">
            <text:p/>
          </draw:line>
          <draw:line draw:style-name="gr1" draw:text-style-name="P1" draw:layer="layout" svg:x1="5.81cm" svg:y1="15.663cm" svg:x2="5.302cm" svg:y2="15.663cm">
            <text:p/>
          </draw:line>
          <draw:line draw:style-name="gr1" draw:text-style-name="P1" draw:layer="layout" svg:x1="5.81cm" svg:y1="15.155cm" svg:x2="5.302cm" svg:y2="15.155cm">
            <text:p/>
          </draw:line>
          <draw:line draw:style-name="gr1" draw:text-style-name="P1" draw:layer="layout" svg:x1="5.302cm" svg:y1="14.393cm" svg:x2="5.81cm" svg:y2="14.393cm">
            <text:p/>
          </draw:line>
          <draw:line draw:style-name="gr1" draw:text-style-name="P1" draw:layer="layout" svg:x1="5.81cm" svg:y1="13.631cm" svg:x2="5.302cm" svg:y2="13.631cm">
            <text:p/>
          </draw:line>
          <draw:line draw:style-name="gr1" draw:text-style-name="P1" draw:layer="layout" svg:x1="5.81cm" svg:y1="14.139cm" svg:x2="5.302cm" svg:y2="14.139cm">
            <text:p/>
          </draw:line>
          <draw:line draw:style-name="gr1" draw:text-style-name="P1" draw:layer="layout" svg:x1="5.302cm" svg:y1="13.885cm" svg:x2="5.81cm" svg:y2="13.885cm">
            <text:p/>
          </draw:line>
          <draw:line draw:style-name="gr1" draw:text-style-name="P1" draw:layer="layout" svg:x1="5.81cm" svg:y1="14.647cm" svg:x2="5.302cm" svg:y2="14.647cm">
            <text:p/>
          </draw:line>
          <draw:line draw:style-name="gr1" draw:text-style-name="P1" draw:layer="layout" svg:x1="9.15cm" svg:y1="21.416cm" svg:x2="8.579cm" svg:y2="21.416cm">
            <text:p/>
          </draw:line>
          <draw:line draw:style-name="gr1" draw:text-style-name="P1" draw:layer="layout" svg:x1="9.15cm" svg:y1="20.4cm" svg:x2="8.579cm" svg:y2="20.4cm">
            <text:p/>
          </draw:line>
          <draw:line draw:style-name="gr1" draw:text-style-name="P1" draw:layer="layout" svg:x1="9.15cm" svg:y1="19.892cm" svg:x2="8.579cm" svg:y2="19.892cm">
            <text:p/>
          </draw:line>
          <draw:line draw:style-name="gr1" draw:text-style-name="P1" draw:layer="layout" svg:x1="8.515cm" svg:y1="21.416cm" svg:x2="8.579cm" svg:y2="21.416cm">
            <text:p/>
          </draw:line>
          <draw:line draw:style-name="gr1" draw:text-style-name="P1" draw:layer="layout" svg:x1="8.579cm" svg:y1="20.654cm" svg:x2="9.15cm" svg:y2="20.654cm">
            <text:p/>
          </draw:line>
          <draw:line draw:style-name="gr1" draw:text-style-name="P1" draw:layer="layout" svg:x1="8.579cm" svg:y1="20.146cm" svg:x2="9.15cm" svg:y2="20.146cm">
            <text:p/>
          </draw:line>
          <draw:line draw:style-name="gr1" draw:text-style-name="P1" draw:layer="layout" svg:x1="9.15cm" svg:y1="20.908cm" svg:x2="8.579cm" svg:y2="20.908cm">
            <text:p/>
          </draw:line>
          <draw:line draw:style-name="gr1" draw:text-style-name="P1" draw:layer="layout" svg:x1="9.15cm" svg:y1="21.162cm" svg:x2="8.515cm" svg:y2="21.162cm">
            <text:p/>
          </draw:line>
          <draw:line draw:style-name="gr1" draw:text-style-name="P1" draw:layer="layout" svg:x1="7.982cm" svg:y1="21.433cm" svg:x2="7.982cm" svg:y2="19.79cm">
            <text:p/>
          </draw:line>
          <draw:line draw:style-name="gr1" draw:text-style-name="P1" draw:layer="layout" svg:x1="7.981cm" svg:y1="19.791cm" svg:x2="8.388cm" svg:y2="19.384cm">
            <text:p/>
          </draw:line>
          <draw:line draw:style-name="gr1" draw:text-style-name="P1" draw:layer="layout" svg:x1="7.625cm" svg:y1="19.834cm" svg:x2="8.329cm" svg:y2="19.13cm">
            <text:p/>
          </draw:line>
          <draw:line draw:style-name="gr1" draw:text-style-name="P1" draw:layer="layout" svg:x1="8.329cm" svg:y1="19.13cm" svg:x2="8.515cm" svg:y2="19.13cm">
            <text:p/>
          </draw:line>
          <draw:line draw:style-name="gr1" draw:text-style-name="P1" draw:layer="layout" svg:x1="7.626cm" svg:y1="21.416cm" svg:x2="7.626cm" svg:y2="19.833cm">
            <text:p/>
          </draw:line>
          <draw:line draw:style-name="gr1" draw:text-style-name="P1" draw:layer="layout" svg:x1="8.282cm" svg:y1="21.019cm" svg:x2="8.393cm" svg:y2="20.908cm">
            <text:p/>
          </draw:line>
          <draw:line draw:style-name="gr1" draw:text-style-name="P1" draw:layer="layout" svg:x1="8.133cm" svg:y1="20.917cm" svg:x2="8.393cm" svg:y2="20.654cm">
            <text:p/>
          </draw:line>
          <draw:line draw:style-name="gr1" draw:text-style-name="P1" draw:layer="layout" svg:x1="7.744cm" svg:y1="21.671cm" svg:x2="7.982cm" svg:y2="21.433cm">
            <text:p/>
          </draw:line>
          <draw:line draw:style-name="gr1" draw:text-style-name="P1" draw:layer="layout" svg:x1="7.626cm" svg:y1="21.67cm" svg:x2="7.745cm" svg:y2="21.67cm">
            <text:p/>
          </draw:line>
          <draw:line draw:style-name="gr1" draw:text-style-name="P1" draw:layer="layout" svg:x1="8.283cm" svg:y1="21.64cm" svg:x2="8.283cm" svg:y2="21.018cm">
            <text:p/>
          </draw:line>
          <draw:line draw:style-name="gr1" draw:text-style-name="P1" draw:layer="layout" svg:x1="8.393cm" svg:y1="21.924cm" svg:x2="8.515cm" svg:y2="21.924cm">
            <text:p/>
          </draw:line>
          <draw:line draw:style-name="gr1" draw:text-style-name="P1" draw:layer="layout" svg:x1="7.744cm" svg:y1="21.925cm" svg:x2="8.134cm" svg:y2="21.539cm">
            <text:p/>
          </draw:line>
          <draw:line draw:style-name="gr1" draw:text-style-name="P1" draw:layer="layout" svg:x1="8.006cm" svg:y1="22.433cm" svg:x2="8.329cm" svg:y2="22.11cm">
            <text:p/>
          </draw:line>
          <draw:line draw:style-name="gr1" draw:text-style-name="P1" draw:layer="layout" svg:x1="8.329cm" svg:y1="22.11cm" svg:x2="8.329cm" svg:y2="21.987cm">
            <text:p/>
          </draw:line>
          <draw:line draw:style-name="gr1" draw:text-style-name="P1" draw:layer="layout" svg:x1="7.626cm" svg:y1="22.432cm" svg:x2="8.007cm" svg:y2="22.432cm">
            <text:p/>
          </draw:line>
          <draw:line draw:style-name="gr1" draw:text-style-name="P1" draw:layer="layout" svg:x1="7.626cm" svg:y1="22.178cm" svg:x2="7.745cm" svg:y2="22.178cm">
            <text:p/>
          </draw:line>
          <draw:line draw:style-name="gr1" draw:text-style-name="P1" draw:layer="layout" svg:x1="7.744cm" svg:y1="22.179cm" svg:x2="8.283cm" svg:y2="21.64cm">
            <text:p/>
          </draw:line>
          <draw:line draw:style-name="gr1" draw:text-style-name="P1" draw:layer="layout" svg:x1="7.626cm" svg:y1="21.924cm" svg:x2="7.745cm" svg:y2="21.924cm">
            <text:p/>
          </draw:line>
          <draw:polygon draw:style-name="gr2" draw:text-style-name="P2" draw:layer="layout" svg:width="4.428cm" svg:height="4.174cm" svg:x="7.57cm" svg:y="18.821cm" svg:viewBox="0 0 4429 4175" draw:points="0,910 674,233 678,228 695,216 716,203 737,199 754,195 801,195 805,190 813,178 822,169 847,161 1042,161 1055,165 1063,169 1076,178 1080,190 1084,195 1584,195 1601,199 1622,203 1643,216 1660,228 1673,245 1685,267 1694,309 1685,351 1673,372 1660,389 1643,406 1601,423 1084,423 1076,440 1063,449 1046,457 1055,461 1071,487 1084,512 1088,529 1076,550 813,550 801,529 805,512 817,487 834,461 843,457 834,453 822,449 805,432 805,423 170,1062 170,2455 174,2455 187,2464 191,2476 199,2485 204,2497 204,2692 199,2705 191,2718 187,2726 174,2735 157,2743 166,2747 182,2773 195,2798 199,2815 187,2836 39,2836 39,2862 43,2862 43,2866 68,2866 68,2862 187,2862 199,2887 195,2900 182,2925 166,2950 144,2967 132,2976 136,2980 449,2667 449,2070 458,2049 466,2032 741,1757 741,1752 758,1740 779,1727 801,1723 817,1719 847,1719 868,1706 847,1693 813,1651 801,1621 796,1596 796,1566 801,1537 813,1507 847,1465 868,1452 847,1439 813,1397 801,1367 796,1342 796,1312 801,1282 813,1253 847,1211 868,1198 847,1185 813,1143 801,1113 796,1088 796,1058 801,1028 813,999 847,957 868,944 847,931 813,889 801,859 796,834 796,804 801,775 813,745 847,703 868,690 856,681 834,664 817,639 805,614 801,601 813,576 932,576 932,580 957,580 957,576 1076,576 1088,601 1084,614 1071,639 1055,664 1033,681 1021,690 1038,703 1588,703 1596,707 1613,707 1618,711 1622,711 1626,715 1630,715 1639,719 1647,728 1651,728 1668,745 1668,749 1681,762 1681,770 1685,775 1685,779 1690,783 1690,800 1694,804 1694,830 1690,834 1690,851 1685,855 1685,859 1681,868 1681,872 1668,885 1668,889 1643,914 1639,914 1630,918 1626,918 1622,923 1618,923 1613,927 1605,927 1601,931 1038,931 1021,944 1038,957 1588,957 1596,961 1613,961 1618,965 1622,965 1626,969 1630,969 1639,973 1647,982 1651,982 1668,999 1668,1003 1681,1016 1681,1024 1685,1028 1685,1033 1690,1037 1690,1054 1694,1058 1694,1084 1690,1088 1690,1105 1685,1109 1685,1113 1681,1122 1681,1126 1668,1139 1668,1143 1643,1168 1639,1168 1630,1172 1626,1172 1622,1177 1618,1177 1613,1181 1605,1181 1601,1185 1038,1185 1021,1198 1038,1211 1588,1211 1596,1215 1613,1215 1618,1219 1622,1219 1626,1223 1630,1223 1639,1227 1647,1236 1651,1236 1668,1253 1668,1257 1681,1270 1681,1278 1685,1282 1685,1287 1690,1291 1690,1308 1694,1312 1694,1338 1690,1342 1690,1359 1685,1363 1685,1367 1681,1376 1681,1380 1668,1393 1668,1397 1643,1422 1639,1422 1630,1426 1626,1426 1622,1431 1618,1431 1613,1435 1605,1435 1601,1439 1038,1439 1021,1452 1038,1465 1588,1465 1596,1469 1613,1469 1618,1473 1622,1473 1626,1477 1630,1477 1639,1481 1647,1490 1651,1490 1668,1507 1668,1511 1681,1524 1681,1532 1685,1537 1685,1541 1690,1545 1690,1562 1694,1566 1694,1592 1690,1596 1690,1613 1685,1617 1685,1621 1681,1630 1681,1634 1668,1647 1668,1651 1643,1676 1639,1676 1630,1680 1626,1680 1622,1685 1618,1685 1613,1689 1605,1689 1601,1693 1038,1693 1021,1706 1038,1719 1588,1719 1596,1723 1613,1723 1618,1727 1622,1727 1626,1731 1630,1731 1639,1735 1647,1744 1651,1744 1668,1761 1668,1765 1681,1778 1681,1786 1685,1791 1685,1795 1690,1799 1690,1816 1694,1820 1694,1846 1690,1850 1690,1867 1685,1871 1685,1875 1681,1884 1681,1888 1668,1901 1668,1905 1643,1930 1639,1930 1630,1934 1626,1934 1622,1939 1618,1939 1613,1943 1605,1943 1601,1947 1038,1947 1021,1960 1038,1973 1588,1973 1596,1977 1613,1977 1618,1981 1622,1981 1626,1985 1630,1985 1639,1989 1647,1998 1651,1998 1668,2015 1668,2019 1681,2032 1681,2040 1685,2045 1685,2049 1690,2053 1690,2070 1694,2074 1694,2100 1690,2104 1690,2121 1685,2125 1685,2129 1681,2138 1681,2142 1668,2155 1668,2159 1643,2184 1639,2184 1630,2188 1626,2188 1622,2193 1618,2193 1613,2197 1605,2197 1601,2201 1038,2201 1021,2214 1033,2222 1055,2239 1071,2265 1084,2290 1088,2307 1076,2328 928,2328 928,2354 932,2354 932,2358 957,2358 957,2354 1076,2354 1088,2379 1084,2392 1071,2417 1055,2442 1033,2459 1021,2468 1038,2481 1533,2481 1719,2294 1719,355 1736,313 1753,296 1757,296 1817,233 1821,228 1838,216 1859,203 1880,199 1897,195 1944,195 1948,190 1956,178 1965,169 1990,161 2185,161 2198,165 2206,169 2219,178 2223,190 2227,195 2346,195 2363,199 2367,199 2384,203 2405,216 2422,228 2549,355 2562,372 2570,385 2574,393 2574,211 2579,199 2583,190 2591,178 2600,169 2625,161 2821,161 2834,165 2842,169 2855,178 2859,190 2867,199 2872,211 2872,406 2867,419 2859,432 2855,440 2842,449 2825,457 2838,470 2855,491 2867,521 2872,550 2872,580 2867,605 2855,635 2838,656 2817,677 2800,690 2817,703 2838,724 2855,745 2867,775 2872,804 2872,834 2867,859 2855,889 2838,910 2817,931 2800,944 2817,957 2838,978 2855,999 2867,1028 2872,1058 2872,1088 2867,1113 2855,1143 2838,1164 2817,1185 2800,1198 2817,1211 2838,1232 2855,1253 2867,1282 2872,1312 2872,1342 2867,1367 2855,1397 2838,1418 2817,1439 2800,1452 2812,1460 2834,1477 2850,1503 2863,1528 2867,1545 2855,1566 2591,1566 2579,1545 2583,1528 2595,1503 2612,1477 2634,1460 2646,1452 2625,1439 2579,1439 2536,1422 2519,1405 2519,1401 2392,1274 2388,1274 2371,1253 2363,1236 2358,1219 2354,1215 2354,482 2295,423 2227,423 2219,440 2206,449 2189,457 2198,461 2214,487 2227,512 2231,529 2219,550 2071,550 2071,576 2075,576 2075,580 2100,580 2100,576 2219,576 2231,601 2227,614 2214,639 2198,664 2176,681 2164,690 2181,703 2202,724 2219,745 2231,775 2236,804 2236,834 2231,859 2219,889 2202,910 2181,931 2164,944 2181,957 2202,978 2219,999 2231,1028 2236,1058 2236,1088 2231,1113 2219,1143 2202,1164 2181,1185 2164,1198 2181,1211 2202,1232 2219,1253 2231,1282 2236,1312 2236,1342 2231,1367 2219,1397 2202,1418 2181,1439 2164,1452 2181,1465 2202,1486 2219,1507 2231,1537 2236,1566 2236,1596 2231,1621 2219,1651 2202,1672 2181,1693 2164,1706 2181,1719 2202,1740 2219,1761 2231,1791 2236,1820 2236,1850 2231,1875 2219,1905 2202,1926 2181,1947 2164,1960 2181,1973 2202,1994 2219,2015 2231,2045 2236,2074 2236,2104 2231,2129 2219,2159 2202,2180 2181,2201 2164,2214 2176,2222 2198,2239 2214,2265 2227,2290 2231,2307 2219,2328 2071,2328 2071,2354 2075,2354 2075,2358 2100,2358 2100,2354 2219,2354 2231,2379 2227,2392 2214,2417 2198,2442 2176,2459 2164,2468 2181,2481 2202,2502 2219,2523 2231,2553 2236,2582 2236,2612 2231,2637 2219,2667 2202,2688 2181,2709 2164,2722 2181,2735 2202,2756 2219,2777 2231,2807 2236,2836 2236,2866 2231,2891 2219,2921 2202,2942 2181,2963 2164,2976 2181,2989 2202,3010 2219,3031 2231,3060 2236,3090 2236,3120 2231,3145 2219,3175 2202,3196 2181,3217 2164,3230 2181,3243 2202,3264 2219,3285 2231,3315 2236,3344 2236,3374 2231,3399 2219,3429 2202,3451 2181,3472 2164,3485 2181,3498 2202,3519 2219,3540 2231,3569 2236,3599 2236,3629 2231,3654 2219,3684 2202,3705 2181,3726 2164,3739 2181,3752 2202,3773 2219,3794 2231,3824 2236,3853 2236,3883 2231,3908 2219,3938 2202,3959 2181,3980 2155,3997 2134,4006 2549,4006 2600,3955 2591,3938 2579,3908 2574,3883 2574,3853 2579,3824 2591,3794 2625,3752 2646,3739 2634,3730 2612,3713 2595,3688 2583,3663 2579,3650 2591,3625 2710,3625 2710,3629 2735,3629 2735,3625 2855,3625 2867,3650 2863,3663 2850,3688 2834,3713 2812,3730 2800,3739 2817,3752 2838,3773 2855,3794 2867,3824 2872,3853 2872,3883 2867,3908 2855,3938 2838,3959 2838,3997 2834,4014 2829,4035 2817,4056 2804,4073 2800,4078 2697,4175 4429,4175 4429,3853 3888,3853 3888,3883 3883,3908 3871,3938 3854,3959 3833,3980 3807,3997 3782,4010 3752,4014 3723,4014 3697,4010 3667,3997 3642,3980 3210,3980 3185,3972 3168,3963 3134,3929 3117,3887 3117,3845 3134,3802 3151,3785 3185,3760 3210,3756 3223,3752 3642,3752 3663,3739 3651,3730 3629,3713 3612,3688 3600,3663 3596,3650 3608,3625 3727,3625 3727,3629 3752,3629 3752,3625 3871,3625 3883,3650 3879,3663 3866,3688 3850,3713 3828,3730 3816,3739 3833,3752 3854,3773 3871,3794 3883,3824 3888,3853 4429,3853 4429,1820 3888,1820 3888,1850 3883,1875 3871,1905 3854,1926 3833,1947 3816,1960 3833,1973 3854,1994 3871,2015 3883,2045 3888,2074 3888,2104 3883,2129 3871,2159 3854,2180 3833,2201 3816,2214 3833,2227 3854,2248 3871,2269 3883,2298 3888,2328 3888,2358 3883,2383 3871,2413 3854,2434 3833,2455 3816,2468 3833,2481 3854,2502 3871,2523 3883,2553 3888,2582 3888,2612 3883,2637 3871,2667 3854,2688 3833,2709 3816,2722 3833,2735 3854,2756 3871,2777 3883,2807 3888,2836 3888,2866 3883,2891 3871,2921 3854,2942 3833,2963 3816,2976 3833,2989 3854,3010 3871,3031 3883,3060 3888,3090 3888,3120 3883,3145 3871,3175 3854,3196 3833,3217 3816,3230 3833,3243 3854,3264 3871,3285 3883,3315 3888,3344 3888,3374 3883,3399 3871,3429 3854,3451 3833,3472 3816,3485 3828,3493 3850,3510 3866,3536 3879,3561 3883,3578 3871,3599 3608,3599 3596,3578 3600,3561 3612,3536 3629,3510 3651,3493 3663,3485 3642,3472 3210,3472 3185,3464 3168,3455 3134,3420 3117,3378 3117,3336 3134,3293 3151,3276 3185,3251 3210,3247 3223,3243 3642,3243 3663,3230 3642,3217 3210,3217 3185,3209 3168,3200 3134,3166 3117,3124 3117,3082 3134,3039 3151,3022 3185,2997 3210,2993 3223,2989 3642,2989 3663,2976 3642,2963 3210,2963 3202,2959 3198,2959 3193,2955 3185,2955 3181,2950 3176,2950 3172,2946 3168,2946 3134,2912 3134,2908 3130,2904 3130,2900 3126,2891 3126,2887 3121,2883 3121,2878 3117,2870 3117,2828 3121,2823 3121,2815 3126,2811 3126,2807 3130,2802 3130,2794 3134,2790 3134,2785 3159,2760 3164,2760 3176,2747 3181,2747 3185,2743 3193,2743 3198,2739 3215,2739 3219,2735 3642,2735 3663,2722 3642,2709 3210,2709 3202,2705 3198,2705 3193,2701 3185,2701 3181,2696 3176,2696 3172,2692 3168,2692 3134,2658 3134,2654 3130,2650 3130,2646 3126,2637 3126,2633 3121,2629 3121,2624 3117,2616 3117,2574 3121,2569 3121,2561 3126,2557 3126,2553 3130,2548 3130,2540 3134,2536 3134,2531 3159,2506 3164,2506 3176,2493 3181,2493 3185,2489 3193,2489 3198,2485 3215,2485 3219,2481 3642,2481 3663,2468 3642,2455 3210,2455 3202,2451 3198,2451 3193,2447 3185,2447 3181,2442 3176,2442 3172,2438 3168,2438 3134,2404 3134,2400 3130,2396 3130,2392 3126,2383 3126,2379 3121,2375 3121,2370 3117,2362 3117,2320 3121,2315 3121,2307 3126,2303 3126,2298 3130,2294 3130,2286 3134,2282 3134,2277 3159,2252 3164,2252 3176,2239 3181,2239 3185,2235 3193,2235 3198,2231 3215,2231 3219,2227 3642,2227 3663,2214 3642,2201 3210,2201 3202,2197 3198,2197 3193,2193 3185,2193 3181,2188 3176,2188 3172,2184 3168,2184 3134,2150 3134,2146 3130,2142 3130,2138 3126,2129 3126,2125 3121,2121 3121,2116 3117,2108 3117,2066 3121,2061 3121,2053 3126,2049 3126,2045 3130,2040 3130,2032 3134,2028 3134,2023 3159,1998 3164,1998 3176,1985 3181,1985 3185,1981 3193,1981 3198,1977 3215,1977 3219,1973 3642,1973 3663,1960 3642,1947 3210,1947 3202,1943 3198,1943 3193,1939 3185,1939 3181,1934 3176,1934 3172,1930 3168,1930 3134,1896 3134,1892 3130,1888 3130,1884 3126,1875 3126,1871 3121,1867 3121,1862 3117,1854 3117,1820 2872,1820 2872,1850 2867,1875 2855,1905 2838,1926 2817,1947 2800,1960 2817,1973 2838,1994 2855,2015 2867,2045 2872,2074 2872,2104 2867,2129 2855,2159 2838,2180 2817,2201 2800,2214 2817,2227 2838,2248 2855,2269 2867,2298 2872,2328 2872,2358 2867,2383 2855,2413 2838,2434 2817,2455 2800,2468 2817,2481 2838,2502 2855,2523 2867,2553 2872,2582 2872,2612 2867,2637 2855,2667 2838,2688 2817,2709 2800,2722 2817,2735 2838,2756 2855,2777 2867,2807 2872,2836 2872,2866 2867,2891 2855,2921 2838,2942 2817,2963 2800,2976 2817,2989 2838,3010 2855,3031 2867,3060 2872,3090 2872,3120 2867,3145 2855,3175 2838,3196 2817,3217 2800,3230 2817,3243 2838,3264 2855,3285 2867,3315 2872,3344 2872,3374 2867,3399 2855,3429 2838,3451 2817,3472 2800,3485 2812,3493 2834,3510 2850,3536 2863,3561 2867,3578 2855,3599 2591,3599 2579,3578 2583,3561 2595,3536 2612,3510 2634,3493 2646,3485 2625,3472 2591,3429 2579,3399 2574,3374 2574,3344 2579,3315 2591,3285 2625,3243 2646,3230 2625,3217 2591,3175 2579,3145 2574,3120 2574,3090 2579,3060 2591,3031 2625,2989 2646,2976 2625,2963 2591,2921 2579,2891 2574,2866 2574,2836 2579,2807 2591,2777 2625,2735 2646,2722 2625,2709 2591,2667 2579,2637 2574,2612 2574,2582 2579,2553 2591,2523 2625,2481 2646,2468 2625,2455 2591,2413 2579,2383 2574,2358 2574,2328 2579,2298 2591,2269 2625,2227 2646,2214 2625,2201 2591,2159 2579,2129 2574,2104 2574,2074 2579,2045 2591,2015 2625,1973 2646,1960 2625,1947 2591,1905 2579,1875 2574,1850 2574,1820 2579,1791 2591,1761 2625,1719 2646,1706 2634,1697 2612,1680 2595,1655 2583,1630 2579,1617 2591,1592 2710,1592 2710,1596 2735,1596 2735,1592 2855,1592 2867,1617 2863,1630 2850,1655 2834,1680 2812,1697 2800,1706 2817,1719 2838,1740 2855,1761 2867,1791 2872,1820 3117,1820 3117,1812 3121,1807 3121,1799 3126,1795 3126,1791 3130,1786 3130,1778 3134,1774 3134,1769 3159,1744 3164,1744 3176,1731 3181,1731 3185,1727 3193,1727 3198,1723 3215,1723 3219,1719 3642,1719 3663,1706 3651,1697 3629,1680 3612,1655 3600,1630 3596,1617 3608,1592 3727,1592 3727,1596 3752,1596 3752,1592 3871,1592 3883,1617 3879,1630 3866,1655 3850,1680 3828,1697 3816,1706 3833,1719 3854,1740 3871,1761 3883,1791 3888,1820 4429,1820 4429,224 3888,224 3888,406 3883,419 3875,432 3871,440 3858,449 3841,457 3854,470 3871,491 3883,521 3888,550 3888,580 3883,605 3871,635 3854,656 3833,677 3816,690 3833,703 3854,724 3871,745 3883,775 3888,804 3888,834 3883,859 3871,889 3854,910 3833,931 3816,944 3833,957 3854,978 3871,999 3883,1028 3888,1058 3888,1088 3883,1113 3871,1143 3854,1164 3833,1185 3816,1198 3833,1211 3854,1232 3871,1253 3883,1282 3888,1312 3888,1342 3883,1367 3871,1397 3854,1418 3833,1439 3816,1452 3828,1460 3850,1477 3866,1503 3879,1528 3883,1545 3871,1566 3608,1566 3596,1545 3600,1528 3612,1503 3629,1477 3651,1460 3663,1452 3642,1439 3210,1439 3185,1431 3168,1422 3134,1388 3117,1346 3117,1304 3134,1261 3151,1244 3185,1219 3210,1215 3223,1211 3642,1211 3663,1198 3642,1185 3210,1185 3202,1181 3198,1181 3193,1177 3185,1177 3181,1172 3176,1172 3172,1168 3168,1168 3134,1134 3134,1130 3130,1126 3130,1122 3126,1113 3126,1109 3121,1105 3121,1100 3117,1092 3117,1050 3121,1045 3121,1037 3126,1033 3126,1028 3130,1024 3130,1016 3134,1012 3134,1007 3159,982 3164,982 3176,969 3181,969 3185,965 3193,965 3198,961 3215,961 3219,957 3642,957 3663,944 3642,931 3210,931 3202,927 3198,927 3193,923 3185,923 3181,918 3176,918 3172,914 3168,914 3134,880 3134,876 3130,872 3130,868 3126,859 3126,855 3121,851 3121,846 3117,838 3117,796 3121,791 3121,783 3126,779 3126,775 3130,770 3130,762 3134,758 3134,753 3159,728 3164,728 3176,715 3181,715 3185,711 3193,711 3198,707 3215,707 3219,703 3642,703 3663,690 3642,677 3210,677 3202,673 3198,673 3193,669 3185,669 3181,664 3176,664 3172,660 3168,660 3134,626 3134,622 3130,618 3130,614 3126,605 3126,601 3121,597 3121,592 3117,584 3117,542 3121,537 3121,529 3126,525 3126,521 3130,516 3130,508 3134,504 3134,499 3159,474 3164,474 3176,461 3181,461 3185,457 3193,457 3198,453 3215,453 3219,449 3621,449 3617,449 3600,432 3596,423 3210,423 3202,419 3198,419 3193,415 3185,415 3181,410 3176,410 3172,406 3168,406 3134,372 3134,368 3130,364 3130,360 3126,351 3126,347 3121,343 3121,338 3117,330 3117,288 3121,283 3121,275 3126,271 3126,267 3130,262 3130,254 3134,250 3134,245 3159,220 3164,220 3176,207 3181,207 3185,203 3193,203 3198,199 3215,199 3219,195 3596,195 3600,190 3608,178 3617,169 3642,161 3837,161 3850,165 3858,169 3871,178 3875,190 3883,199 3888,211 3888,224 4429,224 4429,0 0,0">
            <text:p/>
          </draw:polygon>
          <draw:polygon draw:style-name="gr3" draw:text-style-name="P1" draw:layer="layout" svg:width="4.428cm" svg:height="4.174cm" svg:x="7.57cm" svg:y="18.821cm" svg:viewBox="0 0 4429 4175" draw:points="0,910 674,233 678,228 695,216 716,203 737,199 754,195 801,195 805,190 813,178 822,169 847,161 1042,161 1055,165 1063,169 1076,178 1080,190 1084,195 1584,195 1601,199 1622,203 1643,216 1660,228 1673,245 1685,267 1694,309 1685,351 1673,372 1660,389 1643,406 1601,423 1084,423 1076,440 1063,449 1046,457 1055,461 1071,487 1084,512 1088,529 1076,550 813,550 801,529 805,512 817,487 834,461 843,457 834,453 822,449 805,432 805,423 170,1062 170,2455 174,2455 187,2464 191,2476 199,2485 204,2497 204,2692 199,2705 191,2718 187,2726 174,2735 157,2743 166,2747 182,2773 195,2798 199,2815 187,2836 39,2836 39,2862 43,2862 43,2866 68,2866 68,2862 187,2862 199,2887 195,2900 182,2925 166,2950 144,2967 132,2976 136,2980 449,2667 449,2070 458,2049 466,2032 741,1757 741,1752 758,1740 779,1727 801,1723 817,1719 847,1719 868,1706 847,1693 813,1651 801,1621 796,1596 796,1566 801,1537 813,1507 847,1465 868,1452 847,1439 813,1397 801,1367 796,1342 796,1312 801,1282 813,1253 847,1211 868,1198 847,1185 813,1143 801,1113 796,1088 796,1058 801,1028 813,999 847,957 868,944 847,931 813,889 801,859 796,834 796,804 801,775 813,745 847,703 868,690 856,681 834,664 817,639 805,614 801,601 813,576 932,576 932,580 957,580 957,576 1076,576 1088,601 1084,614 1071,639 1055,664 1033,681 1021,690 1038,703 1588,703 1596,707 1613,707 1618,711 1622,711 1626,715 1630,715 1639,719 1647,728 1651,728 1668,745 1668,749 1681,762 1681,770 1685,775 1685,779 1690,783 1690,800 1694,804 1694,830 1690,834 1690,851 1685,855 1685,859 1681,868 1681,872 1668,885 1668,889 1643,914 1639,914 1630,918 1626,918 1622,923 1618,923 1613,927 1605,927 1601,931 1038,931 1021,944 1038,957 1588,957 1596,961 1613,961 1618,965 1622,965 1626,969 1630,969 1639,973 1647,982 1651,982 1668,999 1668,1003 1681,1016 1681,1024 1685,1028 1685,1033 1690,1037 1690,1054 1694,1058 1694,1084 1690,1088 1690,1105 1685,1109 1685,1113 1681,1122 1681,1126 1668,1139 1668,1143 1643,1168 1639,1168 1630,1172 1626,1172 1622,1177 1618,1177 1613,1181 1605,1181 1601,1185 1038,1185 1021,1198 1038,1211 1588,1211 1596,1215 1613,1215 1618,1219 1622,1219 1626,1223 1630,1223 1639,1227 1647,1236 1651,1236 1668,1253 1668,1257 1681,1270 1681,1278 1685,1282 1685,1287 1690,1291 1690,1308 1694,1312 1694,1338 1690,1342 1690,1359 1685,1363 1685,1367 1681,1376 1681,1380 1668,1393 1668,1397 1643,1422 1639,1422 1630,1426 1626,1426 1622,1431 1618,1431 1613,1435 1605,1435 1601,1439 1038,1439 1021,1452 1038,1465 1588,1465 1596,1469 1613,1469 1618,1473 1622,1473 1626,1477 1630,1477 1639,1481 1647,1490 1651,1490 1668,1507 1668,1511 1681,1524 1681,1532 1685,1537 1685,1541 1690,1545 1690,1562 1694,1566 1694,1592 1690,1596 1690,1613 1685,1617 1685,1621 1681,1630 1681,1634 1668,1647 1668,1651 1643,1676 1639,1676 1630,1680 1626,1680 1622,1685 1618,1685 1613,1689 1605,1689 1601,1693 1038,1693 1021,1706 1038,1719 1588,1719 1596,1723 1613,1723 1618,1727 1622,1727 1626,1731 1630,1731 1639,1735 1647,1744 1651,1744 1668,1761 1668,1765 1681,1778 1681,1786 1685,1791 1685,1795 1690,1799 1690,1816 1694,1820 1694,1846 1690,1850 1690,1867 1685,1871 1685,1875 1681,1884 1681,1888 1668,1901 1668,1905 1643,1930 1639,1930 1630,1934 1626,1934 1622,1939 1618,1939 1613,1943 1605,1943 1601,1947 1038,1947 1021,1960 1038,1973 1588,1973 1596,1977 1613,1977 1618,1981 1622,1981 1626,1985 1630,1985 1639,1989 1647,1998 1651,1998 1668,2015 1668,2019 1681,2032 1681,2040 1685,2045 1685,2049 1690,2053 1690,2070 1694,2074 1694,2100 1690,2104 1690,2121 1685,2125 1685,2129 1681,2138 1681,2142 1668,2155 1668,2159 1643,2184 1639,2184 1630,2188 1626,2188 1622,2193 1618,2193 1613,2197 1605,2197 1601,2201 1038,2201 1021,2214 1033,2222 1055,2239 1071,2265 1084,2290 1088,2307 1076,2328 928,2328 928,2354 932,2354 932,2358 957,2358 957,2354 1076,2354 1088,2379 1084,2392 1071,2417 1055,2442 1033,2459 1021,2468 1038,2481 1533,2481 1719,2294 1719,355 1736,313 1753,296 1757,296 1817,233 1821,228 1838,216 1859,203 1880,199 1897,195 1944,195 1948,190 1956,178 1965,169 1990,161 2185,161 2198,165 2206,169 2219,178 2223,190 2227,195 2346,195 2363,199 2367,199 2384,203 2405,216 2422,228 2549,355 2562,372 2570,385 2574,393 2574,211 2579,199 2583,190 2591,178 2600,169 2625,161 2821,161 2834,165 2842,169 2855,178 2859,190 2867,199 2872,211 2872,406 2867,419 2859,432 2855,440 2842,449 2825,457 2838,470 2855,491 2867,521 2872,550 2872,580 2867,605 2855,635 2838,656 2817,677 2800,690 2817,703 2838,724 2855,745 2867,775 2872,804 2872,834 2867,859 2855,889 2838,910 2817,931 2800,944 2817,957 2838,978 2855,999 2867,1028 2872,1058 2872,1088 2867,1113 2855,1143 2838,1164 2817,1185 2800,1198 2817,1211 2838,1232 2855,1253 2867,1282 2872,1312 2872,1342 2867,1367 2855,1397 2838,1418 2817,1439 2800,1452 2812,1460 2834,1477 2850,1503 2863,1528 2867,1545 2855,1566 2591,1566 2579,1545 2583,1528 2595,1503 2612,1477 2634,1460 2646,1452 2625,1439 2579,1439 2536,1422 2519,1405 2519,1401 2392,1274 2388,1274 2371,1253 2363,1236 2358,1219 2354,1215 2354,482 2295,423 2227,423 2219,440 2206,449 2189,457 2198,461 2214,487 2227,512 2231,529 2219,550 2071,550 2071,576 2075,576 2075,580 2100,580 2100,576 2219,576 2231,601 2227,614 2214,639 2198,664 2176,681 2164,690 2181,703 2202,724 2219,745 2231,775 2236,804 2236,834 2231,859 2219,889 2202,910 2181,931 2164,944 2181,957 2202,978 2219,999 2231,1028 2236,1058 2236,1088 2231,1113 2219,1143 2202,1164 2181,1185 2164,1198 2181,1211 2202,1232 2219,1253 2231,1282 2236,1312 2236,1342 2231,1367 2219,1397 2202,1418 2181,1439 2164,1452 2181,1465 2202,1486 2219,1507 2231,1537 2236,1566 2236,1596 2231,1621 2219,1651 2202,1672 2181,1693 2164,1706 2181,1719 2202,1740 2219,1761 2231,1791 2236,1820 2236,1850 2231,1875 2219,1905 2202,1926 2181,1947 2164,1960 2181,1973 2202,1994 2219,2015 2231,2045 2236,2074 2236,2104 2231,2129 2219,2159 2202,2180 2181,2201 2164,2214 2176,2222 2198,2239 2214,2265 2227,2290 2231,2307 2219,2328 2071,2328 2071,2354 2075,2354 2075,2358 2100,2358 2100,2354 2219,2354 2231,2379 2227,2392 2214,2417 2198,2442 2176,2459 2164,2468 2181,2481 2202,2502 2219,2523 2231,2553 2236,2582 2236,2612 2231,2637 2219,2667 2202,2688 2181,2709 2164,2722 2181,2735 2202,2756 2219,2777 2231,2807 2236,2836 2236,2866 2231,2891 2219,2921 2202,2942 2181,2963 2164,2976 2181,2989 2202,3010 2219,3031 2231,3060 2236,3090 2236,3120 2231,3145 2219,3175 2202,3196 2181,3217 2164,3230 2181,3243 2202,3264 2219,3285 2231,3315 2236,3344 2236,3374 2231,3399 2219,3429 2202,3451 2181,3472 2164,3485 2181,3498 2202,3519 2219,3540 2231,3569 2236,3599 2236,3629 2231,3654 2219,3684 2202,3705 2181,3726 2164,3739 2181,3752 2202,3773 2219,3794 2231,3824 2236,3853 2236,3883 2231,3908 2219,3938 2202,3959 2181,3980 2155,3997 2134,4006 2549,4006 2600,3955 2591,3938 2579,3908 2574,3883 2574,3853 2579,3824 2591,3794 2625,3752 2646,3739 2634,3730 2612,3713 2595,3688 2583,3663 2579,3650 2591,3625 2710,3625 2710,3629 2735,3629 2735,3625 2855,3625 2867,3650 2863,3663 2850,3688 2834,3713 2812,3730 2800,3739 2817,3752 2838,3773 2855,3794 2867,3824 2872,3853 2872,3883 2867,3908 2855,3938 2838,3959 2838,3997 2834,4014 2829,4035 2817,4056 2804,4073 2800,4078 2697,4175 4429,4175 4429,3853 3888,3853 3888,3883 3883,3908 3871,3938 3854,3959 3833,3980 3807,3997 3782,4010 3752,4014 3723,4014 3697,4010 3667,3997 3642,3980 3210,3980 3185,3972 3168,3963 3134,3929 3117,3887 3117,3845 3134,3802 3151,3785 3185,3760 3210,3756 3223,3752 3642,3752 3663,3739 3651,3730 3629,3713 3612,3688 3600,3663 3596,3650 3608,3625 3727,3625 3727,3629 3752,3629 3752,3625 3871,3625 3883,3650 3879,3663 3866,3688 3850,3713 3828,3730 3816,3739 3833,3752 3854,3773 3871,3794 3883,3824 3888,3853 4429,3853 4429,1820 3888,1820 3888,1850 3883,1875 3871,1905 3854,1926 3833,1947 3816,1960 3833,1973 3854,1994 3871,2015 3883,2045 3888,2074 3888,2104 3883,2129 3871,2159 3854,2180 3833,2201 3816,2214 3833,2227 3854,2248 3871,2269 3883,2298 3888,2328 3888,2358 3883,2383 3871,2413 3854,2434 3833,2455 3816,2468 3833,2481 3854,2502 3871,2523 3883,2553 3888,2582 3888,2612 3883,2637 3871,2667 3854,2688 3833,2709 3816,2722 3833,2735 3854,2756 3871,2777 3883,2807 3888,2836 3888,2866 3883,2891 3871,2921 3854,2942 3833,2963 3816,2976 3833,2989 3854,3010 3871,3031 3883,3060 3888,3090 3888,3120 3883,3145 3871,3175 3854,3196 3833,3217 3816,3230 3833,3243 3854,3264 3871,3285 3883,3315 3888,3344 3888,3374 3883,3399 3871,3429 3854,3451 3833,3472 3816,3485 3828,3493 3850,3510 3866,3536 3879,3561 3883,3578 3871,3599 3608,3599 3596,3578 3600,3561 3612,3536 3629,3510 3651,3493 3663,3485 3642,3472 3210,3472 3185,3464 3168,3455 3134,3420 3117,3378 3117,3336 3134,3293 3151,3276 3185,3251 3210,3247 3223,3243 3642,3243 3663,3230 3642,3217 3210,3217 3185,3209 3168,3200 3134,3166 3117,3124 3117,3082 3134,3039 3151,3022 3185,2997 3210,2993 3223,2989 3642,2989 3663,2976 3642,2963 3210,2963 3202,2959 3198,2959 3193,2955 3185,2955 3181,2950 3176,2950 3172,2946 3168,2946 3134,2912 3134,2908 3130,2904 3130,2900 3126,2891 3126,2887 3121,2883 3121,2878 3117,2870 3117,2828 3121,2823 3121,2815 3126,2811 3126,2807 3130,2802 3130,2794 3134,2790 3134,2785 3159,2760 3164,2760 3176,2747 3181,2747 3185,2743 3193,2743 3198,2739 3215,2739 3219,2735 3642,2735 3663,2722 3642,2709 3210,2709 3202,2705 3198,2705 3193,2701 3185,2701 3181,2696 3176,2696 3172,2692 3168,2692 3134,2658 3134,2654 3130,2650 3130,2646 3126,2637 3126,2633 3121,2629 3121,2624 3117,2616 3117,2574 3121,2569 3121,2561 3126,2557 3126,2553 3130,2548 3130,2540 3134,2536 3134,2531 3159,2506 3164,2506 3176,2493 3181,2493 3185,2489 3193,2489 3198,2485 3215,2485 3219,2481 3642,2481 3663,2468 3642,2455 3210,2455 3202,2451 3198,2451 3193,2447 3185,2447 3181,2442 3176,2442 3172,2438 3168,2438 3134,2404 3134,2400 3130,2396 3130,2392 3126,2383 3126,2379 3121,2375 3121,2370 3117,2362 3117,2320 3121,2315 3121,2307 3126,2303 3126,2298 3130,2294 3130,2286 3134,2282 3134,2277 3159,2252 3164,2252 3176,2239 3181,2239 3185,2235 3193,2235 3198,2231 3215,2231 3219,2227 3642,2227 3663,2214 3642,2201 3210,2201 3202,2197 3198,2197 3193,2193 3185,2193 3181,2188 3176,2188 3172,2184 3168,2184 3134,2150 3134,2146 3130,2142 3130,2138 3126,2129 3126,2125 3121,2121 3121,2116 3117,2108 3117,2066 3121,2061 3121,2053 3126,2049 3126,2045 3130,2040 3130,2032 3134,2028 3134,2023 3159,1998 3164,1998 3176,1985 3181,1985 3185,1981 3193,1981 3198,1977 3215,1977 3219,1973 3642,1973 3663,1960 3642,1947 3210,1947 3202,1943 3198,1943 3193,1939 3185,1939 3181,1934 3176,1934 3172,1930 3168,1930 3134,1896 3134,1892 3130,1888 3130,1884 3126,1875 3126,1871 3121,1867 3121,1862 3117,1854 3117,1820 2872,1820 2872,1850 2867,1875 2855,1905 2838,1926 2817,1947 2800,1960 2817,1973 2838,1994 2855,2015 2867,2045 2872,2074 2872,2104 2867,2129 2855,2159 2838,2180 2817,2201 2800,2214 2817,2227 2838,2248 2855,2269 2867,2298 2872,2328 2872,2358 2867,2383 2855,2413 2838,2434 2817,2455 2800,2468 2817,2481 2838,2502 2855,2523 2867,2553 2872,2582 2872,2612 2867,2637 2855,2667 2838,2688 2817,2709 2800,2722 2817,2735 2838,2756 2855,2777 2867,2807 2872,2836 2872,2866 2867,2891 2855,2921 2838,2942 2817,2963 2800,2976 2817,2989 2838,3010 2855,3031 2867,3060 2872,3090 2872,3120 2867,3145 2855,3175 2838,3196 2817,3217 2800,3230 2817,3243 2838,3264 2855,3285 2867,3315 2872,3344 2872,3374 2867,3399 2855,3429 2838,3451 2817,3472 2800,3485 2812,3493 2834,3510 2850,3536 2863,3561 2867,3578 2855,3599 2591,3599 2579,3578 2583,3561 2595,3536 2612,3510 2634,3493 2646,3485 2625,3472 2591,3429 2579,3399 2574,3374 2574,3344 2579,3315 2591,3285 2625,3243 2646,3230 2625,3217 2591,3175 2579,3145 2574,3120 2574,3090 2579,3060 2591,3031 2625,2989 2646,2976 2625,2963 2591,2921 2579,2891 2574,2866 2574,2836 2579,2807 2591,2777 2625,2735 2646,2722 2625,2709 2591,2667 2579,2637 2574,2612 2574,2582 2579,2553 2591,2523 2625,2481 2646,2468 2625,2455 2591,2413 2579,2383 2574,2358 2574,2328 2579,2298 2591,2269 2625,2227 2646,2214 2625,2201 2591,2159 2579,2129 2574,2104 2574,2074 2579,2045 2591,2015 2625,1973 2646,1960 2625,1947 2591,1905 2579,1875 2574,1850 2574,1820 2579,1791 2591,1761 2625,1719 2646,1706 2634,1697 2612,1680 2595,1655 2583,1630 2579,1617 2591,1592 2710,1592 2710,1596 2735,1596 2735,1592 2855,1592 2867,1617 2863,1630 2850,1655 2834,1680 2812,1697 2800,1706 2817,1719 2838,1740 2855,1761 2867,1791 2872,1820 3117,1820 3117,1812 3121,1807 3121,1799 3126,1795 3126,1791 3130,1786 3130,1778 3134,1774 3134,1769 3159,1744 3164,1744 3176,1731 3181,1731 3185,1727 3193,1727 3198,1723 3215,1723 3219,1719 3642,1719 3663,1706 3651,1697 3629,1680 3612,1655 3600,1630 3596,1617 3608,1592 3727,1592 3727,1596 3752,1596 3752,1592 3871,1592 3883,1617 3879,1630 3866,1655 3850,1680 3828,1697 3816,1706 3833,1719 3854,1740 3871,1761 3883,1791 3888,1820 4429,1820 4429,224 3888,224 3888,406 3883,419 3875,432 3871,440 3858,449 3841,457 3854,470 3871,491 3883,521 3888,550 3888,580 3883,605 3871,635 3854,656 3833,677 3816,690 3833,703 3854,724 3871,745 3883,775 3888,804 3888,834 3883,859 3871,889 3854,910 3833,931 3816,944 3833,957 3854,978 3871,999 3883,1028 3888,1058 3888,1088 3883,1113 3871,1143 3854,1164 3833,1185 3816,1198 3833,1211 3854,1232 3871,1253 3883,1282 3888,1312 3888,1342 3883,1367 3871,1397 3854,1418 3833,1439 3816,1452 3828,1460 3850,1477 3866,1503 3879,1528 3883,1545 3871,1566 3608,1566 3596,1545 3600,1528 3612,1503 3629,1477 3651,1460 3663,1452 3642,1439 3210,1439 3185,1431 3168,1422 3134,1388 3117,1346 3117,1304 3134,1261 3151,1244 3185,1219 3210,1215 3223,1211 3642,1211 3663,1198 3642,1185 3210,1185 3202,1181 3198,1181 3193,1177 3185,1177 3181,1172 3176,1172 3172,1168 3168,1168 3134,1134 3134,1130 3130,1126 3130,1122 3126,1113 3126,1109 3121,1105 3121,1100 3117,1092 3117,1050 3121,1045 3121,1037 3126,1033 3126,1028 3130,1024 3130,1016 3134,1012 3134,1007 3159,982 3164,982 3176,969 3181,969 3185,965 3193,965 3198,961 3215,961 3219,957 3642,957 3663,944 3642,931 3210,931 3202,927 3198,927 3193,923 3185,923 3181,918 3176,918 3172,914 3168,914 3134,880 3134,876 3130,872 3130,868 3126,859 3126,855 3121,851 3121,846 3117,838 3117,796 3121,791 3121,783 3126,779 3126,775 3130,770 3130,762 3134,758 3134,753 3159,728 3164,728 3176,715 3181,715 3185,711 3193,711 3198,707 3215,707 3219,703 3642,703 3663,690 3642,677 3210,677 3202,673 3198,673 3193,669 3185,669 3181,664 3176,664 3172,660 3168,660 3134,626 3134,622 3130,618 3130,614 3126,605 3126,601 3121,597 3121,592 3117,584 3117,542 3121,537 3121,529 3126,525 3126,521 3130,516 3130,508 3134,504 3134,499 3159,474 3164,474 3176,461 3181,461 3185,457 3193,457 3198,453 3215,453 3219,449 3621,449 3617,449 3600,432 3596,423 3210,423 3202,419 3198,419 3193,415 3185,415 3181,410 3176,410 3172,406 3168,406 3134,372 3134,368 3130,364 3130,360 3126,351 3126,347 3121,343 3121,338 3117,330 3117,288 3121,283 3121,275 3126,271 3126,267 3130,262 3130,254 3134,250 3134,245 3159,220 3164,220 3176,207 3181,207 3185,203 3193,203 3198,199 3215,199 3219,195 3596,195 3600,190 3608,178 3617,169 3642,161 3837,161 3850,165 3858,169 3871,178 3875,190 3883,199 3888,211 3888,224 4429,224 4429,0 0,0">
            <text:p/>
          </draw:polygon>
          <draw:line draw:style-name="gr1" draw:text-style-name="P1" draw:layer="layout" svg:x1="9.15cm" svg:y1="22.432cm" svg:x2="8.515cm" svg:y2="22.432cm">
            <text:p/>
          </draw:line>
          <draw:line draw:style-name="gr1" draw:text-style-name="P1" draw:layer="layout" svg:x1="8.328cm" svg:y1="21.988cm" svg:x2="8.393cm" svg:y2="21.924cm">
            <text:p/>
          </draw:line>
          <draw:line draw:style-name="gr1" draw:text-style-name="P1" draw:layer="layout" svg:x1="9.15cm" svg:y1="22.178cm" svg:x2="8.515cm" svg:y2="22.178cm">
            <text:p/>
          </draw:line>
          <draw:line draw:style-name="gr1" draw:text-style-name="P1" draw:layer="layout" svg:x1="8.134cm" svg:y1="21.539cm" svg:x2="8.134cm" svg:y2="20.916cm">
            <text:p/>
          </draw:line>
          <draw:line draw:style-name="gr1" draw:text-style-name="P1" draw:layer="layout" svg:x1="7.88cm" svg:y1="22.941cm" svg:x2="7.625cm" svg:y2="22.686cm">
            <text:p/>
          </draw:line>
          <draw:line draw:style-name="gr1" draw:text-style-name="P1" draw:layer="layout" svg:x1="10.166cm" svg:y1="22.94cm" svg:x2="7.88cm" svg:y2="22.94cm">
            <text:p/>
          </draw:line>
          <draw:line draw:style-name="gr1" draw:text-style-name="P1" draw:layer="layout" svg:x1="7.626cm" svg:y1="15.917cm" svg:x2="7.626cm" svg:y2="14.333cm">
            <text:p/>
          </draw:line>
          <draw:line draw:style-name="gr1" draw:text-style-name="P1" draw:layer="layout" svg:x1="8.329cm" svg:y1="16.611cm" svg:x2="8.329cm" svg:y2="16.488cm">
            <text:p/>
          </draw:line>
          <draw:line draw:style-name="gr1" draw:text-style-name="P1" draw:layer="layout" svg:x1="8.283cm" svg:y1="16.141cm" svg:x2="8.283cm" svg:y2="15.519cm">
            <text:p/>
          </draw:line>
          <draw:line draw:style-name="gr1" draw:text-style-name="P1" draw:layer="layout" svg:x1="7.744cm" svg:y1="16.172cm" svg:x2="7.982cm" svg:y2="15.934cm">
            <text:p/>
          </draw:line>
          <draw:line draw:style-name="gr1" draw:text-style-name="P1" draw:layer="layout" svg:x1="7.744cm" svg:y1="16.68cm" svg:x2="8.283cm" svg:y2="16.141cm">
            <text:p/>
          </draw:line>
          <draw:line draw:style-name="gr1" draw:text-style-name="P1" draw:layer="layout" svg:x1="7.744cm" svg:y1="16.426cm" svg:x2="8.134cm" svg:y2="16.035cm">
            <text:p/>
          </draw:line>
          <draw:line draw:style-name="gr1" draw:text-style-name="P1" draw:layer="layout" svg:x1="8.393cm" svg:y1="16.425cm" svg:x2="8.515cm" svg:y2="16.425cm">
            <text:p/>
          </draw:line>
          <draw:line draw:style-name="gr1" draw:text-style-name="P1" draw:layer="layout" svg:x1="7.626cm" svg:y1="16.171cm" svg:x2="7.745cm" svg:y2="16.171cm">
            <text:p/>
          </draw:line>
          <draw:line draw:style-name="gr1" draw:text-style-name="P1" draw:layer="layout" svg:x1="7.626cm" svg:y1="16.425cm" svg:x2="7.745cm" svg:y2="16.425cm">
            <text:p/>
          </draw:line>
          <draw:line draw:style-name="gr1" draw:text-style-name="P1" draw:layer="layout" svg:x1="7.88cm" svg:y1="17.442cm" svg:x2="7.625cm" svg:y2="17.187cm">
            <text:p/>
          </draw:line>
          <draw:line draw:style-name="gr1" draw:text-style-name="P1" draw:layer="layout" svg:x1="7.626cm" svg:y1="16.933cm" svg:x2="8.007cm" svg:y2="16.933cm">
            <text:p/>
          </draw:line>
          <draw:line draw:style-name="gr1" draw:text-style-name="P1" draw:layer="layout" svg:x1="7.626cm" svg:y1="16.679cm" svg:x2="7.745cm" svg:y2="16.679cm">
            <text:p/>
          </draw:line>
          <draw:line draw:style-name="gr1" draw:text-style-name="P1" draw:layer="layout" svg:x1="10.166cm" svg:y1="17.441cm" svg:x2="7.88cm" svg:y2="17.441cm">
            <text:p/>
          </draw:line>
          <draw:line draw:style-name="gr1" draw:text-style-name="P1" draw:layer="layout" svg:x1="8.328cm" svg:y1="16.489cm" svg:x2="8.393cm" svg:y2="16.425cm">
            <text:p/>
          </draw:line>
          <draw:line draw:style-name="gr1" draw:text-style-name="P1" draw:layer="layout" svg:x1="7.625cm" svg:y1="14.334cm" svg:x2="8.329cm" svg:y2="13.631cm">
            <text:p/>
          </draw:line>
          <draw:line draw:style-name="gr1" draw:text-style-name="P1" draw:layer="layout" svg:x1="9.404cm" svg:y1="13.698cm" svg:x2="9.404cm" svg:y2="15.663cm">
            <text:p/>
          </draw:line>
          <draw:line draw:style-name="gr1" draw:text-style-name="P1" draw:layer="layout" svg:x1="10.171cm" svg:y1="14.902cm" svg:x2="9.886cm" svg:y2="14.617cm">
            <text:p/>
          </draw:line>
          <draw:line draw:style-name="gr1" draw:text-style-name="P1" draw:layer="layout" svg:x1="7.981cm" svg:y1="14.288cm" svg:x2="8.388cm" svg:y2="13.885cm">
            <text:p/>
          </draw:line>
          <draw:line draw:style-name="gr1" draw:text-style-name="P1" draw:layer="layout" svg:x1="7.982cm" svg:y1="15.934cm" svg:x2="7.982cm" svg:y2="14.287cm">
            <text:p/>
          </draw:line>
          <draw:line draw:style-name="gr1" draw:text-style-name="P1" draw:layer="layout" svg:x1="10.171cm" svg:y1="14.647cm" svg:x2="10.293cm" svg:y2="14.647cm">
            <text:p/>
          </draw:line>
          <draw:line draw:style-name="gr1" draw:text-style-name="P1" draw:layer="layout" svg:x1="8.006cm" svg:y1="16.934cm" svg:x2="8.329cm" svg:y2="16.611cm">
            <text:p/>
          </draw:line>
          <draw:line draw:style-name="gr1" draw:text-style-name="P1" draw:layer="layout" svg:x1="11.309cm" svg:y1="16.933cm" svg:x2="11.436cm" svg:y2="16.933cm">
            <text:p/>
          </draw:line>
          <draw:line draw:style-name="gr1" draw:text-style-name="P1" draw:layer="layout" svg:x1="10.293cm" svg:y1="17.187cm" svg:x2="10.293cm" svg:y2="17.314cm">
            <text:p/>
          </draw:line>
          <draw:line draw:style-name="gr1" draw:text-style-name="P1" draw:layer="layout" svg:x1="11.309cm" svg:y1="14.647cm" svg:x2="10.801cm" svg:y2="14.647cm">
            <text:p/>
          </draw:line>
          <draw:polygon draw:style-name="gr2" draw:text-style-name="P2" draw:layer="layout" svg:width="4.428cm" svg:height="4.174cm" svg:x="7.57cm" svg:y="13.322cm" svg:viewBox="0 0 4429 4175" draw:points="0,911 674,233 695,211 737,194 801,194 805,186 822,169 847,161 1042,161 1055,165 1063,169 1076,178 1084,194 1601,194 1643,211 1660,228 1673,245 1685,266 1694,309 1685,351 1673,372 1660,389 1643,402 1622,415 1601,419 1584,423 1084,423 1080,427 1076,440 1063,448 1055,453 1046,453 1055,461 1071,487 1084,512 1088,525 1076,550 957,550 957,546 932,546 932,550 813,550 801,525 805,512 817,487 834,461 843,453 834,453 822,448 813,440 805,427 805,423 170,1059 170,2452 174,2456 187,2465 191,2473 199,2486 204,2498 204,2693 199,2706 191,2714 187,2727 174,2735 166,2740 157,2740 166,2748 182,2774 195,2799 199,2812 187,2837 68,2837 68,2833 43,2833 43,2837 39,2837 39,2862 187,2862 199,2884 195,2901 182,2926 166,2951 144,2968 132,2977 136,2981 449,2668 449,2071 458,2050 466,2033 483,2012 487,2012 741,1758 741,1753 758,1736 801,1719 847,1719 868,1707 847,1694 813,1652 801,1622 796,1592 796,1563 801,1537 813,1508 847,1465 868,1453 847,1440 813,1398 801,1368 796,1338 796,1309 801,1283 813,1254 847,1211 868,1199 847,1186 813,1144 801,1114 796,1084 796,1055 801,1029 813,1000 847,957 868,945 847,932 813,890 801,860 796,830 796,801 801,775 813,746 847,703 868,691 856,682 834,665 817,640 805,615 801,598 813,575 1076,575 1088,598 1084,615 1071,640 1055,665 1033,682 1021,691 1038,703 1601,703 1605,708 1613,708 1618,712 1622,712 1626,716 1630,716 1639,720 1643,720 1668,746 1668,750 1681,763 1681,767 1685,775 1685,780 1690,784 1690,801 1694,805 1694,830 1690,835 1690,852 1685,856 1685,860 1681,864 1681,873 1668,885 1668,890 1651,907 1647,907 1639,915 1630,919 1626,919 1622,924 1618,924 1613,928 1596,928 1588,932 1038,932 1021,945 1038,957 1601,957 1605,962 1613,962 1618,966 1622,966 1626,970 1630,970 1639,974 1643,974 1668,1000 1668,1004 1681,1017 1681,1021 1685,1029 1685,1034 1690,1038 1690,1055 1694,1059 1694,1084 1690,1089 1690,1106 1685,1110 1685,1114 1681,1118 1681,1127 1668,1139 1668,1144 1651,1161 1647,1161 1639,1169 1630,1173 1626,1173 1622,1178 1618,1178 1613,1182 1596,1182 1588,1186 1038,1186 1021,1199 1038,1211 1601,1211 1605,1216 1613,1216 1618,1220 1622,1220 1626,1224 1630,1224 1639,1228 1643,1228 1668,1254 1668,1258 1681,1271 1681,1275 1685,1283 1685,1288 1690,1292 1690,1309 1694,1313 1694,1338 1690,1343 1690,1360 1685,1364 1685,1368 1681,1372 1681,1381 1668,1393 1668,1398 1651,1415 1647,1415 1639,1423 1630,1427 1626,1427 1622,1432 1618,1432 1613,1436 1596,1436 1588,1440 1038,1440 1021,1453 1038,1465 1601,1465 1605,1470 1613,1470 1618,1474 1622,1474 1626,1478 1630,1478 1639,1482 1643,1482 1668,1508 1668,1512 1681,1525 1681,1529 1685,1537 1685,1542 1690,1546 1690,1563 1694,1567 1694,1592 1690,1597 1690,1614 1685,1618 1685,1622 1681,1626 1681,1635 1668,1647 1668,1652 1651,1669 1647,1669 1639,1677 1630,1681 1626,1681 1622,1686 1618,1686 1613,1690 1596,1690 1588,1694 1038,1694 1021,1707 1038,1719 1601,1719 1605,1724 1613,1724 1618,1728 1622,1728 1626,1732 1630,1732 1639,1736 1643,1736 1668,1762 1668,1766 1681,1779 1681,1783 1685,1791 1685,1796 1690,1800 1690,1817 1694,1821 1694,1846 1690,1851 1690,1868 1685,1872 1685,1876 1681,1880 1681,1889 1668,1901 1668,1906 1651,1923 1647,1923 1639,1931 1630,1935 1626,1935 1622,1940 1618,1940 1613,1944 1596,1944 1588,1948 1038,1948 1021,1961 1038,1973 1601,1973 1605,1978 1613,1978 1618,1982 1622,1982 1626,1986 1630,1986 1639,1990 1643,1990 1668,2016 1668,2020 1681,2033 1681,2037 1685,2045 1685,2050 1690,2054 1690,2071 1694,2075 1694,2100 1690,2105 1690,2122 1685,2126 1685,2130 1681,2134 1681,2143 1668,2155 1668,2160 1651,2177 1647,2177 1639,2185 1630,2189 1626,2189 1622,2194 1618,2194 1613,2198 1596,2198 1588,2202 1038,2202 1021,2215 1033,2223 1055,2240 1071,2266 1084,2291 1088,2304 1076,2329 957,2329 957,2325 932,2325 932,2329 928,2329 928,2354 1076,2354 1088,2376 1084,2393 1071,2418 1055,2443 1033,2460 1021,2469 1038,2481 1533,2481 1719,2295 1719,355 1736,313 1838,211 1880,194 1944,194 1948,186 1965,169 1990,161 2185,161 2198,165 2206,169 2219,178 2227,194 2363,194 2367,199 2384,203 2405,211 2549,355 2562,372 2570,381 2574,393 2574,211 2583,186 2600,169 2625,161 2821,161 2834,165 2842,169 2855,178 2859,186 2867,199 2872,211 2872,406 2867,419 2859,427 2855,440 2842,448 2834,453 2825,453 2838,470 2855,491 2867,520 2872,546 2872,575 2867,606 2855,636 2838,657 2817,678 2800,691 2817,703 2838,725 2855,746 2867,775 2872,801 2872,830 2867,860 2855,890 2838,911 2817,932 2800,945 2817,957 2838,979 2855,1000 2867,1029 2872,1055 2872,1084 2867,1114 2855,1144 2838,1165 2817,1186 2800,1199 2817,1211 2838,1233 2855,1254 2867,1283 2872,1309 2872,1338 2867,1368 2855,1398 2838,1419 2817,1440 2800,1453 2812,1461 2834,1478 2850,1504 2863,1529 2867,1542 2855,1567 2735,1567 2735,1563 2710,1563 2710,1567 2591,1567 2579,1542 2583,1529 2595,1504 2612,1478 2634,1461 2646,1453 2625,1440 2595,1440 2579,1436 2557,1432 2536,1419 2519,1406 2519,1402 2371,1254 2363,1237 2358,1220 2354,1216 2354,482 2295,423 2227,423 2223,427 2219,440 2206,448 2198,453 2189,453 2198,461 2214,487 2227,512 2231,525 2219,550 2100,550 2100,546 2075,546 2075,550 2071,550 2071,575 2219,575 2231,598 2227,615 2214,640 2198,665 2176,682 2164,691 2181,703 2202,725 2219,746 2231,775 2236,801 2236,830 2231,860 2219,890 2202,911 2181,932 2164,945 2181,957 2202,979 2219,1000 2231,1029 2236,1055 2236,1084 2231,1114 2219,1144 2202,1165 2181,1186 2164,1199 2181,1211 2202,1233 2219,1254 2231,1283 2236,1309 2236,1338 2231,1368 2219,1398 2202,1419 2181,1440 2164,1453 2181,1465 2202,1487 2219,1508 2231,1537 2236,1563 2236,1592 2231,1622 2219,1652 2202,1673 2181,1694 2164,1707 2181,1719 2202,1741 2219,1762 2231,1791 2236,1817 2236,1846 2231,1876 2219,1906 2202,1927 2181,1948 2164,1961 2181,1973 2202,1995 2219,2016 2231,2045 2236,2071 2236,2100 2231,2130 2219,2160 2202,2181 2181,2202 2164,2215 2176,2223 2198,2240 2214,2266 2227,2291 2231,2304 2219,2329 2100,2329 2100,2325 2075,2325 2075,2329 2071,2329 2071,2354 2219,2354 2231,2376 2227,2393 2214,2418 2198,2443 2176,2460 2164,2469 2181,2481 2202,2503 2219,2524 2231,2553 2236,2579 2236,2608 2231,2638 2219,2668 2202,2689 2181,2710 2164,2723 2181,2735 2202,2757 2219,2778 2231,2807 2236,2833 2236,2862 2231,2892 2219,2922 2202,2943 2181,2964 2164,2977 2181,2989 2202,3011 2219,3032 2231,3061 2236,3087 2236,3116 2231,3146 2219,3176 2202,3197 2181,3218 2164,3231 2181,3243 2202,3265 2219,3286 2231,3315 2236,3341 2236,3370 2231,3400 2219,3430 2202,3451 2181,3472 2164,3485 2181,3497 2202,3519 2219,3540 2231,3569 2236,3595 2236,3624 2231,3654 2219,3684 2202,3705 2181,3726 2164,3739 2181,3751 2202,3773 2219,3794 2231,3823 2236,3849 2236,3878 2231,3908 2219,3938 2202,3959 2181,3980 2155,3997 2134,4005 2549,4005 2600,3950 2591,3938 2579,3908 2574,3878 2574,3849 2579,3823 2591,3794 2625,3751 2646,3739 2634,3730 2612,3713 2595,3688 2583,3663 2579,3646 2591,3624 2855,3624 2867,3646 2863,3663 2850,3688 2834,3713 2812,3730 2800,3739 2817,3751 2838,3773 2855,3794 2867,3823 2872,3849 2872,3878 2867,3908 2855,3938 2838,3959 2838,3997 2834,4014 2829,4035 2817,4056 2804,4073 2800,4077 2697,4175 4429,4175 4429,3849 3888,3849 3888,3878 3883,3908 3871,3938 3854,3959 3833,3980 3807,3997 3782,4010 3752,4014 3723,4014 3697,4010 3667,3997 3642,3980 3223,3980 3210,3976 3185,3972 3151,3946 3134,3929 3117,3887 3117,3845 3134,3802 3168,3768 3185,3760 3210,3751 3642,3751 3663,3739 3651,3730 3629,3713 3612,3688 3600,3663 3596,3646 3608,3624 3871,3624 3883,3646 3879,3663 3866,3688 3850,3713 3828,3730 3816,3739 3833,3751 3854,3773 3871,3794 3883,3823 3888,3849 4429,3849 4429,1817 3888,1817 3888,1846 3883,1876 3871,1906 3854,1927 3833,1948 3816,1961 3833,1973 3854,1995 3871,2016 3883,2045 3888,2071 3888,2100 3883,2130 3871,2160 3854,2181 3833,2202 3816,2215 3833,2227 3854,2249 3871,2270 3883,2299 3888,2325 3888,2354 3883,2384 3871,2414 3854,2435 3833,2456 3816,2469 3833,2481 3854,2503 3871,2524 3883,2553 3888,2579 3888,2608 3883,2638 3871,2668 3854,2689 3833,2710 3816,2723 3833,2735 3854,2757 3871,2778 3883,2807 3888,2833 3888,2862 3883,2892 3871,2922 3854,2943 3833,2964 3816,2977 3833,2989 3854,3011 3871,3032 3883,3061 3888,3087 3888,3116 3883,3146 3871,3176 3854,3197 3833,3218 3816,3231 3833,3243 3854,3265 3871,3286 3883,3315 3888,3341 3888,3370 3883,3400 3871,3430 3854,3451 3833,3472 3816,3485 3828,3493 3850,3510 3866,3536 3879,3561 3883,3574 3871,3599 3752,3599 3752,3595 3727,3595 3727,3599 3608,3599 3596,3574 3600,3561 3612,3536 3629,3510 3651,3493 3663,3485 3642,3472 3223,3472 3210,3468 3185,3464 3151,3438 3134,3421 3117,3379 3117,3337 3134,3294 3168,3260 3185,3252 3210,3243 3642,3243 3663,3231 3642,3218 3223,3218 3210,3214 3185,3210 3151,3184 3134,3167 3117,3125 3117,3083 3134,3040 3168,3006 3185,2998 3210,2989 3642,2989 3663,2977 3642,2964 3219,2964 3215,2960 3198,2960 3193,2956 3185,2956 3181,2951 3176,2951 3164,2939 3159,2939 3134,2913 3134,2909 3130,2905 3130,2896 3126,2892 3126,2888 3121,2884 3121,2875 3117,2871 3117,2829 3121,2820 3121,2816 3126,2812 3126,2807 3130,2799 3130,2795 3134,2790 3134,2786 3168,2752 3172,2752 3176,2748 3181,2748 3185,2744 3193,2744 3198,2740 3202,2740 3210,2735 3642,2735 3663,2723 3642,2710 3219,2710 3215,2706 3198,2706 3193,2702 3185,2702 3181,2697 3176,2697 3164,2685 3159,2685 3134,2659 3134,2655 3130,2651 3130,2642 3126,2638 3126,2634 3121,2630 3121,2621 3117,2617 3117,2575 3121,2566 3121,2562 3126,2558 3126,2553 3130,2545 3130,2541 3134,2536 3134,2532 3168,2498 3172,2498 3176,2494 3181,2494 3185,2490 3193,2490 3198,2486 3202,2486 3210,2481 3642,2481 3663,2469 3642,2456 3219,2456 3215,2452 3198,2452 3193,2448 3185,2448 3181,2443 3176,2443 3164,2431 3159,2431 3134,2405 3134,2401 3130,2397 3130,2388 3126,2384 3126,2380 3121,2376 3121,2367 3117,2363 3117,2321 3121,2312 3121,2308 3126,2304 3126,2299 3130,2291 3130,2287 3134,2282 3134,2278 3168,2244 3172,2244 3176,2240 3181,2240 3185,2236 3193,2236 3198,2232 3202,2232 3210,2227 3642,2227 3663,2215 3642,2202 3219,2202 3215,2198 3198,2198 3193,2194 3185,2194 3181,2189 3176,2189 3164,2177 3159,2177 3134,2151 3134,2147 3130,2143 3130,2134 3126,2130 3126,2126 3121,2122 3121,2113 3117,2109 3117,2067 3121,2058 3121,2054 3126,2050 3126,2045 3130,2037 3130,2033 3134,2028 3134,2024 3168,1990 3172,1990 3176,1986 3181,1986 3185,1982 3193,1982 3198,1978 3202,1978 3210,1973 3642,1973 3663,1961 3642,1948 3219,1948 3215,1944 3198,1944 3193,1940 3185,1940 3181,1935 3176,1935 3164,1923 3159,1923 3134,1897 3134,1893 3130,1889 3130,1880 3126,1876 3126,1872 3121,1868 3121,1859 3117,1855 3117,1817 2872,1817 2872,1846 2867,1876 2855,1906 2838,1927 2817,1948 2800,1961 2817,1973 2838,1995 2855,2016 2867,2045 2872,2071 2872,2100 2867,2130 2855,2160 2838,2181 2817,2202 2800,2215 2817,2227 2838,2249 2855,2270 2867,2299 2872,2325 2872,2354 2867,2384 2855,2414 2838,2435 2817,2456 2800,2469 2817,2481 2838,2503 2855,2524 2867,2553 2872,2579 2872,2608 2867,2638 2855,2668 2838,2689 2817,2710 2800,2723 2817,2735 2838,2757 2855,2778 2867,2807 2872,2833 2872,2862 2867,2892 2855,2922 2838,2943 2817,2964 2800,2977 2817,2989 2838,3011 2855,3032 2867,3061 2872,3087 2872,3116 2867,3146 2855,3176 2838,3197 2817,3218 2800,3231 2817,3243 2838,3265 2855,3286 2867,3315 2872,3341 2872,3370 2867,3400 2855,3430 2838,3451 2817,3472 2800,3485 2812,3493 2834,3510 2850,3536 2863,3561 2867,3574 2855,3599 2735,3599 2735,3595 2710,3595 2710,3599 2591,3599 2579,3574 2583,3561 2595,3536 2612,3510 2634,3493 2646,3485 2625,3472 2591,3430 2579,3400 2574,3370 2574,3341 2579,3315 2591,3286 2625,3243 2646,3231 2625,3218 2591,3176 2579,3146 2574,3116 2574,3087 2579,3061 2591,3032 2625,2989 2646,2977 2625,2964 2591,2922 2579,2892 2574,2862 2574,2833 2579,2807 2591,2778 2625,2735 2646,2723 2625,2710 2591,2668 2579,2638 2574,2608 2574,2579 2579,2553 2591,2524 2625,2481 2646,2469 2625,2456 2591,2414 2579,2384 2574,2354 2574,2325 2579,2299 2591,2270 2625,2227 2646,2215 2625,2202 2591,2160 2579,2130 2574,2100 2574,2071 2579,2045 2591,2016 2625,1973 2646,1961 2625,1948 2591,1906 2579,1876 2574,1846 2574,1817 2579,1791 2591,1762 2625,1719 2646,1707 2634,1698 2612,1681 2595,1656 2583,1631 2579,1614 2591,1592 2855,1592 2867,1614 2863,1631 2850,1656 2834,1681 2812,1698 2800,1707 2817,1719 2838,1741 2855,1762 2867,1791 2872,1817 3117,1817 3117,1813 3121,1804 3121,1800 3126,1796 3126,1791 3130,1783 3130,1779 3134,1774 3134,1770 3168,1736 3172,1736 3176,1732 3181,1732 3185,1728 3193,1728 3198,1724 3202,1724 3210,1719 3642,1719 3663,1707 3651,1698 3629,1681 3612,1656 3600,1631 3596,1614 3608,1592 3871,1592 3883,1614 3879,1631 3866,1656 3850,1681 3828,1698 3816,1707 3833,1719 3854,1741 3871,1762 3883,1791 3888,1817 4429,1817 4429,224 3888,224 3888,406 3883,419 3875,427 3871,440 3858,448 3850,453 3841,453 3854,470 3871,491 3883,520 3888,546 3888,575 3883,606 3871,636 3854,657 3833,678 3816,691 3833,703 3854,725 3871,746 3883,775 3888,801 3888,830 3883,860 3871,890 3854,911 3833,932 3816,945 3833,957 3854,979 3871,1000 3883,1029 3888,1055 3888,1084 3883,1114 3871,1144 3854,1165 3833,1186 3816,1199 3833,1211 3854,1233 3871,1254 3883,1283 3888,1309 3888,1338 3883,1368 3871,1398 3854,1419 3833,1440 3816,1453 3828,1461 3850,1478 3866,1504 3879,1529 3883,1542 3871,1567 3752,1567 3752,1563 3727,1563 3727,1567 3608,1567 3596,1542 3600,1529 3612,1504 3629,1478 3651,1461 3663,1453 3642,1440 3223,1440 3210,1436 3185,1432 3151,1406 3134,1389 3117,1347 3117,1305 3134,1262 3168,1228 3185,1220 3210,1211 3642,1211 3663,1199 3642,1186 3219,1186 3215,1182 3198,1182 3193,1178 3185,1178 3181,1173 3176,1173 3164,1161 3159,1161 3134,1135 3134,1131 3130,1127 3130,1118 3126,1114 3126,1110 3121,1106 3121,1097 3117,1093 3117,1051 3121,1042 3121,1038 3126,1034 3126,1029 3130,1021 3130,1017 3134,1012 3134,1008 3168,974 3172,974 3176,970 3181,970 3185,966 3193,966 3198,962 3202,962 3210,957 3642,957 3663,945 3642,932 3219,932 3215,928 3198,928 3193,924 3185,924 3181,919 3176,919 3164,907 3159,907 3134,881 3134,877 3130,873 3130,864 3126,860 3126,856 3121,852 3121,843 3117,839 3117,797 3121,788 3121,784 3126,780 3126,775 3130,767 3130,763 3134,758 3134,754 3168,720 3172,720 3176,716 3181,716 3185,712 3193,712 3198,708 3202,708 3210,703 3642,703 3663,691 3642,678 3219,678 3215,674 3198,674 3193,670 3185,670 3181,665 3176,665 3164,653 3159,653 3134,627 3134,623 3130,619 3130,610 3126,606 3126,602 3121,598 3121,588 3117,584 3117,542 3121,533 3121,529 3126,525 3126,520 3130,512 3130,508 3134,503 3134,499 3168,465 3172,465 3176,461 3181,461 3185,457 3193,457 3198,453 3202,453 3210,448 3621,448 3617,448 3608,440 3600,427 3596,423 3219,423 3215,419 3198,419 3193,415 3185,415 3181,410 3176,410 3164,398 3159,398 3134,372 3134,368 3130,364 3130,355 3126,351 3126,347 3121,343 3121,334 3117,330 3117,288 3121,279 3121,275 3126,271 3126,266 3130,258 3130,254 3134,249 3134,245 3168,211 3172,211 3176,207 3181,207 3185,203 3193,203 3198,199 3202,199 3210,194 3596,194 3600,186 3617,169 3642,161 3837,161 3850,165 3858,169 3871,178 3875,186 3883,199 3888,211 3888,224 4429,224 4429,0 0,0">
            <text:p/>
          </draw:polygon>
          <draw:polygon draw:style-name="gr3" draw:text-style-name="P1" draw:layer="layout" svg:width="4.428cm" svg:height="4.174cm" svg:x="7.57cm" svg:y="13.322cm" svg:viewBox="0 0 4429 4175" draw:points="0,911 674,233 695,211 737,194 801,194 805,186 822,169 847,161 1042,161 1055,165 1063,169 1076,178 1084,194 1601,194 1643,211 1660,228 1673,245 1685,266 1694,309 1685,351 1673,372 1660,389 1643,402 1622,415 1601,419 1584,423 1084,423 1080,427 1076,440 1063,448 1055,453 1046,453 1055,461 1071,487 1084,512 1088,525 1076,550 957,550 957,546 932,546 932,550 813,550 801,525 805,512 817,487 834,461 843,453 834,453 822,448 813,440 805,427 805,423 170,1059 170,2452 174,2456 187,2465 191,2473 199,2486 204,2498 204,2693 199,2706 191,2714 187,2727 174,2735 166,2740 157,2740 166,2748 182,2774 195,2799 199,2812 187,2837 68,2837 68,2833 43,2833 43,2837 39,2837 39,2862 187,2862 199,2884 195,2901 182,2926 166,2951 144,2968 132,2977 136,2981 449,2668 449,2071 458,2050 466,2033 483,2012 487,2012 741,1758 741,1753 758,1736 801,1719 847,1719 868,1707 847,1694 813,1652 801,1622 796,1592 796,1563 801,1537 813,1508 847,1465 868,1453 847,1440 813,1398 801,1368 796,1338 796,1309 801,1283 813,1254 847,1211 868,1199 847,1186 813,1144 801,1114 796,1084 796,1055 801,1029 813,1000 847,957 868,945 847,932 813,890 801,860 796,830 796,801 801,775 813,746 847,703 868,691 856,682 834,665 817,640 805,615 801,598 813,575 1076,575 1088,598 1084,615 1071,640 1055,665 1033,682 1021,691 1038,703 1601,703 1605,708 1613,708 1618,712 1622,712 1626,716 1630,716 1639,720 1643,720 1668,746 1668,750 1681,763 1681,767 1685,775 1685,780 1690,784 1690,801 1694,805 1694,830 1690,835 1690,852 1685,856 1685,860 1681,864 1681,873 1668,885 1668,890 1651,907 1647,907 1639,915 1630,919 1626,919 1622,924 1618,924 1613,928 1596,928 1588,932 1038,932 1021,945 1038,957 1601,957 1605,962 1613,962 1618,966 1622,966 1626,970 1630,970 1639,974 1643,974 1668,1000 1668,1004 1681,1017 1681,1021 1685,1029 1685,1034 1690,1038 1690,1055 1694,1059 1694,1084 1690,1089 1690,1106 1685,1110 1685,1114 1681,1118 1681,1127 1668,1139 1668,1144 1651,1161 1647,1161 1639,1169 1630,1173 1626,1173 1622,1178 1618,1178 1613,1182 1596,1182 1588,1186 1038,1186 1021,1199 1038,1211 1601,1211 1605,1216 1613,1216 1618,1220 1622,1220 1626,1224 1630,1224 1639,1228 1643,1228 1668,1254 1668,1258 1681,1271 1681,1275 1685,1283 1685,1288 1690,1292 1690,1309 1694,1313 1694,1338 1690,1343 1690,1360 1685,1364 1685,1368 1681,1372 1681,1381 1668,1393 1668,1398 1651,1415 1647,1415 1639,1423 1630,1427 1626,1427 1622,1432 1618,1432 1613,1436 1596,1436 1588,1440 1038,1440 1021,1453 1038,1465 1601,1465 1605,1470 1613,1470 1618,1474 1622,1474 1626,1478 1630,1478 1639,1482 1643,1482 1668,1508 1668,1512 1681,1525 1681,1529 1685,1537 1685,1542 1690,1546 1690,1563 1694,1567 1694,1592 1690,1597 1690,1614 1685,1618 1685,1622 1681,1626 1681,1635 1668,1647 1668,1652 1651,1669 1647,1669 1639,1677 1630,1681 1626,1681 1622,1686 1618,1686 1613,1690 1596,1690 1588,1694 1038,1694 1021,1707 1038,1719 1601,1719 1605,1724 1613,1724 1618,1728 1622,1728 1626,1732 1630,1732 1639,1736 1643,1736 1668,1762 1668,1766 1681,1779 1681,1783 1685,1791 1685,1796 1690,1800 1690,1817 1694,1821 1694,1846 1690,1851 1690,1868 1685,1872 1685,1876 1681,1880 1681,1889 1668,1901 1668,1906 1651,1923 1647,1923 1639,1931 1630,1935 1626,1935 1622,1940 1618,1940 1613,1944 1596,1944 1588,1948 1038,1948 1021,1961 1038,1973 1601,1973 1605,1978 1613,1978 1618,1982 1622,1982 1626,1986 1630,1986 1639,1990 1643,1990 1668,2016 1668,2020 1681,2033 1681,2037 1685,2045 1685,2050 1690,2054 1690,2071 1694,2075 1694,2100 1690,2105 1690,2122 1685,2126 1685,2130 1681,2134 1681,2143 1668,2155 1668,2160 1651,2177 1647,2177 1639,2185 1630,2189 1626,2189 1622,2194 1618,2194 1613,2198 1596,2198 1588,2202 1038,2202 1021,2215 1033,2223 1055,2240 1071,2266 1084,2291 1088,2304 1076,2329 957,2329 957,2325 932,2325 932,2329 928,2329 928,2354 1076,2354 1088,2376 1084,2393 1071,2418 1055,2443 1033,2460 1021,2469 1038,2481 1533,2481 1719,2295 1719,355 1736,313 1838,211 1880,194 1944,194 1948,186 1965,169 1990,161 2185,161 2198,165 2206,169 2219,178 2227,194 2363,194 2367,199 2384,203 2405,211 2549,355 2562,372 2570,381 2574,393 2574,211 2583,186 2600,169 2625,161 2821,161 2834,165 2842,169 2855,178 2859,186 2867,199 2872,211 2872,406 2867,419 2859,427 2855,440 2842,448 2834,453 2825,453 2838,470 2855,491 2867,520 2872,546 2872,575 2867,606 2855,636 2838,657 2817,678 2800,691 2817,703 2838,725 2855,746 2867,775 2872,801 2872,830 2867,860 2855,890 2838,911 2817,932 2800,945 2817,957 2838,979 2855,1000 2867,1029 2872,1055 2872,1084 2867,1114 2855,1144 2838,1165 2817,1186 2800,1199 2817,1211 2838,1233 2855,1254 2867,1283 2872,1309 2872,1338 2867,1368 2855,1398 2838,1419 2817,1440 2800,1453 2812,1461 2834,1478 2850,1504 2863,1529 2867,1542 2855,1567 2735,1567 2735,1563 2710,1563 2710,1567 2591,1567 2579,1542 2583,1529 2595,1504 2612,1478 2634,1461 2646,1453 2625,1440 2595,1440 2579,1436 2557,1432 2536,1419 2519,1406 2519,1402 2371,1254 2363,1237 2358,1220 2354,1216 2354,482 2295,423 2227,423 2223,427 2219,440 2206,448 2198,453 2189,453 2198,461 2214,487 2227,512 2231,525 2219,550 2100,550 2100,546 2075,546 2075,550 2071,550 2071,575 2219,575 2231,598 2227,615 2214,640 2198,665 2176,682 2164,691 2181,703 2202,725 2219,746 2231,775 2236,801 2236,830 2231,860 2219,890 2202,911 2181,932 2164,945 2181,957 2202,979 2219,1000 2231,1029 2236,1055 2236,1084 2231,1114 2219,1144 2202,1165 2181,1186 2164,1199 2181,1211 2202,1233 2219,1254 2231,1283 2236,1309 2236,1338 2231,1368 2219,1398 2202,1419 2181,1440 2164,1453 2181,1465 2202,1487 2219,1508 2231,1537 2236,1563 2236,1592 2231,1622 2219,1652 2202,1673 2181,1694 2164,1707 2181,1719 2202,1741 2219,1762 2231,1791 2236,1817 2236,1846 2231,1876 2219,1906 2202,1927 2181,1948 2164,1961 2181,1973 2202,1995 2219,2016 2231,2045 2236,2071 2236,2100 2231,2130 2219,2160 2202,2181 2181,2202 2164,2215 2176,2223 2198,2240 2214,2266 2227,2291 2231,2304 2219,2329 2100,2329 2100,2325 2075,2325 2075,2329 2071,2329 2071,2354 2219,2354 2231,2376 2227,2393 2214,2418 2198,2443 2176,2460 2164,2469 2181,2481 2202,2503 2219,2524 2231,2553 2236,2579 2236,2608 2231,2638 2219,2668 2202,2689 2181,2710 2164,2723 2181,2735 2202,2757 2219,2778 2231,2807 2236,2833 2236,2862 2231,2892 2219,2922 2202,2943 2181,2964 2164,2977 2181,2989 2202,3011 2219,3032 2231,3061 2236,3087 2236,3116 2231,3146 2219,3176 2202,3197 2181,3218 2164,3231 2181,3243 2202,3265 2219,3286 2231,3315 2236,3341 2236,3370 2231,3400 2219,3430 2202,3451 2181,3472 2164,3485 2181,3497 2202,3519 2219,3540 2231,3569 2236,3595 2236,3624 2231,3654 2219,3684 2202,3705 2181,3726 2164,3739 2181,3751 2202,3773 2219,3794 2231,3823 2236,3849 2236,3878 2231,3908 2219,3938 2202,3959 2181,3980 2155,3997 2134,4005 2549,4005 2600,3950 2591,3938 2579,3908 2574,3878 2574,3849 2579,3823 2591,3794 2625,3751 2646,3739 2634,3730 2612,3713 2595,3688 2583,3663 2579,3646 2591,3624 2855,3624 2867,3646 2863,3663 2850,3688 2834,3713 2812,3730 2800,3739 2817,3751 2838,3773 2855,3794 2867,3823 2872,3849 2872,3878 2867,3908 2855,3938 2838,3959 2838,3997 2834,4014 2829,4035 2817,4056 2804,4073 2800,4077 2697,4175 4429,4175 4429,3849 3888,3849 3888,3878 3883,3908 3871,3938 3854,3959 3833,3980 3807,3997 3782,4010 3752,4014 3723,4014 3697,4010 3667,3997 3642,3980 3223,3980 3210,3976 3185,3972 3151,3946 3134,3929 3117,3887 3117,3845 3134,3802 3168,3768 3185,3760 3210,3751 3642,3751 3663,3739 3651,3730 3629,3713 3612,3688 3600,3663 3596,3646 3608,3624 3871,3624 3883,3646 3879,3663 3866,3688 3850,3713 3828,3730 3816,3739 3833,3751 3854,3773 3871,3794 3883,3823 3888,3849 4429,3849 4429,1817 3888,1817 3888,1846 3883,1876 3871,1906 3854,1927 3833,1948 3816,1961 3833,1973 3854,1995 3871,2016 3883,2045 3888,2071 3888,2100 3883,2130 3871,2160 3854,2181 3833,2202 3816,2215 3833,2227 3854,2249 3871,2270 3883,2299 3888,2325 3888,2354 3883,2384 3871,2414 3854,2435 3833,2456 3816,2469 3833,2481 3854,2503 3871,2524 3883,2553 3888,2579 3888,2608 3883,2638 3871,2668 3854,2689 3833,2710 3816,2723 3833,2735 3854,2757 3871,2778 3883,2807 3888,2833 3888,2862 3883,2892 3871,2922 3854,2943 3833,2964 3816,2977 3833,2989 3854,3011 3871,3032 3883,3061 3888,3087 3888,3116 3883,3146 3871,3176 3854,3197 3833,3218 3816,3231 3833,3243 3854,3265 3871,3286 3883,3315 3888,3341 3888,3370 3883,3400 3871,3430 3854,3451 3833,3472 3816,3485 3828,3493 3850,3510 3866,3536 3879,3561 3883,3574 3871,3599 3752,3599 3752,3595 3727,3595 3727,3599 3608,3599 3596,3574 3600,3561 3612,3536 3629,3510 3651,3493 3663,3485 3642,3472 3223,3472 3210,3468 3185,3464 3151,3438 3134,3421 3117,3379 3117,3337 3134,3294 3168,3260 3185,3252 3210,3243 3642,3243 3663,3231 3642,3218 3223,3218 3210,3214 3185,3210 3151,3184 3134,3167 3117,3125 3117,3083 3134,3040 3168,3006 3185,2998 3210,2989 3642,2989 3663,2977 3642,2964 3219,2964 3215,2960 3198,2960 3193,2956 3185,2956 3181,2951 3176,2951 3164,2939 3159,2939 3134,2913 3134,2909 3130,2905 3130,2896 3126,2892 3126,2888 3121,2884 3121,2875 3117,2871 3117,2829 3121,2820 3121,2816 3126,2812 3126,2807 3130,2799 3130,2795 3134,2790 3134,2786 3168,2752 3172,2752 3176,2748 3181,2748 3185,2744 3193,2744 3198,2740 3202,2740 3210,2735 3642,2735 3663,2723 3642,2710 3219,2710 3215,2706 3198,2706 3193,2702 3185,2702 3181,2697 3176,2697 3164,2685 3159,2685 3134,2659 3134,2655 3130,2651 3130,2642 3126,2638 3126,2634 3121,2630 3121,2621 3117,2617 3117,2575 3121,2566 3121,2562 3126,2558 3126,2553 3130,2545 3130,2541 3134,2536 3134,2532 3168,2498 3172,2498 3176,2494 3181,2494 3185,2490 3193,2490 3198,2486 3202,2486 3210,2481 3642,2481 3663,2469 3642,2456 3219,2456 3215,2452 3198,2452 3193,2448 3185,2448 3181,2443 3176,2443 3164,2431 3159,2431 3134,2405 3134,2401 3130,2397 3130,2388 3126,2384 3126,2380 3121,2376 3121,2367 3117,2363 3117,2321 3121,2312 3121,2308 3126,2304 3126,2299 3130,2291 3130,2287 3134,2282 3134,2278 3168,2244 3172,2244 3176,2240 3181,2240 3185,2236 3193,2236 3198,2232 3202,2232 3210,2227 3642,2227 3663,2215 3642,2202 3219,2202 3215,2198 3198,2198 3193,2194 3185,2194 3181,2189 3176,2189 3164,2177 3159,2177 3134,2151 3134,2147 3130,2143 3130,2134 3126,2130 3126,2126 3121,2122 3121,2113 3117,2109 3117,2067 3121,2058 3121,2054 3126,2050 3126,2045 3130,2037 3130,2033 3134,2028 3134,2024 3168,1990 3172,1990 3176,1986 3181,1986 3185,1982 3193,1982 3198,1978 3202,1978 3210,1973 3642,1973 3663,1961 3642,1948 3219,1948 3215,1944 3198,1944 3193,1940 3185,1940 3181,1935 3176,1935 3164,1923 3159,1923 3134,1897 3134,1893 3130,1889 3130,1880 3126,1876 3126,1872 3121,1868 3121,1859 3117,1855 3117,1817 2872,1817 2872,1846 2867,1876 2855,1906 2838,1927 2817,1948 2800,1961 2817,1973 2838,1995 2855,2016 2867,2045 2872,2071 2872,2100 2867,2130 2855,2160 2838,2181 2817,2202 2800,2215 2817,2227 2838,2249 2855,2270 2867,2299 2872,2325 2872,2354 2867,2384 2855,2414 2838,2435 2817,2456 2800,2469 2817,2481 2838,2503 2855,2524 2867,2553 2872,2579 2872,2608 2867,2638 2855,2668 2838,2689 2817,2710 2800,2723 2817,2735 2838,2757 2855,2778 2867,2807 2872,2833 2872,2862 2867,2892 2855,2922 2838,2943 2817,2964 2800,2977 2817,2989 2838,3011 2855,3032 2867,3061 2872,3087 2872,3116 2867,3146 2855,3176 2838,3197 2817,3218 2800,3231 2817,3243 2838,3265 2855,3286 2867,3315 2872,3341 2872,3370 2867,3400 2855,3430 2838,3451 2817,3472 2800,3485 2812,3493 2834,3510 2850,3536 2863,3561 2867,3574 2855,3599 2735,3599 2735,3595 2710,3595 2710,3599 2591,3599 2579,3574 2583,3561 2595,3536 2612,3510 2634,3493 2646,3485 2625,3472 2591,3430 2579,3400 2574,3370 2574,3341 2579,3315 2591,3286 2625,3243 2646,3231 2625,3218 2591,3176 2579,3146 2574,3116 2574,3087 2579,3061 2591,3032 2625,2989 2646,2977 2625,2964 2591,2922 2579,2892 2574,2862 2574,2833 2579,2807 2591,2778 2625,2735 2646,2723 2625,2710 2591,2668 2579,2638 2574,2608 2574,2579 2579,2553 2591,2524 2625,2481 2646,2469 2625,2456 2591,2414 2579,2384 2574,2354 2574,2325 2579,2299 2591,2270 2625,2227 2646,2215 2625,2202 2591,2160 2579,2130 2574,2100 2574,2071 2579,2045 2591,2016 2625,1973 2646,1961 2625,1948 2591,1906 2579,1876 2574,1846 2574,1817 2579,1791 2591,1762 2625,1719 2646,1707 2634,1698 2612,1681 2595,1656 2583,1631 2579,1614 2591,1592 2855,1592 2867,1614 2863,1631 2850,1656 2834,1681 2812,1698 2800,1707 2817,1719 2838,1741 2855,1762 2867,1791 2872,1817 3117,1817 3117,1813 3121,1804 3121,1800 3126,1796 3126,1791 3130,1783 3130,1779 3134,1774 3134,1770 3168,1736 3172,1736 3176,1732 3181,1732 3185,1728 3193,1728 3198,1724 3202,1724 3210,1719 3642,1719 3663,1707 3651,1698 3629,1681 3612,1656 3600,1631 3596,1614 3608,1592 3871,1592 3883,1614 3879,1631 3866,1656 3850,1681 3828,1698 3816,1707 3833,1719 3854,1741 3871,1762 3883,1791 3888,1817 4429,1817 4429,224 3888,224 3888,406 3883,419 3875,427 3871,440 3858,448 3850,453 3841,453 3854,470 3871,491 3883,520 3888,546 3888,575 3883,606 3871,636 3854,657 3833,678 3816,691 3833,703 3854,725 3871,746 3883,775 3888,801 3888,830 3883,860 3871,890 3854,911 3833,932 3816,945 3833,957 3854,979 3871,1000 3883,1029 3888,1055 3888,1084 3883,1114 3871,1144 3854,1165 3833,1186 3816,1199 3833,1211 3854,1233 3871,1254 3883,1283 3888,1309 3888,1338 3883,1368 3871,1398 3854,1419 3833,1440 3816,1453 3828,1461 3850,1478 3866,1504 3879,1529 3883,1542 3871,1567 3752,1567 3752,1563 3727,1563 3727,1567 3608,1567 3596,1542 3600,1529 3612,1504 3629,1478 3651,1461 3663,1453 3642,1440 3223,1440 3210,1436 3185,1432 3151,1406 3134,1389 3117,1347 3117,1305 3134,1262 3168,1228 3185,1220 3210,1211 3642,1211 3663,1199 3642,1186 3219,1186 3215,1182 3198,1182 3193,1178 3185,1178 3181,1173 3176,1173 3164,1161 3159,1161 3134,1135 3134,1131 3130,1127 3130,1118 3126,1114 3126,1110 3121,1106 3121,1097 3117,1093 3117,1051 3121,1042 3121,1038 3126,1034 3126,1029 3130,1021 3130,1017 3134,1012 3134,1008 3168,974 3172,974 3176,970 3181,970 3185,966 3193,966 3198,962 3202,962 3210,957 3642,957 3663,945 3642,932 3219,932 3215,928 3198,928 3193,924 3185,924 3181,919 3176,919 3164,907 3159,907 3134,881 3134,877 3130,873 3130,864 3126,860 3126,856 3121,852 3121,843 3117,839 3117,797 3121,788 3121,784 3126,780 3126,775 3130,767 3130,763 3134,758 3134,754 3168,720 3172,720 3176,716 3181,716 3185,712 3193,712 3198,708 3202,708 3210,703 3642,703 3663,691 3642,678 3219,678 3215,674 3198,674 3193,670 3185,670 3181,665 3176,665 3164,653 3159,653 3134,627 3134,623 3130,619 3130,610 3126,606 3126,602 3121,598 3121,588 3117,584 3117,542 3121,533 3121,529 3126,525 3126,520 3130,512 3130,508 3134,503 3134,499 3168,465 3172,465 3176,461 3181,461 3185,457 3193,457 3198,453 3202,453 3210,448 3621,448 3617,448 3608,440 3600,427 3596,423 3219,423 3215,419 3198,419 3193,415 3185,415 3181,410 3176,410 3164,398 3159,398 3134,372 3134,368 3130,364 3130,355 3126,351 3126,347 3121,343 3121,334 3117,330 3117,288 3121,279 3121,275 3126,271 3126,266 3130,258 3130,254 3134,249 3134,245 3168,211 3172,211 3176,207 3181,207 3185,203 3193,203 3198,199 3202,199 3210,194 3596,194 3600,186 3617,169 3642,161 3837,161 3850,165 3858,169 3871,178 3875,186 3883,199 3888,211 3888,224 4429,224 4429,0 0,0">
            <text:p/>
          </draw:polygon>
          <draw:line draw:style-name="gr1" draw:text-style-name="P1" draw:layer="layout" svg:x1="10.171cm" svg:y1="14.901cm" svg:x2="10.038cm" svg:y2="15.033cm">
            <text:p/>
          </draw:line>
          <draw:line draw:style-name="gr1" draw:text-style-name="P1" draw:layer="layout" svg:x1="10.293cm" svg:y1="14.901cm" svg:x2="10.171cm" svg:y2="14.901cm">
            <text:p/>
          </draw:line>
          <draw:line draw:style-name="gr1" draw:text-style-name="P1" draw:layer="layout" svg:x1="11.309cm" svg:y1="15.155cm" svg:x2="10.801cm" svg:y2="15.155cm">
            <text:p/>
          </draw:line>
          <draw:line draw:style-name="gr1" draw:text-style-name="P1" draw:layer="layout" svg:x1="10.039cm" svg:y1="15.032cm" svg:x2="10.039cm" svg:y2="15.536cm">
            <text:p/>
          </draw:line>
          <draw:line draw:style-name="gr1" draw:text-style-name="P1" draw:layer="layout" svg:x1="11.309cm" svg:y1="15.663cm" svg:x2="10.801cm" svg:y2="15.663cm">
            <text:p/>
          </draw:line>
          <draw:line draw:style-name="gr1" draw:text-style-name="P1" draw:layer="layout" svg:x1="10.801cm" svg:y1="15.409cm" svg:x2="11.309cm" svg:y2="15.409cm">
            <text:p/>
          </draw:line>
          <draw:line draw:style-name="gr1" draw:text-style-name="P1" draw:layer="layout" svg:x1="10.801cm" svg:y1="14.901cm" svg:x2="11.309cm" svg:y2="14.901cm">
            <text:p/>
          </draw:line>
          <draw:line draw:style-name="gr1" draw:text-style-name="P1" draw:layer="layout" svg:x1="10.801cm" svg:y1="15.917cm" svg:x2="11.309cm" svg:y2="15.917cm">
            <text:p/>
          </draw:line>
          <draw:line draw:style-name="gr1" draw:text-style-name="P1" draw:layer="layout" svg:x1="11.309cm" svg:y1="17.187cm" svg:x2="10.801cm" svg:y2="17.187cm">
            <text:p/>
          </draw:line>
          <draw:polyline draw:style-name="gr1" draw:text-style-name="P1" draw:layer="layout" svg:width="0cm" svg:height="0cm" svg:x="10.801cm" svg:y="17.187cm" svg:viewBox="0 0 0 0" draw:points="0,0">
            <text:p/>
          </draw:polyline>
          <draw:line draw:style-name="gr1" draw:text-style-name="P1" draw:layer="layout" svg:x1="10.801cm" svg:y1="16.425cm" svg:x2="11.309cm" svg:y2="16.425cm">
            <text:p/>
          </draw:line>
          <draw:line draw:style-name="gr1" draw:text-style-name="P1" draw:layer="layout" svg:x1="10.801cm" svg:y1="16.933cm" svg:x2="11.309cm" svg:y2="16.933cm">
            <text:p/>
          </draw:line>
          <draw:line draw:style-name="gr1" draw:text-style-name="P1" draw:layer="layout" svg:x1="11.309cm" svg:y1="16.679cm" svg:x2="10.801cm" svg:y2="16.679cm">
            <text:p/>
          </draw:line>
          <draw:line draw:style-name="gr1" draw:text-style-name="P1" draw:layer="layout" svg:x1="11.309cm" svg:y1="16.171cm" svg:x2="10.801cm" svg:y2="16.171cm">
            <text:p/>
          </draw:line>
          <draw:line draw:style-name="gr1" draw:text-style-name="P1" draw:layer="layout" svg:x1="9.15cm" svg:y1="16.679cm" svg:x2="8.515cm" svg:y2="16.679cm">
            <text:p/>
          </draw:line>
          <draw:line draw:style-name="gr1" draw:text-style-name="P1" draw:layer="layout" svg:x1="8.579cm" svg:y1="16.425cm" svg:x2="9.15cm" svg:y2="16.425cm">
            <text:p/>
          </draw:line>
          <draw:line draw:style-name="gr1" draw:text-style-name="P1" draw:layer="layout" svg:x1="8.642cm" svg:y1="17.187cm" svg:x2="8.515cm" svg:y2="17.187cm">
            <text:p/>
          </draw:line>
          <draw:line draw:style-name="gr1" draw:text-style-name="P1" draw:layer="layout" svg:x1="9.15cm" svg:y1="16.933cm" svg:x2="8.515cm" svg:y2="16.933cm">
            <text:p/>
          </draw:line>
          <draw:line draw:style-name="gr1" draw:text-style-name="P1" draw:layer="layout" svg:x1="9.15cm" svg:y1="17.187cm" svg:x2="8.642cm" svg:y2="17.187cm">
            <text:p/>
          </draw:line>
          <draw:line draw:style-name="gr1" draw:text-style-name="P1" draw:layer="layout" svg:x1="9.15cm" svg:y1="16.171cm" svg:x2="8.579cm" svg:y2="16.171cm">
            <text:p/>
          </draw:line>
          <draw:line draw:style-name="gr1" draw:text-style-name="P1" draw:layer="layout" svg:x1="9.15cm" svg:y1="15.663cm" svg:x2="8.515cm" svg:y2="15.663cm">
            <text:p/>
          </draw:line>
          <draw:line draw:style-name="gr1" draw:text-style-name="P1" draw:layer="layout" svg:x1="9.15cm" svg:y1="15.409cm" svg:x2="8.579cm" svg:y2="15.409cm">
            <text:p/>
          </draw:line>
          <draw:line draw:style-name="gr1" draw:text-style-name="P1" draw:layer="layout" svg:x1="8.579cm" svg:y1="15.155cm" svg:x2="9.15cm" svg:y2="15.155cm">
            <text:p/>
          </draw:line>
          <draw:line draw:style-name="gr1" draw:text-style-name="P1" draw:layer="layout" svg:x1="8.515cm" svg:y1="15.917cm" svg:x2="8.579cm" svg:y2="15.917cm">
            <text:p/>
          </draw:line>
          <draw:line draw:style-name="gr1" draw:text-style-name="P1" draw:layer="layout" svg:x1="9.15cm" svg:y1="14.901cm" svg:x2="8.579cm" svg:y2="14.901cm">
            <text:p/>
          </draw:line>
          <draw:line draw:style-name="gr1" draw:text-style-name="P1" draw:layer="layout" svg:x1="9.404cm" svg:y1="15.663cm" svg:x2="9.149cm" svg:y2="15.918cm">
            <text:p/>
          </draw:line>
          <draw:line draw:style-name="gr1" draw:text-style-name="P1" draw:layer="layout" svg:x1="9.15cm" svg:y1="15.917cm" svg:x2="8.579cm" svg:y2="15.917cm">
            <text:p/>
          </draw:line>
          <draw:line draw:style-name="gr1" draw:text-style-name="P1" draw:layer="layout" svg:x1="10.039cm" svg:y1="15.536cm" svg:x2="9.911cm" svg:y2="15.664cm">
            <text:p/>
          </draw:line>
          <draw:line draw:style-name="gr1" draw:text-style-name="P1" draw:layer="layout" svg:x1="10.171cm" svg:y1="16.934cm" svg:x2="10.038cm" svg:y2="16.797cm">
            <text:p/>
          </draw:line>
          <draw:line draw:style-name="gr1" draw:text-style-name="P1" draw:layer="layout" svg:x1="10.293cm" svg:y1="16.933cm" svg:x2="10.171cm" svg:y2="16.933cm">
            <text:p/>
          </draw:line>
          <draw:line draw:style-name="gr1" draw:text-style-name="P1" draw:layer="layout" svg:x1="10.039cm" svg:y1="16.797cm" svg:x2="10.039cm" svg:y2="15.79cm">
            <text:p/>
          </draw:line>
          <draw:line draw:style-name="gr1" draw:text-style-name="P1" draw:layer="layout" svg:x1="9.912cm" svg:y1="15.663cm" svg:x2="9.658cm" svg:y2="15.663cm">
            <text:p/>
          </draw:line>
          <draw:line draw:style-name="gr1" draw:text-style-name="P1" draw:layer="layout" svg:x1="10.039cm" svg:y1="15.791cm" svg:x2="9.911cm" svg:y2="15.663cm">
            <text:p/>
          </draw:line>
          <draw:line draw:style-name="gr1" draw:text-style-name="P1" draw:layer="layout" svg:x1="10.293cm" svg:y1="17.314cm" svg:x2="10.165cm" svg:y2="17.442cm">
            <text:p/>
          </draw:line>
          <draw:line draw:style-name="gr1" draw:text-style-name="P1" draw:layer="layout" svg:x1="11.309cm" svg:y1="19.13cm" svg:x2="10.801cm" svg:y2="19.13cm">
            <text:p/>
          </draw:line>
          <draw:line draw:style-name="gr1" draw:text-style-name="P1" draw:layer="layout" svg:x1="11.309cm" svg:y1="19.638cm" svg:x2="10.801cm" svg:y2="19.638cm">
            <text:p/>
          </draw:line>
          <draw:line draw:style-name="gr1" draw:text-style-name="P1" draw:layer="layout" svg:x1="10.801cm" svg:y1="19.384cm" svg:x2="11.309cm" svg:y2="19.384cm">
            <text:p/>
          </draw:line>
          <draw:line draw:style-name="gr1" draw:text-style-name="P1" draw:layer="layout" svg:x1="10.801cm" svg:y1="19.892cm" svg:x2="11.309cm" svg:y2="19.892cm">
            <text:p/>
          </draw:line>
          <draw:line draw:style-name="gr1" draw:text-style-name="P1" draw:layer="layout" svg:x1="10.801cm" svg:y1="21.416cm" svg:x2="11.309cm" svg:y2="21.416cm">
            <text:p/>
          </draw:line>
          <draw:line draw:style-name="gr1" draw:text-style-name="P1" draw:layer="layout" svg:x1="10.801cm" svg:y1="20.908cm" svg:x2="11.309cm" svg:y2="20.908cm">
            <text:p/>
          </draw:line>
          <draw:line draw:style-name="gr1" draw:text-style-name="P1" draw:layer="layout" svg:x1="10.801cm" svg:y1="20.4cm" svg:x2="11.309cm" svg:y2="20.4cm">
            <text:p/>
          </draw:line>
          <draw:line draw:style-name="gr1" draw:text-style-name="P1" draw:layer="layout" svg:x1="11.309cm" svg:y1="21.162cm" svg:x2="10.801cm" svg:y2="21.162cm">
            <text:p/>
          </draw:line>
          <draw:line draw:style-name="gr1" draw:text-style-name="P1" draw:layer="layout" svg:x1="11.309cm" svg:y1="20.654cm" svg:x2="10.801cm" svg:y2="20.654cm">
            <text:p/>
          </draw:line>
          <draw:line draw:style-name="gr1" draw:text-style-name="P1" draw:layer="layout" svg:x1="11.309cm" svg:y1="20.146cm" svg:x2="10.801cm" svg:y2="20.146cm">
            <text:p/>
          </draw:line>
          <draw:line draw:style-name="gr1" draw:text-style-name="P1" draw:layer="layout" svg:x1="9.15cm" svg:y1="19.638cm" svg:x2="8.579cm" svg:y2="19.638cm">
            <text:p/>
          </draw:line>
          <draw:line draw:style-name="gr1" draw:text-style-name="P1" draw:layer="layout" svg:x1="9.777cm" svg:y1="19.384cm" svg:x2="9.658cm" svg:y2="19.384cm">
            <text:p/>
          </draw:line>
          <draw:line draw:style-name="gr1" draw:text-style-name="P1" draw:layer="layout" svg:x1="9.887cm" svg:y1="20.116cm" svg:x2="9.887cm" svg:y2="19.494cm">
            <text:p/>
          </draw:line>
          <draw:line draw:style-name="gr1" draw:text-style-name="P1" draw:layer="layout" svg:x1="9.887cm" svg:y1="19.495cm" svg:x2="9.776cm" svg:y2="19.384cm">
            <text:p/>
          </draw:line>
          <draw:line draw:style-name="gr1" draw:text-style-name="P1" draw:layer="layout" svg:x1="10.171cm" svg:y1="20.401cm" svg:x2="9.886cm" svg:y2="20.116cm">
            <text:p/>
          </draw:line>
          <draw:line draw:style-name="gr1" draw:text-style-name="P1" draw:layer="layout" svg:x1="8.393cm" svg:y1="20.908cm" svg:x2="8.515cm" svg:y2="20.908cm">
            <text:p/>
          </draw:line>
          <draw:line draw:style-name="gr1" draw:text-style-name="P1" draw:layer="layout" svg:x1="8.393cm" svg:y1="20.654cm" svg:x2="8.515cm" svg:y2="20.654cm">
            <text:p/>
          </draw:line>
          <draw:line draw:style-name="gr1" draw:text-style-name="P1" draw:layer="layout" svg:x1="8.388cm" svg:y1="19.384cm" svg:x2="8.515cm" svg:y2="19.384cm">
            <text:p/>
          </draw:line>
          <draw:line draw:style-name="gr1" draw:text-style-name="P1" draw:layer="layout" svg:x1="9.15cm" svg:y1="19.384cm" svg:x2="8.515cm" svg:y2="19.384cm">
            <text:p/>
          </draw:line>
          <draw:line draw:style-name="gr1" draw:text-style-name="P1" draw:layer="layout" svg:x1="9.15cm" svg:y1="19.13cm" svg:x2="8.515cm" svg:y2="19.13cm">
            <text:p/>
          </draw:line>
          <draw:line draw:style-name="gr1" draw:text-style-name="P1" draw:layer="layout" svg:x1="9.658cm" svg:y1="19.13cm" svg:x2="9.472cm" svg:y2="19.13cm">
            <text:p/>
          </draw:line>
          <draw:line draw:style-name="gr1" draw:text-style-name="P1" draw:layer="layout" svg:x1="9.472cm" svg:y1="19.13cm" svg:x2="9.403cm" svg:y2="19.199cm">
            <text:p/>
          </draw:line>
          <draw:line draw:style-name="gr1" draw:text-style-name="P1" draw:layer="layout" svg:x1="10.293cm" svg:y1="20.4cm" svg:x2="10.171cm" svg:y2="20.4cm">
            <text:p/>
          </draw:line>
          <draw:line draw:style-name="gr1" draw:text-style-name="P1" draw:layer="layout" svg:x1="10.171cm" svg:y1="20.146cm" svg:x2="10.293cm" svg:y2="20.146cm">
            <text:p/>
          </draw:line>
          <draw:line draw:style-name="gr1" draw:text-style-name="P1" draw:layer="layout" svg:x1="9.912cm" svg:y1="19.13cm" svg:x2="9.658cm" svg:y2="19.13cm">
            <text:p/>
          </draw:line>
          <draw:line draw:style-name="gr1" draw:text-style-name="P1" draw:layer="layout" svg:x1="10.038cm" svg:y1="20.015cm" svg:x2="10.171cm" svg:y2="20.147cm">
            <text:p/>
          </draw:line>
          <draw:line draw:style-name="gr1" draw:text-style-name="P1" draw:layer="layout" svg:x1="10.039cm" svg:y1="20.015cm" svg:x2="10.039cm" svg:y2="19.257cm">
            <text:p/>
          </draw:line>
          <draw:line draw:style-name="gr1" draw:text-style-name="P1" draw:layer="layout" svg:x1="10.039cm" svg:y1="19.258cm" svg:x2="9.911cm" svg:y2="19.13cm">
            <text:p/>
          </draw:line>
          <draw:line draw:style-name="gr1" draw:text-style-name="P1" draw:layer="layout" svg:x1="10.171cm" svg:y1="20.4cm" svg:x2="10.038cm" svg:y2="20.536cm">
            <text:p/>
          </draw:line>
          <draw:line draw:style-name="gr1" draw:text-style-name="P1" draw:layer="layout" svg:x1="10.039cm" svg:y1="20.535cm" svg:x2="10.039cm" svg:y2="21.035cm">
            <text:p/>
          </draw:line>
          <draw:line draw:style-name="gr1" draw:text-style-name="P1" draw:layer="layout" svg:x1="9.404cm" svg:y1="19.198cm" svg:x2="9.404cm" svg:y2="21.162cm">
            <text:p/>
          </draw:line>
          <draw:line draw:style-name="gr1" draw:text-style-name="P1" draw:layer="layout" svg:x1="9.404cm" svg:y1="21.162cm" svg:x2="9.149cm" svg:y2="21.417cm">
            <text:p/>
          </draw:line>
          <draw:line draw:style-name="gr1" draw:text-style-name="P1" draw:layer="layout" svg:x1="11.309cm" svg:y1="22.686cm" svg:x2="10.801cm" svg:y2="22.686cm">
            <text:p/>
          </draw:line>
          <draw:polyline draw:style-name="gr1" draw:text-style-name="P1" draw:layer="layout" svg:width="0cm" svg:height="0cm" svg:x="10.801cm" svg:y="22.686cm" svg:viewBox="0 0 0 0" draw:points="0,0">
            <text:p/>
          </draw:polyline>
          <draw:line draw:style-name="gr1" draw:text-style-name="P1" draw:layer="layout" svg:x1="10.039cm" svg:y1="21.29cm" svg:x2="9.911cm" svg:y2="21.162cm">
            <text:p/>
          </draw:line>
          <draw:line draw:style-name="gr1" draw:text-style-name="P1" draw:layer="layout" svg:x1="10.293cm" svg:y1="22.432cm" svg:x2="10.171cm" svg:y2="22.432cm">
            <text:p/>
          </draw:line>
          <draw:line draw:style-name="gr1" draw:text-style-name="P1" draw:layer="layout" svg:x1="10.039cm" svg:y1="22.301cm" svg:x2="10.039cm" svg:y2="21.289cm">
            <text:p/>
          </draw:line>
          <draw:line draw:style-name="gr1" draw:text-style-name="P1" draw:layer="layout" svg:x1="10.171cm" svg:y1="22.433cm" svg:x2="10.038cm" svg:y2="22.301cm">
            <text:p/>
          </draw:line>
          <draw:line draw:style-name="gr1" draw:text-style-name="P1" draw:layer="layout" svg:x1="11.309cm" svg:y1="21.67cm" svg:x2="10.801cm" svg:y2="21.67cm">
            <text:p/>
          </draw:line>
          <draw:line draw:style-name="gr1" draw:text-style-name="P1" draw:layer="layout" svg:x1="11.309cm" svg:y1="22.432cm" svg:x2="11.436cm" svg:y2="22.432cm">
            <text:p/>
          </draw:line>
          <draw:line draw:style-name="gr1" draw:text-style-name="P1" draw:layer="layout" svg:x1="10.801cm" svg:y1="21.924cm" svg:x2="11.309cm" svg:y2="21.924cm">
            <text:p/>
          </draw:line>
          <draw:line draw:style-name="gr1" draw:text-style-name="P1" draw:layer="layout" svg:x1="11.309cm" svg:y1="22.178cm" svg:x2="10.801cm" svg:y2="22.178cm">
            <text:p/>
          </draw:line>
          <draw:line draw:style-name="gr1" draw:text-style-name="P1" draw:layer="layout" svg:x1="10.801cm" svg:y1="22.432cm" svg:x2="11.309cm" svg:y2="22.432cm">
            <text:p/>
          </draw:line>
          <draw:line draw:style-name="gr1" draw:text-style-name="P1" draw:layer="layout" svg:x1="9.15cm" svg:y1="21.67cm" svg:x2="8.579cm" svg:y2="21.67cm">
            <text:p/>
          </draw:line>
          <draw:line draw:style-name="gr1" draw:text-style-name="P1" draw:layer="layout" svg:x1="8.579cm" svg:y1="21.924cm" svg:x2="9.15cm" svg:y2="21.924cm">
            <text:p/>
          </draw:line>
          <draw:line draw:style-name="gr1" draw:text-style-name="P1" draw:layer="layout" svg:x1="10.039cm" svg:y1="21.035cm" svg:x2="9.911cm" svg:y2="21.163cm">
            <text:p/>
          </draw:line>
          <draw:line draw:style-name="gr1" draw:text-style-name="P1" draw:layer="layout" svg:x1="8.494cm" svg:y1="21.162cm" svg:x2="8.515cm" svg:y2="21.162cm">
            <text:p/>
          </draw:line>
          <draw:line draw:style-name="gr1" draw:text-style-name="P1" draw:layer="layout" svg:x1="9.912cm" svg:y1="21.162cm" svg:x2="9.658cm" svg:y2="21.162cm">
            <text:p/>
          </draw:line>
          <draw:line draw:style-name="gr1" draw:text-style-name="P1" draw:layer="layout" svg:x1="9.15cm" svg:y1="22.686cm" svg:x2="8.642cm" svg:y2="22.686cm">
            <text:p/>
          </draw:line>
          <draw:line draw:style-name="gr1" draw:text-style-name="P1" draw:layer="layout" svg:x1="8.642cm" svg:y1="22.686cm" svg:x2="8.515cm" svg:y2="22.686cm">
            <text:p/>
          </draw:line>
          <draw:line draw:style-name="gr1" draw:text-style-name="P1" draw:layer="layout" svg:x1="10.293cm" svg:y1="22.686cm" svg:x2="10.293cm" svg:y2="22.813cm">
            <text:p/>
          </draw:line>
          <draw:line draw:style-name="gr1" draw:text-style-name="P1" draw:layer="layout" svg:x1="10.293cm" svg:y1="22.813cm" svg:x2="10.165cm" svg:y2="22.941cm">
            <text:p/>
          </draw:line>
          <draw:line draw:style-name="gr1" draw:text-style-name="P1" draw:layer="layout" svg:x1="8.134cm" svg:y1="16.035cm" svg:x2="8.134cm" svg:y2="15.413cm">
            <text:p/>
          </draw:line>
          <draw:line draw:style-name="gr1" draw:text-style-name="P1" draw:layer="layout" svg:x1="8.282cm" svg:y1="15.52cm" svg:x2="8.393cm" svg:y2="15.409cm">
            <text:p/>
          </draw:line>
          <draw:line draw:style-name="gr1" draw:text-style-name="P1" draw:layer="layout" svg:x1="8.133cm" svg:y1="15.414cm" svg:x2="8.393cm" svg:y2="15.155cm">
            <text:p/>
          </draw:line>
          <draw:line draw:style-name="gr1" draw:text-style-name="P1" draw:layer="layout" svg:x1="8.393cm" svg:y1="15.409cm" svg:x2="8.515cm" svg:y2="15.409cm">
            <text:p/>
          </draw:line>
          <draw:line draw:style-name="gr1" draw:text-style-name="P1" draw:layer="layout" svg:x1="8.393cm" svg:y1="15.155cm" svg:x2="8.515cm" svg:y2="15.155cm">
            <text:p/>
          </draw:line>
          <draw:line draw:style-name="gr1" draw:text-style-name="P1" draw:layer="layout" svg:x1="8.494cm" svg:y1="15.663cm" svg:x2="8.515cm" svg:y2="15.663cm">
            <text:p/>
          </draw:line>
          <draw:line draw:style-name="gr1" draw:text-style-name="P1" draw:layer="layout" svg:x1="8.329cm" svg:y1="13.631cm" svg:x2="8.515cm" svg:y2="13.631cm">
            <text:p/>
          </draw:line>
          <draw:line draw:style-name="gr1" draw:text-style-name="P1" draw:layer="layout" svg:x1="9.15cm" svg:y1="13.631cm" svg:x2="8.515cm" svg:y2="13.631cm">
            <text:p/>
          </draw:line>
          <draw:line draw:style-name="gr1" draw:text-style-name="P1" draw:layer="layout" svg:x1="9.472cm" svg:y1="13.631cm" svg:x2="9.403cm" svg:y2="13.699cm">
            <text:p/>
          </draw:line>
          <draw:line draw:style-name="gr1" draw:text-style-name="P1" draw:layer="layout" svg:x1="9.658cm" svg:y1="13.631cm" svg:x2="9.472cm" svg:y2="13.631cm">
            <text:p/>
          </draw:line>
          <draw:line draw:style-name="gr1" draw:text-style-name="P1" draw:layer="layout" svg:x1="10.801cm" svg:y1="13.885cm" svg:x2="11.309cm" svg:y2="13.885cm">
            <text:p/>
          </draw:line>
          <draw:line draw:style-name="gr1" draw:text-style-name="P1" draw:layer="layout" svg:x1="11.309cm" svg:y1="14.139cm" svg:x2="10.801cm" svg:y2="14.139cm">
            <text:p/>
          </draw:line>
          <draw:line draw:style-name="gr1" draw:text-style-name="P1" draw:layer="layout" svg:x1="10.039cm" svg:y1="13.759cm" svg:x2="9.911cm" svg:y2="13.631cm">
            <text:p/>
          </draw:line>
          <draw:line draw:style-name="gr1" draw:text-style-name="P1" draw:layer="layout" svg:x1="11.309cm" svg:y1="13.631cm" svg:x2="10.801cm" svg:y2="13.631cm">
            <text:p/>
          </draw:line>
          <draw:line draw:style-name="gr1" draw:text-style-name="P1" draw:layer="layout" svg:x1="10.039cm" svg:y1="14.511cm" svg:x2="10.039cm" svg:y2="13.758cm">
            <text:p/>
          </draw:line>
          <draw:line draw:style-name="gr1" draw:text-style-name="P1" draw:layer="layout" svg:x1="10.801cm" svg:y1="14.393cm" svg:x2="11.309cm" svg:y2="14.393cm">
            <text:p/>
          </draw:line>
          <draw:line draw:style-name="gr1" draw:text-style-name="P1" draw:layer="layout" svg:x1="9.912cm" svg:y1="13.631cm" svg:x2="9.658cm" svg:y2="13.631cm">
            <text:p/>
          </draw:line>
          <draw:line draw:style-name="gr1" draw:text-style-name="P1" draw:layer="layout" svg:x1="10.038cm" svg:y1="14.511cm" svg:x2="10.171cm" svg:y2="14.648cm">
            <text:p/>
          </draw:line>
          <draw:line draw:style-name="gr1" draw:text-style-name="P1" draw:layer="layout" svg:x1="9.887cm" svg:y1="14.617cm" svg:x2="9.887cm" svg:y2="13.995cm">
            <text:p/>
          </draw:line>
          <draw:line draw:style-name="gr1" draw:text-style-name="P1" draw:layer="layout" svg:x1="9.887cm" svg:y1="13.996cm" svg:x2="9.776cm" svg:y2="13.885cm">
            <text:p/>
          </draw:line>
          <draw:line draw:style-name="gr1" draw:text-style-name="P1" draw:layer="layout" svg:x1="9.777cm" svg:y1="13.885cm" svg:x2="9.658cm" svg:y2="13.885cm">
            <text:p/>
          </draw:line>
          <draw:line draw:style-name="gr1" draw:text-style-name="P1" draw:layer="layout" svg:x1="9.15cm" svg:y1="13.885cm" svg:x2="8.515cm" svg:y2="13.885cm">
            <text:p/>
          </draw:line>
          <draw:line draw:style-name="gr1" draw:text-style-name="P1" draw:layer="layout" svg:x1="8.388cm" svg:y1="13.885cm" svg:x2="8.515cm" svg:y2="13.885cm">
            <text:p/>
          </draw:line>
          <draw:line draw:style-name="gr1" draw:text-style-name="P1" draw:layer="layout" svg:x1="9.15cm" svg:y1="14.139cm" svg:x2="8.579cm" svg:y2="14.139cm">
            <text:p/>
          </draw:line>
          <draw:line draw:style-name="gr1" draw:text-style-name="P1" draw:layer="layout" svg:x1="8.579cm" svg:y1="14.647cm" svg:x2="9.15cm" svg:y2="14.647cm">
            <text:p/>
          </draw:line>
          <draw:line draw:style-name="gr1" draw:text-style-name="P1" draw:layer="layout" svg:x1="9.15cm" svg:y1="14.393cm" svg:x2="8.579cm" svg:y2="14.393cm">
            <text:p/>
          </draw:line>
          <draw:path draw:style-name="gr2" draw:text-style-name="P2" draw:layer="layout" svg:width="0.173cm" svg:height="0.089cm" svg:x="8.43cm" svg:y="15.32cm" svg:viewBox="0 0 174 90" svg:d="M85 90h89c0-51-38-90-89-90-47 0-85 39-85 90z">
            <text:p/>
          </draw:path>
          <draw:path draw:style-name="gr2" draw:text-style-name="P2" draw:layer="layout" svg:width="0.173cm" svg:height="0.084cm" svg:x="8.43cm" svg:y="15.409cm" svg:viewBox="0 0 174 85" svg:d="M85 0h-85c0 47 38 85 85 85 51 0 89-38 89-85z">
            <text:p/>
          </draw:path>
          <draw:path draw:style-name="gr2" draw:text-style-name="P2" draw:layer="layout" svg:width="0.173cm" svg:height="0.089cm" svg:x="8.43cm" svg:y="16.082cm" svg:viewBox="0 0 174 90" svg:d="M85 90h89c0-52-38-90-89-90-47 0-85 38-85 90z">
            <text:p/>
          </draw:path>
          <draw:path draw:style-name="gr2" draw:text-style-name="P2" draw:layer="layout" svg:width="0.173cm" svg:height="0.084cm" svg:x="8.43cm" svg:y="16.171cm" svg:viewBox="0 0 174 85" svg:d="M85 0h-85c0 47 38 85 85 85 51 0 89-38 89-85z">
            <text:p/>
          </draw:path>
          <draw:path draw:style-name="gr2" draw:text-style-name="P2" draw:layer="layout" svg:width="0.173cm" svg:height="0.089cm" svg:x="8.43cm" svg:y="15.828cm" svg:viewBox="0 0 174 90" svg:d="M85 90h89c0-52-38-90-89-90-47 0-85 38-85 90z">
            <text:p/>
          </draw:path>
          <draw:path draw:style-name="gr2" draw:text-style-name="P2" draw:layer="layout" svg:width="0.173cm" svg:height="0.084cm" svg:x="8.43cm" svg:y="15.917cm" svg:viewBox="0 0 174 85" svg:d="M85 0h-85c0 47 38 85 85 85 51 0 89-38 89-85z">
            <text:p/>
          </draw:path>
          <draw:path draw:style-name="gr2" draw:text-style-name="P2" draw:layer="layout" svg:width="0.173cm" svg:height="0.089cm" svg:x="8.43cm" svg:y="15.574cm" svg:viewBox="0 0 174 90" svg:d="M85 90h89c0-52-38-90-89-90-47 0-85 38-85 90z">
            <text:p/>
          </draw:path>
          <draw:path draw:style-name="gr2" draw:text-style-name="P2" draw:layer="layout" svg:width="0.173cm" svg:height="0.084cm" svg:x="8.43cm" svg:y="15.663cm" svg:viewBox="0 0 174 85" svg:d="M85 0h-85c0 47 38 85 85 85 51 0 89-38 89-85z">
            <text:p/>
          </draw:path>
          <draw:path draw:style-name="gr2" draw:text-style-name="P2" draw:layer="layout" svg:width="0.173cm" svg:height="0.089cm" svg:x="8.43cm" svg:y="15.066cm" svg:viewBox="0 0 174 90" svg:d="M85 90h89c0-51-38-90-89-90-47 0-85 39-85 90z">
            <text:p/>
          </draw:path>
          <draw:path draw:style-name="gr2" draw:text-style-name="P2" draw:layer="layout" svg:width="0.173cm" svg:height="0.084cm" svg:x="8.43cm" svg:y="15.155cm" svg:viewBox="0 0 174 85" svg:d="M85 0h-85c0 47 38 85 85 85 51 0 89-38 89-85z">
            <text:p/>
          </draw:path>
          <draw:path draw:style-name="gr2" draw:text-style-name="P2" draw:layer="layout" svg:width="0.173cm" svg:height="0.089cm" svg:x="8.43cm" svg:y="16.59cm" svg:viewBox="0 0 174 90" svg:d="M85 90h89c0-52-38-90-89-90-47 0-85 38-85 90z">
            <text:p/>
          </draw:path>
          <draw:path draw:style-name="gr2" draw:text-style-name="P2" draw:layer="layout" svg:width="0.173cm" svg:height="0.084cm" svg:x="8.43cm" svg:y="16.679cm" svg:viewBox="0 0 174 85" svg:d="M85 0h-85c0 47 38 85 85 85 51 0 89-38 89-85z">
            <text:p/>
          </draw:path>
          <draw:path draw:style-name="gr2" draw:text-style-name="P2" draw:layer="layout" svg:width="0.173cm" svg:height="0.089cm" svg:x="8.43cm" svg:y="16.336cm" svg:viewBox="0 0 174 90" svg:d="M85 90h89c0-52-38-90-89-90-47 0-85 38-85 90z">
            <text:p/>
          </draw:path>
          <draw:path draw:style-name="gr2" draw:text-style-name="P2" draw:layer="layout" svg:width="0.173cm" svg:height="0.084cm" svg:x="8.43cm" svg:y="16.425cm" svg:viewBox="0 0 174 85" svg:d="M85 0h-85c0 47 38 85 85 85 51 0 89-38 89-85z">
            <text:p/>
          </draw:path>
          <draw:path draw:style-name="gr2" draw:text-style-name="P2" draw:layer="layout" svg:width="0.173cm" svg:height="0.089cm" svg:x="8.43cm" svg:y="17.098cm" svg:viewBox="0 0 174 90" svg:d="M85 90h89c0-51-38-90-89-90-47 0-85 39-85 90z">
            <text:p/>
          </draw:path>
          <draw:path draw:style-name="gr2" draw:text-style-name="P2" draw:layer="layout" svg:width="0.173cm" svg:height="0.084cm" svg:x="8.43cm" svg:y="17.187cm" svg:viewBox="0 0 174 85" svg:d="M85 0h-85c0 47 38 85 85 85 51 0 89-38 89-85z">
            <text:p/>
          </draw:path>
          <draw:path draw:style-name="gr2" draw:text-style-name="P2" draw:layer="layout" svg:width="0.173cm" svg:height="0.089cm" svg:x="8.43cm" svg:y="16.844cm" svg:viewBox="0 0 174 90" svg:d="M85 90h89c0-51-38-90-89-90-47 0-85 39-85 90z">
            <text:p/>
          </draw:path>
          <draw:path draw:style-name="gr2" draw:text-style-name="P2" draw:layer="layout" svg:width="0.173cm" svg:height="0.084cm" svg:x="8.43cm" svg:y="16.933cm" svg:viewBox="0 0 174 85" svg:d="M85 0h-85c0 47 38 85 85 85 51 0 89-38 89-85z">
            <text:p/>
          </draw:path>
          <draw:path draw:style-name="gr2" draw:text-style-name="P2" draw:layer="layout" svg:width="0.173cm" svg:height="0.089cm" svg:x="10.208cm" svg:y="16.59cm" svg:viewBox="0 0 174 90" svg:d="M85 90h89c0-52-38-90-89-90-46 0-85 38-85 90z">
            <text:p/>
          </draw:path>
          <draw:path draw:style-name="gr2" draw:text-style-name="P2" draw:layer="layout" svg:width="0.173cm" svg:height="0.084cm" svg:x="10.208cm" svg:y="16.679cm" svg:viewBox="0 0 174 85" svg:d="M85 0h-85c0 47 39 85 85 85 51 0 89-38 89-85z">
            <text:p/>
          </draw:path>
          <draw:path draw:style-name="gr2" draw:text-style-name="P2" draw:layer="layout" svg:width="0.173cm" svg:height="0.089cm" svg:x="9.573cm" svg:y="17.098cm" svg:viewBox="0 0 174 90" svg:d="M84 90h90c0-51-39-90-90-90-46 0-84 39-84 90z">
            <text:p/>
          </draw:path>
          <draw:path draw:style-name="gr2" draw:text-style-name="P2" draw:layer="layout" svg:width="0.173cm" svg:height="0.084cm" svg:x="9.573cm" svg:y="17.187cm" svg:viewBox="0 0 174 85" svg:d="M84 0h-84c0 47 38 85 84 85 51 0 90-38 90-85z">
            <text:p/>
          </draw:path>
          <draw:path draw:style-name="gr2" draw:text-style-name="P2" draw:layer="layout" svg:width="0.173cm" svg:height="0.089cm" svg:x="10.208cm" svg:y="16.844cm" svg:viewBox="0 0 174 90" svg:d="M85 90h89c0-51-38-90-89-90-46 0-85 39-85 90z">
            <text:p/>
          </draw:path>
          <draw:path draw:style-name="gr2" draw:text-style-name="P2" draw:layer="layout" svg:width="0.173cm" svg:height="0.084cm" svg:x="10.208cm" svg:y="16.933cm" svg:viewBox="0 0 174 85" svg:d="M85 0h-85c0 47 39 85 85 85 51 0 89-38 89-85z">
            <text:p/>
          </draw:path>
          <draw:path draw:style-name="gr2" draw:text-style-name="P2" draw:layer="layout" svg:width="0.173cm" svg:height="0.089cm" svg:x="10.208cm" svg:y="17.098cm" svg:viewBox="0 0 174 90" svg:d="M85 90h89c0-51-38-90-89-90-46 0-85 39-85 90z">
            <text:p/>
          </draw:path>
          <draw:path draw:style-name="gr2" draw:text-style-name="P2" draw:layer="layout" svg:width="0.173cm" svg:height="0.084cm" svg:x="10.208cm" svg:y="17.187cm" svg:viewBox="0 0 174 85" svg:d="M85 0h-85c0 47 39 85 85 85 51 0 89-38 89-85z">
            <text:p/>
          </draw:path>
          <draw:path draw:style-name="gr2" draw:text-style-name="P2" draw:layer="layout" svg:width="0.173cm" svg:height="0.089cm" svg:x="9.573cm" svg:y="16.844cm" svg:viewBox="0 0 174 90" svg:d="M84 90h90c0-51-39-90-90-90-46 0-84 39-84 90z">
            <text:p/>
          </draw:path>
          <draw:path draw:style-name="gr2" draw:text-style-name="P2" draw:layer="layout" svg:width="0.173cm" svg:height="0.084cm" svg:x="9.573cm" svg:y="16.933cm" svg:viewBox="0 0 174 85" svg:d="M84 0h-84c0 47 38 85 84 85 51 0 90-38 90-85z">
            <text:p/>
          </draw:path>
          <draw:path draw:style-name="gr2" draw:text-style-name="P2" draw:layer="layout" svg:width="0.173cm" svg:height="0.089cm" svg:x="10.208cm" svg:y="15.574cm" svg:viewBox="0 0 174 90" svg:d="M85 90h89c0-52-38-90-89-90-46 0-85 38-85 90z">
            <text:p/>
          </draw:path>
          <draw:path draw:style-name="gr2" draw:text-style-name="P2" draw:layer="layout" svg:width="0.173cm" svg:height="0.084cm" svg:x="10.208cm" svg:y="15.663cm" svg:viewBox="0 0 174 85" svg:d="M85 0h-85c0 47 39 85 85 85 51 0 89-38 89-85z">
            <text:p/>
          </draw:path>
          <draw:path draw:style-name="gr2" draw:text-style-name="P2" draw:layer="layout" svg:width="0.173cm" svg:height="0.089cm" svg:x="10.208cm" svg:y="15.828cm" svg:viewBox="0 0 174 90" svg:d="M85 90h89c0-52-38-90-89-90-46 0-85 38-85 90z">
            <text:p/>
          </draw:path>
          <draw:path draw:style-name="gr2" draw:text-style-name="P2" draw:layer="layout" svg:width="0.173cm" svg:height="0.084cm" svg:x="10.208cm" svg:y="15.917cm" svg:viewBox="0 0 174 85" svg:d="M85 0h-85c0 47 39 85 85 85 51 0 89-38 89-85z">
            <text:p/>
          </draw:path>
          <draw:path draw:style-name="gr2" draw:text-style-name="P2" draw:layer="layout" svg:width="0.173cm" svg:height="0.089cm" svg:x="9.573cm" svg:y="15.828cm" svg:viewBox="0 0 174 90" svg:d="M84 90h90c0-52-39-90-90-90-46 0-84 38-84 90z">
            <text:p/>
          </draw:path>
          <draw:path draw:style-name="gr2" draw:text-style-name="P2" draw:layer="layout" svg:width="0.173cm" svg:height="0.084cm" svg:x="9.573cm" svg:y="15.917cm" svg:viewBox="0 0 174 85" svg:d="M84 0h-84c0 47 38 85 84 85 51 0 90-38 90-85z">
            <text:p/>
          </draw:path>
          <draw:path draw:style-name="gr2" draw:text-style-name="P2" draw:layer="layout" svg:width="0.173cm" svg:height="0.089cm" svg:x="10.208cm" svg:y="15.066cm" svg:viewBox="0 0 174 90" svg:d="M85 90h89c0-51-38-90-89-90-46 0-85 39-85 90z">
            <text:p/>
          </draw:path>
          <draw:path draw:style-name="gr2" draw:text-style-name="P2" draw:layer="layout" svg:width="0.173cm" svg:height="0.084cm" svg:x="10.208cm" svg:y="15.155cm" svg:viewBox="0 0 174 85" svg:d="M85 0h-85c0 47 39 85 85 85 51 0 89-38 89-85z">
            <text:p/>
          </draw:path>
          <draw:path draw:style-name="gr2" draw:text-style-name="P2" draw:layer="layout" svg:width="0.173cm" svg:height="0.089cm" svg:x="9.573cm" svg:y="15.32cm" svg:viewBox="0 0 174 90" svg:d="M84 90h90c0-51-39-90-90-90-46 0-84 39-84 90z">
            <text:p/>
          </draw:path>
          <draw:path draw:style-name="gr2" draw:text-style-name="P2" draw:layer="layout" svg:width="0.173cm" svg:height="0.084cm" svg:x="9.573cm" svg:y="15.409cm" svg:viewBox="0 0 174 85" svg:d="M84 0h-84c0 47 38 85 84 85 51 0 90-38 90-85z">
            <text:p/>
          </draw:path>
          <draw:path draw:style-name="gr2" draw:text-style-name="P2" draw:layer="layout" svg:width="0.173cm" svg:height="0.089cm" svg:x="10.208cm" svg:y="15.32cm" svg:viewBox="0 0 174 90" svg:d="M85 90h89c0-51-38-90-89-90-46 0-85 39-85 90z">
            <text:p/>
          </draw:path>
          <draw:path draw:style-name="gr2" draw:text-style-name="P2" draw:layer="layout" svg:width="0.173cm" svg:height="0.084cm" svg:x="10.208cm" svg:y="15.409cm" svg:viewBox="0 0 174 85" svg:d="M85 0h-85c0 47 39 85 85 85 51 0 89-38 89-85z">
            <text:p/>
          </draw:path>
          <draw:path draw:style-name="gr2" draw:text-style-name="P2" draw:layer="layout" svg:width="0.173cm" svg:height="0.089cm" svg:x="9.573cm" svg:y="15.574cm" svg:viewBox="0 0 174 90" svg:d="M84 90h90c0-52-39-90-90-90-46 0-84 38-84 90z">
            <text:p/>
          </draw:path>
          <draw:path draw:style-name="gr2" draw:text-style-name="P2" draw:layer="layout" svg:width="0.173cm" svg:height="0.084cm" svg:x="9.573cm" svg:y="15.663cm" svg:viewBox="0 0 174 85" svg:d="M84 0h-84c0 47 38 85 84 85 51 0 90-38 90-85z">
            <text:p/>
          </draw:path>
          <draw:path draw:style-name="gr2" draw:text-style-name="P2" draw:layer="layout" svg:width="0.173cm" svg:height="0.089cm" svg:x="9.573cm" svg:y="15.066cm" svg:viewBox="0 0 174 90" svg:d="M84 90h90c0-51-39-90-90-90-46 0-84 39-84 90z">
            <text:p/>
          </draw:path>
          <draw:path draw:style-name="gr2" draw:text-style-name="P2" draw:layer="layout" svg:width="0.173cm" svg:height="0.084cm" svg:x="9.573cm" svg:y="15.155cm" svg:viewBox="0 0 174 85" svg:d="M84 0h-84c0 47 38 85 84 85 51 0 90-38 90-85z">
            <text:p/>
          </draw:path>
          <draw:path draw:style-name="gr2" draw:text-style-name="P2" draw:layer="layout" svg:width="0.173cm" svg:height="0.089cm" svg:x="9.573cm" svg:y="16.59cm" svg:viewBox="0 0 174 90" svg:d="M84 90h90c0-52-39-90-90-90-46 0-84 38-84 90z">
            <text:p/>
          </draw:path>
          <draw:path draw:style-name="gr2" draw:text-style-name="P2" draw:layer="layout" svg:width="0.173cm" svg:height="0.084cm" svg:x="9.573cm" svg:y="16.679cm" svg:viewBox="0 0 174 85" svg:d="M84 0h-84c0 47 38 85 84 85 51 0 90-38 90-85z">
            <text:p/>
          </draw:path>
          <draw:path draw:style-name="gr2" draw:text-style-name="P2" draw:layer="layout" svg:width="0.173cm" svg:height="0.089cm" svg:x="10.208cm" svg:y="16.336cm" svg:viewBox="0 0 174 90" svg:d="M85 90h89c0-52-38-90-89-90-46 0-85 38-85 90z">
            <text:p/>
          </draw:path>
          <draw:path draw:style-name="gr2" draw:text-style-name="P2" draw:layer="layout" svg:width="0.173cm" svg:height="0.084cm" svg:x="10.208cm" svg:y="16.425cm" svg:viewBox="0 0 174 85" svg:d="M85 0h-85c0 47 39 85 85 85 51 0 89-38 89-85z">
            <text:p/>
          </draw:path>
          <draw:path draw:style-name="gr2" draw:text-style-name="P2" draw:layer="layout" svg:width="0.173cm" svg:height="0.089cm" svg:x="10.208cm" svg:y="16.082cm" svg:viewBox="0 0 174 90" svg:d="M85 90h89c0-52-38-90-89-90-46 0-85 38-85 90z">
            <text:p/>
          </draw:path>
          <draw:path draw:style-name="gr2" draw:text-style-name="P2" draw:layer="layout" svg:width="0.173cm" svg:height="0.084cm" svg:x="10.208cm" svg:y="16.171cm" svg:viewBox="0 0 174 85" svg:d="M85 0h-85c0 47 39 85 85 85 51 0 89-38 89-85z">
            <text:p/>
          </draw:path>
          <draw:path draw:style-name="gr2" draw:text-style-name="P2" draw:layer="layout" svg:width="0.173cm" svg:height="0.089cm" svg:x="9.573cm" svg:y="16.336cm" svg:viewBox="0 0 174 90" svg:d="M84 90h90c0-52-39-90-90-90-46 0-84 38-84 90z">
            <text:p/>
          </draw:path>
          <draw:path draw:style-name="gr2" draw:text-style-name="P2" draw:layer="layout" svg:width="0.173cm" svg:height="0.084cm" svg:x="9.573cm" svg:y="16.425cm" svg:viewBox="0 0 174 85" svg:d="M84 0h-84c0 47 38 85 84 85 51 0 90-38 90-85z">
            <text:p/>
          </draw:path>
          <draw:path draw:style-name="gr2" draw:text-style-name="P2" draw:layer="layout" svg:width="0.173cm" svg:height="0.089cm" svg:x="9.573cm" svg:y="16.082cm" svg:viewBox="0 0 174 90" svg:d="M84 90h90c0-52-39-90-90-90-46 0-84 38-84 90z">
            <text:p/>
          </draw:path>
          <draw:path draw:style-name="gr2" draw:text-style-name="P2" draw:layer="layout" svg:width="0.173cm" svg:height="0.084cm" svg:x="9.573cm" svg:y="16.171cm" svg:viewBox="0 0 174 85" svg:d="M84 0h-84c0 47 38 85 84 85 51 0 90-38 90-85z">
            <text:p/>
          </draw:path>
          <draw:path draw:style-name="gr2" draw:text-style-name="P2" draw:layer="layout" svg:width="0.173cm" svg:height="0.089cm" svg:x="11.224cm" svg:y="15.574cm" svg:viewBox="0 0 174 90" svg:d="M85 90h89c0-52-38-90-89-90-47 0-85 38-85 90z">
            <text:p/>
          </draw:path>
          <draw:path draw:style-name="gr2" draw:text-style-name="P2" draw:layer="layout" svg:width="0.173cm" svg:height="0.084cm" svg:x="11.224cm" svg:y="15.663cm" svg:viewBox="0 0 174 85" svg:d="M85 0h-85c0 47 38 85 85 85 51 0 89-38 89-85z">
            <text:p/>
          </draw:path>
          <draw:path draw:style-name="gr2" draw:text-style-name="P2" draw:layer="layout" svg:width="0.173cm" svg:height="0.089cm" svg:x="11.224cm" svg:y="14.812cm" svg:viewBox="0 0 174 90" svg:d="M85 90h89c0-51-38-90-89-90-47 0-85 39-85 90z">
            <text:p/>
          </draw:path>
          <draw:path draw:style-name="gr2" draw:text-style-name="P2" draw:layer="layout" svg:width="0.173cm" svg:height="0.084cm" svg:x="11.224cm" svg:y="14.901cm" svg:viewBox="0 0 174 85" svg:d="M85 0h-85c0 47 38 85 85 85 51 0 89-38 89-85z">
            <text:p/>
          </draw:path>
          <draw:path draw:style-name="gr2" draw:text-style-name="P2" draw:layer="layout" svg:width="0.173cm" svg:height="0.089cm" svg:x="11.224cm" svg:y="15.066cm" svg:viewBox="0 0 174 90" svg:d="M85 90h89c0-51-38-90-89-90-47 0-85 39-85 90z">
            <text:p/>
          </draw:path>
          <draw:path draw:style-name="gr2" draw:text-style-name="P2" draw:layer="layout" svg:width="0.173cm" svg:height="0.084cm" svg:x="11.224cm" svg:y="15.155cm" svg:viewBox="0 0 174 85" svg:d="M85 0h-85c0 47 38 85 85 85 51 0 89-38 89-85z">
            <text:p/>
          </draw:path>
          <draw:path draw:style-name="gr2" draw:text-style-name="P2" draw:layer="layout" svg:width="0.173cm" svg:height="0.089cm" svg:x="11.224cm" svg:y="15.32cm" svg:viewBox="0 0 174 90" svg:d="M85 90h89c0-51-38-90-89-90-47 0-85 39-85 90z">
            <text:p/>
          </draw:path>
          <draw:path draw:style-name="gr2" draw:text-style-name="P2" draw:layer="layout" svg:width="0.173cm" svg:height="0.084cm" svg:x="11.224cm" svg:y="15.409cm" svg:viewBox="0 0 174 85" svg:d="M85 0h-85c0 47 38 85 85 85 51 0 89-38 89-85z">
            <text:p/>
          </draw:path>
          <draw:path draw:style-name="gr2" draw:text-style-name="P2" draw:layer="layout" svg:width="0.173cm" svg:height="0.089cm" svg:x="11.224cm" svg:y="15.828cm" svg:viewBox="0 0 174 90" svg:d="M85 90h89c0-52-38-90-89-90-47 0-85 38-85 90z">
            <text:p/>
          </draw:path>
          <draw:path draw:style-name="gr2" draw:text-style-name="P2" draw:layer="layout" svg:width="0.173cm" svg:height="0.084cm" svg:x="11.224cm" svg:y="15.917cm" svg:viewBox="0 0 174 85" svg:d="M85 0h-85c0 47 38 85 85 85 51 0 89-38 89-85z">
            <text:p/>
          </draw:path>
          <draw:path draw:style-name="gr2" draw:text-style-name="P2" draw:layer="layout" svg:width="0.173cm" svg:height="0.089cm" svg:x="8.43cm" svg:y="13.796cm" svg:viewBox="0 0 174 90" svg:d="M85 90h89c0-52-38-90-89-90-47 0-85 38-85 90z">
            <text:p/>
          </draw:path>
          <draw:path draw:style-name="gr2" draw:text-style-name="P2" draw:layer="layout" svg:width="0.173cm" svg:height="0.084cm" svg:x="8.43cm" svg:y="13.885cm" svg:viewBox="0 0 174 85" svg:d="M85 0h-85c0 47 38 85 85 85 51 0 89-38 89-85z">
            <text:p/>
          </draw:path>
          <draw:path draw:style-name="gr2" draw:text-style-name="P2" draw:layer="layout" svg:width="0.173cm" svg:height="0.089cm" svg:x="8.43cm" svg:y="14.812cm" svg:viewBox="0 0 174 90" svg:d="M85 90h89c0-51-38-90-89-90-47 0-85 39-85 90z">
            <text:p/>
          </draw:path>
          <draw:path draw:style-name="gr2" draw:text-style-name="P2" draw:layer="layout" svg:width="0.173cm" svg:height="0.084cm" svg:x="8.43cm" svg:y="14.901cm" svg:viewBox="0 0 174 85" svg:d="M85 0h-85c0 47 38 85 85 85 51 0 89-38 89-85z">
            <text:p/>
          </draw:path>
          <draw:path draw:style-name="gr2" draw:text-style-name="P2" draw:layer="layout" svg:width="0.173cm" svg:height="0.089cm" svg:x="8.43cm" svg:y="14.558cm" svg:viewBox="0 0 174 90" svg:d="M85 90h89c0-51-38-90-89-90-47 0-85 39-85 90z">
            <text:p/>
          </draw:path>
          <draw:path draw:style-name="gr2" draw:text-style-name="P2" draw:layer="layout" svg:width="0.173cm" svg:height="0.084cm" svg:x="8.43cm" svg:y="14.647cm" svg:viewBox="0 0 174 85" svg:d="M85 0h-85c0 47 38 85 85 85 51 0 89-38 89-85z">
            <text:p/>
          </draw:path>
          <draw:path draw:style-name="gr2" draw:text-style-name="P2" draw:layer="layout" svg:width="0.173cm" svg:height="0.089cm" svg:x="8.43cm" svg:y="14.304cm" svg:viewBox="0 0 174 90" svg:d="M85 90h89c0-52-38-90-89-90-47 0-85 38-85 90z">
            <text:p/>
          </draw:path>
          <draw:path draw:style-name="gr2" draw:text-style-name="P2" draw:layer="layout" svg:width="0.173cm" svg:height="0.084cm" svg:x="8.43cm" svg:y="14.393cm" svg:viewBox="0 0 174 85" svg:d="M85 0h-85c0 47 38 85 85 85 51 0 89-38 89-85z">
            <text:p/>
          </draw:path>
          <draw:path draw:style-name="gr2" draw:text-style-name="P2" draw:layer="layout" svg:width="0.173cm" svg:height="0.089cm" svg:x="8.43cm" svg:y="14.05cm" svg:viewBox="0 0 174 90" svg:d="M85 90h89c0-52-38-90-89-90-47 0-85 38-85 90z">
            <text:p/>
          </draw:path>
          <draw:path draw:style-name="gr2" draw:text-style-name="P2" draw:layer="layout" svg:width="0.173cm" svg:height="0.084cm" svg:x="8.43cm" svg:y="14.139cm" svg:viewBox="0 0 174 85" svg:d="M85 0h-85c0 47 38 85 85 85 51 0 89-38 89-85z">
            <text:p/>
          </draw:path>
          <draw:polygon draw:style-name="gr2" draw:text-style-name="P2" draw:layer="layout" svg:width="0.169cm" svg:height="0.169cm" svg:x="8.43cm" svg:y="13.546cm" svg:viewBox="0 0 170 170" draw:points="170,0 0,0 0,170 170,170">
            <text:p/>
          </draw:polygon>
          <draw:path draw:style-name="gr2" draw:text-style-name="P2" draw:layer="layout" svg:width="0.173cm" svg:height="0.089cm" svg:x="9.573cm" svg:y="14.812cm" svg:viewBox="0 0 174 90" svg:d="M84 90h90c0-51-39-90-90-90-46 0-84 39-84 90z">
            <text:p/>
          </draw:path>
          <draw:path draw:style-name="gr2" draw:text-style-name="P2" draw:layer="layout" svg:width="0.173cm" svg:height="0.084cm" svg:x="9.573cm" svg:y="14.901cm" svg:viewBox="0 0 174 85" svg:d="M84 0h-84c0 47 38 85 84 85 51 0 90-38 90-85z">
            <text:p/>
          </draw:path>
          <draw:path draw:style-name="gr2" draw:text-style-name="P2" draw:layer="layout" svg:width="0.173cm" svg:height="0.089cm" svg:x="10.208cm" svg:y="14.558cm" svg:viewBox="0 0 174 90" svg:d="M85 90h89c0-51-38-90-89-90-46 0-85 39-85 90z">
            <text:p/>
          </draw:path>
          <draw:path draw:style-name="gr2" draw:text-style-name="P2" draw:layer="layout" svg:width="0.173cm" svg:height="0.084cm" svg:x="10.208cm" svg:y="14.647cm" svg:viewBox="0 0 174 85" svg:d="M85 0h-85c0 47 39 85 85 85 51 0 89-38 89-85z">
            <text:p/>
          </draw:path>
          <draw:path draw:style-name="gr2" draw:text-style-name="P2" draw:layer="layout" svg:width="0.173cm" svg:height="0.089cm" svg:x="10.208cm" svg:y="14.812cm" svg:viewBox="0 0 174 90" svg:d="M85 90h89c0-51-38-90-89-90-46 0-85 39-85 90z">
            <text:p/>
          </draw:path>
          <draw:path draw:style-name="gr2" draw:text-style-name="P2" draw:layer="layout" svg:width="0.173cm" svg:height="0.084cm" svg:x="10.208cm" svg:y="14.901cm" svg:viewBox="0 0 174 85" svg:d="M85 0h-85c0 47 39 85 85 85 51 0 89-38 89-85z">
            <text:p/>
          </draw:path>
          <draw:path draw:style-name="gr2" draw:text-style-name="P2" draw:layer="layout" svg:width="0.173cm" svg:height="0.089cm" svg:x="10.208cm" svg:y="14.304cm" svg:viewBox="0 0 174 90" svg:d="M85 90h89c0-52-38-90-89-90-46 0-85 38-85 90z">
            <text:p/>
          </draw:path>
          <draw:path draw:style-name="gr2" draw:text-style-name="P2" draw:layer="layout" svg:width="0.173cm" svg:height="0.084cm" svg:x="10.208cm" svg:y="14.393cm" svg:viewBox="0 0 174 85" svg:d="M85 0h-85c0 47 39 85 85 85 51 0 89-38 89-85z">
            <text:p/>
          </draw:path>
          <draw:path draw:style-name="gr2" draw:text-style-name="P2" draw:layer="layout" svg:width="0.173cm" svg:height="0.089cm" svg:x="9.573cm" svg:y="14.558cm" svg:viewBox="0 0 174 90" svg:d="M84 90h90c0-51-39-90-90-90-46 0-84 39-84 90z">
            <text:p/>
          </draw:path>
          <draw:path draw:style-name="gr2" draw:text-style-name="P2" draw:layer="layout" svg:width="0.173cm" svg:height="0.084cm" svg:x="9.573cm" svg:y="14.647cm" svg:viewBox="0 0 174 85" svg:d="M84 0h-84c0 47 38 85 84 85 51 0 90-38 90-85z">
            <text:p/>
          </draw:path>
          <draw:path draw:style-name="gr2" draw:text-style-name="P2" draw:layer="layout" svg:width="0.173cm" svg:height="0.089cm" svg:x="9.573cm" svg:y="14.304cm" svg:viewBox="0 0 174 90" svg:d="M84 90h90c0-52-39-90-90-90-46 0-84 38-84 90z">
            <text:p/>
          </draw:path>
          <draw:path draw:style-name="gr2" draw:text-style-name="P2" draw:layer="layout" svg:width="0.173cm" svg:height="0.084cm" svg:x="9.573cm" svg:y="14.393cm" svg:viewBox="0 0 174 85" svg:d="M84 0h-84c0 47 38 85 84 85 51 0 90-38 90-85z">
            <text:p/>
          </draw:path>
          <draw:path draw:style-name="gr2" draw:text-style-name="P2" draw:layer="layout" svg:width="0.173cm" svg:height="0.089cm" svg:x="10.208cm" svg:y="13.796cm" svg:viewBox="0 0 174 90" svg:d="M85 90h89c0-52-38-90-89-90-46 0-85 38-85 90z">
            <text:p/>
          </draw:path>
          <draw:path draw:style-name="gr2" draw:text-style-name="P2" draw:layer="layout" svg:width="0.173cm" svg:height="0.084cm" svg:x="10.208cm" svg:y="13.885cm" svg:viewBox="0 0 174 85" svg:d="M85 0h-85c0 47 39 85 85 85 51 0 89-38 89-85z">
            <text:p/>
          </draw:path>
          <draw:path draw:style-name="gr2" draw:text-style-name="P2" draw:layer="layout" svg:width="0.173cm" svg:height="0.089cm" svg:x="10.208cm" svg:y="14.05cm" svg:viewBox="0 0 174 90" svg:d="M85 90h89c0-52-38-90-89-90-46 0-85 38-85 90z">
            <text:p/>
          </draw:path>
          <draw:path draw:style-name="gr2" draw:text-style-name="P2" draw:layer="layout" svg:width="0.173cm" svg:height="0.084cm" svg:x="10.208cm" svg:y="14.139cm" svg:viewBox="0 0 174 85" svg:d="M85 0h-85c0 47 39 85 85 85 51 0 89-38 89-85z">
            <text:p/>
          </draw:path>
          <draw:path draw:style-name="gr2" draw:text-style-name="P2" draw:layer="layout" svg:width="0.173cm" svg:height="0.089cm" svg:x="9.573cm" svg:y="14.05cm" svg:viewBox="0 0 174 90" svg:d="M84 90h90c0-52-39-90-90-90-46 0-84 38-84 90z">
            <text:p/>
          </draw:path>
          <draw:path draw:style-name="gr2" draw:text-style-name="P2" draw:layer="layout" svg:width="0.173cm" svg:height="0.084cm" svg:x="9.573cm" svg:y="14.139cm" svg:viewBox="0 0 174 85" svg:d="M84 0h-84c0 47 38 85 84 85 51 0 90-38 90-85z">
            <text:p/>
          </draw:path>
          <draw:path draw:style-name="gr2" draw:text-style-name="P2" draw:layer="layout" svg:width="0.173cm" svg:height="0.089cm" svg:x="9.573cm" svg:y="13.796cm" svg:viewBox="0 0 174 90" svg:d="M84 90h90c0-52-39-90-90-90-46 0-84 38-84 90z">
            <text:p/>
          </draw:path>
          <draw:path draw:style-name="gr2" draw:text-style-name="P2" draw:layer="layout" svg:width="0.173cm" svg:height="0.084cm" svg:x="9.573cm" svg:y="13.885cm" svg:viewBox="0 0 174 85" svg:d="M84 0h-84c0 47 38 85 84 85 51 0 90-38 90-85z">
            <text:p/>
          </draw:path>
          <draw:path draw:style-name="gr2" draw:text-style-name="P2" draw:layer="layout" svg:width="0.804cm" svg:height="0.169cm" svg:x="9.573cm" svg:y="13.546cm" svg:viewBox="0 0 805 170" svg:d="M805 0h-169v170h169zM170 0h-170v170h170z">
            <text:p/>
          </draw:path>
          <draw:path draw:style-name="gr2" draw:text-style-name="P2" draw:layer="layout" svg:width="0.173cm" svg:height="0.089cm" svg:x="11.224cm" svg:y="14.304cm" svg:viewBox="0 0 174 90" svg:d="M85 90h89c0-52-38-90-89-90-47 0-85 38-85 90z">
            <text:p/>
          </draw:path>
          <draw:path draw:style-name="gr2" draw:text-style-name="P2" draw:layer="layout" svg:width="0.173cm" svg:height="0.084cm" svg:x="11.224cm" svg:y="14.393cm" svg:viewBox="0 0 174 85" svg:d="M85 0h-85c0 47 38 85 85 85 51 0 89-38 89-85z">
            <text:p/>
          </draw:path>
          <draw:polygon draw:style-name="gr2" draw:text-style-name="P2" draw:layer="layout" svg:width="0.169cm" svg:height="0.169cm" svg:x="11.224cm" svg:y="13.546cm" svg:viewBox="0 0 170 170" draw:points="170,0 0,0 0,170 170,170">
            <text:p/>
          </draw:polygon>
          <draw:path draw:style-name="gr2" draw:text-style-name="P2" draw:layer="layout" svg:width="0.173cm" svg:height="0.089cm" svg:x="11.224cm" svg:y="13.796cm" svg:viewBox="0 0 174 90" svg:d="M85 90h89c0-52-38-90-89-90-47 0-85 38-85 90z">
            <text:p/>
          </draw:path>
          <draw:path draw:style-name="gr2" draw:text-style-name="P2" draw:layer="layout" svg:width="0.173cm" svg:height="0.084cm" svg:x="11.224cm" svg:y="13.885cm" svg:viewBox="0 0 174 85" svg:d="M85 0h-85c0 47 38 85 85 85 51 0 89-38 89-85z">
            <text:p/>
          </draw:path>
          <draw:path draw:style-name="gr2" draw:text-style-name="P2" draw:layer="layout" svg:width="0.173cm" svg:height="0.089cm" svg:x="11.224cm" svg:y="14.05cm" svg:viewBox="0 0 174 90" svg:d="M85 90h89c0-52-38-90-89-90-47 0-85 38-85 90z">
            <text:p/>
          </draw:path>
          <draw:path draw:style-name="gr2" draw:text-style-name="P2" draw:layer="layout" svg:width="0.173cm" svg:height="0.084cm" svg:x="11.224cm" svg:y="14.139cm" svg:viewBox="0 0 174 85" svg:d="M85 0h-85c0 47 38 85 85 85 51 0 89-38 89-85z">
            <text:p/>
          </draw:path>
          <draw:path draw:style-name="gr2" draw:text-style-name="P2" draw:layer="layout" svg:width="0.173cm" svg:height="0.089cm" svg:x="11.224cm" svg:y="14.558cm" svg:viewBox="0 0 174 90" svg:d="M85 90h89c0-51-38-90-89-90-47 0-85 39-85 90z">
            <text:p/>
          </draw:path>
          <draw:path draw:style-name="gr2" draw:text-style-name="P2" draw:layer="layout" svg:width="0.173cm" svg:height="0.084cm" svg:x="11.224cm" svg:y="14.647cm" svg:viewBox="0 0 174 85" svg:d="M85 0h-85c0 47 38 85 85 85 51 0 89-38 89-85z">
            <text:p/>
          </draw:path>
          <draw:path draw:style-name="gr2" draw:text-style-name="P2" draw:layer="layout" svg:width="0.173cm" svg:height="0.089cm" svg:x="11.224cm" svg:y="16.082cm" svg:viewBox="0 0 174 90" svg:d="M85 90h89c0-52-38-90-89-90-47 0-85 38-85 90z">
            <text:p/>
          </draw:path>
          <draw:path draw:style-name="gr2" draw:text-style-name="P2" draw:layer="layout" svg:width="0.173cm" svg:height="0.084cm" svg:x="11.224cm" svg:y="16.171cm" svg:viewBox="0 0 174 85" svg:d="M85 0h-85c0 47 38 85 85 85 51 0 89-38 89-85z">
            <text:p/>
          </draw:path>
          <draw:path draw:style-name="gr2" draw:text-style-name="P2" draw:layer="layout" svg:width="0.173cm" svg:height="0.089cm" svg:x="11.224cm" svg:y="16.336cm" svg:viewBox="0 0 174 90" svg:d="M85 90h89c0-52-38-90-89-90-47 0-85 38-85 90z">
            <text:p/>
          </draw:path>
          <draw:path draw:style-name="gr2" draw:text-style-name="P2" draw:layer="layout" svg:width="0.173cm" svg:height="0.084cm" svg:x="11.224cm" svg:y="16.425cm" svg:viewBox="0 0 174 85" svg:d="M85 0h-85c0 47 38 85 85 85 51 0 89-38 89-85z">
            <text:p/>
          </draw:path>
          <draw:path draw:style-name="gr2" draw:text-style-name="P2" draw:layer="layout" svg:width="0.173cm" svg:height="0.089cm" svg:x="11.224cm" svg:y="16.59cm" svg:viewBox="0 0 174 90" svg:d="M85 90h89c0-52-38-90-89-90-47 0-85 38-85 90z">
            <text:p/>
          </draw:path>
          <draw:path draw:style-name="gr2" draw:text-style-name="P2" draw:layer="layout" svg:width="0.173cm" svg:height="0.084cm" svg:x="11.224cm" svg:y="16.679cm" svg:viewBox="0 0 174 85" svg:d="M85 0h-85c0 47 38 85 85 85 51 0 89-38 89-85z">
            <text:p/>
          </draw:path>
          <draw:path draw:style-name="gr2" draw:text-style-name="P2" draw:layer="layout" svg:width="0.173cm" svg:height="0.089cm" svg:x="11.224cm" svg:y="16.844cm" svg:viewBox="0 0 174 90" svg:d="M85 90h89c0-51-38-90-89-90-47 0-85 39-85 90z">
            <text:p/>
          </draw:path>
          <draw:path draw:style-name="gr2" draw:text-style-name="P2" draw:layer="layout" svg:width="0.173cm" svg:height="0.084cm" svg:x="11.224cm" svg:y="16.933cm" svg:viewBox="0 0 174 85" svg:d="M85 0h-85c0 47 38 85 85 85 51 0 89-38 89-85z">
            <text:p/>
          </draw:path>
          <draw:path draw:style-name="gr2" draw:text-style-name="P2" draw:layer="layout" svg:width="0.173cm" svg:height="0.089cm" svg:x="11.224cm" svg:y="17.098cm" svg:viewBox="0 0 174 90" svg:d="M85 90h89c0-51-38-90-89-90-47 0-85 39-85 90z">
            <text:p/>
          </draw:path>
          <draw:path draw:style-name="gr2" draw:text-style-name="P2" draw:layer="layout" svg:width="0.173cm" svg:height="0.084cm" svg:x="11.224cm" svg:y="17.187cm" svg:viewBox="0 0 174 85" svg:d="M85 0h-85c0 47 38 85 85 85 51 0 89-38 89-85z">
            <text:p/>
          </draw:path>
          <draw:path draw:style-name="gr2" draw:text-style-name="P2" draw:layer="layout" svg:width="0.173cm" svg:height="0.084cm" svg:x="7.541cm" svg:y="16.679cm" svg:viewBox="0 0 174 85" svg:d="M84 0h-84c0 47 38 85 84 85 52 0 90-38 90-85z">
            <text:p/>
          </draw:path>
          <draw:path draw:style-name="gr2" draw:text-style-name="P2" draw:layer="layout" svg:width="0.173cm" svg:height="0.089cm" svg:x="7.541cm" svg:y="16.59cm" svg:viewBox="0 0 174 90" svg:d="M84 90h90c0-52-38-90-90-90-46 0-84 38-84 90z">
            <text:p/>
          </draw:path>
          <draw:path draw:style-name="gr2" draw:text-style-name="P2" draw:layer="layout" svg:width="0.173cm" svg:height="0.084cm" svg:x="7.541cm" svg:y="16.425cm" svg:viewBox="0 0 174 85" svg:d="M84 0h-84c0 47 38 85 84 85 52 0 90-38 90-85z">
            <text:p/>
          </draw:path>
          <draw:path draw:style-name="gr2" draw:text-style-name="P2" draw:layer="layout" svg:width="0.173cm" svg:height="0.089cm" svg:x="7.541cm" svg:y="16.336cm" svg:viewBox="0 0 174 90" svg:d="M84 90h90c0-52-38-90-90-90-46 0-84 38-84 90z">
            <text:p/>
          </draw:path>
          <draw:path draw:style-name="gr2" draw:text-style-name="P2" draw:layer="layout" svg:width="0.173cm" svg:height="0.084cm" svg:x="7.541cm" svg:y="16.171cm" svg:viewBox="0 0 174 85" svg:d="M84 0h-84c0 47 38 85 84 85 52 0 90-38 90-85z">
            <text:p/>
          </draw:path>
          <draw:path draw:style-name="gr2" draw:text-style-name="P2" draw:layer="layout" svg:width="0.173cm" svg:height="0.089cm" svg:x="7.541cm" svg:y="16.082cm" svg:viewBox="0 0 174 90" svg:d="M84 90h90c0-52-38-90-90-90-46 0-84 38-84 90z">
            <text:p/>
          </draw:path>
          <draw:polygon draw:style-name="gr2" draw:text-style-name="P2" draw:layer="layout" svg:width="0.169cm" svg:height="0.169cm" svg:x="7.541cm" svg:y="15.832cm" svg:viewBox="0 0 170 170" draw:points="0,170 170,170 170,0 0,0">
            <text:p/>
          </draw:polygon>
          <draw:path draw:style-name="gr2" draw:text-style-name="P2" draw:layer="layout" svg:width="0.173cm" svg:height="0.084cm" svg:x="7.541cm" svg:y="16.933cm" svg:viewBox="0 0 174 85" svg:d="M84 0h-84c0 47 38 85 84 85 52 0 90-38 90-85z">
            <text:p/>
          </draw:path>
          <draw:path draw:style-name="gr2" draw:text-style-name="P2" draw:layer="layout" svg:width="0.173cm" svg:height="0.089cm" svg:x="7.541cm" svg:y="16.844cm" svg:viewBox="0 0 174 90" svg:d="M84 90h90c0-51-38-90-90-90-46 0-84 39-84 90z">
            <text:p/>
          </draw:path>
          <draw:path draw:style-name="gr2" draw:text-style-name="P2" draw:layer="layout" svg:width="0.173cm" svg:height="0.084cm" svg:x="7.541cm" svg:y="17.187cm" svg:viewBox="0 0 174 85" svg:d="M84 0h-84c0 47 38 85 84 85 52 0 90-38 90-85z">
            <text:p/>
          </draw:path>
          <draw:path draw:style-name="gr2" draw:text-style-name="P2" draw:layer="layout" svg:width="0.173cm" svg:height="0.089cm" svg:x="7.541cm" svg:y="17.098cm" svg:viewBox="0 0 174 90" svg:d="M84 90h90c0-51-38-90-90-90-46 0-84 39-84 90z">
            <text:p/>
          </draw:path>
          <draw:path draw:style-name="gr2" draw:text-style-name="P2" draw:layer="layout" svg:width="0.173cm" svg:height="0.089cm" svg:x="5.725cm" svg:y="15.574cm" svg:viewBox="0 0 174 90" svg:d="M85 90h89c0-52-38-90-89-90-46 0-85 38-85 90z">
            <text:p/>
          </draw:path>
          <draw:path draw:style-name="gr2" draw:text-style-name="P2" draw:layer="layout" svg:width="0.173cm" svg:height="0.084cm" svg:x="5.725cm" svg:y="15.663cm" svg:viewBox="0 0 174 85" svg:d="M85 0h-85c0 47 39 85 85 85 51 0 89-38 89-85z">
            <text:p/>
          </draw:path>
          <draw:path draw:style-name="gr2" draw:text-style-name="P2" draw:layer="layout" svg:width="0.173cm" svg:height="0.089cm" svg:x="5.725cm" svg:y="15.32cm" svg:viewBox="0 0 174 90" svg:d="M85 90h89c0-51-38-90-89-90-46 0-85 39-85 90z">
            <text:p/>
          </draw:path>
          <draw:path draw:style-name="gr2" draw:text-style-name="P2" draw:layer="layout" svg:width="0.173cm" svg:height="0.084cm" svg:x="5.725cm" svg:y="15.409cm" svg:viewBox="0 0 174 85" svg:d="M85 0h-85c0 47 39 85 85 85 51 0 89-38 89-85z">
            <text:p/>
          </draw:path>
          <draw:path draw:style-name="gr2" draw:text-style-name="P2" draw:layer="layout" svg:width="0.173cm" svg:height="0.089cm" svg:x="5.725cm" svg:y="15.066cm" svg:viewBox="0 0 174 90" svg:d="M85 90h89c0-51-38-90-89-90-46 0-85 39-85 90z">
            <text:p/>
          </draw:path>
          <draw:path draw:style-name="gr2" draw:text-style-name="P2" draw:layer="layout" svg:width="0.173cm" svg:height="0.084cm" svg:x="5.725cm" svg:y="15.155cm" svg:viewBox="0 0 174 85" svg:d="M85 0h-85c0 47 39 85 85 85 51 0 89-38 89-85z">
            <text:p/>
          </draw:path>
          <draw:path draw:style-name="gr2" draw:text-style-name="P2" draw:layer="layout" svg:width="0.173cm" svg:height="0.089cm" svg:x="5.725cm" svg:y="14.812cm" svg:viewBox="0 0 174 90" svg:d="M85 90h89c0-51-38-90-89-90-46 0-85 39-85 90z">
            <text:p/>
          </draw:path>
          <draw:path draw:style-name="gr2" draw:text-style-name="P2" draw:layer="layout" svg:width="0.173cm" svg:height="0.084cm" svg:x="5.725cm" svg:y="14.901cm" svg:viewBox="0 0 174 85" svg:d="M85 0h-85c0 47 39 85 85 85 51 0 89-38 89-85z">
            <text:p/>
          </draw:path>
          <draw:path draw:style-name="gr2" draw:text-style-name="P2" draw:layer="layout" svg:width="0.173cm" svg:height="0.089cm" svg:x="5.725cm" svg:y="14.558cm" svg:viewBox="0 0 174 90" svg:d="M85 90h89c0-51-38-90-89-90-46 0-85 39-85 90z">
            <text:p/>
          </draw:path>
          <draw:path draw:style-name="gr2" draw:text-style-name="P2" draw:layer="layout" svg:width="0.173cm" svg:height="0.084cm" svg:x="5.725cm" svg:y="14.647cm" svg:viewBox="0 0 174 85" svg:d="M85 0h-85c0 47 39 85 85 85 51 0 89-38 89-85z">
            <text:p/>
          </draw:path>
          <draw:path draw:style-name="gr2" draw:text-style-name="P2" draw:layer="layout" svg:width="0.173cm" svg:height="0.089cm" svg:x="5.725cm" svg:y="15.828cm" svg:viewBox="0 0 174 90" svg:d="M85 90h89c0-52-38-90-89-90-46 0-85 38-85 90z">
            <text:p/>
          </draw:path>
          <draw:path draw:style-name="gr2" draw:text-style-name="P2" draw:layer="layout" svg:width="0.173cm" svg:height="0.084cm" svg:x="5.725cm" svg:y="15.917cm" svg:viewBox="0 0 174 85" svg:d="M85 0h-85c0 47 39 85 85 85 51 0 89-38 89-85z">
            <text:p/>
          </draw:path>
          <draw:path draw:style-name="gr2" draw:text-style-name="P2" draw:layer="layout" svg:width="0.173cm" svg:height="0.089cm" svg:x="5.725cm" svg:y="14.304cm" svg:viewBox="0 0 174 90" svg:d="M85 90h89c0-52-38-90-89-90-46 0-85 38-85 90z">
            <text:p/>
          </draw:path>
          <draw:path draw:style-name="gr2" draw:text-style-name="P2" draw:layer="layout" svg:width="0.173cm" svg:height="0.084cm" svg:x="5.725cm" svg:y="14.393cm" svg:viewBox="0 0 174 85" svg:d="M85 0h-85c0 47 39 85 85 85 51 0 89-38 89-85z">
            <text:p/>
          </draw:path>
          <draw:path draw:style-name="gr2" draw:text-style-name="P2" draw:layer="layout" svg:width="0.173cm" svg:height="0.089cm" svg:x="5.725cm" svg:y="14.05cm" svg:viewBox="0 0 174 90" svg:d="M85 90h89c0-52-38-90-89-90-46 0-85 38-85 90z">
            <text:p/>
          </draw:path>
          <draw:path draw:style-name="gr2" draw:text-style-name="P2" draw:layer="layout" svg:width="0.173cm" svg:height="0.084cm" svg:x="5.725cm" svg:y="14.139cm" svg:viewBox="0 0 174 85" svg:d="M85 0h-85c0 47 39 85 85 85 51 0 89-38 89-85z">
            <text:p/>
          </draw:path>
          <draw:path draw:style-name="gr2" draw:text-style-name="P2" draw:layer="layout" svg:width="0.173cm" svg:height="0.089cm" svg:x="5.725cm" svg:y="13.796cm" svg:viewBox="0 0 174 90" svg:d="M85 90h89c0-52-38-90-89-90-46 0-85 38-85 90z">
            <text:p/>
          </draw:path>
          <draw:path draw:style-name="gr2" draw:text-style-name="P2" draw:layer="layout" svg:width="0.173cm" svg:height="0.084cm" svg:x="5.725cm" svg:y="13.885cm" svg:viewBox="0 0 174 85" svg:d="M85 0h-85c0 47 39 85 85 85 51 0 89-38 89-85z">
            <text:p/>
          </draw:path>
          <draw:path draw:style-name="gr2" draw:text-style-name="P2" draw:layer="layout" svg:width="1.82cm" svg:height="0.169cm" svg:x="4.074cm" svg:y="13.546cm" svg:viewBox="0 0 1821 170" svg:d="M1821 0h-169v170h169zM170 0h-170v170h170z">
            <text:p/>
          </draw:path>
          <draw:path draw:style-name="gr2" draw:text-style-name="P2" draw:layer="layout" svg:width="0.173cm" svg:height="0.089cm" svg:x="4.074cm" svg:y="13.796cm" svg:viewBox="0 0 174 90" svg:d="M84 90h90c0-52-38-90-90-90-46 0-84 38-84 90z">
            <text:p/>
          </draw:path>
          <draw:path draw:style-name="gr2" draw:text-style-name="P2" draw:layer="layout" svg:width="0.173cm" svg:height="0.084cm" svg:x="4.074cm" svg:y="13.885cm" svg:viewBox="0 0 174 85" svg:d="M84 0h-84c0 47 38 85 84 85 52 0 90-38 90-85z">
            <text:p/>
          </draw:path>
          <draw:path draw:style-name="gr2" draw:text-style-name="P2" draw:layer="layout" svg:width="0.173cm" svg:height="0.089cm" svg:x="4.074cm" svg:y="14.05cm" svg:viewBox="0 0 174 90" svg:d="M84 90h90c0-52-38-90-90-90-46 0-84 38-84 90z">
            <text:p/>
          </draw:path>
          <draw:path draw:style-name="gr2" draw:text-style-name="P2" draw:layer="layout" svg:width="0.173cm" svg:height="0.084cm" svg:x="4.074cm" svg:y="14.139cm" svg:viewBox="0 0 174 85" svg:d="M84 0h-84c0 47 38 85 84 85 52 0 90-38 90-85z">
            <text:p/>
          </draw:path>
          <draw:path draw:style-name="gr2" draw:text-style-name="P2" draw:layer="layout" svg:width="0.173cm" svg:height="0.089cm" svg:x="4.709cm" svg:y="13.796cm" svg:viewBox="0 0 174 90" svg:d="M84 90h90c0-52-39-90-90-90-46 0-84 38-84 90z">
            <text:p/>
          </draw:path>
          <draw:path draw:style-name="gr2" draw:text-style-name="P2" draw:layer="layout" svg:width="0.173cm" svg:height="0.084cm" svg:x="4.709cm" svg:y="13.885cm" svg:viewBox="0 0 174 85" svg:d="M84 0h-84c0 47 38 85 84 85 51 0 90-38 90-85z">
            <text:p/>
          </draw:path>
          <draw:polygon draw:style-name="gr2" draw:text-style-name="P2" draw:layer="layout" svg:width="0.169cm" svg:height="0.169cm" svg:x="4.709cm" svg:y="13.546cm" svg:viewBox="0 0 170 170" draw:points="170,0 0,0 0,170 170,170">
            <text:p/>
          </draw:polygon>
          <draw:path draw:style-name="gr2" draw:text-style-name="P2" draw:layer="layout" svg:width="0.173cm" svg:height="0.089cm" svg:x="5.725cm" svg:y="17.098cm" svg:viewBox="0 0 174 90" svg:d="M85 90h89c0-51-38-90-89-90-46 0-85 39-85 90z">
            <text:p/>
          </draw:path>
          <draw:path draw:style-name="gr2" draw:text-style-name="P2" draw:layer="layout" svg:width="0.173cm" svg:height="0.084cm" svg:x="5.725cm" svg:y="17.187cm" svg:viewBox="0 0 174 85" svg:d="M85 0h-85c0 47 39 85 85 85 51 0 89-38 89-85z">
            <text:p/>
          </draw:path>
          <draw:path draw:style-name="gr2" draw:text-style-name="P2" draw:layer="layout" svg:width="0.173cm" svg:height="0.089cm" svg:x="5.725cm" svg:y="16.844cm" svg:viewBox="0 0 174 90" svg:d="M85 90h89c0-51-38-90-89-90-46 0-85 39-85 90z">
            <text:p/>
          </draw:path>
          <draw:path draw:style-name="gr2" draw:text-style-name="P2" draw:layer="layout" svg:width="0.173cm" svg:height="0.084cm" svg:x="5.725cm" svg:y="16.933cm" svg:viewBox="0 0 174 85" svg:d="M85 0h-85c0 47 39 85 85 85 51 0 89-38 89-85z">
            <text:p/>
          </draw:path>
          <draw:path draw:style-name="gr2" draw:text-style-name="P2" draw:layer="layout" svg:width="0.173cm" svg:height="0.089cm" svg:x="5.725cm" svg:y="16.59cm" svg:viewBox="0 0 174 90" svg:d="M85 90h89c0-52-38-90-89-90-46 0-85 38-85 90z">
            <text:p/>
          </draw:path>
          <draw:path draw:style-name="gr2" draw:text-style-name="P2" draw:layer="layout" svg:width="0.173cm" svg:height="0.084cm" svg:x="5.725cm" svg:y="16.679cm" svg:viewBox="0 0 174 85" svg:d="M85 0h-85c0 47 39 85 85 85 51 0 89-38 89-85z">
            <text:p/>
          </draw:path>
          <draw:path draw:style-name="gr2" draw:text-style-name="P2" draw:layer="layout" svg:width="0.173cm" svg:height="0.089cm" svg:x="4.709cm" svg:y="17.098cm" svg:viewBox="0 0 174 90" svg:d="M84 90h90c0-51-39-90-90-90-46 0-84 39-84 90z">
            <text:p/>
          </draw:path>
          <draw:path draw:style-name="gr2" draw:text-style-name="P2" draw:layer="layout" svg:width="0.173cm" svg:height="0.084cm" svg:x="4.709cm" svg:y="17.187cm" svg:viewBox="0 0 174 85" svg:d="M84 0h-84c0 47 38 85 84 85 51 0 90-38 90-85z">
            <text:p/>
          </draw:path>
          <draw:path draw:style-name="gr2" draw:text-style-name="P2" draw:layer="layout" svg:width="0.173cm" svg:height="0.089cm" svg:x="5.725cm" svg:y="16.336cm" svg:viewBox="0 0 174 90" svg:d="M85 90h89c0-52-38-90-89-90-46 0-85 38-85 90z">
            <text:p/>
          </draw:path>
          <draw:path draw:style-name="gr2" draw:text-style-name="P2" draw:layer="layout" svg:width="0.173cm" svg:height="0.084cm" svg:x="5.725cm" svg:y="16.425cm" svg:viewBox="0 0 174 85" svg:d="M85 0h-85c0 47 39 85 85 85 51 0 89-38 89-85z">
            <text:p/>
          </draw:path>
          <draw:path draw:style-name="gr2" draw:text-style-name="P2" draw:layer="layout" svg:width="0.173cm" svg:height="0.089cm" svg:x="5.725cm" svg:y="16.082cm" svg:viewBox="0 0 174 90" svg:d="M85 90h89c0-52-38-90-89-90-46 0-85 38-85 90z">
            <text:p/>
          </draw:path>
          <draw:path draw:style-name="gr2" draw:text-style-name="P2" draw:layer="layout" svg:width="0.173cm" svg:height="0.084cm" svg:x="5.725cm" svg:y="16.171cm" svg:viewBox="0 0 174 85" svg:d="M85 0h-85c0 47 39 85 85 85 51 0 89-38 89-85z">
            <text:p/>
          </draw:path>
          <draw:path draw:style-name="gr2" draw:text-style-name="P2" draw:layer="layout" svg:width="0.173cm" svg:height="0.089cm" svg:x="4.074cm" svg:y="14.304cm" svg:viewBox="0 0 174 90" svg:d="M84 90h90c0-52-38-90-90-90-46 0-84 38-84 90z">
            <text:p/>
          </draw:path>
          <draw:path draw:style-name="gr2" draw:text-style-name="P2" draw:layer="layout" svg:width="0.173cm" svg:height="0.084cm" svg:x="4.074cm" svg:y="14.393cm" svg:viewBox="0 0 174 85" svg:d="M84 0h-84c0 47 38 85 84 85 52 0 90-38 90-85z">
            <text:p/>
          </draw:path>
          <draw:path draw:style-name="gr2" draw:text-style-name="P2" draw:layer="layout" svg:width="0.173cm" svg:height="0.089cm" svg:x="4.074cm" svg:y="14.558cm" svg:viewBox="0 0 174 90" svg:d="M84 90h90c0-51-38-90-90-90-46 0-84 39-84 90z">
            <text:p/>
          </draw:path>
          <draw:path draw:style-name="gr2" draw:text-style-name="P2" draw:layer="layout" svg:width="0.173cm" svg:height="0.084cm" svg:x="4.074cm" svg:y="14.647cm" svg:viewBox="0 0 174 85" svg:d="M84 0h-84c0 47 38 85 84 85 52 0 90-38 90-85z">
            <text:p/>
          </draw:path>
          <draw:path draw:style-name="gr2" draw:text-style-name="P2" draw:layer="layout" svg:width="0.173cm" svg:height="0.089cm" svg:x="4.709cm" svg:y="14.558cm" svg:viewBox="0 0 174 90" svg:d="M84 90h90c0-51-39-90-90-90-46 0-84 39-84 90z">
            <text:p/>
          </draw:path>
          <draw:path draw:style-name="gr2" draw:text-style-name="P2" draw:layer="layout" svg:width="0.173cm" svg:height="0.084cm" svg:x="4.709cm" svg:y="14.647cm" svg:viewBox="0 0 174 85" svg:d="M84 0h-84c0 47 38 85 84 85 51 0 90-38 90-85z">
            <text:p/>
          </draw:path>
          <draw:path draw:style-name="gr2" draw:text-style-name="P2" draw:layer="layout" svg:width="0.173cm" svg:height="0.089cm" svg:x="4.709cm" svg:y="14.304cm" svg:viewBox="0 0 174 90" svg:d="M84 90h90c0-52-39-90-90-90-46 0-84 38-84 90z">
            <text:p/>
          </draw:path>
          <draw:path draw:style-name="gr2" draw:text-style-name="P2" draw:layer="layout" svg:width="0.173cm" svg:height="0.084cm" svg:x="4.709cm" svg:y="14.393cm" svg:viewBox="0 0 174 85" svg:d="M84 0h-84c0 47 38 85 84 85 51 0 90-38 90-85z">
            <text:p/>
          </draw:path>
          <draw:path draw:style-name="gr2" draw:text-style-name="P2" draw:layer="layout" svg:width="0.173cm" svg:height="0.089cm" svg:x="4.709cm" svg:y="14.05cm" svg:viewBox="0 0 174 90" svg:d="M84 90h90c0-52-39-90-90-90-46 0-84 38-84 90z">
            <text:p/>
          </draw:path>
          <draw:path draw:style-name="gr2" draw:text-style-name="P2" draw:layer="layout" svg:width="0.173cm" svg:height="0.084cm" svg:x="4.709cm" svg:y="14.139cm" svg:viewBox="0 0 174 85" svg:d="M84 0h-84c0 47 38 85 84 85 51 0 90-38 90-85z">
            <text:p/>
          </draw:path>
          <draw:path draw:style-name="gr2" draw:text-style-name="P2" draw:layer="layout" svg:width="0.173cm" svg:height="0.089cm" svg:x="8.43cm" svg:y="21.581cm" svg:viewBox="0 0 174 90" svg:d="M85 90h89c0-51-38-90-89-90-47 0-85 39-85 90z">
            <text:p/>
          </draw:path>
          <draw:path draw:style-name="gr2" draw:text-style-name="P2" draw:layer="layout" svg:width="0.173cm" svg:height="0.084cm" svg:x="8.43cm" svg:y="21.67cm" svg:viewBox="0 0 174 85" svg:d="M85 0h-85c0 46 38 85 85 85 51 0 89-39 89-85z">
            <text:p/>
          </draw:path>
          <draw:path draw:style-name="gr2" draw:text-style-name="P2" draw:layer="layout" svg:width="0.173cm" svg:height="0.089cm" svg:x="8.43cm" svg:y="21.835cm" svg:viewBox="0 0 174 90" svg:d="M85 90h89c0-51-38-90-89-90-47 0-85 39-85 90z">
            <text:p/>
          </draw:path>
          <draw:path draw:style-name="gr2" draw:text-style-name="P2" draw:layer="layout" svg:width="0.173cm" svg:height="0.085cm" svg:x="8.43cm" svg:y="21.924cm" svg:viewBox="0 0 174 86" svg:d="M85 0h-85c0 46 38 86 85 86 51 0 89-40 89-86z">
            <text:p/>
          </draw:path>
          <draw:path draw:style-name="gr2" draw:text-style-name="P2" draw:layer="layout" svg:width="0.173cm" svg:height="0.089cm" svg:x="8.43cm" svg:y="22.089cm" svg:viewBox="0 0 174 90" svg:d="M85 90h89c0-52-38-90-89-90-47 0-85 38-85 90z">
            <text:p/>
          </draw:path>
          <draw:path draw:style-name="gr2" draw:text-style-name="P2" draw:layer="layout" svg:width="0.173cm" svg:height="0.084cm" svg:x="8.43cm" svg:y="22.178cm" svg:viewBox="0 0 174 85" svg:d="M85 0h-85c0 46 38 85 85 85 51 0 89-39 89-85z">
            <text:p/>
          </draw:path>
          <draw:path draw:style-name="gr2" draw:text-style-name="P2" draw:layer="layout" svg:width="0.173cm" svg:height="0.089cm" svg:x="8.43cm" svg:y="22.343cm" svg:viewBox="0 0 174 90" svg:d="M85 90h89c0-52-38-90-89-90-47 0-85 38-85 90z">
            <text:p/>
          </draw:path>
          <draw:path draw:style-name="gr2" draw:text-style-name="P2" draw:layer="layout" svg:width="0.173cm" svg:height="0.085cm" svg:x="8.43cm" svg:y="22.432cm" svg:viewBox="0 0 174 86" svg:d="M85 0h-85c0 46 38 86 85 86 51 0 89-40 89-86z">
            <text:p/>
          </draw:path>
          <draw:path draw:style-name="gr2" draw:text-style-name="P2" draw:layer="layout" svg:width="0.173cm" svg:height="0.089cm" svg:x="8.43cm" svg:y="22.597cm" svg:viewBox="0 0 174 90" svg:d="M85 90h89c0-52-38-90-89-90-47 0-85 38-85 90z">
            <text:p/>
          </draw:path>
          <draw:path draw:style-name="gr2" draw:text-style-name="P2" draw:layer="layout" svg:width="0.173cm" svg:height="0.085cm" svg:x="8.43cm" svg:y="22.686cm" svg:viewBox="0 0 174 86" svg:d="M85 0h-85c0 46 38 86 85 86 51 0 89-40 89-86z">
            <text:p/>
          </draw:path>
          <draw:path draw:style-name="gr2" draw:text-style-name="P2" draw:layer="layout" svg:width="0.173cm" svg:height="0.089cm" svg:x="11.224cm" svg:y="20.057cm" svg:viewBox="0 0 174 90" svg:d="M85 90h89c0-52-38-90-89-90-47 0-85 38-85 90z">
            <text:p/>
          </draw:path>
          <draw:path draw:style-name="gr2" draw:text-style-name="P2" draw:layer="layout" svg:width="0.173cm" svg:height="0.085cm" svg:x="11.224cm" svg:y="20.146cm" svg:viewBox="0 0 174 86" svg:d="M85 0h-85c0 46 38 86 85 86 51 0 89-40 89-86z">
            <text:p/>
          </draw:path>
          <draw:path draw:style-name="gr2" draw:text-style-name="P2" draw:layer="layout" svg:width="0.173cm" svg:height="0.089cm" svg:x="11.224cm" svg:y="19.803cm" svg:viewBox="0 0 174 90" svg:d="M85 90h89c0-52-38-90-89-90-47 0-85 38-85 90z">
            <text:p/>
          </draw:path>
          <draw:path draw:style-name="gr2" draw:text-style-name="P2" draw:layer="layout" svg:width="0.173cm" svg:height="0.084cm" svg:x="11.224cm" svg:y="19.892cm" svg:viewBox="0 0 174 85" svg:d="M85 0h-85c0 46 38 85 85 85 51 0 89-39 89-85z">
            <text:p/>
          </draw:path>
          <draw:path draw:style-name="gr2" draw:text-style-name="P2" draw:layer="layout" svg:width="0.173cm" svg:height="0.089cm" svg:x="11.224cm" svg:y="19.549cm" svg:viewBox="0 0 174 90" svg:d="M85 90h89c0-51-38-90-89-90-47 0-85 39-85 90z">
            <text:p/>
          </draw:path>
          <draw:path draw:style-name="gr2" draw:text-style-name="P2" draw:layer="layout" svg:width="0.173cm" svg:height="0.084cm" svg:x="11.224cm" svg:y="19.638cm" svg:viewBox="0 0 174 85" svg:d="M85 0h-85c0 46 38 85 85 85 51 0 89-39 89-85z">
            <text:p/>
          </draw:path>
          <draw:path draw:style-name="gr2" draw:text-style-name="P2" draw:layer="layout" svg:width="0.173cm" svg:height="0.089cm" svg:x="11.224cm" svg:y="19.295cm" svg:viewBox="0 0 174 90" svg:d="M85 90h89c0-51-38-90-89-90-47 0-85 39-85 90z">
            <text:p/>
          </draw:path>
          <draw:path draw:style-name="gr2" draw:text-style-name="P2" draw:layer="layout" svg:width="0.173cm" svg:height="0.085cm" svg:x="11.224cm" svg:y="19.384cm" svg:viewBox="0 0 174 86" svg:d="M85 0h-85c0 46 38 86 85 86 51 0 89-40 89-86z">
            <text:p/>
          </draw:path>
          <draw:path draw:style-name="gr2" draw:text-style-name="P2" draw:layer="layout" svg:width="1.82cm" svg:height="0.169cm" svg:x="9.573cm" svg:y="19.045cm" svg:viewBox="0 0 1821 170" svg:d="M1821 0h-170v170h170zM169 0h-169v170h169z">
            <text:p/>
          </draw:path>
          <draw:path draw:style-name="gr2" draw:text-style-name="P2" draw:layer="layout" svg:width="0.173cm" svg:height="0.089cm" svg:x="9.573cm" svg:y="19.295cm" svg:viewBox="0 0 174 90" svg:d="M84 90h90c0-51-39-90-90-90-46 0-84 39-84 90z">
            <text:p/>
          </draw:path>
          <draw:path draw:style-name="gr2" draw:text-style-name="P2" draw:layer="layout" svg:width="0.173cm" svg:height="0.085cm" svg:x="9.573cm" svg:y="19.384cm" svg:viewBox="0 0 174 86" svg:d="M84 0h-84c0 46 38 86 84 86 51 0 90-40 90-86z">
            <text:p/>
          </draw:path>
          <draw:path draw:style-name="gr2" draw:text-style-name="P2" draw:layer="layout" svg:width="0.173cm" svg:height="0.089cm" svg:x="9.573cm" svg:y="19.549cm" svg:viewBox="0 0 174 90" svg:d="M84 90h90c0-51-39-90-90-90-46 0-84 39-84 90z">
            <text:p/>
          </draw:path>
          <draw:path draw:style-name="gr2" draw:text-style-name="P2" draw:layer="layout" svg:width="0.173cm" svg:height="0.084cm" svg:x="9.573cm" svg:y="19.638cm" svg:viewBox="0 0 174 85" svg:d="M84 0h-84c0 46 38 85 84 85 51 0 90-39 90-85z">
            <text:p/>
          </draw:path>
          <draw:path draw:style-name="gr2" draw:text-style-name="P2" draw:layer="layout" svg:width="0.173cm" svg:height="0.089cm" svg:x="10.208cm" svg:y="19.295cm" svg:viewBox="0 0 174 90" svg:d="M85 90h89c0-51-38-90-89-90-46 0-85 39-85 90z">
            <text:p/>
          </draw:path>
          <draw:path draw:style-name="gr2" draw:text-style-name="P2" draw:layer="layout" svg:width="0.173cm" svg:height="0.085cm" svg:x="10.208cm" svg:y="19.384cm" svg:viewBox="0 0 174 86" svg:d="M85 0h-85c0 46 39 86 85 86 51 0 89-40 89-86z">
            <text:p/>
          </draw:path>
          <draw:polygon draw:style-name="gr2" draw:text-style-name="P2" draw:layer="layout" svg:width="0.169cm" svg:height="0.169cm" svg:x="10.208cm" svg:y="19.045cm" svg:viewBox="0 0 170 170" draw:points="170,0 0,0 0,170 170,170">
            <text:p/>
          </draw:polygon>
          <draw:path draw:style-name="gr2" draw:text-style-name="P2" draw:layer="layout" svg:width="0.173cm" svg:height="0.089cm" svg:x="9.573cm" svg:y="19.803cm" svg:viewBox="0 0 174 90" svg:d="M84 90h90c0-52-39-90-90-90-46 0-84 38-84 90z">
            <text:p/>
          </draw:path>
          <draw:path draw:style-name="gr2" draw:text-style-name="P2" draw:layer="layout" svg:width="0.173cm" svg:height="0.084cm" svg:x="9.573cm" svg:y="19.892cm" svg:viewBox="0 0 174 85" svg:d="M84 0h-84c0 46 38 85 84 85 51 0 90-39 90-85z">
            <text:p/>
          </draw:path>
          <draw:path draw:style-name="gr2" draw:text-style-name="P2" draw:layer="layout" svg:width="0.173cm" svg:height="0.089cm" svg:x="9.573cm" svg:y="20.057cm" svg:viewBox="0 0 174 90" svg:d="M84 90h90c0-52-39-90-90-90-46 0-84 38-84 90z">
            <text:p/>
          </draw:path>
          <draw:path draw:style-name="gr2" draw:text-style-name="P2" draw:layer="layout" svg:width="0.173cm" svg:height="0.085cm" svg:x="9.573cm" svg:y="20.146cm" svg:viewBox="0 0 174 86" svg:d="M84 0h-84c0 46 38 86 84 86 51 0 90-40 90-86z">
            <text:p/>
          </draw:path>
          <draw:path draw:style-name="gr2" draw:text-style-name="P2" draw:layer="layout" svg:width="0.173cm" svg:height="0.089cm" svg:x="10.208cm" svg:y="20.057cm" svg:viewBox="0 0 174 90" svg:d="M85 90h89c0-52-38-90-89-90-46 0-85 38-85 90z">
            <text:p/>
          </draw:path>
          <draw:path draw:style-name="gr2" draw:text-style-name="P2" draw:layer="layout" svg:width="0.173cm" svg:height="0.085cm" svg:x="10.208cm" svg:y="20.146cm" svg:viewBox="0 0 174 86" svg:d="M85 0h-85c0 46 39 86 85 86 51 0 89-40 89-86z">
            <text:p/>
          </draw:path>
          <draw:path draw:style-name="gr2" draw:text-style-name="P2" draw:layer="layout" svg:width="0.173cm" svg:height="0.089cm" svg:x="10.208cm" svg:y="19.803cm" svg:viewBox="0 0 174 90" svg:d="M85 90h89c0-52-38-90-89-90-46 0-85 38-85 90z">
            <text:p/>
          </draw:path>
          <draw:path draw:style-name="gr2" draw:text-style-name="P2" draw:layer="layout" svg:width="0.173cm" svg:height="0.084cm" svg:x="10.208cm" svg:y="19.892cm" svg:viewBox="0 0 174 85" svg:d="M85 0h-85c0 46 39 85 85 85 51 0 89-39 89-85z">
            <text:p/>
          </draw:path>
          <draw:path draw:style-name="gr2" draw:text-style-name="P2" draw:layer="layout" svg:width="0.173cm" svg:height="0.089cm" svg:x="10.208cm" svg:y="19.549cm" svg:viewBox="0 0 174 90" svg:d="M85 90h89c0-51-38-90-89-90-46 0-85 39-85 90z">
            <text:p/>
          </draw:path>
          <draw:path draw:style-name="gr2" draw:text-style-name="P2" draw:layer="layout" svg:width="0.173cm" svg:height="0.084cm" svg:x="10.208cm" svg:y="19.638cm" svg:viewBox="0 0 174 85" svg:d="M85 0h-85c0 46 39 85 85 85 51 0 89-39 89-85z">
            <text:p/>
          </draw:path>
          <draw:polygon draw:style-name="gr2" draw:text-style-name="P2" draw:layer="layout" svg:width="0.169cm" svg:height="0.169cm" svg:x="8.43cm" svg:y="19.045cm" svg:viewBox="0 0 170 170" draw:points="170,0 0,0 0,170 170,170">
            <text:p/>
          </draw:polygon>
          <draw:path draw:style-name="gr2" draw:text-style-name="P2" draw:layer="layout" svg:width="0.173cm" svg:height="0.089cm" svg:x="8.43cm" svg:y="19.295cm" svg:viewBox="0 0 174 90" svg:d="M85 90h89c0-51-38-90-89-90-47 0-85 39-85 90z">
            <text:p/>
          </draw:path>
          <draw:path draw:style-name="gr2" draw:text-style-name="P2" draw:layer="layout" svg:width="0.173cm" svg:height="0.085cm" svg:x="8.43cm" svg:y="19.384cm" svg:viewBox="0 0 174 86" svg:d="M85 0h-85c0 46 38 86 85 86 51 0 89-40 89-86z">
            <text:p/>
          </draw:path>
          <draw:path draw:style-name="gr2" draw:text-style-name="P2" draw:layer="layout" svg:width="0.173cm" svg:height="0.089cm" svg:x="8.43cm" svg:y="19.549cm" svg:viewBox="0 0 174 90" svg:d="M85 90h89c0-51-38-90-89-90-47 0-85 39-85 90z">
            <text:p/>
          </draw:path>
          <draw:path draw:style-name="gr2" draw:text-style-name="P2" draw:layer="layout" svg:width="0.173cm" svg:height="0.084cm" svg:x="8.43cm" svg:y="19.638cm" svg:viewBox="0 0 174 85" svg:d="M85 0h-85c0 46 38 85 85 85 51 0 89-39 89-85z">
            <text:p/>
          </draw:path>
          <draw:path draw:style-name="gr2" draw:text-style-name="P2" draw:layer="layout" svg:width="0.173cm" svg:height="0.089cm" svg:x="8.43cm" svg:y="19.803cm" svg:viewBox="0 0 174 90" svg:d="M85 90h89c0-52-38-90-89-90-47 0-85 38-85 90z">
            <text:p/>
          </draw:path>
          <draw:path draw:style-name="gr2" draw:text-style-name="P2" draw:layer="layout" svg:width="0.173cm" svg:height="0.084cm" svg:x="8.43cm" svg:y="19.892cm" svg:viewBox="0 0 174 85" svg:d="M85 0h-85c0 46 38 85 85 85 51 0 89-39 89-85z">
            <text:p/>
          </draw:path>
          <draw:path draw:style-name="gr2" draw:text-style-name="P2" draw:layer="layout" svg:width="0.173cm" svg:height="0.089cm" svg:x="8.43cm" svg:y="20.057cm" svg:viewBox="0 0 174 90" svg:d="M85 90h89c0-52-38-90-89-90-47 0-85 38-85 90z">
            <text:p/>
          </draw:path>
          <draw:path draw:style-name="gr2" draw:text-style-name="P2" draw:layer="layout" svg:width="0.173cm" svg:height="0.085cm" svg:x="8.43cm" svg:y="20.146cm" svg:viewBox="0 0 174 86" svg:d="M85 0h-85c0 46 38 86 85 86 51 0 89-40 89-86z">
            <text:p/>
          </draw:path>
          <draw:path draw:style-name="gr2" draw:text-style-name="P2" draw:layer="layout" svg:width="0.173cm" svg:height="0.089cm" svg:x="8.43cm" svg:y="20.311cm" svg:viewBox="0 0 174 90" svg:d="M85 90h89c0-52-38-90-89-90-47 0-85 38-85 90z">
            <text:p/>
          </draw:path>
          <draw:path draw:style-name="gr2" draw:text-style-name="P2" draw:layer="layout" svg:width="0.173cm" svg:height="0.085cm" svg:x="8.43cm" svg:y="20.4cm" svg:viewBox="0 0 174 86" svg:d="M85 0h-85c0 46 38 86 85 86 51 0 89-40 89-86z">
            <text:p/>
          </draw:path>
          <draw:path draw:style-name="gr2" draw:text-style-name="P2" draw:layer="layout" svg:width="0.173cm" svg:height="0.089cm" svg:x="8.43cm" svg:y="20.565cm" svg:viewBox="0 0 174 90" svg:d="M85 90h89c0-52-38-90-89-90-47 0-85 38-85 90z">
            <text:p/>
          </draw:path>
          <draw:path draw:style-name="gr2" draw:text-style-name="P2" draw:layer="layout" svg:width="0.173cm" svg:height="0.085cm" svg:x="8.43cm" svg:y="20.654cm" svg:viewBox="0 0 174 86" svg:d="M85 0h-85c0 46 38 86 85 86 51 0 89-40 89-86z">
            <text:p/>
          </draw:path>
          <draw:path draw:style-name="gr2" draw:text-style-name="P2" draw:layer="layout" svg:width="0.173cm" svg:height="0.089cm" svg:x="8.43cm" svg:y="20.819cm" svg:viewBox="0 0 174 90" svg:d="M85 90h89c0-52-38-90-89-90-47 0-85 38-85 90z">
            <text:p/>
          </draw:path>
          <draw:path draw:style-name="gr2" draw:text-style-name="P2" draw:layer="layout" svg:width="0.173cm" svg:height="0.084cm" svg:x="8.43cm" svg:y="20.908cm" svg:viewBox="0 0 174 85" svg:d="M85 0h-85c0 46 38 85 85 85 51 0 89-39 89-85z">
            <text:p/>
          </draw:path>
          <draw:path draw:style-name="gr2" draw:text-style-name="P2" draw:layer="layout" svg:width="0.173cm" svg:height="0.089cm" svg:x="8.43cm" svg:y="21.073cm" svg:viewBox="0 0 174 90" svg:d="M85 90h89c0-51-38-90-89-90-47 0-85 39-85 90z">
            <text:p/>
          </draw:path>
          <draw:path draw:style-name="gr2" draw:text-style-name="P2" draw:layer="layout" svg:width="0.173cm" svg:height="0.084cm" svg:x="8.43cm" svg:y="21.162cm" svg:viewBox="0 0 174 85" svg:d="M85 0h-85c0 46 38 85 85 85 51 0 89-39 89-85z">
            <text:p/>
          </draw:path>
          <draw:path draw:style-name="gr2" draw:text-style-name="P2" draw:layer="layout" svg:width="0.173cm" svg:height="0.089cm" svg:x="8.43cm" svg:y="21.327cm" svg:viewBox="0 0 174 90" svg:d="M85 90h89c0-51-38-90-89-90-47 0-85 39-85 90z">
            <text:p/>
          </draw:path>
          <draw:path draw:style-name="gr2" draw:text-style-name="P2" draw:layer="layout" svg:width="0.173cm" svg:height="0.085cm" svg:x="8.43cm" svg:y="21.416cm" svg:viewBox="0 0 174 86" svg:d="M85 0h-85c0 46 38 86 85 86 51 0 89-40 89-86z">
            <text:p/>
          </draw:path>
          <draw:path draw:style-name="gr2" draw:text-style-name="P2" draw:layer="layout" svg:width="0.173cm" svg:height="0.085cm" svg:x="7.541cm" svg:y="22.432cm" svg:viewBox="0 0 174 86" svg:d="M84 0h-84c0 46 38 86 84 86 52 0 90-40 90-86z">
            <text:p/>
          </draw:path>
          <draw:path draw:style-name="gr2" draw:text-style-name="P2" draw:layer="layout" svg:width="0.173cm" svg:height="0.089cm" svg:x="7.541cm" svg:y="22.343cm" svg:viewBox="0 0 174 90" svg:d="M84 90h90c0-52-38-90-90-90-46 0-84 38-84 90z">
            <text:p/>
          </draw:path>
          <draw:path draw:style-name="gr2" draw:text-style-name="P2" draw:layer="layout" svg:width="0.173cm" svg:height="0.084cm" svg:x="7.541cm" svg:y="22.178cm" svg:viewBox="0 0 174 85" svg:d="M84 0h-84c0 46 38 85 84 85 52 0 90-39 90-85z">
            <text:p/>
          </draw:path>
          <draw:path draw:style-name="gr2" draw:text-style-name="P2" draw:layer="layout" svg:width="0.173cm" svg:height="0.089cm" svg:x="7.541cm" svg:y="22.089cm" svg:viewBox="0 0 174 90" svg:d="M84 90h90c0-52-38-90-90-90-46 0-84 38-84 90z">
            <text:p/>
          </draw:path>
          <draw:path draw:style-name="gr2" draw:text-style-name="P2" draw:layer="layout" svg:width="0.173cm" svg:height="0.085cm" svg:x="7.541cm" svg:y="21.924cm" svg:viewBox="0 0 174 86" svg:d="M84 0h-84c0 46 38 86 84 86 52 0 90-40 90-86z">
            <text:p/>
          </draw:path>
          <draw:path draw:style-name="gr2" draw:text-style-name="P2" draw:layer="layout" svg:width="0.173cm" svg:height="0.089cm" svg:x="7.541cm" svg:y="21.835cm" svg:viewBox="0 0 174 90" svg:d="M84 90h90c0-51-38-90-90-90-46 0-84 39-84 90z">
            <text:p/>
          </draw:path>
          <draw:path draw:style-name="gr2" draw:text-style-name="P2" draw:layer="layout" svg:width="0.173cm" svg:height="0.084cm" svg:x="7.541cm" svg:y="21.67cm" svg:viewBox="0 0 174 85" svg:d="M84 0h-84c0 46 38 85 84 85 52 0 90-39 90-85z">
            <text:p/>
          </draw:path>
          <draw:path draw:style-name="gr2" draw:text-style-name="P2" draw:layer="layout" svg:width="0.173cm" svg:height="0.089cm" svg:x="7.541cm" svg:y="21.581cm" svg:viewBox="0 0 174 90" svg:d="M84 90h90c0-51-38-90-90-90-46 0-84 39-84 90z">
            <text:p/>
          </draw:path>
          <draw:polygon draw:style-name="gr2" draw:text-style-name="P2" draw:layer="layout" svg:width="0.169cm" svg:height="0.17cm" svg:x="7.541cm" svg:y="21.331cm" svg:viewBox="0 0 170 171" draw:points="0,171 170,171 170,0 0,0">
            <text:p/>
          </draw:polygon>
          <draw:path draw:style-name="gr2" draw:text-style-name="P2" draw:layer="layout" svg:width="0.173cm" svg:height="0.085cm" svg:x="7.541cm" svg:y="22.686cm" svg:viewBox="0 0 174 86" svg:d="M84 0h-84c0 46 38 86 84 86 52 0 90-40 90-86z">
            <text:p/>
          </draw:path>
          <draw:path draw:style-name="gr2" draw:text-style-name="P2" draw:layer="layout" svg:width="0.173cm" svg:height="0.089cm" svg:x="7.541cm" svg:y="22.597cm" svg:viewBox="0 0 174 90" svg:d="M84 90h90c0-52-38-90-90-90-46 0-84 38-84 90z">
            <text:p/>
          </draw:path>
          <draw:path draw:style-name="gr2" draw:text-style-name="P2" draw:layer="layout" svg:width="0.173cm" svg:height="0.089cm" svg:x="5.725cm" svg:y="21.835cm" svg:viewBox="0 0 174 90" svg:d="M85 90h89c0-51-38-90-89-90-46 0-85 39-85 90z">
            <text:p/>
          </draw:path>
          <draw:path draw:style-name="gr2" draw:text-style-name="P2" draw:layer="layout" svg:width="0.173cm" svg:height="0.085cm" svg:x="5.725cm" svg:y="21.924cm" svg:viewBox="0 0 174 86" svg:d="M85 0h-85c0 46 39 86 85 86 51 0 89-40 89-86z">
            <text:p/>
          </draw:path>
          <draw:path draw:style-name="gr2" draw:text-style-name="P2" draw:layer="layout" svg:width="0.173cm" svg:height="0.089cm" svg:x="5.725cm" svg:y="21.581cm" svg:viewBox="0 0 174 90" svg:d="M85 90h89c0-51-38-90-89-90-46 0-85 39-85 90z">
            <text:p/>
          </draw:path>
          <draw:path draw:style-name="gr2" draw:text-style-name="P2" draw:layer="layout" svg:width="0.173cm" svg:height="0.084cm" svg:x="5.725cm" svg:y="21.67cm" svg:viewBox="0 0 174 85" svg:d="M85 0h-85c0 46 39 85 85 85 51 0 89-39 89-85z">
            <text:p/>
          </draw:path>
          <draw:path draw:style-name="gr2" draw:text-style-name="P2" draw:layer="layout" svg:width="0.173cm" svg:height="0.089cm" svg:x="5.725cm" svg:y="21.327cm" svg:viewBox="0 0 174 90" svg:d="M85 90h89c0-51-38-90-89-90-46 0-85 39-85 90z">
            <text:p/>
          </draw:path>
          <draw:path draw:style-name="gr2" draw:text-style-name="P2" draw:layer="layout" svg:width="0.173cm" svg:height="0.085cm" svg:x="5.725cm" svg:y="21.416cm" svg:viewBox="0 0 174 86" svg:d="M85 0h-85c0 46 39 86 85 86 51 0 89-40 89-86z">
            <text:p/>
          </draw:path>
          <draw:path draw:style-name="gr2" draw:text-style-name="P2" draw:layer="layout" svg:width="0.173cm" svg:height="0.089cm" svg:x="5.725cm" svg:y="21.073cm" svg:viewBox="0 0 174 90" svg:d="M85 90h89c0-51-38-90-89-90-46 0-85 39-85 90z">
            <text:p/>
          </draw:path>
          <draw:path draw:style-name="gr2" draw:text-style-name="P2" draw:layer="layout" svg:width="0.173cm" svg:height="0.084cm" svg:x="5.725cm" svg:y="21.162cm" svg:viewBox="0 0 174 85" svg:d="M85 0h-85c0 46 39 85 85 85 51 0 89-39 89-85z">
            <text:p/>
          </draw:path>
          <draw:path draw:style-name="gr2" draw:text-style-name="P2" draw:layer="layout" svg:width="0.173cm" svg:height="0.089cm" svg:x="5.725cm" svg:y="20.819cm" svg:viewBox="0 0 174 90" svg:d="M85 90h89c0-52-38-90-89-90-46 0-85 38-85 90z">
            <text:p/>
          </draw:path>
          <draw:path draw:style-name="gr2" draw:text-style-name="P2" draw:layer="layout" svg:width="0.173cm" svg:height="0.084cm" svg:x="5.725cm" svg:y="20.908cm" svg:viewBox="0 0 174 85" svg:d="M85 0h-85c0 46 39 85 85 85 51 0 89-39 89-85z">
            <text:p/>
          </draw:path>
          <draw:path draw:style-name="gr2" draw:text-style-name="P2" draw:layer="layout" svg:width="0.173cm" svg:height="0.089cm" svg:x="5.725cm" svg:y="20.565cm" svg:viewBox="0 0 174 90" svg:d="M85 90h89c0-52-38-90-89-90-46 0-85 38-85 90z">
            <text:p/>
          </draw:path>
          <draw:path draw:style-name="gr2" draw:text-style-name="P2" draw:layer="layout" svg:width="0.173cm" svg:height="0.085cm" svg:x="5.725cm" svg:y="20.654cm" svg:viewBox="0 0 174 86" svg:d="M85 0h-85c0 46 39 86 85 86 51 0 89-40 89-86z">
            <text:p/>
          </draw:path>
          <draw:path draw:style-name="gr2" draw:text-style-name="P2" draw:layer="layout" svg:width="0.173cm" svg:height="0.089cm" svg:x="5.725cm" svg:y="20.311cm" svg:viewBox="0 0 174 90" svg:d="M85 90h89c0-52-38-90-89-90-46 0-85 38-85 90z">
            <text:p/>
          </draw:path>
          <draw:path draw:style-name="gr2" draw:text-style-name="P2" draw:layer="layout" svg:width="0.173cm" svg:height="0.085cm" svg:x="5.725cm" svg:y="20.4cm" svg:viewBox="0 0 174 86" svg:d="M85 0h-85c0 46 39 86 85 86 51 0 89-40 89-86z">
            <text:p/>
          </draw:path>
          <draw:path draw:style-name="gr2" draw:text-style-name="P2" draw:layer="layout" svg:width="0.173cm" svg:height="0.089cm" svg:x="5.725cm" svg:y="20.057cm" svg:viewBox="0 0 174 90" svg:d="M85 90h89c0-52-38-90-89-90-46 0-85 38-85 90z">
            <text:p/>
          </draw:path>
          <draw:path draw:style-name="gr2" draw:text-style-name="P2" draw:layer="layout" svg:width="0.173cm" svg:height="0.085cm" svg:x="5.725cm" svg:y="20.146cm" svg:viewBox="0 0 174 86" svg:d="M85 0h-85c0 46 39 86 85 86 51 0 89-40 89-86z">
            <text:p/>
          </draw:path>
          <draw:path draw:style-name="gr2" draw:text-style-name="P2" draw:layer="layout" svg:width="0.173cm" svg:height="0.089cm" svg:x="5.725cm" svg:y="19.803cm" svg:viewBox="0 0 174 90" svg:d="M85 90h89c0-52-38-90-89-90-46 0-85 38-85 90z">
            <text:p/>
          </draw:path>
          <draw:path draw:style-name="gr2" draw:text-style-name="P2" draw:layer="layout" svg:width="0.173cm" svg:height="0.084cm" svg:x="5.725cm" svg:y="19.892cm" svg:viewBox="0 0 174 85" svg:d="M85 0h-85c0 46 39 85 85 85 51 0 89-39 89-85z">
            <text:p/>
          </draw:path>
          <draw:path draw:style-name="gr2" draw:text-style-name="P2" draw:layer="layout" svg:width="0.173cm" svg:height="0.089cm" svg:x="5.725cm" svg:y="19.549cm" svg:viewBox="0 0 174 90" svg:d="M85 90h89c0-51-38-90-89-90-46 0-85 39-85 90z">
            <text:p/>
          </draw:path>
          <draw:path draw:style-name="gr2" draw:text-style-name="P2" draw:layer="layout" svg:width="0.173cm" svg:height="0.084cm" svg:x="5.725cm" svg:y="19.638cm" svg:viewBox="0 0 174 85" svg:d="M85 0h-85c0 46 39 85 85 85 51 0 89-39 89-85z">
            <text:p/>
          </draw:path>
          <draw:path draw:style-name="gr2" draw:text-style-name="P2" draw:layer="layout" svg:width="0.173cm" svg:height="0.089cm" svg:x="5.725cm" svg:y="19.295cm" svg:viewBox="0 0 174 90" svg:d="M85 90h89c0-51-38-90-89-90-46 0-85 39-85 90z">
            <text:p/>
          </draw:path>
          <draw:path draw:style-name="gr2" draw:text-style-name="P2" draw:layer="layout" svg:width="0.173cm" svg:height="0.085cm" svg:x="5.725cm" svg:y="19.384cm" svg:viewBox="0 0 174 86" svg:d="M85 0h-85c0 46 39 86 85 86 51 0 89-40 89-86z">
            <text:p/>
          </draw:path>
          <draw:polygon draw:style-name="gr2" draw:text-style-name="P2" draw:layer="layout" svg:width="0.169cm" svg:height="0.169cm" svg:x="5.725cm" svg:y="19.045cm" svg:viewBox="0 0 170 170" draw:points="170,0 0,0 0,170 170,170">
            <text:p/>
          </draw:polygon>
          <draw:path draw:style-name="gr2" draw:text-style-name="P2" draw:layer="layout" svg:width="0.173cm" svg:height="0.089cm" svg:x="5.725cm" svg:y="22.597cm" svg:viewBox="0 0 174 90" svg:d="M85 90h89c0-52-38-90-89-90-46 0-85 38-85 90z">
            <text:p/>
          </draw:path>
          <draw:path draw:style-name="gr2" draw:text-style-name="P2" draw:layer="layout" svg:width="0.173cm" svg:height="0.085cm" svg:x="5.725cm" svg:y="22.686cm" svg:viewBox="0 0 174 86" svg:d="M85 0h-85c0 46 39 86 85 86 51 0 89-40 89-86z">
            <text:p/>
          </draw:path>
          <draw:path draw:style-name="gr2" draw:text-style-name="P2" draw:layer="layout" svg:width="0.173cm" svg:height="0.089cm" svg:x="5.725cm" svg:y="22.343cm" svg:viewBox="0 0 174 90" svg:d="M85 90h89c0-52-38-90-89-90-46 0-85 38-85 90z">
            <text:p/>
          </draw:path>
          <draw:path draw:style-name="gr2" draw:text-style-name="P2" draw:layer="layout" svg:width="0.173cm" svg:height="0.085cm" svg:x="5.725cm" svg:y="22.432cm" svg:viewBox="0 0 174 86" svg:d="M85 0h-85c0 46 39 86 85 86 51 0 89-40 89-86z">
            <text:p/>
          </draw:path>
          <draw:path draw:style-name="gr2" draw:text-style-name="P2" draw:layer="layout" svg:width="0.173cm" svg:height="0.089cm" svg:x="5.725cm" svg:y="22.089cm" svg:viewBox="0 0 174 90" svg:d="M85 90h89c0-52-38-90-89-90-46 0-85 38-85 90z">
            <text:p/>
          </draw:path>
          <draw:path draw:style-name="gr2" draw:text-style-name="P2" draw:layer="layout" svg:width="0.173cm" svg:height="0.084cm" svg:x="5.725cm" svg:y="22.178cm" svg:viewBox="0 0 174 85" svg:d="M85 0h-85c0 46 39 85 85 85 51 0 89-39 89-85z">
            <text:p/>
          </draw:path>
          <draw:path draw:style-name="gr2" draw:text-style-name="P2" draw:layer="layout" svg:width="0.173cm" svg:height="0.089cm" svg:x="4.709cm" svg:y="22.597cm" svg:viewBox="0 0 174 90" svg:d="M84 90h90c0-52-39-90-90-90-46 0-84 38-84 90z">
            <text:p/>
          </draw:path>
          <draw:path draw:style-name="gr2" draw:text-style-name="P2" draw:layer="layout" svg:width="0.173cm" svg:height="0.085cm" svg:x="4.709cm" svg:y="22.686cm" svg:viewBox="0 0 174 86" svg:d="M84 0h-84c0 46 38 86 84 86 51 0 90-40 90-86z">
            <text:p/>
          </draw:path>
          <draw:path draw:style-name="gr2" draw:text-style-name="P2" draw:layer="layout" svg:width="0.173cm" svg:height="0.089cm" svg:x="4.074cm" svg:y="22.089cm" svg:viewBox="0 0 174 90" svg:d="M84 90h90c0-52-38-90-90-90-46 0-84 38-84 90z">
            <text:p/>
          </draw:path>
          <draw:path draw:style-name="gr2" draw:text-style-name="P2" draw:layer="layout" svg:width="0.173cm" svg:height="0.084cm" svg:x="4.074cm" svg:y="22.178cm" svg:viewBox="0 0 174 85" svg:d="M84 0h-84c0 46 38 85 84 85 52 0 90-39 90-85z">
            <text:p/>
          </draw:path>
          <draw:path draw:style-name="gr2" draw:text-style-name="P2" draw:layer="layout" svg:width="0.173cm" svg:height="0.089cm" svg:x="4.709cm" svg:y="22.343cm" svg:viewBox="0 0 174 90" svg:d="M84 90h90c0-52-39-90-90-90-46 0-84 38-84 90z">
            <text:p/>
          </draw:path>
          <draw:path draw:style-name="gr2" draw:text-style-name="P2" draw:layer="layout" svg:width="0.173cm" svg:height="0.085cm" svg:x="4.709cm" svg:y="22.432cm" svg:viewBox="0 0 174 86" svg:d="M84 0h-84c0 46 38 86 84 86 51 0 90-40 90-86z">
            <text:p/>
          </draw:path>
          <draw:path draw:style-name="gr2" draw:text-style-name="P2" draw:layer="layout" svg:width="0.173cm" svg:height="0.089cm" svg:x="4.709cm" svg:y="22.089cm" svg:viewBox="0 0 174 90" svg:d="M84 90h90c0-52-39-90-90-90-46 0-84 38-84 90z">
            <text:p/>
          </draw:path>
          <draw:path draw:style-name="gr2" draw:text-style-name="P2" draw:layer="layout" svg:width="0.173cm" svg:height="0.084cm" svg:x="4.709cm" svg:y="22.178cm" svg:viewBox="0 0 174 85" svg:d="M84 0h-84c0 46 38 85 84 85 51 0 90-39 90-85z">
            <text:p/>
          </draw:path>
          <draw:path draw:style-name="gr2" draw:text-style-name="P2" draw:layer="layout" svg:width="0.173cm" svg:height="0.089cm" svg:x="4.709cm" svg:y="21.835cm" svg:viewBox="0 0 174 90" svg:d="M84 90h90c0-51-39-90-90-90-46 0-84 39-84 90z">
            <text:p/>
          </draw:path>
          <draw:path draw:style-name="gr2" draw:text-style-name="P2" draw:layer="layout" svg:width="0.173cm" svg:height="0.085cm" svg:x="4.709cm" svg:y="21.924cm" svg:viewBox="0 0 174 86" svg:d="M84 0h-84c0 46 38 86 84 86 51 0 90-40 90-86z">
            <text:p/>
          </draw:path>
          <draw:path draw:style-name="gr2" draw:text-style-name="P2" draw:layer="layout" svg:width="0.173cm" svg:height="0.089cm" svg:x="4.709cm" svg:y="21.581cm" svg:viewBox="0 0 174 90" svg:d="M84 90h90c0-51-39-90-90-90-46 0-84 39-84 90z">
            <text:p/>
          </draw:path>
          <draw:path draw:style-name="gr2" draw:text-style-name="P2" draw:layer="layout" svg:width="0.173cm" svg:height="0.084cm" svg:x="4.709cm" svg:y="21.67cm" svg:viewBox="0 0 174 85" svg:d="M84 0h-84c0 46 38 85 84 85 51 0 90-39 90-85z">
            <text:p/>
          </draw:path>
          <draw:path draw:style-name="gr2" draw:text-style-name="P2" draw:layer="layout" svg:width="0.173cm" svg:height="0.089cm" svg:x="4.709cm" svg:y="21.327cm" svg:viewBox="0 0 174 90" svg:d="M84 90h90c0-51-39-90-90-90-46 0-84 39-84 90z">
            <text:p/>
          </draw:path>
          <draw:path draw:style-name="gr2" draw:text-style-name="P2" draw:layer="layout" svg:width="0.173cm" svg:height="0.085cm" svg:x="4.709cm" svg:y="21.416cm" svg:viewBox="0 0 174 86" svg:d="M84 0h-84c0 46 38 86 84 86 51 0 90-40 90-86z">
            <text:p/>
          </draw:path>
          <draw:path draw:style-name="gr2" draw:text-style-name="P2" draw:layer="layout" svg:width="0.173cm" svg:height="0.089cm" svg:x="4.709cm" svg:y="21.073cm" svg:viewBox="0 0 174 90" svg:d="M84 90h90c0-51-39-90-90-90-46 0-84 39-84 90z">
            <text:p/>
          </draw:path>
          <draw:path draw:style-name="gr2" draw:text-style-name="P2" draw:layer="layout" svg:width="0.173cm" svg:height="0.084cm" svg:x="4.709cm" svg:y="21.162cm" svg:viewBox="0 0 174 85" svg:d="M84 0h-84c0 46 38 85 84 85 51 0 90-39 90-85z">
            <text:p/>
          </draw:path>
          <draw:path draw:style-name="gr2" draw:text-style-name="P2" draw:layer="layout" svg:width="0.173cm" svg:height="0.089cm" svg:x="4.709cm" svg:y="20.819cm" svg:viewBox="0 0 174 90" svg:d="M84 90h90c0-52-39-90-90-90-46 0-84 38-84 90z">
            <text:p/>
          </draw:path>
          <draw:path draw:style-name="gr2" draw:text-style-name="P2" draw:layer="layout" svg:width="0.173cm" svg:height="0.084cm" svg:x="4.709cm" svg:y="20.908cm" svg:viewBox="0 0 174 85" svg:d="M84 0h-84c0 46 38 85 84 85 51 0 90-39 90-85z">
            <text:p/>
          </draw:path>
          <draw:path draw:style-name="gr2" draw:text-style-name="P2" draw:layer="layout" svg:width="0.173cm" svg:height="0.089cm" svg:x="4.709cm" svg:y="20.565cm" svg:viewBox="0 0 174 90" svg:d="M84 90h90c0-52-39-90-90-90-46 0-84 38-84 90z">
            <text:p/>
          </draw:path>
          <draw:path draw:style-name="gr2" draw:text-style-name="P2" draw:layer="layout" svg:width="0.173cm" svg:height="0.085cm" svg:x="4.709cm" svg:y="20.654cm" svg:viewBox="0 0 174 86" svg:d="M84 0h-84c0 46 38 86 84 86 51 0 90-40 90-86z">
            <text:p/>
          </draw:path>
          <draw:path draw:style-name="gr2" draw:text-style-name="P2" draw:layer="layout" svg:width="0.173cm" svg:height="0.089cm" svg:x="4.709cm" svg:y="20.311cm" svg:viewBox="0 0 174 90" svg:d="M84 90h90c0-52-39-90-90-90-46 0-84 38-84 90z">
            <text:p/>
          </draw:path>
          <draw:path draw:style-name="gr2" draw:text-style-name="P2" draw:layer="layout" svg:width="0.173cm" svg:height="0.085cm" svg:x="4.709cm" svg:y="20.4cm" svg:viewBox="0 0 174 86" svg:d="M84 0h-84c0 46 38 86 84 86 51 0 90-40 90-86z">
            <text:p/>
          </draw:path>
          <draw:path draw:style-name="gr2" draw:text-style-name="P2" draw:layer="layout" svg:width="0.173cm" svg:height="0.089cm" svg:x="4.709cm" svg:y="20.057cm" svg:viewBox="0 0 174 90" svg:d="M84 90h90c0-52-39-90-90-90-46 0-84 38-84 90z">
            <text:p/>
          </draw:path>
          <draw:path draw:style-name="gr2" draw:text-style-name="P2" draw:layer="layout" svg:width="0.173cm" svg:height="0.085cm" svg:x="4.709cm" svg:y="20.146cm" svg:viewBox="0 0 174 86" svg:d="M84 0h-84c0 46 38 86 84 86 51 0 90-40 90-86z">
            <text:p/>
          </draw:path>
          <draw:path draw:style-name="gr2" draw:text-style-name="P2" draw:layer="layout" svg:width="0.173cm" svg:height="0.089cm" svg:x="4.709cm" svg:y="19.803cm" svg:viewBox="0 0 174 90" svg:d="M84 90h90c0-52-39-90-90-90-46 0-84 38-84 90z">
            <text:p/>
          </draw:path>
          <draw:path draw:style-name="gr2" draw:text-style-name="P2" draw:layer="layout" svg:width="0.173cm" svg:height="0.084cm" svg:x="4.709cm" svg:y="19.892cm" svg:viewBox="0 0 174 85" svg:d="M84 0h-84c0 46 38 85 84 85 51 0 90-39 90-85z">
            <text:p/>
          </draw:path>
          <draw:path draw:style-name="gr2" draw:text-style-name="P2" draw:layer="layout" svg:width="0.173cm" svg:height="0.089cm" svg:x="4.709cm" svg:y="19.549cm" svg:viewBox="0 0 174 90" svg:d="M84 90h90c0-51-39-90-90-90-46 0-84 39-84 90z">
            <text:p/>
          </draw:path>
          <draw:path draw:style-name="gr2" draw:text-style-name="P2" draw:layer="layout" svg:width="0.173cm" svg:height="0.084cm" svg:x="4.709cm" svg:y="19.638cm" svg:viewBox="0 0 174 85" svg:d="M84 0h-84c0 46 38 85 84 85 51 0 90-39 90-85z">
            <text:p/>
          </draw:path>
          <draw:path draw:style-name="gr2" draw:text-style-name="P2" draw:layer="layout" svg:width="0.173cm" svg:height="0.089cm" svg:x="4.709cm" svg:y="19.295cm" svg:viewBox="0 0 174 90" svg:d="M84 90h90c0-51-39-90-90-90-46 0-84 39-84 90z">
            <text:p/>
          </draw:path>
          <draw:path draw:style-name="gr2" draw:text-style-name="P2" draw:layer="layout" svg:width="0.173cm" svg:height="0.085cm" svg:x="4.709cm" svg:y="19.384cm" svg:viewBox="0 0 174 86" svg:d="M84 0h-84c0 46 38 86 84 86 51 0 90-40 90-86z">
            <text:p/>
          </draw:path>
          <draw:polygon draw:style-name="gr2" draw:text-style-name="P2" draw:layer="layout" svg:width="0.169cm" svg:height="0.169cm" svg:x="4.709cm" svg:y="19.045cm" svg:viewBox="0 0 170 170" draw:points="170,0 0,0 0,170 170,170">
            <text:p/>
          </draw:polygon>
          <draw:path draw:style-name="gr2" draw:text-style-name="P2" draw:layer="layout" svg:width="0.173cm" svg:height="0.084cm" svg:x="2.042cm" svg:y="16.933cm" svg:viewBox="0 0 174 85" svg:d="M85 0h-85c0 47 38 85 85 85 51 0 89-38 89-85z">
            <text:p/>
          </draw:path>
          <draw:path draw:style-name="gr2" draw:text-style-name="P2" draw:layer="layout" svg:width="0.173cm" svg:height="0.089cm" svg:x="2.042cm" svg:y="16.844cm" svg:viewBox="0 0 174 90" svg:d="M85 90h89c0-51-38-90-89-90-47 0-85 39-85 90z">
            <text:p/>
          </draw:path>
          <draw:path draw:style-name="gr2" draw:text-style-name="P2" draw:layer="layout" svg:width="0.173cm" svg:height="0.084cm" svg:x="2.042cm" svg:y="16.679cm" svg:viewBox="0 0 174 85" svg:d="M85 0h-85c0 47 38 85 85 85 51 0 89-38 89-85z">
            <text:p/>
          </draw:path>
          <draw:path draw:style-name="gr2" draw:text-style-name="P2" draw:layer="layout" svg:width="0.173cm" svg:height="0.089cm" svg:x="2.042cm" svg:y="16.59cm" svg:viewBox="0 0 174 90" svg:d="M85 90h89c0-52-38-90-89-90-47 0-85 38-85 90z">
            <text:p/>
          </draw:path>
          <draw:path draw:style-name="gr2" draw:text-style-name="P2" draw:layer="layout" svg:width="0.173cm" svg:height="0.084cm" svg:x="2.042cm" svg:y="16.425cm" svg:viewBox="0 0 174 85" svg:d="M85 0h-85c0 47 38 85 85 85 51 0 89-38 89-85z">
            <text:p/>
          </draw:path>
          <draw:path draw:style-name="gr2" draw:text-style-name="P2" draw:layer="layout" svg:width="0.173cm" svg:height="0.089cm" svg:x="2.042cm" svg:y="16.336cm" svg:viewBox="0 0 174 90" svg:d="M85 90h89c0-52-38-90-89-90-47 0-85 38-85 90z">
            <text:p/>
          </draw:path>
          <draw:path draw:style-name="gr2" draw:text-style-name="P2" draw:layer="layout" svg:width="0.173cm" svg:height="0.084cm" svg:x="2.042cm" svg:y="16.171cm" svg:viewBox="0 0 174 85" svg:d="M85 0h-85c0 47 38 85 85 85 51 0 89-38 89-85z">
            <text:p/>
          </draw:path>
          <draw:path draw:style-name="gr2" draw:text-style-name="P2" draw:layer="layout" svg:width="0.173cm" svg:height="0.089cm" svg:x="2.042cm" svg:y="16.082cm" svg:viewBox="0 0 174 90" svg:d="M85 90h89c0-52-38-90-89-90-47 0-85 38-85 90z">
            <text:p/>
          </draw:path>
          <draw:polygon draw:style-name="gr2" draw:text-style-name="P2" draw:layer="layout" svg:width="0.169cm" svg:height="0.169cm" svg:x="2.042cm" svg:y="15.832cm" svg:viewBox="0 0 170 170" draw:points="0,170 170,170 170,0 0,0">
            <text:p/>
          </draw:polygon>
          <draw:path draw:style-name="gr2" draw:text-style-name="P2" draw:layer="layout" svg:width="0.173cm" svg:height="0.084cm" svg:x="2.042cm" svg:y="17.187cm" svg:viewBox="0 0 174 85" svg:d="M85 0h-85c0 47 38 85 85 85 51 0 89-38 89-85z">
            <text:p/>
          </draw:path>
          <draw:path draw:style-name="gr2" draw:text-style-name="P2" draw:layer="layout" svg:width="0.173cm" svg:height="0.089cm" svg:x="2.042cm" svg:y="17.098cm" svg:viewBox="0 0 174 90" svg:d="M85 90h89c0-51-38-90-89-90-47 0-85 39-85 90z">
            <text:p/>
          </draw:path>
          <draw:path draw:style-name="gr2" draw:text-style-name="P2" draw:layer="layout" svg:width="0.173cm" svg:height="0.089cm" svg:x="2.931cm" svg:y="16.082cm" svg:viewBox="0 0 174 90" svg:d="M85 90h89c0-52-38-90-89-90-47 0-85 38-85 90z">
            <text:p/>
          </draw:path>
          <draw:path draw:style-name="gr2" draw:text-style-name="P2" draw:layer="layout" svg:width="0.173cm" svg:height="0.084cm" svg:x="2.931cm" svg:y="16.171cm" svg:viewBox="0 0 174 85" svg:d="M85 0h-85c0 47 38 85 85 85 51 0 89-38 89-85z">
            <text:p/>
          </draw:path>
          <draw:path draw:style-name="gr2" draw:text-style-name="P2" draw:layer="layout" svg:width="0.173cm" svg:height="0.089cm" svg:x="2.931cm" svg:y="16.59cm" svg:viewBox="0 0 174 90" svg:d="M85 90h89c0-52-38-90-89-90-47 0-85 38-85 90z">
            <text:p/>
          </draw:path>
          <draw:path draw:style-name="gr2" draw:text-style-name="P2" draw:layer="layout" svg:width="0.173cm" svg:height="0.084cm" svg:x="2.931cm" svg:y="16.679cm" svg:viewBox="0 0 174 85" svg:d="M85 0h-85c0 47 38 85 85 85 51 0 89-38 89-85z">
            <text:p/>
          </draw:path>
          <draw:path draw:style-name="gr2" draw:text-style-name="P2" draw:layer="layout" svg:width="0.173cm" svg:height="0.089cm" svg:x="2.931cm" svg:y="16.844cm" svg:viewBox="0 0 174 90" svg:d="M85 90h89c0-51-38-90-89-90-47 0-85 39-85 90z">
            <text:p/>
          </draw:path>
          <draw:path draw:style-name="gr2" draw:text-style-name="P2" draw:layer="layout" svg:width="0.173cm" svg:height="0.084cm" svg:x="2.931cm" svg:y="16.933cm" svg:viewBox="0 0 174 85" svg:d="M85 0h-85c0 47 38 85 85 85 51 0 89-38 89-85z">
            <text:p/>
          </draw:path>
          <draw:path draw:style-name="gr2" draw:text-style-name="P2" draw:layer="layout" svg:width="0.173cm" svg:height="0.089cm" svg:x="2.931cm" svg:y="17.098cm" svg:viewBox="0 0 174 90" svg:d="M85 90h89c0-51-38-90-89-90-47 0-85 39-85 90z">
            <text:p/>
          </draw:path>
          <draw:path draw:style-name="gr2" draw:text-style-name="P2" draw:layer="layout" svg:width="0.173cm" svg:height="0.084cm" svg:x="2.931cm" svg:y="17.187cm" svg:viewBox="0 0 174 85" svg:d="M85 0h-85c0 47 38 85 85 85 51 0 89-38 89-85z">
            <text:p/>
          </draw:path>
          <draw:path draw:style-name="gr2" draw:text-style-name="P2" draw:layer="layout" svg:width="0.173cm" svg:height="0.089cm" svg:x="4.074cm" svg:y="15.066cm" svg:viewBox="0 0 174 90" svg:d="M84 90h90c0-51-38-90-90-90-46 0-84 39-84 90z">
            <text:p/>
          </draw:path>
          <draw:path draw:style-name="gr2" draw:text-style-name="P2" draw:layer="layout" svg:width="0.173cm" svg:height="0.084cm" svg:x="4.074cm" svg:y="15.155cm" svg:viewBox="0 0 174 85" svg:d="M84 0h-84c0 47 38 85 84 85 52 0 90-38 90-85z">
            <text:p/>
          </draw:path>
          <draw:path draw:style-name="gr2" draw:text-style-name="P2" draw:layer="layout" svg:width="0.173cm" svg:height="0.089cm" svg:x="4.074cm" svg:y="15.32cm" svg:viewBox="0 0 174 90" svg:d="M84 90h90c0-51-38-90-90-90-46 0-84 39-84 90z">
            <text:p/>
          </draw:path>
          <draw:path draw:style-name="gr2" draw:text-style-name="P2" draw:layer="layout" svg:width="0.173cm" svg:height="0.084cm" svg:x="4.074cm" svg:y="15.409cm" svg:viewBox="0 0 174 85" svg:d="M84 0h-84c0 47 38 85 84 85 52 0 90-38 90-85z">
            <text:p/>
          </draw:path>
          <draw:path draw:style-name="gr2" draw:text-style-name="P2" draw:layer="layout" svg:width="0.173cm" svg:height="0.089cm" svg:x="4.709cm" svg:y="15.32cm" svg:viewBox="0 0 174 90" svg:d="M84 90h90c0-51-39-90-90-90-46 0-84 39-84 90z">
            <text:p/>
          </draw:path>
          <draw:path draw:style-name="gr2" draw:text-style-name="P2" draw:layer="layout" svg:width="0.173cm" svg:height="0.084cm" svg:x="4.709cm" svg:y="15.409cm" svg:viewBox="0 0 174 85" svg:d="M84 0h-84c0 47 38 85 84 85 51 0 90-38 90-85z">
            <text:p/>
          </draw:path>
          <draw:path draw:style-name="gr2" draw:text-style-name="P2" draw:layer="layout" svg:width="0.173cm" svg:height="0.089cm" svg:x="4.709cm" svg:y="15.066cm" svg:viewBox="0 0 174 90" svg:d="M84 90h90c0-51-39-90-90-90-46 0-84 39-84 90z">
            <text:p/>
          </draw:path>
          <draw:path draw:style-name="gr2" draw:text-style-name="P2" draw:layer="layout" svg:width="0.173cm" svg:height="0.084cm" svg:x="4.709cm" svg:y="15.155cm" svg:viewBox="0 0 174 85" svg:d="M84 0h-84c0 47 38 85 84 85 51 0 90-38 90-85z">
            <text:p/>
          </draw:path>
          <draw:path draw:style-name="gr2" draw:text-style-name="P2" draw:layer="layout" svg:width="0.173cm" svg:height="0.089cm" svg:x="4.709cm" svg:y="14.812cm" svg:viewBox="0 0 174 90" svg:d="M84 90h90c0-51-39-90-90-90-46 0-84 39-84 90z">
            <text:p/>
          </draw:path>
          <draw:path draw:style-name="gr2" draw:text-style-name="P2" draw:layer="layout" svg:width="0.173cm" svg:height="0.084cm" svg:x="4.709cm" svg:y="14.901cm" svg:viewBox="0 0 174 85" svg:d="M84 0h-84c0 47 38 85 84 85 51 0 90-38 90-85z">
            <text:p/>
          </draw:path>
          <draw:path draw:style-name="gr2" draw:text-style-name="P2" draw:layer="layout" svg:width="0.173cm" svg:height="0.089cm" svg:x="4.074cm" svg:y="16.59cm" svg:viewBox="0 0 174 90" svg:d="M84 90h90c0-52-38-90-90-90-46 0-84 38-84 90z">
            <text:p/>
          </draw:path>
          <draw:path draw:style-name="gr2" draw:text-style-name="P2" draw:layer="layout" svg:width="0.173cm" svg:height="0.084cm" svg:x="4.074cm" svg:y="16.679cm" svg:viewBox="0 0 174 85" svg:d="M84 0h-84c0 47 38 85 84 85 52 0 90-38 90-85z">
            <text:p/>
          </draw:path>
          <draw:path draw:style-name="gr2" draw:text-style-name="P2" draw:layer="layout" svg:width="0.173cm" svg:height="0.089cm" svg:x="4.709cm" svg:y="16.844cm" svg:viewBox="0 0 174 90" svg:d="M84 90h90c0-51-39-90-90-90-46 0-84 39-84 90z">
            <text:p/>
          </draw:path>
          <draw:path draw:style-name="gr2" draw:text-style-name="P2" draw:layer="layout" svg:width="0.173cm" svg:height="0.084cm" svg:x="4.709cm" svg:y="16.933cm" svg:viewBox="0 0 174 85" svg:d="M84 0h-84c0 47 38 85 84 85 51 0 90-38 90-85z">
            <text:p/>
          </draw:path>
          <draw:path draw:style-name="gr2" draw:text-style-name="P2" draw:layer="layout" svg:width="0.173cm" svg:height="0.089cm" svg:x="4.709cm" svg:y="16.59cm" svg:viewBox="0 0 174 90" svg:d="M84 90h90c0-52-39-90-90-90-46 0-84 38-84 90z">
            <text:p/>
          </draw:path>
          <draw:path draw:style-name="gr2" draw:text-style-name="P2" draw:layer="layout" svg:width="0.173cm" svg:height="0.084cm" svg:x="4.709cm" svg:y="16.679cm" svg:viewBox="0 0 174 85" svg:d="M84 0h-84c0 47 38 85 84 85 51 0 90-38 90-85z">
            <text:p/>
          </draw:path>
          <draw:path draw:style-name="gr2" draw:text-style-name="P2" draw:layer="layout" svg:width="0.173cm" svg:height="0.089cm" svg:x="4.709cm" svg:y="16.336cm" svg:viewBox="0 0 174 90" svg:d="M84 90h90c0-52-39-90-90-90-46 0-84 38-84 90z">
            <text:p/>
          </draw:path>
          <draw:path draw:style-name="gr2" draw:text-style-name="P2" draw:layer="layout" svg:width="0.173cm" svg:height="0.084cm" svg:x="4.709cm" svg:y="16.425cm" svg:viewBox="0 0 174 85" svg:d="M84 0h-84c0 47 38 85 84 85 51 0 90-38 90-85z">
            <text:p/>
          </draw:path>
          <draw:path draw:style-name="gr2" draw:text-style-name="P2" draw:layer="layout" svg:width="0.173cm" svg:height="0.089cm" svg:x="4.709cm" svg:y="16.082cm" svg:viewBox="0 0 174 90" svg:d="M84 90h90c0-52-39-90-90-90-46 0-84 38-84 90z">
            <text:p/>
          </draw:path>
          <draw:path draw:style-name="gr2" draw:text-style-name="P2" draw:layer="layout" svg:width="0.173cm" svg:height="0.084cm" svg:x="4.709cm" svg:y="16.171cm" svg:viewBox="0 0 174 85" svg:d="M84 0h-84c0 47 38 85 84 85 51 0 90-38 90-85z">
            <text:p/>
          </draw:path>
          <draw:path draw:style-name="gr2" draw:text-style-name="P2" draw:layer="layout" svg:width="0.173cm" svg:height="0.089cm" svg:x="4.709cm" svg:y="15.828cm" svg:viewBox="0 0 174 90" svg:d="M84 90h90c0-52-39-90-90-90-46 0-84 38-84 90z">
            <text:p/>
          </draw:path>
          <draw:path draw:style-name="gr2" draw:text-style-name="P2" draw:layer="layout" svg:width="0.173cm" svg:height="0.084cm" svg:x="4.709cm" svg:y="15.917cm" svg:viewBox="0 0 174 85" svg:d="M84 0h-84c0 47 38 85 84 85 51 0 90-38 90-85z">
            <text:p/>
          </draw:path>
          <draw:path draw:style-name="gr2" draw:text-style-name="P2" draw:layer="layout" svg:width="0.173cm" svg:height="0.089cm" svg:x="4.074cm" svg:y="15.574cm" svg:viewBox="0 0 174 90" svg:d="M84 90h90c0-52-38-90-90-90-46 0-84 38-84 90z">
            <text:p/>
          </draw:path>
          <draw:path draw:style-name="gr2" draw:text-style-name="P2" draw:layer="layout" svg:width="0.173cm" svg:height="0.084cm" svg:x="4.074cm" svg:y="15.663cm" svg:viewBox="0 0 174 85" svg:d="M84 0h-84c0 47 38 85 84 85 52 0 90-38 90-85z">
            <text:p/>
          </draw:path>
          <draw:path draw:style-name="gr2" draw:text-style-name="P2" draw:layer="layout" svg:width="0.173cm" svg:height="0.089cm" svg:x="4.074cm" svg:y="15.828cm" svg:viewBox="0 0 174 90" svg:d="M84 90h90c0-52-38-90-90-90-46 0-84 38-84 90z">
            <text:p/>
          </draw:path>
          <draw:path draw:style-name="gr2" draw:text-style-name="P2" draw:layer="layout" svg:width="0.173cm" svg:height="0.084cm" svg:x="4.074cm" svg:y="15.917cm" svg:viewBox="0 0 174 85" svg:d="M84 0h-84c0 47 38 85 84 85 52 0 90-38 90-85z">
            <text:p/>
          </draw:path>
          <draw:path draw:style-name="gr2" draw:text-style-name="P2" draw:layer="layout" svg:width="0.173cm" svg:height="0.089cm" svg:x="4.074cm" svg:y="16.082cm" svg:viewBox="0 0 174 90" svg:d="M84 90h90c0-52-38-90-90-90-46 0-84 38-84 90z">
            <text:p/>
          </draw:path>
          <draw:path draw:style-name="gr2" draw:text-style-name="P2" draw:layer="layout" svg:width="0.173cm" svg:height="0.084cm" svg:x="4.074cm" svg:y="16.171cm" svg:viewBox="0 0 174 85" svg:d="M84 0h-84c0 47 38 85 84 85 52 0 90-38 90-85z">
            <text:p/>
          </draw:path>
          <draw:path draw:style-name="gr2" draw:text-style-name="P2" draw:layer="layout" svg:width="0.173cm" svg:height="0.089cm" svg:x="4.709cm" svg:y="15.574cm" svg:viewBox="0 0 174 90" svg:d="M84 90h90c0-52-39-90-90-90-46 0-84 38-84 90z">
            <text:p/>
          </draw:path>
          <draw:path draw:style-name="gr2" draw:text-style-name="P2" draw:layer="layout" svg:width="0.173cm" svg:height="0.084cm" svg:x="4.709cm" svg:y="15.663cm" svg:viewBox="0 0 174 85" svg:d="M84 0h-84c0 47 38 85 84 85 51 0 90-38 90-85z">
            <text:p/>
          </draw:path>
          <draw:polygon draw:style-name="gr2" draw:text-style-name="P2" draw:layer="layout" svg:width="0.169cm" svg:height="0.169cm" svg:x="2.931cm" svg:y="13.546cm" svg:viewBox="0 0 170 170" draw:points="170,0 0,0 0,170 170,170">
            <text:p/>
          </draw:polygon>
          <draw:path draw:style-name="gr2" draw:text-style-name="P2" draw:layer="layout" svg:width="0.173cm" svg:height="0.089cm" svg:x="2.931cm" svg:y="13.796cm" svg:viewBox="0 0 174 90" svg:d="M85 90h89c0-52-38-90-89-90-47 0-85 38-85 90z">
            <text:p/>
          </draw:path>
          <draw:path draw:style-name="gr2" draw:text-style-name="P2" draw:layer="layout" svg:width="0.173cm" svg:height="0.084cm" svg:x="2.931cm" svg:y="13.885cm" svg:viewBox="0 0 174 85" svg:d="M85 0h-85c0 47 38 85 85 85 51 0 89-38 89-85z">
            <text:p/>
          </draw:path>
          <draw:path draw:style-name="gr2" draw:text-style-name="P2" draw:layer="layout" svg:width="0.173cm" svg:height="0.089cm" svg:x="2.931cm" svg:y="14.05cm" svg:viewBox="0 0 174 90" svg:d="M85 90h89c0-52-38-90-89-90-47 0-85 38-85 90z">
            <text:p/>
          </draw:path>
          <draw:path draw:style-name="gr2" draw:text-style-name="P2" draw:layer="layout" svg:width="0.173cm" svg:height="0.084cm" svg:x="2.931cm" svg:y="14.139cm" svg:viewBox="0 0 174 85" svg:d="M85 0h-85c0 47 38 85 85 85 51 0 89-38 89-85z">
            <text:p/>
          </draw:path>
          <draw:path draw:style-name="gr2" draw:text-style-name="P2" draw:layer="layout" svg:width="0.173cm" svg:height="0.089cm" svg:x="2.931cm" svg:y="14.304cm" svg:viewBox="0 0 174 90" svg:d="M85 90h89c0-52-38-90-89-90-47 0-85 38-85 90z">
            <text:p/>
          </draw:path>
          <draw:path draw:style-name="gr2" draw:text-style-name="P2" draw:layer="layout" svg:width="0.173cm" svg:height="0.084cm" svg:x="2.931cm" svg:y="14.393cm" svg:viewBox="0 0 174 85" svg:d="M85 0h-85c0 47 38 85 85 85 51 0 89-38 89-85z">
            <text:p/>
          </draw:path>
          <draw:path draw:style-name="gr2" draw:text-style-name="P2" draw:layer="layout" svg:width="0.173cm" svg:height="0.089cm" svg:x="4.074cm" svg:y="14.812cm" svg:viewBox="0 0 174 90" svg:d="M84 90h90c0-51-38-90-90-90-46 0-84 39-84 90z">
            <text:p/>
          </draw:path>
          <draw:path draw:style-name="gr2" draw:text-style-name="P2" draw:layer="layout" svg:width="0.173cm" svg:height="0.084cm" svg:x="4.074cm" svg:y="14.901cm" svg:viewBox="0 0 174 85" svg:d="M84 0h-84c0 47 38 85 84 85 52 0 90-38 90-85z">
            <text:p/>
          </draw:path>
          <draw:path draw:style-name="gr2" draw:text-style-name="P2" draw:layer="layout" svg:width="0.173cm" svg:height="0.089cm" svg:x="2.931cm" svg:y="14.558cm" svg:viewBox="0 0 174 90" svg:d="M85 90h89c0-51-38-90-89-90-47 0-85 39-85 90z">
            <text:p/>
          </draw:path>
          <draw:path draw:style-name="gr2" draw:text-style-name="P2" draw:layer="layout" svg:width="0.173cm" svg:height="0.084cm" svg:x="2.931cm" svg:y="14.647cm" svg:viewBox="0 0 174 85" svg:d="M85 0h-85c0 47 38 85 85 85 51 0 89-38 89-85z">
            <text:p/>
          </draw:path>
          <draw:path draw:style-name="gr2" draw:text-style-name="P2" draw:layer="layout" svg:width="0.173cm" svg:height="0.089cm" svg:x="2.931cm" svg:y="14.812cm" svg:viewBox="0 0 174 90" svg:d="M85 90h89c0-51-38-90-89-90-47 0-85 39-85 90z">
            <text:p/>
          </draw:path>
          <draw:path draw:style-name="gr2" draw:text-style-name="P2" draw:layer="layout" svg:width="0.173cm" svg:height="0.084cm" svg:x="2.931cm" svg:y="14.901cm" svg:viewBox="0 0 174 85" svg:d="M85 0h-85c0 47 38 85 85 85 51 0 89-38 89-85z">
            <text:p/>
          </draw:path>
          <draw:path draw:style-name="gr2" draw:text-style-name="P2" draw:layer="layout" svg:width="0.173cm" svg:height="0.089cm" svg:x="2.931cm" svg:y="15.066cm" svg:viewBox="0 0 174 90" svg:d="M85 90h89c0-51-38-90-89-90-47 0-85 39-85 90z">
            <text:p/>
          </draw:path>
          <draw:path draw:style-name="gr2" draw:text-style-name="P2" draw:layer="layout" svg:width="0.173cm" svg:height="0.084cm" svg:x="2.931cm" svg:y="15.155cm" svg:viewBox="0 0 174 85" svg:d="M85 0h-85c0 47 38 85 85 85 51 0 89-38 89-85z">
            <text:p/>
          </draw:path>
          <draw:path draw:style-name="gr2" draw:text-style-name="P2" draw:layer="layout" svg:width="0.173cm" svg:height="0.089cm" svg:x="2.931cm" svg:y="15.32cm" svg:viewBox="0 0 174 90" svg:d="M85 90h89c0-51-38-90-89-90-47 0-85 39-85 90z">
            <text:p/>
          </draw:path>
          <draw:path draw:style-name="gr2" draw:text-style-name="P2" draw:layer="layout" svg:width="0.173cm" svg:height="0.084cm" svg:x="2.931cm" svg:y="15.409cm" svg:viewBox="0 0 174 85" svg:d="M85 0h-85c0 47 38 85 85 85 51 0 89-38 89-85z">
            <text:p/>
          </draw:path>
          <draw:path draw:style-name="gr2" draw:text-style-name="P2" draw:layer="layout" svg:width="0.173cm" svg:height="0.089cm" svg:x="2.931cm" svg:y="15.574cm" svg:viewBox="0 0 174 90" svg:d="M85 90h89c0-52-38-90-89-90-47 0-85 38-85 90z">
            <text:p/>
          </draw:path>
          <draw:path draw:style-name="gr2" draw:text-style-name="P2" draw:layer="layout" svg:width="0.173cm" svg:height="0.084cm" svg:x="2.931cm" svg:y="15.663cm" svg:viewBox="0 0 174 85" svg:d="M85 0h-85c0 47 38 85 85 85 51 0 89-38 89-85z">
            <text:p/>
          </draw:path>
          <draw:path draw:style-name="gr2" draw:text-style-name="P2" draw:layer="layout" svg:width="0.173cm" svg:height="0.089cm" svg:x="2.931cm" svg:y="15.828cm" svg:viewBox="0 0 174 90" svg:d="M85 90h89c0-52-38-90-89-90-47 0-85 38-85 90z">
            <text:p/>
          </draw:path>
          <draw:path draw:style-name="gr2" draw:text-style-name="P2" draw:layer="layout" svg:width="0.173cm" svg:height="0.084cm" svg:x="2.931cm" svg:y="15.917cm" svg:viewBox="0 0 174 85" svg:d="M85 0h-85c0 47 38 85 85 85 51 0 89-38 89-85z">
            <text:p/>
          </draw:path>
          <draw:path draw:style-name="gr2" draw:text-style-name="P2" draw:layer="layout" svg:width="0.173cm" svg:height="0.089cm" svg:x="4.074cm" svg:y="16.336cm" svg:viewBox="0 0 174 90" svg:d="M84 90h90c0-52-38-90-90-90-46 0-84 38-84 90z">
            <text:p/>
          </draw:path>
          <draw:path draw:style-name="gr2" draw:text-style-name="P2" draw:layer="layout" svg:width="0.173cm" svg:height="0.084cm" svg:x="4.074cm" svg:y="16.425cm" svg:viewBox="0 0 174 85" svg:d="M84 0h-84c0 47 38 85 84 85 52 0 90-38 90-85z">
            <text:p/>
          </draw:path>
          <draw:path draw:style-name="gr2" draw:text-style-name="P2" draw:layer="layout" svg:width="0.173cm" svg:height="0.089cm" svg:x="4.074cm" svg:y="16.844cm" svg:viewBox="0 0 174 90" svg:d="M84 90h90c0-51-38-90-90-90-46 0-84 39-84 90z">
            <text:p/>
          </draw:path>
          <draw:path draw:style-name="gr2" draw:text-style-name="P2" draw:layer="layout" svg:width="0.173cm" svg:height="0.084cm" svg:x="4.074cm" svg:y="16.933cm" svg:viewBox="0 0 174 85" svg:d="M84 0h-84c0 47 38 85 84 85 52 0 90-38 90-85z">
            <text:p/>
          </draw:path>
          <draw:path draw:style-name="gr2" draw:text-style-name="P2" draw:layer="layout" svg:width="0.173cm" svg:height="0.089cm" svg:x="4.074cm" svg:y="17.098cm" svg:viewBox="0 0 174 90" svg:d="M84 90h90c0-51-38-90-90-90-46 0-84 39-84 90z">
            <text:p/>
          </draw:path>
          <draw:path draw:style-name="gr2" draw:text-style-name="P2" draw:layer="layout" svg:width="0.173cm" svg:height="0.084cm" svg:x="4.074cm" svg:y="17.187cm" svg:viewBox="0 0 174 85" svg:d="M84 0h-84c0 47 38 85 84 85 52 0 90-38 90-85z">
            <text:p/>
          </draw:path>
          <draw:path draw:style-name="gr2" draw:text-style-name="P2" draw:layer="layout" svg:width="0.173cm" svg:height="0.089cm" svg:x="2.931cm" svg:y="16.336cm" svg:viewBox="0 0 174 90" svg:d="M85 90h89c0-52-38-90-89-90-47 0-85 38-85 90z">
            <text:p/>
          </draw:path>
          <draw:path draw:style-name="gr2" draw:text-style-name="P2" draw:layer="layout" svg:width="0.173cm" svg:height="0.084cm" svg:x="2.931cm" svg:y="16.425cm" svg:viewBox="0 0 174 85" svg:d="M85 0h-85c0 47 38 85 85 85 51 0 89-38 89-85z">
            <text:p/>
          </draw:path>
          <draw:path draw:style-name="gr2" draw:text-style-name="P2" draw:layer="layout" svg:width="0.173cm" svg:height="0.089cm" svg:x="11.224cm" svg:y="22.597cm" svg:viewBox="0 0 174 90" svg:d="M85 90h89c0-52-38-90-89-90-47 0-85 38-85 90z">
            <text:p/>
          </draw:path>
          <draw:path draw:style-name="gr2" draw:text-style-name="P2" draw:layer="layout" svg:width="0.173cm" svg:height="0.085cm" svg:x="11.224cm" svg:y="22.686cm" svg:viewBox="0 0 174 86" svg:d="M85 0h-85c0 46 38 86 85 86 51 0 89-40 89-86z">
            <text:p/>
          </draw:path>
          <draw:path draw:style-name="gr2" draw:text-style-name="P2" draw:layer="layout" svg:width="0.173cm" svg:height="0.089cm" svg:x="11.224cm" svg:y="22.343cm" svg:viewBox="0 0 174 90" svg:d="M85 90h89c0-52-38-90-89-90-47 0-85 38-85 90z">
            <text:p/>
          </draw:path>
          <draw:path draw:style-name="gr2" draw:text-style-name="P2" draw:layer="layout" svg:width="0.173cm" svg:height="0.085cm" svg:x="11.224cm" svg:y="22.432cm" svg:viewBox="0 0 174 86" svg:d="M85 0h-85c0 46 38 86 85 86 51 0 89-40 89-86z">
            <text:p/>
          </draw:path>
          <draw:path draw:style-name="gr2" draw:text-style-name="P2" draw:layer="layout" svg:width="0.173cm" svg:height="0.089cm" svg:x="11.224cm" svg:y="22.089cm" svg:viewBox="0 0 174 90" svg:d="M85 90h89c0-52-38-90-89-90-47 0-85 38-85 90z">
            <text:p/>
          </draw:path>
          <draw:path draw:style-name="gr2" draw:text-style-name="P2" draw:layer="layout" svg:width="0.173cm" svg:height="0.084cm" svg:x="11.224cm" svg:y="22.178cm" svg:viewBox="0 0 174 85" svg:d="M85 0h-85c0 46 38 85 85 85 51 0 89-39 89-85z">
            <text:p/>
          </draw:path>
          <draw:path draw:style-name="gr2" draw:text-style-name="P2" draw:layer="layout" svg:width="0.173cm" svg:height="0.089cm" svg:x="11.224cm" svg:y="21.835cm" svg:viewBox="0 0 174 90" svg:d="M85 90h89c0-51-38-90-89-90-47 0-85 39-85 90z">
            <text:p/>
          </draw:path>
          <draw:path draw:style-name="gr2" draw:text-style-name="P2" draw:layer="layout" svg:width="0.173cm" svg:height="0.085cm" svg:x="11.224cm" svg:y="21.924cm" svg:viewBox="0 0 174 86" svg:d="M85 0h-85c0 46 38 86 85 86 51 0 89-40 89-86z">
            <text:p/>
          </draw:path>
          <draw:path draw:style-name="gr2" draw:text-style-name="P2" draw:layer="layout" svg:width="0.173cm" svg:height="0.089cm" svg:x="11.224cm" svg:y="21.581cm" svg:viewBox="0 0 174 90" svg:d="M85 90h89c0-51-38-90-89-90-47 0-85 39-85 90z">
            <text:p/>
          </draw:path>
          <draw:path draw:style-name="gr2" draw:text-style-name="P2" draw:layer="layout" svg:width="0.173cm" svg:height="0.084cm" svg:x="11.224cm" svg:y="21.67cm" svg:viewBox="0 0 174 85" svg:d="M85 0h-85c0 46 38 85 85 85 51 0 89-39 89-85z">
            <text:p/>
          </draw:path>
          <draw:path draw:style-name="gr2" draw:text-style-name="P2" draw:layer="layout" svg:width="0.173cm" svg:height="0.089cm" svg:x="11.224cm" svg:y="21.327cm" svg:viewBox="0 0 174 90" svg:d="M85 90h89c0-51-38-90-89-90-47 0-85 39-85 90z">
            <text:p/>
          </draw:path>
          <draw:path draw:style-name="gr2" draw:text-style-name="P2" draw:layer="layout" svg:width="0.173cm" svg:height="0.085cm" svg:x="11.224cm" svg:y="21.416cm" svg:viewBox="0 0 174 86" svg:d="M85 0h-85c0 46 38 86 85 86 51 0 89-40 89-86z">
            <text:p/>
          </draw:path>
          <draw:path draw:style-name="gr2" draw:text-style-name="P2" draw:layer="layout" svg:width="0.173cm" svg:height="0.089cm" svg:x="11.224cm" svg:y="21.073cm" svg:viewBox="0 0 174 90" svg:d="M85 90h89c0-51-38-90-89-90-47 0-85 39-85 90z">
            <text:p/>
          </draw:path>
          <draw:path draw:style-name="gr2" draw:text-style-name="P2" draw:layer="layout" svg:width="0.173cm" svg:height="0.084cm" svg:x="11.224cm" svg:y="21.162cm" svg:viewBox="0 0 174 85" svg:d="M85 0h-85c0 46 38 85 85 85 51 0 89-39 89-85z">
            <text:p/>
          </draw:path>
          <draw:path draw:style-name="gr2" draw:text-style-name="P2" draw:layer="layout" svg:width="0.173cm" svg:height="0.089cm" svg:x="11.224cm" svg:y="20.819cm" svg:viewBox="0 0 174 90" svg:d="M85 90h89c0-52-38-90-89-90-47 0-85 38-85 90z">
            <text:p/>
          </draw:path>
          <draw:path draw:style-name="gr2" draw:text-style-name="P2" draw:layer="layout" svg:width="0.173cm" svg:height="0.084cm" svg:x="11.224cm" svg:y="20.908cm" svg:viewBox="0 0 174 85" svg:d="M85 0h-85c0 46 38 85 85 85 51 0 89-39 89-85z">
            <text:p/>
          </draw:path>
          <draw:path draw:style-name="gr2" draw:text-style-name="P2" draw:layer="layout" svg:width="0.173cm" svg:height="0.089cm" svg:x="11.224cm" svg:y="20.565cm" svg:viewBox="0 0 174 90" svg:d="M85 90h89c0-52-38-90-89-90-47 0-85 38-85 90z">
            <text:p/>
          </draw:path>
          <draw:path draw:style-name="gr2" draw:text-style-name="P2" draw:layer="layout" svg:width="0.173cm" svg:height="0.085cm" svg:x="11.224cm" svg:y="20.654cm" svg:viewBox="0 0 174 86" svg:d="M85 0h-85c0 46 38 86 85 86 51 0 89-40 89-86z">
            <text:p/>
          </draw:path>
          <draw:path draw:style-name="gr2" draw:text-style-name="P2" draw:layer="layout" svg:width="0.173cm" svg:height="0.089cm" svg:x="11.224cm" svg:y="20.311cm" svg:viewBox="0 0 174 90" svg:d="M85 90h89c0-52-38-90-89-90-47 0-85 38-85 90z">
            <text:p/>
          </draw:path>
          <draw:path draw:style-name="gr2" draw:text-style-name="P2" draw:layer="layout" svg:width="0.173cm" svg:height="0.085cm" svg:x="11.224cm" svg:y="20.4cm" svg:viewBox="0 0 174 86" svg:d="M85 0h-85c0 46 38 86 85 86 51 0 89-40 89-86z">
            <text:p/>
          </draw:path>
          <draw:path draw:style-name="gr2" draw:text-style-name="P2" draw:layer="layout" svg:width="0.173cm" svg:height="0.089cm" svg:x="9.573cm" svg:y="20.311cm" svg:viewBox="0 0 174 90" svg:d="M84 90h90c0-52-39-90-90-90-46 0-84 38-84 90z">
            <text:p/>
          </draw:path>
          <draw:path draw:style-name="gr2" draw:text-style-name="P2" draw:layer="layout" svg:width="0.173cm" svg:height="0.085cm" svg:x="9.573cm" svg:y="20.4cm" svg:viewBox="0 0 174 86" svg:d="M84 0h-84c0 46 38 86 84 86 51 0 90-40 90-86z">
            <text:p/>
          </draw:path>
          <draw:path draw:style-name="gr2" draw:text-style-name="P2" draw:layer="layout" svg:width="0.173cm" svg:height="0.089cm" svg:x="9.573cm" svg:y="20.565cm" svg:viewBox="0 0 174 90" svg:d="M84 90h90c0-52-39-90-90-90-46 0-84 38-84 90z">
            <text:p/>
          </draw:path>
          <draw:path draw:style-name="gr2" draw:text-style-name="P2" draw:layer="layout" svg:width="0.173cm" svg:height="0.085cm" svg:x="9.573cm" svg:y="20.654cm" svg:viewBox="0 0 174 86" svg:d="M84 0h-84c0 46 38 86 84 86 51 0 90-40 90-86z">
            <text:p/>
          </draw:path>
          <draw:path draw:style-name="gr2" draw:text-style-name="P2" draw:layer="layout" svg:width="0.173cm" svg:height="0.089cm" svg:x="9.573cm" svg:y="20.819cm" svg:viewBox="0 0 174 90" svg:d="M84 90h90c0-52-39-90-90-90-46 0-84 38-84 90z">
            <text:p/>
          </draw:path>
          <draw:path draw:style-name="gr2" draw:text-style-name="P2" draw:layer="layout" svg:width="0.173cm" svg:height="0.084cm" svg:x="9.573cm" svg:y="20.908cm" svg:viewBox="0 0 174 85" svg:d="M84 0h-84c0 46 38 85 84 85 51 0 90-39 90-85z">
            <text:p/>
          </draw:path>
          <draw:path draw:style-name="gr2" draw:text-style-name="P2" draw:layer="layout" svg:width="0.173cm" svg:height="0.089cm" svg:x="9.573cm" svg:y="21.073cm" svg:viewBox="0 0 174 90" svg:d="M84 90h90c0-51-39-90-90-90-46 0-84 39-84 90z">
            <text:p/>
          </draw:path>
          <draw:path draw:style-name="gr2" draw:text-style-name="P2" draw:layer="layout" svg:width="0.173cm" svg:height="0.084cm" svg:x="9.573cm" svg:y="21.162cm" svg:viewBox="0 0 174 85" svg:d="M84 0h-84c0 46 38 85 84 85 51 0 90-39 90-85z">
            <text:p/>
          </draw:path>
          <draw:path draw:style-name="gr2" draw:text-style-name="P2" draw:layer="layout" svg:width="0.173cm" svg:height="0.089cm" svg:x="9.573cm" svg:y="21.327cm" svg:viewBox="0 0 174 90" svg:d="M84 90h90c0-51-39-90-90-90-46 0-84 39-84 90z">
            <text:p/>
          </draw:path>
          <draw:path draw:style-name="gr2" draw:text-style-name="P2" draw:layer="layout" svg:width="0.173cm" svg:height="0.085cm" svg:x="9.573cm" svg:y="21.416cm" svg:viewBox="0 0 174 86" svg:d="M84 0h-84c0 46 38 86 84 86 51 0 90-40 90-86z">
            <text:p/>
          </draw:path>
          <draw:path draw:style-name="gr2" draw:text-style-name="P2" draw:layer="layout" svg:width="0.173cm" svg:height="0.089cm" svg:x="10.208cm" svg:y="20.819cm" svg:viewBox="0 0 174 90" svg:d="M85 90h89c0-52-38-90-89-90-46 0-85 38-85 90z">
            <text:p/>
          </draw:path>
          <draw:path draw:style-name="gr2" draw:text-style-name="P2" draw:layer="layout" svg:width="0.173cm" svg:height="0.084cm" svg:x="10.208cm" svg:y="20.908cm" svg:viewBox="0 0 174 85" svg:d="M85 0h-85c0 46 39 85 85 85 51 0 89-39 89-85z">
            <text:p/>
          </draw:path>
          <draw:path draw:style-name="gr2" draw:text-style-name="P2" draw:layer="layout" svg:width="0.173cm" svg:height="0.089cm" svg:x="10.208cm" svg:y="20.565cm" svg:viewBox="0 0 174 90" svg:d="M85 90h89c0-52-38-90-89-90-46 0-85 38-85 90z">
            <text:p/>
          </draw:path>
          <draw:path draw:style-name="gr2" draw:text-style-name="P2" draw:layer="layout" svg:width="0.173cm" svg:height="0.085cm" svg:x="10.208cm" svg:y="20.654cm" svg:viewBox="0 0 174 86" svg:d="M85 0h-85c0 46 39 86 85 86 51 0 89-40 89-86z">
            <text:p/>
          </draw:path>
          <draw:path draw:style-name="gr2" draw:text-style-name="P2" draw:layer="layout" svg:width="0.173cm" svg:height="0.089cm" svg:x="10.208cm" svg:y="20.311cm" svg:viewBox="0 0 174 90" svg:d="M85 90h89c0-52-38-90-89-90-46 0-85 38-85 90z">
            <text:p/>
          </draw:path>
          <draw:path draw:style-name="gr2" draw:text-style-name="P2" draw:layer="layout" svg:width="0.173cm" svg:height="0.085cm" svg:x="10.208cm" svg:y="20.4cm" svg:viewBox="0 0 174 86" svg:d="M85 0h-85c0 46 39 86 85 86 51 0 89-40 89-86z">
            <text:p/>
          </draw:path>
          <draw:path draw:style-name="gr2" draw:text-style-name="P2" draw:layer="layout" svg:width="0.173cm" svg:height="0.089cm" svg:x="9.573cm" svg:y="21.581cm" svg:viewBox="0 0 174 90" svg:d="M84 90h90c0-51-39-90-90-90-46 0-84 39-84 90z">
            <text:p/>
          </draw:path>
          <draw:path draw:style-name="gr2" draw:text-style-name="P2" draw:layer="layout" svg:width="0.173cm" svg:height="0.084cm" svg:x="9.573cm" svg:y="21.67cm" svg:viewBox="0 0 174 85" svg:d="M84 0h-84c0 46 38 85 84 85 51 0 90-39 90-85z">
            <text:p/>
          </draw:path>
          <draw:path draw:style-name="gr2" draw:text-style-name="P2" draw:layer="layout" svg:width="0.173cm" svg:height="0.089cm" svg:x="9.573cm" svg:y="21.835cm" svg:viewBox="0 0 174 90" svg:d="M84 90h90c0-51-39-90-90-90-46 0-84 39-84 90z">
            <text:p/>
          </draw:path>
          <draw:path draw:style-name="gr2" draw:text-style-name="P2" draw:layer="layout" svg:width="0.173cm" svg:height="0.085cm" svg:x="9.573cm" svg:y="21.924cm" svg:viewBox="0 0 174 86" svg:d="M84 0h-84c0 46 38 86 84 86 51 0 90-40 90-86z">
            <text:p/>
          </draw:path>
          <draw:path draw:style-name="gr2" draw:text-style-name="P2" draw:layer="layout" svg:width="0.173cm" svg:height="0.089cm" svg:x="9.573cm" svg:y="22.089cm" svg:viewBox="0 0 174 90" svg:d="M84 90h90c0-52-39-90-90-90-46 0-84 38-84 90z">
            <text:p/>
          </draw:path>
          <draw:path draw:style-name="gr2" draw:text-style-name="P2" draw:layer="layout" svg:width="0.173cm" svg:height="0.084cm" svg:x="9.573cm" svg:y="22.178cm" svg:viewBox="0 0 174 85" svg:d="M84 0h-84c0 46 38 85 84 85 51 0 90-39 90-85z">
            <text:p/>
          </draw:path>
          <draw:path draw:style-name="gr2" draw:text-style-name="P2" draw:layer="layout" svg:width="0.173cm" svg:height="0.089cm" svg:x="10.208cm" svg:y="21.835cm" svg:viewBox="0 0 174 90" svg:d="M85 90h89c0-51-38-90-89-90-46 0-85 39-85 90z">
            <text:p/>
          </draw:path>
          <draw:path draw:style-name="gr2" draw:text-style-name="P2" draw:layer="layout" svg:width="0.173cm" svg:height="0.085cm" svg:x="10.208cm" svg:y="21.924cm" svg:viewBox="0 0 174 86" svg:d="M85 0h-85c0 46 39 86 85 86 51 0 89-40 89-86z">
            <text:p/>
          </draw:path>
          <draw:path draw:style-name="gr2" draw:text-style-name="P2" draw:layer="layout" svg:width="0.173cm" svg:height="0.089cm" svg:x="10.208cm" svg:y="21.581cm" svg:viewBox="0 0 174 90" svg:d="M85 90h89c0-51-38-90-89-90-46 0-85 39-85 90z">
            <text:p/>
          </draw:path>
          <draw:path draw:style-name="gr2" draw:text-style-name="P2" draw:layer="layout" svg:width="0.173cm" svg:height="0.084cm" svg:x="10.208cm" svg:y="21.67cm" svg:viewBox="0 0 174 85" svg:d="M85 0h-85c0 46 39 85 85 85 51 0 89-39 89-85z">
            <text:p/>
          </draw:path>
          <draw:path draw:style-name="gr2" draw:text-style-name="P2" draw:layer="layout" svg:width="0.173cm" svg:height="0.089cm" svg:x="10.208cm" svg:y="21.327cm" svg:viewBox="0 0 174 90" svg:d="M85 90h89c0-51-38-90-89-90-46 0-85 39-85 90z">
            <text:p/>
          </draw:path>
          <draw:path draw:style-name="gr2" draw:text-style-name="P2" draw:layer="layout" svg:width="0.173cm" svg:height="0.085cm" svg:x="10.208cm" svg:y="21.416cm" svg:viewBox="0 0 174 86" svg:d="M85 0h-85c0 46 39 86 85 86 51 0 89-40 89-86z">
            <text:p/>
          </draw:path>
          <draw:path draw:style-name="gr2" draw:text-style-name="P2" draw:layer="layout" svg:width="0.173cm" svg:height="0.089cm" svg:x="10.208cm" svg:y="21.073cm" svg:viewBox="0 0 174 90" svg:d="M85 90h89c0-51-38-90-89-90-46 0-85 39-85 90z">
            <text:p/>
          </draw:path>
          <draw:path draw:style-name="gr2" draw:text-style-name="P2" draw:layer="layout" svg:width="0.173cm" svg:height="0.084cm" svg:x="10.208cm" svg:y="21.162cm" svg:viewBox="0 0 174 85" svg:d="M85 0h-85c0 46 39 85 85 85 51 0 89-39 89-85z">
            <text:p/>
          </draw:path>
          <draw:path draw:style-name="gr2" draw:text-style-name="P2" draw:layer="layout" svg:width="0.173cm" svg:height="0.089cm" svg:x="9.573cm" svg:y="22.343cm" svg:viewBox="0 0 174 90" svg:d="M84 90h90c0-52-39-90-90-90-46 0-84 38-84 90z">
            <text:p/>
          </draw:path>
          <draw:path draw:style-name="gr2" draw:text-style-name="P2" draw:layer="layout" svg:width="0.173cm" svg:height="0.085cm" svg:x="9.573cm" svg:y="22.432cm" svg:viewBox="0 0 174 86" svg:d="M84 0h-84c0 46 38 86 84 86 51 0 90-40 90-86z">
            <text:p/>
          </draw:path>
          <draw:path draw:style-name="gr2" draw:text-style-name="P2" draw:layer="layout" svg:width="0.173cm" svg:height="0.089cm" svg:x="9.573cm" svg:y="22.597cm" svg:viewBox="0 0 174 90" svg:d="M84 90h90c0-52-39-90-90-90-46 0-84 38-84 90z">
            <text:p/>
          </draw:path>
          <draw:path draw:style-name="gr2" draw:text-style-name="P2" draw:layer="layout" svg:width="0.173cm" svg:height="0.085cm" svg:x="9.573cm" svg:y="22.686cm" svg:viewBox="0 0 174 86" svg:d="M84 0h-84c0 46 38 86 84 86 51 0 90-40 90-86z">
            <text:p/>
          </draw:path>
          <draw:path draw:style-name="gr2" draw:text-style-name="P2" draw:layer="layout" svg:width="0.173cm" svg:height="0.089cm" svg:x="10.208cm" svg:y="22.597cm" svg:viewBox="0 0 174 90" svg:d="M85 90h89c0-52-38-90-89-90-46 0-85 38-85 90z">
            <text:p/>
          </draw:path>
          <draw:path draw:style-name="gr2" draw:text-style-name="P2" draw:layer="layout" svg:width="0.173cm" svg:height="0.085cm" svg:x="10.208cm" svg:y="22.686cm" svg:viewBox="0 0 174 86" svg:d="M85 0h-85c0 46 39 86 85 86 51 0 89-40 89-86z">
            <text:p/>
          </draw:path>
          <draw:path draw:style-name="gr2" draw:text-style-name="P2" draw:layer="layout" svg:width="0.173cm" svg:height="0.089cm" svg:x="10.208cm" svg:y="22.343cm" svg:viewBox="0 0 174 90" svg:d="M85 90h89c0-52-38-90-89-90-46 0-85 38-85 90z">
            <text:p/>
          </draw:path>
          <draw:path draw:style-name="gr2" draw:text-style-name="P2" draw:layer="layout" svg:width="0.173cm" svg:height="0.085cm" svg:x="10.208cm" svg:y="22.432cm" svg:viewBox="0 0 174 86" svg:d="M85 0h-85c0 46 39 86 85 86 51 0 89-40 89-86z">
            <text:p/>
          </draw:path>
          <draw:path draw:style-name="gr2" draw:text-style-name="P2" draw:layer="layout" svg:width="0.173cm" svg:height="0.089cm" svg:x="10.208cm" svg:y="22.089cm" svg:viewBox="0 0 174 90" svg:d="M85 90h89c0-52-38-90-89-90-46 0-85 38-85 90z">
            <text:p/>
          </draw:path>
          <draw:path draw:style-name="gr2" draw:text-style-name="P2" draw:layer="layout" svg:width="0.173cm" svg:height="0.084cm" svg:x="10.208cm" svg:y="22.178cm" svg:viewBox="0 0 174 85" svg:d="M85 0h-85c0 46 39 85 85 85 51 0 89-39 89-85z">
            <text:p/>
          </draw:path>
          <draw:path draw:style-name="gr2" draw:text-style-name="P2" draw:layer="layout" svg:width="0.173cm" svg:height="0.085cm" svg:x="2.042cm" svg:y="22.432cm" svg:viewBox="0 0 174 86" svg:d="M85 0h-85c0 46 38 86 85 86 51 0 89-40 89-86z">
            <text:p/>
          </draw:path>
          <draw:path draw:style-name="gr2" draw:text-style-name="P2" draw:layer="layout" svg:width="0.173cm" svg:height="0.089cm" svg:x="2.042cm" svg:y="22.343cm" svg:viewBox="0 0 174 90" svg:d="M85 90h89c0-52-38-90-89-90-47 0-85 38-85 90z">
            <text:p/>
          </draw:path>
          <draw:path draw:style-name="gr2" draw:text-style-name="P2" draw:layer="layout" svg:width="0.173cm" svg:height="0.084cm" svg:x="2.042cm" svg:y="22.178cm" svg:viewBox="0 0 174 85" svg:d="M85 0h-85c0 46 38 85 85 85 51 0 89-39 89-85z">
            <text:p/>
          </draw:path>
          <draw:path draw:style-name="gr2" draw:text-style-name="P2" draw:layer="layout" svg:width="0.173cm" svg:height="0.089cm" svg:x="2.042cm" svg:y="22.089cm" svg:viewBox="0 0 174 90" svg:d="M85 90h89c0-52-38-90-89-90-47 0-85 38-85 90z">
            <text:p/>
          </draw:path>
          <draw:path draw:style-name="gr2" draw:text-style-name="P2" draw:layer="layout" svg:width="0.173cm" svg:height="0.085cm" svg:x="2.042cm" svg:y="21.924cm" svg:viewBox="0 0 174 86" svg:d="M85 0h-85c0 46 38 86 85 86 51 0 89-40 89-86z">
            <text:p/>
          </draw:path>
          <draw:path draw:style-name="gr2" draw:text-style-name="P2" draw:layer="layout" svg:width="0.173cm" svg:height="0.089cm" svg:x="2.042cm" svg:y="21.835cm" svg:viewBox="0 0 174 90" svg:d="M85 90h89c0-51-38-90-89-90-47 0-85 39-85 90z">
            <text:p/>
          </draw:path>
          <draw:path draw:style-name="gr2" draw:text-style-name="P2" draw:layer="layout" svg:width="0.173cm" svg:height="0.084cm" svg:x="2.042cm" svg:y="21.67cm" svg:viewBox="0 0 174 85" svg:d="M85 0h-85c0 46 38 85 85 85 51 0 89-39 89-85z">
            <text:p/>
          </draw:path>
          <draw:path draw:style-name="gr2" draw:text-style-name="P2" draw:layer="layout" svg:width="0.173cm" svg:height="0.089cm" svg:x="2.042cm" svg:y="21.581cm" svg:viewBox="0 0 174 90" svg:d="M85 90h89c0-51-38-90-89-90-47 0-85 39-85 90z">
            <text:p/>
          </draw:path>
          <draw:polygon draw:style-name="gr2" draw:text-style-name="P2" draw:layer="layout" svg:width="0.169cm" svg:height="0.17cm" svg:x="2.042cm" svg:y="21.331cm" svg:viewBox="0 0 170 171" draw:points="0,171 170,171 170,0 0,0">
            <text:p/>
          </draw:polygon>
          <draw:path draw:style-name="gr2" draw:text-style-name="P2" draw:layer="layout" svg:width="0.173cm" svg:height="0.085cm" svg:x="2.042cm" svg:y="22.686cm" svg:viewBox="0 0 174 86" svg:d="M85 0h-85c0 46 38 86 85 86 51 0 89-40 89-86z">
            <text:p/>
          </draw:path>
          <draw:path draw:style-name="gr2" draw:text-style-name="P2" draw:layer="layout" svg:width="0.173cm" svg:height="0.089cm" svg:x="2.042cm" svg:y="22.597cm" svg:viewBox="0 0 174 90" svg:d="M85 90h89c0-52-38-90-89-90-47 0-85 38-85 90z">
            <text:p/>
          </draw:path>
          <draw:path draw:style-name="gr2" draw:text-style-name="P2" draw:layer="layout" svg:width="0.173cm" svg:height="0.089cm" svg:x="2.931cm" svg:y="21.581cm" svg:viewBox="0 0 174 90" svg:d="M85 90h89c0-51-38-90-89-90-47 0-85 39-85 90z">
            <text:p/>
          </draw:path>
          <draw:path draw:style-name="gr2" draw:text-style-name="P2" draw:layer="layout" svg:width="0.173cm" svg:height="0.084cm" svg:x="2.931cm" svg:y="21.67cm" svg:viewBox="0 0 174 85" svg:d="M85 0h-85c0 46 38 85 85 85 51 0 89-39 89-85z">
            <text:p/>
          </draw:path>
          <draw:path draw:style-name="gr2" draw:text-style-name="P2" draw:layer="layout" svg:width="0.173cm" svg:height="0.089cm" svg:x="2.931cm" svg:y="22.089cm" svg:viewBox="0 0 174 90" svg:d="M85 90h89c0-52-38-90-89-90-47 0-85 38-85 90z">
            <text:p/>
          </draw:path>
          <draw:path draw:style-name="gr2" draw:text-style-name="P2" draw:layer="layout" svg:width="0.173cm" svg:height="0.084cm" svg:x="2.931cm" svg:y="22.178cm" svg:viewBox="0 0 174 85" svg:d="M85 0h-85c0 46 38 85 85 85 51 0 89-39 89-85z">
            <text:p/>
          </draw:path>
          <draw:path draw:style-name="gr2" draw:text-style-name="P2" draw:layer="layout" svg:width="0.173cm" svg:height="0.089cm" svg:x="2.931cm" svg:y="22.343cm" svg:viewBox="0 0 174 90" svg:d="M85 90h89c0-52-38-90-89-90-47 0-85 38-85 90z">
            <text:p/>
          </draw:path>
          <draw:path draw:style-name="gr2" draw:text-style-name="P2" draw:layer="layout" svg:width="0.173cm" svg:height="0.085cm" svg:x="2.931cm" svg:y="22.432cm" svg:viewBox="0 0 174 86" svg:d="M85 0h-85c0 46 38 86 85 86 51 0 89-40 89-86z">
            <text:p/>
          </draw:path>
          <draw:path draw:style-name="gr2" draw:text-style-name="P2" draw:layer="layout" svg:width="0.173cm" svg:height="0.089cm" svg:x="2.931cm" svg:y="22.597cm" svg:viewBox="0 0 174 90" svg:d="M85 90h89c0-52-38-90-89-90-47 0-85 38-85 90z">
            <text:p/>
          </draw:path>
          <draw:path draw:style-name="gr2" draw:text-style-name="P2" draw:layer="layout" svg:width="0.173cm" svg:height="0.085cm" svg:x="2.931cm" svg:y="22.686cm" svg:viewBox="0 0 174 86" svg:d="M85 0h-85c0 46 38 86 85 86 51 0 89-40 89-86z">
            <text:p/>
          </draw:path>
          <draw:polygon draw:style-name="gr2" draw:text-style-name="P2" draw:layer="layout" svg:width="0.169cm" svg:height="0.169cm" svg:x="4.074cm" svg:y="19.045cm" svg:viewBox="0 0 170 170" draw:points="170,0 0,0 0,170 170,170">
            <text:p/>
          </draw:polygon>
          <draw:path draw:style-name="gr2" draw:text-style-name="P2" draw:layer="layout" svg:width="0.173cm" svg:height="0.089cm" svg:x="4.074cm" svg:y="19.295cm" svg:viewBox="0 0 174 90" svg:d="M84 90h90c0-51-38-90-90-90-46 0-84 39-84 90z">
            <text:p/>
          </draw:path>
          <draw:path draw:style-name="gr2" draw:text-style-name="P2" draw:layer="layout" svg:width="0.173cm" svg:height="0.085cm" svg:x="4.074cm" svg:y="19.384cm" svg:viewBox="0 0 174 86" svg:d="M84 0h-84c0 46 38 86 84 86 52 0 90-40 90-86z">
            <text:p/>
          </draw:path>
          <draw:path draw:style-name="gr2" draw:text-style-name="P2" draw:layer="layout" svg:width="0.173cm" svg:height="0.089cm" svg:x="4.074cm" svg:y="19.549cm" svg:viewBox="0 0 174 90" svg:d="M84 90h90c0-51-38-90-90-90-46 0-84 39-84 90z">
            <text:p/>
          </draw:path>
          <draw:path draw:style-name="gr2" draw:text-style-name="P2" draw:layer="layout" svg:width="0.173cm" svg:height="0.084cm" svg:x="4.074cm" svg:y="19.638cm" svg:viewBox="0 0 174 85" svg:d="M84 0h-84c0 46 38 85 84 85 52 0 90-39 90-85z">
            <text:p/>
          </draw:path>
          <draw:path draw:style-name="gr2" draw:text-style-name="P2" draw:layer="layout" svg:width="0.173cm" svg:height="0.089cm" svg:x="4.074cm" svg:y="19.803cm" svg:viewBox="0 0 174 90" svg:d="M84 90h90c0-52-38-90-90-90-46 0-84 38-84 90z">
            <text:p/>
          </draw:path>
          <draw:path draw:style-name="gr2" draw:text-style-name="P2" draw:layer="layout" svg:width="0.173cm" svg:height="0.084cm" svg:x="4.074cm" svg:y="19.892cm" svg:viewBox="0 0 174 85" svg:d="M84 0h-84c0 46 38 85 84 85 52 0 90-39 90-85z">
            <text:p/>
          </draw:path>
          <draw:path draw:style-name="gr2" draw:text-style-name="P2" draw:layer="layout" svg:width="0.173cm" svg:height="0.089cm" svg:x="4.074cm" svg:y="20.057cm" svg:viewBox="0 0 174 90" svg:d="M84 90h90c0-52-38-90-90-90-46 0-84 38-84 90z">
            <text:p/>
          </draw:path>
          <draw:path draw:style-name="gr2" draw:text-style-name="P2" draw:layer="layout" svg:width="0.173cm" svg:height="0.085cm" svg:x="4.074cm" svg:y="20.146cm" svg:viewBox="0 0 174 86" svg:d="M84 0h-84c0 46 38 86 84 86 52 0 90-40 90-86z">
            <text:p/>
          </draw:path>
          <draw:path draw:style-name="gr2" draw:text-style-name="P2" draw:layer="layout" svg:width="0.173cm" svg:height="0.089cm" svg:x="4.074cm" svg:y="20.311cm" svg:viewBox="0 0 174 90" svg:d="M84 90h90c0-52-38-90-90-90-46 0-84 38-84 90z">
            <text:p/>
          </draw:path>
          <draw:path draw:style-name="gr2" draw:text-style-name="P2" draw:layer="layout" svg:width="0.173cm" svg:height="0.085cm" svg:x="4.074cm" svg:y="20.4cm" svg:viewBox="0 0 174 86" svg:d="M84 0h-84c0 46 38 86 84 86 52 0 90-40 90-86z">
            <text:p/>
          </draw:path>
          <draw:path draw:style-name="gr2" draw:text-style-name="P2" draw:layer="layout" svg:width="0.173cm" svg:height="0.089cm" svg:x="4.074cm" svg:y="20.565cm" svg:viewBox="0 0 174 90" svg:d="M84 90h90c0-52-38-90-90-90-46 0-84 38-84 90z">
            <text:p/>
          </draw:path>
          <draw:path draw:style-name="gr2" draw:text-style-name="P2" draw:layer="layout" svg:width="0.173cm" svg:height="0.085cm" svg:x="4.074cm" svg:y="20.654cm" svg:viewBox="0 0 174 86" svg:d="M84 0h-84c0 46 38 86 84 86 52 0 90-40 90-86z">
            <text:p/>
          </draw:path>
          <draw:path draw:style-name="gr2" draw:text-style-name="P2" draw:layer="layout" svg:width="0.173cm" svg:height="0.089cm" svg:x="4.074cm" svg:y="20.819cm" svg:viewBox="0 0 174 90" svg:d="M84 90h90c0-52-38-90-90-90-46 0-84 38-84 90z">
            <text:p/>
          </draw:path>
          <draw:path draw:style-name="gr2" draw:text-style-name="P2" draw:layer="layout" svg:width="0.173cm" svg:height="0.084cm" svg:x="4.074cm" svg:y="20.908cm" svg:viewBox="0 0 174 85" svg:d="M84 0h-84c0 46 38 85 84 85 52 0 90-39 90-85z">
            <text:p/>
          </draw:path>
          <draw:path draw:style-name="gr2" draw:text-style-name="P2" draw:layer="layout" svg:width="0.173cm" svg:height="0.089cm" svg:x="4.074cm" svg:y="21.073cm" svg:viewBox="0 0 174 90" svg:d="M84 90h90c0-51-38-90-90-90-46 0-84 39-84 90z">
            <text:p/>
          </draw:path>
          <draw:path draw:style-name="gr2" draw:text-style-name="P2" draw:layer="layout" svg:width="0.173cm" svg:height="0.084cm" svg:x="4.074cm" svg:y="21.162cm" svg:viewBox="0 0 174 85" svg:d="M84 0h-84c0 46 38 85 84 85 52 0 90-39 90-85z">
            <text:p/>
          </draw:path>
          <draw:path draw:style-name="gr2" draw:text-style-name="P2" draw:layer="layout" svg:width="0.173cm" svg:height="0.089cm" svg:x="4.074cm" svg:y="21.327cm" svg:viewBox="0 0 174 90" svg:d="M84 90h90c0-51-38-90-90-90-46 0-84 39-84 90z">
            <text:p/>
          </draw:path>
          <draw:path draw:style-name="gr2" draw:text-style-name="P2" draw:layer="layout" svg:width="0.173cm" svg:height="0.085cm" svg:x="4.074cm" svg:y="21.416cm" svg:viewBox="0 0 174 86" svg:d="M84 0h-84c0 46 38 86 84 86 52 0 90-40 90-86z">
            <text:p/>
          </draw:path>
          <draw:path draw:style-name="gr2" draw:text-style-name="P2" draw:layer="layout" svg:width="0.173cm" svg:height="0.089cm" svg:x="4.074cm" svg:y="21.581cm" svg:viewBox="0 0 174 90" svg:d="M84 90h90c0-51-38-90-90-90-46 0-84 39-84 90z">
            <text:p/>
          </draw:path>
          <draw:path draw:style-name="gr2" draw:text-style-name="P2" draw:layer="layout" svg:width="0.173cm" svg:height="0.084cm" svg:x="4.074cm" svg:y="21.67cm" svg:viewBox="0 0 174 85" svg:d="M84 0h-84c0 46 38 85 84 85 52 0 90-39 90-85z">
            <text:p/>
          </draw:path>
          <draw:polygon draw:style-name="gr2" draw:text-style-name="P2" draw:layer="layout" svg:width="0.169cm" svg:height="0.169cm" svg:x="2.931cm" svg:y="19.045cm" svg:viewBox="0 0 170 170" draw:points="170,0 0,0 0,170 170,170">
            <text:p/>
          </draw:polygon>
          <draw:path draw:style-name="gr2" draw:text-style-name="P2" draw:layer="layout" svg:width="0.173cm" svg:height="0.089cm" svg:x="2.931cm" svg:y="19.295cm" svg:viewBox="0 0 174 90" svg:d="M85 90h89c0-51-38-90-89-90-47 0-85 39-85 90z">
            <text:p/>
          </draw:path>
          <draw:path draw:style-name="gr2" draw:text-style-name="P2" draw:layer="layout" svg:width="0.173cm" svg:height="0.085cm" svg:x="2.931cm" svg:y="19.384cm" svg:viewBox="0 0 174 86" svg:d="M85 0h-85c0 46 38 86 85 86 51 0 89-40 89-86z">
            <text:p/>
          </draw:path>
          <draw:path draw:style-name="gr2" draw:text-style-name="P2" draw:layer="layout" svg:width="0.173cm" svg:height="0.089cm" svg:x="2.931cm" svg:y="19.549cm" svg:viewBox="0 0 174 90" svg:d="M85 90h89c0-51-38-90-89-90-47 0-85 39-85 90z">
            <text:p/>
          </draw:path>
          <draw:path draw:style-name="gr2" draw:text-style-name="P2" draw:layer="layout" svg:width="0.173cm" svg:height="0.084cm" svg:x="2.931cm" svg:y="19.638cm" svg:viewBox="0 0 174 85" svg:d="M85 0h-85c0 46 38 85 85 85 51 0 89-39 89-85z">
            <text:p/>
          </draw:path>
          <draw:path draw:style-name="gr2" draw:text-style-name="P2" draw:layer="layout" svg:width="0.173cm" svg:height="0.089cm" svg:x="2.931cm" svg:y="19.803cm" svg:viewBox="0 0 174 90" svg:d="M85 90h89c0-52-38-90-89-90-47 0-85 38-85 90z">
            <text:p/>
          </draw:path>
          <draw:path draw:style-name="gr2" draw:text-style-name="P2" draw:layer="layout" svg:width="0.173cm" svg:height="0.084cm" svg:x="2.931cm" svg:y="19.892cm" svg:viewBox="0 0 174 85" svg:d="M85 0h-85c0 46 38 85 85 85 51 0 89-39 89-85z">
            <text:p/>
          </draw:path>
          <draw:path draw:style-name="gr2" draw:text-style-name="P2" draw:layer="layout" svg:width="0.173cm" svg:height="0.089cm" svg:x="2.931cm" svg:y="20.057cm" svg:viewBox="0 0 174 90" svg:d="M85 90h89c0-52-38-90-89-90-47 0-85 38-85 90z">
            <text:p/>
          </draw:path>
          <draw:path draw:style-name="gr2" draw:text-style-name="P2" draw:layer="layout" svg:width="0.173cm" svg:height="0.085cm" svg:x="2.931cm" svg:y="20.146cm" svg:viewBox="0 0 174 86" svg:d="M85 0h-85c0 46 38 86 85 86 51 0 89-40 89-86z">
            <text:p/>
          </draw:path>
          <draw:path draw:style-name="gr2" draw:text-style-name="P2" draw:layer="layout" svg:width="0.173cm" svg:height="0.089cm" svg:x="2.931cm" svg:y="20.311cm" svg:viewBox="0 0 174 90" svg:d="M85 90h89c0-52-38-90-89-90-47 0-85 38-85 90z">
            <text:p/>
          </draw:path>
          <draw:path draw:style-name="gr2" draw:text-style-name="P2" draw:layer="layout" svg:width="0.173cm" svg:height="0.085cm" svg:x="2.931cm" svg:y="20.4cm" svg:viewBox="0 0 174 86" svg:d="M85 0h-85c0 46 38 86 85 86 51 0 89-40 89-86z">
            <text:p/>
          </draw:path>
          <draw:path draw:style-name="gr2" draw:text-style-name="P2" draw:layer="layout" svg:width="0.173cm" svg:height="0.089cm" svg:x="2.931cm" svg:y="20.565cm" svg:viewBox="0 0 174 90" svg:d="M85 90h89c0-52-38-90-89-90-47 0-85 38-85 90z">
            <text:p/>
          </draw:path>
          <draw:path draw:style-name="gr2" draw:text-style-name="P2" draw:layer="layout" svg:width="0.173cm" svg:height="0.085cm" svg:x="2.931cm" svg:y="20.654cm" svg:viewBox="0 0 174 86" svg:d="M85 0h-85c0 46 38 86 85 86 51 0 89-40 89-86z">
            <text:p/>
          </draw:path>
          <draw:path draw:style-name="gr2" draw:text-style-name="P2" draw:layer="layout" svg:width="0.173cm" svg:height="0.089cm" svg:x="2.931cm" svg:y="20.819cm" svg:viewBox="0 0 174 90" svg:d="M85 90h89c0-52-38-90-89-90-47 0-85 38-85 90z">
            <text:p/>
          </draw:path>
          <draw:path draw:style-name="gr2" draw:text-style-name="P2" draw:layer="layout" svg:width="0.173cm" svg:height="0.084cm" svg:x="2.931cm" svg:y="20.908cm" svg:viewBox="0 0 174 85" svg:d="M85 0h-85c0 46 38 85 85 85 51 0 89-39 89-85z">
            <text:p/>
          </draw:path>
          <draw:path draw:style-name="gr2" draw:text-style-name="P2" draw:layer="layout" svg:width="0.173cm" svg:height="0.089cm" svg:x="2.931cm" svg:y="21.073cm" svg:viewBox="0 0 174 90" svg:d="M85 90h89c0-51-38-90-89-90-47 0-85 39-85 90z">
            <text:p/>
          </draw:path>
          <draw:path draw:style-name="gr2" draw:text-style-name="P2" draw:layer="layout" svg:width="0.173cm" svg:height="0.084cm" svg:x="2.931cm" svg:y="21.162cm" svg:viewBox="0 0 174 85" svg:d="M85 0h-85c0 46 38 85 85 85 51 0 89-39 89-85z">
            <text:p/>
          </draw:path>
          <draw:path draw:style-name="gr2" draw:text-style-name="P2" draw:layer="layout" svg:width="0.173cm" svg:height="0.089cm" svg:x="2.931cm" svg:y="21.327cm" svg:viewBox="0 0 174 90" svg:d="M85 90h89c0-51-38-90-89-90-47 0-85 39-85 90z">
            <text:p/>
          </draw:path>
          <draw:path draw:style-name="gr2" draw:text-style-name="P2" draw:layer="layout" svg:width="0.173cm" svg:height="0.085cm" svg:x="2.931cm" svg:y="21.416cm" svg:viewBox="0 0 174 86" svg:d="M85 0h-85c0 46 38 86 85 86 51 0 89-40 89-86z">
            <text:p/>
          </draw:path>
          <draw:path draw:style-name="gr2" draw:text-style-name="P2" draw:layer="layout" svg:width="0.173cm" svg:height="0.089cm" svg:x="4.074cm" svg:y="21.835cm" svg:viewBox="0 0 174 90" svg:d="M84 90h90c0-51-38-90-90-90-46 0-84 39-84 90z">
            <text:p/>
          </draw:path>
          <draw:path draw:style-name="gr2" draw:text-style-name="P2" draw:layer="layout" svg:width="0.173cm" svg:height="0.085cm" svg:x="4.074cm" svg:y="21.924cm" svg:viewBox="0 0 174 86" svg:d="M84 0h-84c0 46 38 86 84 86 52 0 90-40 90-86z">
            <text:p/>
          </draw:path>
          <draw:path draw:style-name="gr2" draw:text-style-name="P2" draw:layer="layout" svg:width="0.173cm" svg:height="0.089cm" svg:x="4.074cm" svg:y="22.343cm" svg:viewBox="0 0 174 90" svg:d="M84 90h90c0-52-38-90-90-90-46 0-84 38-84 90z">
            <text:p/>
          </draw:path>
          <draw:path draw:style-name="gr2" draw:text-style-name="P2" draw:layer="layout" svg:width="0.173cm" svg:height="0.085cm" svg:x="4.074cm" svg:y="22.432cm" svg:viewBox="0 0 174 86" svg:d="M84 0h-84c0 46 38 86 84 86 52 0 90-40 90-86z">
            <text:p/>
          </draw:path>
          <draw:path draw:style-name="gr2" draw:text-style-name="P2" draw:layer="layout" svg:width="0.173cm" svg:height="0.089cm" svg:x="4.074cm" svg:y="22.597cm" svg:viewBox="0 0 174 90" svg:d="M84 90h90c0-52-38-90-90-90-46 0-84 38-84 90z">
            <text:p/>
          </draw:path>
          <draw:path draw:style-name="gr2" draw:text-style-name="P2" draw:layer="layout" svg:width="0.173cm" svg:height="0.085cm" svg:x="4.074cm" svg:y="22.686cm" svg:viewBox="0 0 174 86" svg:d="M84 0h-84c0 46 38 86 84 86 52 0 90-40 90-86z">
            <text:p/>
          </draw:path>
          <draw:path draw:style-name="gr2" draw:text-style-name="P2" draw:layer="layout" svg:width="0.173cm" svg:height="0.089cm" svg:x="2.931cm" svg:y="21.835cm" svg:viewBox="0 0 174 90" svg:d="M85 90h89c0-51-38-90-89-90-47 0-85 39-85 90z">
            <text:p/>
          </draw:path>
          <draw:path draw:style-name="gr2" draw:text-style-name="P2" draw:layer="layout" svg:width="0.173cm" svg:height="0.085cm" svg:x="2.931cm" svg:y="21.924cm" svg:viewBox="0 0 174 86" svg:d="M85 0h-85c0 46 38 86 85 86 51 0 89-40 89-86z">
            <text:p/>
          </draw:path>
          <draw:path draw:style-name="gr2" draw:text-style-name="P2" draw:layer="layout" svg:width="0.106cm" svg:height="0.106cm" svg:x="9.099cm" svg:y="14.846cm" svg:viewBox="0 0 107 107" svg:d="M0 56c0 25 25 51 50 51 31 0 57-26 57-51 0-30-26-56-57-56-25 0-50 26-50 56z">
            <text:p/>
          </draw:path>
          <draw:path draw:style-name="gr2" draw:text-style-name="P2" draw:layer="layout" svg:width="0.106cm" svg:height="0.106cm" svg:x="9.099cm" svg:y="15.1cm" svg:viewBox="0 0 107 107" svg:d="M0 55c0 26 25 52 50 52 31 0 57-26 57-52 0-30-26-55-57-55-25 0-50 25-50 55z">
            <text:p/>
          </draw:path>
          <draw:path draw:style-name="gr2" draw:text-style-name="P2" draw:layer="layout" svg:width="0.106cm" svg:height="0.106cm" svg:x="9.099cm" svg:y="15.354cm" svg:viewBox="0 0 107 107" svg:d="M0 56c0 25 25 51 50 51 31 0 57-26 57-51 0-30-26-56-57-56-25 0-50 26-50 56z">
            <text:p/>
          </draw:path>
          <draw:path draw:style-name="gr2" draw:text-style-name="P2" draw:layer="layout" svg:width="0.081cm" svg:height="0.081cm" svg:x="9.111cm" svg:y="15.62cm" svg:viewBox="0 0 82 82" svg:d="M0 43c0 21 18 39 39 39 26 0 43-18 43-39 0-26-17-43-43-43-21 0-39 17-39 43z">
            <text:p/>
          </draw:path>
          <draw:path draw:style-name="gr2" draw:text-style-name="P2" draw:layer="layout" svg:width="0.106cm" svg:height="0.106cm" svg:x="9.099cm" svg:y="15.862cm" svg:viewBox="0 0 107 107" svg:d="M0 56c0 25 25 51 50 51 31 0 57-26 57-51 0-31-26-56-57-56-25 0-50 25-50 56z">
            <text:p/>
          </draw:path>
          <draw:path draw:style-name="gr2" draw:text-style-name="P2" draw:layer="layout" svg:width="0.106cm" svg:height="0.106cm" svg:x="10.75cm" svg:y="13.83cm" svg:viewBox="0 0 107 107" svg:d="M0 55c0 26 25 52 50 52 30 0 57-26 57-52 0-30-27-55-57-55-25 0-50 25-50 55z">
            <text:p/>
          </draw:path>
          <draw:path draw:style-name="gr2" draw:text-style-name="P2" draw:layer="layout" svg:width="0.106cm" svg:height="0.106cm" svg:x="10.75cm" svg:y="13.576cm" svg:viewBox="0 0 107 107" svg:d="M0 56c0 25 25 51 50 51 30 0 57-26 57-51 0-30-27-56-57-56-25 0-50 26-50 56z">
            <text:p/>
          </draw:path>
          <draw:path draw:style-name="gr2" draw:text-style-name="P2" draw:layer="layout" svg:width="0.106cm" svg:height="0.106cm" svg:x="10.75cm" svg:y="14.084cm" svg:viewBox="0 0 107 107" svg:d="M0 56c0 25 25 51 50 51 30 0 57-26 57-51 0-31-27-56-57-56-25 0-50 25-50 56z">
            <text:p/>
          </draw:path>
          <draw:path draw:style-name="gr2" draw:text-style-name="P2" draw:layer="layout" svg:width="0.106cm" svg:height="0.106cm" svg:x="10.75cm" svg:y="14.338cm" svg:viewBox="0 0 107 107" svg:d="M0 55c0 25 25 52 50 52 30 0 57-27 57-52 0-30-27-55-57-55-25 0-50 25-50 55z">
            <text:p/>
          </draw:path>
          <draw:path draw:style-name="gr2" draw:text-style-name="P2" draw:layer="layout" svg:width="0.081cm" svg:height="0.081cm" svg:x="10.762cm" svg:y="14.604cm" svg:viewBox="0 0 82 82" svg:d="M0 43c0 22 17 39 39 39 26 0 43-17 43-39 0-26-17-43-43-43-22 0-39 17-39 43z">
            <text:p/>
          </draw:path>
          <draw:path draw:style-name="gr2" draw:text-style-name="P2" draw:layer="layout" svg:width="0.106cm" svg:height="0.106cm" svg:x="9.099cm" svg:y="14.084cm" svg:viewBox="0 0 107 107" svg:d="M0 56c0 25 25 51 50 51 31 0 57-26 57-51 0-31-26-56-57-56-25 0-50 25-50 56z">
            <text:p/>
          </draw:path>
          <draw:path draw:style-name="gr2" draw:text-style-name="P2" draw:layer="layout" svg:width="0.106cm" svg:height="0.106cm" svg:x="9.099cm" svg:y="14.592cm" svg:viewBox="0 0 107 107" svg:d="M0 56c0 25 25 51 50 51 31 0 57-26 57-51 0-31-26-56-57-56-25 0-50 25-50 56z">
            <text:p/>
          </draw:path>
          <draw:path draw:style-name="gr2" draw:text-style-name="P2" draw:layer="layout" svg:width="0.081cm" svg:height="0.081cm" svg:x="9.111cm" svg:y="13.842cm" svg:viewBox="0 0 82 82" svg:d="M0 44c0 21 18 38 39 38 26 0 43-17 43-38 0-26-17-44-43-44-21 0-39 18-39 44z">
            <text:p/>
          </draw:path>
          <draw:path draw:style-name="gr2" draw:text-style-name="P2" draw:layer="layout" svg:width="0.081cm" svg:height="0.081cm" svg:x="9.111cm" svg:y="13.588cm" svg:viewBox="0 0 82 82" svg:d="M0 44c0 21 18 38 39 38 26 0 43-17 43-38 0-27-17-44-43-44-21 0-39 17-39 44z">
            <text:p/>
          </draw:path>
          <draw:path draw:style-name="gr2" draw:text-style-name="P2" draw:layer="layout" svg:width="0.106cm" svg:height="0.106cm" svg:x="9.099cm" svg:y="14.338cm" svg:viewBox="0 0 107 107" svg:d="M0 55c0 25 25 52 50 52 31 0 57-27 57-52 0-30-26-55-57-55-25 0-50 25-50 55z">
            <text:p/>
          </draw:path>
          <draw:path draw:style-name="gr2" draw:text-style-name="P2" draw:layer="layout" svg:width="0.105cm" svg:height="0.106cm" svg:x="3.6cm" svg:y="15.862cm" svg:viewBox="0 0 106 107" svg:d="M0 56c0 25 25 51 50 51 30 0 56-26 56-51 0-31-26-56-56-56-25 0-50 25-50 56z">
            <text:p/>
          </draw:path>
          <draw:path draw:style-name="gr2" draw:text-style-name="P2" draw:layer="layout" svg:width="0.081cm" svg:height="0.081cm" svg:x="3.612cm" svg:y="16.382cm" svg:viewBox="0 0 82 82" svg:d="M0 44c0 21 17 38 38 38 26 0 44-17 44-38 0-27-18-44-44-44-21 0-38 17-38 44z">
            <text:p/>
          </draw:path>
          <draw:path draw:style-name="gr2" draw:text-style-name="P2" draw:layer="layout" svg:width="0.081cm" svg:height="0.081cm" svg:x="3.612cm" svg:y="16.636cm" svg:viewBox="0 0 82 82" svg:d="M0 44c0 21 17 38 38 38 26 0 44-17 44-38 0-27-18-44-44-44-21 0-38 17-38 44z">
            <text:p/>
          </draw:path>
          <draw:path draw:style-name="gr2" draw:text-style-name="P2" draw:layer="layout" svg:width="0.105cm" svg:height="0.106cm" svg:x="3.6cm" svg:y="16.116cm" svg:viewBox="0 0 106 107" svg:d="M0 55c0 25 25 52 50 52 30 0 56-27 56-52 0-30-26-55-56-55-25 0-50 25-50 55z">
            <text:p/>
          </draw:path>
          <draw:path draw:style-name="gr2" draw:text-style-name="P2" draw:layer="layout" svg:width="0.081cm" svg:height="0.081cm" svg:x="3.612cm" svg:y="15.62cm" svg:viewBox="0 0 82 82" svg:d="M0 43c0 21 17 39 38 39 26 0 44-18 44-39 0-26-18-43-44-43-21 0-38 17-38 43z">
            <text:p/>
          </draw:path>
          <draw:path draw:style-name="gr2" draw:text-style-name="P2" draw:layer="layout" svg:width="0.105cm" svg:height="0.106cm" svg:x="3.6cm" svg:y="14.338cm" svg:viewBox="0 0 106 107" svg:d="M0 55c0 25 25 52 50 52 30 0 56-27 56-52 0-30-26-55-56-55-25 0-50 25-50 55z">
            <text:p/>
          </draw:path>
          <draw:path draw:style-name="gr2" draw:text-style-name="P2" draw:layer="layout" svg:width="0.105cm" svg:height="0.106cm" svg:x="3.6cm" svg:y="14.592cm" svg:viewBox="0 0 106 107" svg:d="M0 56c0 25 25 51 50 51 30 0 56-26 56-51 0-31-26-56-56-56-25 0-50 25-50 56z">
            <text:p/>
          </draw:path>
          <draw:path draw:style-name="gr2" draw:text-style-name="P2" draw:layer="layout" svg:width="0.105cm" svg:height="0.106cm" svg:x="3.6cm" svg:y="15.354cm" svg:viewBox="0 0 106 107" svg:d="M0 56c0 25 25 51 50 51 30 0 56-26 56-51 0-30-26-56-56-56-25 0-50 26-50 56z">
            <text:p/>
          </draw:path>
          <draw:path draw:style-name="gr2" draw:text-style-name="P2" draw:layer="layout" svg:width="0.105cm" svg:height="0.106cm" svg:x="3.6cm" svg:y="15.1cm" svg:viewBox="0 0 106 107" svg:d="M0 55c0 26 25 52 50 52 30 0 56-26 56-52 0-30-26-55-56-55-25 0-50 25-50 55z">
            <text:p/>
          </draw:path>
          <draw:path draw:style-name="gr2" draw:text-style-name="P2" draw:layer="layout" svg:width="0.105cm" svg:height="0.106cm" svg:x="3.6cm" svg:y="14.846cm" svg:viewBox="0 0 106 107" svg:d="M0 56c0 25 25 51 50 51 30 0 56-26 56-51 0-30-26-56-56-56-25 0-50 26-50 56z">
            <text:p/>
          </draw:path>
          <draw:path draw:style-name="gr2" draw:text-style-name="P2" draw:layer="layout" svg:width="0.105cm" svg:height="0.106cm" svg:x="3.6cm" svg:y="14.084cm" svg:viewBox="0 0 106 107" svg:d="M0 56c0 25 25 51 50 51 30 0 56-26 56-51 0-31-26-56-56-56-25 0-50 25-50 56z">
            <text:p/>
          </draw:path>
          <draw:path draw:style-name="gr2" draw:text-style-name="P2" draw:layer="layout" svg:width="0.081cm" svg:height="0.081cm" svg:x="3.612cm" svg:y="13.588cm" svg:viewBox="0 0 82 82" svg:d="M0 44c0 21 17 38 38 38 26 0 44-17 44-38 0-27-18-44-44-44-21 0-38 17-38 44z">
            <text:p/>
          </draw:path>
          <draw:path draw:style-name="gr2" draw:text-style-name="P2" draw:layer="layout" svg:width="0.081cm" svg:height="0.081cm" svg:x="3.612cm" svg:y="13.842cm" svg:viewBox="0 0 82 82" svg:d="M0 44c0 21 17 38 38 38 26 0 44-17 44-38 0-26-18-44-44-44-21 0-38 18-38 44z">
            <text:p/>
          </draw:path>
          <draw:path draw:style-name="gr2" draw:text-style-name="P2" draw:layer="layout" svg:width="0.081cm" svg:height="0.081cm" svg:x="5.263cm" svg:y="16.636cm" svg:viewBox="0 0 82 82" svg:d="M0 44c0 21 18 38 39 38 26 0 43-17 43-38 0-27-17-44-43-44-21 0-39 17-39 44z">
            <text:p/>
          </draw:path>
          <draw:path draw:style-name="gr2" draw:text-style-name="P2" draw:layer="layout" svg:width="0.105cm" svg:height="0.106cm" svg:x="5.251cm" svg:y="15.608cm" svg:viewBox="0 0 106 107" svg:d="M0 55c0 25 25 52 51 52 30 0 55-27 55-52 0-30-25-55-55-55-26 0-51 25-51 55z">
            <text:p/>
          </draw:path>
          <draw:path draw:style-name="gr2" draw:text-style-name="P2" draw:layer="layout" svg:width="0.081cm" svg:height="0.081cm" svg:x="5.263cm" svg:y="16.382cm" svg:viewBox="0 0 82 82" svg:d="M0 44c0 21 18 38 39 38 26 0 43-17 43-38 0-27-17-44-43-44-21 0-39 17-39 44z">
            <text:p/>
          </draw:path>
          <draw:path draw:style-name="gr2" draw:text-style-name="P2" draw:layer="layout" svg:width="0.105cm" svg:height="0.106cm" svg:x="5.251cm" svg:y="16.116cm" svg:viewBox="0 0 106 107" svg:d="M0 55c0 25 25 52 51 52 30 0 55-27 55-52 0-30-25-55-55-55-26 0-51 25-51 55z">
            <text:p/>
          </draw:path>
          <draw:path draw:style-name="gr2" draw:text-style-name="P2" draw:layer="layout" svg:width="0.105cm" svg:height="0.106cm" svg:x="5.251cm" svg:y="15.354cm" svg:viewBox="0 0 106 107" svg:d="M0 56c0 25 25 51 51 51 30 0 55-26 55-51 0-30-25-56-55-56-26 0-51 26-51 56z">
            <text:p/>
          </draw:path>
          <draw:path draw:style-name="gr2" draw:text-style-name="P2" draw:layer="layout" svg:width="0.105cm" svg:height="0.106cm" svg:x="5.251cm" svg:y="15.862cm" svg:viewBox="0 0 106 107" svg:d="M0 56c0 25 25 51 51 51 30 0 55-26 55-51 0-31-25-56-55-56-26 0-51 25-51 56z">
            <text:p/>
          </draw:path>
          <draw:path draw:style-name="gr2" draw:text-style-name="P2" draw:layer="layout" svg:width="0.081cm" svg:height="0.081cm" svg:x="5.263cm" svg:y="14.604cm" svg:viewBox="0 0 82 82" svg:d="M0 43c0 22 18 39 39 39 26 0 43-17 43-39 0-26-17-43-43-43-21 0-39 17-39 43z">
            <text:p/>
          </draw:path>
          <draw:path draw:style-name="gr2" draw:text-style-name="P2" draw:layer="layout" svg:width="0.105cm" svg:height="0.106cm" svg:x="5.251cm" svg:y="14.338cm" svg:viewBox="0 0 106 107" svg:d="M0 55c0 25 25 52 51 52 30 0 55-27 55-52 0-30-25-55-55-55-26 0-51 25-51 55z">
            <text:p/>
          </draw:path>
          <draw:path draw:style-name="gr2" draw:text-style-name="P2" draw:layer="layout" svg:width="0.105cm" svg:height="0.106cm" svg:x="5.251cm" svg:y="15.1cm" svg:viewBox="0 0 106 107" svg:d="M0 55c0 26 25 52 51 52 30 0 55-26 55-52 0-30-25-55-55-55-26 0-51 25-51 55z">
            <text:p/>
          </draw:path>
          <draw:path draw:style-name="gr2" draw:text-style-name="P2" draw:layer="layout" svg:width="0.105cm" svg:height="0.106cm" svg:x="5.251cm" svg:y="14.084cm" svg:viewBox="0 0 106 107" svg:d="M0 56c0 25 25 51 51 51 30 0 55-26 55-51 0-31-25-56-55-56-26 0-51 25-51 56z">
            <text:p/>
          </draw:path>
          <draw:path draw:style-name="gr2" draw:text-style-name="P2" draw:layer="layout" svg:width="0.105cm" svg:height="0.106cm" svg:x="5.251cm" svg:y="14.846cm" svg:viewBox="0 0 106 107" svg:d="M0 56c0 25 25 51 51 51 30 0 55-26 55-51 0-30-25-56-55-56-26 0-51 26-51 56z">
            <text:p/>
          </draw:path>
          <draw:path draw:style-name="gr2" draw:text-style-name="P2" draw:layer="layout" svg:width="0.105cm" svg:height="0.106cm" svg:x="5.251cm" svg:y="13.576cm" svg:viewBox="0 0 106 107" svg:d="M0 56c0 25 25 51 51 51 30 0 55-26 55-51 0-30-25-56-55-56-26 0-51 26-51 56z">
            <text:p/>
          </draw:path>
          <draw:path draw:style-name="gr2" draw:text-style-name="P2" draw:layer="layout" svg:width="0.105cm" svg:height="0.106cm" svg:x="5.251cm" svg:y="13.83cm" svg:viewBox="0 0 106 107" svg:d="M0 55c0 26 25 52 51 52 30 0 55-26 55-52 0-30-25-55-55-55-26 0-51 25-51 55z">
            <text:p/>
          </draw:path>
          <draw:path draw:style-name="gr2" draw:text-style-name="P2" draw:layer="layout" svg:width="0.106cm" svg:height="0.106cm" svg:x="10.75cm" svg:y="15.354cm" svg:viewBox="0 0 107 107" svg:d="M0 56c0 25 25 51 50 51 30 0 57-26 57-51 0-30-27-56-57-56-25 0-50 26-50 56z">
            <text:p/>
          </draw:path>
          <draw:path draw:style-name="gr2" draw:text-style-name="P2" draw:layer="layout" svg:width="0.106cm" svg:height="0.106cm" svg:x="10.75cm" svg:y="15.862cm" svg:viewBox="0 0 107 107" svg:d="M0 56c0 25 25 51 50 51 30 0 57-26 57-51 0-31-27-56-57-56-25 0-50 25-50 56z">
            <text:p/>
          </draw:path>
          <draw:path draw:style-name="gr2" draw:text-style-name="P2" draw:layer="layout" svg:width="0.106cm" svg:height="0.106cm" svg:x="10.75cm" svg:y="14.846cm" svg:viewBox="0 0 107 107" svg:d="M0 56c0 25 25 51 50 51 30 0 57-26 57-51 0-30-27-56-57-56-25 0-50 26-50 56z">
            <text:p/>
          </draw:path>
          <draw:path draw:style-name="gr2" draw:text-style-name="P2" draw:layer="layout" svg:width="0.106cm" svg:height="0.106cm" svg:x="10.75cm" svg:y="15.1cm" svg:viewBox="0 0 107 107" svg:d="M0 55c0 26 25 52 50 52 30 0 57-26 57-52 0-30-27-55-57-55-25 0-50 25-50 55z">
            <text:p/>
          </draw:path>
          <draw:path draw:style-name="gr2" draw:text-style-name="P2" draw:layer="layout" svg:width="0.106cm" svg:height="0.106cm" svg:x="10.75cm" svg:y="15.608cm" svg:viewBox="0 0 107 107" svg:d="M0 55c0 25 25 52 50 52 30 0 57-27 57-52 0-30-27-55-57-55-25 0-50 25-50 55z">
            <text:p/>
          </draw:path>
          <draw:path draw:style-name="gr2" draw:text-style-name="P2" draw:layer="layout" svg:width="0.106cm" svg:height="0.106cm" svg:x="9.099cm" svg:y="19.837cm" svg:viewBox="0 0 107 107" svg:d="M0 56c0 25 25 51 50 51 31 0 57-26 57-51 0-31-26-56-57-56-25 0-50 25-50 56z">
            <text:p/>
          </draw:path>
          <draw:path draw:style-name="gr2" draw:text-style-name="P2" draw:layer="layout" svg:width="0.106cm" svg:height="0.106cm" svg:x="9.099cm" svg:y="19.583cm" svg:viewBox="0 0 107 107" svg:d="M0 55c0 25 25 52 50 52 31 0 57-27 57-52 0-30-26-55-57-55-25 0-50 25-50 55z">
            <text:p/>
          </draw:path>
          <draw:path draw:style-name="gr2" draw:text-style-name="P2" draw:layer="layout" svg:width="0.081cm" svg:height="0.08cm" svg:x="10.762cm" svg:y="20.104cm" svg:viewBox="0 0 82 81" svg:d="M0 42c0 21 17 39 39 39 26 0 43-18 43-39 0-26-17-42-43-42-22 0-39 16-39 42z">
            <text:p/>
          </draw:path>
          <draw:path draw:style-name="gr2" draw:text-style-name="P2" draw:layer="layout" svg:width="0.106cm" svg:height="0.106cm" svg:x="10.75cm" svg:y="19.837cm" svg:viewBox="0 0 107 107" svg:d="M0 56c0 25 25 51 50 51 30 0 57-26 57-51 0-31-27-56-57-56-25 0-50 25-50 56z">
            <text:p/>
          </draw:path>
          <draw:path draw:style-name="gr2" draw:text-style-name="P2" draw:layer="layout" svg:width="0.081cm" svg:height="0.08cm" svg:x="9.111cm" svg:y="19.088cm" svg:viewBox="0 0 82 81" svg:d="M0 42c0 22 18 39 39 39 26 0 43-17 43-39 0-26-17-42-43-42-21 0-39 16-39 42z">
            <text:p/>
          </draw:path>
          <draw:path draw:style-name="gr2" draw:text-style-name="P2" draw:layer="layout" svg:width="0.081cm" svg:height="0.08cm" svg:x="9.111cm" svg:y="19.342cm" svg:viewBox="0 0 82 81" svg:d="M0 43c0 21 18 38 39 38 26 0 43-17 43-38 0-27-17-43-43-43-21 0-39 16-39 43z">
            <text:p/>
          </draw:path>
          <draw:path draw:style-name="gr2" draw:text-style-name="P2" draw:layer="layout" svg:width="0.106cm" svg:height="0.106cm" svg:x="10.75cm" svg:y="20.345cm" svg:viewBox="0 0 107 107" svg:d="M0 55c0 26 25 52 50 52 30 0 57-26 57-52 0-30-27-55-57-55-25 0-50 25-50 55z">
            <text:p/>
          </draw:path>
          <draw:path draw:style-name="gr2" draw:text-style-name="P2" draw:layer="layout" svg:width="0.106cm" svg:height="0.106cm" svg:x="10.75cm" svg:y="19.329cm" svg:viewBox="0 0 107 107" svg:d="M0 56c0 25 25 51 50 51 30 0 57-26 57-51 0-31-27-56-57-56-25 0-50 25-50 56z">
            <text:p/>
          </draw:path>
          <draw:path draw:style-name="gr2" draw:text-style-name="P2" draw:layer="layout" svg:width="0.106cm" svg:height="0.106cm" svg:x="9.099cm" svg:y="16.116cm" svg:viewBox="0 0 107 107" svg:d="M0 55c0 25 25 52 50 52 31 0 57-27 57-52 0-30-26-55-57-55-25 0-50 25-50 55z">
            <text:p/>
          </draw:path>
          <draw:path draw:style-name="gr2" draw:text-style-name="P2" draw:layer="layout" svg:width="0.081cm" svg:height="0.081cm" svg:x="9.111cm" svg:y="16.89cm" svg:viewBox="0 0 82 82" svg:d="M0 44c0 21 18 38 39 38 26 0 43-17 43-38 0-26-17-44-43-44-21 0-39 18-39 44z">
            <text:p/>
          </draw:path>
          <draw:path draw:style-name="gr2" draw:text-style-name="P2" draw:layer="layout" svg:width="0.081cm" svg:height="0.081cm" svg:x="9.111cm" svg:y="17.144cm" svg:viewBox="0 0 82 82" svg:d="M0 43c0 21 18 39 39 39 26 0 43-18 43-39 0-26-17-43-43-43-21 0-39 17-39 43z">
            <text:p/>
          </draw:path>
          <draw:path draw:style-name="gr2" draw:text-style-name="P2" draw:layer="layout" svg:width="0.081cm" svg:height="0.081cm" svg:x="9.111cm" svg:y="16.636cm" svg:viewBox="0 0 82 82" svg:d="M0 44c0 21 18 38 39 38 26 0 43-17 43-38 0-27-17-44-43-44-21 0-39 17-39 44z">
            <text:p/>
          </draw:path>
          <draw:path draw:style-name="gr2" draw:text-style-name="P2" draw:layer="layout" svg:width="0.081cm" svg:height="0.081cm" svg:x="9.111cm" svg:y="16.382cm" svg:viewBox="0 0 82 82" svg:d="M0 44c0 21 18 38 39 38 26 0 43-17 43-38 0-27-17-44-43-44-21 0-39 17-39 44z">
            <text:p/>
          </draw:path>
          <draw:path draw:style-name="gr2" draw:text-style-name="P2" draw:layer="layout" svg:width="0.081cm" svg:height="0.081cm" svg:x="10.762cm" svg:y="16.382cm" svg:viewBox="0 0 82 82" svg:d="M0 44c0 21 17 38 39 38 26 0 43-17 43-38 0-27-17-44-43-44-22 0-39 17-39 44z">
            <text:p/>
          </draw:path>
          <draw:path draw:style-name="gr2" draw:text-style-name="P2" draw:layer="layout" svg:width="0.106cm" svg:height="0.106cm" svg:x="10.75cm" svg:y="16.116cm" svg:viewBox="0 0 107 107" svg:d="M0 55c0 25 25 52 50 52 30 0 57-27 57-52 0-30-27-55-57-55-25 0-50 25-50 55z">
            <text:p/>
          </draw:path>
          <draw:path draw:style-name="gr2" draw:text-style-name="P2" draw:layer="layout" svg:width="0.081cm" svg:height="0.081cm" svg:x="10.762cm" svg:y="17.144cm" svg:viewBox="0 0 82 82" svg:d="M0 43c0 21 17 39 39 39 26 0 43-18 43-39 0-26-17-43-43-43-22 0-39 17-39 43z">
            <text:p/>
          </draw:path>
          <draw:path draw:style-name="gr2" draw:text-style-name="P2" draw:layer="layout" svg:width="0.106cm" svg:height="0.106cm" svg:x="10.75cm" svg:y="19.583cm" svg:viewBox="0 0 107 107" svg:d="M0 55c0 25 25 52 50 52 30 0 57-27 57-52 0-30-27-55-57-55-25 0-50 25-50 55z">
            <text:p/>
          </draw:path>
          <draw:path draw:style-name="gr2" draw:text-style-name="P2" draw:layer="layout" svg:width="0.106cm" svg:height="0.106cm" svg:x="10.75cm" svg:y="19.075cm" svg:viewBox="0 0 107 107" svg:d="M0 55c0 25 25 52 50 52 30 0 57-27 57-52 0-30-27-55-57-55-25 0-50 25-50 55z">
            <text:p/>
          </draw:path>
          <draw:path draw:style-name="gr2" draw:text-style-name="P2" draw:layer="layout" svg:width="0.081cm" svg:height="0.081cm" svg:x="10.762cm" svg:y="16.89cm" svg:viewBox="0 0 82 82" svg:d="M0 44c0 21 17 38 39 38 26 0 43-17 43-38 0-26-17-44-43-44-22 0-39 18-39 44z">
            <text:p/>
          </draw:path>
          <draw:path draw:style-name="gr2" draw:text-style-name="P2" draw:layer="layout" svg:width="0.081cm" svg:height="0.081cm" svg:x="10.762cm" svg:y="16.636cm" svg:viewBox="0 0 82 82" svg:d="M0 44c0 21 17 38 39 38 26 0 43-17 43-38 0-27-17-44-43-44-22 0-39 17-39 44z">
            <text:p/>
          </draw:path>
          <draw:path draw:style-name="gr2" draw:text-style-name="P2" draw:layer="layout" svg:width="0.081cm" svg:height="0.081cm" svg:x="10.762cm" svg:y="22.135cm" svg:viewBox="0 0 82 82" svg:d="M0 44c0 21 17 38 39 38 26 0 43-17 43-38 0-27-17-44-43-44-22 0-39 17-39 44z">
            <text:p/>
          </draw:path>
          <draw:path draw:style-name="gr2" draw:text-style-name="P2" draw:layer="layout" svg:width="0.081cm" svg:height="0.08cm" svg:x="10.762cm" svg:y="22.39cm" svg:viewBox="0 0 82 81" svg:d="M0 43c0 21 17 38 39 38 26 0 43-17 43-38 0-27-17-43-43-43-22 0-39 16-39 43z">
            <text:p/>
          </draw:path>
          <draw:path draw:style-name="gr2" draw:text-style-name="P2" draw:layer="layout" svg:width="0.081cm" svg:height="0.08cm" svg:x="10.762cm" svg:y="22.644cm" svg:viewBox="0 0 82 81" svg:d="M0 43c0 21 17 38 39 38 26 0 43-17 43-38 0-26-17-43-43-43-22 0-39 17-39 43z">
            <text:p/>
          </draw:path>
          <draw:path draw:style-name="gr2" draw:text-style-name="P2" draw:layer="layout" svg:width="0.081cm" svg:height="0.08cm" svg:x="10.762cm" svg:y="21.882cm" svg:viewBox="0 0 82 81" svg:d="M0 42c0 22 17 39 39 39 26 0 43-17 43-39 0-26-17-42-43-42-22 0-39 16-39 42z">
            <text:p/>
          </draw:path>
          <draw:path draw:style-name="gr2" draw:text-style-name="P2" draw:layer="layout" svg:width="0.106cm" svg:height="0.106cm" svg:x="10.75cm" svg:y="21.615cm" svg:viewBox="0 0 107 107" svg:d="M0 55c0 26 25 52 50 52 30 0 57-26 57-52 0-30-27-55-57-55-25 0-50 25-50 55z">
            <text:p/>
          </draw:path>
          <draw:path draw:style-name="gr2" draw:text-style-name="P2" draw:layer="layout" svg:width="0.081cm" svg:height="0.081cm" svg:x="9.111cm" svg:y="22.135cm" svg:viewBox="0 0 82 82" svg:d="M0 44c0 21 18 38 39 38 26 0 43-17 43-38 0-27-17-44-43-44-21 0-39 17-39 44z">
            <text:p/>
          </draw:path>
          <draw:path draw:style-name="gr2" draw:text-style-name="P2" draw:layer="layout" svg:width="0.106cm" svg:height="0.106cm" svg:x="9.099cm" svg:y="21.615cm" svg:viewBox="0 0 107 107" svg:d="M0 55c0 26 25 52 50 52 31 0 57-26 57-52 0-30-26-55-57-55-25 0-50 25-50 55z">
            <text:p/>
          </draw:path>
          <draw:path draw:style-name="gr2" draw:text-style-name="P2" draw:layer="layout" svg:width="0.106cm" svg:height="0.106cm" svg:x="10.75cm" svg:y="21.107cm" svg:viewBox="0 0 107 107" svg:d="M0 56c0 25 25 51 50 51 30 0 57-26 57-51 0-31-27-56-57-56-25 0-50 25-50 56z">
            <text:p/>
          </draw:path>
          <draw:path draw:style-name="gr2" draw:text-style-name="P2" draw:layer="layout" svg:width="0.081cm" svg:height="0.081cm" svg:x="9.111cm" svg:y="21.119cm" svg:viewBox="0 0 82 82" svg:d="M0 44c0 21 18 38 39 38 26 0 43-17 43-38 0-27-17-44-43-44-21 0-39 17-39 44z">
            <text:p/>
          </draw:path>
          <draw:path draw:style-name="gr2" draw:text-style-name="P2" draw:layer="layout" svg:width="0.106cm" svg:height="0.106cm" svg:x="10.75cm" svg:y="20.599cm" svg:viewBox="0 0 107 107" svg:d="M0 56c0 25 25 51 50 51 30 0 57-26 57-51 0-31-27-56-57-56-25 0-50 25-50 56z">
            <text:p/>
          </draw:path>
          <draw:path draw:style-name="gr2" draw:text-style-name="P2" draw:layer="layout" svg:width="0.106cm" svg:height="0.106cm" svg:x="10.75cm" svg:y="20.853cm" svg:viewBox="0 0 107 107" svg:d="M0 55c0 25 25 52 50 52 30 0 57-27 57-52 0-30-27-55-57-55-25 0-50 25-50 55z">
            <text:p/>
          </draw:path>
          <draw:path draw:style-name="gr2" draw:text-style-name="P2" draw:layer="layout" svg:width="0.106cm" svg:height="0.106cm" svg:x="10.75cm" svg:y="21.361cm" svg:viewBox="0 0 107 107" svg:d="M0 55c0 25 25 52 50 52 30 0 57-27 57-52 0-30-27-55-57-55-25 0-50 25-50 55z">
            <text:p/>
          </draw:path>
          <draw:path draw:style-name="gr2" draw:text-style-name="P2" draw:layer="layout" svg:width="0.081cm" svg:height="0.08cm" svg:x="9.111cm" svg:y="22.644cm" svg:viewBox="0 0 82 81" svg:d="M0 43c0 21 18 38 39 38 26 0 43-17 43-38 0-26-17-43-43-43-21 0-39 17-39 43z">
            <text:p/>
          </draw:path>
          <draw:path draw:style-name="gr2" draw:text-style-name="P2" draw:layer="layout" svg:width="0.081cm" svg:height="0.081cm" svg:x="5.263cm" svg:y="22.135cm" svg:viewBox="0 0 82 82" svg:d="M0 44c0 21 18 38 39 38 26 0 43-17 43-38 0-27-17-44-43-44-21 0-39 17-39 44z">
            <text:p/>
          </draw:path>
          <draw:path draw:style-name="gr2" draw:text-style-name="P2" draw:layer="layout" svg:width="0.081cm" svg:height="0.08cm" svg:x="9.111cm" svg:y="21.882cm" svg:viewBox="0 0 82 81" svg:d="M0 42c0 22 18 39 39 39 26 0 43-17 43-39 0-26-17-42-43-42-21 0-39 16-39 42z">
            <text:p/>
          </draw:path>
          <draw:path draw:style-name="gr2" draw:text-style-name="P2" draw:layer="layout" svg:width="0.081cm" svg:height="0.08cm" svg:x="9.111cm" svg:y="22.39cm" svg:viewBox="0 0 82 81" svg:d="M0 43c0 21 18 38 39 38 26 0 43-17 43-38 0-27-17-43-43-43-21 0-39 16-39 43z">
            <text:p/>
          </draw:path>
          <draw:path draw:style-name="gr2" draw:text-style-name="P2" draw:layer="layout" svg:width="0.081cm" svg:height="0.08cm" svg:x="5.263cm" svg:y="22.39cm" svg:viewBox="0 0 82 81" svg:d="M0 43c0 21 18 38 39 38 26 0 43-17 43-38 0-27-17-43-43-43-21 0-39 16-39 43z">
            <text:p/>
          </draw:path>
          <draw:path draw:style-name="gr2" draw:text-style-name="P2" draw:layer="layout" svg:width="0.081cm" svg:height="0.08cm" svg:x="5.263cm" svg:y="22.644cm" svg:viewBox="0 0 82 81" svg:d="M0 43c0 21 18 38 39 38 26 0 43-17 43-38 0-26-17-43-43-43-21 0-39 17-39 43z">
            <text:p/>
          </draw:path>
          <draw:path draw:style-name="gr2" draw:text-style-name="P2" draw:layer="layout" svg:width="0.106cm" svg:height="0.106cm" svg:x="9.099cm" svg:y="21.361cm" svg:viewBox="0 0 107 107" svg:d="M0 55c0 25 25 52 50 52 31 0 57-27 57-52 0-30-26-55-57-55-25 0-50 25-50 55z">
            <text:p/>
          </draw:path>
          <draw:path draw:style-name="gr2" draw:text-style-name="P2" draw:layer="layout" svg:width="0.106cm" svg:height="0.106cm" svg:x="9.099cm" svg:y="20.091cm" svg:viewBox="0 0 107 107" svg:d="M0 56c0 25 25 51 50 51 31 0 57-26 57-51 0-30-26-56-57-56-25 0-50 26-50 56z">
            <text:p/>
          </draw:path>
          <draw:path draw:style-name="gr2" draw:text-style-name="P2" draw:layer="layout" svg:width="0.106cm" svg:height="0.106cm" svg:x="9.099cm" svg:y="20.853cm" svg:viewBox="0 0 107 107" svg:d="M0 55c0 25 25 52 50 52 31 0 57-27 57-52 0-30-26-55-57-55-25 0-50 25-50 55z">
            <text:p/>
          </draw:path>
          <draw:path draw:style-name="gr2" draw:text-style-name="P2" draw:layer="layout" svg:width="0.106cm" svg:height="0.106cm" svg:x="9.099cm" svg:y="20.599cm" svg:viewBox="0 0 107 107" svg:d="M0 56c0 25 25 51 50 51 31 0 57-26 57-51 0-31-26-56-57-56-25 0-50 25-50 56z">
            <text:p/>
          </draw:path>
          <draw:path draw:style-name="gr2" draw:text-style-name="P2" draw:layer="layout" svg:width="0.106cm" svg:height="0.106cm" svg:x="9.099cm" svg:y="20.345cm" svg:viewBox="0 0 107 107" svg:d="M0 55c0 26 25 52 50 52 31 0 57-26 57-52 0-30-26-55-57-55-25 0-50 25-50 55z">
            <text:p/>
          </draw:path>
          <draw:path draw:style-name="gr2" draw:text-style-name="P2" draw:layer="layout" svg:width="0.105cm" svg:height="0.106cm" svg:x="3.6cm" svg:y="21.361cm" svg:viewBox="0 0 106 107" svg:d="M0 55c0 25 25 52 50 52 30 0 56-27 56-52 0-30-26-55-56-55-25 0-50 25-50 55z">
            <text:p/>
          </draw:path>
          <draw:path draw:style-name="gr2" draw:text-style-name="P2" draw:layer="layout" svg:width="0.105cm" svg:height="0.106cm" svg:x="3.6cm" svg:y="20.091cm" svg:viewBox="0 0 106 107" svg:d="M0 56c0 25 25 51 50 51 30 0 56-26 56-51 0-30-26-56-56-56-25 0-50 26-50 56z">
            <text:p/>
          </draw:path>
          <draw:path draw:style-name="gr2" draw:text-style-name="P2" draw:layer="layout" svg:width="0.105cm" svg:height="0.106cm" svg:x="3.6cm" svg:y="20.853cm" svg:viewBox="0 0 106 107" svg:d="M0 55c0 25 25 52 50 52 30 0 56-27 56-52 0-30-26-55-56-55-25 0-50 25-50 55z">
            <text:p/>
          </draw:path>
          <draw:path draw:style-name="gr2" draw:text-style-name="P2" draw:layer="layout" svg:width="0.105cm" svg:height="0.106cm" svg:x="3.6cm" svg:y="20.599cm" svg:viewBox="0 0 106 107" svg:d="M0 56c0 25 25 51 50 51 30 0 56-26 56-51 0-31-26-56-56-56-25 0-50 25-50 56z">
            <text:p/>
          </draw:path>
          <draw:path draw:style-name="gr2" draw:text-style-name="P2" draw:layer="layout" svg:width="0.105cm" svg:height="0.106cm" svg:x="3.6cm" svg:y="20.345cm" svg:viewBox="0 0 106 107" svg:d="M0 55c0 26 25 52 50 52 30 0 56-26 56-52 0-30-26-55-56-55-25 0-50 25-50 55z">
            <text:p/>
          </draw:path>
          <draw:path draw:style-name="gr2" draw:text-style-name="P2" draw:layer="layout" svg:width="0.081cm" svg:height="0.081cm" svg:x="3.612cm" svg:y="21.119cm" svg:viewBox="0 0 82 82" svg:d="M0 44c0 21 17 38 38 38 26 0 44-17 44-38 0-27-18-44-44-44-21 0-38 17-38 44z">
            <text:p/>
          </draw:path>
          <draw:path draw:style-name="gr2" draw:text-style-name="P2" draw:layer="layout" svg:width="0.081cm" svg:height="0.081cm" svg:x="3.612cm" svg:y="16.89cm" svg:viewBox="0 0 82 82" svg:d="M0 44c0 21 17 38 38 38 26 0 44-17 44-38 0-26-18-44-44-44-21 0-38 18-38 44z">
            <text:p/>
          </draw:path>
          <draw:path draw:style-name="gr2" draw:text-style-name="P2" draw:layer="layout" svg:width="0.081cm" svg:height="0.081cm" svg:x="5.263cm" svg:y="16.89cm" svg:viewBox="0 0 82 82" svg:d="M0 44c0 21 18 38 39 38 26 0 43-17 43-38 0-26-17-44-43-44-21 0-39 18-39 44z">
            <text:p/>
          </draw:path>
          <draw:path draw:style-name="gr2" draw:text-style-name="P2" draw:layer="layout" svg:width="0.081cm" svg:height="0.081cm" svg:x="5.263cm" svg:y="17.144cm" svg:viewBox="0 0 82 82" svg:d="M0 43c0 21 18 39 39 39 26 0 43-18 43-39 0-26-17-43-43-43-21 0-39 17-39 43z">
            <text:p/>
          </draw:path>
          <draw:path draw:style-name="gr2" draw:text-style-name="P2" draw:layer="layout" svg:width="0.081cm" svg:height="0.08cm" svg:x="3.612cm" svg:y="19.088cm" svg:viewBox="0 0 82 81" svg:d="M0 42c0 22 17 39 38 39 26 0 44-17 44-39 0-26-18-42-44-42-21 0-38 16-38 42z">
            <text:p/>
          </draw:path>
          <draw:path draw:style-name="gr2" draw:text-style-name="P2" draw:layer="layout" svg:width="0.105cm" svg:height="0.106cm" svg:x="5.251cm" svg:y="19.075cm" svg:viewBox="0 0 106 107" svg:d="M0 55c0 25 25 52 51 52 30 0 55-27 55-52 0-30-25-55-55-55-26 0-51 25-51 55z">
            <text:p/>
          </draw:path>
          <draw:path draw:style-name="gr2" draw:text-style-name="P2" draw:layer="layout" svg:width="0.081cm" svg:height="0.081cm" svg:x="3.612cm" svg:y="17.144cm" svg:viewBox="0 0 82 82" svg:d="M0 43c0 21 17 39 38 39 26 0 44-18 44-39 0-26-18-43-44-43-21 0-38 17-38 43z">
            <text:p/>
          </draw:path>
          <draw:path draw:style-name="gr2" draw:text-style-name="P2" draw:layer="layout" svg:width="0.081cm" svg:height="0.08cm" svg:x="3.612cm" svg:y="21.882cm" svg:viewBox="0 0 82 81" svg:d="M0 42c0 22 17 39 38 39 26 0 44-17 44-39 0-26-18-42-44-42-21 0-38 16-38 42z">
            <text:p/>
          </draw:path>
          <draw:path draw:style-name="gr2" draw:text-style-name="P2" draw:layer="layout" svg:width="0.081cm" svg:height="0.081cm" svg:x="3.612cm" svg:y="22.135cm" svg:viewBox="0 0 82 82" svg:d="M0 44c0 21 17 38 38 38 26 0 44-17 44-38 0-27-18-44-44-44-21 0-38 17-38 44z">
            <text:p/>
          </draw:path>
          <draw:path draw:style-name="gr2" draw:text-style-name="P2" draw:layer="layout" svg:width="0.081cm" svg:height="0.08cm" svg:x="3.612cm" svg:y="22.39cm" svg:viewBox="0 0 82 81" svg:d="M0 43c0 21 17 38 38 38 26 0 44-17 44-38 0-27-18-43-44-43-21 0-38 16-38 43z">
            <text:p/>
          </draw:path>
          <draw:path draw:style-name="gr2" draw:text-style-name="P2" draw:layer="layout" svg:width="0.105cm" svg:height="0.106cm" svg:x="3.6cm" svg:y="21.615cm" svg:viewBox="0 0 106 107" svg:d="M0 55c0 26 25 52 50 52 30 0 56-26 56-52 0-30-26-55-56-55-25 0-50 25-50 55z">
            <text:p/>
          </draw:path>
          <draw:path draw:style-name="gr2" draw:text-style-name="P2" draw:layer="layout" svg:width="0.081cm" svg:height="0.08cm" svg:x="3.612cm" svg:y="22.644cm" svg:viewBox="0 0 82 81" svg:d="M0 43c0 21 17 38 38 38 26 0 44-17 44-38 0-26-18-43-44-43-21 0-38 17-38 43z">
            <text:p/>
          </draw:path>
          <draw:path draw:style-name="gr2" draw:text-style-name="P2" draw:layer="layout" svg:width="0.105cm" svg:height="0.106cm" svg:x="3.6cm" svg:y="19.837cm" svg:viewBox="0 0 106 107" svg:d="M0 56c0 25 25 51 50 51 30 0 56-26 56-51 0-31-26-56-56-56-25 0-50 25-50 56z">
            <text:p/>
          </draw:path>
          <draw:path draw:style-name="gr2" draw:text-style-name="P2" draw:layer="layout" svg:width="0.105cm" svg:height="0.106cm" svg:x="3.6cm" svg:y="19.583cm" svg:viewBox="0 0 106 107" svg:d="M0 55c0 25 25 52 50 52 30 0 56-27 56-52 0-30-26-55-56-55-25 0-50 25-50 55z">
            <text:p/>
          </draw:path>
          <draw:path draw:style-name="gr2" draw:text-style-name="P2" draw:layer="layout" svg:width="0.081cm" svg:height="0.08cm" svg:x="5.263cm" svg:y="20.104cm" svg:viewBox="0 0 82 81" svg:d="M0 42c0 21 18 39 39 39 26 0 43-18 43-39 0-26-17-42-43-42-21 0-39 16-39 42z">
            <text:p/>
          </draw:path>
          <draw:path draw:style-name="gr2" draw:text-style-name="P2" draw:layer="layout" svg:width="0.105cm" svg:height="0.106cm" svg:x="5.251cm" svg:y="19.837cm" svg:viewBox="0 0 106 107" svg:d="M0 56c0 25 25 51 51 51 30 0 55-26 55-51 0-31-25-56-55-56-26 0-51 25-51 56z">
            <text:p/>
          </draw:path>
          <draw:path draw:style-name="gr2" draw:text-style-name="P2" draw:layer="layout" svg:width="0.105cm" svg:height="0.106cm" svg:x="5.251cm" svg:y="19.583cm" svg:viewBox="0 0 106 107" svg:d="M0 55c0 25 25 52 51 52 30 0 55-27 55-52 0-30-25-55-55-55-26 0-51 25-51 55z">
            <text:p/>
          </draw:path>
          <draw:path draw:style-name="gr2" draw:text-style-name="P2" draw:layer="layout" svg:width="0.081cm" svg:height="0.08cm" svg:x="3.612cm" svg:y="19.342cm" svg:viewBox="0 0 82 81" svg:d="M0 43c0 21 17 38 38 38 26 0 44-17 44-38 0-27-18-43-44-43-21 0-38 16-38 43z">
            <text:p/>
          </draw:path>
          <draw:path draw:style-name="gr2" draw:text-style-name="P2" draw:layer="layout" svg:width="0.105cm" svg:height="0.106cm" svg:x="5.251cm" svg:y="20.345cm" svg:viewBox="0 0 106 107" svg:d="M0 55c0 26 25 52 51 52 30 0 55-26 55-52 0-30-25-55-55-55-26 0-51 25-51 55z">
            <text:p/>
          </draw:path>
          <draw:path draw:style-name="gr2" draw:text-style-name="P2" draw:layer="layout" svg:width="0.105cm" svg:height="0.106cm" svg:x="5.251cm" svg:y="19.329cm" svg:viewBox="0 0 106 107" svg:d="M0 56c0 25 25 51 51 51 30 0 55-26 55-51 0-31-25-56-55-56-26 0-51 25-51 56z">
            <text:p/>
          </draw:path>
          <draw:path draw:style-name="gr2" draw:text-style-name="P2" draw:layer="layout" svg:width="0.105cm" svg:height="0.106cm" svg:x="5.251cm" svg:y="21.107cm" svg:viewBox="0 0 106 107" svg:d="M0 56c0 25 25 51 51 51 30 0 55-26 55-51 0-31-25-56-55-56-26 0-51 25-51 56z">
            <text:p/>
          </draw:path>
          <draw:path draw:style-name="gr2" draw:text-style-name="P2" draw:layer="layout" svg:width="0.081cm" svg:height="0.08cm" svg:x="5.263cm" svg:y="21.882cm" svg:viewBox="0 0 82 81" svg:d="M0 42c0 22 18 39 39 39 26 0 43-17 43-39 0-26-17-42-43-42-21 0-39 16-39 42z">
            <text:p/>
          </draw:path>
          <draw:path draw:style-name="gr2" draw:text-style-name="P2" draw:layer="layout" svg:width="0.105cm" svg:height="0.106cm" svg:x="5.251cm" svg:y="21.615cm" svg:viewBox="0 0 106 107" svg:d="M0 55c0 26 25 52 51 52 30 0 55-26 55-52 0-30-25-55-55-55-26 0-51 25-51 55z">
            <text:p/>
          </draw:path>
          <draw:path draw:style-name="gr2" draw:text-style-name="P2" draw:layer="layout" svg:width="0.105cm" svg:height="0.106cm" svg:x="5.251cm" svg:y="20.599cm" svg:viewBox="0 0 106 107" svg:d="M0 56c0 25 25 51 51 51 30 0 55-26 55-51 0-31-25-56-55-56-26 0-51 25-51 56z">
            <text:p/>
          </draw:path>
          <draw:path draw:style-name="gr2" draw:text-style-name="P2" draw:layer="layout" svg:width="0.105cm" svg:height="0.106cm" svg:x="5.251cm" svg:y="20.853cm" svg:viewBox="0 0 106 107" svg:d="M0 55c0 25 25 52 51 52 30 0 55-27 55-52 0-30-25-55-55-55-26 0-51 25-51 55z">
            <text:p/>
          </draw:path>
          <draw:path draw:style-name="gr2" draw:text-style-name="P2" draw:layer="layout" svg:width="0.105cm" svg:height="0.106cm" svg:x="5.251cm" svg:y="21.361cm" svg:viewBox="0 0 106 107" svg:d="M0 55c0 25 25 52 51 52 30 0 55-27 55-52 0-30-25-55-55-55-26 0-51 25-51 55z">
            <text:p/>
          </draw:path>
          <draw:path draw:style-name="gr5" draw:text-style-name="P3" draw:layer="layout" svg:width="0.106cm" svg:height="0.106cm" svg:x="8.464cm" svg:y="15.354cm" svg:viewBox="0 0 107 107" svg:d="M0 56c0 25 25 51 50 51 31 0 57-26 57-51 0-30-26-56-57-56-25 0-50 26-50 56z">
            <text:p/>
          </draw:path>
          <draw:path draw:style-name="gr5" draw:text-style-name="P3" draw:layer="layout" svg:width="0.106cm" svg:height="0.106cm" svg:x="8.464cm" svg:y="16.116cm" svg:viewBox="0 0 107 107" svg:d="M0 55c0 25 25 52 50 52 31 0 57-27 57-52 0-30-26-55-57-55-25 0-50 25-50 55z">
            <text:p/>
          </draw:path>
          <draw:path draw:style-name="gr5" draw:text-style-name="P3" draw:layer="layout" svg:width="0.106cm" svg:height="0.106cm" svg:x="8.464cm" svg:y="15.862cm" svg:viewBox="0 0 107 107" svg:d="M0 56c0 25 25 51 50 51 31 0 57-26 57-51 0-31-26-56-57-56-25 0-50 25-50 56z">
            <text:p/>
          </draw:path>
          <draw:path draw:style-name="gr5" draw:text-style-name="P3" draw:layer="layout" svg:width="0.106cm" svg:height="0.106cm" svg:x="8.464cm" svg:y="15.608cm" svg:viewBox="0 0 107 107" svg:d="M0 55c0 25 25 52 50 52 31 0 57-27 57-52 0-30-26-55-57-55-25 0-50 25-50 55z">
            <text:p/>
          </draw:path>
          <draw:path draw:style-name="gr5" draw:text-style-name="P3" draw:layer="layout" svg:width="0.106cm" svg:height="0.106cm" svg:x="8.464cm" svg:y="15.1cm" svg:viewBox="0 0 107 107" svg:d="M0 55c0 26 25 52 50 52 31 0 57-26 57-52 0-30-26-55-57-55-25 0-50 25-50 55z">
            <text:p/>
          </draw:path>
          <draw:path draw:style-name="gr5" draw:text-style-name="P3" draw:layer="layout" svg:width="0.106cm" svg:height="0.106cm" svg:x="8.464cm" svg:y="16.624cm" svg:viewBox="0 0 107 107" svg:d="M0 56c0 25 25 51 50 51 31 0 57-26 57-51 0-30-26-56-57-56-25 0-50 26-50 56z">
            <text:p/>
          </draw:path>
          <draw:path draw:style-name="gr5" draw:text-style-name="P3" draw:layer="layout" svg:width="0.106cm" svg:height="0.106cm" svg:x="8.464cm" svg:y="16.37cm" svg:viewBox="0 0 107 107" svg:d="M0 55c0 26 25 52 50 52 31 0 57-26 57-52 0-30-26-55-57-55-25 0-50 25-50 55z">
            <text:p/>
          </draw:path>
          <draw:path draw:style-name="gr5" draw:text-style-name="P3" draw:layer="layout" svg:width="0.106cm" svg:height="0.106cm" svg:x="8.464cm" svg:y="17.132cm" svg:viewBox="0 0 107 107" svg:d="M0 56c0 25 25 51 50 51 31 0 57-26 57-51 0-31-26-56-57-56-25 0-50 25-50 56z">
            <text:p/>
          </draw:path>
          <draw:path draw:style-name="gr5" draw:text-style-name="P3" draw:layer="layout" svg:width="0.106cm" svg:height="0.106cm" svg:x="8.464cm" svg:y="16.878cm" svg:viewBox="0 0 107 107" svg:d="M0 55c0 26 25 52 50 52 31 0 57-26 57-52 0-30-26-55-57-55-25 0-50 25-50 55z">
            <text:p/>
          </draw:path>
          <draw:path draw:style-name="gr5" draw:text-style-name="P3" draw:layer="layout" svg:width="0.105cm" svg:height="0.106cm" svg:x="10.242cm" svg:y="16.624cm" svg:viewBox="0 0 106 107" svg:d="M0 56c0 25 25 51 50 51 31 0 56-26 56-51 0-30-25-56-56-56-25 0-50 26-50 56z">
            <text:p/>
          </draw:path>
          <draw:path draw:style-name="gr5" draw:text-style-name="P3" draw:layer="layout" svg:width="0.105cm" svg:height="0.106cm" svg:x="9.607cm" svg:y="17.132cm" svg:viewBox="0 0 106 107" svg:d="M0 56c0 25 25 51 50 51 30 0 56-26 56-51 0-31-26-56-56-56-25 0-50 25-50 56z">
            <text:p/>
          </draw:path>
          <draw:path draw:style-name="gr5" draw:text-style-name="P3" draw:layer="layout" svg:width="0.105cm" svg:height="0.106cm" svg:x="10.242cm" svg:y="16.878cm" svg:viewBox="0 0 106 107" svg:d="M0 55c0 26 25 52 50 52 31 0 56-26 56-52 0-30-25-55-56-55-25 0-50 25-50 55z">
            <text:p/>
          </draw:path>
          <draw:path draw:style-name="gr5" draw:text-style-name="P3" draw:layer="layout" svg:width="0.105cm" svg:height="0.106cm" svg:x="10.242cm" svg:y="17.132cm" svg:viewBox="0 0 106 107" svg:d="M0 56c0 25 25 51 50 51 31 0 56-26 56-51 0-31-25-56-56-56-25 0-50 25-50 56z">
            <text:p/>
          </draw:path>
          <draw:path draw:style-name="gr5" draw:text-style-name="P3" draw:layer="layout" svg:width="0.105cm" svg:height="0.106cm" svg:x="9.607cm" svg:y="16.878cm" svg:viewBox="0 0 106 107" svg:d="M0 55c0 26 25 52 50 52 30 0 56-26 56-52 0-30-26-55-56-55-25 0-50 25-50 55z">
            <text:p/>
          </draw:path>
          <draw:path draw:style-name="gr5" draw:text-style-name="P3" draw:layer="layout" svg:width="0.105cm" svg:height="0.106cm" svg:x="10.242cm" svg:y="15.608cm" svg:viewBox="0 0 106 107" svg:d="M0 55c0 25 25 52 50 52 31 0 56-27 56-52 0-30-25-55-56-55-25 0-50 25-50 55z">
            <text:p/>
          </draw:path>
          <draw:path draw:style-name="gr5" draw:text-style-name="P3" draw:layer="layout" svg:width="0.105cm" svg:height="0.106cm" svg:x="10.242cm" svg:y="15.862cm" svg:viewBox="0 0 106 107" svg:d="M0 56c0 25 25 51 50 51 31 0 56-26 56-51 0-31-25-56-56-56-25 0-50 25-50 56z">
            <text:p/>
          </draw:path>
          <draw:path draw:style-name="gr5" draw:text-style-name="P3" draw:layer="layout" svg:width="0.105cm" svg:height="0.106cm" svg:x="9.607cm" svg:y="15.862cm" svg:viewBox="0 0 106 107" svg:d="M0 56c0 25 25 51 50 51 30 0 56-26 56-51 0-31-26-56-56-56-25 0-50 25-50 56z">
            <text:p/>
          </draw:path>
          <draw:path draw:style-name="gr5" draw:text-style-name="P3" draw:layer="layout" svg:width="0.105cm" svg:height="0.106cm" svg:x="10.242cm" svg:y="15.1cm" svg:viewBox="0 0 106 107" svg:d="M0 55c0 26 25 52 50 52 31 0 56-26 56-52 0-30-25-55-56-55-25 0-50 25-50 55z">
            <text:p/>
          </draw:path>
          <draw:path draw:style-name="gr5" draw:text-style-name="P3" draw:layer="layout" svg:width="0.105cm" svg:height="0.106cm" svg:x="9.607cm" svg:y="15.354cm" svg:viewBox="0 0 106 107" svg:d="M0 56c0 25 25 51 50 51 30 0 56-26 56-51 0-30-26-56-56-56-25 0-50 26-50 56z">
            <text:p/>
          </draw:path>
          <draw:path draw:style-name="gr5" draw:text-style-name="P3" draw:layer="layout" svg:width="0.105cm" svg:height="0.106cm" svg:x="10.242cm" svg:y="15.354cm" svg:viewBox="0 0 106 107" svg:d="M0 56c0 25 25 51 50 51 31 0 56-26 56-51 0-30-25-56-56-56-25 0-50 26-50 56z">
            <text:p/>
          </draw:path>
          <draw:path draw:style-name="gr5" draw:text-style-name="P3" draw:layer="layout" svg:width="0.105cm" svg:height="0.106cm" svg:x="9.607cm" svg:y="15.608cm" svg:viewBox="0 0 106 107" svg:d="M0 55c0 25 25 52 50 52 30 0 56-27 56-52 0-30-26-55-56-55-25 0-50 25-50 55z">
            <text:p/>
          </draw:path>
          <draw:path draw:style-name="gr5" draw:text-style-name="P3" draw:layer="layout" svg:width="0.105cm" svg:height="0.106cm" svg:x="9.607cm" svg:y="15.1cm" svg:viewBox="0 0 106 107" svg:d="M0 55c0 26 25 52 50 52 30 0 56-26 56-52 0-30-26-55-56-55-25 0-50 25-50 55z">
            <text:p/>
          </draw:path>
          <draw:path draw:style-name="gr5" draw:text-style-name="P3" draw:layer="layout" svg:width="0.105cm" svg:height="0.106cm" svg:x="9.607cm" svg:y="16.624cm" svg:viewBox="0 0 106 107" svg:d="M0 56c0 25 25 51 50 51 30 0 56-26 56-51 0-30-26-56-56-56-25 0-50 26-50 56z">
            <text:p/>
          </draw:path>
          <draw:path draw:style-name="gr5" draw:text-style-name="P3" draw:layer="layout" svg:width="0.105cm" svg:height="0.106cm" svg:x="10.242cm" svg:y="16.37cm" svg:viewBox="0 0 106 107" svg:d="M0 55c0 26 25 52 50 52 31 0 56-26 56-52 0-30-25-55-56-55-25 0-50 25-50 55z">
            <text:p/>
          </draw:path>
          <draw:path draw:style-name="gr5" draw:text-style-name="P3" draw:layer="layout" svg:width="0.105cm" svg:height="0.106cm" svg:x="10.242cm" svg:y="16.116cm" svg:viewBox="0 0 106 107" svg:d="M0 55c0 25 25 52 50 52 31 0 56-27 56-52 0-30-25-55-56-55-25 0-50 25-50 55z">
            <text:p/>
          </draw:path>
          <draw:path draw:style-name="gr5" draw:text-style-name="P3" draw:layer="layout" svg:width="0.105cm" svg:height="0.106cm" svg:x="9.607cm" svg:y="16.37cm" svg:viewBox="0 0 106 107" svg:d="M0 55c0 26 25 52 50 52 30 0 56-26 56-52 0-30-26-55-56-55-25 0-50 25-50 55z">
            <text:p/>
          </draw:path>
          <draw:path draw:style-name="gr5" draw:text-style-name="P3" draw:layer="layout" svg:width="0.105cm" svg:height="0.106cm" svg:x="9.607cm" svg:y="16.116cm" svg:viewBox="0 0 106 107" svg:d="M0 55c0 25 25 52 50 52 30 0 56-27 56-52 0-30-26-55-56-55-25 0-50 25-50 55z">
            <text:p/>
          </draw:path>
          <draw:path draw:style-name="gr5" draw:text-style-name="P3" draw:layer="layout" svg:width="0.105cm" svg:height="0.106cm" svg:x="11.258cm" svg:y="15.608cm" svg:viewBox="0 0 106 107" svg:d="M0 55c0 25 26 52 51 52 30 0 55-27 55-52 0-30-25-55-55-55-25 0-51 25-51 55z">
            <text:p/>
          </draw:path>
          <draw:path draw:style-name="gr5" draw:text-style-name="P3" draw:layer="layout" svg:width="0.105cm" svg:height="0.106cm" svg:x="11.258cm" svg:y="14.846cm" svg:viewBox="0 0 106 107" svg:d="M0 56c0 25 26 51 51 51 30 0 55-26 55-51 0-30-25-56-55-56-25 0-51 26-51 56z">
            <text:p/>
          </draw:path>
          <draw:path draw:style-name="gr5" draw:text-style-name="P3" draw:layer="layout" svg:width="0.105cm" svg:height="0.106cm" svg:x="11.258cm" svg:y="15.1cm" svg:viewBox="0 0 106 107" svg:d="M0 55c0 26 26 52 51 52 30 0 55-26 55-52 0-30-25-55-55-55-25 0-51 25-51 55z">
            <text:p/>
          </draw:path>
          <draw:path draw:style-name="gr5" draw:text-style-name="P3" draw:layer="layout" svg:width="0.105cm" svg:height="0.106cm" svg:x="11.258cm" svg:y="15.354cm" svg:viewBox="0 0 106 107" svg:d="M0 56c0 25 26 51 51 51 30 0 55-26 55-51 0-30-25-56-55-56-25 0-51 26-51 56z">
            <text:p/>
          </draw:path>
          <draw:path draw:style-name="gr5" draw:text-style-name="P3" draw:layer="layout" svg:width="0.105cm" svg:height="0.106cm" svg:x="11.258cm" svg:y="15.862cm" svg:viewBox="0 0 106 107" svg:d="M0 56c0 25 26 51 51 51 30 0 55-26 55-51 0-31-25-56-55-56-25 0-51 25-51 56z">
            <text:p/>
          </draw:path>
          <draw:path draw:style-name="gr5" draw:text-style-name="P3" draw:layer="layout" svg:width="0.106cm" svg:height="0.106cm" svg:x="8.464cm" svg:y="13.83cm" svg:viewBox="0 0 107 107" svg:d="M0 55c0 26 25 52 50 52 31 0 57-26 57-52 0-30-26-55-57-55-25 0-50 25-50 55z">
            <text:p/>
          </draw:path>
          <draw:path draw:style-name="gr5" draw:text-style-name="P3" draw:layer="layout" svg:width="0.106cm" svg:height="0.106cm" svg:x="8.464cm" svg:y="14.846cm" svg:viewBox="0 0 107 107" svg:d="M0 56c0 25 25 51 50 51 31 0 57-26 57-51 0-30-26-56-57-56-25 0-50 26-50 56z">
            <text:p/>
          </draw:path>
          <draw:path draw:style-name="gr5" draw:text-style-name="P3" draw:layer="layout" svg:width="0.106cm" svg:height="0.106cm" svg:x="8.464cm" svg:y="14.592cm" svg:viewBox="0 0 107 107" svg:d="M0 56c0 25 25 51 50 51 31 0 57-26 57-51 0-31-26-56-57-56-25 0-50 25-50 56z">
            <text:p/>
          </draw:path>
          <draw:path draw:style-name="gr5" draw:text-style-name="P3" draw:layer="layout" svg:width="0.106cm" svg:height="0.106cm" svg:x="8.464cm" svg:y="14.338cm" svg:viewBox="0 0 107 107" svg:d="M0 55c0 25 25 52 50 52 31 0 57-27 57-52 0-30-26-55-57-55-25 0-50 25-50 55z">
            <text:p/>
          </draw:path>
          <draw:path draw:style-name="gr5" draw:text-style-name="P3" draw:layer="layout" svg:width="0.106cm" svg:height="0.106cm" svg:x="8.464cm" svg:y="14.084cm" svg:viewBox="0 0 107 107" svg:d="M0 56c0 25 25 51 50 51 31 0 57-26 57-51 0-31-26-56-57-56-25 0-50 25-50 56z">
            <text:p/>
          </draw:path>
          <draw:path draw:style-name="gr5" draw:text-style-name="P3" draw:layer="layout" svg:width="0.106cm" svg:height="0.106cm" svg:x="8.464cm" svg:y="13.576cm" svg:viewBox="0 0 107 107" svg:d="M0 56c0 25 25 51 50 51 31 0 57-26 57-51 0-30-26-56-57-56-25 0-50 26-50 56z">
            <text:p/>
          </draw:path>
          <draw:path draw:style-name="gr5" draw:text-style-name="P3" draw:layer="layout" svg:width="0.105cm" svg:height="0.106cm" svg:x="9.607cm" svg:y="14.846cm" svg:viewBox="0 0 106 107" svg:d="M0 56c0 25 25 51 50 51 30 0 56-26 56-51 0-30-26-56-56-56-25 0-50 26-50 56z">
            <text:p/>
          </draw:path>
          <draw:path draw:style-name="gr5" draw:text-style-name="P3" draw:layer="layout" svg:width="0.105cm" svg:height="0.106cm" svg:x="10.242cm" svg:y="14.592cm" svg:viewBox="0 0 106 107" svg:d="M0 56c0 25 25 51 50 51 31 0 56-26 56-51 0-31-25-56-56-56-25 0-50 25-50 56z">
            <text:p/>
          </draw:path>
          <draw:path draw:style-name="gr5" draw:text-style-name="P3" draw:layer="layout" svg:width="0.105cm" svg:height="0.106cm" svg:x="10.242cm" svg:y="14.846cm" svg:viewBox="0 0 106 107" svg:d="M0 56c0 25 25 51 50 51 31 0 56-26 56-51 0-30-25-56-56-56-25 0-50 26-50 56z">
            <text:p/>
          </draw:path>
          <draw:path draw:style-name="gr5" draw:text-style-name="P3" draw:layer="layout" svg:width="0.105cm" svg:height="0.106cm" svg:x="10.242cm" svg:y="14.338cm" svg:viewBox="0 0 106 107" svg:d="M0 55c0 25 25 52 50 52 31 0 56-27 56-52 0-30-25-55-56-55-25 0-50 25-50 55z">
            <text:p/>
          </draw:path>
          <draw:path draw:style-name="gr5" draw:text-style-name="P3" draw:layer="layout" svg:width="0.105cm" svg:height="0.106cm" svg:x="9.607cm" svg:y="14.592cm" svg:viewBox="0 0 106 107" svg:d="M0 56c0 25 25 51 50 51 30 0 56-26 56-51 0-31-26-56-56-56-25 0-50 25-50 56z">
            <text:p/>
          </draw:path>
          <draw:path draw:style-name="gr5" draw:text-style-name="P3" draw:layer="layout" svg:width="0.105cm" svg:height="0.106cm" svg:x="9.607cm" svg:y="14.338cm" svg:viewBox="0 0 106 107" svg:d="M0 55c0 25 25 52 50 52 30 0 56-27 56-52 0-30-26-55-56-55-25 0-50 25-50 55z">
            <text:p/>
          </draw:path>
          <draw:path draw:style-name="gr5" draw:text-style-name="P3" draw:layer="layout" svg:width="0.105cm" svg:height="0.106cm" svg:x="10.242cm" svg:y="13.83cm" svg:viewBox="0 0 106 107" svg:d="M0 55c0 26 25 52 50 52 31 0 56-26 56-52 0-30-25-55-56-55-25 0-50 25-50 55z">
            <text:p/>
          </draw:path>
          <draw:path draw:style-name="gr5" draw:text-style-name="P3" draw:layer="layout" svg:width="0.105cm" svg:height="0.106cm" svg:x="10.242cm" svg:y="14.084cm" svg:viewBox="0 0 106 107" svg:d="M0 56c0 25 25 51 50 51 31 0 56-26 56-51 0-31-25-56-56-56-25 0-50 25-50 56z">
            <text:p/>
          </draw:path>
          <draw:path draw:style-name="gr5" draw:text-style-name="P3" draw:layer="layout" svg:width="0.105cm" svg:height="0.106cm" svg:x="9.607cm" svg:y="14.084cm" svg:viewBox="0 0 106 107" svg:d="M0 56c0 25 25 51 50 51 30 0 56-26 56-51 0-31-26-56-56-56-25 0-50 25-50 56z">
            <text:p/>
          </draw:path>
          <draw:path draw:style-name="gr5" draw:text-style-name="P3" draw:layer="layout" svg:width="0.105cm" svg:height="0.106cm" svg:x="9.607cm" svg:y="13.83cm" svg:viewBox="0 0 106 107" svg:d="M0 55c0 26 25 52 50 52 30 0 56-26 56-52 0-30-26-55-56-55-25 0-50 25-50 55z">
            <text:p/>
          </draw:path>
          <draw:path draw:style-name="gr5" draw:text-style-name="P3" draw:layer="layout" svg:width="0.105cm" svg:height="0.106cm" svg:x="10.242cm" svg:y="13.576cm" svg:viewBox="0 0 106 107" svg:d="M0 56c0 25 25 51 50 51 31 0 56-26 56-51 0-30-25-56-56-56-25 0-50 26-50 56z">
            <text:p/>
          </draw:path>
          <draw:path draw:style-name="gr5" draw:text-style-name="P3" draw:layer="layout" svg:width="0.105cm" svg:height="0.106cm" svg:x="9.607cm" svg:y="13.576cm" svg:viewBox="0 0 106 107" svg:d="M0 56c0 25 25 51 50 51 30 0 56-26 56-51 0-30-26-56-56-56-25 0-50 26-50 56z">
            <text:p/>
          </draw:path>
          <draw:path draw:style-name="gr5" draw:text-style-name="P3" draw:layer="layout" svg:width="0.105cm" svg:height="0.106cm" svg:x="11.258cm" svg:y="14.338cm" svg:viewBox="0 0 106 107" svg:d="M0 55c0 25 26 52 51 52 30 0 55-27 55-52 0-30-25-55-55-55-25 0-51 25-51 55z">
            <text:p/>
          </draw:path>
          <draw:path draw:style-name="gr5" draw:text-style-name="P3" draw:layer="layout" svg:width="0.105cm" svg:height="0.106cm" svg:x="11.258cm" svg:y="13.576cm" svg:viewBox="0 0 106 107" svg:d="M0 56c0 25 26 51 51 51 30 0 55-26 55-51 0-30-25-56-55-56-25 0-51 26-51 56z">
            <text:p/>
          </draw:path>
          <draw:path draw:style-name="gr5" draw:text-style-name="P3" draw:layer="layout" svg:width="0.105cm" svg:height="0.106cm" svg:x="11.258cm" svg:y="13.83cm" svg:viewBox="0 0 106 107" svg:d="M0 55c0 26 26 52 51 52 30 0 55-26 55-52 0-30-25-55-55-55-25 0-51 25-51 55z">
            <text:p/>
          </draw:path>
          <draw:path draw:style-name="gr5" draw:text-style-name="P3" draw:layer="layout" svg:width="0.105cm" svg:height="0.106cm" svg:x="11.258cm" svg:y="14.084cm" svg:viewBox="0 0 106 107" svg:d="M0 56c0 25 26 51 51 51 30 0 55-26 55-51 0-31-25-56-55-56-25 0-51 25-51 56z">
            <text:p/>
          </draw:path>
          <draw:path draw:style-name="gr5" draw:text-style-name="P3" draw:layer="layout" svg:width="0.105cm" svg:height="0.106cm" svg:x="11.258cm" svg:y="14.592cm" svg:viewBox="0 0 106 107" svg:d="M0 56c0 25 26 51 51 51 30 0 55-26 55-51 0-31-25-56-55-56-25 0-51 25-51 56z">
            <text:p/>
          </draw:path>
          <draw:path draw:style-name="gr5" draw:text-style-name="P3" draw:layer="layout" svg:width="0.105cm" svg:height="0.106cm" svg:x="11.258cm" svg:y="16.116cm" svg:viewBox="0 0 106 107" svg:d="M0 55c0 25 26 52 51 52 30 0 55-27 55-52 0-30-25-55-55-55-25 0-51 25-51 55z">
            <text:p/>
          </draw:path>
          <draw:path draw:style-name="gr5" draw:text-style-name="P3" draw:layer="layout" svg:width="0.105cm" svg:height="0.106cm" svg:x="11.258cm" svg:y="16.37cm" svg:viewBox="0 0 106 107" svg:d="M0 55c0 26 26 52 51 52 30 0 55-26 55-52 0-30-25-55-55-55-25 0-51 25-51 55z">
            <text:p/>
          </draw:path>
          <draw:path draw:style-name="gr5" draw:text-style-name="P3" draw:layer="layout" svg:width="0.105cm" svg:height="0.106cm" svg:x="11.258cm" svg:y="16.624cm" svg:viewBox="0 0 106 107" svg:d="M0 56c0 25 26 51 51 51 30 0 55-26 55-51 0-30-25-56-55-56-25 0-51 26-51 56z">
            <text:p/>
          </draw:path>
          <draw:path draw:style-name="gr5" draw:text-style-name="P3" draw:layer="layout" svg:width="0.105cm" svg:height="0.106cm" svg:x="11.258cm" svg:y="16.878cm" svg:viewBox="0 0 106 107" svg:d="M0 55c0 26 26 52 51 52 30 0 55-26 55-52 0-30-25-55-55-55-25 0-51 25-51 55z">
            <text:p/>
          </draw:path>
          <draw:path draw:style-name="gr5" draw:text-style-name="P3" draw:layer="layout" svg:width="0.105cm" svg:height="0.106cm" svg:x="11.258cm" svg:y="17.132cm" svg:viewBox="0 0 106 107" svg:d="M0 56c0 25 26 51 51 51 30 0 55-26 55-51 0-31-25-56-55-56-25 0-51 25-51 56z">
            <text:p/>
          </draw:path>
          <draw:path draw:style-name="gr5" draw:text-style-name="P3" draw:layer="layout" svg:width="0.105cm" svg:height="0.106cm" svg:x="7.575cm" svg:y="16.624cm" svg:viewBox="0 0 106 107" svg:d="M0 56c0 25 26 51 51 51 30 0 55-26 55-51 0-30-25-56-55-56-25 0-51 26-51 56z">
            <text:p/>
          </draw:path>
          <draw:path draw:style-name="gr5" draw:text-style-name="P3" draw:layer="layout" svg:width="0.105cm" svg:height="0.106cm" svg:x="7.575cm" svg:y="16.37cm" svg:viewBox="0 0 106 107" svg:d="M0 55c0 26 26 52 51 52 30 0 55-26 55-52 0-30-25-55-55-55-25 0-51 25-51 55z">
            <text:p/>
          </draw:path>
          <draw:path draw:style-name="gr5" draw:text-style-name="P3" draw:layer="layout" svg:width="0.105cm" svg:height="0.106cm" svg:x="7.575cm" svg:y="16.116cm" svg:viewBox="0 0 106 107" svg:d="M0 55c0 25 26 52 51 52 30 0 55-27 55-52 0-30-25-55-55-55-25 0-51 25-51 55z">
            <text:p/>
          </draw:path>
          <draw:path draw:style-name="gr5" draw:text-style-name="P3" draw:layer="layout" svg:width="0.105cm" svg:height="0.106cm" svg:x="7.575cm" svg:y="15.862cm" svg:viewBox="0 0 106 107" svg:d="M0 56c0 25 26 51 51 51 30 0 55-26 55-51 0-31-25-56-55-56-25 0-51 25-51 56z">
            <text:p/>
          </draw:path>
          <draw:path draw:style-name="gr5" draw:text-style-name="P3" draw:layer="layout" svg:width="0.105cm" svg:height="0.106cm" svg:x="7.575cm" svg:y="16.878cm" svg:viewBox="0 0 106 107" svg:d="M0 55c0 26 26 52 51 52 30 0 55-26 55-52 0-30-25-55-55-55-25 0-51 25-51 55z">
            <text:p/>
          </draw:path>
          <draw:path draw:style-name="gr5" draw:text-style-name="P3" draw:layer="layout" svg:width="0.105cm" svg:height="0.106cm" svg:x="7.575cm" svg:y="17.132cm" svg:viewBox="0 0 106 107" svg:d="M0 56c0 25 26 51 51 51 30 0 55-26 55-51 0-31-25-56-55-56-25 0-51 25-51 56z">
            <text:p/>
          </draw:path>
          <draw:path draw:style-name="gr5" draw:text-style-name="P3" draw:layer="layout" svg:width="0.105cm" svg:height="0.106cm" svg:x="5.759cm" svg:y="15.608cm" svg:viewBox="0 0 106 107" svg:d="M0 55c0 25 25 52 51 52 30 0 55-27 55-52 0-30-25-55-55-55-26 0-51 25-51 55z">
            <text:p/>
          </draw:path>
          <draw:path draw:style-name="gr5" draw:text-style-name="P3" draw:layer="layout" svg:width="0.105cm" svg:height="0.106cm" svg:x="5.759cm" svg:y="15.354cm" svg:viewBox="0 0 106 107" svg:d="M0 56c0 25 25 51 51 51 30 0 55-26 55-51 0-30-25-56-55-56-26 0-51 26-51 56z">
            <text:p/>
          </draw:path>
          <draw:path draw:style-name="gr5" draw:text-style-name="P3" draw:layer="layout" svg:width="0.105cm" svg:height="0.106cm" svg:x="5.759cm" svg:y="15.1cm" svg:viewBox="0 0 106 107" svg:d="M0 55c0 26 25 52 51 52 30 0 55-26 55-52 0-30-25-55-55-55-26 0-51 25-51 55z">
            <text:p/>
          </draw:path>
          <draw:path draw:style-name="gr5" draw:text-style-name="P3" draw:layer="layout" svg:width="0.105cm" svg:height="0.106cm" svg:x="5.759cm" svg:y="14.846cm" svg:viewBox="0 0 106 107" svg:d="M0 56c0 25 25 51 51 51 30 0 55-26 55-51 0-30-25-56-55-56-26 0-51 26-51 56z">
            <text:p/>
          </draw:path>
          <draw:path draw:style-name="gr5" draw:text-style-name="P3" draw:layer="layout" svg:width="0.105cm" svg:height="0.106cm" svg:x="5.759cm" svg:y="14.592cm" svg:viewBox="0 0 106 107" svg:d="M0 56c0 25 25 51 51 51 30 0 55-26 55-51 0-31-25-56-55-56-26 0-51 25-51 56z">
            <text:p/>
          </draw:path>
          <draw:path draw:style-name="gr5" draw:text-style-name="P3" draw:layer="layout" svg:width="0.105cm" svg:height="0.106cm" svg:x="5.759cm" svg:y="15.862cm" svg:viewBox="0 0 106 107" svg:d="M0 56c0 25 25 51 51 51 30 0 55-26 55-51 0-31-25-56-55-56-26 0-51 25-51 56z">
            <text:p/>
          </draw:path>
          <draw:path draw:style-name="gr5" draw:text-style-name="P3" draw:layer="layout" svg:width="0.105cm" svg:height="0.106cm" svg:x="5.759cm" svg:y="14.338cm" svg:viewBox="0 0 106 107" svg:d="M0 55c0 25 25 52 51 52 30 0 55-27 55-52 0-30-25-55-55-55-26 0-51 25-51 55z">
            <text:p/>
          </draw:path>
          <draw:path draw:style-name="gr5" draw:text-style-name="P3" draw:layer="layout" svg:width="0.105cm" svg:height="0.106cm" svg:x="5.759cm" svg:y="14.084cm" svg:viewBox="0 0 106 107" svg:d="M0 56c0 25 25 51 51 51 30 0 55-26 55-51 0-31-25-56-55-56-26 0-51 25-51 56z">
            <text:p/>
          </draw:path>
          <draw:path draw:style-name="gr5" draw:text-style-name="P3" draw:layer="layout" svg:width="0.105cm" svg:height="0.106cm" svg:x="5.759cm" svg:y="13.83cm" svg:viewBox="0 0 106 107" svg:d="M0 55c0 26 25 52 51 52 30 0 55-26 55-52 0-30-25-55-55-55-26 0-51 25-51 55z">
            <text:p/>
          </draw:path>
          <draw:path draw:style-name="gr5" draw:text-style-name="P3" draw:layer="layout" svg:width="0.105cm" svg:height="0.106cm" svg:x="5.759cm" svg:y="13.576cm" svg:viewBox="0 0 106 107" svg:d="M0 56c0 25 25 51 51 51 30 0 55-26 55-51 0-30-25-56-55-56-26 0-51 26-51 56z">
            <text:p/>
          </draw:path>
          <draw:path draw:style-name="gr5" draw:text-style-name="P3" draw:layer="layout" svg:width="0.105cm" svg:height="0.106cm" svg:x="4.108cm" svg:y="13.576cm" svg:viewBox="0 0 106 107" svg:d="M0 56c0 25 26 51 51 51 30 0 55-26 55-51 0-30-25-56-55-56-25 0-51 26-51 56z">
            <text:p/>
          </draw:path>
          <draw:path draw:style-name="gr5" draw:text-style-name="P3" draw:layer="layout" svg:width="0.105cm" svg:height="0.106cm" svg:x="4.108cm" svg:y="13.83cm" svg:viewBox="0 0 106 107" svg:d="M0 55c0 26 26 52 51 52 30 0 55-26 55-52 0-30-25-55-55-55-25 0-51 25-51 55z">
            <text:p/>
          </draw:path>
          <draw:path draw:style-name="gr5" draw:text-style-name="P3" draw:layer="layout" svg:width="0.105cm" svg:height="0.106cm" svg:x="4.108cm" svg:y="14.084cm" svg:viewBox="0 0 106 107" svg:d="M0 56c0 25 26 51 51 51 30 0 55-26 55-51 0-31-25-56-55-56-25 0-51 25-51 56z">
            <text:p/>
          </draw:path>
          <draw:path draw:style-name="gr5" draw:text-style-name="P3" draw:layer="layout" svg:width="0.105cm" svg:height="0.106cm" svg:x="4.743cm" svg:y="13.83cm" svg:viewBox="0 0 106 107" svg:d="M0 55c0 26 26 52 51 52 30 0 55-26 55-52 0-30-25-55-55-55-25 0-51 25-51 55z">
            <text:p/>
          </draw:path>
          <draw:path draw:style-name="gr5" draw:text-style-name="P3" draw:layer="layout" svg:width="0.105cm" svg:height="0.106cm" svg:x="4.743cm" svg:y="13.576cm" svg:viewBox="0 0 106 107" svg:d="M0 56c0 25 26 51 51 51 30 0 55-26 55-51 0-30-25-56-55-56-25 0-51 26-51 56z">
            <text:p/>
          </draw:path>
          <draw:path draw:style-name="gr5" draw:text-style-name="P3" draw:layer="layout" svg:width="0.105cm" svg:height="0.106cm" svg:x="5.759cm" svg:y="17.132cm" svg:viewBox="0 0 106 107" svg:d="M0 56c0 25 25 51 51 51 30 0 55-26 55-51 0-31-25-56-55-56-26 0-51 25-51 56z">
            <text:p/>
          </draw:path>
          <draw:path draw:style-name="gr5" draw:text-style-name="P3" draw:layer="layout" svg:width="0.105cm" svg:height="0.106cm" svg:x="5.759cm" svg:y="16.878cm" svg:viewBox="0 0 106 107" svg:d="M0 55c0 26 25 52 51 52 30 0 55-26 55-52 0-30-25-55-55-55-26 0-51 25-51 55z">
            <text:p/>
          </draw:path>
          <draw:path draw:style-name="gr5" draw:text-style-name="P3" draw:layer="layout" svg:width="0.105cm" svg:height="0.106cm" svg:x="5.759cm" svg:y="16.624cm" svg:viewBox="0 0 106 107" svg:d="M0 56c0 25 25 51 51 51 30 0 55-26 55-51 0-30-25-56-55-56-26 0-51 26-51 56z">
            <text:p/>
          </draw:path>
          <draw:path draw:style-name="gr5" draw:text-style-name="P3" draw:layer="layout" svg:width="0.105cm" svg:height="0.106cm" svg:x="4.743cm" svg:y="17.132cm" svg:viewBox="0 0 106 107" svg:d="M0 56c0 25 26 51 51 51 30 0 55-26 55-51 0-31-25-56-55-56-25 0-51 25-51 56z">
            <text:p/>
          </draw:path>
          <draw:path draw:style-name="gr5" draw:text-style-name="P3" draw:layer="layout" svg:width="0.105cm" svg:height="0.106cm" svg:x="5.759cm" svg:y="16.37cm" svg:viewBox="0 0 106 107" svg:d="M0 55c0 26 25 52 51 52 30 0 55-26 55-52 0-30-25-55-55-55-26 0-51 25-51 55z">
            <text:p/>
          </draw:path>
          <draw:path draw:style-name="gr5" draw:text-style-name="P3" draw:layer="layout" svg:width="0.105cm" svg:height="0.106cm" svg:x="5.759cm" svg:y="16.116cm" svg:viewBox="0 0 106 107" svg:d="M0 55c0 25 25 52 51 52 30 0 55-27 55-52 0-30-25-55-55-55-26 0-51 25-51 55z">
            <text:p/>
          </draw:path>
          <draw:path draw:style-name="gr5" draw:text-style-name="P3" draw:layer="layout" svg:width="0.105cm" svg:height="0.106cm" svg:x="4.108cm" svg:y="14.338cm" svg:viewBox="0 0 106 107" svg:d="M0 55c0 25 26 52 51 52 30 0 55-27 55-52 0-30-25-55-55-55-25 0-51 25-51 55z">
            <text:p/>
          </draw:path>
          <draw:path draw:style-name="gr5" draw:text-style-name="P3" draw:layer="layout" svg:width="0.105cm" svg:height="0.106cm" svg:x="4.108cm" svg:y="14.592cm" svg:viewBox="0 0 106 107" svg:d="M0 56c0 25 26 51 51 51 30 0 55-26 55-51 0-31-25-56-55-56-25 0-51 25-51 56z">
            <text:p/>
          </draw:path>
          <draw:path draw:style-name="gr5" draw:text-style-name="P3" draw:layer="layout" svg:width="0.105cm" svg:height="0.106cm" svg:x="4.743cm" svg:y="14.592cm" svg:viewBox="0 0 106 107" svg:d="M0 56c0 25 26 51 51 51 30 0 55-26 55-51 0-31-25-56-55-56-25 0-51 25-51 56z">
            <text:p/>
          </draw:path>
          <draw:path draw:style-name="gr5" draw:text-style-name="P3" draw:layer="layout" svg:width="0.105cm" svg:height="0.106cm" svg:x="4.743cm" svg:y="14.338cm" svg:viewBox="0 0 106 107" svg:d="M0 55c0 25 26 52 51 52 30 0 55-27 55-52 0-30-25-55-55-55-25 0-51 25-51 55z">
            <text:p/>
          </draw:path>
          <draw:path draw:style-name="gr5" draw:text-style-name="P3" draw:layer="layout" svg:width="0.105cm" svg:height="0.106cm" svg:x="4.743cm" svg:y="14.084cm" svg:viewBox="0 0 106 107" svg:d="M0 56c0 25 26 51 51 51 30 0 55-26 55-51 0-31-25-56-55-56-25 0-51 25-51 56z">
            <text:p/>
          </draw:path>
          <draw:path draw:style-name="gr5" draw:text-style-name="P3" draw:layer="layout" svg:width="0.106cm" svg:height="0.106cm" svg:x="8.464cm" svg:y="21.615cm" svg:viewBox="0 0 107 107" svg:d="M0 55c0 26 25 52 50 52 31 0 57-26 57-52 0-30-26-55-57-55-25 0-50 25-50 55z">
            <text:p/>
          </draw:path>
          <draw:path draw:style-name="gr5" draw:text-style-name="P3" draw:layer="layout" svg:width="0.106cm" svg:height="0.106cm" svg:x="8.464cm" svg:y="21.869cm" svg:viewBox="0 0 107 107" svg:d="M0 56c0 25 25 51 50 51 31 0 57-26 57-51 0-30-26-56-57-56-25 0-50 26-50 56z">
            <text:p/>
          </draw:path>
          <draw:path draw:style-name="gr5" draw:text-style-name="P3" draw:layer="layout" svg:width="0.106cm" svg:height="0.106cm" svg:x="8.464cm" svg:y="22.123cm" svg:viewBox="0 0 107 107" svg:d="M0 55c0 26 25 52 50 52 31 0 57-26 57-52 0-30-26-55-57-55-25 0-50 25-50 55z">
            <text:p/>
          </draw:path>
          <draw:path draw:style-name="gr5" draw:text-style-name="P3" draw:layer="layout" svg:width="0.106cm" svg:height="0.106cm" svg:x="8.464cm" svg:y="22.377cm" svg:viewBox="0 0 107 107" svg:d="M0 56c0 25 25 51 50 51 31 0 57-26 57-51 0-31-26-56-57-56-25 0-50 25-50 56z">
            <text:p/>
          </draw:path>
          <draw:path draw:style-name="gr5" draw:text-style-name="P3" draw:layer="layout" svg:width="0.106cm" svg:height="0.106cm" svg:x="8.464cm" svg:y="22.631cm" svg:viewBox="0 0 107 107" svg:d="M0 55c0 25 25 52 50 52 31 0 57-27 57-52 0-30-26-55-57-55-25 0-50 25-50 55z">
            <text:p/>
          </draw:path>
          <draw:path draw:style-name="gr5" draw:text-style-name="P3" draw:layer="layout" svg:width="0.105cm" svg:height="0.106cm" svg:x="11.258cm" svg:y="20.091cm" svg:viewBox="0 0 106 107" svg:d="M0 56c0 25 26 51 51 51 30 0 55-26 55-51 0-30-25-56-55-56-25 0-51 26-51 56z">
            <text:p/>
          </draw:path>
          <draw:path draw:style-name="gr5" draw:text-style-name="P3" draw:layer="layout" svg:width="0.105cm" svg:height="0.106cm" svg:x="11.258cm" svg:y="19.837cm" svg:viewBox="0 0 106 107" svg:d="M0 56c0 25 26 51 51 51 30 0 55-26 55-51 0-31-25-56-55-56-25 0-51 25-51 56z">
            <text:p/>
          </draw:path>
          <draw:path draw:style-name="gr5" draw:text-style-name="P3" draw:layer="layout" svg:width="0.105cm" svg:height="0.106cm" svg:x="11.258cm" svg:y="19.583cm" svg:viewBox="0 0 106 107" svg:d="M0 55c0 25 26 52 51 52 30 0 55-27 55-52 0-30-25-55-55-55-25 0-51 25-51 55z">
            <text:p/>
          </draw:path>
          <draw:path draw:style-name="gr5" draw:text-style-name="P3" draw:layer="layout" svg:width="0.105cm" svg:height="0.106cm" svg:x="11.258cm" svg:y="19.329cm" svg:viewBox="0 0 106 107" svg:d="M0 56c0 25 26 51 51 51 30 0 55-26 55-51 0-31-25-56-55-56-25 0-51 25-51 56z">
            <text:p/>
          </draw:path>
          <draw:path draw:style-name="gr5" draw:text-style-name="P3" draw:layer="layout" svg:width="0.105cm" svg:height="0.106cm" svg:x="11.258cm" svg:y="19.075cm" svg:viewBox="0 0 106 107" svg:d="M0 55c0 25 26 52 51 52 30 0 55-27 55-52 0-30-25-55-55-55-25 0-51 25-51 55z">
            <text:p/>
          </draw:path>
          <draw:path draw:style-name="gr5" draw:text-style-name="P3" draw:layer="layout" svg:width="0.105cm" svg:height="0.106cm" svg:x="9.607cm" svg:y="19.075cm" svg:viewBox="0 0 106 107" svg:d="M0 55c0 25 25 52 50 52 30 0 56-27 56-52 0-30-26-55-56-55-25 0-50 25-50 55z">
            <text:p/>
          </draw:path>
          <draw:path draw:style-name="gr5" draw:text-style-name="P3" draw:layer="layout" svg:width="0.105cm" svg:height="0.106cm" svg:x="9.607cm" svg:y="19.329cm" svg:viewBox="0 0 106 107" svg:d="M0 56c0 25 25 51 50 51 30 0 56-26 56-51 0-31-26-56-56-56-25 0-50 25-50 56z">
            <text:p/>
          </draw:path>
          <draw:path draw:style-name="gr5" draw:text-style-name="P3" draw:layer="layout" svg:width="0.105cm" svg:height="0.106cm" svg:x="9.607cm" svg:y="19.583cm" svg:viewBox="0 0 106 107" svg:d="M0 55c0 25 25 52 50 52 30 0 56-27 56-52 0-30-26-55-56-55-25 0-50 25-50 55z">
            <text:p/>
          </draw:path>
          <draw:path draw:style-name="gr5" draw:text-style-name="P3" draw:layer="layout" svg:width="0.105cm" svg:height="0.106cm" svg:x="10.242cm" svg:y="19.329cm" svg:viewBox="0 0 106 107" svg:d="M0 56c0 25 25 51 50 51 31 0 56-26 56-51 0-31-25-56-56-56-25 0-50 25-50 56z">
            <text:p/>
          </draw:path>
          <draw:path draw:style-name="gr5" draw:text-style-name="P3" draw:layer="layout" svg:width="0.105cm" svg:height="0.106cm" svg:x="10.242cm" svg:y="19.075cm" svg:viewBox="0 0 106 107" svg:d="M0 55c0 25 25 52 50 52 31 0 56-27 56-52 0-30-25-55-56-55-25 0-50 25-50 55z">
            <text:p/>
          </draw:path>
          <draw:path draw:style-name="gr5" draw:text-style-name="P3" draw:layer="layout" svg:width="0.105cm" svg:height="0.106cm" svg:x="9.607cm" svg:y="19.837cm" svg:viewBox="0 0 106 107" svg:d="M0 56c0 25 25 51 50 51 30 0 56-26 56-51 0-31-26-56-56-56-25 0-50 25-50 56z">
            <text:p/>
          </draw:path>
          <draw:path draw:style-name="gr5" draw:text-style-name="P3" draw:layer="layout" svg:width="0.105cm" svg:height="0.106cm" svg:x="9.607cm" svg:y="20.091cm" svg:viewBox="0 0 106 107" svg:d="M0 56c0 25 25 51 50 51 30 0 56-26 56-51 0-30-26-56-56-56-25 0-50 26-50 56z">
            <text:p/>
          </draw:path>
          <draw:path draw:style-name="gr5" draw:text-style-name="P3" draw:layer="layout" svg:width="0.105cm" svg:height="0.106cm" svg:x="10.242cm" svg:y="20.091cm" svg:viewBox="0 0 106 107" svg:d="M0 56c0 25 25 51 50 51 31 0 56-26 56-51 0-30-25-56-56-56-25 0-50 26-50 56z">
            <text:p/>
          </draw:path>
          <draw:path draw:style-name="gr5" draw:text-style-name="P3" draw:layer="layout" svg:width="0.105cm" svg:height="0.106cm" svg:x="10.242cm" svg:y="19.837cm" svg:viewBox="0 0 106 107" svg:d="M0 56c0 25 25 51 50 51 31 0 56-26 56-51 0-31-25-56-56-56-25 0-50 25-50 56z">
            <text:p/>
          </draw:path>
          <draw:path draw:style-name="gr5" draw:text-style-name="P3" draw:layer="layout" svg:width="0.105cm" svg:height="0.106cm" svg:x="10.242cm" svg:y="19.583cm" svg:viewBox="0 0 106 107" svg:d="M0 55c0 25 25 52 50 52 31 0 56-27 56-52 0-30-25-55-56-55-25 0-50 25-50 55z">
            <text:p/>
          </draw:path>
          <draw:path draw:style-name="gr5" draw:text-style-name="P3" draw:layer="layout" svg:width="0.106cm" svg:height="0.106cm" svg:x="8.464cm" svg:y="19.075cm" svg:viewBox="0 0 107 107" svg:d="M0 55c0 25 25 52 50 52 31 0 57-27 57-52 0-30-26-55-57-55-25 0-50 25-50 55z">
            <text:p/>
          </draw:path>
          <draw:path draw:style-name="gr5" draw:text-style-name="P3" draw:layer="layout" svg:width="0.106cm" svg:height="0.106cm" svg:x="8.464cm" svg:y="19.329cm" svg:viewBox="0 0 107 107" svg:d="M0 56c0 25 25 51 50 51 31 0 57-26 57-51 0-31-26-56-57-56-25 0-50 25-50 56z">
            <text:p/>
          </draw:path>
          <draw:path draw:style-name="gr5" draw:text-style-name="P3" draw:layer="layout" svg:width="0.106cm" svg:height="0.106cm" svg:x="8.464cm" svg:y="19.583cm" svg:viewBox="0 0 107 107" svg:d="M0 55c0 25 25 52 50 52 31 0 57-27 57-52 0-30-26-55-57-55-25 0-50 25-50 55z">
            <text:p/>
          </draw:path>
          <draw:path draw:style-name="gr5" draw:text-style-name="P3" draw:layer="layout" svg:width="0.106cm" svg:height="0.106cm" svg:x="8.464cm" svg:y="19.837cm" svg:viewBox="0 0 107 107" svg:d="M0 56c0 25 25 51 50 51 31 0 57-26 57-51 0-31-26-56-57-56-25 0-50 25-50 56z">
            <text:p/>
          </draw:path>
          <draw:path draw:style-name="gr5" draw:text-style-name="P3" draw:layer="layout" svg:width="0.106cm" svg:height="0.106cm" svg:x="8.464cm" svg:y="20.091cm" svg:viewBox="0 0 107 107" svg:d="M0 56c0 25 25 51 50 51 31 0 57-26 57-51 0-30-26-56-57-56-25 0-50 26-50 56z">
            <text:p/>
          </draw:path>
          <draw:path draw:style-name="gr5" draw:text-style-name="P3" draw:layer="layout" svg:width="0.106cm" svg:height="0.106cm" svg:x="8.464cm" svg:y="20.345cm" svg:viewBox="0 0 107 107" svg:d="M0 55c0 26 25 52 50 52 31 0 57-26 57-52 0-30-26-55-57-55-25 0-50 25-50 55z">
            <text:p/>
          </draw:path>
          <draw:path draw:style-name="gr5" draw:text-style-name="P3" draw:layer="layout" svg:width="0.106cm" svg:height="0.106cm" svg:x="8.464cm" svg:y="20.599cm" svg:viewBox="0 0 107 107" svg:d="M0 56c0 25 25 51 50 51 31 0 57-26 57-51 0-31-26-56-57-56-25 0-50 25-50 56z">
            <text:p/>
          </draw:path>
          <draw:path draw:style-name="gr5" draw:text-style-name="P3" draw:layer="layout" svg:width="0.106cm" svg:height="0.106cm" svg:x="8.464cm" svg:y="20.853cm" svg:viewBox="0 0 107 107" svg:d="M0 55c0 25 25 52 50 52 31 0 57-27 57-52 0-30-26-55-57-55-25 0-50 25-50 55z">
            <text:p/>
          </draw:path>
          <draw:path draw:style-name="gr5" draw:text-style-name="P3" draw:layer="layout" svg:width="0.106cm" svg:height="0.106cm" svg:x="8.464cm" svg:y="21.107cm" svg:viewBox="0 0 107 107" svg:d="M0 56c0 25 25 51 50 51 31 0 57-26 57-51 0-31-26-56-57-56-25 0-50 25-50 56z">
            <text:p/>
          </draw:path>
          <draw:path draw:style-name="gr5" draw:text-style-name="P3" draw:layer="layout" svg:width="0.106cm" svg:height="0.106cm" svg:x="8.464cm" svg:y="21.361cm" svg:viewBox="0 0 107 107" svg:d="M0 55c0 25 25 52 50 52 31 0 57-27 57-52 0-30-26-55-57-55-25 0-50 25-50 55z">
            <text:p/>
          </draw:path>
          <draw:path draw:style-name="gr5" draw:text-style-name="P3" draw:layer="layout" svg:width="0.105cm" svg:height="0.106cm" svg:x="7.575cm" svg:y="22.377cm" svg:viewBox="0 0 106 107" svg:d="M0 56c0 25 26 51 51 51 30 0 55-26 55-51 0-31-25-56-55-56-25 0-51 25-51 56z">
            <text:p/>
          </draw:path>
          <draw:path draw:style-name="gr5" draw:text-style-name="P3" draw:layer="layout" svg:width="0.105cm" svg:height="0.106cm" svg:x="7.575cm" svg:y="22.123cm" svg:viewBox="0 0 106 107" svg:d="M0 55c0 26 26 52 51 52 30 0 55-26 55-52 0-30-25-55-55-55-25 0-51 25-51 55z">
            <text:p/>
          </draw:path>
          <draw:path draw:style-name="gr5" draw:text-style-name="P3" draw:layer="layout" svg:width="0.105cm" svg:height="0.106cm" svg:x="7.575cm" svg:y="21.869cm" svg:viewBox="0 0 106 107" svg:d="M0 56c0 25 26 51 51 51 30 0 55-26 55-51 0-30-25-56-55-56-25 0-51 26-51 56z">
            <text:p/>
          </draw:path>
          <draw:path draw:style-name="gr5" draw:text-style-name="P3" draw:layer="layout" svg:width="0.105cm" svg:height="0.106cm" svg:x="7.575cm" svg:y="21.615cm" svg:viewBox="0 0 106 107" svg:d="M0 55c0 26 26 52 51 52 30 0 55-26 55-52 0-30-25-55-55-55-25 0-51 25-51 55z">
            <text:p/>
          </draw:path>
          <draw:path draw:style-name="gr5" draw:text-style-name="P3" draw:layer="layout" svg:width="0.105cm" svg:height="0.106cm" svg:x="7.575cm" svg:y="21.361cm" svg:viewBox="0 0 106 107" svg:d="M0 55c0 25 26 52 51 52 30 0 55-27 55-52 0-30-25-55-55-55-25 0-51 25-51 55z">
            <text:p/>
          </draw:path>
          <draw:path draw:style-name="gr5" draw:text-style-name="P3" draw:layer="layout" svg:width="0.105cm" svg:height="0.106cm" svg:x="7.575cm" svg:y="22.631cm" svg:viewBox="0 0 106 107" svg:d="M0 55c0 25 26 52 51 52 30 0 55-27 55-52 0-30-25-55-55-55-25 0-51 25-51 55z">
            <text:p/>
          </draw:path>
          <draw:path draw:style-name="gr5" draw:text-style-name="P3" draw:layer="layout" svg:width="0.105cm" svg:height="0.106cm" svg:x="5.759cm" svg:y="21.869cm" svg:viewBox="0 0 106 107" svg:d="M0 56c0 25 25 51 51 51 30 0 55-26 55-51 0-30-25-56-55-56-26 0-51 26-51 56z">
            <text:p/>
          </draw:path>
          <draw:path draw:style-name="gr5" draw:text-style-name="P3" draw:layer="layout" svg:width="0.105cm" svg:height="0.106cm" svg:x="5.759cm" svg:y="21.615cm" svg:viewBox="0 0 106 107" svg:d="M0 55c0 26 25 52 51 52 30 0 55-26 55-52 0-30-25-55-55-55-26 0-51 25-51 55z">
            <text:p/>
          </draw:path>
          <draw:path draw:style-name="gr5" draw:text-style-name="P3" draw:layer="layout" svg:width="0.105cm" svg:height="0.106cm" svg:x="5.759cm" svg:y="21.361cm" svg:viewBox="0 0 106 107" svg:d="M0 55c0 25 25 52 51 52 30 0 55-27 55-52 0-30-25-55-55-55-26 0-51 25-51 55z">
            <text:p/>
          </draw:path>
          <draw:path draw:style-name="gr5" draw:text-style-name="P3" draw:layer="layout" svg:width="0.105cm" svg:height="0.106cm" svg:x="5.759cm" svg:y="21.107cm" svg:viewBox="0 0 106 107" svg:d="M0 56c0 25 25 51 51 51 30 0 55-26 55-51 0-31-25-56-55-56-26 0-51 25-51 56z">
            <text:p/>
          </draw:path>
          <draw:path draw:style-name="gr5" draw:text-style-name="P3" draw:layer="layout" svg:width="0.105cm" svg:height="0.106cm" svg:x="5.759cm" svg:y="20.853cm" svg:viewBox="0 0 106 107" svg:d="M0 55c0 25 25 52 51 52 30 0 55-27 55-52 0-30-25-55-55-55-26 0-51 25-51 55z">
            <text:p/>
          </draw:path>
          <draw:path draw:style-name="gr5" draw:text-style-name="P3" draw:layer="layout" svg:width="0.105cm" svg:height="0.106cm" svg:x="5.759cm" svg:y="20.599cm" svg:viewBox="0 0 106 107" svg:d="M0 56c0 25 25 51 51 51 30 0 55-26 55-51 0-31-25-56-55-56-26 0-51 25-51 56z">
            <text:p/>
          </draw:path>
          <draw:path draw:style-name="gr5" draw:text-style-name="P3" draw:layer="layout" svg:width="0.105cm" svg:height="0.106cm" svg:x="5.759cm" svg:y="20.345cm" svg:viewBox="0 0 106 107" svg:d="M0 55c0 26 25 52 51 52 30 0 55-26 55-52 0-30-25-55-55-55-26 0-51 25-51 55z">
            <text:p/>
          </draw:path>
          <draw:path draw:style-name="gr5" draw:text-style-name="P3" draw:layer="layout" svg:width="0.105cm" svg:height="0.106cm" svg:x="5.759cm" svg:y="20.091cm" svg:viewBox="0 0 106 107" svg:d="M0 56c0 25 25 51 51 51 30 0 55-26 55-51 0-30-25-56-55-56-26 0-51 26-51 56z">
            <text:p/>
          </draw:path>
          <draw:path draw:style-name="gr5" draw:text-style-name="P3" draw:layer="layout" svg:width="0.105cm" svg:height="0.106cm" svg:x="5.759cm" svg:y="19.837cm" svg:viewBox="0 0 106 107" svg:d="M0 56c0 25 25 51 51 51 30 0 55-26 55-51 0-31-25-56-55-56-26 0-51 25-51 56z">
            <text:p/>
          </draw:path>
          <draw:path draw:style-name="gr5" draw:text-style-name="P3" draw:layer="layout" svg:width="0.105cm" svg:height="0.106cm" svg:x="5.759cm" svg:y="19.583cm" svg:viewBox="0 0 106 107" svg:d="M0 55c0 25 25 52 51 52 30 0 55-27 55-52 0-30-25-55-55-55-26 0-51 25-51 55z">
            <text:p/>
          </draw:path>
          <draw:path draw:style-name="gr5" draw:text-style-name="P3" draw:layer="layout" svg:width="0.105cm" svg:height="0.106cm" svg:x="5.759cm" svg:y="19.329cm" svg:viewBox="0 0 106 107" svg:d="M0 56c0 25 25 51 51 51 30 0 55-26 55-51 0-31-25-56-55-56-26 0-51 25-51 56z">
            <text:p/>
          </draw:path>
          <draw:path draw:style-name="gr5" draw:text-style-name="P3" draw:layer="layout" svg:width="0.105cm" svg:height="0.106cm" svg:x="5.759cm" svg:y="19.075cm" svg:viewBox="0 0 106 107" svg:d="M0 55c0 25 25 52 51 52 30 0 55-27 55-52 0-30-25-55-55-55-26 0-51 25-51 55z">
            <text:p/>
          </draw:path>
          <draw:path draw:style-name="gr5" draw:text-style-name="P3" draw:layer="layout" svg:width="0.105cm" svg:height="0.106cm" svg:x="5.759cm" svg:y="22.631cm" svg:viewBox="0 0 106 107" svg:d="M0 55c0 25 25 52 51 52 30 0 55-27 55-52 0-30-25-55-55-55-26 0-51 25-51 55z">
            <text:p/>
          </draw:path>
          <draw:path draw:style-name="gr5" draw:text-style-name="P3" draw:layer="layout" svg:width="0.105cm" svg:height="0.106cm" svg:x="5.759cm" svg:y="22.377cm" svg:viewBox="0 0 106 107" svg:d="M0 56c0 25 25 51 51 51 30 0 55-26 55-51 0-31-25-56-55-56-26 0-51 25-51 56z">
            <text:p/>
          </draw:path>
          <draw:path draw:style-name="gr5" draw:text-style-name="P3" draw:layer="layout" svg:width="0.105cm" svg:height="0.106cm" svg:x="5.759cm" svg:y="22.123cm" svg:viewBox="0 0 106 107" svg:d="M0 55c0 26 25 52 51 52 30 0 55-26 55-52 0-30-25-55-55-55-26 0-51 25-51 55z">
            <text:p/>
          </draw:path>
          <draw:path draw:style-name="gr5" draw:text-style-name="P3" draw:layer="layout" svg:width="0.105cm" svg:height="0.106cm" svg:x="4.743cm" svg:y="22.631cm" svg:viewBox="0 0 106 107" svg:d="M0 55c0 25 26 52 51 52 30 0 55-27 55-52 0-30-25-55-55-55-25 0-51 25-51 55z">
            <text:p/>
          </draw:path>
          <draw:path draw:style-name="gr5" draw:text-style-name="P3" draw:layer="layout" svg:width="0.105cm" svg:height="0.106cm" svg:x="4.108cm" svg:y="22.123cm" svg:viewBox="0 0 106 107" svg:d="M0 55c0 26 26 52 51 52 30 0 55-26 55-52 0-30-25-55-55-55-25 0-51 25-51 55z">
            <text:p/>
          </draw:path>
          <draw:path draw:style-name="gr5" draw:text-style-name="P3" draw:layer="layout" svg:width="0.105cm" svg:height="0.106cm" svg:x="4.743cm" svg:y="22.377cm" svg:viewBox="0 0 106 107" svg:d="M0 56c0 25 26 51 51 51 30 0 55-26 55-51 0-31-25-56-55-56-25 0-51 25-51 56z">
            <text:p/>
          </draw:path>
          <draw:path draw:style-name="gr5" draw:text-style-name="P3" draw:layer="layout" svg:width="0.105cm" svg:height="0.106cm" svg:x="4.743cm" svg:y="22.123cm" svg:viewBox="0 0 106 107" svg:d="M0 55c0 26 26 52 51 52 30 0 55-26 55-52 0-30-25-55-55-55-25 0-51 25-51 55z">
            <text:p/>
          </draw:path>
          <draw:path draw:style-name="gr5" draw:text-style-name="P3" draw:layer="layout" svg:width="0.105cm" svg:height="0.106cm" svg:x="4.743cm" svg:y="21.869cm" svg:viewBox="0 0 106 107" svg:d="M0 56c0 25 26 51 51 51 30 0 55-26 55-51 0-30-25-56-55-56-25 0-51 26-51 56z">
            <text:p/>
          </draw:path>
          <draw:path draw:style-name="gr5" draw:text-style-name="P3" draw:layer="layout" svg:width="0.105cm" svg:height="0.106cm" svg:x="4.743cm" svg:y="21.615cm" svg:viewBox="0 0 106 107" svg:d="M0 55c0 26 26 52 51 52 30 0 55-26 55-52 0-30-25-55-55-55-25 0-51 25-51 55z">
            <text:p/>
          </draw:path>
          <draw:path draw:style-name="gr5" draw:text-style-name="P3" draw:layer="layout" svg:width="0.105cm" svg:height="0.106cm" svg:x="4.743cm" svg:y="21.361cm" svg:viewBox="0 0 106 107" svg:d="M0 55c0 25 26 52 51 52 30 0 55-27 55-52 0-30-25-55-55-55-25 0-51 25-51 55z">
            <text:p/>
          </draw:path>
          <draw:path draw:style-name="gr5" draw:text-style-name="P3" draw:layer="layout" svg:width="0.105cm" svg:height="0.106cm" svg:x="4.743cm" svg:y="21.107cm" svg:viewBox="0 0 106 107" svg:d="M0 56c0 25 26 51 51 51 30 0 55-26 55-51 0-31-25-56-55-56-25 0-51 25-51 56z">
            <text:p/>
          </draw:path>
          <draw:path draw:style-name="gr5" draw:text-style-name="P3" draw:layer="layout" svg:width="0.105cm" svg:height="0.106cm" svg:x="4.743cm" svg:y="20.853cm" svg:viewBox="0 0 106 107" svg:d="M0 55c0 25 26 52 51 52 30 0 55-27 55-52 0-30-25-55-55-55-25 0-51 25-51 55z">
            <text:p/>
          </draw:path>
          <draw:path draw:style-name="gr5" draw:text-style-name="P3" draw:layer="layout" svg:width="0.105cm" svg:height="0.106cm" svg:x="4.743cm" svg:y="20.599cm" svg:viewBox="0 0 106 107" svg:d="M0 56c0 25 26 51 51 51 30 0 55-26 55-51 0-31-25-56-55-56-25 0-51 25-51 56z">
            <text:p/>
          </draw:path>
          <draw:path draw:style-name="gr5" draw:text-style-name="P3" draw:layer="layout" svg:width="0.105cm" svg:height="0.106cm" svg:x="4.743cm" svg:y="20.345cm" svg:viewBox="0 0 106 107" svg:d="M0 55c0 26 26 52 51 52 30 0 55-26 55-52 0-30-25-55-55-55-25 0-51 25-51 55z">
            <text:p/>
          </draw:path>
          <draw:path draw:style-name="gr5" draw:text-style-name="P3" draw:layer="layout" svg:width="0.105cm" svg:height="0.106cm" svg:x="4.743cm" svg:y="20.091cm" svg:viewBox="0 0 106 107" svg:d="M0 56c0 25 26 51 51 51 30 0 55-26 55-51 0-30-25-56-55-56-25 0-51 26-51 56z">
            <text:p/>
          </draw:path>
          <draw:path draw:style-name="gr5" draw:text-style-name="P3" draw:layer="layout" svg:width="0.105cm" svg:height="0.106cm" svg:x="4.743cm" svg:y="19.837cm" svg:viewBox="0 0 106 107" svg:d="M0 56c0 25 26 51 51 51 30 0 55-26 55-51 0-31-25-56-55-56-25 0-51 25-51 56z">
            <text:p/>
          </draw:path>
          <draw:path draw:style-name="gr5" draw:text-style-name="P3" draw:layer="layout" svg:width="0.105cm" svg:height="0.106cm" svg:x="4.743cm" svg:y="19.583cm" svg:viewBox="0 0 106 107" svg:d="M0 55c0 25 26 52 51 52 30 0 55-27 55-52 0-30-25-55-55-55-25 0-51 25-51 55z">
            <text:p/>
          </draw:path>
          <draw:path draw:style-name="gr5" draw:text-style-name="P3" draw:layer="layout" svg:width="0.105cm" svg:height="0.106cm" svg:x="4.743cm" svg:y="19.329cm" svg:viewBox="0 0 106 107" svg:d="M0 56c0 25 26 51 51 51 30 0 55-26 55-51 0-31-25-56-55-56-25 0-51 25-51 56z">
            <text:p/>
          </draw:path>
          <draw:path draw:style-name="gr5" draw:text-style-name="P3" draw:layer="layout" svg:width="0.105cm" svg:height="0.106cm" svg:x="4.743cm" svg:y="19.075cm" svg:viewBox="0 0 106 107" svg:d="M0 55c0 25 26 52 51 52 30 0 55-27 55-52 0-30-25-55-55-55-25 0-51 25-51 55z">
            <text:p/>
          </draw:path>
          <draw:path draw:style-name="gr5" draw:text-style-name="P3" draw:layer="layout" svg:width="0.105cm" svg:height="0.106cm" svg:x="2.076cm" svg:y="16.878cm" svg:viewBox="0 0 106 107" svg:d="M0 55c0 26 25 52 50 52 31 0 56-26 56-52 0-30-25-55-56-55-25 0-50 25-50 55z">
            <text:p/>
          </draw:path>
          <draw:path draw:style-name="gr5" draw:text-style-name="P3" draw:layer="layout" svg:width="0.105cm" svg:height="0.106cm" svg:x="2.076cm" svg:y="16.624cm" svg:viewBox="0 0 106 107" svg:d="M0 56c0 25 25 51 50 51 31 0 56-26 56-51 0-30-25-56-56-56-25 0-50 26-50 56z">
            <text:p/>
          </draw:path>
          <draw:path draw:style-name="gr5" draw:text-style-name="P3" draw:layer="layout" svg:width="0.105cm" svg:height="0.106cm" svg:x="2.076cm" svg:y="16.37cm" svg:viewBox="0 0 106 107" svg:d="M0 55c0 26 25 52 50 52 31 0 56-26 56-52 0-30-25-55-56-55-25 0-50 25-50 55z">
            <text:p/>
          </draw:path>
          <draw:path draw:style-name="gr5" draw:text-style-name="P3" draw:layer="layout" svg:width="0.105cm" svg:height="0.106cm" svg:x="2.076cm" svg:y="16.116cm" svg:viewBox="0 0 106 107" svg:d="M0 55c0 25 25 52 50 52 31 0 56-27 56-52 0-30-25-55-56-55-25 0-50 25-50 55z">
            <text:p/>
          </draw:path>
          <draw:path draw:style-name="gr5" draw:text-style-name="P3" draw:layer="layout" svg:width="0.105cm" svg:height="0.106cm" svg:x="2.076cm" svg:y="15.862cm" svg:viewBox="0 0 106 107" svg:d="M0 56c0 25 25 51 50 51 31 0 56-26 56-51 0-31-25-56-56-56-25 0-50 25-50 56z">
            <text:p/>
          </draw:path>
          <draw:path draw:style-name="gr5" draw:text-style-name="P3" draw:layer="layout" svg:width="0.105cm" svg:height="0.106cm" svg:x="2.076cm" svg:y="17.132cm" svg:viewBox="0 0 106 107" svg:d="M0 56c0 25 25 51 50 51 31 0 56-26 56-51 0-31-25-56-56-56-25 0-50 25-50 56z">
            <text:p/>
          </draw:path>
          <draw:path draw:style-name="gr5" draw:text-style-name="P3" draw:layer="layout" svg:width="0.105cm" svg:height="0.106cm" svg:x="2.965cm" svg:y="16.116cm" svg:viewBox="0 0 106 107" svg:d="M0 55c0 25 26 52 51 52 30 0 55-27 55-52 0-30-25-55-55-55-25 0-51 25-51 55z">
            <text:p/>
          </draw:path>
          <draw:path draw:style-name="gr5" draw:text-style-name="P3" draw:layer="layout" svg:width="0.105cm" svg:height="0.106cm" svg:x="2.965cm" svg:y="16.624cm" svg:viewBox="0 0 106 107" svg:d="M0 56c0 25 26 51 51 51 30 0 55-26 55-51 0-30-25-56-55-56-25 0-51 26-51 56z">
            <text:p/>
          </draw:path>
          <draw:path draw:style-name="gr5" draw:text-style-name="P3" draw:layer="layout" svg:width="0.105cm" svg:height="0.106cm" svg:x="2.965cm" svg:y="16.878cm" svg:viewBox="0 0 106 107" svg:d="M0 55c0 26 26 52 51 52 30 0 55-26 55-52 0-30-25-55-55-55-25 0-51 25-51 55z">
            <text:p/>
          </draw:path>
          <draw:path draw:style-name="gr5" draw:text-style-name="P3" draw:layer="layout" svg:width="0.105cm" svg:height="0.106cm" svg:x="2.965cm" svg:y="17.132cm" svg:viewBox="0 0 106 107" svg:d="M0 56c0 25 26 51 51 51 30 0 55-26 55-51 0-31-25-56-55-56-25 0-51 25-51 56z">
            <text:p/>
          </draw:path>
          <draw:path draw:style-name="gr5" draw:text-style-name="P3" draw:layer="layout" svg:width="0.105cm" svg:height="0.106cm" svg:x="4.108cm" svg:y="15.1cm" svg:viewBox="0 0 106 107" svg:d="M0 55c0 26 26 52 51 52 30 0 55-26 55-52 0-30-25-55-55-55-25 0-51 25-51 55z">
            <text:p/>
          </draw:path>
          <draw:path draw:style-name="gr5" draw:text-style-name="P3" draw:layer="layout" svg:width="0.105cm" svg:height="0.106cm" svg:x="4.108cm" svg:y="15.354cm" svg:viewBox="0 0 106 107" svg:d="M0 56c0 25 26 51 51 51 30 0 55-26 55-51 0-30-25-56-55-56-25 0-51 26-51 56z">
            <text:p/>
          </draw:path>
          <draw:path draw:style-name="gr5" draw:text-style-name="P3" draw:layer="layout" svg:width="0.105cm" svg:height="0.106cm" svg:x="4.743cm" svg:y="15.354cm" svg:viewBox="0 0 106 107" svg:d="M0 56c0 25 26 51 51 51 30 0 55-26 55-51 0-30-25-56-55-56-25 0-51 26-51 56z">
            <text:p/>
          </draw:path>
          <draw:path draw:style-name="gr5" draw:text-style-name="P3" draw:layer="layout" svg:width="0.105cm" svg:height="0.106cm" svg:x="4.743cm" svg:y="15.1cm" svg:viewBox="0 0 106 107" svg:d="M0 55c0 26 26 52 51 52 30 0 55-26 55-52 0-30-25-55-55-55-25 0-51 25-51 55z">
            <text:p/>
          </draw:path>
          <draw:path draw:style-name="gr5" draw:text-style-name="P3" draw:layer="layout" svg:width="0.105cm" svg:height="0.106cm" svg:x="4.743cm" svg:y="14.846cm" svg:viewBox="0 0 106 107" svg:d="M0 56c0 25 26 51 51 51 30 0 55-26 55-51 0-30-25-56-55-56-25 0-51 26-51 56z">
            <text:p/>
          </draw:path>
          <draw:path draw:style-name="gr5" draw:text-style-name="P3" draw:layer="layout" svg:width="0.105cm" svg:height="0.106cm" svg:x="4.108cm" svg:y="16.624cm" svg:viewBox="0 0 106 107" svg:d="M0 56c0 25 26 51 51 51 30 0 55-26 55-51 0-30-25-56-55-56-25 0-51 26-51 56z">
            <text:p/>
          </draw:path>
          <draw:path draw:style-name="gr5" draw:text-style-name="P3" draw:layer="layout" svg:width="0.105cm" svg:height="0.106cm" svg:x="4.743cm" svg:y="16.878cm" svg:viewBox="0 0 106 107" svg:d="M0 55c0 26 26 52 51 52 30 0 55-26 55-52 0-30-25-55-55-55-25 0-51 25-51 55z">
            <text:p/>
          </draw:path>
          <draw:path draw:style-name="gr5" draw:text-style-name="P3" draw:layer="layout" svg:width="0.105cm" svg:height="0.106cm" svg:x="4.743cm" svg:y="16.624cm" svg:viewBox="0 0 106 107" svg:d="M0 56c0 25 26 51 51 51 30 0 55-26 55-51 0-30-25-56-55-56-25 0-51 26-51 56z">
            <text:p/>
          </draw:path>
          <draw:path draw:style-name="gr5" draw:text-style-name="P3" draw:layer="layout" svg:width="0.105cm" svg:height="0.106cm" svg:x="4.743cm" svg:y="16.37cm" svg:viewBox="0 0 106 107" svg:d="M0 55c0 26 26 52 51 52 30 0 55-26 55-52 0-30-25-55-55-55-25 0-51 25-51 55z">
            <text:p/>
          </draw:path>
          <draw:path draw:style-name="gr5" draw:text-style-name="P3" draw:layer="layout" svg:width="0.105cm" svg:height="0.106cm" svg:x="4.743cm" svg:y="16.116cm" svg:viewBox="0 0 106 107" svg:d="M0 55c0 25 26 52 51 52 30 0 55-27 55-52 0-30-25-55-55-55-25 0-51 25-51 55z">
            <text:p/>
          </draw:path>
          <draw:path draw:style-name="gr5" draw:text-style-name="P3" draw:layer="layout" svg:width="0.105cm" svg:height="0.106cm" svg:x="4.743cm" svg:y="15.862cm" svg:viewBox="0 0 106 107" svg:d="M0 56c0 25 26 51 51 51 30 0 55-26 55-51 0-31-25-56-55-56-25 0-51 25-51 56z">
            <text:p/>
          </draw:path>
          <draw:path draw:style-name="gr5" draw:text-style-name="P3" draw:layer="layout" svg:width="0.105cm" svg:height="0.106cm" svg:x="4.108cm" svg:y="15.608cm" svg:viewBox="0 0 106 107" svg:d="M0 55c0 25 26 52 51 52 30 0 55-27 55-52 0-30-25-55-55-55-25 0-51 25-51 55z">
            <text:p/>
          </draw:path>
          <draw:path draw:style-name="gr5" draw:text-style-name="P3" draw:layer="layout" svg:width="0.105cm" svg:height="0.106cm" svg:x="4.108cm" svg:y="15.862cm" svg:viewBox="0 0 106 107" svg:d="M0 56c0 25 26 51 51 51 30 0 55-26 55-51 0-31-25-56-55-56-25 0-51 25-51 56z">
            <text:p/>
          </draw:path>
          <draw:path draw:style-name="gr5" draw:text-style-name="P3" draw:layer="layout" svg:width="0.105cm" svg:height="0.106cm" svg:x="4.108cm" svg:y="16.116cm" svg:viewBox="0 0 106 107" svg:d="M0 55c0 25 26 52 51 52 30 0 55-27 55-52 0-30-25-55-55-55-25 0-51 25-51 55z">
            <text:p/>
          </draw:path>
          <draw:path draw:style-name="gr5" draw:text-style-name="P3" draw:layer="layout" svg:width="0.105cm" svg:height="0.106cm" svg:x="4.743cm" svg:y="15.608cm" svg:viewBox="0 0 106 107" svg:d="M0 55c0 25 26 52 51 52 30 0 55-27 55-52 0-30-25-55-55-55-25 0-51 25-51 55z">
            <text:p/>
          </draw:path>
          <draw:path draw:style-name="gr5" draw:text-style-name="P3" draw:layer="layout" svg:width="0.105cm" svg:height="0.106cm" svg:x="2.965cm" svg:y="13.576cm" svg:viewBox="0 0 106 107" svg:d="M0 56c0 25 26 51 51 51 30 0 55-26 55-51 0-30-25-56-55-56-25 0-51 26-51 56z">
            <text:p/>
          </draw:path>
          <draw:path draw:style-name="gr5" draw:text-style-name="P3" draw:layer="layout" svg:width="0.105cm" svg:height="0.106cm" svg:x="2.965cm" svg:y="13.83cm" svg:viewBox="0 0 106 107" svg:d="M0 55c0 26 26 52 51 52 30 0 55-26 55-52 0-30-25-55-55-55-25 0-51 25-51 55z">
            <text:p/>
          </draw:path>
          <draw:path draw:style-name="gr5" draw:text-style-name="P3" draw:layer="layout" svg:width="0.105cm" svg:height="0.106cm" svg:x="2.965cm" svg:y="14.084cm" svg:viewBox="0 0 106 107" svg:d="M0 56c0 25 26 51 51 51 30 0 55-26 55-51 0-31-25-56-55-56-25 0-51 25-51 56z">
            <text:p/>
          </draw:path>
          <draw:path draw:style-name="gr5" draw:text-style-name="P3" draw:layer="layout" svg:width="0.105cm" svg:height="0.106cm" svg:x="2.965cm" svg:y="14.338cm" svg:viewBox="0 0 106 107" svg:d="M0 55c0 25 26 52 51 52 30 0 55-27 55-52 0-30-25-55-55-55-25 0-51 25-51 55z">
            <text:p/>
          </draw:path>
          <draw:path draw:style-name="gr5" draw:text-style-name="P3" draw:layer="layout" svg:width="0.105cm" svg:height="0.106cm" svg:x="4.108cm" svg:y="14.846cm" svg:viewBox="0 0 106 107" svg:d="M0 56c0 25 26 51 51 51 30 0 55-26 55-51 0-30-25-56-55-56-25 0-51 26-51 56z">
            <text:p/>
          </draw:path>
          <draw:path draw:style-name="gr5" draw:text-style-name="P3" draw:layer="layout" svg:width="0.105cm" svg:height="0.106cm" svg:x="2.965cm" svg:y="14.592cm" svg:viewBox="0 0 106 107" svg:d="M0 56c0 25 26 51 51 51 30 0 55-26 55-51 0-31-25-56-55-56-25 0-51 25-51 56z">
            <text:p/>
          </draw:path>
          <draw:path draw:style-name="gr5" draw:text-style-name="P3" draw:layer="layout" svg:width="0.105cm" svg:height="0.106cm" svg:x="2.965cm" svg:y="14.846cm" svg:viewBox="0 0 106 107" svg:d="M0 56c0 25 26 51 51 51 30 0 55-26 55-51 0-30-25-56-55-56-25 0-51 26-51 56z">
            <text:p/>
          </draw:path>
          <draw:path draw:style-name="gr5" draw:text-style-name="P3" draw:layer="layout" svg:width="0.105cm" svg:height="0.106cm" svg:x="2.965cm" svg:y="15.1cm" svg:viewBox="0 0 106 107" svg:d="M0 55c0 26 26 52 51 52 30 0 55-26 55-52 0-30-25-55-55-55-25 0-51 25-51 55z">
            <text:p/>
          </draw:path>
          <draw:path draw:style-name="gr5" draw:text-style-name="P3" draw:layer="layout" svg:width="0.105cm" svg:height="0.106cm" svg:x="2.965cm" svg:y="15.354cm" svg:viewBox="0 0 106 107" svg:d="M0 56c0 25 26 51 51 51 30 0 55-26 55-51 0-30-25-56-55-56-25 0-51 26-51 56z">
            <text:p/>
          </draw:path>
          <draw:path draw:style-name="gr5" draw:text-style-name="P3" draw:layer="layout" svg:width="0.105cm" svg:height="0.106cm" svg:x="2.965cm" svg:y="15.608cm" svg:viewBox="0 0 106 107" svg:d="M0 55c0 25 26 52 51 52 30 0 55-27 55-52 0-30-25-55-55-55-25 0-51 25-51 55z">
            <text:p/>
          </draw:path>
          <draw:path draw:style-name="gr5" draw:text-style-name="P3" draw:layer="layout" svg:width="0.105cm" svg:height="0.106cm" svg:x="2.965cm" svg:y="15.862cm" svg:viewBox="0 0 106 107" svg:d="M0 56c0 25 26 51 51 51 30 0 55-26 55-51 0-31-25-56-55-56-25 0-51 25-51 56z">
            <text:p/>
          </draw:path>
          <draw:path draw:style-name="gr5" draw:text-style-name="P3" draw:layer="layout" svg:width="0.105cm" svg:height="0.106cm" svg:x="4.108cm" svg:y="16.37cm" svg:viewBox="0 0 106 107" svg:d="M0 55c0 26 26 52 51 52 30 0 55-26 55-52 0-30-25-55-55-55-25 0-51 25-51 55z">
            <text:p/>
          </draw:path>
          <draw:path draw:style-name="gr5" draw:text-style-name="P3" draw:layer="layout" svg:width="0.105cm" svg:height="0.106cm" svg:x="4.108cm" svg:y="16.878cm" svg:viewBox="0 0 106 107" svg:d="M0 55c0 26 26 52 51 52 30 0 55-26 55-52 0-30-25-55-55-55-25 0-51 25-51 55z">
            <text:p/>
          </draw:path>
          <draw:path draw:style-name="gr5" draw:text-style-name="P3" draw:layer="layout" svg:width="0.105cm" svg:height="0.106cm" svg:x="4.108cm" svg:y="17.132cm" svg:viewBox="0 0 106 107" svg:d="M0 56c0 25 26 51 51 51 30 0 55-26 55-51 0-31-25-56-55-56-25 0-51 25-51 56z">
            <text:p/>
          </draw:path>
          <draw:path draw:style-name="gr5" draw:text-style-name="P3" draw:layer="layout" svg:width="0.105cm" svg:height="0.106cm" svg:x="2.965cm" svg:y="16.37cm" svg:viewBox="0 0 106 107" svg:d="M0 55c0 26 26 52 51 52 30 0 55-26 55-52 0-30-25-55-55-55-25 0-51 25-51 55z">
            <text:p/>
          </draw:path>
          <draw:path draw:style-name="gr5" draw:text-style-name="P3" draw:layer="layout" svg:width="0.105cm" svg:height="0.106cm" svg:x="11.258cm" svg:y="22.631cm" svg:viewBox="0 0 106 107" svg:d="M0 55c0 25 26 52 51 52 30 0 55-27 55-52 0-30-25-55-55-55-25 0-51 25-51 55z">
            <text:p/>
          </draw:path>
          <draw:path draw:style-name="gr5" draw:text-style-name="P3" draw:layer="layout" svg:width="0.105cm" svg:height="0.106cm" svg:x="11.258cm" svg:y="22.377cm" svg:viewBox="0 0 106 107" svg:d="M0 56c0 25 26 51 51 51 30 0 55-26 55-51 0-31-25-56-55-56-25 0-51 25-51 56z">
            <text:p/>
          </draw:path>
          <draw:path draw:style-name="gr5" draw:text-style-name="P3" draw:layer="layout" svg:width="0.105cm" svg:height="0.106cm" svg:x="11.258cm" svg:y="22.123cm" svg:viewBox="0 0 106 107" svg:d="M0 55c0 26 26 52 51 52 30 0 55-26 55-52 0-30-25-55-55-55-25 0-51 25-51 55z">
            <text:p/>
          </draw:path>
          <draw:path draw:style-name="gr5" draw:text-style-name="P3" draw:layer="layout" svg:width="0.105cm" svg:height="0.106cm" svg:x="11.258cm" svg:y="21.869cm" svg:viewBox="0 0 106 107" svg:d="M0 56c0 25 26 51 51 51 30 0 55-26 55-51 0-30-25-56-55-56-25 0-51 26-51 56z">
            <text:p/>
          </draw:path>
          <draw:path draw:style-name="gr5" draw:text-style-name="P3" draw:layer="layout" svg:width="0.105cm" svg:height="0.106cm" svg:x="11.258cm" svg:y="21.615cm" svg:viewBox="0 0 106 107" svg:d="M0 55c0 26 26 52 51 52 30 0 55-26 55-52 0-30-25-55-55-55-25 0-51 25-51 55z">
            <text:p/>
          </draw:path>
          <draw:path draw:style-name="gr5" draw:text-style-name="P3" draw:layer="layout" svg:width="0.105cm" svg:height="0.106cm" svg:x="11.258cm" svg:y="21.361cm" svg:viewBox="0 0 106 107" svg:d="M0 55c0 25 26 52 51 52 30 0 55-27 55-52 0-30-25-55-55-55-25 0-51 25-51 55z">
            <text:p/>
          </draw:path>
          <draw:path draw:style-name="gr5" draw:text-style-name="P3" draw:layer="layout" svg:width="0.105cm" svg:height="0.106cm" svg:x="11.258cm" svg:y="21.107cm" svg:viewBox="0 0 106 107" svg:d="M0 56c0 25 26 51 51 51 30 0 55-26 55-51 0-31-25-56-55-56-25 0-51 25-51 56z">
            <text:p/>
          </draw:path>
          <draw:path draw:style-name="gr5" draw:text-style-name="P3" draw:layer="layout" svg:width="0.105cm" svg:height="0.106cm" svg:x="11.258cm" svg:y="20.853cm" svg:viewBox="0 0 106 107" svg:d="M0 55c0 25 26 52 51 52 30 0 55-27 55-52 0-30-25-55-55-55-25 0-51 25-51 55z">
            <text:p/>
          </draw:path>
          <draw:path draw:style-name="gr5" draw:text-style-name="P3" draw:layer="layout" svg:width="0.105cm" svg:height="0.106cm" svg:x="11.258cm" svg:y="20.599cm" svg:viewBox="0 0 106 107" svg:d="M0 56c0 25 26 51 51 51 30 0 55-26 55-51 0-31-25-56-55-56-25 0-51 25-51 56z">
            <text:p/>
          </draw:path>
          <draw:path draw:style-name="gr5" draw:text-style-name="P3" draw:layer="layout" svg:width="0.105cm" svg:height="0.106cm" svg:x="11.258cm" svg:y="20.345cm" svg:viewBox="0 0 106 107" svg:d="M0 55c0 26 26 52 51 52 30 0 55-26 55-52 0-30-25-55-55-55-25 0-51 25-51 55z">
            <text:p/>
          </draw:path>
          <draw:path draw:style-name="gr5" draw:text-style-name="P3" draw:layer="layout" svg:width="0.105cm" svg:height="0.106cm" svg:x="9.607cm" svg:y="20.345cm" svg:viewBox="0 0 106 107" svg:d="M0 55c0 26 25 52 50 52 30 0 56-26 56-52 0-30-26-55-56-55-25 0-50 25-50 55z">
            <text:p/>
          </draw:path>
          <draw:path draw:style-name="gr5" draw:text-style-name="P3" draw:layer="layout" svg:width="0.105cm" svg:height="0.106cm" svg:x="9.607cm" svg:y="20.599cm" svg:viewBox="0 0 106 107" svg:d="M0 56c0 25 25 51 50 51 30 0 56-26 56-51 0-31-26-56-56-56-25 0-50 25-50 56z">
            <text:p/>
          </draw:path>
          <draw:path draw:style-name="gr5" draw:text-style-name="P3" draw:layer="layout" svg:width="0.105cm" svg:height="0.106cm" svg:x="9.607cm" svg:y="20.853cm" svg:viewBox="0 0 106 107" svg:d="M0 55c0 25 25 52 50 52 30 0 56-27 56-52 0-30-26-55-56-55-25 0-50 25-50 55z">
            <text:p/>
          </draw:path>
          <draw:path draw:style-name="gr5" draw:text-style-name="P3" draw:layer="layout" svg:width="0.105cm" svg:height="0.106cm" svg:x="9.607cm" svg:y="21.107cm" svg:viewBox="0 0 106 107" svg:d="M0 56c0 25 25 51 50 51 30 0 56-26 56-51 0-31-26-56-56-56-25 0-50 25-50 56z">
            <text:p/>
          </draw:path>
          <draw:path draw:style-name="gr5" draw:text-style-name="P3" draw:layer="layout" svg:width="0.105cm" svg:height="0.106cm" svg:x="9.607cm" svg:y="21.361cm" svg:viewBox="0 0 106 107" svg:d="M0 55c0 25 25 52 50 52 30 0 56-27 56-52 0-30-26-55-56-55-25 0-50 25-50 55z">
            <text:p/>
          </draw:path>
          <draw:path draw:style-name="gr5" draw:text-style-name="P3" draw:layer="layout" svg:width="0.105cm" svg:height="0.106cm" svg:x="10.242cm" svg:y="20.853cm" svg:viewBox="0 0 106 107" svg:d="M0 55c0 25 25 52 50 52 31 0 56-27 56-52 0-30-25-55-56-55-25 0-50 25-50 55z">
            <text:p/>
          </draw:path>
          <draw:path draw:style-name="gr5" draw:text-style-name="P3" draw:layer="layout" svg:width="0.105cm" svg:height="0.106cm" svg:x="10.242cm" svg:y="20.599cm" svg:viewBox="0 0 106 107" svg:d="M0 56c0 25 25 51 50 51 31 0 56-26 56-51 0-31-25-56-56-56-25 0-50 25-50 56z">
            <text:p/>
          </draw:path>
          <draw:path draw:style-name="gr5" draw:text-style-name="P3" draw:layer="layout" svg:width="0.105cm" svg:height="0.106cm" svg:x="10.242cm" svg:y="20.345cm" svg:viewBox="0 0 106 107" svg:d="M0 55c0 26 25 52 50 52 31 0 56-26 56-52 0-30-25-55-56-55-25 0-50 25-50 55z">
            <text:p/>
          </draw:path>
          <draw:path draw:style-name="gr5" draw:text-style-name="P3" draw:layer="layout" svg:width="0.105cm" svg:height="0.106cm" svg:x="9.607cm" svg:y="21.615cm" svg:viewBox="0 0 106 107" svg:d="M0 55c0 26 25 52 50 52 30 0 56-26 56-52 0-30-26-55-56-55-25 0-50 25-50 55z">
            <text:p/>
          </draw:path>
          <draw:path draw:style-name="gr5" draw:text-style-name="P3" draw:layer="layout" svg:width="0.105cm" svg:height="0.106cm" svg:x="9.607cm" svg:y="21.869cm" svg:viewBox="0 0 106 107" svg:d="M0 56c0 25 25 51 50 51 30 0 56-26 56-51 0-30-26-56-56-56-25 0-50 26-50 56z">
            <text:p/>
          </draw:path>
          <draw:path draw:style-name="gr5" draw:text-style-name="P3" draw:layer="layout" svg:width="0.105cm" svg:height="0.106cm" svg:x="9.607cm" svg:y="22.123cm" svg:viewBox="0 0 106 107" svg:d="M0 55c0 26 25 52 50 52 30 0 56-26 56-52 0-30-26-55-56-55-25 0-50 25-50 55z">
            <text:p/>
          </draw:path>
          <draw:path draw:style-name="gr5" draw:text-style-name="P3" draw:layer="layout" svg:width="0.105cm" svg:height="0.106cm" svg:x="10.242cm" svg:y="21.869cm" svg:viewBox="0 0 106 107" svg:d="M0 56c0 25 25 51 50 51 31 0 56-26 56-51 0-30-25-56-56-56-25 0-50 26-50 56z">
            <text:p/>
          </draw:path>
          <draw:path draw:style-name="gr5" draw:text-style-name="P3" draw:layer="layout" svg:width="0.105cm" svg:height="0.106cm" svg:x="10.242cm" svg:y="21.615cm" svg:viewBox="0 0 106 107" svg:d="M0 55c0 26 25 52 50 52 31 0 56-26 56-52 0-30-25-55-56-55-25 0-50 25-50 55z">
            <text:p/>
          </draw:path>
          <draw:path draw:style-name="gr5" draw:text-style-name="P3" draw:layer="layout" svg:width="0.105cm" svg:height="0.106cm" svg:x="10.242cm" svg:y="21.361cm" svg:viewBox="0 0 106 107" svg:d="M0 55c0 25 25 52 50 52 31 0 56-27 56-52 0-30-25-55-56-55-25 0-50 25-50 55z">
            <text:p/>
          </draw:path>
          <draw:path draw:style-name="gr5" draw:text-style-name="P3" draw:layer="layout" svg:width="0.105cm" svg:height="0.106cm" svg:x="10.242cm" svg:y="21.107cm" svg:viewBox="0 0 106 107" svg:d="M0 56c0 25 25 51 50 51 31 0 56-26 56-51 0-31-25-56-56-56-25 0-50 25-50 56z">
            <text:p/>
          </draw:path>
          <draw:path draw:style-name="gr5" draw:text-style-name="P3" draw:layer="layout" svg:width="0.105cm" svg:height="0.106cm" svg:x="9.607cm" svg:y="22.377cm" svg:viewBox="0 0 106 107" svg:d="M0 56c0 25 25 51 50 51 30 0 56-26 56-51 0-31-26-56-56-56-25 0-50 25-50 56z">
            <text:p/>
          </draw:path>
          <draw:path draw:style-name="gr5" draw:text-style-name="P3" draw:layer="layout" svg:width="0.105cm" svg:height="0.106cm" svg:x="9.607cm" svg:y="22.631cm" svg:viewBox="0 0 106 107" svg:d="M0 55c0 25 25 52 50 52 30 0 56-27 56-52 0-30-26-55-56-55-25 0-50 25-50 55z">
            <text:p/>
          </draw:path>
          <draw:path draw:style-name="gr5" draw:text-style-name="P3" draw:layer="layout" svg:width="0.105cm" svg:height="0.106cm" svg:x="10.242cm" svg:y="22.631cm" svg:viewBox="0 0 106 107" svg:d="M0 55c0 25 25 52 50 52 31 0 56-27 56-52 0-30-25-55-56-55-25 0-50 25-50 55z">
            <text:p/>
          </draw:path>
          <draw:path draw:style-name="gr5" draw:text-style-name="P3" draw:layer="layout" svg:width="0.105cm" svg:height="0.106cm" svg:x="10.242cm" svg:y="22.377cm" svg:viewBox="0 0 106 107" svg:d="M0 56c0 25 25 51 50 51 31 0 56-26 56-51 0-31-25-56-56-56-25 0-50 25-50 56z">
            <text:p/>
          </draw:path>
          <draw:path draw:style-name="gr5" draw:text-style-name="P3" draw:layer="layout" svg:width="0.105cm" svg:height="0.106cm" svg:x="10.242cm" svg:y="22.123cm" svg:viewBox="0 0 106 107" svg:d="M0 55c0 26 25 52 50 52 31 0 56-26 56-52 0-30-25-55-56-55-25 0-50 25-50 55z">
            <text:p/>
          </draw:path>
          <draw:path draw:style-name="gr5" draw:text-style-name="P3" draw:layer="layout" svg:width="0.105cm" svg:height="0.106cm" svg:x="2.076cm" svg:y="22.377cm" svg:viewBox="0 0 106 107" svg:d="M0 56c0 25 25 51 50 51 31 0 56-26 56-51 0-31-25-56-56-56-25 0-50 25-50 56z">
            <text:p/>
          </draw:path>
          <draw:path draw:style-name="gr5" draw:text-style-name="P3" draw:layer="layout" svg:width="0.105cm" svg:height="0.106cm" svg:x="2.076cm" svg:y="22.123cm" svg:viewBox="0 0 106 107" svg:d="M0 55c0 26 25 52 50 52 31 0 56-26 56-52 0-30-25-55-56-55-25 0-50 25-50 55z">
            <text:p/>
          </draw:path>
          <draw:path draw:style-name="gr5" draw:text-style-name="P3" draw:layer="layout" svg:width="0.105cm" svg:height="0.106cm" svg:x="2.076cm" svg:y="21.869cm" svg:viewBox="0 0 106 107" svg:d="M0 56c0 25 25 51 50 51 31 0 56-26 56-51 0-30-25-56-56-56-25 0-50 26-50 56z">
            <text:p/>
          </draw:path>
          <draw:path draw:style-name="gr5" draw:text-style-name="P3" draw:layer="layout" svg:width="0.105cm" svg:height="0.106cm" svg:x="2.076cm" svg:y="21.615cm" svg:viewBox="0 0 106 107" svg:d="M0 55c0 26 25 52 50 52 31 0 56-26 56-52 0-30-25-55-56-55-25 0-50 25-50 55z">
            <text:p/>
          </draw:path>
          <draw:path draw:style-name="gr5" draw:text-style-name="P3" draw:layer="layout" svg:width="0.105cm" svg:height="0.106cm" svg:x="2.076cm" svg:y="21.361cm" svg:viewBox="0 0 106 107" svg:d="M0 55c0 25 25 52 50 52 31 0 56-27 56-52 0-30-25-55-56-55-25 0-50 25-50 55z">
            <text:p/>
          </draw:path>
          <draw:path draw:style-name="gr5" draw:text-style-name="P3" draw:layer="layout" svg:width="0.105cm" svg:height="0.106cm" svg:x="2.076cm" svg:y="22.631cm" svg:viewBox="0 0 106 107" svg:d="M0 55c0 25 25 52 50 52 31 0 56-27 56-52 0-30-25-55-56-55-25 0-50 25-50 55z">
            <text:p/>
          </draw:path>
          <draw:path draw:style-name="gr5" draw:text-style-name="P3" draw:layer="layout" svg:width="0.105cm" svg:height="0.106cm" svg:x="2.965cm" svg:y="21.615cm" svg:viewBox="0 0 106 107" svg:d="M0 55c0 26 26 52 51 52 30 0 55-26 55-52 0-30-25-55-55-55-25 0-51 25-51 55z">
            <text:p/>
          </draw:path>
          <draw:path draw:style-name="gr5" draw:text-style-name="P3" draw:layer="layout" svg:width="0.105cm" svg:height="0.106cm" svg:x="2.965cm" svg:y="22.123cm" svg:viewBox="0 0 106 107" svg:d="M0 55c0 26 26 52 51 52 30 0 55-26 55-52 0-30-25-55-55-55-25 0-51 25-51 55z">
            <text:p/>
          </draw:path>
          <draw:path draw:style-name="gr5" draw:text-style-name="P3" draw:layer="layout" svg:width="0.105cm" svg:height="0.106cm" svg:x="2.965cm" svg:y="22.377cm" svg:viewBox="0 0 106 107" svg:d="M0 56c0 25 26 51 51 51 30 0 55-26 55-51 0-31-25-56-55-56-25 0-51 25-51 56z">
            <text:p/>
          </draw:path>
          <draw:path draw:style-name="gr5" draw:text-style-name="P3" draw:layer="layout" svg:width="0.105cm" svg:height="0.106cm" svg:x="2.965cm" svg:y="22.631cm" svg:viewBox="0 0 106 107" svg:d="M0 55c0 25 26 52 51 52 30 0 55-27 55-52 0-30-25-55-55-55-25 0-51 25-51 55z">
            <text:p/>
          </draw:path>
          <draw:path draw:style-name="gr5" draw:text-style-name="P3" draw:layer="layout" svg:width="0.105cm" svg:height="0.106cm" svg:x="4.108cm" svg:y="19.075cm" svg:viewBox="0 0 106 107" svg:d="M0 55c0 25 26 52 51 52 30 0 55-27 55-52 0-30-25-55-55-55-25 0-51 25-51 55z">
            <text:p/>
          </draw:path>
          <draw:path draw:style-name="gr5" draw:text-style-name="P3" draw:layer="layout" svg:width="0.105cm" svg:height="0.106cm" svg:x="4.108cm" svg:y="19.329cm" svg:viewBox="0 0 106 107" svg:d="M0 56c0 25 26 51 51 51 30 0 55-26 55-51 0-31-25-56-55-56-25 0-51 25-51 56z">
            <text:p/>
          </draw:path>
          <draw:path draw:style-name="gr5" draw:text-style-name="P3" draw:layer="layout" svg:width="0.105cm" svg:height="0.106cm" svg:x="4.108cm" svg:y="19.583cm" svg:viewBox="0 0 106 107" svg:d="M0 55c0 25 26 52 51 52 30 0 55-27 55-52 0-30-25-55-55-55-25 0-51 25-51 55z">
            <text:p/>
          </draw:path>
          <draw:path draw:style-name="gr5" draw:text-style-name="P3" draw:layer="layout" svg:width="0.105cm" svg:height="0.106cm" svg:x="4.108cm" svg:y="19.837cm" svg:viewBox="0 0 106 107" svg:d="M0 56c0 25 26 51 51 51 30 0 55-26 55-51 0-31-25-56-55-56-25 0-51 25-51 56z">
            <text:p/>
          </draw:path>
          <draw:path draw:style-name="gr5" draw:text-style-name="P3" draw:layer="layout" svg:width="0.105cm" svg:height="0.106cm" svg:x="4.108cm" svg:y="20.091cm" svg:viewBox="0 0 106 107" svg:d="M0 56c0 25 26 51 51 51 30 0 55-26 55-51 0-30-25-56-55-56-25 0-51 26-51 56z">
            <text:p/>
          </draw:path>
          <draw:path draw:style-name="gr5" draw:text-style-name="P3" draw:layer="layout" svg:width="0.105cm" svg:height="0.106cm" svg:x="4.108cm" svg:y="20.345cm" svg:viewBox="0 0 106 107" svg:d="M0 55c0 26 26 52 51 52 30 0 55-26 55-52 0-30-25-55-55-55-25 0-51 25-51 55z">
            <text:p/>
          </draw:path>
          <draw:path draw:style-name="gr5" draw:text-style-name="P3" draw:layer="layout" svg:width="0.105cm" svg:height="0.106cm" svg:x="4.108cm" svg:y="20.599cm" svg:viewBox="0 0 106 107" svg:d="M0 56c0 25 26 51 51 51 30 0 55-26 55-51 0-31-25-56-55-56-25 0-51 25-51 56z">
            <text:p/>
          </draw:path>
          <draw:path draw:style-name="gr5" draw:text-style-name="P3" draw:layer="layout" svg:width="0.105cm" svg:height="0.106cm" svg:x="4.108cm" svg:y="20.853cm" svg:viewBox="0 0 106 107" svg:d="M0 55c0 25 26 52 51 52 30 0 55-27 55-52 0-30-25-55-55-55-25 0-51 25-51 55z">
            <text:p/>
          </draw:path>
          <draw:path draw:style-name="gr5" draw:text-style-name="P3" draw:layer="layout" svg:width="0.105cm" svg:height="0.106cm" svg:x="4.108cm" svg:y="21.107cm" svg:viewBox="0 0 106 107" svg:d="M0 56c0 25 26 51 51 51 30 0 55-26 55-51 0-31-25-56-55-56-25 0-51 25-51 56z">
            <text:p/>
          </draw:path>
          <draw:path draw:style-name="gr5" draw:text-style-name="P3" draw:layer="layout" svg:width="0.105cm" svg:height="0.106cm" svg:x="4.108cm" svg:y="21.361cm" svg:viewBox="0 0 106 107" svg:d="M0 55c0 25 26 52 51 52 30 0 55-27 55-52 0-30-25-55-55-55-25 0-51 25-51 55z">
            <text:p/>
          </draw:path>
          <draw:path draw:style-name="gr5" draw:text-style-name="P3" draw:layer="layout" svg:width="0.105cm" svg:height="0.106cm" svg:x="4.108cm" svg:y="21.615cm" svg:viewBox="0 0 106 107" svg:d="M0 55c0 26 26 52 51 52 30 0 55-26 55-52 0-30-25-55-55-55-25 0-51 25-51 55z">
            <text:p/>
          </draw:path>
          <draw:path draw:style-name="gr5" draw:text-style-name="P3" draw:layer="layout" svg:width="0.105cm" svg:height="0.106cm" svg:x="2.965cm" svg:y="19.075cm" svg:viewBox="0 0 106 107" svg:d="M0 55c0 25 26 52 51 52 30 0 55-27 55-52 0-30-25-55-55-55-25 0-51 25-51 55z">
            <text:p/>
          </draw:path>
          <draw:path draw:style-name="gr5" draw:text-style-name="P3" draw:layer="layout" svg:width="0.105cm" svg:height="0.106cm" svg:x="2.965cm" svg:y="19.329cm" svg:viewBox="0 0 106 107" svg:d="M0 56c0 25 26 51 51 51 30 0 55-26 55-51 0-31-25-56-55-56-25 0-51 25-51 56z">
            <text:p/>
          </draw:path>
          <draw:path draw:style-name="gr5" draw:text-style-name="P3" draw:layer="layout" svg:width="0.105cm" svg:height="0.106cm" svg:x="2.965cm" svg:y="19.583cm" svg:viewBox="0 0 106 107" svg:d="M0 55c0 25 26 52 51 52 30 0 55-27 55-52 0-30-25-55-55-55-25 0-51 25-51 55z">
            <text:p/>
          </draw:path>
          <draw:path draw:style-name="gr5" draw:text-style-name="P3" draw:layer="layout" svg:width="0.105cm" svg:height="0.106cm" svg:x="2.965cm" svg:y="19.837cm" svg:viewBox="0 0 106 107" svg:d="M0 56c0 25 26 51 51 51 30 0 55-26 55-51 0-31-25-56-55-56-25 0-51 25-51 56z">
            <text:p/>
          </draw:path>
          <draw:path draw:style-name="gr5" draw:text-style-name="P3" draw:layer="layout" svg:width="0.105cm" svg:height="0.106cm" svg:x="2.965cm" svg:y="20.091cm" svg:viewBox="0 0 106 107" svg:d="M0 56c0 25 26 51 51 51 30 0 55-26 55-51 0-30-25-56-55-56-25 0-51 26-51 56z">
            <text:p/>
          </draw:path>
          <draw:path draw:style-name="gr5" draw:text-style-name="P3" draw:layer="layout" svg:width="0.105cm" svg:height="0.106cm" svg:x="2.965cm" svg:y="20.345cm" svg:viewBox="0 0 106 107" svg:d="M0 55c0 26 26 52 51 52 30 0 55-26 55-52 0-30-25-55-55-55-25 0-51 25-51 55z">
            <text:p/>
          </draw:path>
          <draw:path draw:style-name="gr5" draw:text-style-name="P3" draw:layer="layout" svg:width="0.105cm" svg:height="0.106cm" svg:x="2.965cm" svg:y="20.599cm" svg:viewBox="0 0 106 107" svg:d="M0 56c0 25 26 51 51 51 30 0 55-26 55-51 0-31-25-56-55-56-25 0-51 25-51 56z">
            <text:p/>
          </draw:path>
          <draw:path draw:style-name="gr5" draw:text-style-name="P3" draw:layer="layout" svg:width="0.105cm" svg:height="0.106cm" svg:x="2.965cm" svg:y="20.853cm" svg:viewBox="0 0 106 107" svg:d="M0 55c0 25 26 52 51 52 30 0 55-27 55-52 0-30-25-55-55-55-25 0-51 25-51 55z">
            <text:p/>
          </draw:path>
          <draw:path draw:style-name="gr5" draw:text-style-name="P3" draw:layer="layout" svg:width="0.105cm" svg:height="0.106cm" svg:x="2.965cm" svg:y="21.107cm" svg:viewBox="0 0 106 107" svg:d="M0 56c0 25 26 51 51 51 30 0 55-26 55-51 0-31-25-56-55-56-25 0-51 25-51 56z">
            <text:p/>
          </draw:path>
          <draw:path draw:style-name="gr5" draw:text-style-name="P3" draw:layer="layout" svg:width="0.105cm" svg:height="0.106cm" svg:x="2.965cm" svg:y="21.361cm" svg:viewBox="0 0 106 107" svg:d="M0 55c0 25 26 52 51 52 30 0 55-27 55-52 0-30-25-55-55-55-25 0-51 25-51 55z">
            <text:p/>
          </draw:path>
          <draw:path draw:style-name="gr5" draw:text-style-name="P3" draw:layer="layout" svg:width="0.105cm" svg:height="0.106cm" svg:x="4.108cm" svg:y="21.869cm" svg:viewBox="0 0 106 107" svg:d="M0 56c0 25 26 51 51 51 30 0 55-26 55-51 0-30-25-56-55-56-25 0-51 26-51 56z">
            <text:p/>
          </draw:path>
          <draw:path draw:style-name="gr5" draw:text-style-name="P3" draw:layer="layout" svg:width="0.105cm" svg:height="0.106cm" svg:x="4.108cm" svg:y="22.377cm" svg:viewBox="0 0 106 107" svg:d="M0 56c0 25 26 51 51 51 30 0 55-26 55-51 0-31-25-56-55-56-25 0-51 25-51 56z">
            <text:p/>
          </draw:path>
          <draw:path draw:style-name="gr5" draw:text-style-name="P3" draw:layer="layout" svg:width="0.105cm" svg:height="0.106cm" svg:x="4.108cm" svg:y="22.631cm" svg:viewBox="0 0 106 107" svg:d="M0 55c0 25 26 52 51 52 30 0 55-27 55-52 0-30-25-55-55-55-25 0-51 25-51 55z">
            <text:p/>
          </draw:path>
          <draw:path draw:style-name="gr5" draw:text-style-name="P3" draw:layer="layout" svg:width="0.105cm" svg:height="0.106cm" svg:x="2.965cm" svg:y="21.869cm" svg:viewBox="0 0 106 107" svg:d="M0 56c0 25 26 51 51 51 30 0 55-26 55-51 0-30-25-56-55-56-25 0-51 26-51 56z">
            <text:p/>
          </draw:path>
          <draw:path draw:style-name="gr5" draw:text-style-name="P3" draw:layer="layout" svg:width="0.055cm" svg:height="0.055cm" svg:x="9.124cm" svg:y="14.871cm" svg:viewBox="0 0 56 56" svg:d="M0 31c0 12 13 25 25 25 18 0 31-13 31-25 0-18-13-31-31-31-12 0-25 13-25 31z">
            <text:p/>
          </draw:path>
          <draw:path draw:style-name="gr5" draw:text-style-name="P3" draw:layer="layout" svg:width="0.055cm" svg:height="0.055cm" svg:x="9.124cm" svg:y="15.125cm" svg:viewBox="0 0 56 56" svg:d="M0 30c0 13 13 26 25 26 18 0 31-13 31-26 0-17-13-30-31-30-12 0-25 13-25 30z">
            <text:p/>
          </draw:path>
          <draw:path draw:style-name="gr5" draw:text-style-name="P3" draw:layer="layout" svg:width="0.055cm" svg:height="0.055cm" svg:x="9.124cm" svg:y="15.379cm" svg:viewBox="0 0 56 56" svg:d="M0 31c0 12 13 25 25 25 18 0 31-13 31-25 0-17-13-31-31-31-12 0-25 14-25 31z">
            <text:p/>
          </draw:path>
          <draw:path draw:style-name="gr5" draw:text-style-name="P3" draw:layer="layout" svg:width="0.047cm" svg:height="0.047cm" svg:x="9.128cm" svg:y="15.637cm" svg:viewBox="0 0 48 48" svg:d="M0 27c0 12 9 21 22 21 17 0 26-9 26-21 0-17-9-27-26-27-13 0-22 10-22 27z">
            <text:p/>
          </draw:path>
          <draw:path draw:style-name="gr5" draw:text-style-name="P3" draw:layer="layout" svg:width="0.055cm" svg:height="0.055cm" svg:x="9.124cm" svg:y="15.887cm" svg:viewBox="0 0 56 56" svg:d="M0 30c0 12 13 26 25 26 18 0 31-14 31-26 0-17-13-30-31-30-12 0-25 13-25 30z">
            <text:p/>
          </draw:path>
          <draw:path draw:style-name="gr5" draw:text-style-name="P3" draw:layer="layout" svg:width="0.055cm" svg:height="0.055cm" svg:x="10.775cm" svg:y="13.855cm" svg:viewBox="0 0 56 56" svg:d="M0 30c0 12 13 26 25 26 18 0 31-14 31-26 0-17-13-30-31-30-12 0-25 13-25 30z">
            <text:p/>
          </draw:path>
          <draw:path draw:style-name="gr5" draw:text-style-name="P3" draw:layer="layout" svg:width="0.055cm" svg:height="0.055cm" svg:x="10.775cm" svg:y="13.601cm" svg:viewBox="0 0 56 56" svg:d="M0 31c0 12 13 25 25 25 18 0 31-13 31-25 0-18-13-31-31-31-12 0-25 13-25 31z">
            <text:p/>
          </draw:path>
          <draw:path draw:style-name="gr5" draw:text-style-name="P3" draw:layer="layout" svg:width="0.055cm" svg:height="0.055cm" svg:x="10.775cm" svg:y="14.109cm" svg:viewBox="0 0 56 56" svg:d="M0 31c0 12 13 25 25 25 18 0 31-13 31-25 0-17-13-31-31-31-12 0-25 14-25 31z">
            <text:p/>
          </draw:path>
          <draw:path draw:style-name="gr5" draw:text-style-name="P3" draw:layer="layout" svg:width="0.055cm" svg:height="0.055cm" svg:x="10.775cm" svg:y="14.363cm" svg:viewBox="0 0 56 56" svg:d="M0 30c0 13 13 26 25 26 18 0 31-13 31-26 0-17-13-30-31-30-12 0-25 13-25 30z">
            <text:p/>
          </draw:path>
          <draw:path draw:style-name="gr5" draw:text-style-name="P3" draw:layer="layout" svg:width="0.047cm" svg:height="0.047cm" svg:x="10.779cm" svg:y="14.621cm" svg:viewBox="0 0 48 48" svg:d="M0 27c0 12 9 21 22 21 17 0 26-9 26-21 0-17-9-27-26-27-13 0-22 10-22 27z">
            <text:p/>
          </draw:path>
          <draw:path draw:style-name="gr5" draw:text-style-name="P3" draw:layer="layout" svg:width="0.055cm" svg:height="0.055cm" svg:x="9.124cm" svg:y="14.109cm" svg:viewBox="0 0 56 56" svg:d="M0 31c0 12 13 25 25 25 18 0 31-13 31-25 0-17-13-31-31-31-12 0-25 14-25 31z">
            <text:p/>
          </draw:path>
          <draw:path draw:style-name="gr5" draw:text-style-name="P3" draw:layer="layout" svg:width="0.055cm" svg:height="0.055cm" svg:x="9.124cm" svg:y="14.617cm" svg:viewBox="0 0 56 56" svg:d="M0 30c0 12 13 26 25 26 18 0 31-14 31-26 0-17-13-30-31-30-12 0-25 13-25 30z">
            <text:p/>
          </draw:path>
          <draw:path draw:style-name="gr5" draw:text-style-name="P3" draw:layer="layout" svg:width="0.047cm" svg:height="0.047cm" svg:x="9.128cm" svg:y="13.859cm" svg:viewBox="0 0 48 48" svg:d="M0 26c0 13 9 22 22 22 17 0 26-9 26-22 0-17-9-26-26-26-13 0-22 9-22 26z">
            <text:p/>
          </draw:path>
          <draw:path draw:style-name="gr5" draw:text-style-name="P3" draw:layer="layout" svg:width="0.047cm" svg:height="0.047cm" svg:x="9.128cm" svg:y="13.605cm" svg:viewBox="0 0 48 48" svg:d="M0 27c0 12 9 21 22 21 17 0 26-9 26-21 0-18-9-27-26-27-13 0-22 9-22 27z">
            <text:p/>
          </draw:path>
          <draw:path draw:style-name="gr5" draw:text-style-name="P3" draw:layer="layout" svg:width="0.055cm" svg:height="0.055cm" svg:x="9.124cm" svg:y="14.363cm" svg:viewBox="0 0 56 56" svg:d="M0 30c0 13 13 26 25 26 18 0 31-13 31-26 0-17-13-30-31-30-12 0-25 13-25 30z">
            <text:p/>
          </draw:path>
          <draw:path draw:style-name="gr5" draw:text-style-name="P3" draw:layer="layout" svg:width="0.055cm" svg:height="0.055cm" svg:x="3.625cm" svg:y="15.887cm" svg:viewBox="0 0 56 56" svg:d="M0 30c0 12 13 26 25 26 18 0 31-14 31-26 0-17-13-30-31-30-12 0-25 13-25 30z">
            <text:p/>
          </draw:path>
          <draw:path draw:style-name="gr5" draw:text-style-name="P3" draw:layer="layout" svg:width="0.047cm" svg:height="0.047cm" svg:x="3.629cm" svg:y="16.399cm" svg:viewBox="0 0 48 48" svg:d="M0 27c0 12 9 21 21 21 18 0 27-9 27-21 0-18-9-27-27-27-12 0-21 9-21 27z">
            <text:p/>
          </draw:path>
          <draw:path draw:style-name="gr5" draw:text-style-name="P3" draw:layer="layout" svg:width="0.047cm" svg:height="0.047cm" svg:x="3.629cm" svg:y="16.653cm" svg:viewBox="0 0 48 48" svg:d="M0 26c0 12 9 22 21 22 18 0 27-10 27-22 0-17-9-26-27-26-12 0-21 9-21 26z">
            <text:p/>
          </draw:path>
          <draw:path draw:style-name="gr5" draw:text-style-name="P3" draw:layer="layout" svg:width="0.055cm" svg:height="0.055cm" svg:x="3.625cm" svg:y="16.141cm" svg:viewBox="0 0 56 56" svg:d="M0 31c0 12 13 25 25 25 18 0 31-13 31-25 0-18-13-31-31-31-12 0-25 13-25 31z">
            <text:p/>
          </draw:path>
          <draw:path draw:style-name="gr5" draw:text-style-name="P3" draw:layer="layout" svg:width="0.047cm" svg:height="0.047cm" svg:x="3.629cm" svg:y="15.637cm" svg:viewBox="0 0 48 48" svg:d="M0 27c0 12 9 21 21 21 18 0 27-9 27-21 0-17-9-27-27-27-12 0-21 10-21 27z">
            <text:p/>
          </draw:path>
          <draw:path draw:style-name="gr5" draw:text-style-name="P3" draw:layer="layout" svg:width="0.055cm" svg:height="0.055cm" svg:x="3.625cm" svg:y="14.363cm" svg:viewBox="0 0 56 56" svg:d="M0 30c0 13 13 26 25 26 18 0 31-13 31-26 0-17-13-30-31-30-12 0-25 13-25 30z">
            <text:p/>
          </draw:path>
          <draw:path draw:style-name="gr5" draw:text-style-name="P3" draw:layer="layout" svg:width="0.055cm" svg:height="0.055cm" svg:x="3.625cm" svg:y="14.617cm" svg:viewBox="0 0 56 56" svg:d="M0 30c0 12 13 26 25 26 18 0 31-14 31-26 0-17-13-30-31-30-12 0-25 13-25 30z">
            <text:p/>
          </draw:path>
          <draw:path draw:style-name="gr5" draw:text-style-name="P3" draw:layer="layout" svg:width="0.055cm" svg:height="0.055cm" svg:x="3.625cm" svg:y="15.379cm" svg:viewBox="0 0 56 56" svg:d="M0 31c0 12 13 25 25 25 18 0 31-13 31-25 0-17-13-31-31-31-12 0-25 14-25 31z">
            <text:p/>
          </draw:path>
          <draw:path draw:style-name="gr5" draw:text-style-name="P3" draw:layer="layout" svg:width="0.055cm" svg:height="0.055cm" svg:x="3.625cm" svg:y="15.125cm" svg:viewBox="0 0 56 56" svg:d="M0 30c0 13 13 26 25 26 18 0 31-13 31-26 0-17-13-30-31-30-12 0-25 13-25 30z">
            <text:p/>
          </draw:path>
          <draw:path draw:style-name="gr5" draw:text-style-name="P3" draw:layer="layout" svg:width="0.055cm" svg:height="0.055cm" svg:x="3.625cm" svg:y="14.871cm" svg:viewBox="0 0 56 56" svg:d="M0 31c0 12 13 25 25 25 18 0 31-13 31-25 0-18-13-31-31-31-12 0-25 13-25 31z">
            <text:p/>
          </draw:path>
          <draw:path draw:style-name="gr5" draw:text-style-name="P3" draw:layer="layout" svg:width="0.055cm" svg:height="0.055cm" svg:x="3.625cm" svg:y="14.109cm" svg:viewBox="0 0 56 56" svg:d="M0 31c0 12 13 25 25 25 18 0 31-13 31-25 0-17-13-31-31-31-12 0-25 14-25 31z">
            <text:p/>
          </draw:path>
          <draw:path draw:style-name="gr5" draw:text-style-name="P3" draw:layer="layout" svg:width="0.047cm" svg:height="0.047cm" svg:x="3.629cm" svg:y="13.605cm" svg:viewBox="0 0 48 48" svg:d="M0 27c0 12 9 21 21 21 18 0 27-9 27-21 0-18-9-27-27-27-12 0-21 9-21 27z">
            <text:p/>
          </draw:path>
          <draw:path draw:style-name="gr5" draw:text-style-name="P3" draw:layer="layout" svg:width="0.047cm" svg:height="0.047cm" svg:x="3.629cm" svg:y="13.859cm" svg:viewBox="0 0 48 48" svg:d="M0 26c0 13 9 22 21 22 18 0 27-9 27-22 0-17-9-26-27-26-12 0-21 9-21 26z">
            <text:p/>
          </draw:path>
          <draw:path draw:style-name="gr5" draw:text-style-name="P3" draw:layer="layout" svg:width="0.047cm" svg:height="0.047cm" svg:x="5.28cm" svg:y="16.653cm" svg:viewBox="0 0 48 48" svg:d="M0 26c0 12 9 22 21 22 17 0 27-10 27-22 0-17-10-26-27-26-12 0-21 9-21 26z">
            <text:p/>
          </draw:path>
          <draw:path draw:style-name="gr5" draw:text-style-name="P3" draw:layer="layout" svg:width="0.055cm" svg:height="0.055cm" svg:x="5.276cm" svg:y="15.633cm" svg:viewBox="0 0 56 56" svg:d="M0 31c0 12 13 25 25 25 18 0 31-13 31-25 0-18-13-31-31-31-12 0-25 13-25 31z">
            <text:p/>
          </draw:path>
          <draw:path draw:style-name="gr5" draw:text-style-name="P3" draw:layer="layout" svg:width="0.047cm" svg:height="0.047cm" svg:x="5.28cm" svg:y="16.399cm" svg:viewBox="0 0 48 48" svg:d="M0 27c0 12 9 21 21 21 17 0 27-9 27-21 0-18-10-27-27-27-12 0-21 9-21 27z">
            <text:p/>
          </draw:path>
          <draw:path draw:style-name="gr5" draw:text-style-name="P3" draw:layer="layout" svg:width="0.055cm" svg:height="0.055cm" svg:x="5.276cm" svg:y="16.141cm" svg:viewBox="0 0 56 56" svg:d="M0 31c0 12 13 25 25 25 18 0 31-13 31-25 0-18-13-31-31-31-12 0-25 13-25 31z">
            <text:p/>
          </draw:path>
          <draw:path draw:style-name="gr5" draw:text-style-name="P3" draw:layer="layout" svg:width="0.055cm" svg:height="0.055cm" svg:x="5.276cm" svg:y="15.379cm" svg:viewBox="0 0 56 56" svg:d="M0 31c0 12 13 25 25 25 18 0 31-13 31-25 0-17-13-31-31-31-12 0-25 14-25 31z">
            <text:p/>
          </draw:path>
          <draw:path draw:style-name="gr5" draw:text-style-name="P3" draw:layer="layout" svg:width="0.055cm" svg:height="0.055cm" svg:x="5.276cm" svg:y="15.887cm" svg:viewBox="0 0 56 56" svg:d="M0 30c0 12 13 26 25 26 18 0 31-14 31-26 0-17-13-30-31-30-12 0-25 13-25 30z">
            <text:p/>
          </draw:path>
          <draw:path draw:style-name="gr5" draw:text-style-name="P3" draw:layer="layout" svg:width="0.047cm" svg:height="0.047cm" svg:x="5.28cm" svg:y="14.621cm" svg:viewBox="0 0 48 48" svg:d="M0 27c0 12 9 21 21 21 17 0 27-9 27-21 0-17-10-27-27-27-12 0-21 10-21 27z">
            <text:p/>
          </draw:path>
          <draw:path draw:style-name="gr5" draw:text-style-name="P3" draw:layer="layout" svg:width="0.055cm" svg:height="0.055cm" svg:x="5.276cm" svg:y="14.363cm" svg:viewBox="0 0 56 56" svg:d="M0 30c0 13 13 26 25 26 18 0 31-13 31-26 0-17-13-30-31-30-12 0-25 13-25 30z">
            <text:p/>
          </draw:path>
          <draw:path draw:style-name="gr5" draw:text-style-name="P3" draw:layer="layout" svg:width="0.055cm" svg:height="0.055cm" svg:x="5.276cm" svg:y="15.125cm" svg:viewBox="0 0 56 56" svg:d="M0 30c0 13 13 26 25 26 18 0 31-13 31-26 0-17-13-30-31-30-12 0-25 13-25 30z">
            <text:p/>
          </draw:path>
          <draw:path draw:style-name="gr5" draw:text-style-name="P3" draw:layer="layout" svg:width="0.055cm" svg:height="0.055cm" svg:x="5.276cm" svg:y="14.109cm" svg:viewBox="0 0 56 56" svg:d="M0 31c0 12 13 25 25 25 18 0 31-13 31-25 0-17-13-31-31-31-12 0-25 14-25 31z">
            <text:p/>
          </draw:path>
          <draw:path draw:style-name="gr5" draw:text-style-name="P3" draw:layer="layout" svg:width="0.055cm" svg:height="0.055cm" svg:x="5.276cm" svg:y="14.871cm" svg:viewBox="0 0 56 56" svg:d="M0 31c0 12 13 25 25 25 18 0 31-13 31-25 0-18-13-31-31-31-12 0-25 13-25 31z">
            <text:p/>
          </draw:path>
          <draw:path draw:style-name="gr5" draw:text-style-name="P3" draw:layer="layout" svg:width="0.055cm" svg:height="0.055cm" svg:x="5.276cm" svg:y="13.601cm" svg:viewBox="0 0 56 56" svg:d="M0 31c0 12 13 25 25 25 18 0 31-13 31-25 0-18-13-31-31-31-12 0-25 13-25 31z">
            <text:p/>
          </draw:path>
          <draw:path draw:style-name="gr5" draw:text-style-name="P3" draw:layer="layout" svg:width="0.055cm" svg:height="0.055cm" svg:x="5.276cm" svg:y="13.855cm" svg:viewBox="0 0 56 56" svg:d="M0 30c0 12 13 26 25 26 18 0 31-14 31-26 0-17-13-30-31-30-12 0-25 13-25 30z">
            <text:p/>
          </draw:path>
          <draw:path draw:style-name="gr5" draw:text-style-name="P3" draw:layer="layout" svg:width="0.055cm" svg:height="0.055cm" svg:x="10.775cm" svg:y="15.379cm" svg:viewBox="0 0 56 56" svg:d="M0 31c0 12 13 25 25 25 18 0 31-13 31-25 0-17-13-31-31-31-12 0-25 14-25 31z">
            <text:p/>
          </draw:path>
          <draw:path draw:style-name="gr5" draw:text-style-name="P3" draw:layer="layout" svg:width="0.055cm" svg:height="0.055cm" svg:x="10.775cm" svg:y="15.887cm" svg:viewBox="0 0 56 56" svg:d="M0 30c0 12 13 26 25 26 18 0 31-14 31-26 0-17-13-30-31-30-12 0-25 13-25 30z">
            <text:p/>
          </draw:path>
          <draw:path draw:style-name="gr5" draw:text-style-name="P3" draw:layer="layout" svg:width="0.055cm" svg:height="0.055cm" svg:x="10.775cm" svg:y="14.871cm" svg:viewBox="0 0 56 56" svg:d="M0 31c0 12 13 25 25 25 18 0 31-13 31-25 0-18-13-31-31-31-12 0-25 13-25 31z">
            <text:p/>
          </draw:path>
          <draw:path draw:style-name="gr5" draw:text-style-name="P3" draw:layer="layout" svg:width="0.055cm" svg:height="0.055cm" svg:x="10.775cm" svg:y="15.125cm" svg:viewBox="0 0 56 56" svg:d="M0 30c0 13 13 26 25 26 18 0 31-13 31-26 0-17-13-30-31-30-12 0-25 13-25 30z">
            <text:p/>
          </draw:path>
          <draw:path draw:style-name="gr5" draw:text-style-name="P3" draw:layer="layout" svg:width="0.055cm" svg:height="0.055cm" svg:x="10.775cm" svg:y="15.633cm" svg:viewBox="0 0 56 56" svg:d="M0 31c0 12 13 25 25 25 18 0 31-13 31-25 0-18-13-31-31-31-12 0-25 13-25 31z">
            <text:p/>
          </draw:path>
          <draw:path draw:style-name="gr5" draw:text-style-name="P3" draw:layer="layout" svg:width="0.055cm" svg:height="0.055cm" svg:x="9.124cm" svg:y="19.862cm" svg:viewBox="0 0 56 56" svg:d="M0 30c0 14 13 26 25 26 18 0 31-12 31-26 0-17-13-30-31-30-12 0-25 13-25 30z">
            <text:p/>
          </draw:path>
          <draw:path draw:style-name="gr5" draw:text-style-name="P3" draw:layer="layout" svg:width="0.055cm" svg:height="0.055cm" svg:x="9.124cm" svg:y="19.608cm" svg:viewBox="0 0 56 56" svg:d="M0 31c0 13 13 25 25 25 18 0 31-12 31-25 0-17-13-31-31-31-12 0-25 14-25 31z">
            <text:p/>
          </draw:path>
          <draw:path draw:style-name="gr5" draw:text-style-name="P3" draw:layer="layout" svg:width="0.047cm" svg:height="0.047cm" svg:x="10.779cm" svg:y="20.12cm" svg:viewBox="0 0 48 48" svg:d="M0 26c0 14 9 22 22 22 17 0 26-8 26-22 0-17-9-26-26-26-13 0-22 9-22 26z">
            <text:p/>
          </draw:path>
          <draw:path draw:style-name="gr5" draw:text-style-name="P3" draw:layer="layout" svg:width="0.055cm" svg:height="0.055cm" svg:x="10.775cm" svg:y="19.862cm" svg:viewBox="0 0 56 56" svg:d="M0 30c0 14 13 26 25 26 18 0 31-12 31-26 0-17-13-30-31-30-12 0-25 13-25 30z">
            <text:p/>
          </draw:path>
          <draw:path draw:style-name="gr5" draw:text-style-name="P3" draw:layer="layout" svg:width="0.047cm" svg:height="0.047cm" svg:x="9.128cm" svg:y="19.104cm" svg:viewBox="0 0 48 48" svg:d="M0 26c0 14 9 22 22 22 17 0 26-8 26-22 0-17-9-26-26-26-13 0-22 9-22 26z">
            <text:p/>
          </draw:path>
          <draw:path draw:style-name="gr5" draw:text-style-name="P3" draw:layer="layout" svg:width="0.047cm" svg:height="0.047cm" svg:x="9.128cm" svg:y="19.358cm" svg:viewBox="0 0 48 48" svg:d="M0 27c0 13 9 21 22 21 17 0 26-8 26-21 0-17-9-27-26-27-13 0-22 10-22 27z">
            <text:p/>
          </draw:path>
          <draw:path draw:style-name="gr5" draw:text-style-name="P3" draw:layer="layout" svg:width="0.055cm" svg:height="0.055cm" svg:x="10.775cm" svg:y="20.37cm" svg:viewBox="0 0 56 56" svg:d="M0 31c0 13 13 25 25 25 18 0 31-12 31-25 0-18-13-31-31-31-12 0-25 13-25 31z">
            <text:p/>
          </draw:path>
          <draw:path draw:style-name="gr5" draw:text-style-name="P3" draw:layer="layout" svg:width="0.055cm" svg:height="0.055cm" svg:x="10.775cm" svg:y="19.354cm" svg:viewBox="0 0 56 56" svg:d="M0 30c0 13 13 26 25 26 18 0 31-13 31-26 0-17-13-30-31-30-12 0-25 13-25 30z">
            <text:p/>
          </draw:path>
          <draw:path draw:style-name="gr5" draw:text-style-name="P3" draw:layer="layout" svg:width="0.055cm" svg:height="0.055cm" svg:x="9.124cm" svg:y="16.141cm" svg:viewBox="0 0 56 56" svg:d="M0 31c0 12 13 25 25 25 18 0 31-13 31-25 0-18-13-31-31-31-12 0-25 13-25 31z">
            <text:p/>
          </draw:path>
          <draw:path draw:style-name="gr5" draw:text-style-name="P3" draw:layer="layout" svg:width="0.047cm" svg:height="0.047cm" svg:x="9.128cm" svg:y="16.907cm" svg:viewBox="0 0 48 48" svg:d="M0 27c0 12 9 21 22 21 17 0 26-9 26-21 0-18-9-27-26-27-13 0-22 9-22 27z">
            <text:p/>
          </draw:path>
          <draw:path draw:style-name="gr5" draw:text-style-name="P3" draw:layer="layout" svg:width="0.047cm" svg:height="0.047cm" svg:x="9.128cm" svg:y="17.161cm" svg:viewBox="0 0 48 48" svg:d="M0 26c0 12 9 22 22 22 17 0 26-10 26-22 0-17-9-26-26-26-13 0-22 9-22 26z">
            <text:p/>
          </draw:path>
          <draw:path draw:style-name="gr5" draw:text-style-name="P3" draw:layer="layout" svg:width="0.047cm" svg:height="0.047cm" svg:x="9.128cm" svg:y="16.653cm" svg:viewBox="0 0 48 48" svg:d="M0 26c0 12 9 22 22 22 17 0 26-10 26-22 0-17-9-26-26-26-13 0-22 9-22 26z">
            <text:p/>
          </draw:path>
          <draw:path draw:style-name="gr5" draw:text-style-name="P3" draw:layer="layout" svg:width="0.047cm" svg:height="0.047cm" svg:x="9.128cm" svg:y="16.399cm" svg:viewBox="0 0 48 48" svg:d="M0 27c0 12 9 21 22 21 17 0 26-9 26-21 0-18-9-27-26-27-13 0-22 9-22 27z">
            <text:p/>
          </draw:path>
          <draw:path draw:style-name="gr5" draw:text-style-name="P3" draw:layer="layout" svg:width="0.047cm" svg:height="0.047cm" svg:x="10.779cm" svg:y="16.399cm" svg:viewBox="0 0 48 48" svg:d="M0 27c0 12 9 21 22 21 17 0 26-9 26-21 0-18-9-27-26-27-13 0-22 9-22 27z">
            <text:p/>
          </draw:path>
          <draw:path draw:style-name="gr5" draw:text-style-name="P3" draw:layer="layout" svg:width="0.055cm" svg:height="0.055cm" svg:x="10.775cm" svg:y="16.141cm" svg:viewBox="0 0 56 56" svg:d="M0 31c0 12 13 25 25 25 18 0 31-13 31-25 0-18-13-31-31-31-12 0-25 13-25 31z">
            <text:p/>
          </draw:path>
          <draw:path draw:style-name="gr5" draw:text-style-name="P3" draw:layer="layout" svg:width="0.047cm" svg:height="0.047cm" svg:x="10.779cm" svg:y="17.161cm" svg:viewBox="0 0 48 48" svg:d="M0 26c0 12 9 22 22 22 17 0 26-10 26-22 0-17-9-26-26-26-13 0-22 9-22 26z">
            <text:p/>
          </draw:path>
          <draw:path draw:style-name="gr5" draw:text-style-name="P3" draw:layer="layout" svg:width="0.055cm" svg:height="0.055cm" svg:x="10.775cm" svg:y="19.608cm" svg:viewBox="0 0 56 56" svg:d="M0 31c0 13 13 25 25 25 18 0 31-12 31-25 0-17-13-31-31-31-12 0-25 14-25 31z">
            <text:p/>
          </draw:path>
          <draw:path draw:style-name="gr5" draw:text-style-name="P3" draw:layer="layout" svg:width="0.055cm" svg:height="0.055cm" svg:x="10.775cm" svg:y="19.1cm" svg:viewBox="0 0 56 56" svg:d="M0 31c0 13 13 25 25 25 18 0 31-12 31-25 0-18-13-31-31-31-12 0-25 13-25 31z">
            <text:p/>
          </draw:path>
          <draw:path draw:style-name="gr5" draw:text-style-name="P3" draw:layer="layout" svg:width="0.047cm" svg:height="0.047cm" svg:x="10.779cm" svg:y="16.907cm" svg:viewBox="0 0 48 48" svg:d="M0 27c0 12 9 21 22 21 17 0 26-9 26-21 0-18-9-27-26-27-13 0-22 9-22 27z">
            <text:p/>
          </draw:path>
          <draw:path draw:style-name="gr5" draw:text-style-name="P3" draw:layer="layout" svg:width="0.047cm" svg:height="0.047cm" svg:x="10.779cm" svg:y="16.653cm" svg:viewBox="0 0 48 48" svg:d="M0 26c0 12 9 22 22 22 17 0 26-10 26-22 0-17-9-26-26-26-13 0-22 9-22 26z">
            <text:p/>
          </draw:path>
          <draw:path draw:style-name="gr5" draw:text-style-name="P3" draw:layer="layout" svg:width="0.047cm" svg:height="0.047cm" svg:x="10.779cm" svg:y="22.152cm" svg:viewBox="0 0 48 48" svg:d="M0 27c0 13 9 21 22 21 17 0 26-8 26-21 0-18-9-27-26-27-13 0-22 9-22 27z">
            <text:p/>
          </draw:path>
          <draw:path draw:style-name="gr5" draw:text-style-name="P3" draw:layer="layout" svg:width="0.047cm" svg:height="0.047cm" svg:x="10.779cm" svg:y="22.406cm" svg:viewBox="0 0 48 48" svg:d="M0 26c0 13 9 22 22 22 17 0 26-9 26-22 0-17-9-26-26-26-13 0-22 9-22 26z">
            <text:p/>
          </draw:path>
          <draw:path draw:style-name="gr5" draw:text-style-name="P3" draw:layer="layout" svg:width="0.047cm" svg:height="0.047cm" svg:x="10.779cm" svg:y="22.66cm" svg:viewBox="0 0 48 48" svg:d="M0 27c0 13 9 21 22 21 17 0 26-8 26-21 0-18-9-27-26-27-13 0-22 9-22 27z">
            <text:p/>
          </draw:path>
          <draw:path draw:style-name="gr5" draw:text-style-name="P3" draw:layer="layout" svg:width="0.047cm" svg:height="0.047cm" svg:x="10.779cm" svg:y="21.898cm" svg:viewBox="0 0 48 48" svg:d="M0 26c0 13 9 22 22 22 17 0 26-9 26-22 0-17-9-26-26-26-13 0-22 9-22 26z">
            <text:p/>
          </draw:path>
          <draw:path draw:style-name="gr5" draw:text-style-name="P3" draw:layer="layout" svg:width="0.055cm" svg:height="0.055cm" svg:x="10.775cm" svg:y="21.64cm" svg:viewBox="0 0 56 56" svg:d="M0 31c0 13 13 25 25 25 18 0 31-12 31-25 0-18-13-31-31-31-12 0-25 13-25 31z">
            <text:p/>
          </draw:path>
          <draw:path draw:style-name="gr5" draw:text-style-name="P3" draw:layer="layout" svg:width="0.047cm" svg:height="0.047cm" svg:x="9.128cm" svg:y="22.152cm" svg:viewBox="0 0 48 48" svg:d="M0 27c0 13 9 21 22 21 17 0 26-8 26-21 0-18-9-27-26-27-13 0-22 9-22 27z">
            <text:p/>
          </draw:path>
          <draw:path draw:style-name="gr5" draw:text-style-name="P3" draw:layer="layout" svg:width="0.055cm" svg:height="0.055cm" svg:x="9.124cm" svg:y="21.64cm" svg:viewBox="0 0 56 56" svg:d="M0 31c0 13 13 25 25 25 18 0 31-12 31-25 0-18-13-31-31-31-12 0-25 13-25 31z">
            <text:p/>
          </draw:path>
          <draw:path draw:style-name="gr5" draw:text-style-name="P3" draw:layer="layout" svg:width="0.055cm" svg:height="0.055cm" svg:x="10.775cm" svg:y="21.132cm" svg:viewBox="0 0 56 56" svg:d="M0 31c0 13 13 25 25 25 18 0 31-12 31-25 0-18-13-31-31-31-12 0-25 13-25 31z">
            <text:p/>
          </draw:path>
          <draw:path draw:style-name="gr5" draw:text-style-name="P3" draw:layer="layout" svg:width="0.047cm" svg:height="0.047cm" svg:x="9.128cm" svg:y="21.136cm" svg:viewBox="0 0 48 48" svg:d="M0 27c0 13 9 21 22 21 17 0 26-8 26-21 0-18-9-27-26-27-13 0-22 9-22 27z">
            <text:p/>
          </draw:path>
          <draw:path draw:style-name="gr5" draw:text-style-name="P3" draw:layer="layout" svg:width="0.055cm" svg:height="0.055cm" svg:x="10.775cm" svg:y="20.624cm" svg:viewBox="0 0 56 56" svg:d="M0 30c0 14 13 26 25 26 18 0 31-12 31-26 0-17-13-30-31-30-12 0-25 13-25 30z">
            <text:p/>
          </draw:path>
          <draw:path draw:style-name="gr5" draw:text-style-name="P3" draw:layer="layout" svg:width="0.055cm" svg:height="0.055cm" svg:x="10.775cm" svg:y="20.878cm" svg:viewBox="0 0 56 56" svg:d="M0 31c0 13 13 25 25 25 18 0 31-12 31-25 0-17-13-31-31-31-12 0-25 14-25 31z">
            <text:p/>
          </draw:path>
          <draw:path draw:style-name="gr5" draw:text-style-name="P3" draw:layer="layout" svg:width="0.055cm" svg:height="0.055cm" svg:x="10.775cm" svg:y="21.386cm" svg:viewBox="0 0 56 56" svg:d="M0 30c0 13 13 26 25 26 18 0 31-13 31-26 0-17-13-30-31-30-12 0-25 13-25 30z">
            <text:p/>
          </draw:path>
          <draw:path draw:style-name="gr5" draw:text-style-name="P3" draw:layer="layout" svg:width="0.047cm" svg:height="0.047cm" svg:x="9.128cm" svg:y="22.66cm" svg:viewBox="0 0 48 48" svg:d="M0 27c0 13 9 21 22 21 17 0 26-8 26-21 0-18-9-27-26-27-13 0-22 9-22 27z">
            <text:p/>
          </draw:path>
          <draw:path draw:style-name="gr5" draw:text-style-name="P3" draw:layer="layout" svg:width="0.047cm" svg:height="0.047cm" svg:x="5.28cm" svg:y="22.152cm" svg:viewBox="0 0 48 48" svg:d="M0 27c0 13 9 21 21 21 17 0 27-8 27-21 0-18-10-27-27-27-12 0-21 9-21 27z">
            <text:p/>
          </draw:path>
          <draw:path draw:style-name="gr5" draw:text-style-name="P3" draw:layer="layout" svg:width="0.047cm" svg:height="0.047cm" svg:x="9.128cm" svg:y="21.898cm" svg:viewBox="0 0 48 48" svg:d="M0 26c0 13 9 22 22 22 17 0 26-9 26-22 0-17-9-26-26-26-13 0-22 9-22 26z">
            <text:p/>
          </draw:path>
          <draw:path draw:style-name="gr5" draw:text-style-name="P3" draw:layer="layout" svg:width="0.047cm" svg:height="0.047cm" svg:x="9.128cm" svg:y="22.406cm" svg:viewBox="0 0 48 48" svg:d="M0 26c0 13 9 22 22 22 17 0 26-9 26-22 0-17-9-26-26-26-13 0-22 9-22 26z">
            <text:p/>
          </draw:path>
          <draw:path draw:style-name="gr5" draw:text-style-name="P3" draw:layer="layout" svg:width="0.047cm" svg:height="0.047cm" svg:x="5.28cm" svg:y="22.406cm" svg:viewBox="0 0 48 48" svg:d="M0 26c0 13 9 22 21 22 17 0 27-9 27-22 0-17-10-26-27-26-12 0-21 9-21 26z">
            <text:p/>
          </draw:path>
          <draw:path draw:style-name="gr5" draw:text-style-name="P3" draw:layer="layout" svg:width="0.047cm" svg:height="0.047cm" svg:x="5.28cm" svg:y="22.66cm" svg:viewBox="0 0 48 48" svg:d="M0 27c0 13 9 21 21 21 17 0 27-8 27-21 0-18-10-27-27-27-12 0-21 9-21 27z">
            <text:p/>
          </draw:path>
          <draw:path draw:style-name="gr5" draw:text-style-name="P3" draw:layer="layout" svg:width="0.055cm" svg:height="0.055cm" svg:x="9.124cm" svg:y="21.386cm" svg:viewBox="0 0 56 56" svg:d="M0 30c0 13 13 26 25 26 18 0 31-13 31-26 0-17-13-30-31-30-12 0-25 13-25 30z">
            <text:p/>
          </draw:path>
          <draw:path draw:style-name="gr5" draw:text-style-name="P3" draw:layer="layout" svg:width="0.055cm" svg:height="0.055cm" svg:x="9.124cm" svg:y="20.116cm" svg:viewBox="0 0 56 56" svg:d="M0 30c0 13 13 26 25 26 18 0 31-13 31-26 0-17-13-30-31-30-12 0-25 13-25 30z">
            <text:p/>
          </draw:path>
          <draw:path draw:style-name="gr5" draw:text-style-name="P3" draw:layer="layout" svg:width="0.055cm" svg:height="0.055cm" svg:x="9.124cm" svg:y="20.878cm" svg:viewBox="0 0 56 56" svg:d="M0 31c0 13 13 25 25 25 18 0 31-12 31-25 0-17-13-31-31-31-12 0-25 14-25 31z">
            <text:p/>
          </draw:path>
          <draw:path draw:style-name="gr5" draw:text-style-name="P3" draw:layer="layout" svg:width="0.055cm" svg:height="0.055cm" svg:x="9.124cm" svg:y="20.624cm" svg:viewBox="0 0 56 56" svg:d="M0 30c0 14 13 26 25 26 18 0 31-12 31-26 0-17-13-30-31-30-12 0-25 13-25 30z">
            <text:p/>
          </draw:path>
          <draw:path draw:style-name="gr5" draw:text-style-name="P3" draw:layer="layout" svg:width="0.055cm" svg:height="0.055cm" svg:x="9.124cm" svg:y="20.37cm" svg:viewBox="0 0 56 56" svg:d="M0 31c0 13 13 25 25 25 18 0 31-12 31-25 0-18-13-31-31-31-12 0-25 13-25 31z">
            <text:p/>
          </draw:path>
          <draw:path draw:style-name="gr5" draw:text-style-name="P3" draw:layer="layout" svg:width="0.055cm" svg:height="0.055cm" svg:x="3.625cm" svg:y="21.386cm" svg:viewBox="0 0 56 56" svg:d="M0 30c0 13 13 26 25 26 18 0 31-13 31-26 0-17-13-30-31-30-12 0-25 13-25 30z">
            <text:p/>
          </draw:path>
          <draw:path draw:style-name="gr5" draw:text-style-name="P3" draw:layer="layout" svg:width="0.055cm" svg:height="0.055cm" svg:x="3.625cm" svg:y="20.116cm" svg:viewBox="0 0 56 56" svg:d="M0 30c0 13 13 26 25 26 18 0 31-13 31-26 0-17-13-30-31-30-12 0-25 13-25 30z">
            <text:p/>
          </draw:path>
          <draw:path draw:style-name="gr5" draw:text-style-name="P3" draw:layer="layout" svg:width="0.055cm" svg:height="0.055cm" svg:x="3.625cm" svg:y="20.878cm" svg:viewBox="0 0 56 56" svg:d="M0 31c0 13 13 25 25 25 18 0 31-12 31-25 0-17-13-31-31-31-12 0-25 14-25 31z">
            <text:p/>
          </draw:path>
          <draw:path draw:style-name="gr5" draw:text-style-name="P3" draw:layer="layout" svg:width="0.055cm" svg:height="0.055cm" svg:x="3.625cm" svg:y="20.624cm" svg:viewBox="0 0 56 56" svg:d="M0 30c0 14 13 26 25 26 18 0 31-12 31-26 0-17-13-30-31-30-12 0-25 13-25 30z">
            <text:p/>
          </draw:path>
          <draw:path draw:style-name="gr5" draw:text-style-name="P3" draw:layer="layout" svg:width="0.055cm" svg:height="0.055cm" svg:x="3.625cm" svg:y="20.37cm" svg:viewBox="0 0 56 56" svg:d="M0 31c0 13 13 25 25 25 18 0 31-12 31-25 0-18-13-31-31-31-12 0-25 13-25 31z">
            <text:p/>
          </draw:path>
          <draw:path draw:style-name="gr5" draw:text-style-name="P3" draw:layer="layout" svg:width="0.047cm" svg:height="0.047cm" svg:x="3.629cm" svg:y="21.136cm" svg:viewBox="0 0 48 48" svg:d="M0 27c0 13 9 21 21 21 18 0 27-8 27-21 0-18-9-27-27-27-12 0-21 9-21 27z">
            <text:p/>
          </draw:path>
          <draw:path draw:style-name="gr5" draw:text-style-name="P3" draw:layer="layout" svg:width="0.047cm" svg:height="0.047cm" svg:x="3.629cm" svg:y="16.907cm" svg:viewBox="0 0 48 48" svg:d="M0 27c0 12 9 21 21 21 18 0 27-9 27-21 0-18-9-27-27-27-12 0-21 9-21 27z">
            <text:p/>
          </draw:path>
          <draw:path draw:style-name="gr5" draw:text-style-name="P3" draw:layer="layout" svg:width="0.047cm" svg:height="0.047cm" svg:x="5.28cm" svg:y="16.907cm" svg:viewBox="0 0 48 48" svg:d="M0 27c0 12 9 21 21 21 17 0 27-9 27-21 0-18-10-27-27-27-12 0-21 9-21 27z">
            <text:p/>
          </draw:path>
          <draw:path draw:style-name="gr5" draw:text-style-name="P3" draw:layer="layout" svg:width="0.047cm" svg:height="0.047cm" svg:x="5.28cm" svg:y="17.161cm" svg:viewBox="0 0 48 48" svg:d="M0 26c0 12 9 22 21 22 17 0 27-10 27-22 0-17-10-26-27-26-12 0-21 9-21 26z">
            <text:p/>
          </draw:path>
          <draw:path draw:style-name="gr5" draw:text-style-name="P3" draw:layer="layout" svg:width="0.047cm" svg:height="0.047cm" svg:x="3.629cm" svg:y="19.104cm" svg:viewBox="0 0 48 48" svg:d="M0 26c0 14 9 22 21 22 18 0 27-8 27-22 0-17-9-26-27-26-12 0-21 9-21 26z">
            <text:p/>
          </draw:path>
          <draw:path draw:style-name="gr5" draw:text-style-name="P3" draw:layer="layout" svg:width="0.055cm" svg:height="0.055cm" svg:x="5.276cm" svg:y="19.1cm" svg:viewBox="0 0 56 56" svg:d="M0 31c0 13 13 25 25 25 18 0 31-12 31-25 0-18-13-31-31-31-12 0-25 13-25 31z">
            <text:p/>
          </draw:path>
          <draw:path draw:style-name="gr5" draw:text-style-name="P3" draw:layer="layout" svg:width="0.047cm" svg:height="0.047cm" svg:x="3.629cm" svg:y="17.161cm" svg:viewBox="0 0 48 48" svg:d="M0 26c0 12 9 22 21 22 18 0 27-10 27-22 0-17-9-26-27-26-12 0-21 9-21 26z">
            <text:p/>
          </draw:path>
          <draw:path draw:style-name="gr5" draw:text-style-name="P3" draw:layer="layout" svg:width="0.047cm" svg:height="0.047cm" svg:x="3.629cm" svg:y="21.898cm" svg:viewBox="0 0 48 48" svg:d="M0 26c0 13 9 22 21 22 18 0 27-9 27-22 0-17-9-26-27-26-12 0-21 9-21 26z">
            <text:p/>
          </draw:path>
          <draw:path draw:style-name="gr5" draw:text-style-name="P3" draw:layer="layout" svg:width="0.047cm" svg:height="0.047cm" svg:x="3.629cm" svg:y="22.152cm" svg:viewBox="0 0 48 48" svg:d="M0 27c0 13 9 21 21 21 18 0 27-8 27-21 0-18-9-27-27-27-12 0-21 9-21 27z">
            <text:p/>
          </draw:path>
          <draw:path draw:style-name="gr5" draw:text-style-name="P3" draw:layer="layout" svg:width="0.047cm" svg:height="0.047cm" svg:x="3.629cm" svg:y="22.406cm" svg:viewBox="0 0 48 48" svg:d="M0 26c0 13 9 22 21 22 18 0 27-9 27-22 0-17-9-26-27-26-12 0-21 9-21 26z">
            <text:p/>
          </draw:path>
          <draw:path draw:style-name="gr5" draw:text-style-name="P3" draw:layer="layout" svg:width="0.055cm" svg:height="0.055cm" svg:x="3.625cm" svg:y="21.64cm" svg:viewBox="0 0 56 56" svg:d="M0 31c0 13 13 25 25 25 18 0 31-12 31-25 0-18-13-31-31-31-12 0-25 13-25 31z">
            <text:p/>
          </draw:path>
          <draw:path draw:style-name="gr5" draw:text-style-name="P3" draw:layer="layout" svg:width="0.047cm" svg:height="0.047cm" svg:x="3.629cm" svg:y="22.66cm" svg:viewBox="0 0 48 48" svg:d="M0 27c0 13 9 21 21 21 18 0 27-8 27-21 0-18-9-27-27-27-12 0-21 9-21 27z">
            <text:p/>
          </draw:path>
          <draw:path draw:style-name="gr5" draw:text-style-name="P3" draw:layer="layout" svg:width="0.055cm" svg:height="0.055cm" svg:x="3.625cm" svg:y="19.862cm" svg:viewBox="0 0 56 56" svg:d="M0 30c0 14 13 26 25 26 18 0 31-12 31-26 0-17-13-30-31-30-12 0-25 13-25 30z">
            <text:p/>
          </draw:path>
          <draw:path draw:style-name="gr5" draw:text-style-name="P3" draw:layer="layout" svg:width="0.055cm" svg:height="0.055cm" svg:x="3.625cm" svg:y="19.608cm" svg:viewBox="0 0 56 56" svg:d="M0 31c0 13 13 25 25 25 18 0 31-12 31-25 0-17-13-31-31-31-12 0-25 14-25 31z">
            <text:p/>
          </draw:path>
          <draw:path draw:style-name="gr5" draw:text-style-name="P3" draw:layer="layout" svg:width="0.047cm" svg:height="0.047cm" svg:x="5.28cm" svg:y="20.12cm" svg:viewBox="0 0 48 48" svg:d="M0 26c0 14 9 22 21 22 17 0 27-8 27-22 0-17-10-26-27-26-12 0-21 9-21 26z">
            <text:p/>
          </draw:path>
          <draw:path draw:style-name="gr5" draw:text-style-name="P3" draw:layer="layout" svg:width="0.055cm" svg:height="0.055cm" svg:x="5.276cm" svg:y="19.862cm" svg:viewBox="0 0 56 56" svg:d="M0 30c0 14 13 26 25 26 18 0 31-12 31-26 0-17-13-30-31-30-12 0-25 13-25 30z">
            <text:p/>
          </draw:path>
          <draw:path draw:style-name="gr5" draw:text-style-name="P3" draw:layer="layout" svg:width="0.055cm" svg:height="0.055cm" svg:x="5.276cm" svg:y="19.608cm" svg:viewBox="0 0 56 56" svg:d="M0 31c0 13 13 25 25 25 18 0 31-12 31-25 0-17-13-31-31-31-12 0-25 14-25 31z">
            <text:p/>
          </draw:path>
          <draw:path draw:style-name="gr5" draw:text-style-name="P3" draw:layer="layout" svg:width="0.047cm" svg:height="0.047cm" svg:x="3.629cm" svg:y="19.358cm" svg:viewBox="0 0 48 48" svg:d="M0 27c0 13 9 21 21 21 18 0 27-8 27-21 0-17-9-27-27-27-12 0-21 10-21 27z">
            <text:p/>
          </draw:path>
          <draw:path draw:style-name="gr5" draw:text-style-name="P3" draw:layer="layout" svg:width="0.055cm" svg:height="0.055cm" svg:x="5.276cm" svg:y="20.37cm" svg:viewBox="0 0 56 56" svg:d="M0 31c0 13 13 25 25 25 18 0 31-12 31-25 0-18-13-31-31-31-12 0-25 13-25 31z">
            <text:p/>
          </draw:path>
          <draw:path draw:style-name="gr5" draw:text-style-name="P3" draw:layer="layout" svg:width="0.055cm" svg:height="0.055cm" svg:x="5.276cm" svg:y="19.354cm" svg:viewBox="0 0 56 56" svg:d="M0 30c0 13 13 26 25 26 18 0 31-13 31-26 0-17-13-30-31-30-12 0-25 13-25 30z">
            <text:p/>
          </draw:path>
          <draw:path draw:style-name="gr5" draw:text-style-name="P3" draw:layer="layout" svg:width="0.055cm" svg:height="0.055cm" svg:x="5.276cm" svg:y="21.132cm" svg:viewBox="0 0 56 56" svg:d="M0 31c0 13 13 25 25 25 18 0 31-12 31-25 0-18-13-31-31-31-12 0-25 13-25 31z">
            <text:p/>
          </draw:path>
          <draw:path draw:style-name="gr5" draw:text-style-name="P3" draw:layer="layout" svg:width="0.047cm" svg:height="0.047cm" svg:x="5.28cm" svg:y="21.898cm" svg:viewBox="0 0 48 48" svg:d="M0 26c0 13 9 22 21 22 17 0 27-9 27-22 0-17-10-26-27-26-12 0-21 9-21 26z">
            <text:p/>
          </draw:path>
          <draw:path draw:style-name="gr5" draw:text-style-name="P3" draw:layer="layout" svg:width="0.055cm" svg:height="0.055cm" svg:x="5.276cm" svg:y="21.64cm" svg:viewBox="0 0 56 56" svg:d="M0 31c0 13 13 25 25 25 18 0 31-12 31-25 0-18-13-31-31-31-12 0-25 13-25 31z">
            <text:p/>
          </draw:path>
          <draw:path draw:style-name="gr5" draw:text-style-name="P3" draw:layer="layout" svg:width="0.055cm" svg:height="0.055cm" svg:x="5.276cm" svg:y="20.624cm" svg:viewBox="0 0 56 56" svg:d="M0 30c0 14 13 26 25 26 18 0 31-12 31-26 0-17-13-30-31-30-12 0-25 13-25 30z">
            <text:p/>
          </draw:path>
          <draw:path draw:style-name="gr5" draw:text-style-name="P3" draw:layer="layout" svg:width="0.055cm" svg:height="0.055cm" svg:x="5.276cm" svg:y="20.878cm" svg:viewBox="0 0 56 56" svg:d="M0 31c0 13 13 25 25 25 18 0 31-12 31-25 0-17-13-31-31-31-12 0-25 14-25 31z">
            <text:p/>
          </draw:path>
          <draw:path draw:style-name="gr5" draw:text-style-name="P3" draw:layer="layout" svg:width="0.055cm" svg:height="0.055cm" svg:x="5.276cm" svg:y="21.386cm" svg:viewBox="0 0 56 56" svg:d="M0 30c0 13 13 26 25 26 18 0 31-13 31-26 0-17-13-30-31-30-12 0-25 13-25 30z">
            <text:p/>
          </draw:path>
        </draw:g>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1-09-11T12:02:55.060000000</dc:date>
    <meta:editing-duration>PT3M9S</meta:editing-duration>
    <meta:editing-cycles>3</meta:editing-cycles>
    <meta:generator>LibreOffice/7.2.0.4$Windows_X86_64 LibreOffice_project/9a9c6381e3f7a62afc1329bd359cc48accb6435b</meta:generator>
    <meta:document-statistic meta:object-count="2544"/>
  </office:meta>
</office:document-meta>
</file>